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shapes>
          <draw:frame draw:z-index="0" draw:style-name="gr1" draw:text-style-name="P1" svg:width="15.999cm" svg:height="8.999cm" svg:x="7.478cm" svg:y="0.1cm">
            <draw:object draw:notify-on-update-of-ranges="S1.A1:S1.A1 S1.A2:S1.A2048 S1.B1:S1.B1 S1.B2:S1.B20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pp</text:p>
          </table:table-cell>
        </table:table-row>
        <table:table-row table:style-name="ro1">
          <table:table-cell office:value-type="float" office:value="-1023" calcext:value-type="float">
            <text:p>-1023</text:p>
          </table:table-cell>
          <table:table-cell office:value-type="float" office:value="-0.00835218614674696" calcext:value-type="float">
            <text:p>-8.352186146746960E-03</text:p>
          </table:table-cell>
          <table:table-cell table:formula="of:=&quot;  &quot;&amp;TEXT([.B2];&quot;0.00000000000000000E+00&quot;)&amp;&quot;,&quot;" office:value-type="string" office:string-value="  -8.35218614674696000E-03," calcext:value-type="string">
            <text:p><text:s text:c="2"/>-8.35218614674696000E-03,</text:p>
          </table:table-cell>
        </table:table-row>
        <table:table-row table:style-name="ro1">
          <table:table-cell office:value-type="float" office:value="-1022" calcext:value-type="float">
            <text:p>-1022</text:p>
          </table:table-cell>
          <table:table-cell office:value-type="float" office:value="-0.00161401174126443" calcext:value-type="float">
            <text:p>-1.614011741264430E-03</text:p>
          </table:table-cell>
          <table:table-cell table:formula="of:=&quot;  &quot;&amp;TEXT([.B3];&quot;0.00000000000000000E+00&quot;)&amp;&quot;,&quot;" office:value-type="string" office:string-value="  -1.61401174126443000E-03," calcext:value-type="string">
            <text:p><text:s text:c="2"/>-1.61401174126443000E-03,</text:p>
          </table:table-cell>
        </table:table-row>
        <table:table-row table:style-name="ro1">
          <table:table-cell office:value-type="float" office:value="-1021" calcext:value-type="float">
            <text:p>-1021</text:p>
          </table:table-cell>
          <table:table-cell office:value-type="float" office:value="-0.00176131802969222" calcext:value-type="float">
            <text:p>-1.761318029692220E-03</text:p>
          </table:table-cell>
          <table:table-cell table:formula="of:=&quot;  &quot;&amp;TEXT([.B4];&quot;0.00000000000000000E+00&quot;)&amp;&quot;,&quot;" office:value-type="string" office:string-value="  -1.76131802969222000E-03," calcext:value-type="string">
            <text:p><text:s text:c="2"/>-1.76131802969222000E-03,</text:p>
          </table:table-cell>
        </table:table-row>
        <table:table-row table:style-name="ro1">
          <table:table-cell office:value-type="float" office:value="-1020" calcext:value-type="float">
            <text:p>-1020</text:p>
          </table:table-cell>
          <table:table-cell office:value-type="float" office:value="-0.00191125984877891" calcext:value-type="float">
            <text:p>-1.911259848778910E-03</text:p>
          </table:table-cell>
          <table:table-cell table:formula="of:=&quot;  &quot;&amp;TEXT([.B5];&quot;0.00000000000000000E+00&quot;)&amp;&quot;,&quot;" office:value-type="string" office:string-value="  -1.91125984877891000E-03," calcext:value-type="string">
            <text:p><text:s text:c="2"/>-1.91125984877891000E-03,</text:p>
          </table:table-cell>
        </table:table-row>
        <table:table-row table:style-name="ro1">
          <table:table-cell office:value-type="float" office:value="-1019" calcext:value-type="float">
            <text:p>-1019</text:p>
          </table:table-cell>
          <table:table-cell office:value-type="float" office:value="-0.00206308953966654" calcext:value-type="float">
            <text:p>-2.063089539666540E-03</text:p>
          </table:table-cell>
          <table:table-cell table:formula="of:=&quot;  &quot;&amp;TEXT([.B6];&quot;0.00000000000000000E+00&quot;)&amp;&quot;,&quot;" office:value-type="string" office:string-value="  -2.06308953966654000E-03," calcext:value-type="string">
            <text:p><text:s text:c="2"/>-2.06308953966654000E-03,</text:p>
          </table:table-cell>
        </table:table-row>
        <table:table-row table:style-name="ro1">
          <table:table-cell office:value-type="float" office:value="-1018" calcext:value-type="float">
            <text:p>-1018</text:p>
          </table:table-cell>
          <table:table-cell office:value-type="float" office:value="-0.00221598734082554" calcext:value-type="float">
            <text:p>-2.215987340825540E-03</text:p>
          </table:table-cell>
          <table:table-cell table:formula="of:=&quot;  &quot;&amp;TEXT([.B7];&quot;0.00000000000000000E+00&quot;)&amp;&quot;,&quot;" office:value-type="string" office:string-value="  -2.21598734082554000E-03," calcext:value-type="string">
            <text:p><text:s text:c="2"/>-2.21598734082554000E-03,</text:p>
          </table:table-cell>
        </table:table-row>
        <table:table-row table:style-name="ro1">
          <table:table-cell office:value-type="float" office:value="-1017" calcext:value-type="float">
            <text:p>-1017</text:p>
          </table:table-cell>
          <table:table-cell office:value-type="float" office:value="-0.00236905883557847" calcext:value-type="float">
            <text:p>-2.369058835578470E-03</text:p>
          </table:table-cell>
          <table:table-cell table:formula="of:=&quot;  &quot;&amp;TEXT([.B8];&quot;0.00000000000000000E+00&quot;)&amp;&quot;,&quot;" office:value-type="string" office:string-value="  -2.36905883557847000E-03," calcext:value-type="string">
            <text:p><text:s text:c="2"/>-2.36905883557847000E-03,</text:p>
          </table:table-cell>
        </table:table-row>
        <table:table-row table:style-name="ro1">
          <table:table-cell office:value-type="float" office:value="-1016" calcext:value-type="float">
            <text:p>-1016</text:p>
          </table:table-cell>
          <table:table-cell office:value-type="float" office:value="-0.00252133520587895" calcext:value-type="float">
            <text:p>-2.521335205878950E-03</text:p>
          </table:table-cell>
          <table:table-cell table:formula="of:=&quot;  &quot;&amp;TEXT([.B9];&quot;0.00000000000000000E+00&quot;)&amp;&quot;,&quot;" office:value-type="string" office:string-value="  -2.52133520587895000E-03," calcext:value-type="string">
            <text:p><text:s text:c="2"/>-2.52133520587895000E-03,</text:p>
          </table:table-cell>
        </table:table-row>
        <table:table-row table:style-name="ro1">
          <table:table-cell office:value-type="float" office:value="-1015" calcext:value-type="float">
            <text:p>-1015</text:p>
          </table:table-cell>
          <table:table-cell office:value-type="float" office:value="-0.00267177158885546" calcext:value-type="float">
            <text:p>-2.671771588855460E-03</text:p>
          </table:table-cell>
          <table:table-cell table:formula="of:=&quot;  &quot;&amp;TEXT([.B10];&quot;0.00000000000000000E+00&quot;)&amp;&quot;,&quot;" office:value-type="string" office:string-value="  -2.67177158885546000E-03," calcext:value-type="string">
            <text:p><text:s text:c="2"/>-2.67177158885546000E-03,</text:p>
          </table:table-cell>
        </table:table-row>
        <table:table-row table:style-name="ro1">
          <table:table-cell office:value-type="float" office:value="-1014" calcext:value-type="float">
            <text:p>-1014</text:p>
          </table:table-cell>
          <table:table-cell office:value-type="float" office:value="-0.00281925094654425" calcext:value-type="float">
            <text:p>-2.819250946544250E-03</text:p>
          </table:table-cell>
          <table:table-cell table:formula="of:=&quot;  &quot;&amp;TEXT([.B11];&quot;0.00000000000000000E+00&quot;)&amp;&quot;,&quot;" office:value-type="string" office:string-value="  -2.81925094654425000E-03," calcext:value-type="string">
            <text:p><text:s text:c="2"/>-2.81925094654425000E-03,</text:p>
          </table:table-cell>
        </table:table-row>
        <table:table-row table:style-name="ro1">
          <table:table-cell office:value-type="float" office:value="-1013" calcext:value-type="float">
            <text:p>-1013</text:p>
          </table:table-cell>
          <table:table-cell office:value-type="float" office:value="-0.00296257953326474" calcext:value-type="float">
            <text:p>-2.962579533264740E-03</text:p>
          </table:table-cell>
          <table:table-cell table:formula="of:=&quot;  &quot;&amp;TEXT([.B12];&quot;0.00000000000000000E+00&quot;)&amp;&quot;,&quot;" office:value-type="string" office:string-value="  -2.96257953326474000E-03," calcext:value-type="string">
            <text:p><text:s text:c="2"/>-2.96257953326474000E-03,</text:p>
          </table:table-cell>
        </table:table-row>
        <table:table-row table:style-name="ro1">
          <table:table-cell office:value-type="float" office:value="-1012" calcext:value-type="float">
            <text:p>-1012</text:p>
          </table:table-cell>
          <table:table-cell office:value-type="float" office:value="-0.00310048962660469" calcext:value-type="float">
            <text:p>-3.100489626604690E-03</text:p>
          </table:table-cell>
          <table:table-cell table:formula="of:=&quot;  &quot;&amp;TEXT([.B13];&quot;0.00000000000000000E+00&quot;)&amp;&quot;,&quot;" office:value-type="string" office:string-value="  -3.10048962660469000E-03," calcext:value-type="string">
            <text:p><text:s text:c="2"/>-3.10048962660469000E-03,</text:p>
          </table:table-cell>
        </table:table-row>
        <table:table-row table:style-name="ro1">
          <table:table-cell office:value-type="float" office:value="-1011" calcext:value-type="float">
            <text:p>-1011</text:p>
          </table:table-cell>
          <table:table-cell office:value-type="float" office:value="-0.00323164136491046" calcext:value-type="float">
            <text:p>-3.231641364910460E-03</text:p>
          </table:table-cell>
          <table:table-cell table:formula="of:=&quot;  &quot;&amp;TEXT([.B14];&quot;0.00000000000000000E+00&quot;)&amp;&quot;,&quot;" office:value-type="string" office:string-value="  -3.23164136491046000E-03," calcext:value-type="string">
            <text:p><text:s text:c="2"/>-3.23164136491046000E-03,</text:p>
          </table:table-cell>
        </table:table-row>
        <table:table-row table:style-name="ro1">
          <table:table-cell office:value-type="float" office:value="-1010" calcext:value-type="float">
            <text:p>-1010</text:p>
          </table:table-cell>
          <table:table-cell office:value-type="float" office:value="-0.00335462499147429" calcext:value-type="float">
            <text:p>-3.354624991474290E-03</text:p>
          </table:table-cell>
          <table:table-cell table:formula="of:=&quot;  &quot;&amp;TEXT([.B15];&quot;0.00000000000000000E+00&quot;)&amp;&quot;,&quot;" office:value-type="string" office:string-value="  -3.35462499147429000E-03," calcext:value-type="string">
            <text:p><text:s text:c="2"/>-3.35462499147429000E-03,</text:p>
          </table:table-cell>
        </table:table-row>
        <table:table-row table:style-name="ro1">
          <table:table-cell office:value-type="float" office:value="-1009" calcext:value-type="float">
            <text:p>-1009</text:p>
          </table:table-cell>
          <table:table-cell office:value-type="float" office:value="-0.0034679613024959" calcext:value-type="float">
            <text:p>-3.467961302495900E-03</text:p>
          </table:table-cell>
          <table:table-cell table:formula="of:=&quot;  &quot;&amp;TEXT([.B16];&quot;0.00000000000000000E+00&quot;)&amp;&quot;,&quot;" office:value-type="string" office:string-value="  -3.46796130249590000E-03," calcext:value-type="string">
            <text:p><text:s text:c="2"/>-3.46796130249590000E-03,</text:p>
          </table:table-cell>
        </table:table-row>
        <table:table-row table:style-name="ro1">
          <table:table-cell office:value-type="float" office:value="-1008" calcext:value-type="float">
            <text:p>-1008</text:p>
          </table:table-cell>
          <table:table-cell office:value-type="float" office:value="-0.00357010651250939" calcext:value-type="float">
            <text:p>-3.570106512509390E-03</text:p>
          </table:table-cell>
          <table:table-cell table:formula="of:=&quot;  &quot;&amp;TEXT([.B17];&quot;0.00000000000000000E+00&quot;)&amp;&quot;,&quot;" office:value-type="string" office:string-value="  -3.57010651250939000E-03," calcext:value-type="string">
            <text:p><text:s text:c="2"/>-3.57010651250939000E-03,</text:p>
          </table:table-cell>
        </table:table-row>
        <table:table-row table:style-name="ro1">
          <table:table-cell office:value-type="float" office:value="-1007" calcext:value-type="float">
            <text:p>-1007</text:p>
          </table:table-cell>
          <table:table-cell office:value-type="float" office:value="-0.00365945106600738" calcext:value-type="float">
            <text:p>-3.659451066007380E-03</text:p>
          </table:table-cell>
          <table:table-cell table:formula="of:=&quot;  &quot;&amp;TEXT([.B18];&quot;0.00000000000000000E+00&quot;)&amp;&quot;,&quot;" office:value-type="string" office:string-value="  -3.65945106600738000E-03," calcext:value-type="string">
            <text:p><text:s text:c="2"/>-3.65945106600738000E-03,</text:p>
          </table:table-cell>
        </table:table-row>
        <table:table-row table:style-name="ro1">
          <table:table-cell office:value-type="float" office:value="-1006" calcext:value-type="float">
            <text:p>-1006</text:p>
          </table:table-cell>
          <table:table-cell office:value-type="float" office:value="-0.00373432776161719" calcext:value-type="float">
            <text:p>-3.734327761617190E-03</text:p>
          </table:table-cell>
          <table:table-cell table:formula="of:=&quot;  &quot;&amp;TEXT([.B19];&quot;0.00000000000000000E+00&quot;)&amp;&quot;,&quot;" office:value-type="string" office:string-value="  -3.73432776161719000E-03," calcext:value-type="string">
            <text:p><text:s text:c="2"/>-3.73432776161719000E-03,</text:p>
          </table:table-cell>
        </table:table-row>
        <table:table-row table:style-name="ro1">
          <table:table-cell office:value-type="float" office:value="-1005" calcext:value-type="float">
            <text:p>-1005</text:p>
          </table:table-cell>
          <table:table-cell office:value-type="float" office:value="-0.00379301165714528" calcext:value-type="float">
            <text:p>-3.793011657145280E-03</text:p>
          </table:table-cell>
          <table:table-cell table:formula="of:=&quot;  &quot;&amp;TEXT([.B20];&quot;0.00000000000000000E+00&quot;)&amp;&quot;,&quot;" office:value-type="string" office:string-value="  -3.79301165714528000E-03," calcext:value-type="string">
            <text:p><text:s text:c="2"/>-3.79301165714528000E-03,</text:p>
          </table:table-cell>
        </table:table-row>
        <table:table-row table:style-name="ro1">
          <table:table-cell office:value-type="float" office:value="-1004" calcext:value-type="float">
            <text:p>-1004</text:p>
          </table:table-cell>
          <table:table-cell office:value-type="float" office:value="-0.0038337251574863" calcext:value-type="float">
            <text:p>-3.833725157486300E-03</text:p>
          </table:table-cell>
          <table:table-cell table:formula="of:=&quot;  &quot;&amp;TEXT([.B21];&quot;0.00000000000000000E+00&quot;)&amp;&quot;,&quot;" office:value-type="string" office:string-value="  -3.83372515748630000E-03," calcext:value-type="string">
            <text:p><text:s text:c="2"/>-3.83372515748630000E-03,</text:p>
          </table:table-cell>
        </table:table-row>
        <table:table-row table:style-name="ro1">
          <table:table-cell office:value-type="float" office:value="-1003" calcext:value-type="float">
            <text:p>-1003</text:p>
          </table:table-cell>
          <table:table-cell office:value-type="float" office:value="-0.00385464109634741" calcext:value-type="float">
            <text:p>-3.854641096347410E-03</text:p>
          </table:table-cell>
          <table:table-cell table:formula="of:=&quot;  &quot;&amp;TEXT([.B22];&quot;0.00000000000000000E+00&quot;)&amp;&quot;,&quot;" office:value-type="string" office:string-value="  -3.85464109634741000E-03," calcext:value-type="string">
            <text:p><text:s text:c="2"/>-3.85464109634741000E-03,</text:p>
          </table:table-cell>
        </table:table-row>
        <table:table-row table:style-name="ro1">
          <table:table-cell office:value-type="float" office:value="-1002" calcext:value-type="float">
            <text:p>-1002</text:p>
          </table:table-cell>
          <table:table-cell office:value-type="float" office:value="-0.00385388907943131" calcext:value-type="float">
            <text:p>-3.853889079431310E-03</text:p>
          </table:table-cell>
          <table:table-cell table:formula="of:=&quot;  &quot;&amp;TEXT([.B23];&quot;0.00000000000000000E+00&quot;)&amp;&quot;,&quot;" office:value-type="string" office:string-value="  -3.85388907943131000E-03," calcext:value-type="string">
            <text:p><text:s text:c="2"/>-3.85388907943131000E-03,</text:p>
          </table:table-cell>
        </table:table-row>
        <table:table-row table:style-name="ro1">
          <table:table-cell office:value-type="float" office:value="-1001" calcext:value-type="float">
            <text:p>-1001</text:p>
          </table:table-cell>
          <table:table-cell office:value-type="float" office:value="-0.00382955867660036" calcext:value-type="float">
            <text:p>-3.829558676600360E-03</text:p>
          </table:table-cell>
          <table:table-cell table:formula="of:=&quot;  &quot;&amp;TEXT([.B24];&quot;0.00000000000000000E+00&quot;)&amp;&quot;,&quot;" office:value-type="string" office:string-value="  -3.82955867660036000E-03," calcext:value-type="string">
            <text:p><text:s text:c="2"/>-3.82955867660036000E-03,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0.00377970619844474" calcext:value-type="float">
            <text:p>-3.779706198444740E-03</text:p>
          </table:table-cell>
          <table:table-cell table:formula="of:=&quot;  &quot;&amp;TEXT([.B25];&quot;0.00000000000000000E+00&quot;)&amp;&quot;,&quot;" office:value-type="string" office:string-value="  -3.77970619844474000E-03," calcext:value-type="string">
            <text:p><text:s text:c="2"/>-3.77970619844474000E-03,</text:p>
          </table:table-cell>
        </table:table-row>
        <table:table-row table:style-name="ro1">
          <table:table-cell office:value-type="float" office:value="-999" calcext:value-type="float">
            <text:p>-999</text:p>
          </table:table-cell>
          <table:table-cell office:value-type="float" office:value="-0.00370235752588676" calcext:value-type="float">
            <text:p>-3.702357525886760E-03</text:p>
          </table:table-cell>
          <table:table-cell table:formula="of:=&quot;  &quot;&amp;TEXT([.B26];&quot;0.00000000000000000E+00&quot;)&amp;&quot;,&quot;" office:value-type="string" office:string-value="  -3.70235752588676000E-03," calcext:value-type="string">
            <text:p><text:s text:c="2"/>-3.70235752588676000E-03,</text:p>
          </table:table-cell>
        </table:table-row>
        <table:table-row table:style-name="ro1">
          <table:table-cell office:value-type="float" office:value="-998" calcext:value-type="float">
            <text:p>-998</text:p>
          </table:table-cell>
          <table:table-cell office:value-type="float" office:value="-0.00359551832138273" calcext:value-type="float">
            <text:p>-3.595518321382730E-03</text:p>
          </table:table-cell>
          <table:table-cell table:formula="of:=&quot;  &quot;&amp;TEXT([.B27];&quot;0.00000000000000000E+00&quot;)&amp;&quot;,&quot;" office:value-type="string" office:string-value="  -3.59551832138273000E-03," calcext:value-type="string">
            <text:p><text:s text:c="2"/>-3.59551832138273000E-03,</text:p>
          </table:table-cell>
        </table:table-row>
        <table:table-row table:style-name="ro1">
          <table:table-cell office:value-type="float" office:value="-997" calcext:value-type="float">
            <text:p>-997</text:p>
          </table:table-cell>
          <table:table-cell office:value-type="float" office:value="-0.00345717785195595" calcext:value-type="float">
            <text:p>-3.457177851955950E-03</text:p>
          </table:table-cell>
          <table:table-cell table:formula="of:=&quot;  &quot;&amp;TEXT([.B28];&quot;0.00000000000000000E+00&quot;)&amp;&quot;,&quot;" office:value-type="string" office:string-value="  -3.45717785195595000E-03," calcext:value-type="string">
            <text:p><text:s text:c="2"/>-3.45717785195595000E-03,</text:p>
          </table:table-cell>
        </table:table-row>
        <table:table-row table:style-name="ro1">
          <table:table-cell office:value-type="float" office:value="-996" calcext:value-type="float">
            <text:p>-996</text:p>
          </table:table-cell>
          <table:table-cell office:value-type="float" office:value="-0.0032853192374377" calcext:value-type="float">
            <text:p>-3.285319237437700E-03</text:p>
          </table:table-cell>
          <table:table-cell table:formula="of:=&quot;  &quot;&amp;TEXT([.B29];&quot;0.00000000000000000E+00&quot;)&amp;&quot;,&quot;" office:value-type="string" office:string-value="  -3.28531923743770000E-03," calcext:value-type="string">
            <text:p><text:s text:c="2"/>-3.28531923743770000E-03,</text:p>
          </table:table-cell>
        </table:table-row>
        <table:table-row table:style-name="ro1">
          <table:table-cell office:value-type="float" office:value="-995" calcext:value-type="float">
            <text:p>-995</text:p>
          </table:table-cell>
          <table:table-cell office:value-type="float" office:value="-0.00307792360192307" calcext:value-type="float">
            <text:p>-3.077923601923070E-03</text:p>
          </table:table-cell>
          <table:table-cell table:formula="of:=&quot;  &quot;&amp;TEXT([.B30];&quot;0.00000000000000000E+00&quot;)&amp;&quot;,&quot;" office:value-type="string" office:string-value="  -3.07792360192307000E-03," calcext:value-type="string">
            <text:p><text:s text:c="2"/>-3.07792360192307000E-03,</text:p>
          </table:table-cell>
        </table:table-row>
        <table:table-row table:style-name="ro1">
          <table:table-cell office:value-type="float" office:value="-994" calcext:value-type="float">
            <text:p>-994</text:p>
          </table:table-cell>
          <table:table-cell office:value-type="float" office:value="-0.00283297996025503" calcext:value-type="float">
            <text:p>-2.832979960255030E-03</text:p>
          </table:table-cell>
          <table:table-cell table:formula="of:=&quot;  &quot;&amp;TEXT([.B31];&quot;0.00000000000000000E+00&quot;)&amp;&quot;,&quot;" office:value-type="string" office:string-value="  -2.83297996025503000E-03," calcext:value-type="string">
            <text:p><text:s text:c="2"/>-2.83297996025503000E-03,</text:p>
          </table:table-cell>
        </table:table-row>
        <table:table-row table:style-name="ro1">
          <table:table-cell office:value-type="float" office:value="-993" calcext:value-type="float">
            <text:p>-993</text:p>
          </table:table-cell>
          <table:table-cell office:value-type="float" office:value="-0.00254849326655332" calcext:value-type="float">
            <text:p>-2.548493266553320E-03</text:p>
          </table:table-cell>
          <table:table-cell table:formula="of:=&quot;  &quot;&amp;TEXT([.B32];&quot;0.00000000000000000E+00&quot;)&amp;&quot;,&quot;" office:value-type="string" office:string-value="  -2.54849326655332000E-03," calcext:value-type="string">
            <text:p><text:s text:c="2"/>-2.54849326655332000E-03,</text:p>
          </table:table-cell>
        </table:table-row>
        <table:table-row table:style-name="ro1">
          <table:table-cell office:value-type="float" office:value="-992" calcext:value-type="float">
            <text:p>-992</text:p>
          </table:table-cell>
          <table:table-cell office:value-type="float" office:value="-0.00222249170448974" calcext:value-type="float">
            <text:p>-2.222491704489740E-03</text:p>
          </table:table-cell>
          <table:table-cell table:formula="of:=&quot;  &quot;&amp;TEXT([.B33];&quot;0.00000000000000000E+00&quot;)&amp;&quot;,&quot;" office:value-type="string" office:string-value="  -2.22249170448974000E-03," calcext:value-type="string">
            <text:p><text:s text:c="2"/>-2.22249170448974000E-03,</text:p>
          </table:table-cell>
        </table:table-row>
        <table:table-row table:style-name="ro1">
          <table:table-cell office:value-type="float" office:value="-991" calcext:value-type="float">
            <text:p>-991</text:p>
          </table:table-cell>
          <table:table-cell office:value-type="float" office:value="-0.00185303507683359" calcext:value-type="float">
            <text:p>-1.853035076833590E-03</text:p>
          </table:table-cell>
          <table:table-cell table:formula="of:=&quot;  &quot;&amp;TEXT([.B34];&quot;0.00000000000000000E+00&quot;)&amp;&quot;,&quot;" office:value-type="string" office:string-value="  -1.85303507683359000E-03," calcext:value-type="string">
            <text:p><text:s text:c="2"/>-1.85303507683359000E-03,</text:p>
          </table:table-cell>
        </table:table-row>
        <table:table-row table:style-name="ro1">
          <table:table-cell office:value-type="float" office:value="-990" calcext:value-type="float">
            <text:p>-990</text:p>
          </table:table-cell>
          <table:table-cell office:value-type="float" office:value="-0.00143822555033878" calcext:value-type="float">
            <text:p>-1.438225550338780E-03</text:p>
          </table:table-cell>
          <table:table-cell table:formula="of:=&quot;  &quot;&amp;TEXT([.B35];&quot;0.00000000000000000E+00&quot;)&amp;&quot;,&quot;" office:value-type="string" office:string-value="  -1.43822555033878000E-03," calcext:value-type="string">
            <text:p><text:s text:c="2"/>-1.43822555033878000E-03,</text:p>
          </table:table-cell>
        </table:table-row>
        <table:table-row table:style-name="ro1">
          <table:table-cell office:value-type="float" office:value="-989" calcext:value-type="float">
            <text:p>-989</text:p>
          </table:table-cell>
          <table:table-cell office:value-type="float" office:value="-0.000976212498012963" calcext:value-type="float">
            <text:p>-9.762124980129630E-04</text:p>
          </table:table-cell>
          <table:table-cell table:formula="of:=&quot;  &quot;&amp;TEXT([.B36];&quot;0.00000000000000000E+00&quot;)&amp;&quot;,&quot;" office:value-type="string" office:string-value="  -9.76212498012963000E-04," calcext:value-type="string">
            <text:p><text:s text:c="2"/>-9.76212498012963000E-04,</text:p>
          </table:table-cell>
        </table:table-row>
        <table:table-row table:style-name="ro1">
          <table:table-cell office:value-type="float" office:value="-988" calcext:value-type="float">
            <text:p>-988</text:p>
          </table:table-cell>
          <table:table-cell office:value-type="float" office:value="-0.000465205007058285" calcext:value-type="float">
            <text:p>-4.652050070582850E-04</text:p>
          </table:table-cell>
          <table:table-cell table:formula="of:=&quot;  &quot;&amp;TEXT([.B37];&quot;0.00000000000000000E+00&quot;)&amp;&quot;,&quot;" office:value-type="string" office:string-value="  -4.65205007058285000E-04," calcext:value-type="string">
            <text:p><text:s text:c="2"/>-4.65205007058285000E-04,</text:p>
          </table:table-cell>
        </table:table-row>
        <table:table-row table:style-name="ro1">
          <table:table-cell office:value-type="float" office:value="-987" calcext:value-type="float">
            <text:p>-987</text:p>
          </table:table-cell>
          <table:table-cell office:value-type="float" office:value="0.0000965228232237097" calcext:value-type="float">
            <text:p>9.652282322370970E-05</text:p>
          </table:table-cell>
          <table:table-cell table:formula="of:=&quot;  &quot;&amp;TEXT([.B38];&quot;0.00000000000000000E+00&quot;)&amp;&quot;,&quot;" office:value-type="string" office:string-value="  9.65228232237097000E-05," calcext:value-type="string">
            <text:p><text:s text:c="2"/>9.65228232237097000E-05,</text:p>
          </table:table-cell>
        </table:table-row>
        <table:table-row table:style-name="ro1">
          <table:table-cell office:value-type="float" office:value="-986" calcext:value-type="float">
            <text:p>-986</text:p>
          </table:table-cell>
          <table:table-cell office:value-type="float" office:value="0.000710618966688056" calcext:value-type="float">
            <text:p>7.106189666880560E-04</text:p>
          </table:table-cell>
          <table:table-cell table:formula="of:=&quot;  &quot;&amp;TEXT([.B39];&quot;0.00000000000000000E+00&quot;)&amp;&quot;,&quot;" office:value-type="string" office:string-value="  7.10618966688056000E-04," calcext:value-type="string">
            <text:p><text:s text:c="2"/>7.10618966688056000E-04,</text:p>
          </table:table-cell>
        </table:table-row>
        <table:table-row table:style-name="ro1">
          <table:table-cell office:value-type="float" office:value="-985" calcext:value-type="float">
            <text:p>-985</text:p>
          </table:table-cell>
          <table:table-cell office:value-type="float" office:value="0.00137864667169595" calcext:value-type="float">
            <text:p>1.378646671695950E-03</text:p>
          </table:table-cell>
          <table:table-cell table:formula="of:=&quot;  &quot;&amp;TEXT([.B40];&quot;0.00000000000000000E+00&quot;)&amp;&quot;,&quot;" office:value-type="string" office:string-value="  1.37864667169595000E-03," calcext:value-type="string">
            <text:p><text:s text:c="2"/>1.37864667169595000E-03,</text:p>
          </table:table-cell>
        </table:table-row>
        <table:table-row table:style-name="ro1">
          <table:table-cell office:value-type="float" office:value="-984" calcext:value-type="float">
            <text:p>-984</text:p>
          </table:table-cell>
          <table:table-cell office:value-type="float" office:value="0.0021020734608898" calcext:value-type="float">
            <text:p>2.102073460889800E-03</text:p>
          </table:table-cell>
          <table:table-cell table:formula="of:=&quot;  &quot;&amp;TEXT([.B41];&quot;0.00000000000000000E+00&quot;)&amp;&quot;,&quot;" office:value-type="string" office:string-value="  2.10207346088980000E-03," calcext:value-type="string">
            <text:p><text:s text:c="2"/>2.10207346088980000E-03,</text:p>
          </table:table-cell>
        </table:table-row>
        <table:table-row table:style-name="ro1">
          <table:table-cell office:value-type="float" office:value="-983" calcext:value-type="float">
            <text:p>-983</text:p>
          </table:table-cell>
          <table:table-cell office:value-type="float" office:value="0.00288226213363674" calcext:value-type="float">
            <text:p>2.882262133636740E-03</text:p>
          </table:table-cell>
          <table:table-cell table:formula="of:=&quot;  &quot;&amp;TEXT([.B42];&quot;0.00000000000000000E+00&quot;)&amp;&quot;,&quot;" office:value-type="string" office:string-value="  2.88226213363674000E-03," calcext:value-type="string">
            <text:p><text:s text:c="2"/>2.88226213363674000E-03,</text:p>
          </table:table-cell>
        </table:table-row>
        <table:table-row table:style-name="ro1">
          <table:table-cell office:value-type="float" office:value="-982" calcext:value-type="float">
            <text:p>-982</text:p>
          </table:table-cell>
          <table:table-cell office:value-type="float" office:value="0.00372046145290588" calcext:value-type="float">
            <text:p>3.720461452905880E-03</text:p>
          </table:table-cell>
          <table:table-cell table:formula="of:=&quot;  &quot;&amp;TEXT([.B43];&quot;0.00000000000000000E+00&quot;)&amp;&quot;,&quot;" office:value-type="string" office:string-value="  3.72046145290588000E-03," calcext:value-type="string">
            <text:p><text:s text:c="2"/>3.72046145290588000E-03,</text:p>
          </table:table-cell>
        </table:table-row>
        <table:table-row table:style-name="ro1">
          <table:table-cell office:value-type="float" office:value="-981" calcext:value-type="float">
            <text:p>-981</text:p>
          </table:table-cell>
          <table:table-cell office:value-type="float" office:value="0.00461779400745339" calcext:value-type="float">
            <text:p>4.617794007453390E-03</text:p>
          </table:table-cell>
          <table:table-cell table:formula="of:=&quot;  &quot;&amp;TEXT([.B44];&quot;0.00000000000000000E+00&quot;)&amp;&quot;,&quot;" office:value-type="string" office:string-value="  4.61779400745339000E-03," calcext:value-type="string">
            <text:p><text:s text:c="2"/>4.61779400745339000E-03,</text:p>
          </table:table-cell>
        </table:table-row>
        <table:table-row table:style-name="ro1">
          <table:table-cell office:value-type="float" office:value="-980" calcext:value-type="float">
            <text:p>-980</text:p>
          </table:table-cell>
          <table:table-cell office:value-type="float" office:value="0.00557525028914679" calcext:value-type="float">
            <text:p>5.575250289146790E-03</text:p>
          </table:table-cell>
          <table:table-cell table:formula="of:=&quot;  &quot;&amp;TEXT([.B45];&quot;0.00000000000000000E+00&quot;)&amp;&quot;,&quot;" office:value-type="string" office:string-value="  5.57525028914679000E-03," calcext:value-type="string">
            <text:p><text:s text:c="2"/>5.57525028914679000E-03,</text:p>
          </table:table-cell>
        </table:table-row>
        <table:table-row table:style-name="ro1">
          <table:table-cell office:value-type="float" office:value="-979" calcext:value-type="float">
            <text:p>-979</text:p>
          </table:table-cell>
          <table:table-cell office:value-type="float" office:value="0.00659367831045971" calcext:value-type="float">
            <text:p>6.593678310459710E-03</text:p>
          </table:table-cell>
          <table:table-cell table:formula="of:=&quot;  &quot;&amp;TEXT([.B46];&quot;0.00000000000000000E+00&quot;)&amp;&quot;,&quot;" office:value-type="string" office:string-value="  6.59367831045971000E-03," calcext:value-type="string">
            <text:p><text:s text:c="2"/>6.59367831045971000E-03,</text:p>
          </table:table-cell>
        </table:table-row>
        <table:table-row table:style-name="ro1">
          <table:table-cell office:value-type="float" office:value="-978" calcext:value-type="float">
            <text:p>-978</text:p>
          </table:table-cell>
          <table:table-cell office:value-type="float" office:value="0.00767377305278717" calcext:value-type="float">
            <text:p>7.673773052787170E-03</text:p>
          </table:table-cell>
          <table:table-cell table:formula="of:=&quot;  &quot;&amp;TEXT([.B47];&quot;0.00000000000000000E+00&quot;)&amp;&quot;,&quot;" office:value-type="string" office:string-value="  7.67377305278717000E-03," calcext:value-type="string">
            <text:p><text:s text:c="2"/>7.67377305278717000E-03,</text:p>
          </table:table-cell>
        </table:table-row>
        <table:table-row table:style-name="ro1">
          <table:table-cell office:value-type="float" office:value="-977" calcext:value-type="float">
            <text:p>-977</text:p>
          </table:table-cell>
          <table:table-cell office:value-type="float" office:value="0.00881606873076136" calcext:value-type="float">
            <text:p>8.816068730761360E-03</text:p>
          </table:table-cell>
          <table:table-cell table:formula="of:=&quot;  &quot;&amp;TEXT([.B48];&quot;0.00000000000000000E+00&quot;)&amp;&quot;,&quot;" office:value-type="string" office:string-value="  8.81606873076136000E-03," calcext:value-type="string">
            <text:p><text:s text:c="2"/>8.81606873076136000E-03,</text:p>
          </table:table-cell>
        </table:table-row>
        <table:table-row table:style-name="ro1">
          <table:table-cell office:value-type="float" office:value="-976" calcext:value-type="float">
            <text:p>-976</text:p>
          </table:table-cell>
          <table:table-cell office:value-type="float" office:value="0.0100209320288893" calcext:value-type="float">
            <text:p>1.002093202888930E-02</text:p>
          </table:table-cell>
          <table:table-cell table:formula="of:=&quot;  &quot;&amp;TEXT([.B49];&quot;0.00000000000000000E+00&quot;)&amp;&quot;,&quot;" office:value-type="string" office:string-value="  1.00209320288893000E-02," calcext:value-type="string">
            <text:p><text:s text:c="2"/>1.00209320288893000E-02,</text:p>
          </table:table-cell>
        </table:table-row>
        <table:table-row table:style-name="ro1">
          <table:table-cell office:value-type="float" office:value="-975" calcext:value-type="float">
            <text:p>-975</text:p>
          </table:table-cell>
          <table:table-cell office:value-type="float" office:value="0.0112885541972842" calcext:value-type="float">
            <text:p>1.128855419728420E-02</text:p>
          </table:table-cell>
          <table:table-cell table:formula="of:=&quot;  &quot;&amp;TEXT([.B50];&quot;0.00000000000000000E+00&quot;)&amp;&quot;,&quot;" office:value-type="string" office:string-value="  1.12885541972842000E-02," calcext:value-type="string">
            <text:p><text:s text:c="2"/>1.12885541972842000E-02,</text:p>
          </table:table-cell>
        </table:table-row>
        <table:table-row table:style-name="ro1">
          <table:table-cell office:value-type="float" office:value="-974" calcext:value-type="float">
            <text:p>-974</text:p>
          </table:table-cell>
          <table:table-cell office:value-type="float" office:value="0.012618941025712" calcext:value-type="float">
            <text:p>1.261894102571200E-02</text:p>
          </table:table-cell>
          <table:table-cell table:formula="of:=&quot;  &quot;&amp;TEXT([.B51];&quot;0.00000000000000000E+00&quot;)&amp;&quot;,&quot;" office:value-type="string" office:string-value="  1.26189410257120000E-02," calcext:value-type="string">
            <text:p><text:s text:c="2"/>1.26189410257120000E-02,</text:p>
          </table:table-cell>
        </table:table-row>
        <table:table-row table:style-name="ro1">
          <table:table-cell office:value-type="float" office:value="-973" calcext:value-type="float">
            <text:p>-973</text:p>
          </table:table-cell>
          <table:table-cell office:value-type="float" office:value="0.014011908265545" calcext:value-type="float">
            <text:p>1.401190826554500E-02</text:p>
          </table:table-cell>
          <table:table-cell table:formula="of:=&quot;  &quot;&amp;TEXT([.B52];&quot;0.00000000000000000E+00&quot;)&amp;&quot;,&quot;" office:value-type="string" office:string-value="  1.40119082655450000E-02," calcext:value-type="string">
            <text:p><text:s text:c="2"/>1.40119082655450000E-02,</text:p>
          </table:table-cell>
        </table:table-row>
        <table:table-row table:style-name="ro1">
          <table:table-cell office:value-type="float" office:value="-972" calcext:value-type="float">
            <text:p>-972</text:p>
          </table:table-cell>
          <table:table-cell office:value-type="float" office:value="0.0154670729453714" calcext:value-type="float">
            <text:p>1.546707294537140E-02</text:p>
          </table:table-cell>
          <table:table-cell table:formula="of:=&quot;  &quot;&amp;TEXT([.B53];&quot;0.00000000000000000E+00&quot;)&amp;&quot;,&quot;" office:value-type="string" office:string-value="  1.54670729453714000E-02," calcext:value-type="string">
            <text:p><text:s text:c="2"/>1.54670729453714000E-02,</text:p>
          </table:table-cell>
        </table:table-row>
        <table:table-row table:style-name="ro1">
          <table:table-cell office:value-type="float" office:value="-971" calcext:value-type="float">
            <text:p>-971</text:p>
          </table:table-cell>
          <table:table-cell office:value-type="float" office:value="0.0169838486010152" calcext:value-type="float">
            <text:p>1.698384860101520E-02</text:p>
          </table:table-cell>
          <table:table-cell table:formula="of:=&quot;  &quot;&amp;TEXT([.B54];&quot;0.00000000000000000E+00&quot;)&amp;&quot;,&quot;" office:value-type="string" office:string-value="  1.69838486010152000E-02," calcext:value-type="string">
            <text:p><text:s text:c="2"/>1.69838486010152000E-02,</text:p>
          </table:table-cell>
        </table:table-row>
        <table:table-row table:style-name="ro1">
          <table:table-cell office:value-type="float" office:value="-970" calcext:value-type="float">
            <text:p>-970</text:p>
          </table:table-cell>
          <table:table-cell office:value-type="float" office:value="0.018561436501138" calcext:value-type="float">
            <text:p>1.856143650113800E-02</text:p>
          </table:table-cell>
          <table:table-cell table:formula="of:=&quot;  &quot;&amp;TEXT([.B55];&quot;0.00000000000000000E+00&quot;)&amp;&quot;,&quot;" office:value-type="string" office:string-value="  1.85614365011380000E-02," calcext:value-type="string">
            <text:p><text:s text:c="2"/>1.85614365011380000E-02,</text:p>
          </table:table-cell>
        </table:table-row>
        <table:table-row table:style-name="ro1">
          <table:table-cell office:value-type="float" office:value="-969" calcext:value-type="float">
            <text:p>-969</text:p>
          </table:table-cell>
          <table:table-cell office:value-type="float" office:value="0.0201988238083802" calcext:value-type="float">
            <text:p>2.019882380838020E-02</text:p>
          </table:table-cell>
          <table:table-cell table:formula="of:=&quot;  &quot;&amp;TEXT([.B56];&quot;0.00000000000000000E+00&quot;)&amp;&quot;,&quot;" office:value-type="string" office:string-value="  2.01988238083802000E-02," calcext:value-type="string">
            <text:p><text:s text:c="2"/>2.01988238083802000E-02,</text:p>
          </table:table-cell>
        </table:table-row>
        <table:table-row table:style-name="ro1">
          <table:table-cell office:value-type="float" office:value="-968" calcext:value-type="float">
            <text:p>-968</text:p>
          </table:table-cell>
          <table:table-cell office:value-type="float" office:value="0.0218947742588161" calcext:value-type="float">
            <text:p>2.189477425881610E-02</text:p>
          </table:table-cell>
          <table:table-cell table:formula="of:=&quot;  &quot;&amp;TEXT([.B57];&quot;0.00000000000000000E+00&quot;)&amp;&quot;,&quot;" office:value-type="string" office:string-value="  2.18947742588161000E-02," calcext:value-type="string">
            <text:p><text:s text:c="2"/>2.18947742588161000E-02,</text:p>
          </table:table-cell>
        </table:table-row>
        <table:table-row table:style-name="ro1">
          <table:table-cell office:value-type="float" office:value="-967" calcext:value-type="float">
            <text:p>-967</text:p>
          </table:table-cell>
          <table:table-cell office:value-type="float" office:value="0.0236478281426296" calcext:value-type="float">
            <text:p>2.364782814262960E-02</text:p>
          </table:table-cell>
          <table:table-cell table:formula="of:=&quot;  &quot;&amp;TEXT([.B58];&quot;0.00000000000000000E+00&quot;)&amp;&quot;,&quot;" office:value-type="string" office:string-value="  2.36478281426296000E-02," calcext:value-type="string">
            <text:p><text:s text:c="2"/>2.36478281426296000E-02,</text:p>
          </table:table-cell>
        </table:table-row>
        <table:table-row table:style-name="ro1">
          <table:table-cell office:value-type="float" office:value="-966" calcext:value-type="float">
            <text:p>-966</text:p>
          </table:table-cell>
          <table:table-cell office:value-type="float" office:value="0.0254562941706681" calcext:value-type="float">
            <text:p>2.545629417066810E-02</text:p>
          </table:table-cell>
          <table:table-cell table:formula="of:=&quot;  &quot;&amp;TEXT([.B59];&quot;0.00000000000000000E+00&quot;)&amp;&quot;,&quot;" office:value-type="string" office:string-value="  2.54562941706681000E-02," calcext:value-type="string">
            <text:p><text:s text:c="2"/>2.54562941706681000E-02,</text:p>
          </table:table-cell>
        </table:table-row>
        <table:table-row table:style-name="ro1">
          <table:table-cell office:value-type="float" office:value="-965" calcext:value-type="float">
            <text:p>-965</text:p>
          </table:table-cell>
          <table:table-cell office:value-type="float" office:value="0.0273182512519292" calcext:value-type="float">
            <text:p>2.731825125192920E-02</text:p>
          </table:table-cell>
          <table:table-cell table:formula="of:=&quot;  &quot;&amp;TEXT([.B60];&quot;0.00000000000000000E+00&quot;)&amp;&quot;,&quot;" office:value-type="string" office:string-value="  2.73182512519292000E-02," calcext:value-type="string">
            <text:p><text:s text:c="2"/>2.73182512519292000E-02,</text:p>
          </table:table-cell>
        </table:table-row>
        <table:table-row table:style-name="ro1">
          <table:table-cell office:value-type="float" office:value="-964" calcext:value-type="float">
            <text:p>-964</text:p>
          </table:table-cell>
          <table:table-cell office:value-type="float" office:value="0.0292315438720752" calcext:value-type="float">
            <text:p>2.923154387207520E-02</text:p>
          </table:table-cell>
          <table:table-cell table:formula="of:=&quot;  &quot;&amp;TEXT([.B61];&quot;0.00000000000000000E+00&quot;)&amp;&quot;,&quot;" office:value-type="string" office:string-value="  2.92315438720752000E-02," calcext:value-type="string">
            <text:p><text:s text:c="2"/>2.92315438720752000E-02,</text:p>
          </table:table-cell>
        </table:table-row>
        <table:table-row table:style-name="ro1">
          <table:table-cell office:value-type="float" office:value="-963" calcext:value-type="float">
            <text:p>-963</text:p>
          </table:table-cell>
          <table:table-cell office:value-type="float" office:value="0.0311937838267504" calcext:value-type="float">
            <text:p>3.119378382675040E-02</text:p>
          </table:table-cell>
          <table:table-cell table:formula="of:=&quot;  &quot;&amp;TEXT([.B62];&quot;0.00000000000000000E+00&quot;)&amp;&quot;,&quot;" office:value-type="string" office:string-value="  3.11937838267504000E-02," calcext:value-type="string">
            <text:p><text:s text:c="2"/>3.11937838267504000E-02,</text:p>
          </table:table-cell>
        </table:table-row>
        <table:table-row table:style-name="ro1">
          <table:table-cell office:value-type="float" office:value="-962" calcext:value-type="float">
            <text:p>-962</text:p>
          </table:table-cell>
          <table:table-cell office:value-type="float" office:value="0.0332023451669874" calcext:value-type="float">
            <text:p>3.320234516698740E-02</text:p>
          </table:table-cell>
          <table:table-cell table:formula="of:=&quot;  &quot;&amp;TEXT([.B63];&quot;0.00000000000000000E+00&quot;)&amp;&quot;,&quot;" office:value-type="string" office:string-value="  3.32023451669874000E-02," calcext:value-type="string">
            <text:p><text:s text:c="2"/>3.32023451669874000E-02,</text:p>
          </table:table-cell>
        </table:table-row>
        <table:table-row table:style-name="ro1">
          <table:table-cell office:value-type="float" office:value="-961" calcext:value-type="float">
            <text:p>-961</text:p>
          </table:table-cell>
          <table:table-cell office:value-type="float" office:value="0.0352543705405875" calcext:value-type="float">
            <text:p>3.525437054058750E-02</text:p>
          </table:table-cell>
          <table:table-cell table:formula="of:=&quot;  &quot;&amp;TEXT([.B64];&quot;0.00000000000000000E+00&quot;)&amp;&quot;,&quot;" office:value-type="string" office:string-value="  3.52543705405875000E-02," calcext:value-type="string">
            <text:p><text:s text:c="2"/>3.52543705405875000E-02,</text:p>
          </table:table-cell>
        </table:table-row>
        <table:table-row table:style-name="ro1">
          <table:table-cell office:value-type="float" office:value="-960" calcext:value-type="float">
            <text:p>-960</text:p>
          </table:table-cell>
          <table:table-cell office:value-type="float" office:value="0.0373467689845647" calcext:value-type="float">
            <text:p>3.734676898456470E-02</text:p>
          </table:table-cell>
          <table:table-cell table:formula="of:=&quot;  &quot;&amp;TEXT([.B65];&quot;0.00000000000000000E+00&quot;)&amp;&quot;,&quot;" office:value-type="string" office:string-value="  3.73467689845647000E-02," calcext:value-type="string">
            <text:p><text:s text:c="2"/>3.73467689845647000E-02,</text:p>
          </table:table-cell>
        </table:table-row>
        <table:table-row table:style-name="ro1">
          <table:table-cell office:value-type="float" office:value="-959" calcext:value-type="float">
            <text:p>-959</text:p>
          </table:table-cell>
          <table:table-cell office:value-type="float" office:value="0.0394762199555996" calcext:value-type="float">
            <text:p>3.947621995559960E-02</text:p>
          </table:table-cell>
          <table:table-cell table:formula="of:=&quot;  &quot;&amp;TEXT([.B66];&quot;0.00000000000000000E+00&quot;)&amp;&quot;,&quot;" office:value-type="string" office:string-value="  3.94762199555996000E-02," calcext:value-type="string">
            <text:p><text:s text:c="2"/>3.94762199555996000E-02,</text:p>
          </table:table-cell>
        </table:table-row>
        <table:table-row table:style-name="ro1">
          <table:table-cell office:value-type="float" office:value="-958" calcext:value-type="float">
            <text:p>-958</text:p>
          </table:table-cell>
          <table:table-cell office:value-type="float" office:value="0.0416391723143276" calcext:value-type="float">
            <text:p>4.163917231432760E-02</text:p>
          </table:table-cell>
          <table:table-cell table:formula="of:=&quot;  &quot;&amp;TEXT([.B67];&quot;0.00000000000000000E+00&quot;)&amp;&quot;,&quot;" office:value-type="string" office:string-value="  4.16391723143276000E-02," calcext:value-type="string">
            <text:p><text:s text:c="2"/>4.16391723143276000E-02,</text:p>
          </table:table-cell>
        </table:table-row>
        <table:table-row table:style-name="ro1">
          <table:table-cell office:value-type="float" office:value="-957" calcext:value-type="float">
            <text:p>-957</text:p>
          </table:table-cell>
          <table:table-cell office:value-type="float" office:value="0.04383185379067" calcext:value-type="float">
            <text:p>4.383185379067000E-02</text:p>
          </table:table-cell>
          <table:table-cell table:formula="of:=&quot;  &quot;&amp;TEXT([.B68];&quot;0.00000000000000000E+00&quot;)&amp;&quot;,&quot;" office:value-type="string" office:string-value="  4.38318537906700000E-02," calcext:value-type="string">
            <text:p><text:s text:c="2"/>4.38318537906700000E-02,</text:p>
          </table:table-cell>
        </table:table-row>
        <table:table-row table:style-name="ro1">
          <table:table-cell office:value-type="float" office:value="-956" calcext:value-type="float">
            <text:p>-956</text:p>
          </table:table-cell>
          <table:table-cell office:value-type="float" office:value="0.0460502716476231" calcext:value-type="float">
            <text:p>4.605027164762310E-02</text:p>
          </table:table-cell>
          <table:table-cell table:formula="of:=&quot;  &quot;&amp;TEXT([.B69];&quot;0.00000000000000000E+00&quot;)&amp;&quot;,&quot;" office:value-type="string" office:string-value="  4.60502716476231000E-02," calcext:value-type="string">
            <text:p><text:s text:c="2"/>4.60502716476231000E-02,</text:p>
          </table:table-cell>
        </table:table-row>
        <table:table-row table:style-name="ro1">
          <table:table-cell office:value-type="float" office:value="-955" calcext:value-type="float">
            <text:p>-955</text:p>
          </table:table-cell>
          <table:table-cell office:value-type="float" office:value="0.0482902190288021" calcext:value-type="float">
            <text:p>4.829021902880210E-02</text:p>
          </table:table-cell>
          <table:table-cell table:formula="of:=&quot;  &quot;&amp;TEXT([.B70];&quot;0.00000000000000000E+00&quot;)&amp;&quot;,&quot;" office:value-type="string" office:string-value="  4.82902190288021000E-02," calcext:value-type="string">
            <text:p><text:s text:c="2"/>4.82902190288021000E-02,</text:p>
          </table:table-cell>
        </table:table-row>
        <table:table-row table:style-name="ro1">
          <table:table-cell office:value-type="float" office:value="-954" calcext:value-type="float">
            <text:p>-954</text:p>
          </table:table-cell>
          <table:table-cell office:value-type="float" office:value="0.0505472817610054" calcext:value-type="float">
            <text:p>5.054728176100540E-02</text:p>
          </table:table-cell>
          <table:table-cell table:formula="of:=&quot;  &quot;&amp;TEXT([.B71];&quot;0.00000000000000000E+00&quot;)&amp;&quot;,&quot;" office:value-type="string" office:string-value="  5.05472817610054000E-02," calcext:value-type="string">
            <text:p><text:s text:c="2"/>5.05472817610054000E-02,</text:p>
          </table:table-cell>
        </table:table-row>
        <table:table-row table:style-name="ro1">
          <table:table-cell office:value-type="float" office:value="-953" calcext:value-type="float">
            <text:p>-953</text:p>
          </table:table-cell>
          <table:table-cell office:value-type="float" office:value="0.0528168478606439" calcext:value-type="float">
            <text:p>5.281684786064390E-02</text:p>
          </table:table-cell>
          <table:table-cell table:formula="of:=&quot;  &quot;&amp;TEXT([.B72];&quot;0.00000000000000000E+00&quot;)&amp;&quot;,&quot;" office:value-type="string" office:string-value="  5.28168478606439000E-02," calcext:value-type="string">
            <text:p><text:s text:c="2"/>5.28168478606439000E-02,</text:p>
          </table:table-cell>
        </table:table-row>
        <table:table-row table:style-name="ro1">
          <table:table-cell office:value-type="float" office:value="-952" calcext:value-type="float">
            <text:p>-952</text:p>
          </table:table-cell>
          <table:table-cell office:value-type="float" office:value="0.0550941132260061" calcext:value-type="float">
            <text:p>5.509411322600610E-02</text:p>
          </table:table-cell>
          <table:table-cell table:formula="of:=&quot;  &quot;&amp;TEXT([.B73];&quot;0.00000000000000000E+00&quot;)&amp;&quot;,&quot;" office:value-type="string" office:string-value="  5.50941132260061000E-02," calcext:value-type="string">
            <text:p><text:s text:c="2"/>5.50941132260061000E-02,</text:p>
          </table:table-cell>
        </table:table-row>
        <table:table-row table:style-name="ro1">
          <table:table-cell office:value-type="float" office:value="-951" calcext:value-type="float">
            <text:p>-951</text:p>
          </table:table-cell>
          <table:table-cell office:value-type="float" office:value="0.0573740934315863" calcext:value-type="float">
            <text:p>5.737409343158630E-02</text:p>
          </table:table-cell>
          <table:table-cell table:formula="of:=&quot;  &quot;&amp;TEXT([.B74];&quot;0.00000000000000000E+00&quot;)&amp;&quot;,&quot;" office:value-type="string" office:string-value="  5.73740934315863000E-02," calcext:value-type="string">
            <text:p><text:s text:c="2"/>5.73740934315863000E-02,</text:p>
          </table:table-cell>
        </table:table-row>
        <table:table-row table:style-name="ro1">
          <table:table-cell office:value-type="float" office:value="-950" calcext:value-type="float">
            <text:p>-950</text:p>
          </table:table-cell>
          <table:table-cell office:value-type="float" office:value="0.0596516337905312" calcext:value-type="float">
            <text:p>5.965163379053120E-02</text:p>
          </table:table-cell>
          <table:table-cell table:formula="of:=&quot;  &quot;&amp;TEXT([.B75];&quot;0.00000000000000000E+00&quot;)&amp;&quot;,&quot;" office:value-type="string" office:string-value="  5.96516337905312000E-02," calcext:value-type="string">
            <text:p><text:s text:c="2"/>5.96516337905312000E-02,</text:p>
          </table:table-cell>
        </table:table-row>
        <table:table-row table:style-name="ro1">
          <table:table-cell office:value-type="float" office:value="-949" calcext:value-type="float">
            <text:p>-949</text:p>
          </table:table-cell>
          <table:table-cell office:value-type="float" office:value="0.0619214227622856" calcext:value-type="float">
            <text:p>6.192142276228560E-02</text:p>
          </table:table-cell>
          <table:table-cell table:formula="of:=&quot;  &quot;&amp;TEXT([.B76];&quot;0.00000000000000000E+00&quot;)&amp;&quot;,&quot;" office:value-type="string" office:string-value="  6.19214227622856000E-02," calcext:value-type="string">
            <text:p><text:s text:c="2"/>6.19214227622856000E-02,</text:p>
          </table:table-cell>
        </table:table-row>
        <table:table-row table:style-name="ro1">
          <table:table-cell office:value-type="float" office:value="-948" calcext:value-type="float">
            <text:p>-948</text:p>
          </table:table-cell>
          <table:table-cell office:value-type="float" office:value="0.0641779992701195" calcext:value-type="float">
            <text:p>6.417799927011950E-02</text:p>
          </table:table-cell>
          <table:table-cell table:formula="of:=&quot;  &quot;&amp;TEXT([.B77];&quot;0.00000000000000000E+00&quot;)&amp;&quot;,&quot;" office:value-type="string" office:string-value="  6.41779992701195000E-02," calcext:value-type="string">
            <text:p><text:s text:c="2"/>6.41779992701195000E-02,</text:p>
          </table:table-cell>
        </table:table-row>
        <table:table-row table:style-name="ro1">
          <table:table-cell office:value-type="float" office:value="-947" calcext:value-type="float">
            <text:p>-947</text:p>
          </table:table-cell>
          <table:table-cell office:value-type="float" office:value="0.0664157703555274" calcext:value-type="float">
            <text:p>6.641577035552740E-02</text:p>
          </table:table-cell>
          <table:table-cell table:formula="of:=&quot;  &quot;&amp;TEXT([.B78];&quot;0.00000000000000000E+00&quot;)&amp;&quot;,&quot;" office:value-type="string" office:string-value="  6.64157703555274000E-02," calcext:value-type="string">
            <text:p><text:s text:c="2"/>6.64157703555274000E-02,</text:p>
          </table:table-cell>
        </table:table-row>
        <table:table-row table:style-name="ro1">
          <table:table-cell office:value-type="float" office:value="-946" calcext:value-type="float">
            <text:p>-946</text:p>
          </table:table-cell>
          <table:table-cell office:value-type="float" office:value="0.0686290232948324" calcext:value-type="float">
            <text:p>6.862902329483240E-02</text:p>
          </table:table-cell>
          <table:table-cell table:formula="of:=&quot;  &quot;&amp;TEXT([.B79];&quot;0.00000000000000000E+00&quot;)&amp;&quot;,&quot;" office:value-type="string" office:string-value="  6.86290232948324000E-02," calcext:value-type="string">
            <text:p><text:s text:c="2"/>6.86290232948324000E-02,</text:p>
          </table:table-cell>
        </table:table-row>
        <table:table-row table:style-name="ro1">
          <table:table-cell office:value-type="float" office:value="-945" calcext:value-type="float">
            <text:p>-945</text:p>
          </table:table-cell>
          <table:table-cell office:value-type="float" office:value="0.0708119403979738" calcext:value-type="float">
            <text:p>7.081194039797380E-02</text:p>
          </table:table-cell>
          <table:table-cell table:formula="of:=&quot;  &quot;&amp;TEXT([.B80];&quot;0.00000000000000000E+00&quot;)&amp;&quot;,&quot;" office:value-type="string" office:string-value="  7.08119403979738000E-02," calcext:value-type="string">
            <text:p><text:s text:c="2"/>7.08119403979738000E-02,</text:p>
          </table:table-cell>
        </table:table-row>
        <table:table-row table:style-name="ro1">
          <table:table-cell office:value-type="float" office:value="-944" calcext:value-type="float">
            <text:p>-944</text:p>
          </table:table-cell>
          <table:table-cell office:value-type="float" office:value="0.0729586123736627" calcext:value-type="float">
            <text:p>7.295861237366270E-02</text:p>
          </table:table-cell>
          <table:table-cell table:formula="of:=&quot;  &quot;&amp;TEXT([.B81];&quot;0.00000000000000000E+00&quot;)&amp;&quot;,&quot;" office:value-type="string" office:string-value="  7.29586123736627000E-02," calcext:value-type="string">
            <text:p><text:s text:c="2"/>7.29586123736627000E-02,</text:p>
          </table:table-cell>
        </table:table-row>
        <table:table-row table:style-name="ro1">
          <table:table-cell office:value-type="float" office:value="-943" calcext:value-type="float">
            <text:p>-943</text:p>
          </table:table-cell>
          <table:table-cell office:value-type="float" office:value="0.0750630573802803" calcext:value-type="float">
            <text:p>7.506305738028030E-02</text:p>
          </table:table-cell>
          <table:table-cell table:formula="of:=&quot;  &quot;&amp;TEXT([.B82];&quot;0.00000000000000000E+00&quot;)&amp;&quot;,&quot;" office:value-type="string" office:string-value="  7.50630573802803000E-02," calcext:value-type="string">
            <text:p><text:s text:c="2"/>7.50630573802803000E-02,</text:p>
          </table:table-cell>
        </table:table-row>
        <table:table-row table:style-name="ro1">
          <table:table-cell office:value-type="float" office:value="-942" calcext:value-type="float">
            <text:p>-942</text:p>
          </table:table-cell>
          <table:table-cell office:value-type="float" office:value="0.0771192369789107" calcext:value-type="float">
            <text:p>7.711923697891070E-02</text:p>
          </table:table-cell>
          <table:table-cell table:formula="of:=&quot;  &quot;&amp;TEXT([.B83];&quot;0.00000000000000000E+00&quot;)&amp;&quot;,&quot;" office:value-type="string" office:string-value="  7.71192369789107000E-02," calcext:value-type="string">
            <text:p><text:s text:c="2"/>7.71192369789107000E-02,</text:p>
          </table:table-cell>
        </table:table-row>
        <table:table-row table:style-name="ro1">
          <table:table-cell office:value-type="float" office:value="-941" calcext:value-type="float">
            <text:p>-941</text:p>
          </table:table-cell>
          <table:table-cell office:value-type="float" office:value="0.0791210731448499" calcext:value-type="float">
            <text:p>7.912107314484990E-02</text:p>
          </table:table-cell>
          <table:table-cell table:formula="of:=&quot;  &quot;&amp;TEXT([.B84];&quot;0.00000000000000000E+00&quot;)&amp;&quot;,&quot;" office:value-type="string" office:string-value="  7.91210731448499000E-02," calcext:value-type="string">
            <text:p><text:s text:c="2"/>7.91210731448499000E-02,</text:p>
          </table:table-cell>
        </table:table-row>
        <table:table-row table:style-name="ro1">
          <table:table-cell office:value-type="float" office:value="-940" calcext:value-type="float">
            <text:p>-940</text:p>
          </table:table-cell>
          <table:table-cell office:value-type="float" office:value="0.0810624674929407" calcext:value-type="float">
            <text:p>8.106246749294070E-02</text:p>
          </table:table-cell>
          <table:table-cell table:formula="of:=&quot;  &quot;&amp;TEXT([.B85];&quot;0.00000000000000000E+00&quot;)&amp;&quot;,&quot;" office:value-type="string" office:string-value="  8.10624674929407000E-02," calcext:value-type="string">
            <text:p><text:s text:c="2"/>8.10624674929407000E-02,</text:p>
          </table:table-cell>
        </table:table-row>
        <table:table-row table:style-name="ro1">
          <table:table-cell office:value-type="float" office:value="-939" calcext:value-type="float">
            <text:p>-939</text:p>
          </table:table-cell>
          <table:table-cell office:value-type="float" office:value="0.0829373227733775" calcext:value-type="float">
            <text:p>8.293732277337750E-02</text:p>
          </table:table-cell>
          <table:table-cell table:formula="of:=&quot;  &quot;&amp;TEXT([.B86];&quot;0.00000000000000000E+00&quot;)&amp;&quot;,&quot;" office:value-type="string" office:string-value="  8.29373227733775000E-02," calcext:value-type="string">
            <text:p><text:s text:c="2"/>8.29373227733775000E-02,</text:p>
          </table:table-cell>
        </table:table-row>
        <table:table-row table:style-name="ro1">
          <table:table-cell office:value-type="float" office:value="-938" calcext:value-type="float">
            <text:p>-938</text:p>
          </table:table-cell>
          <table:table-cell office:value-type="float" office:value="0.0847395580190223" calcext:value-type="float">
            <text:p>8.473955801902230E-02</text:p>
          </table:table-cell>
          <table:table-cell table:formula="of:=&quot;  &quot;&amp;TEXT([.B87];&quot;0.00000000000000000E+00&quot;)&amp;&quot;,&quot;" office:value-type="string" office:string-value="  8.47395580190223000E-02," calcext:value-type="string">
            <text:p><text:s text:c="2"/>8.47395580190223000E-02,</text:p>
          </table:table-cell>
        </table:table-row>
        <table:table-row table:style-name="ro1">
          <table:table-cell office:value-type="float" office:value="-937" calcext:value-type="float">
            <text:p>-937</text:p>
          </table:table-cell>
          <table:table-cell office:value-type="float" office:value="0.0864631304031233" calcext:value-type="float">
            <text:p>8.646313040312330E-02</text:p>
          </table:table-cell>
          <table:table-cell table:formula="of:=&quot;  &quot;&amp;TEXT([.B88];&quot;0.00000000000000000E+00&quot;)&amp;&quot;,&quot;" office:value-type="string" office:string-value="  8.64631304031233000E-02," calcext:value-type="string">
            <text:p><text:s text:c="2"/>8.64631304031233000E-02,</text:p>
          </table:table-cell>
        </table:table-row>
        <table:table-row table:style-name="ro1">
          <table:table-cell office:value-type="float" office:value="-936" calcext:value-type="float">
            <text:p>-936</text:p>
          </table:table-cell>
          <table:table-cell office:value-type="float" office:value="0.0881020572068069" calcext:value-type="float">
            <text:p>8.810205720680690E-02</text:p>
          </table:table-cell>
          <table:table-cell table:formula="of:=&quot;  &quot;&amp;TEXT([.B89];&quot;0.00000000000000000E+00&quot;)&amp;&quot;,&quot;" office:value-type="string" office:string-value="  8.81020572068069000E-02," calcext:value-type="string">
            <text:p><text:s text:c="2"/>8.81020572068069000E-02,</text:p>
          </table:table-cell>
        </table:table-row>
        <table:table-row table:style-name="ro1">
          <table:table-cell office:value-type="float" office:value="-935" calcext:value-type="float">
            <text:p>-935</text:p>
          </table:table-cell>
          <table:table-cell office:value-type="float" office:value="0.0896504344066243" calcext:value-type="float">
            <text:p>8.965043440662430E-02</text:p>
          </table:table-cell>
          <table:table-cell table:formula="of:=&quot;  &quot;&amp;TEXT([.B90];&quot;0.00000000000000000E+00&quot;)&amp;&quot;,&quot;" office:value-type="string" office:string-value="  8.96504344066243000E-02," calcext:value-type="string">
            <text:p><text:s text:c="2"/>8.96504344066243000E-02,</text:p>
          </table:table-cell>
        </table:table-row>
        <table:table-row table:style-name="ro1">
          <table:table-cell office:value-type="float" office:value="-934" calcext:value-type="float">
            <text:p>-934</text:p>
          </table:table-cell>
          <table:table-cell office:value-type="float" office:value="0.0911024551620834" calcext:value-type="float">
            <text:p>9.110245516208340E-02</text:p>
          </table:table-cell>
          <table:table-cell table:formula="of:=&quot;  &quot;&amp;TEXT([.B91];&quot;0.00000000000000000E+00&quot;)&amp;&quot;,&quot;" office:value-type="string" office:string-value="  9.11024551620834000E-02," calcext:value-type="string">
            <text:p><text:s text:c="2"/>9.11024551620834000E-02,</text:p>
          </table:table-cell>
        </table:table-row>
        <table:table-row table:style-name="ro1">
          <table:table-cell office:value-type="float" office:value="-933" calcext:value-type="float">
            <text:p>-933</text:p>
          </table:table-cell>
          <table:table-cell office:value-type="float" office:value="0.0924524331239275" calcext:value-type="float">
            <text:p>9.245243312392750E-02</text:p>
          </table:table-cell>
          <table:table-cell table:formula="of:=&quot;  &quot;&amp;TEXT([.B92];&quot;0.00000000000000000E+00&quot;)&amp;&quot;,&quot;" office:value-type="string" office:string-value="  9.24524331239275000E-02," calcext:value-type="string">
            <text:p><text:s text:c="2"/>9.24524331239275000E-02,</text:p>
          </table:table-cell>
        </table:table-row>
        <table:table-row table:style-name="ro1">
          <table:table-cell office:value-type="float" office:value="-932" calcext:value-type="float">
            <text:p>-932</text:p>
          </table:table-cell>
          <table:table-cell office:value-type="float" office:value="0.0936948233825987" calcext:value-type="float">
            <text:p>9.369482338259870E-02</text:p>
          </table:table-cell>
          <table:table-cell table:formula="of:=&quot;  &quot;&amp;TEXT([.B93];&quot;0.00000000000000000E+00&quot;)&amp;&quot;,&quot;" office:value-type="string" office:string-value="  9.36948233825987000E-02," calcext:value-type="string">
            <text:p><text:s text:c="2"/>9.36948233825987000E-02,</text:p>
          </table:table-cell>
        </table:table-row>
        <table:table-row table:style-name="ro1">
          <table:table-cell office:value-type="float" office:value="-931" calcext:value-type="float">
            <text:p>-931</text:p>
          </table:table-cell>
          <table:table-cell office:value-type="float" office:value="0.0948242410790848" calcext:value-type="float">
            <text:p>9.482424107908480E-02</text:p>
          </table:table-cell>
          <table:table-cell table:formula="of:=&quot;  &quot;&amp;TEXT([.B94];&quot;0.00000000000000000E+00&quot;)&amp;&quot;,&quot;" office:value-type="string" office:string-value="  9.48242410790848000E-02," calcext:value-type="string">
            <text:p><text:s text:c="2"/>9.48242410790848000E-02,</text:p>
          </table:table-cell>
        </table:table-row>
        <table:table-row table:style-name="ro1">
          <table:table-cell office:value-type="float" office:value="-930" calcext:value-type="float">
            <text:p>-930</text:p>
          </table:table-cell>
          <table:table-cell office:value-type="float" office:value="0.0958354843416368" calcext:value-type="float">
            <text:p>9.583548434163680E-02</text:p>
          </table:table-cell>
          <table:table-cell table:formula="of:=&quot;  &quot;&amp;TEXT([.B95];&quot;0.00000000000000000E+00&quot;)&amp;&quot;,&quot;" office:value-type="string" office:string-value="  9.58354843416368000E-02," calcext:value-type="string">
            <text:p><text:s text:c="2"/>9.58354843416368000E-02,</text:p>
          </table:table-cell>
        </table:table-row>
        <table:table-row table:style-name="ro1">
          <table:table-cell office:value-type="float" office:value="-929" calcext:value-type="float">
            <text:p>-929</text:p>
          </table:table-cell>
          <table:table-cell office:value-type="float" office:value="0.096723558428328" calcext:value-type="float">
            <text:p>9.672355842832800E-02</text:p>
          </table:table-cell>
          <table:table-cell table:formula="of:=&quot;  &quot;&amp;TEXT([.B96];&quot;0.00000000000000000E+00&quot;)&amp;&quot;,&quot;" office:value-type="string" office:string-value="  9.67235584283280000E-02," calcext:value-type="string">
            <text:p><text:s text:c="2"/>9.67235584283280000E-02,</text:p>
          </table:table-cell>
        </table:table-row>
        <table:table-row table:style-name="ro1">
          <table:table-cell office:value-type="float" office:value="-928" calcext:value-type="float">
            <text:p>-928</text:p>
          </table:table-cell>
          <table:table-cell office:value-type="float" office:value="0.0974836913604968" calcext:value-type="float">
            <text:p>9.748369136049680E-02</text:p>
          </table:table-cell>
          <table:table-cell table:formula="of:=&quot;  &quot;&amp;TEXT([.B97];&quot;0.00000000000000000E+00&quot;)&amp;&quot;,&quot;" office:value-type="string" office:string-value="  9.74836913604968000E-02," calcext:value-type="string">
            <text:p><text:s text:c="2"/>9.74836913604968000E-02,</text:p>
          </table:table-cell>
        </table:table-row>
        <table:table-row table:style-name="ro1">
          <table:table-cell office:value-type="float" office:value="-927" calcext:value-type="float">
            <text:p>-927</text:p>
          </table:table-cell>
          <table:table-cell office:value-type="float" office:value="0.0981113581445353" calcext:value-type="float">
            <text:p>9.811135814453530E-02</text:p>
          </table:table-cell>
          <table:table-cell table:formula="of:=&quot;  &quot;&amp;TEXT([.B98];&quot;0.00000000000000000E+00&quot;)&amp;&quot;,&quot;" office:value-type="string" office:string-value="  9.81113581445353000E-02," calcext:value-type="string">
            <text:p><text:s text:c="2"/>9.81113581445353000E-02,</text:p>
          </table:table-cell>
        </table:table-row>
        <table:table-row table:style-name="ro1">
          <table:table-cell office:value-type="float" office:value="-926" calcext:value-type="float">
            <text:p>-926</text:p>
          </table:table-cell>
          <table:table-cell office:value-type="float" office:value="0.0986023006146889" calcext:value-type="float">
            <text:p>9.860230061468890E-02</text:p>
          </table:table-cell>
          <table:table-cell table:formula="of:=&quot;  &quot;&amp;TEXT([.B99];&quot;0.00000000000000000E+00&quot;)&amp;&quot;,&quot;" office:value-type="string" office:string-value="  9.86023006146889000E-02," calcext:value-type="string">
            <text:p><text:s text:c="2"/>9.86023006146889000E-02,</text:p>
          </table:table-cell>
        </table:table-row>
        <table:table-row table:style-name="ro1">
          <table:table-cell office:value-type="float" office:value="-925" calcext:value-type="float">
            <text:p>-925</text:p>
          </table:table-cell>
          <table:table-cell office:value-type="float" office:value="0.0989525496417194" calcext:value-type="float">
            <text:p>9.895254964171940E-02</text:p>
          </table:table-cell>
          <table:table-cell table:formula="of:=&quot;  &quot;&amp;TEXT([.B100];&quot;0.00000000000000000E+00&quot;)&amp;&quot;,&quot;" office:value-type="string" office:string-value="  9.89525496417194000E-02," calcext:value-type="string">
            <text:p><text:s text:c="2"/>9.89525496417194000E-02,</text:p>
          </table:table-cell>
        </table:table-row>
        <table:table-row table:style-name="ro1">
          <table:table-cell office:value-type="float" office:value="-924" calcext:value-type="float">
            <text:p>-924</text:p>
          </table:table-cell>
          <table:table-cell office:value-type="float" office:value="0.0991584356407869" calcext:value-type="float">
            <text:p>9.915843564078690E-02</text:p>
          </table:table-cell>
          <table:table-cell table:formula="of:=&quot;  &quot;&amp;TEXT([.B101];&quot;0.00000000000000000E+00&quot;)&amp;&quot;,&quot;" office:value-type="string" office:string-value="  9.91584356407869000E-02," calcext:value-type="string">
            <text:p><text:s text:c="2"/>9.91584356407869000E-02,</text:p>
          </table:table-cell>
        </table:table-row>
        <table:table-row table:style-name="ro1">
          <table:table-cell office:value-type="float" office:value="-923" calcext:value-type="float">
            <text:p>-923</text:p>
          </table:table-cell>
          <table:table-cell office:value-type="float" office:value="0.0992166208326646" calcext:value-type="float">
            <text:p>9.921662083266460E-02</text:p>
          </table:table-cell>
          <table:table-cell table:formula="of:=&quot;  &quot;&amp;TEXT([.B102];&quot;0.00000000000000000E+00&quot;)&amp;&quot;,&quot;" office:value-type="string" office:string-value="  9.92166208326646000E-02," calcext:value-type="string">
            <text:p><text:s text:c="2"/>9.92166208326646000E-02,</text:p>
          </table:table-cell>
        </table:table-row>
        <table:table-row table:style-name="ro1">
          <table:table-cell office:value-type="float" office:value="-922" calcext:value-type="float">
            <text:p>-922</text:p>
          </table:table-cell>
          <table:table-cell office:value-type="float" office:value="0.0991240995127129" calcext:value-type="float">
            <text:p>9.912409951271290E-02</text:p>
          </table:table-cell>
          <table:table-cell table:formula="of:=&quot;  &quot;&amp;TEXT([.B103];&quot;0.00000000000000000E+00&quot;)&amp;&quot;,&quot;" office:value-type="string" office:string-value="  9.91240995127129000E-02," calcext:value-type="string">
            <text:p><text:s text:c="2"/>9.91240995127129000E-02,</text:p>
          </table:table-cell>
        </table:table-row>
        <table:table-row table:style-name="ro1">
          <table:table-cell office:value-type="float" office:value="-921" calcext:value-type="float">
            <text:p>-921</text:p>
          </table:table-cell>
          <table:table-cell office:value-type="float" office:value="0.0988782333981809" calcext:value-type="float">
            <text:p>9.887823339818090E-02</text:p>
          </table:table-cell>
          <table:table-cell table:formula="of:=&quot;  &quot;&amp;TEXT([.B104];&quot;0.00000000000000000E+00&quot;)&amp;&quot;,&quot;" office:value-type="string" office:string-value="  9.88782333981809000E-02," calcext:value-type="string">
            <text:p><text:s text:c="2"/>9.88782333981809000E-02,</text:p>
          </table:table-cell>
        </table:table-row>
        <table:table-row table:style-name="ro1">
          <table:table-cell office:value-type="float" office:value="-920" calcext:value-type="float">
            <text:p>-920</text:p>
          </table:table-cell>
          <table:table-cell office:value-type="float" office:value="0.0984767482775631" calcext:value-type="float">
            <text:p>9.847674827756310E-02</text:p>
          </table:table-cell>
          <table:table-cell table:formula="of:=&quot;  &quot;&amp;TEXT([.B105];&quot;0.00000000000000000E+00&quot;)&amp;&quot;,&quot;" office:value-type="string" office:string-value="  9.84767482775631000E-02," calcext:value-type="string">
            <text:p><text:s text:c="2"/>9.84767482775631000E-02,</text:p>
          </table:table-cell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0.0979177722951225" calcext:value-type="float">
            <text:p>9.791777229512250E-02</text:p>
          </table:table-cell>
          <table:table-cell table:formula="of:=&quot;  &quot;&amp;TEXT([.B106];&quot;0.00000000000000000E+00&quot;)&amp;&quot;,&quot;" office:value-type="string" office:string-value="  9.79177722951225000E-02," calcext:value-type="string">
            <text:p><text:s text:c="2"/>9.79177722951225000E-02,</text:p>
          </table:table-cell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0.0971998268106424" calcext:value-type="float">
            <text:p>9.719982681064240E-02</text:p>
          </table:table-cell>
          <table:table-cell table:formula="of:=&quot;  &quot;&amp;TEXT([.B107];&quot;0.00000000000000000E+00&quot;)&amp;&quot;,&quot;" office:value-type="string" office:string-value="  9.71998268106424000E-02," calcext:value-type="string">
            <text:p><text:s text:c="2"/>9.71998268106424000E-02,</text:p>
          </table:table-cell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0.0963218601092267" calcext:value-type="float">
            <text:p>9.632186010922670E-02</text:p>
          </table:table-cell>
          <table:table-cell table:formula="of:=&quot;  &quot;&amp;TEXT([.B108];&quot;0.00000000000000000E+00&quot;)&amp;&quot;,&quot;" office:value-type="string" office:string-value="  9.63218601092267000E-02," calcext:value-type="string">
            <text:p><text:s text:c="2"/>9.63218601092267000E-02,</text:p>
          </table:table-cell>
        </table:table-row>
        <table:table-row table:style-name="ro1">
          <table:table-cell office:value-type="float" office:value="-916" calcext:value-type="float">
            <text:p>-916</text:p>
          </table:table-cell>
          <table:table-cell office:value-type="float" office:value="0.0952832497989042" calcext:value-type="float">
            <text:p>9.528324979890420E-02</text:p>
          </table:table-cell>
          <table:table-cell table:formula="of:=&quot;  &quot;&amp;TEXT([.B109];&quot;0.00000000000000000E+00&quot;)&amp;&quot;,&quot;" office:value-type="string" office:string-value="  9.52832497989042000E-02," calcext:value-type="string">
            <text:p><text:s text:c="2"/>9.52832497989042000E-02,</text:p>
          </table:table-cell>
        </table:table-row>
        <table:table-row table:style-name="ro1">
          <table:table-cell office:value-type="float" office:value="-915" calcext:value-type="float">
            <text:p>-915</text:p>
          </table:table-cell>
          <table:table-cell office:value-type="float" office:value="0.0940838129899666" calcext:value-type="float">
            <text:p>9.408381298996660E-02</text:p>
          </table:table-cell>
          <table:table-cell table:formula="of:=&quot;  &quot;&amp;TEXT([.B110];&quot;0.00000000000000000E+00&quot;)&amp;&quot;,&quot;" office:value-type="string" office:string-value="  9.40838129899666000E-02," calcext:value-type="string">
            <text:p><text:s text:c="2"/>9.40838129899666000E-02,</text:p>
          </table:table-cell>
        </table:table-row>
        <table:table-row table:style-name="ro1">
          <table:table-cell office:value-type="float" office:value="-914" calcext:value-type="float">
            <text:p>-914</text:p>
          </table:table-cell>
          <table:table-cell office:value-type="float" office:value="0.0927238240984129" calcext:value-type="float">
            <text:p>9.272382409841290E-02</text:p>
          </table:table-cell>
          <table:table-cell table:formula="of:=&quot;  &quot;&amp;TEXT([.B111];&quot;0.00000000000000000E+00&quot;)&amp;&quot;,&quot;" office:value-type="string" office:string-value="  9.27238240984129000E-02," calcext:value-type="string">
            <text:p><text:s text:c="2"/>9.27238240984129000E-02,</text:p>
          </table:table-cell>
        </table:table-row>
        <table:table-row table:style-name="ro1">
          <table:table-cell office:value-type="float" office:value="-913" calcext:value-type="float">
            <text:p>-913</text:p>
          </table:table-cell>
          <table:table-cell office:value-type="float" office:value="0.0912040144511332" calcext:value-type="float">
            <text:p>9.120401445113320E-02</text:p>
          </table:table-cell>
          <table:table-cell table:formula="of:=&quot;  &quot;&amp;TEXT([.B112];&quot;0.00000000000000000E+00&quot;)&amp;&quot;,&quot;" office:value-type="string" office:string-value="  9.12040144511332000E-02," calcext:value-type="string">
            <text:p><text:s text:c="2"/>9.12040144511332000E-02,</text:p>
          </table:table-cell>
        </table:table-row>
        <table:table-row table:style-name="ro1">
          <table:table-cell office:value-type="float" office:value="-912" calcext:value-type="float">
            <text:p>-912</text:p>
          </table:table-cell>
          <table:table-cell office:value-type="float" office:value="0.0895255819041439" calcext:value-type="float">
            <text:p>8.952558190414390E-02</text:p>
          </table:table-cell>
          <table:table-cell table:formula="of:=&quot;  &quot;&amp;TEXT([.B113];&quot;0.00000000000000000E+00&quot;)&amp;&quot;,&quot;" office:value-type="string" office:string-value="  8.95255819041439000E-02," calcext:value-type="string">
            <text:p><text:s text:c="2"/>8.95255819041439000E-02,</text:p>
          </table:table-cell>
        </table:table-row>
        <table:table-row table:style-name="ro1">
          <table:table-cell office:value-type="float" office:value="-911" calcext:value-type="float">
            <text:p>-911</text:p>
          </table:table-cell>
          <table:table-cell office:value-type="float" office:value="0.0876901983922014" calcext:value-type="float">
            <text:p>8.769019839220140E-02</text:p>
          </table:table-cell>
          <table:table-cell table:formula="of:=&quot;  &quot;&amp;TEXT([.B114];&quot;0.00000000000000000E+00&quot;)&amp;&quot;,&quot;" office:value-type="string" office:string-value="  8.76901983922014000E-02," calcext:value-type="string">
            <text:p><text:s text:c="2"/>8.76901983922014000E-02,</text:p>
          </table:table-cell>
        </table:table-row>
        <table:table-row table:style-name="ro1">
          <table:table-cell office:value-type="float" office:value="-910" calcext:value-type="float">
            <text:p>-910</text:p>
          </table:table-cell>
          <table:table-cell office:value-type="float" office:value="0.0857000084290299" calcext:value-type="float">
            <text:p>8.570000842902990E-02</text:p>
          </table:table-cell>
          <table:table-cell table:formula="of:=&quot;  &quot;&amp;TEXT([.B115];&quot;0.00000000000000000E+00&quot;)&amp;&quot;,&quot;" office:value-type="string" office:string-value="  8.57000084290299000E-02," calcext:value-type="string">
            <text:p><text:s text:c="2"/>8.57000084290299000E-02,</text:p>
          </table:table-cell>
        </table:table-row>
        <table:table-row table:style-name="ro1">
          <table:table-cell office:value-type="float" office:value="-909" calcext:value-type="float">
            <text:p>-909</text:p>
          </table:table-cell>
          <table:table-cell office:value-type="float" office:value="0.0835576394294747" calcext:value-type="float">
            <text:p>8.355763942947470E-02</text:p>
          </table:table-cell>
          <table:table-cell table:formula="of:=&quot;  &quot;&amp;TEXT([.B116];&quot;0.00000000000000000E+00&quot;)&amp;&quot;,&quot;" office:value-type="string" office:string-value="  8.35576394294747000E-02," calcext:value-type="string">
            <text:p><text:s text:c="2"/>8.35576394294747000E-02,</text:p>
          </table:table-cell>
        </table:table-row>
        <table:table-row table:style-name="ro1">
          <table:table-cell office:value-type="float" office:value="-908" calcext:value-type="float">
            <text:p>-908</text:p>
          </table:table-cell>
          <table:table-cell office:value-type="float" office:value="0.0812661945147854" calcext:value-type="float">
            <text:p>8.126619451478540E-02</text:p>
          </table:table-cell>
          <table:table-cell table:formula="of:=&quot;  &quot;&amp;TEXT([.B117];&quot;0.00000000000000000E+00&quot;)&amp;&quot;,&quot;" office:value-type="string" office:string-value="  8.12661945147854000E-02," calcext:value-type="string">
            <text:p><text:s text:c="2"/>8.12661945147854000E-02,</text:p>
          </table:table-cell>
        </table:table-row>
        <table:table-row table:style-name="ro1">
          <table:table-cell office:value-type="float" office:value="-907" calcext:value-type="float">
            <text:p>-907</text:p>
          </table:table-cell>
          <table:table-cell office:value-type="float" office:value="0.0788292606590698" calcext:value-type="float">
            <text:p>7.882926065906980E-02</text:p>
          </table:table-cell>
          <table:table-cell table:formula="of:=&quot;  &quot;&amp;TEXT([.B118];&quot;0.00000000000000000E+00&quot;)&amp;&quot;,&quot;" office:value-type="string" office:string-value="  7.88292606590698000E-02," calcext:value-type="string">
            <text:p><text:s text:c="2"/>7.88292606590698000E-02,</text:p>
          </table:table-cell>
        </table:table-row>
        <table:table-row table:style-name="ro1">
          <table:table-cell office:value-type="float" office:value="-906" calcext:value-type="float">
            <text:p>-906</text:p>
          </table:table-cell>
          <table:table-cell office:value-type="float" office:value="0.0762509013961003" calcext:value-type="float">
            <text:p>7.625090139610030E-02</text:p>
          </table:table-cell>
          <table:table-cell table:formula="of:=&quot;  &quot;&amp;TEXT([.B119];&quot;0.00000000000000000E+00&quot;)&amp;&quot;,&quot;" office:value-type="string" office:string-value="  7.62509013961003000E-02," calcext:value-type="string">
            <text:p><text:s text:c="2"/>7.62509013961003000E-02,</text:p>
          </table:table-cell>
        </table:table-row>
        <table:table-row table:style-name="ro1">
          <table:table-cell office:value-type="float" office:value="-905" calcext:value-type="float">
            <text:p>-905</text:p>
          </table:table-cell>
          <table:table-cell office:value-type="float" office:value="0.0735356531227888" calcext:value-type="float">
            <text:p>7.353565312278880E-02</text:p>
          </table:table-cell>
          <table:table-cell table:formula="of:=&quot;  &quot;&amp;TEXT([.B120];&quot;0.00000000000000000E+00&quot;)&amp;&quot;,&quot;" office:value-type="string" office:string-value="  7.35356531227888000E-02," calcext:value-type="string">
            <text:p><text:s text:c="2"/>7.35356531227888000E-02,</text:p>
          </table:table-cell>
        </table:table-row>
        <table:table-row table:style-name="ro1">
          <table:table-cell office:value-type="float" office:value="-904" calcext:value-type="float">
            <text:p>-904</text:p>
          </table:table-cell>
          <table:table-cell office:value-type="float" office:value="0.0706885236474644" calcext:value-type="float">
            <text:p>7.068852364746440E-02</text:p>
          </table:table-cell>
          <table:table-cell table:formula="of:=&quot;  &quot;&amp;TEXT([.B121];&quot;0.00000000000000000E+00&quot;)&amp;&quot;,&quot;" office:value-type="string" office:string-value="  7.06885236474644000E-02," calcext:value-type="string">
            <text:p><text:s text:c="2"/>7.06885236474644000E-02,</text:p>
          </table:table-cell>
        </table:table-row>
        <table:table-row table:style-name="ro1">
          <table:table-cell office:value-type="float" office:value="-903" calcext:value-type="float">
            <text:p>-903</text:p>
          </table:table-cell>
          <table:table-cell office:value-type="float" office:value="0.0677149794828797" calcext:value-type="float">
            <text:p>6.771497948287970E-02</text:p>
          </table:table-cell>
          <table:table-cell table:formula="of:=&quot;  &quot;&amp;TEXT([.B122];&quot;0.00000000000000000E+00&quot;)&amp;&quot;,&quot;" office:value-type="string" office:string-value="  6.77149794828797000E-02," calcext:value-type="string">
            <text:p><text:s text:c="2"/>6.77149794828797000E-02,</text:p>
          </table:table-cell>
        </table:table-row>
        <table:table-row table:style-name="ro1">
          <table:table-cell office:value-type="float" office:value="-902" calcext:value-type="float">
            <text:p>-902</text:p>
          </table:table-cell>
          <table:table-cell office:value-type="float" office:value="0.0646209364383214" calcext:value-type="float">
            <text:p>6.462093643832140E-02</text:p>
          </table:table-cell>
          <table:table-cell table:formula="of:=&quot;  &quot;&amp;TEXT([.B123];&quot;0.00000000000000000E+00&quot;)&amp;&quot;,&quot;" office:value-type="string" office:string-value="  6.46209364383214000E-02," calcext:value-type="string">
            <text:p><text:s text:c="2"/>6.46209364383214000E-02,</text:p>
          </table:table-cell>
        </table:table-row>
        <table:table-row table:style-name="ro1">
          <table:table-cell office:value-type="float" office:value="-901" calcext:value-type="float">
            <text:p>-901</text:p>
          </table:table-cell>
          <table:table-cell office:value-type="float" office:value="0.0614127531317332" calcext:value-type="float">
            <text:p>6.141275313173320E-02</text:p>
          </table:table-cell>
          <table:table-cell table:formula="of:=&quot;  &quot;&amp;TEXT([.B124];&quot;0.00000000000000000E+00&quot;)&amp;&quot;,&quot;" office:value-type="string" office:string-value="  6.14127531317332000E-02," calcext:value-type="string">
            <text:p><text:s text:c="2"/>6.14127531317332000E-02,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0.0580972089697342" calcext:value-type="float">
            <text:p>5.809720896973420E-02</text:p>
          </table:table-cell>
          <table:table-cell table:formula="of:=&quot;  &quot;&amp;TEXT([.B125];&quot;0.00000000000000000E+00&quot;)&amp;&quot;,&quot;" office:value-type="string" office:string-value="  5.80972089697342000E-02," calcext:value-type="string">
            <text:p><text:s text:c="2"/>5.80972089697342000E-02,</text:p>
          </table:table-cell>
        </table:table-row>
        <table:table-row table:style-name="ro1">
          <table:table-cell office:value-type="float" office:value="-899" calcext:value-type="float">
            <text:p>-899</text:p>
          </table:table-cell>
          <table:table-cell office:value-type="float" office:value="0.0546814988666184" calcext:value-type="float">
            <text:p>5.468149886661840E-02</text:p>
          </table:table-cell>
          <table:table-cell table:formula="of:=&quot;  &quot;&amp;TEXT([.B126];&quot;0.00000000000000000E+00&quot;)&amp;&quot;,&quot;" office:value-type="string" office:string-value="  5.46814988666184000E-02," calcext:value-type="string">
            <text:p><text:s text:c="2"/>5.46814988666184000E-02,</text:p>
          </table:table-cell>
        </table:table-row>
        <table:table-row table:style-name="ro1">
          <table:table-cell office:value-type="float" office:value="-898" calcext:value-type="float">
            <text:p>-898</text:p>
          </table:table-cell>
          <table:table-cell office:value-type="float" office:value="0.0511732145120144" calcext:value-type="float">
            <text:p>5.117321451201440E-02</text:p>
          </table:table-cell>
          <table:table-cell table:formula="of:=&quot;  &quot;&amp;TEXT([.B127];&quot;0.00000000000000000E+00&quot;)&amp;&quot;,&quot;" office:value-type="string" office:string-value="  5.11732145120144000E-02," calcext:value-type="string">
            <text:p><text:s text:c="2"/>5.11732145120144000E-02,</text:p>
          </table:table-cell>
        </table:table-row>
        <table:table-row table:style-name="ro1">
          <table:table-cell office:value-type="float" office:value="-897" calcext:value-type="float">
            <text:p>-897</text:p>
          </table:table-cell>
          <table:table-cell office:value-type="float" office:value="0.0475803253355259" calcext:value-type="float">
            <text:p>4.758032533552590E-02</text:p>
          </table:table-cell>
          <table:table-cell table:formula="of:=&quot;  &quot;&amp;TEXT([.B128];&quot;0.00000000000000000E+00&quot;)&amp;&quot;,&quot;" office:value-type="string" office:string-value="  4.75803253355259000E-02," calcext:value-type="string">
            <text:p><text:s text:c="2"/>4.75803253355259000E-02,</text:p>
          </table:table-cell>
        </table:table-row>
        <table:table-row table:style-name="ro1">
          <table:table-cell office:value-type="float" office:value="-896" calcext:value-type="float">
            <text:p>-896</text:p>
          </table:table-cell>
          <table:table-cell office:value-type="float" office:value="0.0439111641944936" calcext:value-type="float">
            <text:p>4.391116419449360E-02</text:p>
          </table:table-cell>
          <table:table-cell table:formula="of:=&quot;  &quot;&amp;TEXT([.B129];&quot;0.00000000000000000E+00&quot;)&amp;&quot;,&quot;" office:value-type="string" office:string-value="  4.39111641944936000E-02," calcext:value-type="string">
            <text:p><text:s text:c="2"/>4.39111641944936000E-02,</text:p>
          </table:table-cell>
        </table:table-row>
        <table:table-row table:style-name="ro1">
          <table:table-cell office:value-type="float" office:value="-895" calcext:value-type="float">
            <text:p>-895</text:p>
          </table:table-cell>
          <table:table-cell office:value-type="float" office:value="0.040174404704064" calcext:value-type="float">
            <text:p>4.017440470406400E-02</text:p>
          </table:table-cell>
          <table:table-cell table:formula="of:=&quot;  &quot;&amp;TEXT([.B130];&quot;0.00000000000000000E+00&quot;)&amp;&quot;,&quot;" office:value-type="string" office:string-value="  4.01744047040640000E-02," calcext:value-type="string">
            <text:p><text:s text:c="2"/>4.01744047040640000E-02,</text:p>
          </table:table-cell>
        </table:table-row>
        <table:table-row table:style-name="ro1">
          <table:table-cell office:value-type="float" office:value="-894" calcext:value-type="float">
            <text:p>-894</text:p>
          </table:table-cell>
          <table:table-cell office:value-type="float" office:value="0.0363790367291584" calcext:value-type="float">
            <text:p>3.637903672915840E-02</text:p>
          </table:table-cell>
          <table:table-cell table:formula="of:=&quot;  &quot;&amp;TEXT([.B131];&quot;0.00000000000000000E+00&quot;)&amp;&quot;,&quot;" office:value-type="string" office:string-value="  3.63790367291584000E-02," calcext:value-type="string">
            <text:p><text:s text:c="2"/>3.63790367291584000E-02,</text:p>
          </table:table-cell>
        </table:table-row>
        <table:table-row table:style-name="ro1">
          <table:table-cell office:value-type="float" office:value="-893" calcext:value-type="float">
            <text:p>-893</text:p>
          </table:table-cell>
          <table:table-cell office:value-type="float" office:value="0.0325343460636718" calcext:value-type="float">
            <text:p>3.253434606367180E-02</text:p>
          </table:table-cell>
          <table:table-cell table:formula="of:=&quot;  &quot;&amp;TEXT([.B132];&quot;0.00000000000000000E+00&quot;)&amp;&quot;,&quot;" office:value-type="string" office:string-value="  3.25343460636718000E-02," calcext:value-type="string">
            <text:p><text:s text:c="2"/>3.25343460636718000E-02,</text:p>
          </table:table-cell>
        </table:table-row>
        <table:table-row table:style-name="ro1">
          <table:table-cell office:value-type="float" office:value="-892" calcext:value-type="float">
            <text:p>-892</text:p>
          </table:table-cell>
          <table:table-cell office:value-type="float" office:value="0.0286498844006067" calcext:value-type="float">
            <text:p>2.864988440060670E-02</text:p>
          </table:table-cell>
          <table:table-cell table:formula="of:=&quot;  &quot;&amp;TEXT([.B133];&quot;0.00000000000000000E+00&quot;)&amp;&quot;,&quot;" office:value-type="string" office:string-value="  2.86498844006067000E-02," calcext:value-type="string">
            <text:p><text:s text:c="2"/>2.86498844006067000E-02,</text:p>
          </table:table-cell>
        </table:table-row>
        <table:table-row table:style-name="ro1">
          <table:table-cell office:value-type="float" office:value="-891" calcext:value-type="float">
            <text:p>-891</text:p>
          </table:table-cell>
          <table:table-cell office:value-type="float" office:value="0.0247354449925604" calcext:value-type="float">
            <text:p>2.473544499256040E-02</text:p>
          </table:table-cell>
          <table:table-cell table:formula="of:=&quot;  &quot;&amp;TEXT([.B134];&quot;0.00000000000000000E+00&quot;)&amp;&quot;,&quot;" office:value-type="string" office:string-value="  2.47354449925604000E-02," calcext:value-type="string">
            <text:p><text:s text:c="2"/>2.47354449925604000E-02,</text:p>
          </table:table-cell>
        </table:table-row>
        <table:table-row table:style-name="ro1">
          <table:table-cell office:value-type="float" office:value="-890" calcext:value-type="float">
            <text:p>-890</text:p>
          </table:table-cell>
          <table:table-cell office:value-type="float" office:value="0.0208010289723439" calcext:value-type="float">
            <text:p>2.080102897234390E-02</text:p>
          </table:table-cell>
          <table:table-cell table:formula="of:=&quot;  &quot;&amp;TEXT([.B135];&quot;0.00000000000000000E+00&quot;)&amp;&quot;,&quot;" office:value-type="string" office:string-value="  2.08010289723439000E-02," calcext:value-type="string">
            <text:p><text:s text:c="2"/>2.08010289723439000E-02,</text:p>
          </table:table-cell>
        </table:table-row>
        <table:table-row table:style-name="ro1">
          <table:table-cell office:value-type="float" office:value="-889" calcext:value-type="float">
            <text:p>-889</text:p>
          </table:table-cell>
          <table:table-cell office:value-type="float" office:value="0.0168568236132237" calcext:value-type="float">
            <text:p>1.685682361322370E-02</text:p>
          </table:table-cell>
          <table:table-cell table:formula="of:=&quot;  &quot;&amp;TEXT([.B136];&quot;0.00000000000000000E+00&quot;)&amp;&quot;,&quot;" office:value-type="string" office:string-value="  1.68568236132237000E-02," calcext:value-type="string">
            <text:p><text:s text:c="2"/>1.68568236132237000E-02,</text:p>
          </table:table-cell>
        </table:table-row>
        <table:table-row table:style-name="ro1">
          <table:table-cell office:value-type="float" office:value="-888" calcext:value-type="float">
            <text:p>-888</text:p>
          </table:table-cell>
          <table:table-cell office:value-type="float" office:value="0.0129131682198941" calcext:value-type="float">
            <text:p>1.291316821989410E-02</text:p>
          </table:table-cell>
          <table:table-cell table:formula="of:=&quot;  &quot;&amp;TEXT([.B137];&quot;0.00000000000000000E+00&quot;)&amp;&quot;,&quot;" office:value-type="string" office:string-value="  1.29131682198941000E-02," calcext:value-type="string">
            <text:p><text:s text:c="2"/>1.29131682198941000E-02,</text:p>
          </table:table-cell>
        </table:table-row>
        <table:table-row table:style-name="ro1">
          <table:table-cell office:value-type="float" office:value="-887" calcext:value-type="float">
            <text:p>-887</text:p>
          </table:table-cell>
          <table:table-cell office:value-type="float" office:value="0.0089805223645298" calcext:value-type="float">
            <text:p>8.980522364529800E-03</text:p>
          </table:table-cell>
          <table:table-cell table:formula="of:=&quot;  &quot;&amp;TEXT([.B138];&quot;0.00000000000000000E+00&quot;)&amp;&quot;,&quot;" office:value-type="string" office:string-value="  8.98052236452980000E-03," calcext:value-type="string">
            <text:p><text:s text:c="2"/>8.98052236452980000E-03,</text:p>
          </table:table-cell>
        </table:table-row>
        <table:table-row table:style-name="ro1">
          <table:table-cell office:value-type="float" office:value="-886" calcext:value-type="float">
            <text:p>-886</text:p>
          </table:table-cell>
          <table:table-cell office:value-type="float" office:value="0.00506944241259736" calcext:value-type="float">
            <text:p>5.069442412597360E-03</text:p>
          </table:table-cell>
          <table:table-cell table:formula="of:=&quot;  &quot;&amp;TEXT([.B139];&quot;0.00000000000000000E+00&quot;)&amp;&quot;,&quot;" office:value-type="string" office:string-value="  5.06944241259736000E-03," calcext:value-type="string">
            <text:p><text:s text:c="2"/>5.06944241259736000E-03,</text:p>
          </table:table-cell>
        </table:table-row>
        <table:table-row table:style-name="ro1">
          <table:table-cell office:value-type="float" office:value="-885" calcext:value-type="float">
            <text:p>-885</text:p>
          </table:table-cell>
          <table:table-cell office:value-type="float" office:value="0.00119053876560212" calcext:value-type="float">
            <text:p>1.190538765602120E-03</text:p>
          </table:table-cell>
          <table:table-cell table:formula="of:=&quot;  &quot;&amp;TEXT([.B140];&quot;0.00000000000000000E+00&quot;)&amp;&quot;,&quot;" office:value-type="string" office:string-value="  1.19053876560212000E-03," calcext:value-type="string">
            <text:p><text:s text:c="2"/>1.19053876560212000E-03,</text:p>
          </table:table-cell>
        </table:table-row>
        <table:table-row table:style-name="ro1">
          <table:table-cell office:value-type="float" office:value="-884" calcext:value-type="float">
            <text:p>-884</text:p>
          </table:table-cell>
          <table:table-cell office:value-type="float" office:value="-0.00264555474598486" calcext:value-type="float">
            <text:p>-2.645554745984860E-03</text:p>
          </table:table-cell>
          <table:table-cell table:formula="of:=&quot;  &quot;&amp;TEXT([.B141];&quot;0.00000000000000000E+00&quot;)&amp;&quot;,&quot;" office:value-type="string" office:string-value="  -2.64555474598486000E-03," calcext:value-type="string">
            <text:p><text:s text:c="2"/>-2.64555474598486000E-03,</text:p>
          </table:table-cell>
        </table:table-row>
        <table:table-row table:style-name="ro1">
          <table:table-cell office:value-type="float" office:value="-883" calcext:value-type="float">
            <text:p>-883</text:p>
          </table:table-cell>
          <table:table-cell office:value-type="float" office:value="-0.00642820986031609" calcext:value-type="float">
            <text:p>-6.428209860316090E-03</text:p>
          </table:table-cell>
          <table:table-cell table:formula="of:=&quot;  &quot;&amp;TEXT([.B142];&quot;0.00000000000000000E+00&quot;)&amp;&quot;,&quot;" office:value-type="string" office:string-value="  -6.42820986031609000E-03," calcext:value-type="string">
            <text:p><text:s text:c="2"/>-6.42820986031609000E-03,</text:p>
          </table:table-cell>
        </table:table-row>
        <table:table-row table:style-name="ro1">
          <table:table-cell office:value-type="float" office:value="-882" calcext:value-type="float">
            <text:p>-882</text:p>
          </table:table-cell>
          <table:table-cell office:value-type="float" office:value="-0.0101468541442268" calcext:value-type="float">
            <text:p>-1.014685414422680E-02</text:p>
          </table:table-cell>
          <table:table-cell table:formula="of:=&quot;  &quot;&amp;TEXT([.B143];&quot;0.00000000000000000E+00&quot;)&amp;&quot;,&quot;" office:value-type="string" office:string-value="  -1.01468541442268000E-02," calcext:value-type="string">
            <text:p><text:s text:c="2"/>-1.01468541442268000E-02,</text:p>
          </table:table-cell>
        </table:table-row>
        <table:table-row table:style-name="ro1">
          <table:table-cell office:value-type="float" office:value="-881" calcext:value-type="float">
            <text:p>-881</text:p>
          </table:table-cell>
          <table:table-cell office:value-type="float" office:value="-0.013790992044572" calcext:value-type="float">
            <text:p>-1.379099204457200E-02</text:p>
          </table:table-cell>
          <table:table-cell table:formula="of:=&quot;  &quot;&amp;TEXT([.B144];&quot;0.00000000000000000E+00&quot;)&amp;&quot;,&quot;" office:value-type="string" office:string-value="  -1.37909920445720000E-02," calcext:value-type="string">
            <text:p><text:s text:c="2"/>-1.37909920445720000E-02,</text:p>
          </table:table-cell>
        </table:table-row>
        <table:table-row table:style-name="ro1">
          <table:table-cell office:value-type="float" office:value="-880" calcext:value-type="float">
            <text:p>-880</text:p>
          </table:table-cell>
          <table:table-cell office:value-type="float" office:value="-0.0173502537154664" calcext:value-type="float">
            <text:p>-1.735025371546640E-02</text:p>
          </table:table-cell>
          <table:table-cell table:formula="of:=&quot;  &quot;&amp;TEXT([.B145];&quot;0.00000000000000000E+00&quot;)&amp;&quot;,&quot;" office:value-type="string" office:string-value="  -1.73502537154664000E-02," calcext:value-type="string">
            <text:p><text:s text:c="2"/>-1.73502537154664000E-02,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0.0208144181041326" calcext:value-type="float">
            <text:p>-2.081441810413260E-02</text:p>
          </table:table-cell>
          <table:table-cell table:formula="of:=&quot;  &quot;&amp;TEXT([.B146];&quot;0.00000000000000000E+00&quot;)&amp;&quot;,&quot;" office:value-type="string" office:string-value="  -2.08144181041326000E-02," calcext:value-type="string">
            <text:p><text:s text:c="2"/>-2.08144181041326000E-02,</text:p>
          </table:table-cell>
        </table:table-row>
        <table:table-row table:style-name="ro1">
          <table:table-cell office:value-type="float" office:value="-878" calcext:value-type="float">
            <text:p>-878</text:p>
          </table:table-cell>
          <table:table-cell office:value-type="float" office:value="-0.0241734607703263" calcext:value-type="float">
            <text:p>-2.417346077032630E-02</text:p>
          </table:table-cell>
          <table:table-cell table:formula="of:=&quot;  &quot;&amp;TEXT([.B147];&quot;0.00000000000000000E+00&quot;)&amp;&quot;,&quot;" office:value-type="string" office:string-value="  -2.41734607703263000E-02," calcext:value-type="string">
            <text:p><text:s text:c="2"/>-2.41734607703263000E-02,</text:p>
          </table:table-cell>
        </table:table-row>
        <table:table-row table:style-name="ro1">
          <table:table-cell office:value-type="float" office:value="-877" calcext:value-type="float">
            <text:p>-877</text:p>
          </table:table-cell>
          <table:table-cell office:value-type="float" office:value="-0.0274175747690574" calcext:value-type="float">
            <text:p>-2.741757476905740E-02</text:p>
          </table:table-cell>
          <table:table-cell table:formula="of:=&quot;  &quot;&amp;TEXT([.B148];&quot;0.00000000000000000E+00&quot;)&amp;&quot;,&quot;" office:value-type="string" office:string-value="  -2.74175747690574000E-02," calcext:value-type="string">
            <text:p><text:s text:c="2"/>-2.74175747690574000E-02,</text:p>
          </table:table-cell>
        </table:table-row>
        <table:table-row table:style-name="ro1">
          <table:table-cell office:value-type="float" office:value="-876" calcext:value-type="float">
            <text:p>-876</text:p>
          </table:table-cell>
          <table:table-cell office:value-type="float" office:value="-0.0305372135871763" calcext:value-type="float">
            <text:p>-3.053721358717630E-02</text:p>
          </table:table-cell>
          <table:table-cell table:formula="of:=&quot;  &quot;&amp;TEXT([.B149];&quot;0.00000000000000000E+00&quot;)&amp;&quot;,&quot;" office:value-type="string" office:string-value="  -3.05372135871763000E-02," calcext:value-type="string">
            <text:p><text:s text:c="2"/>-3.05372135871763000E-02,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  <table:table-cell office:value-type="float" office:value="-0.0335231274174376" calcext:value-type="float">
            <text:p>-3.352312741743760E-02</text:p>
          </table:table-cell>
          <table:table-cell table:formula="of:=&quot;  &quot;&amp;TEXT([.B150];&quot;0.00000000000000000E+00&quot;)&amp;&quot;,&quot;" office:value-type="string" office:string-value="  -3.35231274174376000E-02," calcext:value-type="string">
            <text:p><text:s text:c="2"/>-3.35231274174376000E-02,</text:p>
          </table:table-cell>
        </table:table-row>
        <table:table-row table:style-name="ro1">
          <table:table-cell office:value-type="float" office:value="-874" calcext:value-type="float">
            <text:p>-874</text:p>
          </table:table-cell>
          <table:table-cell office:value-type="float" office:value="-0.0363663940148403" calcext:value-type="float">
            <text:p>-3.636639401484030E-02</text:p>
          </table:table-cell>
          <table:table-cell table:formula="of:=&quot;  &quot;&amp;TEXT([.B151];&quot;0.00000000000000000E+00&quot;)&amp;&quot;,&quot;" office:value-type="string" office:string-value="  -3.63663940148403000E-02," calcext:value-type="string">
            <text:p><text:s text:c="2"/>-3.63663940148403000E-02,</text:p>
          </table:table-cell>
        </table:table-row>
        <table:table-row table:style-name="ro1">
          <table:table-cell office:value-type="float" office:value="-873" calcext:value-type="float">
            <text:p>-873</text:p>
          </table:table-cell>
          <table:table-cell office:value-type="float" office:value="-0.0390584569336687" calcext:value-type="float">
            <text:p>-3.905845693366870E-02</text:p>
          </table:table-cell>
          <table:table-cell table:formula="of:=&quot;  &quot;&amp;TEXT([.B152];&quot;0.00000000000000000E+00&quot;)&amp;&quot;,&quot;" office:value-type="string" office:string-value="  -3.90584569336687000E-02," calcext:value-type="string">
            <text:p><text:s text:c="2"/>-3.90584569336687000E-02,</text:p>
          </table:table-cell>
        </table:table-row>
        <table:table-row table:style-name="ro1">
          <table:table-cell office:value-type="float" office:value="-872" calcext:value-type="float">
            <text:p>-872</text:p>
          </table:table-cell>
          <table:table-cell office:value-type="float" office:value="-0.0415911600753407" calcext:value-type="float">
            <text:p>-4.159116007534070E-02</text:p>
          </table:table-cell>
          <table:table-cell table:formula="of:=&quot;  &quot;&amp;TEXT([.B153];&quot;0.00000000000000000E+00&quot;)&amp;&quot;,&quot;" office:value-type="string" office:string-value="  -4.15911600753407000E-02," calcext:value-type="string">
            <text:p><text:s text:c="2"/>-4.15911600753407000E-02,</text:p>
          </table:table-cell>
        </table:table-row>
        <table:table-row table:style-name="ro1">
          <table:table-cell office:value-type="float" office:value="-871" calcext:value-type="float">
            <text:p>-871</text:p>
          </table:table-cell>
          <table:table-cell office:value-type="float" office:value="-0.043956781572122" calcext:value-type="float">
            <text:p>-4.395678157212200E-02</text:p>
          </table:table-cell>
          <table:table-cell table:formula="of:=&quot;  &quot;&amp;TEXT([.B154];&quot;0.00000000000000000E+00&quot;)&amp;&quot;,&quot;" office:value-type="string" office:string-value="  -4.39567815721220000E-02," calcext:value-type="string">
            <text:p><text:s text:c="2"/>-4.39567815721220000E-02,</text:p>
          </table:table-cell>
        </table:table-row>
        <table:table-row table:style-name="ro1">
          <table:table-cell office:value-type="float" office:value="-870" calcext:value-type="float">
            <text:p>-870</text:p>
          </table:table-cell>
          <table:table-cell office:value-type="float" office:value="-0.046148057631423" calcext:value-type="float">
            <text:p>-4.614805763142300E-02</text:p>
          </table:table-cell>
          <table:table-cell table:formula="of:=&quot;  &quot;&amp;TEXT([.B155];&quot;0.00000000000000000E+00&quot;)&amp;&quot;,&quot;" office:value-type="string" office:string-value="  -4.61480576314230000E-02," calcext:value-type="string">
            <text:p><text:s text:c="2"/>-4.61480576314230000E-02,</text:p>
          </table:table-cell>
        </table:table-row>
        <table:table-row table:style-name="ro1">
          <table:table-cell office:value-type="float" office:value="-869" calcext:value-type="float">
            <text:p>-869</text:p>
          </table:table-cell>
          <table:table-cell office:value-type="float" office:value="-0.0481582195124571" calcext:value-type="float">
            <text:p>-4.815821951245710E-02</text:p>
          </table:table-cell>
          <table:table-cell table:formula="of:=&quot;  &quot;&amp;TEXT([.B156];&quot;0.00000000000000000E+00&quot;)&amp;&quot;,&quot;" office:value-type="string" office:string-value="  -4.81582195124571000E-02," calcext:value-type="string">
            <text:p><text:s text:c="2"/>-4.81582195124571000E-02,</text:p>
          </table:table-cell>
        </table:table-row>
        <table:table-row table:style-name="ro1">
          <table:table-cell office:value-type="float" office:value="-868" calcext:value-type="float">
            <text:p>-868</text:p>
          </table:table-cell>
          <table:table-cell office:value-type="float" office:value="-0.0499810146579634" calcext:value-type="float">
            <text:p>-4.998101465796340E-02</text:p>
          </table:table-cell>
          <table:table-cell table:formula="of:=&quot;  &quot;&amp;TEXT([.B157];&quot;0.00000000000000000E+00&quot;)&amp;&quot;,&quot;" office:value-type="string" office:string-value="  -4.99810146579634000E-02," calcext:value-type="string">
            <text:p><text:s text:c="2"/>-4.99810146579634000E-02,</text:p>
          </table:table-cell>
        </table:table-row>
        <table:table-row table:style-name="ro1">
          <table:table-cell office:value-type="float" office:value="-867" calcext:value-type="float">
            <text:p>-867</text:p>
          </table:table-cell>
          <table:table-cell office:value-type="float" office:value="-0.0516107363555159" calcext:value-type="float">
            <text:p>-5.161073635551590E-02</text:p>
          </table:table-cell>
          <table:table-cell table:formula="of:=&quot;  &quot;&amp;TEXT([.B158];&quot;0.00000000000000000E+00&quot;)&amp;&quot;,&quot;" office:value-type="string" office:string-value="  -5.16107363555159000E-02," calcext:value-type="string">
            <text:p><text:s text:c="2"/>-5.16107363555159000E-02,</text:p>
          </table:table-cell>
        </table:table-row>
        <table:table-row table:style-name="ro1">
          <table:table-cell office:value-type="float" office:value="-866" calcext:value-type="float">
            <text:p>-866</text:p>
          </table:table-cell>
          <table:table-cell office:value-type="float" office:value="-0.053042246204561" calcext:value-type="float">
            <text:p>-5.304224620456100E-02</text:p>
          </table:table-cell>
          <table:table-cell table:formula="of:=&quot;  &quot;&amp;TEXT([.B159];&quot;0.00000000000000000E+00&quot;)&amp;&quot;,&quot;" office:value-type="string" office:string-value="  -5.30422462045610000E-02," calcext:value-type="string">
            <text:p><text:s text:c="2"/>-5.30422462045610000E-02,</text:p>
          </table:table-cell>
        </table:table-row>
        <table:table-row table:style-name="ro1">
          <table:table-cell office:value-type="float" office:value="-865" calcext:value-type="float">
            <text:p>-865</text:p>
          </table:table-cell>
          <table:table-cell office:value-type="float" office:value="-0.0542710078231764" calcext:value-type="float">
            <text:p>-5.427100782317640E-02</text:p>
          </table:table-cell>
          <table:table-cell table:formula="of:=&quot;  &quot;&amp;TEXT([.B160];&quot;0.00000000000000000E+00&quot;)&amp;&quot;,&quot;" office:value-type="string" office:string-value="  -5.42710078231764000E-02," calcext:value-type="string">
            <text:p><text:s text:c="2"/>-5.42710078231764000E-02,</text:p>
          </table:table-cell>
        </table:table-row>
        <table:table-row table:style-name="ro1">
          <table:table-cell office:value-type="float" office:value="-864" calcext:value-type="float">
            <text:p>-864</text:p>
          </table:table-cell>
          <table:table-cell office:value-type="float" office:value="-0.055293102293517" calcext:value-type="float">
            <text:p>-5.529310229351700E-02</text:p>
          </table:table-cell>
          <table:table-cell table:formula="of:=&quot;  &quot;&amp;TEXT([.B161];&quot;0.00000000000000000E+00&quot;)&amp;&quot;,&quot;" office:value-type="string" office:string-value="  -5.52931022935170000E-02," calcext:value-type="string">
            <text:p><text:s text:c="2"/>-5.52931022935170000E-02,</text:p>
          </table:table-cell>
        </table:table-row>
        <table:table-row table:style-name="ro1">
          <table:table-cell office:value-type="float" office:value="-863" calcext:value-type="float">
            <text:p>-863</text:p>
          </table:table-cell>
          <table:table-cell office:value-type="float" office:value="-0.0561052549637629" calcext:value-type="float">
            <text:p>-5.610525496376290E-02</text:p>
          </table:table-cell>
          <table:table-cell table:formula="of:=&quot;  &quot;&amp;TEXT([.B162];&quot;0.00000000000000000E+00&quot;)&amp;&quot;,&quot;" office:value-type="string" office:string-value="  -5.61052549637629000E-02," calcext:value-type="string">
            <text:p><text:s text:c="2"/>-5.61052549637629000E-02,</text:p>
          </table:table-cell>
        </table:table-row>
        <table:table-row table:style-name="ro1">
          <table:table-cell office:value-type="float" office:value="-862" calcext:value-type="float">
            <text:p>-862</text:p>
          </table:table-cell>
          <table:table-cell office:value-type="float" office:value="-0.0567048514246595" calcext:value-type="float">
            <text:p>-5.670485142465950E-02</text:p>
          </table:table-cell>
          <table:table-cell table:formula="of:=&quot;  &quot;&amp;TEXT([.B163];&quot;0.00000000000000000E+00&quot;)&amp;&quot;,&quot;" office:value-type="string" office:string-value="  -5.67048514246595000E-02," calcext:value-type="string">
            <text:p><text:s text:c="2"/>-5.67048514246595000E-02,</text:p>
          </table:table-cell>
        </table:table-row>
        <table:table-row table:style-name="ro1">
          <table:table-cell office:value-type="float" office:value="-861" calcext:value-type="float">
            <text:p>-861</text:p>
          </table:table-cell>
          <table:table-cell office:value-type="float" office:value="-0.0570899557697268" calcext:value-type="float">
            <text:p>-5.708995576972680E-02</text:p>
          </table:table-cell>
          <table:table-cell table:formula="of:=&quot;  &quot;&amp;TEXT([.B164];&quot;0.00000000000000000E+00&quot;)&amp;&quot;,&quot;" office:value-type="string" office:string-value="  -5.70899557697268000E-02," calcext:value-type="string">
            <text:p><text:s text:c="2"/>-5.70899557697268000E-02,</text:p>
          </table:table-cell>
        </table:table-row>
        <table:table-row table:style-name="ro1">
          <table:table-cell office:value-type="float" office:value="-860" calcext:value-type="float">
            <text:p>-860</text:p>
          </table:table-cell>
          <table:table-cell office:value-type="float" office:value="-0.0572593153980473" calcext:value-type="float">
            <text:p>-5.725931539804730E-02</text:p>
          </table:table-cell>
          <table:table-cell table:formula="of:=&quot;  &quot;&amp;TEXT([.B165];&quot;0.00000000000000000E+00&quot;)&amp;&quot;,&quot;" office:value-type="string" office:string-value="  -5.72593153980473000E-02," calcext:value-type="string">
            <text:p><text:s text:c="2"/>-5.72593153980473000E-02,</text:p>
          </table:table-cell>
        </table:table-row>
        <table:table-row table:style-name="ro1">
          <table:table-cell office:value-type="float" office:value="-859" calcext:value-type="float">
            <text:p>-859</text:p>
          </table:table-cell>
          <table:table-cell office:value-type="float" office:value="-0.0572123780689107" calcext:value-type="float">
            <text:p>-5.721237806891070E-02</text:p>
          </table:table-cell>
          <table:table-cell table:formula="of:=&quot;  &quot;&amp;TEXT([.B166];&quot;0.00000000000000000E+00&quot;)&amp;&quot;,&quot;" office:value-type="string" office:string-value="  -5.72123780689107000E-02," calcext:value-type="string">
            <text:p><text:s text:c="2"/>-5.72123780689107000E-02,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  <table:table-cell office:value-type="float" office:value="-0.0569492966650506" calcext:value-type="float">
            <text:p>-5.694929666505060E-02</text:p>
          </table:table-cell>
          <table:table-cell table:formula="of:=&quot;  &quot;&amp;TEXT([.B167];&quot;0.00000000000000000E+00&quot;)&amp;&quot;,&quot;" office:value-type="string" office:string-value="  -5.69492966650506000E-02," calcext:value-type="string">
            <text:p><text:s text:c="2"/>-5.69492966650506000E-02,</text:p>
          </table:table-cell>
        </table:table-row>
        <table:table-row table:style-name="ro1">
          <table:table-cell office:value-type="float" office:value="-857" calcext:value-type="float">
            <text:p>-857</text:p>
          </table:table-cell>
          <table:table-cell office:value-type="float" office:value="-0.0564709421914694" calcext:value-type="float">
            <text:p>-5.647094219146940E-02</text:p>
          </table:table-cell>
          <table:table-cell table:formula="of:=&quot;  &quot;&amp;TEXT([.B168];&quot;0.00000000000000000E+00&quot;)&amp;&quot;,&quot;" office:value-type="string" office:string-value="  -5.64709421914694000E-02," calcext:value-type="string">
            <text:p><text:s text:c="2"/>-5.64709421914694000E-02,</text:p>
          </table:table-cell>
        </table:table-row>
        <table:table-row table:style-name="ro1">
          <table:table-cell office:value-type="float" office:value="-856" calcext:value-type="float">
            <text:p>-856</text:p>
          </table:table-cell>
          <table:table-cell office:value-type="float" office:value="-0.0557789050355254" calcext:value-type="float">
            <text:p>-5.577890503552540E-02</text:p>
          </table:table-cell>
          <table:table-cell table:formula="of:=&quot;  &quot;&amp;TEXT([.B169];&quot;0.00000000000000000E+00&quot;)&amp;&quot;,&quot;" office:value-type="string" office:string-value="  -5.57789050355254000E-02," calcext:value-type="string">
            <text:p><text:s text:c="2"/>-5.57789050355254000E-02,</text:p>
          </table:table-cell>
        </table:table-row>
        <table:table-row table:style-name="ro1">
          <table:table-cell office:value-type="float" office:value="-855" calcext:value-type="float">
            <text:p>-855</text:p>
          </table:table-cell>
          <table:table-cell office:value-type="float" office:value="-0.054875507380602" calcext:value-type="float">
            <text:p>-5.487550738060200E-02</text:p>
          </table:table-cell>
          <table:table-cell table:formula="of:=&quot;  &quot;&amp;TEXT([.B170];&quot;0.00000000000000000E+00&quot;)&amp;&quot;,&quot;" office:value-type="string" office:string-value="  -5.48755073806020000E-02," calcext:value-type="string">
            <text:p><text:s text:c="2"/>-5.48755073806020000E-02,</text:p>
          </table:table-cell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-0.0537637968210374" calcext:value-type="float">
            <text:p>-5.376379682103740E-02</text:p>
          </table:table-cell>
          <table:table-cell table:formula="of:=&quot;  &quot;&amp;TEXT([.B171];&quot;0.00000000000000000E+00&quot;)&amp;&quot;,&quot;" office:value-type="string" office:string-value="  -5.37637968210374000E-02," calcext:value-type="string">
            <text:p><text:s text:c="2"/>-5.37637968210374000E-02,</text:p>
          </table:table-cell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-0.0524475438439431" calcext:value-type="float">
            <text:p>-5.244754384394310E-02</text:p>
          </table:table-cell>
          <table:table-cell table:formula="of:=&quot;  &quot;&amp;TEXT([.B172];&quot;0.00000000000000000E+00&quot;)&amp;&quot;,&quot;" office:value-type="string" office:string-value="  -5.24475438439431000E-02," calcext:value-type="string">
            <text:p><text:s text:c="2"/>-5.24475438439431000E-02,</text:p>
          </table:table-cell>
        </table:table-row>
        <table:table-row table:style-name="ro1">
          <table:table-cell office:value-type="float" office:value="-852" calcext:value-type="float">
            <text:p>-852</text:p>
          </table:table-cell>
          <table:table-cell office:value-type="float" office:value="-0.0509312298178136" calcext:value-type="float">
            <text:p>-5.093122981781360E-02</text:p>
          </table:table-cell>
          <table:table-cell table:formula="of:=&quot;  &quot;&amp;TEXT([.B173];&quot;0.00000000000000000E+00&quot;)&amp;&quot;,&quot;" office:value-type="string" office:string-value="  -5.09312298178136000E-02," calcext:value-type="string">
            <text:p><text:s text:c="2"/>-5.09312298178136000E-02,</text:p>
          </table:table-cell>
        </table:table-row>
        <table:table-row table:style-name="ro1">
          <table:table-cell office:value-type="float" office:value="-851" calcext:value-type="float">
            <text:p>-851</text:p>
          </table:table-cell>
          <table:table-cell office:value-type="float" office:value="-0.0492200428474014" calcext:value-type="float">
            <text:p>-4.922004284740140E-02</text:p>
          </table:table-cell>
          <table:table-cell table:formula="of:=&quot;  &quot;&amp;TEXT([.B174];&quot;0.00000000000000000E+00&quot;)&amp;&quot;,&quot;" office:value-type="string" office:string-value="  -4.92200428474014000E-02," calcext:value-type="string">
            <text:p><text:s text:c="2"/>-4.92200428474014000E-02,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0.0473198593953413" calcext:value-type="float">
            <text:p>-4.731985939534130E-02</text:p>
          </table:table-cell>
          <table:table-cell table:formula="of:=&quot;  &quot;&amp;TEXT([.B175];&quot;0.00000000000000000E+00&quot;)&amp;&quot;,&quot;" office:value-type="string" office:string-value="  -4.73198593953413000E-02," calcext:value-type="string">
            <text:p><text:s text:c="2"/>-4.73198593953413000E-02,</text:p>
          </table:table-cell>
        </table:table-row>
        <table:table-row table:style-name="ro1">
          <table:table-cell office:value-type="float" office:value="-849" calcext:value-type="float">
            <text:p>-849</text:p>
          </table:table-cell>
          <table:table-cell office:value-type="float" office:value="-0.0452372371788035" calcext:value-type="float">
            <text:p>-4.523723717880350E-02</text:p>
          </table:table-cell>
          <table:table-cell table:formula="of:=&quot;  &quot;&amp;TEXT([.B176];&quot;0.00000000000000000E+00&quot;)&amp;&quot;,&quot;" office:value-type="string" office:string-value="  -4.52372371788035000E-02," calcext:value-type="string">
            <text:p><text:s text:c="2"/>-4.52372371788035000E-02,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0.0429793981693695" calcext:value-type="float">
            <text:p>-4.297939816936950E-02</text:p>
          </table:table-cell>
          <table:table-cell table:formula="of:=&quot;  &quot;&amp;TEXT([.B177];&quot;0.00000000000000000E+00&quot;)&amp;&quot;,&quot;" office:value-type="string" office:string-value="  -4.29793981693695000E-02," calcext:value-type="string">
            <text:p><text:s text:c="2"/>-4.29793981693695000E-02,</text:p>
          </table:table-cell>
        </table:table-row>
        <table:table-row table:style-name="ro1">
          <table:table-cell office:value-type="float" office:value="-847" calcext:value-type="float">
            <text:p>-847</text:p>
          </table:table-cell>
          <table:table-cell office:value-type="float" office:value="-0.0405542203273369" calcext:value-type="float">
            <text:p>-4.055422032733690E-02</text:p>
          </table:table-cell>
          <table:table-cell table:formula="of:=&quot;  &quot;&amp;TEXT([.B178];&quot;0.00000000000000000E+00&quot;)&amp;&quot;,&quot;" office:value-type="string" office:string-value="  -4.05542203273369000E-02," calcext:value-type="string">
            <text:p><text:s text:c="2"/>-4.05542203273369000E-02,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0.0379702066009329" calcext:value-type="float">
            <text:p>-3.797020660093290E-02</text:p>
          </table:table-cell>
          <table:table-cell table:formula="of:=&quot;  &quot;&amp;TEXT([.B179];&quot;0.00000000000000000E+00&quot;)&amp;&quot;,&quot;" office:value-type="string" office:string-value="  -3.79702066009329000E-02," calcext:value-type="string">
            <text:p><text:s text:c="2"/>-3.79702066009329000E-02,</text:p>
          </table:table-cell>
        </table:table-row>
        <table:table-row table:style-name="ro1">
          <table:table-cell office:value-type="float" office:value="-845" calcext:value-type="float">
            <text:p>-845</text:p>
          </table:table-cell>
          <table:table-cell office:value-type="float" office:value="-0.0352364667869335" calcext:value-type="float">
            <text:p>-3.523646678693350E-02</text:p>
          </table:table-cell>
          <table:table-cell table:formula="of:=&quot;  &quot;&amp;TEXT([.B180];&quot;0.00000000000000000E+00&quot;)&amp;&quot;,&quot;" office:value-type="string" office:string-value="  -3.52364667869335000E-02," calcext:value-type="string">
            <text:p><text:s text:c="2"/>-3.52364667869335000E-02,</text:p>
          </table:table-cell>
        </table:table-row>
        <table:table-row table:style-name="ro1">
          <table:table-cell office:value-type="float" office:value="-844" calcext:value-type="float">
            <text:p>-844</text:p>
          </table:table-cell>
          <table:table-cell office:value-type="float" office:value="-0.0323626810677952" calcext:value-type="float">
            <text:p>-3.236268106779520E-02</text:p>
          </table:table-cell>
          <table:table-cell table:formula="of:=&quot;  &quot;&amp;TEXT([.B181];&quot;0.00000000000000000E+00&quot;)&amp;&quot;,&quot;" office:value-type="string" office:string-value="  -3.23626810677952000E-02," calcext:value-type="string">
            <text:p><text:s text:c="2"/>-3.23626810677952000E-02,</text:p>
          </table:table-cell>
        </table:table-row>
        <table:table-row table:style-name="ro1">
          <table:table-cell office:value-type="float" office:value="-843" calcext:value-type="float">
            <text:p>-843</text:p>
          </table:table-cell>
          <table:table-cell office:value-type="float" office:value="-0.0293590736258304" calcext:value-type="float">
            <text:p>-2.935907362583040E-02</text:p>
          </table:table-cell>
          <table:table-cell table:formula="of:=&quot;  &quot;&amp;TEXT([.B182];&quot;0.00000000000000000E+00&quot;)&amp;&quot;,&quot;" office:value-type="string" office:string-value="  -2.93590736258304000E-02," calcext:value-type="string">
            <text:p><text:s text:c="2"/>-2.93590736258304000E-02,</text:p>
          </table:table-cell>
        </table:table-row>
        <table:table-row table:style-name="ro1">
          <table:table-cell office:value-type="float" office:value="-842" calcext:value-type="float">
            <text:p>-842</text:p>
          </table:table-cell>
          <table:table-cell office:value-type="float" office:value="-0.0262363739978202" calcext:value-type="float">
            <text:p>-2.623637399782020E-02</text:p>
          </table:table-cell>
          <table:table-cell table:formula="of:=&quot;  &quot;&amp;TEXT([.B183];&quot;0.00000000000000000E+00&quot;)&amp;&quot;,&quot;" office:value-type="string" office:string-value="  -2.62363739978202000E-02," calcext:value-type="string">
            <text:p><text:s text:c="2"/>-2.62363739978202000E-02,</text:p>
          </table:table-cell>
        </table:table-row>
        <table:table-row table:style-name="ro1">
          <table:table-cell office:value-type="float" office:value="-841" calcext:value-type="float">
            <text:p>-841</text:p>
          </table:table-cell>
          <table:table-cell office:value-type="float" office:value="-0.0230057948759338" calcext:value-type="float">
            <text:p>-2.300579487593380E-02</text:p>
          </table:table-cell>
          <table:table-cell table:formula="of:=&quot;  &quot;&amp;TEXT([.B184];&quot;0.00000000000000000E+00&quot;)&amp;&quot;,&quot;" office:value-type="string" office:string-value="  -2.30057948759338000E-02," calcext:value-type="string">
            <text:p><text:s text:c="2"/>-2.30057948759338000E-02,</text:p>
          </table:table-cell>
        </table:table-row>
        <table:table-row table:style-name="ro1">
          <table:table-cell office:value-type="float" office:value="-840" calcext:value-type="float">
            <text:p>-840</text:p>
          </table:table-cell>
          <table:table-cell office:value-type="float" office:value="-0.0196789955554056" calcext:value-type="float">
            <text:p>-1.967899555540560E-02</text:p>
          </table:table-cell>
          <table:table-cell table:formula="of:=&quot;  &quot;&amp;TEXT([.B185];&quot;0.00000000000000000E+00&quot;)&amp;&quot;,&quot;" office:value-type="string" office:string-value="  -1.96789955554056000E-02," calcext:value-type="string">
            <text:p><text:s text:c="2"/>-1.96789955554056000E-02,</text:p>
          </table:table-cell>
        </table:table-row>
        <table:table-row table:style-name="ro1">
          <table:table-cell office:value-type="float" office:value="-839" calcext:value-type="float">
            <text:p>-839</text:p>
          </table:table-cell>
          <table:table-cell office:value-type="float" office:value="-0.0162680532351488" calcext:value-type="float">
            <text:p>-1.626805323514880E-02</text:p>
          </table:table-cell>
          <table:table-cell table:formula="of:=&quot;  &quot;&amp;TEXT([.B186];&quot;0.00000000000000000E+00&quot;)&amp;&quot;,&quot;" office:value-type="string" office:string-value="  -1.62680532351488000E-02," calcext:value-type="string">
            <text:p><text:s text:c="2"/>-1.62680532351488000E-02,</text:p>
          </table:table-cell>
        </table:table-row>
        <table:table-row table:style-name="ro1">
          <table:table-cell office:value-type="float" office:value="-838" calcext:value-type="float">
            <text:p>-838</text:p>
          </table:table-cell>
          <table:table-cell office:value-type="float" office:value="-0.0127854145415667" calcext:value-type="float">
            <text:p>-1.278541454156670E-02</text:p>
          </table:table-cell>
          <table:table-cell table:formula="of:=&quot;  &quot;&amp;TEXT([.B187];&quot;0.00000000000000000E+00&quot;)&amp;&quot;,&quot;" office:value-type="string" office:string-value="  -1.27854145415667000E-02," calcext:value-type="string">
            <text:p><text:s text:c="2"/>-1.27854145415667000E-02,</text:p>
          </table:table-cell>
        </table:table-row>
        <table:table-row table:style-name="ro1">
          <table:table-cell office:value-type="float" office:value="-837" calcext:value-type="float">
            <text:p>-837</text:p>
          </table:table-cell>
          <table:table-cell office:value-type="float" office:value="-0.00924385729718829" calcext:value-type="float">
            <text:p>-9.243857297188290E-03</text:p>
          </table:table-cell>
          <table:table-cell table:formula="of:=&quot;  &quot;&amp;TEXT([.B188];&quot;0.00000000000000000E+00&quot;)&amp;&quot;,&quot;" office:value-type="string" office:string-value="  -9.24385729718829000E-03," calcext:value-type="string">
            <text:p><text:s text:c="2"/>-9.24385729718829000E-03,</text:p>
          </table:table-cell>
        </table:table-row>
        <table:table-row table:style-name="ro1">
          <table:table-cell office:value-type="float" office:value="-836" calcext:value-type="float">
            <text:p>-836</text:p>
          </table:table-cell>
          <table:table-cell office:value-type="float" office:value="-0.00565643430890704" calcext:value-type="float">
            <text:p>-5.656434308907040E-03</text:p>
          </table:table-cell>
          <table:table-cell table:formula="of:=&quot;  &quot;&amp;TEXT([.B189];&quot;0.00000000000000000E+00&quot;)&amp;&quot;,&quot;" office:value-type="string" office:string-value="  -5.65643430890704000E-03," calcext:value-type="string">
            <text:p><text:s text:c="2"/>-5.65643430890704000E-03,</text:p>
          </table:table-cell>
        </table:table-row>
        <table:table-row table:style-name="ro1">
          <table:table-cell office:value-type="float" office:value="-835" calcext:value-type="float">
            <text:p>-835</text:p>
          </table:table-cell>
          <table:table-cell office:value-type="float" office:value="-0.0020364354148321" calcext:value-type="float">
            <text:p>-2.036435414832100E-03</text:p>
          </table:table-cell>
          <table:table-cell table:formula="of:=&quot;  &quot;&amp;TEXT([.B190];&quot;0.00000000000000000E+00&quot;)&amp;&quot;,&quot;" office:value-type="string" office:string-value="  -2.03643541483210000E-03," calcext:value-type="string">
            <text:p><text:s text:c="2"/>-2.03643541483210000E-03,</text:p>
          </table:table-cell>
        </table:table-row>
        <table:table-row table:style-name="ro1">
          <table:table-cell office:value-type="float" office:value="-834" calcext:value-type="float">
            <text:p>-834</text:p>
          </table:table-cell>
          <table:table-cell office:value-type="float" office:value="0.00160266482441872" calcext:value-type="float">
            <text:p>1.602664824418720E-03</text:p>
          </table:table-cell>
          <table:table-cell table:formula="of:=&quot;  &quot;&amp;TEXT([.B191];&quot;0.00000000000000000E+00&quot;)&amp;&quot;,&quot;" office:value-type="string" office:string-value="  1.60266482441872000E-03," calcext:value-type="string">
            <text:p><text:s text:c="2"/>1.60266482441872000E-03,</text:p>
          </table:table-cell>
        </table:table-row>
        <table:table-row table:style-name="ro1">
          <table:table-cell office:value-type="float" office:value="-833" calcext:value-type="float">
            <text:p>-833</text:p>
          </table:table-cell>
          <table:table-cell office:value-type="float" office:value="0.00524723755335635" calcext:value-type="float">
            <text:p>5.247237553356350E-03</text:p>
          </table:table-cell>
          <table:table-cell table:formula="of:=&quot;  &quot;&amp;TEXT([.B192];&quot;0.00000000000000000E+00&quot;)&amp;&quot;,&quot;" office:value-type="string" office:string-value="  5.24723755335635000E-03," calcext:value-type="string">
            <text:p><text:s text:c="2"/>5.24723755335635000E-03,</text:p>
          </table:table-cell>
        </table:table-row>
        <table:table-row table:style-name="ro1">
          <table:table-cell office:value-type="float" office:value="-832" calcext:value-type="float">
            <text:p>-832</text:p>
          </table:table-cell>
          <table:table-cell office:value-type="float" office:value="0.00888354999641413" calcext:value-type="float">
            <text:p>8.883549996414130E-03</text:p>
          </table:table-cell>
          <table:table-cell table:formula="of:=&quot;  &quot;&amp;TEXT([.B193];&quot;0.00000000000000000E+00&quot;)&amp;&quot;,&quot;" office:value-type="string" office:string-value="  8.88354999641413000E-03," calcext:value-type="string">
            <text:p><text:s text:c="2"/>8.88354999641413000E-03,</text:p>
          </table:table-cell>
        </table:table-row>
        <table:table-row table:style-name="ro1">
          <table:table-cell office:value-type="float" office:value="-831" calcext:value-type="float">
            <text:p>-831</text:p>
          </table:table-cell>
          <table:table-cell office:value-type="float" office:value="0.0124978069452624" calcext:value-type="float">
            <text:p>1.249780694526240E-02</text:p>
          </table:table-cell>
          <table:table-cell table:formula="of:=&quot;  &quot;&amp;TEXT([.B194];&quot;0.00000000000000000E+00&quot;)&amp;&quot;,&quot;" office:value-type="string" office:string-value="  1.24978069452624000E-02," calcext:value-type="string">
            <text:p><text:s text:c="2"/>1.24978069452624000E-02,</text:p>
          </table:table-cell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0.0160762198398843" calcext:value-type="float">
            <text:p>1.607621983988430E-02</text:p>
          </table:table-cell>
          <table:table-cell table:formula="of:=&quot;  &quot;&amp;TEXT([.B195];&quot;0.00000000000000000E+00&quot;)&amp;&quot;,&quot;" office:value-type="string" office:string-value="  1.60762198398843000E-02," calcext:value-type="string">
            <text:p><text:s text:c="2"/>1.60762198398843000E-02,</text:p>
          </table:table-cell>
        </table:table-row>
        <table:table-row table:style-name="ro1">
          <table:table-cell office:value-type="float" office:value="-829" calcext:value-type="float">
            <text:p>-829</text:p>
          </table:table-cell>
          <table:table-cell office:value-type="float" office:value="0.0196050518972206" calcext:value-type="float">
            <text:p>1.960505189722060E-02</text:p>
          </table:table-cell>
          <table:table-cell table:formula="of:=&quot;  &quot;&amp;TEXT([.B196];&quot;0.00000000000000000E+00&quot;)&amp;&quot;,&quot;" office:value-type="string" office:string-value="  1.96050518972206000E-02," calcext:value-type="string">
            <text:p><text:s text:c="2"/>1.96050518972206000E-02,</text:p>
          </table:table-cell>
        </table:table-row>
        <table:table-row table:style-name="ro1">
          <table:table-cell office:value-type="float" office:value="-828" calcext:value-type="float">
            <text:p>-828</text:p>
          </table:table-cell>
          <table:table-cell office:value-type="float" office:value="0.0230706831479521" calcext:value-type="float">
            <text:p>2.307068314795210E-02</text:p>
          </table:table-cell>
          <table:table-cell table:formula="of:=&quot;  &quot;&amp;TEXT([.B197];&quot;0.00000000000000000E+00&quot;)&amp;&quot;,&quot;" office:value-type="string" office:string-value="  2.30706831479521000E-02," calcext:value-type="string">
            <text:p><text:s text:c="2"/>2.30706831479521000E-02,</text:p>
          </table:table-cell>
        </table:table-row>
        <table:table-row table:style-name="ro1">
          <table:table-cell office:value-type="float" office:value="-827" calcext:value-type="float">
            <text:p>-827</text:p>
          </table:table-cell>
          <table:table-cell office:value-type="float" office:value="0.0264596437877729" calcext:value-type="float">
            <text:p>2.645964378777290E-02</text:p>
          </table:table-cell>
          <table:table-cell table:formula="of:=&quot;  &quot;&amp;TEXT([.B198];&quot;0.00000000000000000E+00&quot;)&amp;&quot;,&quot;" office:value-type="string" office:string-value="  2.64596437877729000E-02," calcext:value-type="string">
            <text:p><text:s text:c="2"/>2.64596437877729000E-02,</text:p>
          </table:table-cell>
        </table:table-row>
        <table:table-row table:style-name="ro1">
          <table:table-cell office:value-type="float" office:value="-826" calcext:value-type="float">
            <text:p>-826</text:p>
          </table:table-cell>
          <table:table-cell office:value-type="float" office:value="0.0297586691743891" calcext:value-type="float">
            <text:p>2.975866917438910E-02</text:p>
          </table:table-cell>
          <table:table-cell table:formula="of:=&quot;  &quot;&amp;TEXT([.B199];&quot;0.00000000000000000E+00&quot;)&amp;&quot;,&quot;" office:value-type="string" office:string-value="  2.97586691743891000E-02," calcext:value-type="string">
            <text:p><text:s text:c="2"/>2.97586691743891000E-02,</text:p>
          </table:table-cell>
        </table:table-row>
        <table:table-row table:style-name="ro1">
          <table:table-cell office:value-type="float" office:value="-825" calcext:value-type="float">
            <text:p>-825</text:p>
          </table:table-cell>
          <table:table-cell office:value-type="float" office:value="0.032954727431805" calcext:value-type="float">
            <text:p>3.295472743180500E-02</text:p>
          </table:table-cell>
          <table:table-cell table:formula="of:=&quot;  &quot;&amp;TEXT([.B200];&quot;0.00000000000000000E+00&quot;)&amp;&quot;,&quot;" office:value-type="string" office:string-value="  3.29547274318050000E-02," calcext:value-type="string">
            <text:p><text:s text:c="2"/>3.29547274318050000E-02,</text:p>
          </table:table-cell>
        </table:table-row>
        <table:table-row table:style-name="ro1">
          <table:table-cell office:value-type="float" office:value="-824" calcext:value-type="float">
            <text:p>-824</text:p>
          </table:table-cell>
          <table:table-cell office:value-type="float" office:value="0.0360350899675823" calcext:value-type="float">
            <text:p>3.603508996758230E-02</text:p>
          </table:table-cell>
          <table:table-cell table:formula="of:=&quot;  &quot;&amp;TEXT([.B201];&quot;0.00000000000000000E+00&quot;)&amp;&quot;,&quot;" office:value-type="string" office:string-value="  3.60350899675823000E-02," calcext:value-type="string">
            <text:p><text:s text:c="2"/>3.60350899675823000E-02,</text:p>
          </table:table-cell>
        </table:table-row>
        <table:table-row table:style-name="ro1">
          <table:table-cell office:value-type="float" office:value="-823" calcext:value-type="float">
            <text:p>-823</text:p>
          </table:table-cell>
          <table:table-cell office:value-type="float" office:value="0.0389873763314403" calcext:value-type="float">
            <text:p>3.898737633144030E-02</text:p>
          </table:table-cell>
          <table:table-cell table:formula="of:=&quot;  &quot;&amp;TEXT([.B202];&quot;0.00000000000000000E+00&quot;)&amp;&quot;,&quot;" office:value-type="string" office:string-value="  3.89873763314403000E-02," calcext:value-type="string">
            <text:p><text:s text:c="2"/>3.89873763314403000E-02,</text:p>
          </table:table-cell>
        </table:table-row>
        <table:table-row table:style-name="ro1">
          <table:table-cell office:value-type="float" office:value="-822" calcext:value-type="float">
            <text:p>-822</text:p>
          </table:table-cell>
          <table:table-cell office:value-type="float" office:value="0.0417996298276956" calcext:value-type="float">
            <text:p>4.179962982769560E-02</text:p>
          </table:table-cell>
          <table:table-cell table:formula="of:=&quot;  &quot;&amp;TEXT([.B203];&quot;0.00000000000000000E+00&quot;)&amp;&quot;,&quot;" office:value-type="string" office:string-value="  4.17996298276956000E-02," calcext:value-type="string">
            <text:p><text:s text:c="2"/>4.17996298276956000E-02,</text:p>
          </table:table-cell>
        </table:table-row>
        <table:table-row table:style-name="ro1">
          <table:table-cell office:value-type="float" office:value="-821" calcext:value-type="float">
            <text:p>-821</text:p>
          </table:table-cell>
          <table:table-cell office:value-type="float" office:value="0.0444603451855876" calcext:value-type="float">
            <text:p>4.446034518558760E-02</text:p>
          </table:table-cell>
          <table:table-cell table:formula="of:=&quot;  &quot;&amp;TEXT([.B204];&quot;0.00000000000000000E+00&quot;)&amp;&quot;,&quot;" office:value-type="string" office:string-value="  4.44603451855876000E-02," calcext:value-type="string">
            <text:p><text:s text:c="2"/>4.44603451855876000E-02,</text:p>
          </table:table-cell>
        </table:table-row>
        <table:table-row table:style-name="ro1">
          <table:table-cell office:value-type="float" office:value="-820" calcext:value-type="float">
            <text:p>-820</text:p>
          </table:table-cell>
          <table:table-cell office:value-type="float" office:value="0.0469585231776223" calcext:value-type="float">
            <text:p>4.695852317762230E-02</text:p>
          </table:table-cell>
          <table:table-cell table:formula="of:=&quot;  &quot;&amp;TEXT([.B205];&quot;0.00000000000000000E+00&quot;)&amp;&quot;,&quot;" office:value-type="string" office:string-value="  4.69585231776223000E-02," calcext:value-type="string">
            <text:p><text:s text:c="2"/>4.69585231776223000E-02,</text:p>
          </table:table-cell>
        </table:table-row>
        <table:table-row table:style-name="ro1">
          <table:table-cell office:value-type="float" office:value="-819" calcext:value-type="float">
            <text:p>-819</text:p>
          </table:table-cell>
          <table:table-cell office:value-type="float" office:value="0.0492836813913873" calcext:value-type="float">
            <text:p>4.928368139138730E-02</text:p>
          </table:table-cell>
          <table:table-cell table:formula="of:=&quot;  &quot;&amp;TEXT([.B206];&quot;0.00000000000000000E+00&quot;)&amp;&quot;,&quot;" office:value-type="string" office:string-value="  4.92836813913873000E-02," calcext:value-type="string">
            <text:p><text:s text:c="2"/>4.92836813913873000E-02,</text:p>
          </table:table-cell>
        </table:table-row>
        <table:table-row table:style-name="ro1">
          <table:table-cell office:value-type="float" office:value="-818" calcext:value-type="float">
            <text:p>-818</text:p>
          </table:table-cell>
          <table:table-cell office:value-type="float" office:value="0.0514259192681032" calcext:value-type="float">
            <text:p>5.142591926810320E-02</text:p>
          </table:table-cell>
          <table:table-cell table:formula="of:=&quot;  &quot;&amp;TEXT([.B207];&quot;0.00000000000000000E+00&quot;)&amp;&quot;,&quot;" office:value-type="string" office:string-value="  5.14259192681032000E-02," calcext:value-type="string">
            <text:p><text:s text:c="2"/>5.14259192681032000E-02,</text:p>
          </table:table-cell>
        </table:table-row>
        <table:table-row table:style-name="ro1">
          <table:table-cell office:value-type="float" office:value="-817" calcext:value-type="float">
            <text:p>-817</text:p>
          </table:table-cell>
          <table:table-cell office:value-type="float" office:value="0.0533759513483269" calcext:value-type="float">
            <text:p>5.337595134832690E-02</text:p>
          </table:table-cell>
          <table:table-cell table:formula="of:=&quot;  &quot;&amp;TEXT([.B208];&quot;0.00000000000000000E+00&quot;)&amp;&quot;,&quot;" office:value-type="string" office:string-value="  5.33759513483269000E-02," calcext:value-type="string">
            <text:p><text:s text:c="2"/>5.33759513483269000E-02,</text:p>
          </table:table-cell>
        </table:table-row>
        <table:table-row table:style-name="ro1">
          <table:table-cell office:value-type="float" office:value="-816" calcext:value-type="float">
            <text:p>-816</text:p>
          </table:table-cell>
          <table:table-cell office:value-type="float" office:value="0.0551251844428444" calcext:value-type="float">
            <text:p>5.512518444284440E-02</text:p>
          </table:table-cell>
          <table:table-cell table:formula="of:=&quot;  &quot;&amp;TEXT([.B209];&quot;0.00000000000000000E+00&quot;)&amp;&quot;,&quot;" office:value-type="string" office:string-value="  5.51251844428444000E-02," calcext:value-type="string">
            <text:p><text:s text:c="2"/>5.51251844428444000E-02,</text:p>
          </table:table-cell>
        </table:table-row>
        <table:table-row table:style-name="ro1">
          <table:table-cell office:value-type="float" office:value="-815" calcext:value-type="float">
            <text:p>-815</text:p>
          </table:table-cell>
          <table:table-cell office:value-type="float" office:value="0.056665738356843" calcext:value-type="float">
            <text:p>5.666573835684300E-02</text:p>
          </table:table-cell>
          <table:table-cell table:formula="of:=&quot;  &quot;&amp;TEXT([.B210];&quot;0.00000000000000000E+00&quot;)&amp;&quot;,&quot;" office:value-type="string" office:string-value="  5.66657383568430000E-02," calcext:value-type="string">
            <text:p><text:s text:c="2"/>5.66657383568430000E-02,</text:p>
          </table:table-cell>
        </table:table-row>
        <table:table-row table:style-name="ro1">
          <table:table-cell office:value-type="float" office:value="-814" calcext:value-type="float">
            <text:p>-814</text:p>
          </table:table-cell>
          <table:table-cell office:value-type="float" office:value="0.0579904852895661" calcext:value-type="float">
            <text:p>5.799048528956610E-02</text:p>
          </table:table-cell>
          <table:table-cell table:formula="of:=&quot;  &quot;&amp;TEXT([.B211];&quot;0.00000000000000000E+00&quot;)&amp;&quot;,&quot;" office:value-type="string" office:string-value="  5.79904852895661000E-02," calcext:value-type="string">
            <text:p><text:s text:c="2"/>5.79904852895661000E-02,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  <table:table-cell office:value-type="float" office:value="0.0590930418593975" calcext:value-type="float">
            <text:p>5.909304185939750E-02</text:p>
          </table:table-cell>
          <table:table-cell table:formula="of:=&quot;  &quot;&amp;TEXT([.B212];&quot;0.00000000000000000E+00&quot;)&amp;&quot;,&quot;" office:value-type="string" office:string-value="  5.90930418593975000E-02," calcext:value-type="string">
            <text:p><text:s text:c="2"/>5.90930418593975000E-02,</text:p>
          </table:table-cell>
        </table:table-row>
        <table:table-row table:style-name="ro1">
          <table:table-cell office:value-type="float" office:value="-812" calcext:value-type="float">
            <text:p>-812</text:p>
          </table:table-cell>
          <table:table-cell office:value-type="float" office:value="0.0599678165038936" calcext:value-type="float">
            <text:p>5.996781650389360E-02</text:p>
          </table:table-cell>
          <table:table-cell table:formula="of:=&quot;  &quot;&amp;TEXT([.B213];&quot;0.00000000000000000E+00&quot;)&amp;&quot;,&quot;" office:value-type="string" office:string-value="  5.99678165038936000E-02," calcext:value-type="string">
            <text:p><text:s text:c="2"/>5.99678165038936000E-02,</text:p>
          </table:table-cell>
        </table:table-row>
        <table:table-row table:style-name="ro1">
          <table:table-cell office:value-type="float" office:value="-811" calcext:value-type="float">
            <text:p>-811</text:p>
          </table:table-cell>
          <table:table-cell office:value-type="float" office:value="0.0606100397071235" calcext:value-type="float">
            <text:p>6.061003970712350E-02</text:p>
          </table:table-cell>
          <table:table-cell table:formula="of:=&quot;  &quot;&amp;TEXT([.B214];&quot;0.00000000000000000E+00&quot;)&amp;&quot;,&quot;" office:value-type="string" office:string-value="  6.06100397071235000E-02," calcext:value-type="string">
            <text:p><text:s text:c="2"/>6.06100397071235000E-02,</text:p>
          </table:table-cell>
        </table:table-row>
        <table:table-row table:style-name="ro1">
          <table:table-cell office:value-type="float" office:value="-810" calcext:value-type="float">
            <text:p>-810</text:p>
          </table:table-cell>
          <table:table-cell office:value-type="float" office:value="0.0610158348304948" calcext:value-type="float">
            <text:p>6.101583483049480E-02</text:p>
          </table:table-cell>
          <table:table-cell table:formula="of:=&quot;  &quot;&amp;TEXT([.B215];&quot;0.00000000000000000E+00&quot;)&amp;&quot;,&quot;" office:value-type="string" office:string-value="  6.10158348304948000E-02," calcext:value-type="string">
            <text:p><text:s text:c="2"/>6.10158348304948000E-02,</text:p>
          </table:table-cell>
        </table:table-row>
        <table:table-row table:style-name="ro1">
          <table:table-cell office:value-type="float" office:value="-809" calcext:value-type="float">
            <text:p>-809</text:p>
          </table:table-cell>
          <table:table-cell office:value-type="float" office:value="0.0611822128129074" calcext:value-type="float">
            <text:p>6.118221281290740E-02</text:p>
          </table:table-cell>
          <table:table-cell table:formula="of:=&quot;  &quot;&amp;TEXT([.B216];&quot;0.00000000000000000E+00&quot;)&amp;&quot;,&quot;" office:value-type="string" office:string-value="  6.11822128129074000E-02," calcext:value-type="string">
            <text:p><text:s text:c="2"/>6.11822128129074000E-02,</text:p>
          </table:table-cell>
        </table:table-row>
        <table:table-row table:style-name="ro1">
          <table:table-cell office:value-type="float" office:value="-808" calcext:value-type="float">
            <text:p>-808</text:p>
          </table:table-cell>
          <table:table-cell office:value-type="float" office:value="0.061107088632559" calcext:value-type="float">
            <text:p>6.110708863255900E-02</text:p>
          </table:table-cell>
          <table:table-cell table:formula="of:=&quot;  &quot;&amp;TEXT([.B217];&quot;0.00000000000000000E+00&quot;)&amp;&quot;,&quot;" office:value-type="string" office:string-value="  6.11070886325590000E-02," calcext:value-type="string">
            <text:p><text:s text:c="2"/>6.11070886325590000E-02,</text:p>
          </table:table-cell>
        </table:table-row>
        <table:table-row table:style-name="ro1">
          <table:table-cell office:value-type="float" office:value="-807" calcext:value-type="float">
            <text:p>-807</text:p>
          </table:table-cell>
          <table:table-cell office:value-type="float" office:value="0.0607892431014218" calcext:value-type="float">
            <text:p>6.078924310142180E-02</text:p>
          </table:table-cell>
          <table:table-cell table:formula="of:=&quot;  &quot;&amp;TEXT([.B218];&quot;0.00000000000000000E+00&quot;)&amp;&quot;,&quot;" office:value-type="string" office:string-value="  6.07892431014218000E-02," calcext:value-type="string">
            <text:p><text:s text:c="2"/>6.07892431014218000E-02,</text:p>
          </table:table-cell>
        </table:table-row>
        <table:table-row table:style-name="ro1">
          <table:table-cell office:value-type="float" office:value="-806" calcext:value-type="float">
            <text:p>-806</text:p>
          </table:table-cell>
          <table:table-cell office:value-type="float" office:value="0.0602283781077955" calcext:value-type="float">
            <text:p>6.022837810779550E-02</text:p>
          </table:table-cell>
          <table:table-cell table:formula="of:=&quot;  &quot;&amp;TEXT([.B219];&quot;0.00000000000000000E+00&quot;)&amp;&quot;,&quot;" office:value-type="string" office:string-value="  6.02283781077955000E-02," calcext:value-type="string">
            <text:p><text:s text:c="2"/>6.02283781077955000E-02,</text:p>
          </table:table-cell>
        </table:table-row>
        <table:table-row table:style-name="ro1">
          <table:table-cell office:value-type="float" office:value="-805" calcext:value-type="float">
            <text:p>-805</text:p>
          </table:table-cell>
          <table:table-cell office:value-type="float" office:value="0.0594251347689805" calcext:value-type="float">
            <text:p>5.942513476898050E-02</text:p>
          </table:table-cell>
          <table:table-cell table:formula="of:=&quot;  &quot;&amp;TEXT([.B220];&quot;0.00000000000000000E+00&quot;)&amp;&quot;,&quot;" office:value-type="string" office:string-value="  5.94251347689805000E-02," calcext:value-type="string">
            <text:p><text:s text:c="2"/>5.94251347689805000E-02,</text:p>
          </table:table-cell>
        </table:table-row>
        <table:table-row table:style-name="ro1">
          <table:table-cell office:value-type="float" office:value="-804" calcext:value-type="float">
            <text:p>-804</text:p>
          </table:table-cell>
          <table:table-cell office:value-type="float" office:value="0.0583811473510326" calcext:value-type="float">
            <text:p>5.838114735103260E-02</text:p>
          </table:table-cell>
          <table:table-cell table:formula="of:=&quot;  &quot;&amp;TEXT([.B221];&quot;0.00000000000000000E+00&quot;)&amp;&quot;,&quot;" office:value-type="string" office:string-value="  5.83811473510326000E-02," calcext:value-type="string">
            <text:p><text:s text:c="2"/>5.83811473510326000E-02,</text:p>
          </table:table-cell>
        </table:table-row>
        <table:table-row table:style-name="ro1">
          <table:table-cell office:value-type="float" office:value="-803" calcext:value-type="float">
            <text:p>-803</text:p>
          </table:table-cell>
          <table:table-cell office:value-type="float" office:value="0.0570989816995082" calcext:value-type="float">
            <text:p>5.709898169950820E-02</text:p>
          </table:table-cell>
          <table:table-cell table:formula="of:=&quot;  &quot;&amp;TEXT([.B222];&quot;0.00000000000000000E+00&quot;)&amp;&quot;,&quot;" office:value-type="string" office:string-value="  5.70989816995082000E-02," calcext:value-type="string">
            <text:p><text:s text:c="2"/>5.70989816995082000E-02,</text:p>
          </table:table-cell>
        </table:table-row>
        <table:table-row table:style-name="ro1">
          <table:table-cell office:value-type="float" office:value="-802" calcext:value-type="float">
            <text:p>-802</text:p>
          </table:table-cell>
          <table:table-cell office:value-type="float" office:value="0.0555821184150862" calcext:value-type="float">
            <text:p>5.558211841508620E-02</text:p>
          </table:table-cell>
          <table:table-cell table:formula="of:=&quot;  &quot;&amp;TEXT([.B223];&quot;0.00000000000000000E+00&quot;)&amp;&quot;,&quot;" office:value-type="string" office:string-value="  5.55821184150862000E-02," calcext:value-type="string">
            <text:p><text:s text:c="2"/>5.55821184150862000E-02,</text:p>
          </table:table-cell>
        </table:table-row>
        <table:table-row table:style-name="ro1">
          <table:table-cell office:value-type="float" office:value="-801" calcext:value-type="float">
            <text:p>-801</text:p>
          </table:table-cell>
          <table:table-cell office:value-type="float" office:value="0.053834917199526" calcext:value-type="float">
            <text:p>5.383491719952600E-02</text:p>
          </table:table-cell>
          <table:table-cell table:formula="of:=&quot;  &quot;&amp;TEXT([.B224];&quot;0.00000000000000000E+00&quot;)&amp;&quot;,&quot;" office:value-type="string" office:string-value="  5.38349171995260000E-02," calcext:value-type="string">
            <text:p><text:s text:c="2"/>5.38349171995260000E-02,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0.0518627039369975" calcext:value-type="float">
            <text:p>5.186270393699750E-02</text:p>
          </table:table-cell>
          <table:table-cell table:formula="of:=&quot;  &quot;&amp;TEXT([.B225];&quot;0.00000000000000000E+00&quot;)&amp;&quot;,&quot;" office:value-type="string" office:string-value="  5.18627039369975000E-02," calcext:value-type="string">
            <text:p><text:s text:c="2"/>5.18627039369975000E-02,</text:p>
          </table:table-cell>
        </table:table-row>
        <table:table-row table:style-name="ro1">
          <table:table-cell office:value-type="float" office:value="-799" calcext:value-type="float">
            <text:p>-799</text:p>
          </table:table-cell>
          <table:table-cell office:value-type="float" office:value="0.0496717539548225" calcext:value-type="float">
            <text:p>4.967175395482250E-02</text:p>
          </table:table-cell>
          <table:table-cell table:formula="of:=&quot;  &quot;&amp;TEXT([.B226];&quot;0.00000000000000000E+00&quot;)&amp;&quot;,&quot;" office:value-type="string" office:string-value="  4.96717539548225000E-02," calcext:value-type="string">
            <text:p><text:s text:c="2"/>4.96717539548225000E-02,</text:p>
          </table:table-cell>
        </table:table-row>
        <table:table-row table:style-name="ro1">
          <table:table-cell office:value-type="float" office:value="-798" calcext:value-type="float">
            <text:p>-798</text:p>
          </table:table-cell>
          <table:table-cell office:value-type="float" office:value="0.0472692659970668" calcext:value-type="float">
            <text:p>4.726926599706680E-02</text:p>
          </table:table-cell>
          <table:table-cell table:formula="of:=&quot;  &quot;&amp;TEXT([.B227];&quot;0.00000000000000000E+00&quot;)&amp;&quot;,&quot;" office:value-type="string" office:string-value="  4.72692659970668000E-02," calcext:value-type="string">
            <text:p><text:s text:c="2"/>4.72692659970668000E-02,</text:p>
          </table:table-cell>
        </table:table-row>
        <table:table-row table:style-name="ro1">
          <table:table-cell office:value-type="float" office:value="-797" calcext:value-type="float">
            <text:p>-797</text:p>
          </table:table-cell>
          <table:table-cell office:value-type="float" office:value="0.0446632240436391" calcext:value-type="float">
            <text:p>4.466322404363910E-02</text:p>
          </table:table-cell>
          <table:table-cell table:formula="of:=&quot;  &quot;&amp;TEXT([.B228];&quot;0.00000000000000000E+00&quot;)&amp;&quot;,&quot;" office:value-type="string" office:string-value="  4.46632240436391000E-02," calcext:value-type="string">
            <text:p><text:s text:c="2"/>4.46632240436391000E-02,</text:p>
          </table:table-cell>
        </table:table-row>
        <table:table-row table:style-name="ro1">
          <table:table-cell office:value-type="float" office:value="-796" calcext:value-type="float">
            <text:p>-796</text:p>
          </table:table-cell>
          <table:table-cell office:value-type="float" office:value="0.0418624491132569" calcext:value-type="float">
            <text:p>4.186244911325690E-02</text:p>
          </table:table-cell>
          <table:table-cell table:formula="of:=&quot;  &quot;&amp;TEXT([.B229];&quot;0.00000000000000000E+00&quot;)&amp;&quot;,&quot;" office:value-type="string" office:string-value="  4.18624491132569000E-02," calcext:value-type="string">
            <text:p><text:s text:c="2"/>4.18624491132569000E-02,</text:p>
          </table:table-cell>
        </table:table-row>
        <table:table-row table:style-name="ro1">
          <table:table-cell office:value-type="float" office:value="-795" calcext:value-type="float">
            <text:p>-795</text:p>
          </table:table-cell>
          <table:table-cell office:value-type="float" office:value="0.0388766250887026" calcext:value-type="float">
            <text:p>3.887662508870260E-02</text:p>
          </table:table-cell>
          <table:table-cell table:formula="of:=&quot;  &quot;&amp;TEXT([.B230];&quot;0.00000000000000000E+00&quot;)&amp;&quot;,&quot;" office:value-type="string" office:string-value="  3.88766250887026000E-02," calcext:value-type="string">
            <text:p><text:s text:c="2"/>3.88766250887026000E-02,</text:p>
          </table:table-cell>
        </table:table-row>
        <table:table-row table:style-name="ro1">
          <table:table-cell office:value-type="float" office:value="-794" calcext:value-type="float">
            <text:p>-794</text:p>
          </table:table-cell>
          <table:table-cell office:value-type="float" office:value="0.03571632870767" calcext:value-type="float">
            <text:p>3.571632870767000E-02</text:p>
          </table:table-cell>
          <table:table-cell table:formula="of:=&quot;  &quot;&amp;TEXT([.B231];&quot;0.00000000000000000E+00&quot;)&amp;&quot;,&quot;" office:value-type="string" office:string-value="  3.57163287076700000E-02," calcext:value-type="string">
            <text:p><text:s text:c="2"/>3.57163287076700000E-02,</text:p>
          </table:table-cell>
        </table:table-row>
        <table:table-row table:style-name="ro1">
          <table:table-cell office:value-type="float" office:value="-793" calcext:value-type="float">
            <text:p>-793</text:p>
          </table:table-cell>
          <table:table-cell office:value-type="float" office:value="0.0323928118883312" calcext:value-type="float">
            <text:p>3.239281188833120E-02</text:p>
          </table:table-cell>
          <table:table-cell table:formula="of:=&quot;  &quot;&amp;TEXT([.B232];&quot;0.00000000000000000E+00&quot;)&amp;&quot;,&quot;" office:value-type="string" office:string-value="  3.23928118883312000E-02," calcext:value-type="string">
            <text:p><text:s text:c="2"/>3.23928118883312000E-02,</text:p>
          </table:table-cell>
        </table:table-row>
        <table:table-row table:style-name="ro1">
          <table:table-cell office:value-type="float" office:value="-792" calcext:value-type="float">
            <text:p>-792</text:p>
          </table:table-cell>
          <table:table-cell office:value-type="float" office:value="0.0289179771731511" calcext:value-type="float">
            <text:p>2.891797717315110E-02</text:p>
          </table:table-cell>
          <table:table-cell table:formula="of:=&quot;  &quot;&amp;TEXT([.B233];&quot;0.00000000000000000E+00&quot;)&amp;&quot;,&quot;" office:value-type="string" office:string-value="  2.89179771731511000E-02," calcext:value-type="string">
            <text:p><text:s text:c="2"/>2.89179771731511000E-02,</text:p>
          </table:table-cell>
        </table:table-row>
        <table:table-row table:style-name="ro1">
          <table:table-cell office:value-type="float" office:value="-791" calcext:value-type="float">
            <text:p>-791</text:p>
          </table:table-cell>
          <table:table-cell office:value-type="float" office:value="0.0253044286488676" calcext:value-type="float">
            <text:p>2.530442864886760E-02</text:p>
          </table:table-cell>
          <table:table-cell table:formula="of:=&quot;  &quot;&amp;TEXT([.B234];&quot;0.00000000000000000E+00&quot;)&amp;&quot;,&quot;" office:value-type="string" office:string-value="  2.53044286488676000E-02," calcext:value-type="string">
            <text:p><text:s text:c="2"/>2.53044286488676000E-02,</text:p>
          </table:table-cell>
        </table:table-row>
        <table:table-row table:style-name="ro1">
          <table:table-cell office:value-type="float" office:value="-790" calcext:value-type="float">
            <text:p>-790</text:p>
          </table:table-cell>
          <table:table-cell office:value-type="float" office:value="0.0215655831134425" calcext:value-type="float">
            <text:p>2.156558311344250E-02</text:p>
          </table:table-cell>
          <table:table-cell table:formula="of:=&quot;  &quot;&amp;TEXT([.B235];&quot;0.00000000000000000E+00&quot;)&amp;&quot;,&quot;" office:value-type="string" office:string-value="  2.15655831134425000E-02," calcext:value-type="string">
            <text:p><text:s text:c="2"/>2.15655831134425000E-02,</text:p>
          </table:table-cell>
        </table:table-row>
        <table:table-row table:style-name="ro1">
          <table:table-cell office:value-type="float" office:value="-789" calcext:value-type="float">
            <text:p>-789</text:p>
          </table:table-cell>
          <table:table-cell office:value-type="float" office:value="0.0177153393475583" calcext:value-type="float">
            <text:p>1.771533934755830E-02</text:p>
          </table:table-cell>
          <table:table-cell table:formula="of:=&quot;  &quot;&amp;TEXT([.B236];&quot;0.00000000000000000E+00&quot;)&amp;&quot;,&quot;" office:value-type="string" office:string-value="  1.77153393475583000E-02," calcext:value-type="string">
            <text:p><text:s text:c="2"/>1.77153393475583000E-02,</text:p>
          </table:table-cell>
        </table:table-row>
        <table:table-row table:style-name="ro1">
          <table:table-cell office:value-type="float" office:value="-788" calcext:value-type="float">
            <text:p>-788</text:p>
          </table:table-cell>
          <table:table-cell office:value-type="float" office:value="0.0137680195764744" calcext:value-type="float">
            <text:p>1.376801957647440E-02</text:p>
          </table:table-cell>
          <table:table-cell table:formula="of:=&quot;  &quot;&amp;TEXT([.B237];&quot;0.00000000000000000E+00&quot;)&amp;&quot;,&quot;" office:value-type="string" office:string-value="  1.37680195764744000E-02," calcext:value-type="string">
            <text:p><text:s text:c="2"/>1.37680195764744000E-02,</text:p>
          </table:table-cell>
        </table:table-row>
        <table:table-row table:style-name="ro1">
          <table:table-cell office:value-type="float" office:value="-787" calcext:value-type="float">
            <text:p>-787</text:p>
          </table:table-cell>
          <table:table-cell office:value-type="float" office:value="0.00973851010858379" calcext:value-type="float">
            <text:p>9.738510108583790E-03</text:p>
          </table:table-cell>
          <table:table-cell table:formula="of:=&quot;  &quot;&amp;TEXT([.B238];&quot;0.00000000000000000E+00&quot;)&amp;&quot;,&quot;" office:value-type="string" office:string-value="  9.73851010858379000E-03," calcext:value-type="string">
            <text:p><text:s text:c="2"/>9.73851010858379000E-03,</text:p>
          </table:table-cell>
        </table:table-row>
        <table:table-row table:style-name="ro1">
          <table:table-cell office:value-type="float" office:value="-786" calcext:value-type="float">
            <text:p>-786</text:p>
          </table:table-cell>
          <table:table-cell office:value-type="float" office:value="0.00564237383381462" calcext:value-type="float">
            <text:p>5.642373833814620E-03</text:p>
          </table:table-cell>
          <table:table-cell table:formula="of:=&quot;  &quot;&amp;TEXT([.B239];&quot;0.00000000000000000E+00&quot;)&amp;&quot;,&quot;" office:value-type="string" office:string-value="  5.64237383381462000E-03," calcext:value-type="string">
            <text:p><text:s text:c="2"/>5.64237383381462000E-03,</text:p>
          </table:table-cell>
        </table:table-row>
        <table:table-row table:style-name="ro1">
          <table:table-cell office:value-type="float" office:value="-785" calcext:value-type="float">
            <text:p>-785</text:p>
          </table:table-cell>
          <table:table-cell office:value-type="float" office:value="0.0014952492458656" calcext:value-type="float">
            <text:p>1.495249245865600E-03</text:p>
          </table:table-cell>
          <table:table-cell table:formula="of:=&quot;  &quot;&amp;TEXT([.B240];&quot;0.00000000000000000E+00&quot;)&amp;&quot;,&quot;" office:value-type="string" office:string-value="  1.49524924586560000E-03," calcext:value-type="string">
            <text:p><text:s text:c="2"/>1.49524924586560000E-03,</text:p>
          </table:table-cell>
        </table:table-row>
        <table:table-row table:style-name="ro1">
          <table:table-cell office:value-type="float" office:value="-784" calcext:value-type="float">
            <text:p>-784</text:p>
          </table:table-cell>
          <table:table-cell office:value-type="float" office:value="-0.00268692939167927" calcext:value-type="float">
            <text:p>-2.686929391679270E-03</text:p>
          </table:table-cell>
          <table:table-cell table:formula="of:=&quot;  &quot;&amp;TEXT([.B241];&quot;0.00000000000000000E+00&quot;)&amp;&quot;,&quot;" office:value-type="string" office:string-value="  -2.68692939167927000E-03," calcext:value-type="string">
            <text:p><text:s text:c="2"/>-2.68692939167927000E-03,</text:p>
          </table:table-cell>
        </table:table-row>
        <table:table-row table:style-name="ro1">
          <table:table-cell office:value-type="float" office:value="-783" calcext:value-type="float">
            <text:p>-783</text:p>
          </table:table-cell>
          <table:table-cell office:value-type="float" office:value="-0.00688764377016265" calcext:value-type="float">
            <text:p>-6.887643770162650E-03</text:p>
          </table:table-cell>
          <table:table-cell table:formula="of:=&quot;  &quot;&amp;TEXT([.B242];&quot;0.00000000000000000E+00&quot;)&amp;&quot;,&quot;" office:value-type="string" office:string-value="  -6.88764377016265000E-03," calcext:value-type="string">
            <text:p><text:s text:c="2"/>-6.88764377016265000E-03,</text:p>
          </table:table-cell>
        </table:table-row>
        <table:table-row table:style-name="ro1">
          <table:table-cell office:value-type="float" office:value="-782" calcext:value-type="float">
            <text:p>-782</text:p>
          </table:table-cell>
          <table:table-cell office:value-type="float" office:value="-0.0110902960392497" calcext:value-type="float">
            <text:p>-1.109029603924970E-02</text:p>
          </table:table-cell>
          <table:table-cell table:formula="of:=&quot;  &quot;&amp;TEXT([.B243];&quot;0.00000000000000000E+00&quot;)&amp;&quot;,&quot;" office:value-type="string" office:string-value="  -1.10902960392497000E-02," calcext:value-type="string">
            <text:p><text:s text:c="2"/>-1.10902960392497000E-02,</text:p>
          </table:table-cell>
        </table:table-row>
        <table:table-row table:style-name="ro1">
          <table:table-cell office:value-type="float" office:value="-781" calcext:value-type="float">
            <text:p>-781</text:p>
          </table:table-cell>
          <table:table-cell office:value-type="float" office:value="-0.0152786126682052" calcext:value-type="float">
            <text:p>-1.527861266820520E-02</text:p>
          </table:table-cell>
          <table:table-cell table:formula="of:=&quot;  &quot;&amp;TEXT([.B244];&quot;0.00000000000000000E+00&quot;)&amp;&quot;,&quot;" office:value-type="string" office:string-value="  -1.52786126682052000E-02," calcext:value-type="string">
            <text:p><text:s text:c="2"/>-1.52786126682052000E-02,</text:p>
          </table:table-cell>
        </table:table-row>
        <table:table-row table:style-name="ro1">
          <table:table-cell office:value-type="float" office:value="-780" calcext:value-type="float">
            <text:p>-780</text:p>
          </table:table-cell>
          <table:table-cell office:value-type="float" office:value="-0.0194352752264916" calcext:value-type="float">
            <text:p>-1.943527522649160E-02</text:p>
          </table:table-cell>
          <table:table-cell table:formula="of:=&quot;  &quot;&amp;TEXT([.B245];&quot;0.00000000000000000E+00&quot;)&amp;&quot;,&quot;" office:value-type="string" office:string-value="  -1.94352752264916000E-02," calcext:value-type="string">
            <text:p><text:s text:c="2"/>-1.94352752264916000E-02,</text:p>
          </table:table-cell>
        </table:table-row>
        <table:table-row table:style-name="ro1">
          <table:table-cell office:value-type="float" office:value="-779" calcext:value-type="float">
            <text:p>-779</text:p>
          </table:table-cell>
          <table:table-cell office:value-type="float" office:value="-0.0235440310547684" calcext:value-type="float">
            <text:p>-2.354403105476840E-02</text:p>
          </table:table-cell>
          <table:table-cell table:formula="of:=&quot;  &quot;&amp;TEXT([.B246];&quot;0.00000000000000000E+00&quot;)&amp;&quot;,&quot;" office:value-type="string" office:string-value="  -2.35440310547684000E-02," calcext:value-type="string">
            <text:p><text:s text:c="2"/>-2.35440310547684000E-02,</text:p>
          </table:table-cell>
        </table:table-row>
        <table:table-row table:style-name="ro1">
          <table:table-cell office:value-type="float" office:value="-778" calcext:value-type="float">
            <text:p>-778</text:p>
          </table:table-cell>
          <table:table-cell office:value-type="float" office:value="-0.0275878604471846" calcext:value-type="float">
            <text:p>-2.758786044718460E-02</text:p>
          </table:table-cell>
          <table:table-cell table:formula="of:=&quot;  &quot;&amp;TEXT([.B247];&quot;0.00000000000000000E+00&quot;)&amp;&quot;,&quot;" office:value-type="string" office:string-value="  -2.75878604471846000E-02," calcext:value-type="string">
            <text:p><text:s text:c="2"/>-2.75878604471846000E-02,</text:p>
          </table:table-cell>
        </table:table-row>
        <table:table-row table:style-name="ro1">
          <table:table-cell office:value-type="float" office:value="-777" calcext:value-type="float">
            <text:p>-777</text:p>
          </table:table-cell>
          <table:table-cell office:value-type="float" office:value="-0.0315503126745695" calcext:value-type="float">
            <text:p>-3.155031267456950E-02</text:p>
          </table:table-cell>
          <table:table-cell table:formula="of:=&quot;  &quot;&amp;TEXT([.B248];&quot;0.00000000000000000E+00&quot;)&amp;&quot;,&quot;" office:value-type="string" office:string-value="  -3.15503126745695000E-02," calcext:value-type="string">
            <text:p><text:s text:c="2"/>-3.15503126745695000E-02,</text:p>
          </table:table-cell>
        </table:table-row>
        <table:table-row table:style-name="ro1">
          <table:table-cell office:value-type="float" office:value="-776" calcext:value-type="float">
            <text:p>-776</text:p>
          </table:table-cell>
          <table:table-cell office:value-type="float" office:value="-0.0354149844298013" calcext:value-type="float">
            <text:p>-3.541498442980130E-02</text:p>
          </table:table-cell>
          <table:table-cell table:formula="of:=&quot;  &quot;&amp;TEXT([.B249];&quot;0.00000000000000000E+00&quot;)&amp;&quot;,&quot;" office:value-type="string" office:string-value="  -3.54149844298013000E-02," calcext:value-type="string">
            <text:p><text:s text:c="2"/>-3.54149844298013000E-02,</text:p>
          </table:table-cell>
        </table:table-row>
        <table:table-row table:style-name="ro1">
          <table:table-cell office:value-type="float" office:value="-775" calcext:value-type="float">
            <text:p>-775</text:p>
          </table:table-cell>
          <table:table-cell office:value-type="float" office:value="-0.0391656930374216" calcext:value-type="float">
            <text:p>-3.916569303742160E-02</text:p>
          </table:table-cell>
          <table:table-cell table:formula="of:=&quot;  &quot;&amp;TEXT([.B250];&quot;0.00000000000000000E+00&quot;)&amp;&quot;,&quot;" office:value-type="string" office:string-value="  -3.91656930374216000E-02," calcext:value-type="string">
            <text:p><text:s text:c="2"/>-3.91656930374216000E-02,</text:p>
          </table:table-cell>
        </table:table-row>
        <table:table-row table:style-name="ro1">
          <table:table-cell office:value-type="float" office:value="-774" calcext:value-type="float">
            <text:p>-774</text:p>
          </table:table-cell>
          <table:table-cell office:value-type="float" office:value="-0.0427866769490123" calcext:value-type="float">
            <text:p>-4.278667694901230E-02</text:p>
          </table:table-cell>
          <table:table-cell table:formula="of:=&quot;  &quot;&amp;TEXT([.B251];&quot;0.00000000000000000E+00&quot;)&amp;&quot;,&quot;" office:value-type="string" office:string-value="  -4.27866769490123000E-02," calcext:value-type="string">
            <text:p><text:s text:c="2"/>-4.27866769490123000E-02,</text:p>
          </table:table-cell>
        </table:table-row>
        <table:table-row table:style-name="ro1">
          <table:table-cell office:value-type="float" office:value="-773" calcext:value-type="float">
            <text:p>-773</text:p>
          </table:table-cell>
          <table:table-cell office:value-type="float" office:value="-0.0462624478292437" calcext:value-type="float">
            <text:p>-4.626244782924370E-02</text:p>
          </table:table-cell>
          <table:table-cell table:formula="of:=&quot;  &quot;&amp;TEXT([.B252];&quot;0.00000000000000000E+00&quot;)&amp;&quot;,&quot;" office:value-type="string" office:string-value="  -4.62624478292437000E-02," calcext:value-type="string">
            <text:p><text:s text:c="2"/>-4.62624478292437000E-02,</text:p>
          </table:table-cell>
        </table:table-row>
        <table:table-row table:style-name="ro1">
          <table:table-cell office:value-type="float" office:value="-772" calcext:value-type="float">
            <text:p>-772</text:p>
          </table:table-cell>
          <table:table-cell office:value-type="float" office:value="-0.049578070090814" calcext:value-type="float">
            <text:p>-4.957807009081400E-02</text:p>
          </table:table-cell>
          <table:table-cell table:formula="of:=&quot;  &quot;&amp;TEXT([.B253];&quot;0.00000000000000000E+00&quot;)&amp;&quot;,&quot;" office:value-type="string" office:string-value="  -4.95780700908140000E-02," calcext:value-type="string">
            <text:p><text:s text:c="2"/>-4.95780700908140000E-02,</text:p>
          </table:table-cell>
        </table:table-row>
        <table:table-row table:style-name="ro1">
          <table:table-cell office:value-type="float" office:value="-771" calcext:value-type="float">
            <text:p>-771</text:p>
          </table:table-cell>
          <table:table-cell office:value-type="float" office:value="-0.0527190318742573" calcext:value-type="float">
            <text:p>-5.271903187425730E-02</text:p>
          </table:table-cell>
          <table:table-cell table:formula="of:=&quot;  &quot;&amp;TEXT([.B254];&quot;0.00000000000000000E+00&quot;)&amp;&quot;,&quot;" office:value-type="string" office:string-value="  -5.27190318742573000E-02," calcext:value-type="string">
            <text:p><text:s text:c="2"/>-5.27190318742573000E-02,</text:p>
          </table:table-cell>
        </table:table-row>
        <table:table-row table:style-name="ro1">
          <table:table-cell office:value-type="float" office:value="-770" calcext:value-type="float">
            <text:p>-770</text:p>
          </table:table-cell>
          <table:table-cell office:value-type="float" office:value="-0.0556714722753196" calcext:value-type="float">
            <text:p>-5.567147227531960E-02</text:p>
          </table:table-cell>
          <table:table-cell table:formula="of:=&quot;  &quot;&amp;TEXT([.B255];&quot;0.00000000000000000E+00&quot;)&amp;&quot;,&quot;" office:value-type="string" office:string-value="  -5.56714722753196000E-02," calcext:value-type="string">
            <text:p><text:s text:c="2"/>-5.56714722753196000E-02,</text:p>
          </table:table-cell>
        </table:table-row>
        <table:table-row table:style-name="ro1">
          <table:table-cell office:value-type="float" office:value="-769" calcext:value-type="float">
            <text:p>-769</text:p>
          </table:table-cell>
          <table:table-cell office:value-type="float" office:value="-0.0584220988312244" calcext:value-type="float">
            <text:p>-5.842209883122440E-02</text:p>
          </table:table-cell>
          <table:table-cell table:formula="of:=&quot;  &quot;&amp;TEXT([.B256];&quot;0.00000000000000000E+00&quot;)&amp;&quot;,&quot;" office:value-type="string" office:string-value="  -5.84220988312244000E-02," calcext:value-type="string">
            <text:p><text:s text:c="2"/>-5.84220988312244000E-02,</text:p>
          </table:table-cell>
        </table:table-row>
        <table:table-row table:style-name="ro1">
          <table:table-cell office:value-type="float" office:value="-768" calcext:value-type="float">
            <text:p>-768</text:p>
          </table:table-cell>
          <table:table-cell office:value-type="float" office:value="-0.0609583708662097" calcext:value-type="float">
            <text:p>-6.095837086620970E-02</text:p>
          </table:table-cell>
          <table:table-cell table:formula="of:=&quot;  &quot;&amp;TEXT([.B257];&quot;0.00000000000000000E+00&quot;)&amp;&quot;,&quot;" office:value-type="string" office:string-value="  -6.09583708662097000E-02," calcext:value-type="string">
            <text:p><text:s text:c="2"/>-6.09583708662097000E-02,</text:p>
          </table:table-cell>
        </table:table-row>
        <table:table-row table:style-name="ro1">
          <table:table-cell office:value-type="float" office:value="-767" calcext:value-type="float">
            <text:p>-767</text:p>
          </table:table-cell>
          <table:table-cell office:value-type="float" office:value="-0.063268440852629" calcext:value-type="float">
            <text:p>-6.326844085262900E-02</text:p>
          </table:table-cell>
          <table:table-cell table:formula="of:=&quot;  &quot;&amp;TEXT([.B258];&quot;0.00000000000000000E+00&quot;)&amp;&quot;,&quot;" office:value-type="string" office:string-value="  -6.32684408526290000E-02," calcext:value-type="string">
            <text:p><text:s text:c="2"/>-6.32684408526290000E-02,</text:p>
          </table:table-cell>
        </table:table-row>
        <table:table-row table:style-name="ro1">
          <table:table-cell office:value-type="float" office:value="-766" calcext:value-type="float">
            <text:p>-766</text:p>
          </table:table-cell>
          <table:table-cell office:value-type="float" office:value="-0.0653413133493457" calcext:value-type="float">
            <text:p>-6.534131334934570E-02</text:p>
          </table:table-cell>
          <table:table-cell table:formula="of:=&quot;  &quot;&amp;TEXT([.B259];&quot;0.00000000000000000E+00&quot;)&amp;&quot;,&quot;" office:value-type="string" office:string-value="  -6.53413133493457000E-02," calcext:value-type="string">
            <text:p><text:s text:c="2"/>-6.53413133493457000E-02,</text:p>
          </table:table-cell>
        </table:table-row>
        <table:table-row table:style-name="ro1">
          <table:table-cell office:value-type="float" office:value="-765" calcext:value-type="float">
            <text:p>-765</text:p>
          </table:table-cell>
          <table:table-cell office:value-type="float" office:value="-0.0671667976318558" calcext:value-type="float">
            <text:p>-6.716679763185580E-02</text:p>
          </table:table-cell>
          <table:table-cell table:formula="of:=&quot;  &quot;&amp;TEXT([.B260];&quot;0.00000000000000000E+00&quot;)&amp;&quot;,&quot;" office:value-type="string" office:string-value="  -6.71667976318558000E-02," calcext:value-type="string">
            <text:p><text:s text:c="2"/>-6.71667976318558000E-02,</text:p>
          </table:table-cell>
        </table:table-row>
        <table:table-row table:style-name="ro1">
          <table:table-cell office:value-type="float" office:value="-764" calcext:value-type="float">
            <text:p>-764</text:p>
          </table:table-cell>
          <table:table-cell office:value-type="float" office:value="-0.0687356472929386" calcext:value-type="float">
            <text:p>-6.873564729293860E-02</text:p>
          </table:table-cell>
          <table:table-cell table:formula="of:=&quot;  &quot;&amp;TEXT([.B261];&quot;0.00000000000000000E+00&quot;)&amp;&quot;,&quot;" office:value-type="string" office:string-value="  -6.87356472929386000E-02," calcext:value-type="string">
            <text:p><text:s text:c="2"/>-6.87356472929386000E-02,</text:p>
          </table:table-cell>
        </table:table-row>
        <table:table-row table:style-name="ro1">
          <table:table-cell office:value-type="float" office:value="-763" calcext:value-type="float">
            <text:p>-763</text:p>
          </table:table-cell>
          <table:table-cell office:value-type="float" office:value="-0.0700395200405803" calcext:value-type="float">
            <text:p>-7.003952004058030E-02</text:p>
          </table:table-cell>
          <table:table-cell table:formula="of:=&quot;  &quot;&amp;TEXT([.B262];&quot;0.00000000000000000E+00&quot;)&amp;&quot;,&quot;" office:value-type="string" office:string-value="  -7.00395200405803000E-02," calcext:value-type="string">
            <text:p><text:s text:c="2"/>-7.00395200405803000E-02,</text:p>
          </table:table-cell>
        </table:table-row>
        <table:table-row table:style-name="ro1">
          <table:table-cell office:value-type="float" office:value="-762" calcext:value-type="float">
            <text:p>-762</text:p>
          </table:table-cell>
          <table:table-cell office:value-type="float" office:value="-0.0710710979233426" calcext:value-type="float">
            <text:p>-7.107109792334260E-02</text:p>
          </table:table-cell>
          <table:table-cell table:formula="of:=&quot;  &quot;&amp;TEXT([.B263];&quot;0.00000000000000000E+00&quot;)&amp;&quot;,&quot;" office:value-type="string" office:string-value="  -7.10710979233426000E-02," calcext:value-type="string">
            <text:p><text:s text:c="2"/>-7.10710979233426000E-02,</text:p>
          </table:table-cell>
        </table:table-row>
        <table:table-row table:style-name="ro1">
          <table:table-cell office:value-type="float" office:value="-761" calcext:value-type="float">
            <text:p>-761</text:p>
          </table:table-cell>
          <table:table-cell office:value-type="float" office:value="-0.0718240518513372" calcext:value-type="float">
            <text:p>-7.182405185133720E-02</text:p>
          </table:table-cell>
          <table:table-cell table:formula="of:=&quot;  &quot;&amp;TEXT([.B264];&quot;0.00000000000000000E+00&quot;)&amp;&quot;,&quot;" office:value-type="string" office:string-value="  -7.18240518513372000E-02," calcext:value-type="string">
            <text:p><text:s text:c="2"/>-7.18240518513372000E-02,</text:p>
          </table:table-cell>
        </table:table-row>
        <table:table-row table:style-name="ro1">
          <table:table-cell office:value-type="float" office:value="-760" calcext:value-type="float">
            <text:p>-760</text:p>
          </table:table-cell>
          <table:table-cell office:value-type="float" office:value="-0.0722931449812471" calcext:value-type="float">
            <text:p>-7.229314498124710E-02</text:p>
          </table:table-cell>
          <table:table-cell table:formula="of:=&quot;  &quot;&amp;TEXT([.B265];&quot;0.00000000000000000E+00&quot;)&amp;&quot;,&quot;" office:value-type="string" office:string-value="  -7.22931449812471000E-02," calcext:value-type="string">
            <text:p><text:s text:c="2"/>-7.22931449812471000E-02,</text:p>
          </table:table-cell>
        </table:table-row>
        <table:table-row table:style-name="ro1">
          <table:table-cell office:value-type="float" office:value="-759" calcext:value-type="float">
            <text:p>-759</text:p>
          </table:table-cell>
          <table:table-cell office:value-type="float" office:value="-0.0724741968849788" calcext:value-type="float">
            <text:p>-7.247419688497880E-02</text:p>
          </table:table-cell>
          <table:table-cell table:formula="of:=&quot;  &quot;&amp;TEXT([.B266];&quot;0.00000000000000000E+00&quot;)&amp;&quot;,&quot;" office:value-type="string" office:string-value="  -7.24741968849788000E-02," calcext:value-type="string">
            <text:p><text:s text:c="2"/>-7.24741968849788000E-02,</text:p>
          </table:table-cell>
        </table:table-row>
        <table:table-row table:style-name="ro1">
          <table:table-cell office:value-type="float" office:value="-758" calcext:value-type="float">
            <text:p>-758</text:p>
          </table:table-cell>
          <table:table-cell office:value-type="float" office:value="-0.0723641733879442" calcext:value-type="float">
            <text:p>-7.236417338794420E-02</text:p>
          </table:table-cell>
          <table:table-cell table:formula="of:=&quot;  &quot;&amp;TEXT([.B267];&quot;0.00000000000000000E+00&quot;)&amp;&quot;,&quot;" office:value-type="string" office:string-value="  -7.23641733879442000E-02," calcext:value-type="string">
            <text:p><text:s text:c="2"/>-7.23641733879442000E-02,</text:p>
          </table:table-cell>
        </table:table-row>
        <table:table-row table:style-name="ro1">
          <table:table-cell office:value-type="float" office:value="-757" calcext:value-type="float">
            <text:p>-757</text:p>
          </table:table-cell>
          <table:table-cell office:value-type="float" office:value="-0.0719611474575825" calcext:value-type="float">
            <text:p>-7.196114745758250E-02</text:p>
          </table:table-cell>
          <table:table-cell table:formula="of:=&quot;  &quot;&amp;TEXT([.B268];&quot;0.00000000000000000E+00&quot;)&amp;&quot;,&quot;" office:value-type="string" office:string-value="  -7.19611474575825000E-02," calcext:value-type="string">
            <text:p><text:s text:c="2"/>-7.19611474575825000E-02,</text:p>
          </table:table-cell>
        </table:table-row>
        <table:table-row table:style-name="ro1">
          <table:table-cell office:value-type="float" office:value="-756" calcext:value-type="float">
            <text:p>-756</text:p>
          </table:table-cell>
          <table:table-cell office:value-type="float" office:value="-0.0712643746003641" calcext:value-type="float">
            <text:p>-7.126437460036410E-02</text:p>
          </table:table-cell>
          <table:table-cell table:formula="of:=&quot;  &quot;&amp;TEXT([.B269];&quot;0.00000000000000000E+00&quot;)&amp;&quot;,&quot;" office:value-type="string" office:string-value="  -7.12643746003641000E-02," calcext:value-type="string">
            <text:p><text:s text:c="2"/>-7.12643746003641000E-02,</text:p>
          </table:table-cell>
        </table:table-row>
        <table:table-row table:style-name="ro1">
          <table:table-cell office:value-type="float" office:value="-755" calcext:value-type="float">
            <text:p>-755</text:p>
          </table:table-cell>
          <table:table-cell office:value-type="float" office:value="-0.0702742495805247" calcext:value-type="float">
            <text:p>-7.027424958052470E-02</text:p>
          </table:table-cell>
          <table:table-cell table:formula="of:=&quot;  &quot;&amp;TEXT([.B270];&quot;0.00000000000000000E+00&quot;)&amp;&quot;,&quot;" office:value-type="string" office:string-value="  -7.02742495805247000E-02," calcext:value-type="string">
            <text:p><text:s text:c="2"/>-7.02742495805247000E-02,</text:p>
          </table:table-cell>
        </table:table-row>
        <table:table-row table:style-name="ro1">
          <table:table-cell office:value-type="float" office:value="-754" calcext:value-type="float">
            <text:p>-754</text:p>
          </table:table-cell>
          <table:table-cell office:value-type="float" office:value="-0.0689923715900202" calcext:value-type="float">
            <text:p>-6.899237159002020E-02</text:p>
          </table:table-cell>
          <table:table-cell table:formula="of:=&quot;  &quot;&amp;TEXT([.B271];&quot;0.00000000000000000E+00&quot;)&amp;&quot;,&quot;" office:value-type="string" office:string-value="  -6.89923715900202000E-02," calcext:value-type="string">
            <text:p><text:s text:c="2"/>-6.89923715900202000E-02,</text:p>
          </table:table-cell>
        </table:table-row>
        <table:table-row table:style-name="ro1">
          <table:table-cell office:value-type="float" office:value="-753" calcext:value-type="float">
            <text:p>-753</text:p>
          </table:table-cell>
          <table:table-cell office:value-type="float" office:value="-0.0674214952001716" calcext:value-type="float">
            <text:p>-6.742149520017160E-02</text:p>
          </table:table-cell>
          <table:table-cell table:formula="of:=&quot;  &quot;&amp;TEXT([.B272];&quot;0.00000000000000000E+00&quot;)&amp;&quot;,&quot;" office:value-type="string" office:string-value="  -6.74214952001716000E-02," calcext:value-type="string">
            <text:p><text:s text:c="2"/>-6.74214952001716000E-02,</text:p>
          </table:table-cell>
        </table:table-row>
        <table:table-row table:style-name="ro1">
          <table:table-cell office:value-type="float" office:value="-752" calcext:value-type="float">
            <text:p>-752</text:p>
          </table:table-cell>
          <table:table-cell office:value-type="float" office:value="-0.0655655792306119" calcext:value-type="float">
            <text:p>-6.556557923061190E-02</text:p>
          </table:table-cell>
          <table:table-cell table:formula="of:=&quot;  &quot;&amp;TEXT([.B273];&quot;0.00000000000000000E+00&quot;)&amp;&quot;,&quot;" office:value-type="string" office:string-value="  -6.55655792306119000E-02," calcext:value-type="string">
            <text:p><text:s text:c="2"/>-6.55655792306119000E-02,</text:p>
          </table:table-cell>
        </table:table-row>
        <table:table-row table:style-name="ro1">
          <table:table-cell office:value-type="float" office:value="-751" calcext:value-type="float">
            <text:p>-751</text:p>
          </table:table-cell>
          <table:table-cell office:value-type="float" office:value="-0.0634297346468595" calcext:value-type="float">
            <text:p>-6.342973464685950E-02</text:p>
          </table:table-cell>
          <table:table-cell table:formula="of:=&quot;  &quot;&amp;TEXT([.B274];&quot;0.00000000000000000E+00&quot;)&amp;&quot;,&quot;" office:value-type="string" office:string-value="  -6.34297346468595000E-02," calcext:value-type="string">
            <text:p><text:s text:c="2"/>-6.34297346468595000E-02,</text:p>
          </table:table-cell>
        </table:table-row>
        <table:table-row table:style-name="ro1">
          <table:table-cell office:value-type="float" office:value="-750" calcext:value-type="float">
            <text:p>-750</text:p>
          </table:table-cell>
          <table:table-cell office:value-type="float" office:value="-0.0610202595565002" calcext:value-type="float">
            <text:p>-6.102025955650020E-02</text:p>
          </table:table-cell>
          <table:table-cell table:formula="of:=&quot;  &quot;&amp;TEXT([.B275];&quot;0.00000000000000000E+00&quot;)&amp;&quot;,&quot;" office:value-type="string" office:string-value="  -6.10202595565002000E-02," calcext:value-type="string">
            <text:p><text:s text:c="2"/>-6.10202595565002000E-02,</text:p>
          </table:table-cell>
        </table:table-row>
        <table:table-row table:style-name="ro1">
          <table:table-cell office:value-type="float" office:value="-749" calcext:value-type="float">
            <text:p>-749</text:p>
          </table:table-cell>
          <table:table-cell office:value-type="float" office:value="-0.0583445811575531" calcext:value-type="float">
            <text:p>-5.834458115755310E-02</text:p>
          </table:table-cell>
          <table:table-cell table:formula="of:=&quot;  &quot;&amp;TEXT([.B276];&quot;0.00000000000000000E+00&quot;)&amp;&quot;,&quot;" office:value-type="string" office:string-value="  -5.83445811575531000E-02," calcext:value-type="string">
            <text:p><text:s text:c="2"/>-5.83445811575531000E-02,</text:p>
          </table:table-cell>
        </table:table-row>
        <table:table-row table:style-name="ro1">
          <table:table-cell office:value-type="float" office:value="-748" calcext:value-type="float">
            <text:p>-748</text:p>
          </table:table-cell>
          <table:table-cell office:value-type="float" office:value="-0.0554112791506878" calcext:value-type="float">
            <text:p>-5.541127915068780E-02</text:p>
          </table:table-cell>
          <table:table-cell table:formula="of:=&quot;  &quot;&amp;TEXT([.B277];&quot;0.00000000000000000E+00&quot;)&amp;&quot;,&quot;" office:value-type="string" office:string-value="  -5.54112791506878000E-02," calcext:value-type="string">
            <text:p><text:s text:c="2"/>-5.54112791506878000E-02,</text:p>
          </table:table-cell>
        </table:table-row>
        <table:table-row table:style-name="ro1">
          <table:table-cell office:value-type="float" office:value="-747" calcext:value-type="float">
            <text:p>-747</text:p>
          </table:table-cell>
          <table:table-cell office:value-type="float" office:value="-0.0522300169119615" calcext:value-type="float">
            <text:p>-5.223001691196150E-02</text:p>
          </table:table-cell>
          <table:table-cell table:formula="of:=&quot;  &quot;&amp;TEXT([.B278];&quot;0.00000000000000000E+00&quot;)&amp;&quot;,&quot;" office:value-type="string" office:string-value="  -5.22300169119615000E-02," calcext:value-type="string">
            <text:p><text:s text:c="2"/>-5.22300169119615000E-02,</text:p>
          </table:table-cell>
        </table:table-row>
        <table:table-row table:style-name="ro1">
          <table:table-cell office:value-type="float" office:value="-746" calcext:value-type="float">
            <text:p>-746</text:p>
          </table:table-cell>
          <table:table-cell office:value-type="float" office:value="-0.0488115567264059" calcext:value-type="float">
            <text:p>-4.881155672640590E-02</text:p>
          </table:table-cell>
          <table:table-cell table:formula="of:=&quot;  &quot;&amp;TEXT([.B279];&quot;0.00000000000000000E+00&quot;)&amp;&quot;,&quot;" office:value-type="string" office:string-value="  -4.88115567264059000E-02," calcext:value-type="string">
            <text:p><text:s text:c="2"/>-4.88115567264059000E-02,</text:p>
          </table:table-cell>
        </table:table-row>
        <table:table-row table:style-name="ro1">
          <table:table-cell office:value-type="float" office:value="-745" calcext:value-type="float">
            <text:p>-745</text:p>
          </table:table-cell>
          <table:table-cell office:value-type="float" office:value="-0.0451676850041467" calcext:value-type="float">
            <text:p>-4.516768500414670E-02</text:p>
          </table:table-cell>
          <table:table-cell table:formula="of:=&quot;  &quot;&amp;TEXT([.B280];&quot;0.00000000000000000E+00&quot;)&amp;&quot;,&quot;" office:value-type="string" office:string-value="  -4.51676850041467000E-02," calcext:value-type="string">
            <text:p><text:s text:c="2"/>-4.51676850041467000E-02,</text:p>
          </table:table-cell>
        </table:table-row>
        <table:table-row table:style-name="ro1">
          <table:table-cell office:value-type="float" office:value="-744" calcext:value-type="float">
            <text:p>-744</text:p>
          </table:table-cell>
          <table:table-cell office:value-type="float" office:value="-0.0413112147034393" calcext:value-type="float">
            <text:p>-4.131121470343930E-02</text:p>
          </table:table-cell>
          <table:table-cell table:formula="of:=&quot;  &quot;&amp;TEXT([.B281];&quot;0.00000000000000000E+00&quot;)&amp;&quot;,&quot;" office:value-type="string" office:string-value="  -4.13112147034393000E-02," calcext:value-type="string">
            <text:p><text:s text:c="2"/>-4.13112147034393000E-02,</text:p>
          </table:table-cell>
        </table:table-row>
        <table:table-row table:style-name="ro1">
          <table:table-cell office:value-type="float" office:value="-743" calcext:value-type="float">
            <text:p>-743</text:p>
          </table:table-cell>
          <table:table-cell office:value-type="float" office:value="-0.0372559028368566" calcext:value-type="float">
            <text:p>-3.725590283685660E-02</text:p>
          </table:table-cell>
          <table:table-cell table:formula="of:=&quot;  &quot;&amp;TEXT([.B282];&quot;0.00000000000000000E+00&quot;)&amp;&quot;,&quot;" office:value-type="string" office:string-value="  -3.72559028368566000E-02," calcext:value-type="string">
            <text:p><text:s text:c="2"/>-3.72559028368566000E-02,</text:p>
          </table:table-cell>
        </table:table-row>
        <table:table-row table:style-name="ro1">
          <table:table-cell office:value-type="float" office:value="-742" calcext:value-type="float">
            <text:p>-742</text:p>
          </table:table-cell>
          <table:table-cell office:value-type="float" office:value="-0.0330164435675162" calcext:value-type="float">
            <text:p>-3.301644356751620E-02</text:p>
          </table:table-cell>
          <table:table-cell table:formula="of:=&quot;  &quot;&amp;TEXT([.B283];&quot;0.00000000000000000E+00&quot;)&amp;&quot;,&quot;" office:value-type="string" office:string-value="  -3.30164435675162000E-02," calcext:value-type="string">
            <text:p><text:s text:c="2"/>-3.30164435675162000E-02,</text:p>
          </table:table-cell>
        </table:table-row>
        <table:table-row table:style-name="ro1">
          <table:table-cell office:value-type="float" office:value="-741" calcext:value-type="float">
            <text:p>-741</text:p>
          </table:table-cell>
          <table:table-cell office:value-type="float" office:value="-0.028608380773056" calcext:value-type="float">
            <text:p>-2.860838077305600E-02</text:p>
          </table:table-cell>
          <table:table-cell table:formula="of:=&quot;  &quot;&amp;TEXT([.B284];&quot;0.00000000000000000E+00&quot;)&amp;&quot;,&quot;" office:value-type="string" office:string-value="  -2.86083807730560000E-02," calcext:value-type="string">
            <text:p><text:s text:c="2"/>-2.86083807730560000E-02,</text:p>
          </table:table-cell>
        </table:table-row>
        <table:table-row table:style-name="ro1">
          <table:table-cell office:value-type="float" office:value="-740" calcext:value-type="float">
            <text:p>-740</text:p>
          </table:table-cell>
          <table:table-cell office:value-type="float" office:value="-0.0240480860895003" calcext:value-type="float">
            <text:p>-2.404808608950030E-02</text:p>
          </table:table-cell>
          <table:table-cell table:formula="of:=&quot;  &quot;&amp;TEXT([.B285];&quot;0.00000000000000000E+00&quot;)&amp;&quot;,&quot;" office:value-type="string" office:string-value="  -2.40480860895003000E-02," calcext:value-type="string">
            <text:p><text:s text:c="2"/>-2.40480860895003000E-02,</text:p>
          </table:table-cell>
        </table:table-row>
        <table:table-row table:style-name="ro1">
          <table:table-cell office:value-type="float" office:value="-739" calcext:value-type="float">
            <text:p>-739</text:p>
          </table:table-cell>
          <table:table-cell office:value-type="float" office:value="-0.0193526694364505" calcext:value-type="float">
            <text:p>-1.935266943645050E-02</text:p>
          </table:table-cell>
          <table:table-cell table:formula="of:=&quot;  &quot;&amp;TEXT([.B286];&quot;0.00000000000000000E+00&quot;)&amp;&quot;,&quot;" office:value-type="string" office:string-value="  -1.93526694364505000E-02," calcext:value-type="string">
            <text:p><text:s text:c="2"/>-1.93526694364505000E-02,</text:p>
          </table:table-cell>
        </table:table-row>
        <table:table-row table:style-name="ro1">
          <table:table-cell office:value-type="float" office:value="-738" calcext:value-type="float">
            <text:p>-738</text:p>
          </table:table-cell>
          <table:table-cell office:value-type="float" office:value="-0.0145399487802705" calcext:value-type="float">
            <text:p>-1.453994878027050E-02</text:p>
          </table:table-cell>
          <table:table-cell table:formula="of:=&quot;  &quot;&amp;TEXT([.B287];&quot;0.00000000000000000E+00&quot;)&amp;&quot;,&quot;" office:value-type="string" office:string-value="  -1.45399487802705000E-02," calcext:value-type="string">
            <text:p><text:s text:c="2"/>-1.45399487802705000E-02,</text:p>
          </table:table-cell>
        </table:table-row>
        <table:table-row table:style-name="ro1">
          <table:table-cell office:value-type="float" office:value="-737" calcext:value-type="float">
            <text:p>-737</text:p>
          </table:table-cell>
          <table:table-cell office:value-type="float" office:value="-0.0096283516945488" calcext:value-type="float">
            <text:p>-9.628351694548800E-03</text:p>
          </table:table-cell>
          <table:table-cell table:formula="of:=&quot;  &quot;&amp;TEXT([.B288];&quot;0.00000000000000000E+00&quot;)&amp;&quot;,&quot;" office:value-type="string" office:string-value="  -9.62835169454880000E-03," calcext:value-type="string">
            <text:p><text:s text:c="2"/>-9.62835169454880000E-03,</text:p>
          </table:table-cell>
        </table:table-row>
        <table:table-row table:style-name="ro1">
          <table:table-cell office:value-type="float" office:value="-736" calcext:value-type="float">
            <text:p>-736</text:p>
          </table:table-cell>
          <table:table-cell office:value-type="float" office:value="-0.00463687894439877" calcext:value-type="float">
            <text:p>-4.636878944398770E-03</text:p>
          </table:table-cell>
          <table:table-cell table:formula="of:=&quot;  &quot;&amp;TEXT([.B289];&quot;0.00000000000000000E+00&quot;)&amp;&quot;,&quot;" office:value-type="string" office:string-value="  -4.63687894439877000E-03," calcext:value-type="string">
            <text:p><text:s text:c="2"/>-4.63687894439877000E-03,</text:p>
          </table:table-cell>
        </table:table-row>
        <table:table-row table:style-name="ro1">
          <table:table-cell office:value-type="float" office:value="-735" calcext:value-type="float">
            <text:p>-735</text:p>
          </table:table-cell>
          <table:table-cell office:value-type="float" office:value="0.000414997288526821" calcext:value-type="float">
            <text:p>4.149972885268210E-04</text:p>
          </table:table-cell>
          <table:table-cell table:formula="of:=&quot;  &quot;&amp;TEXT([.B290];&quot;0.00000000000000000E+00&quot;)&amp;&quot;,&quot;" office:value-type="string" office:string-value="  4.14997288526821000E-04," calcext:value-type="string">
            <text:p><text:s text:c="2"/>4.14997288526821000E-04,</text:p>
          </table:table-cell>
        </table:table-row>
        <table:table-row table:style-name="ro1">
          <table:table-cell office:value-type="float" office:value="-734" calcext:value-type="float">
            <text:p>-734</text:p>
          </table:table-cell>
          <table:table-cell office:value-type="float" office:value="0.00550737587472152" calcext:value-type="float">
            <text:p>5.507375874721520E-03</text:p>
          </table:table-cell>
          <table:table-cell table:formula="of:=&quot;  &quot;&amp;TEXT([.B291];&quot;0.00000000000000000E+00&quot;)&amp;&quot;,&quot;" office:value-type="string" office:string-value="  5.50737587472152000E-03," calcext:value-type="string">
            <text:p><text:s text:c="2"/>5.50737587472152000E-03,</text:p>
          </table:table-cell>
        </table:table-row>
        <table:table-row table:style-name="ro1">
          <table:table-cell office:value-type="float" office:value="-733" calcext:value-type="float">
            <text:p>-733</text:p>
          </table:table-cell>
          <table:table-cell office:value-type="float" office:value="0.0106200349569195" calcext:value-type="float">
            <text:p>1.062003495691950E-02</text:p>
          </table:table-cell>
          <table:table-cell table:formula="of:=&quot;  &quot;&amp;TEXT([.B292];&quot;0.00000000000000000E+00&quot;)&amp;&quot;,&quot;" office:value-type="string" office:string-value="  1.06200349569195000E-02," calcext:value-type="string">
            <text:p><text:s text:c="2"/>1.06200349569195000E-02,</text:p>
          </table:table-cell>
        </table:table-row>
        <table:table-row table:style-name="ro1">
          <table:table-cell office:value-type="float" office:value="-732" calcext:value-type="float">
            <text:p>-732</text:p>
          </table:table-cell>
          <table:table-cell office:value-type="float" office:value="0.0157324790307747" calcext:value-type="float">
            <text:p>1.573247903077470E-02</text:p>
          </table:table-cell>
          <table:table-cell table:formula="of:=&quot;  &quot;&amp;TEXT([.B293];&quot;0.00000000000000000E+00&quot;)&amp;&quot;,&quot;" office:value-type="string" office:string-value="  1.57324790307747000E-02," calcext:value-type="string">
            <text:p><text:s text:c="2"/>1.57324790307747000E-02,</text:p>
          </table:table-cell>
        </table:table-row>
        <table:table-row table:style-name="ro1">
          <table:table-cell office:value-type="float" office:value="-731" calcext:value-type="float">
            <text:p>-731</text:p>
          </table:table-cell>
          <table:table-cell office:value-type="float" office:value="0.020824050573799" calcext:value-type="float">
            <text:p>2.082405057379900E-02</text:p>
          </table:table-cell>
          <table:table-cell table:formula="of:=&quot;  &quot;&amp;TEXT([.B294];&quot;0.00000000000000000E+00&quot;)&amp;&quot;,&quot;" office:value-type="string" office:string-value="  2.08240505737990000E-02," calcext:value-type="string">
            <text:p><text:s text:c="2"/>2.08240505737990000E-02,</text:p>
          </table:table-cell>
        </table:table-row>
        <table:table-row table:style-name="ro1">
          <table:table-cell office:value-type="float" office:value="-730" calcext:value-type="float">
            <text:p>-730</text:p>
          </table:table-cell>
          <table:table-cell office:value-type="float" office:value="0.0258739800829218" calcext:value-type="float">
            <text:p>2.587398008292180E-02</text:p>
          </table:table-cell>
          <table:table-cell table:formula="of:=&quot;  &quot;&amp;TEXT([.B295];&quot;0.00000000000000000E+00&quot;)&amp;&quot;,&quot;" office:value-type="string" office:string-value="  2.58739800829218000E-02," calcext:value-type="string">
            <text:p><text:s text:c="2"/>2.58739800829218000E-02,</text:p>
          </table:table-cell>
        </table:table-row>
        <table:table-row table:style-name="ro1">
          <table:table-cell office:value-type="float" office:value="-729" calcext:value-type="float">
            <text:p>-729</text:p>
          </table:table-cell>
          <table:table-cell office:value-type="float" office:value="0.0308615001224049" calcext:value-type="float">
            <text:p>3.086150012240490E-02</text:p>
          </table:table-cell>
          <table:table-cell table:formula="of:=&quot;  &quot;&amp;TEXT([.B296];&quot;0.00000000000000000E+00&quot;)&amp;&quot;,&quot;" office:value-type="string" office:string-value="  3.08615001224049000E-02," calcext:value-type="string">
            <text:p><text:s text:c="2"/>3.08615001224049000E-02,</text:p>
          </table:table-cell>
        </table:table-row>
        <table:table-row table:style-name="ro1">
          <table:table-cell office:value-type="float" office:value="-728" calcext:value-type="float">
            <text:p>-728</text:p>
          </table:table-cell>
          <table:table-cell office:value-type="float" office:value="0.0357658993974469" calcext:value-type="float">
            <text:p>3.576589939744690E-02</text:p>
          </table:table-cell>
          <table:table-cell table:formula="of:=&quot;  &quot;&amp;TEXT([.B297];&quot;0.00000000000000000E+00&quot;)&amp;&quot;,&quot;" office:value-type="string" office:string-value="  3.57658993974469000E-02," calcext:value-type="string">
            <text:p><text:s text:c="2"/>3.57658993974469000E-02,</text:p>
          </table:table-cell>
        </table:table-row>
        <table:table-row table:style-name="ro1">
          <table:table-cell office:value-type="float" office:value="-727" calcext:value-type="float">
            <text:p>-727</text:p>
          </table:table-cell>
          <table:table-cell office:value-type="float" office:value="0.040566637262342" calcext:value-type="float">
            <text:p>4.056663726234200E-02</text:p>
          </table:table-cell>
          <table:table-cell table:formula="of:=&quot;  &quot;&amp;TEXT([.B298];&quot;0.00000000000000000E+00&quot;)&amp;&quot;,&quot;" office:value-type="string" office:string-value="  4.05666372623420000E-02," calcext:value-type="string">
            <text:p><text:s text:c="2"/>4.05666372623420000E-02,</text:p>
          </table:table-cell>
        </table:table-row>
        <table:table-row table:style-name="ro1">
          <table:table-cell office:value-type="float" office:value="-726" calcext:value-type="float">
            <text:p>-726</text:p>
          </table:table-cell>
          <table:table-cell office:value-type="float" office:value="0.045243395336218" calcext:value-type="float">
            <text:p>4.524339533621800E-02</text:p>
          </table:table-cell>
          <table:table-cell table:formula="of:=&quot;  &quot;&amp;TEXT([.B299];&quot;0.00000000000000000E+00&quot;)&amp;&quot;,&quot;" office:value-type="string" office:string-value="  4.52433953362180000E-02," calcext:value-type="string">
            <text:p><text:s text:c="2"/>4.52433953362180000E-02,</text:p>
          </table:table-cell>
        </table:table-row>
        <table:table-row table:style-name="ro1">
          <table:table-cell office:value-type="float" office:value="-725" calcext:value-type="float">
            <text:p>-725</text:p>
          </table:table-cell>
          <table:table-cell office:value-type="float" office:value="0.0497761936791596" calcext:value-type="float">
            <text:p>4.977619367915960E-02</text:p>
          </table:table-cell>
          <table:table-cell table:formula="of:=&quot;  &quot;&amp;TEXT([.B300];&quot;0.00000000000000000E+00&quot;)&amp;&quot;,&quot;" office:value-type="string" office:string-value="  4.97761936791596000E-02," calcext:value-type="string">
            <text:p><text:s text:c="2"/>4.97761936791596000E-02,</text:p>
          </table:table-cell>
        </table:table-row>
        <table:table-row table:style-name="ro1">
          <table:table-cell office:value-type="float" office:value="-724" calcext:value-type="float">
            <text:p>-724</text:p>
          </table:table-cell>
          <table:table-cell office:value-type="float" office:value="0.0541454435440042" calcext:value-type="float">
            <text:p>5.414544354400420E-02</text:p>
          </table:table-cell>
          <table:table-cell table:formula="of:=&quot;  &quot;&amp;TEXT([.B301];&quot;0.00000000000000000E+00&quot;)&amp;&quot;,&quot;" office:value-type="string" office:string-value="  5.41454435440042000E-02," calcext:value-type="string">
            <text:p><text:s text:c="2"/>5.41454435440042000E-02,</text:p>
          </table:table-cell>
        </table:table-row>
        <table:table-row table:style-name="ro1">
          <table:table-cell office:value-type="float" office:value="-723" calcext:value-type="float">
            <text:p>-723</text:p>
          </table:table-cell>
          <table:table-cell office:value-type="float" office:value="0.0583320589220772" calcext:value-type="float">
            <text:p>5.833205892207720E-02</text:p>
          </table:table-cell>
          <table:table-cell table:formula="of:=&quot;  &quot;&amp;TEXT([.B302];&quot;0.00000000000000000E+00&quot;)&amp;&quot;,&quot;" office:value-type="string" office:string-value="  5.83320589220772000E-02," calcext:value-type="string">
            <text:p><text:s text:c="2"/>5.83320589220772000E-02,</text:p>
          </table:table-cell>
        </table:table-row>
        <table:table-row table:style-name="ro1">
          <table:table-cell office:value-type="float" office:value="-722" calcext:value-type="float">
            <text:p>-722</text:p>
          </table:table-cell>
          <table:table-cell office:value-type="float" office:value="0.0623175096485661" calcext:value-type="float">
            <text:p>6.231750964856610E-02</text:p>
          </table:table-cell>
          <table:table-cell table:formula="of:=&quot;  &quot;&amp;TEXT([.B303];&quot;0.00000000000000000E+00&quot;)&amp;&quot;,&quot;" office:value-type="string" office:string-value="  6.23175096485661000E-02," calcext:value-type="string">
            <text:p><text:s text:c="2"/>6.23175096485661000E-02,</text:p>
          </table:table-cell>
        </table:table-row>
        <table:table-row table:style-name="ro1">
          <table:table-cell office:value-type="float" office:value="-721" calcext:value-type="float">
            <text:p>-721</text:p>
          </table:table-cell>
          <table:table-cell office:value-type="float" office:value="0.0660839322898608" calcext:value-type="float">
            <text:p>6.608393228986080E-02</text:p>
          </table:table-cell>
          <table:table-cell table:formula="of:=&quot;  &quot;&amp;TEXT([.B304];&quot;0.00000000000000000E+00&quot;)&amp;&quot;,&quot;" office:value-type="string" office:string-value="  6.60839322898608000E-02," calcext:value-type="string">
            <text:p><text:s text:c="2"/>6.60839322898608000E-02,</text:p>
          </table:table-cell>
        </table:table-row>
        <table:table-row table:style-name="ro1">
          <table:table-cell office:value-type="float" office:value="-720" calcext:value-type="float">
            <text:p>-720</text:p>
          </table:table-cell>
          <table:table-cell office:value-type="float" office:value="0.069614177795775" calcext:value-type="float">
            <text:p>6.961417779577500E-02</text:p>
          </table:table-cell>
          <table:table-cell table:formula="of:=&quot;  &quot;&amp;TEXT([.B305];&quot;0.00000000000000000E+00&quot;)&amp;&quot;,&quot;" office:value-type="string" office:string-value="  6.96141777957750000E-02," calcext:value-type="string">
            <text:p><text:s text:c="2"/>6.96141777957750000E-02,</text:p>
          </table:table-cell>
        </table:table-row>
        <table:table-row table:style-name="ro1">
          <table:table-cell office:value-type="float" office:value="-719" calcext:value-type="float">
            <text:p>-719</text:p>
          </table:table-cell>
          <table:table-cell office:value-type="float" office:value="0.0728919150603877" calcext:value-type="float">
            <text:p>7.289191506038770E-02</text:p>
          </table:table-cell>
          <table:table-cell table:formula="of:=&quot;  &quot;&amp;TEXT([.B306];&quot;0.00000000000000000E+00&quot;)&amp;&quot;,&quot;" office:value-type="string" office:string-value="  7.28919150603877000E-02," calcext:value-type="string">
            <text:p><text:s text:c="2"/>7.28919150603877000E-02,</text:p>
          </table:table-cell>
        </table:table-row>
        <table:table-row table:style-name="ro1">
          <table:table-cell office:value-type="float" office:value="-718" calcext:value-type="float">
            <text:p>-718</text:p>
          </table:table-cell>
          <table:table-cell office:value-type="float" office:value="0.0759016779174022" calcext:value-type="float">
            <text:p>7.590167791740220E-02</text:p>
          </table:table-cell>
          <table:table-cell table:formula="of:=&quot;  &quot;&amp;TEXT([.B307];&quot;0.00000000000000000E+00&quot;)&amp;&quot;,&quot;" office:value-type="string" office:string-value="  7.59016779174022000E-02," calcext:value-type="string">
            <text:p><text:s text:c="2"/>7.59016779174022000E-02,</text:p>
          </table:table-cell>
        </table:table-row>
        <table:table-row table:style-name="ro1">
          <table:table-cell office:value-type="float" office:value="-717" calcext:value-type="float">
            <text:p>-717</text:p>
          </table:table-cell>
          <table:table-cell office:value-type="float" office:value="0.0786289636396415" calcext:value-type="float">
            <text:p>7.862896363964150E-02</text:p>
          </table:table-cell>
          <table:table-cell table:formula="of:=&quot;  &quot;&amp;TEXT([.B308];&quot;0.00000000000000000E+00&quot;)&amp;&quot;,&quot;" office:value-type="string" office:string-value="  7.86289636396415000E-02," calcext:value-type="string">
            <text:p><text:s text:c="2"/>7.86289636396415000E-02,</text:p>
          </table:table-cell>
        </table:table-row>
        <table:table-row table:style-name="ro1">
          <table:table-cell office:value-type="float" office:value="-716" calcext:value-type="float">
            <text:p>-716</text:p>
          </table:table-cell>
          <table:table-cell office:value-type="float" office:value="0.0810602702544931" calcext:value-type="float">
            <text:p>8.106027025449310E-02</text:p>
          </table:table-cell>
          <table:table-cell table:formula="of:=&quot;  &quot;&amp;TEXT([.B309];&quot;0.00000000000000000E+00&quot;)&amp;&quot;,&quot;" office:value-type="string" office:string-value="  8.10602702544931000E-02," calcext:value-type="string">
            <text:p><text:s text:c="2"/>8.10602702544931000E-02,</text:p>
          </table:table-cell>
        </table:table-row>
        <table:table-row table:style-name="ro1">
          <table:table-cell office:value-type="float" office:value="-715" calcext:value-type="float">
            <text:p>-715</text:p>
          </table:table-cell>
          <table:table-cell office:value-type="float" office:value="0.08318318778091" calcext:value-type="float">
            <text:p>8.318318778091000E-02</text:p>
          </table:table-cell>
          <table:table-cell table:formula="of:=&quot;  &quot;&amp;TEXT([.B310];&quot;0.00000000000000000E+00&quot;)&amp;&quot;,&quot;" office:value-type="string" office:string-value="  8.31831877809100000E-02," calcext:value-type="string">
            <text:p><text:s text:c="2"/>8.31831877809100000E-02,</text:p>
          </table:table-cell>
        </table:table-row>
        <table:table-row table:style-name="ro1">
          <table:table-cell office:value-type="float" office:value="-714" calcext:value-type="float">
            <text:p>-714</text:p>
          </table:table-cell>
          <table:table-cell office:value-type="float" office:value="0.0849864331746832" calcext:value-type="float">
            <text:p>8.498643317468320E-02</text:p>
          </table:table-cell>
          <table:table-cell table:formula="of:=&quot;  &quot;&amp;TEXT([.B311];&quot;0.00000000000000000E+00&quot;)&amp;&quot;,&quot;" office:value-type="string" office:string-value="  8.49864331746832000E-02," calcext:value-type="string">
            <text:p><text:s text:c="2"/>8.49864331746832000E-02,</text:p>
          </table:table-cell>
        </table:table-row>
        <table:table-row table:style-name="ro1">
          <table:table-cell office:value-type="float" office:value="-713" calcext:value-type="float">
            <text:p>-713</text:p>
          </table:table-cell>
          <table:table-cell office:value-type="float" office:value="0.0864599307614549" calcext:value-type="float">
            <text:p>8.645993076145490E-02</text:p>
          </table:table-cell>
          <table:table-cell table:formula="of:=&quot;  &quot;&amp;TEXT([.B312];&quot;0.00000000000000000E+00&quot;)&amp;&quot;,&quot;" office:value-type="string" office:string-value="  8.64599307614549000E-02," calcext:value-type="string">
            <text:p><text:s text:c="2"/>8.64599307614549000E-02,</text:p>
          </table:table-cell>
        </table:table-row>
        <table:table-row table:style-name="ro1">
          <table:table-cell office:value-type="float" office:value="-712" calcext:value-type="float">
            <text:p>-712</text:p>
          </table:table-cell>
          <table:table-cell office:value-type="float" office:value="0.0875948396115212" calcext:value-type="float">
            <text:p>8.759483961152120E-02</text:p>
          </table:table-cell>
          <table:table-cell table:formula="of:=&quot;  &quot;&amp;TEXT([.B313];&quot;0.00000000000000000E+00&quot;)&amp;&quot;,&quot;" office:value-type="string" office:string-value="  8.75948396115212000E-02," calcext:value-type="string">
            <text:p><text:s text:c="2"/>8.75948396115212000E-02,</text:p>
          </table:table-cell>
        </table:table-row>
        <table:table-row table:style-name="ro1">
          <table:table-cell office:value-type="float" office:value="-711" calcext:value-type="float">
            <text:p>-711</text:p>
          </table:table-cell>
          <table:table-cell office:value-type="float" office:value="0.0883836258921917" calcext:value-type="float">
            <text:p>8.838362589219170E-02</text:p>
          </table:table-cell>
          <table:table-cell table:formula="of:=&quot;  &quot;&amp;TEXT([.B314];&quot;0.00000000000000000E+00&quot;)&amp;&quot;,&quot;" office:value-type="string" office:string-value="  8.83836258921917000E-02," calcext:value-type="string">
            <text:p><text:s text:c="2"/>8.83836258921917000E-02,</text:p>
          </table:table-cell>
        </table:table-row>
        <table:table-row table:style-name="ro1">
          <table:table-cell office:value-type="float" office:value="-710" calcext:value-type="float">
            <text:p>-710</text:p>
          </table:table-cell>
          <table:table-cell office:value-type="float" office:value="0.0888200817139965" calcext:value-type="float">
            <text:p>8.882008171399650E-02</text:p>
          </table:table-cell>
          <table:table-cell table:formula="of:=&quot;  &quot;&amp;TEXT([.B315];&quot;0.00000000000000000E+00&quot;)&amp;&quot;,&quot;" office:value-type="string" office:string-value="  8.88200817139965000E-02," calcext:value-type="string">
            <text:p><text:s text:c="2"/>8.88200817139965000E-02,</text:p>
          </table:table-cell>
        </table:table-row>
        <table:table-row table:style-name="ro1">
          <table:table-cell office:value-type="float" office:value="-709" calcext:value-type="float">
            <text:p>-709</text:p>
          </table:table-cell>
          <table:table-cell office:value-type="float" office:value="0.0888993839013106" calcext:value-type="float">
            <text:p>8.889938390131060E-02</text:p>
          </table:table-cell>
          <table:table-cell table:formula="of:=&quot;  &quot;&amp;TEXT([.B316];&quot;0.00000000000000000E+00&quot;)&amp;&quot;,&quot;" office:value-type="string" office:string-value="  8.88993839013106000E-02," calcext:value-type="string">
            <text:p><text:s text:c="2"/>8.88993839013106000E-02,</text:p>
          </table:table-cell>
        </table:table-row>
        <table:table-row table:style-name="ro1">
          <table:table-cell office:value-type="float" office:value="-708" calcext:value-type="float">
            <text:p>-708</text:p>
          </table:table-cell>
          <table:table-cell office:value-type="float" office:value="0.0886181025084207" calcext:value-type="float">
            <text:p>8.861810250842070E-02</text:p>
          </table:table-cell>
          <table:table-cell table:formula="of:=&quot;  &quot;&amp;TEXT([.B317];&quot;0.00000000000000000E+00&quot;)&amp;&quot;,&quot;" office:value-type="string" office:string-value="  8.86181025084207000E-02," calcext:value-type="string">
            <text:p><text:s text:c="2"/>8.86181025084207000E-02,</text:p>
          </table:table-cell>
        </table:table-row>
        <table:table-row table:style-name="ro1">
          <table:table-cell office:value-type="float" office:value="-707" calcext:value-type="float">
            <text:p>-707</text:p>
          </table:table-cell>
          <table:table-cell office:value-type="float" office:value="0.0879742531351866" calcext:value-type="float">
            <text:p>8.797425313518660E-02</text:p>
          </table:table-cell>
          <table:table-cell table:formula="of:=&quot;  &quot;&amp;TEXT([.B318];&quot;0.00000000000000000E+00&quot;)&amp;&quot;,&quot;" office:value-type="string" office:string-value="  8.79742531351866000E-02," calcext:value-type="string">
            <text:p><text:s text:c="2"/>8.79742531351866000E-02,</text:p>
          </table:table-cell>
        </table:table-row>
        <table:table-row table:style-name="ro1">
          <table:table-cell office:value-type="float" office:value="-706" calcext:value-type="float">
            <text:p>-706</text:p>
          </table:table-cell>
          <table:table-cell office:value-type="float" office:value="0.0869672919028852" calcext:value-type="float">
            <text:p>8.696729190288520E-02</text:p>
          </table:table-cell>
          <table:table-cell table:formula="of:=&quot;  &quot;&amp;TEXT([.B319];&quot;0.00000000000000000E+00&quot;)&amp;&quot;,&quot;" office:value-type="string" office:string-value="  8.69672919028852000E-02," calcext:value-type="string">
            <text:p><text:s text:c="2"/>8.69672919028852000E-02,</text:p>
          </table:table-cell>
        </table:table-row>
        <table:table-row table:style-name="ro1">
          <table:table-cell office:value-type="float" office:value="-705" calcext:value-type="float">
            <text:p>-705</text:p>
          </table:table-cell>
          <table:table-cell office:value-type="float" office:value="0.0855981543220742" calcext:value-type="float">
            <text:p>8.559815432207420E-02</text:p>
          </table:table-cell>
          <table:table-cell table:formula="of:=&quot;  &quot;&amp;TEXT([.B320];&quot;0.00000000000000000E+00&quot;)&amp;&quot;,&quot;" office:value-type="string" office:string-value="  8.55981543220742000E-02," calcext:value-type="string">
            <text:p><text:s text:c="2"/>8.55981543220742000E-02,</text:p>
          </table:table-cell>
        </table:table-row>
        <table:table-row table:style-name="ro1">
          <table:table-cell office:value-type="float" office:value="-704" calcext:value-type="float">
            <text:p>-704</text:p>
          </table:table-cell>
          <table:table-cell office:value-type="float" office:value="0.0838692426385094" calcext:value-type="float">
            <text:p>8.386924263850940E-02</text:p>
          </table:table-cell>
          <table:table-cell table:formula="of:=&quot;  &quot;&amp;TEXT([.B321];&quot;0.00000000000000000E+00&quot;)&amp;&quot;,&quot;" office:value-type="string" office:string-value="  8.38692426385094000E-02," calcext:value-type="string">
            <text:p><text:s text:c="2"/>8.38692426385094000E-02,</text:p>
          </table:table-cell>
        </table:table-row>
        <table:table-row table:style-name="ro1">
          <table:table-cell office:value-type="float" office:value="-703" calcext:value-type="float">
            <text:p>-703</text:p>
          </table:table-cell>
          <table:table-cell office:value-type="float" office:value="0.0817844534089069" calcext:value-type="float">
            <text:p>8.178445340890690E-02</text:p>
          </table:table-cell>
          <table:table-cell table:formula="of:=&quot;  &quot;&amp;TEXT([.B322];&quot;0.00000000000000000E+00&quot;)&amp;&quot;,&quot;" office:value-type="string" office:string-value="  8.17844534089069000E-02," calcext:value-type="string">
            <text:p><text:s text:c="2"/>8.17844534089069000E-02,</text:p>
          </table:table-cell>
        </table:table-row>
        <table:table-row table:style-name="ro1">
          <table:table-cell office:value-type="float" office:value="-702" calcext:value-type="float">
            <text:p>-702</text:p>
          </table:table-cell>
          <table:table-cell office:value-type="float" office:value="0.0793491509644502" calcext:value-type="float">
            <text:p>7.934915096445020E-02</text:p>
          </table:table-cell>
          <table:table-cell table:formula="of:=&quot;  &quot;&amp;TEXT([.B323];&quot;0.00000000000000000E+00&quot;)&amp;&quot;,&quot;" office:value-type="string" office:string-value="  7.93491509644502000E-02," calcext:value-type="string">
            <text:p><text:s text:c="2"/>7.93491509644502000E-02,</text:p>
          </table:table-cell>
        </table:table-row>
        <table:table-row table:style-name="ro1">
          <table:table-cell office:value-type="float" office:value="-701" calcext:value-type="float">
            <text:p>-701</text:p>
          </table:table-cell>
          <table:table-cell office:value-type="float" office:value="0.0765701818265592" calcext:value-type="float">
            <text:p>7.657018182655920E-02</text:p>
          </table:table-cell>
          <table:table-cell table:formula="of:=&quot;  &quot;&amp;TEXT([.B324];&quot;0.00000000000000000E+00&quot;)&amp;&quot;,&quot;" office:value-type="string" office:string-value="  7.65701818265592000E-02," calcext:value-type="string">
            <text:p><text:s text:c="2"/>7.65701818265592000E-02,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0.0734558403104201" calcext:value-type="float">
            <text:p>7.345584031042010E-02</text:p>
          </table:table-cell>
          <table:table-cell table:formula="of:=&quot;  &quot;&amp;TEXT([.B325];&quot;0.00000000000000000E+00&quot;)&amp;&quot;,&quot;" office:value-type="string" office:string-value="  7.34558403104201000E-02," calcext:value-type="string">
            <text:p><text:s text:c="2"/>7.34558403104201000E-02,</text:p>
          </table:table-cell>
        </table:table-row>
        <table:table-row table:style-name="ro1">
          <table:table-cell office:value-type="float" office:value="-699" calcext:value-type="float">
            <text:p>-699</text:p>
          </table:table-cell>
          <table:table-cell office:value-type="float" office:value="0.070015866251153" calcext:value-type="float">
            <text:p>7.001586625115300E-02</text:p>
          </table:table-cell>
          <table:table-cell table:formula="of:=&quot;  &quot;&amp;TEXT([.B326];&quot;0.00000000000000000E+00&quot;)&amp;&quot;,&quot;" office:value-type="string" office:string-value="  7.00158662511530000E-02," calcext:value-type="string">
            <text:p><text:s text:c="2"/>7.00158662511530000E-02,</text:p>
          </table:table-cell>
        </table:table-row>
        <table:table-row table:style-name="ro1">
          <table:table-cell office:value-type="float" office:value="-698" calcext:value-type="float">
            <text:p>-698</text:p>
          </table:table-cell>
          <table:table-cell office:value-type="float" office:value="0.0662613962884892" calcext:value-type="float">
            <text:p>6.626139628848920E-02</text:p>
          </table:table-cell>
          <table:table-cell table:formula="of:=&quot;  &quot;&amp;TEXT([.B327];&quot;0.00000000000000000E+00&quot;)&amp;&quot;,&quot;" office:value-type="string" office:string-value="  6.62613962884892000E-02," calcext:value-type="string">
            <text:p><text:s text:c="2"/>6.62613962884892000E-02,</text:p>
          </table:table-cell>
        </table:table-row>
        <table:table-row table:style-name="ro1">
          <table:table-cell office:value-type="float" office:value="-697" calcext:value-type="float">
            <text:p>-697</text:p>
          </table:table-cell>
          <table:table-cell office:value-type="float" office:value="0.0622049558955856" calcext:value-type="float">
            <text:p>6.220495589558560E-02</text:p>
          </table:table-cell>
          <table:table-cell table:formula="of:=&quot;  &quot;&amp;TEXT([.B328];&quot;0.00000000000000000E+00&quot;)&amp;&quot;,&quot;" office:value-type="string" office:string-value="  6.22049558955856000E-02," calcext:value-type="string">
            <text:p><text:s text:c="2"/>6.22049558955856000E-02,</text:p>
          </table:table-cell>
        </table:table-row>
        <table:table-row table:style-name="ro1">
          <table:table-cell office:value-type="float" office:value="-696" calcext:value-type="float">
            <text:p>-696</text:p>
          </table:table-cell>
          <table:table-cell office:value-type="float" office:value="0.0578603984121535" calcext:value-type="float">
            <text:p>5.786039841215350E-02</text:p>
          </table:table-cell>
          <table:table-cell table:formula="of:=&quot;  &quot;&amp;TEXT([.B329];&quot;0.00000000000000000E+00&quot;)&amp;&quot;,&quot;" office:value-type="string" office:string-value="  5.78603984121535000E-02," calcext:value-type="string">
            <text:p><text:s text:c="2"/>5.78603984121535000E-02,</text:p>
          </table:table-cell>
        </table:table-row>
        <table:table-row table:style-name="ro1">
          <table:table-cell office:value-type="float" office:value="-695" calcext:value-type="float">
            <text:p>-695</text:p>
          </table:table-cell>
          <table:table-cell office:value-type="float" office:value="0.0532428809551771" calcext:value-type="float">
            <text:p>5.324288095517710E-02</text:p>
          </table:table-cell>
          <table:table-cell table:formula="of:=&quot;  &quot;&amp;TEXT([.B330];&quot;0.00000000000000000E+00&quot;)&amp;&quot;,&quot;" office:value-type="string" office:string-value="  5.32428809551771000E-02," calcext:value-type="string">
            <text:p><text:s text:c="2"/>5.32428809551771000E-02,</text:p>
          </table:table-cell>
        </table:table-row>
        <table:table-row table:style-name="ro1">
          <table:table-cell office:value-type="float" office:value="-694" calcext:value-type="float">
            <text:p>-694</text:p>
          </table:table-cell>
          <table:table-cell office:value-type="float" office:value="0.0483687955800201" calcext:value-type="float">
            <text:p>4.836879558002010E-02</text:p>
          </table:table-cell>
          <table:table-cell table:formula="of:=&quot;  &quot;&amp;TEXT([.B331];&quot;0.00000000000000000E+00&quot;)&amp;&quot;,&quot;" office:value-type="string" office:string-value="  4.83687955800201000E-02," calcext:value-type="string">
            <text:p><text:s text:c="2"/>4.83687955800201000E-02,</text:p>
          </table:table-cell>
        </table:table-row>
        <table:table-row table:style-name="ro1">
          <table:table-cell office:value-type="float" office:value="-693" calcext:value-type="float">
            <text:p>-693</text:p>
          </table:table-cell>
          <table:table-cell office:value-type="float" office:value="0.0432557351907118" calcext:value-type="float">
            <text:p>4.325573519071180E-02</text:p>
          </table:table-cell>
          <table:table-cell table:formula="of:=&quot;  &quot;&amp;TEXT([.B332];&quot;0.00000000000000000E+00&quot;)&amp;&quot;,&quot;" office:value-type="string" office:string-value="  4.32557351907118000E-02," calcext:value-type="string">
            <text:p><text:s text:c="2"/>4.32557351907118000E-02,</text:p>
          </table:table-cell>
        </table:table-row>
        <table:table-row table:style-name="ro1">
          <table:table-cell office:value-type="float" office:value="-692" calcext:value-type="float">
            <text:p>-692</text:p>
          </table:table-cell>
          <table:table-cell office:value-type="float" office:value="0.03792240942856" calcext:value-type="float">
            <text:p>3.792240942856000E-02</text:p>
          </table:table-cell>
          <table:table-cell table:formula="of:=&quot;  &quot;&amp;TEXT([.B333];&quot;0.00000000000000000E+00&quot;)&amp;&quot;,&quot;" office:value-type="string" office:string-value="  3.79224094285600000E-02," calcext:value-type="string">
            <text:p><text:s text:c="2"/>3.79224094285600000E-02,</text:p>
          </table:table-cell>
        </table:table-row>
        <table:table-row table:style-name="ro1">
          <table:table-cell office:value-type="float" office:value="-691" calcext:value-type="float">
            <text:p>-691</text:p>
          </table:table-cell>
          <table:table-cell office:value-type="float" office:value="0.0323885996474194" calcext:value-type="float">
            <text:p>3.238859964741940E-02</text:p>
          </table:table-cell>
          <table:table-cell table:formula="of:=&quot;  &quot;&amp;TEXT([.B334];&quot;0.00000000000000000E+00&quot;)&amp;&quot;,&quot;" office:value-type="string" office:string-value="  3.23885996474194000E-02," calcext:value-type="string">
            <text:p><text:s text:c="2"/>3.23885996474194000E-02,</text:p>
          </table:table-cell>
        </table:table-row>
        <table:table-row table:style-name="ro1">
          <table:table-cell office:value-type="float" office:value="-690" calcext:value-type="float">
            <text:p>-690</text:p>
          </table:table-cell>
          <table:table-cell office:value-type="float" office:value="0.0266750697002572" calcext:value-type="float">
            <text:p>2.667506970025720E-02</text:p>
          </table:table-cell>
          <table:table-cell table:formula="of:=&quot;  &quot;&amp;TEXT([.B335];&quot;0.00000000000000000E+00&quot;)&amp;&quot;,&quot;" office:value-type="string" office:string-value="  2.66750697002572000E-02," calcext:value-type="string">
            <text:p><text:s text:c="2"/>2.66750697002572000E-02,</text:p>
          </table:table-cell>
        </table:table-row>
        <table:table-row table:style-name="ro1">
          <table:table-cell office:value-type="float" office:value="-689" calcext:value-type="float">
            <text:p>-689</text:p>
          </table:table-cell>
          <table:table-cell office:value-type="float" office:value="0.0208035080253113" calcext:value-type="float">
            <text:p>2.080350802531130E-02</text:p>
          </table:table-cell>
          <table:table-cell table:formula="of:=&quot;  &quot;&amp;TEXT([.B336];&quot;0.00000000000000000E+00&quot;)&amp;&quot;,&quot;" office:value-type="string" office:string-value="  2.08035080253113000E-02," calcext:value-type="string">
            <text:p><text:s text:c="2"/>2.08035080253113000E-02,</text:p>
          </table:table-cell>
        </table:table-row>
        <table:table-row table:style-name="ro1">
          <table:table-cell office:value-type="float" office:value="-688" calcext:value-type="float">
            <text:p>-688</text:p>
          </table:table-cell>
          <table:table-cell office:value-type="float" office:value="0.0147964269397441" calcext:value-type="float">
            <text:p>1.479642693974410E-02</text:p>
          </table:table-cell>
          <table:table-cell table:formula="of:=&quot;  &quot;&amp;TEXT([.B337];&quot;0.00000000000000000E+00&quot;)&amp;&quot;,&quot;" office:value-type="string" office:string-value="  1.47964269397441000E-02," calcext:value-type="string">
            <text:p><text:s text:c="2"/>1.47964269397441000E-02,</text:p>
          </table:table-cell>
        </table:table-row>
        <table:table-row table:style-name="ro1">
          <table:table-cell office:value-type="float" office:value="-687" calcext:value-type="float">
            <text:p>-687</text:p>
          </table:table-cell>
          <table:table-cell office:value-type="float" office:value="0.00867710296367902" calcext:value-type="float">
            <text:p>8.677102963679020E-03</text:p>
          </table:table-cell>
          <table:table-cell table:formula="of:=&quot;  &quot;&amp;TEXT([.B338];&quot;0.00000000000000000E+00&quot;)&amp;&quot;,&quot;" office:value-type="string" office:string-value="  8.67710296367902000E-03," calcext:value-type="string">
            <text:p><text:s text:c="2"/>8.67710296367902000E-03,</text:p>
          </table:table-cell>
        </table:table-row>
        <table:table-row table:style-name="ro1">
          <table:table-cell office:value-type="float" office:value="-686" calcext:value-type="float">
            <text:p>-686</text:p>
          </table:table-cell>
          <table:table-cell office:value-type="float" office:value="0.00246946519962128" calcext:value-type="float">
            <text:p>2.469465199621280E-03</text:p>
          </table:table-cell>
          <table:table-cell table:formula="of:=&quot;  &quot;&amp;TEXT([.B339];&quot;0.00000000000000000E+00&quot;)&amp;&quot;,&quot;" office:value-type="string" office:string-value="  2.46946519962128000E-03," calcext:value-type="string">
            <text:p><text:s text:c="2"/>2.46946519962128000E-03,</text:p>
          </table:table-cell>
        </table:table-row>
        <table:table-row table:style-name="ro1">
          <table:table-cell office:value-type="float" office:value="-685" calcext:value-type="float">
            <text:p>-685</text:p>
          </table:table-cell>
          <table:table-cell office:value-type="float" office:value="-0.00380197353092968" calcext:value-type="float">
            <text:p>-3.801973530929680E-03</text:p>
          </table:table-cell>
          <table:table-cell table:formula="of:=&quot;  &quot;&amp;TEXT([.B340];&quot;0.00000000000000000E+00&quot;)&amp;&quot;,&quot;" office:value-type="string" office:string-value="  -3.80197353092968000E-03," calcext:value-type="string">
            <text:p><text:s text:c="2"/>-3.80197353092968000E-03,</text:p>
          </table:table-cell>
        </table:table-row>
        <table:table-row table:style-name="ro1">
          <table:table-cell office:value-type="float" office:value="-684" calcext:value-type="float">
            <text:p>-684</text:p>
          </table:table-cell>
          <table:table-cell office:value-type="float" office:value="-0.0101122334517487" calcext:value-type="float">
            <text:p>-1.011223345174870E-02</text:p>
          </table:table-cell>
          <table:table-cell table:formula="of:=&quot;  &quot;&amp;TEXT([.B341];&quot;0.00000000000000000E+00&quot;)&amp;&quot;,&quot;" office:value-type="string" office:string-value="  -1.01122334517487000E-02," calcext:value-type="string">
            <text:p><text:s text:c="2"/>-1.01122334517487000E-02,</text:p>
          </table:table-cell>
        </table:table-row>
        <table:table-row table:style-name="ro1">
          <table:table-cell office:value-type="float" office:value="-683" calcext:value-type="float">
            <text:p>-683</text:p>
          </table:table-cell>
          <table:table-cell office:value-type="float" office:value="-0.016435941808184" calcext:value-type="float">
            <text:p>-1.643594180818400E-02</text:p>
          </table:table-cell>
          <table:table-cell table:formula="of:=&quot;  &quot;&amp;TEXT([.B342];&quot;0.00000000000000000E+00&quot;)&amp;&quot;,&quot;" office:value-type="string" office:string-value="  -1.64359418081840000E-02," calcext:value-type="string">
            <text:p><text:s text:c="2"/>-1.64359418081840000E-02,</text:p>
          </table:table-cell>
        </table:table-row>
        <table:table-row table:style-name="ro1">
          <table:table-cell office:value-type="float" office:value="-682" calcext:value-type="float">
            <text:p>-682</text:p>
          </table:table-cell>
          <table:table-cell office:value-type="float" office:value="-0.0227474626573831" calcext:value-type="float">
            <text:p>-2.274746265738310E-02</text:p>
          </table:table-cell>
          <table:table-cell table:formula="of:=&quot;  &quot;&amp;TEXT([.B343];&quot;0.00000000000000000E+00&quot;)&amp;&quot;,&quot;" office:value-type="string" office:string-value="  -2.27474626573831000E-02," calcext:value-type="string">
            <text:p><text:s text:c="2"/>-2.27474626573831000E-02,</text:p>
          </table:table-cell>
        </table:table-row>
        <table:table-row table:style-name="ro1">
          <table:table-cell office:value-type="float" office:value="-681" calcext:value-type="float">
            <text:p>-681</text:p>
          </table:table-cell>
          <table:table-cell office:value-type="float" office:value="-0.0290209650229051" calcext:value-type="float">
            <text:p>-2.902096502290510E-02</text:p>
          </table:table-cell>
          <table:table-cell table:formula="of:=&quot;  &quot;&amp;TEXT([.B344];&quot;0.00000000000000000E+00&quot;)&amp;&quot;,&quot;" office:value-type="string" office:string-value="  -2.90209650229051000E-02," calcext:value-type="string">
            <text:p><text:s text:c="2"/>-2.90209650229051000E-02,</text:p>
          </table:table-cell>
        </table:table-row>
        <table:table-row table:style-name="ro1">
          <table:table-cell office:value-type="float" office:value="-680" calcext:value-type="float">
            <text:p>-680</text:p>
          </table:table-cell>
          <table:table-cell office:value-type="float" office:value="-0.035230562876842" calcext:value-type="float">
            <text:p>-3.523056287684200E-02</text:p>
          </table:table-cell>
          <table:table-cell table:formula="of:=&quot;  &quot;&amp;TEXT([.B345];&quot;0.00000000000000000E+00&quot;)&amp;&quot;,&quot;" office:value-type="string" office:string-value="  -3.52305628768420000E-02," calcext:value-type="string">
            <text:p><text:s text:c="2"/>-3.52305628768420000E-02,</text:p>
          </table:table-cell>
        </table:table-row>
        <table:table-row table:style-name="ro1">
          <table:table-cell office:value-type="float" office:value="-679" calcext:value-type="float">
            <text:p>-679</text:p>
          </table:table-cell>
          <table:table-cell office:value-type="float" office:value="-0.0413503802066601" calcext:value-type="float">
            <text:p>-4.135038020666010E-02</text:p>
          </table:table-cell>
          <table:table-cell table:formula="of:=&quot;  &quot;&amp;TEXT([.B346];&quot;0.00000000000000000E+00&quot;)&amp;&quot;,&quot;" office:value-type="string" office:string-value="  -4.13503802066601000E-02," calcext:value-type="string">
            <text:p><text:s text:c="2"/>-4.13503802066601000E-02,</text:p>
          </table:table-cell>
        </table:table-row>
        <table:table-row table:style-name="ro1">
          <table:table-cell office:value-type="float" office:value="-678" calcext:value-type="float">
            <text:p>-678</text:p>
          </table:table-cell>
          <table:table-cell office:value-type="float" office:value="-0.0473546988616123" calcext:value-type="float">
            <text:p>-4.735469886161230E-02</text:p>
          </table:table-cell>
          <table:table-cell table:formula="of:=&quot;  &quot;&amp;TEXT([.B347];&quot;0.00000000000000000E+00&quot;)&amp;&quot;,&quot;" office:value-type="string" office:string-value="  -4.73546988616123000E-02," calcext:value-type="string">
            <text:p><text:s text:c="2"/>-4.73546988616123000E-02,</text:p>
          </table:table-cell>
        </table:table-row>
        <table:table-row table:style-name="ro1">
          <table:table-cell office:value-type="float" office:value="-677" calcext:value-type="float">
            <text:p>-677</text:p>
          </table:table-cell>
          <table:table-cell office:value-type="float" office:value="-0.0532180183823655" calcext:value-type="float">
            <text:p>-5.321801838236550E-02</text:p>
          </table:table-cell>
          <table:table-cell table:formula="of:=&quot;  &quot;&amp;TEXT([.B348];&quot;0.00000000000000000E+00&quot;)&amp;&quot;,&quot;" office:value-type="string" office:string-value="  -5.32180183823655000E-02," calcext:value-type="string">
            <text:p><text:s text:c="2"/>-5.32180183823655000E-02,</text:p>
          </table:table-cell>
        </table:table-row>
        <table:table-row table:style-name="ro1">
          <table:table-cell office:value-type="float" office:value="-676" calcext:value-type="float">
            <text:p>-676</text:p>
          </table:table-cell>
          <table:table-cell office:value-type="float" office:value="-0.0589152102703981" calcext:value-type="float">
            <text:p>-5.891521027039810E-02</text:p>
          </table:table-cell>
          <table:table-cell table:formula="of:=&quot;  &quot;&amp;TEXT([.B349];&quot;0.00000000000000000E+00&quot;)&amp;&quot;,&quot;" office:value-type="string" office:string-value="  -5.89152102703981000E-02," calcext:value-type="string">
            <text:p><text:s text:c="2"/>-5.89152102703981000E-02,</text:p>
          </table:table-cell>
        </table:table-row>
        <table:table-row table:style-name="ro1">
          <table:table-cell office:value-type="float" office:value="-675" calcext:value-type="float">
            <text:p>-675</text:p>
          </table:table-cell>
          <table:table-cell office:value-type="float" office:value="-0.0644215814384789" calcext:value-type="float">
            <text:p>-6.442158143847890E-02</text:p>
          </table:table-cell>
          <table:table-cell table:formula="of:=&quot;  &quot;&amp;TEXT([.B350];&quot;0.00000000000000000E+00&quot;)&amp;&quot;,&quot;" office:value-type="string" office:string-value="  -6.44215814384789000E-02," calcext:value-type="string">
            <text:p><text:s text:c="2"/>-6.44215814384789000E-02,</text:p>
          </table:table-cell>
        </table:table-row>
        <table:table-row table:style-name="ro1">
          <table:table-cell office:value-type="float" office:value="-674" calcext:value-type="float">
            <text:p>-674</text:p>
          </table:table-cell>
          <table:table-cell office:value-type="float" office:value="-0.0697130105287461" calcext:value-type="float">
            <text:p>-6.971301052874610E-02</text:p>
          </table:table-cell>
          <table:table-cell table:formula="of:=&quot;  &quot;&amp;TEXT([.B351];&quot;0.00000000000000000E+00&quot;)&amp;&quot;,&quot;" office:value-type="string" office:string-value="  -6.97130105287461000E-02," calcext:value-type="string">
            <text:p><text:s text:c="2"/>-6.97130105287461000E-02,</text:p>
          </table:table-cell>
        </table:table-row>
        <table:table-row table:style-name="ro1">
          <table:table-cell office:value-type="float" office:value="-673" calcext:value-type="float">
            <text:p>-673</text:p>
          </table:table-cell>
          <table:table-cell office:value-type="float" office:value="-0.0747660342078751" calcext:value-type="float">
            <text:p>-7.476603420787510E-02</text:p>
          </table:table-cell>
          <table:table-cell table:formula="of:=&quot;  &quot;&amp;TEXT([.B352];&quot;0.00000000000000000E+00&quot;)&amp;&quot;,&quot;" office:value-type="string" office:string-value="  -7.47660342078751000E-02," calcext:value-type="string">
            <text:p><text:s text:c="2"/>-7.47660342078751000E-02,</text:p>
          </table:table-cell>
        </table:table-row>
        <table:table-row table:style-name="ro1">
          <table:table-cell office:value-type="float" office:value="-672" calcext:value-type="float">
            <text:p>-672</text:p>
          </table:table-cell>
          <table:table-cell office:value-type="float" office:value="-0.079557956494025" calcext:value-type="float">
            <text:p>-7.955795649402500E-02</text:p>
          </table:table-cell>
          <table:table-cell table:formula="of:=&quot;  &quot;&amp;TEXT([.B353];&quot;0.00000000000000000E+00&quot;)&amp;&quot;,&quot;" office:value-type="string" office:string-value="  -7.95579564940250000E-02," calcext:value-type="string">
            <text:p><text:s text:c="2"/>-7.95579564940250000E-02,</text:p>
          </table:table-cell>
        </table:table-row>
        <table:table-row table:style-name="ro1">
          <table:table-cell office:value-type="float" office:value="-671" calcext:value-type="float">
            <text:p>-671</text:p>
          </table:table-cell>
          <table:table-cell office:value-type="float" office:value="-0.0840669434970143" calcext:value-type="float">
            <text:p>-8.406694349701430E-02</text:p>
          </table:table-cell>
          <table:table-cell table:formula="of:=&quot;  &quot;&amp;TEXT([.B354];&quot;0.00000000000000000E+00&quot;)&amp;&quot;,&quot;" office:value-type="string" office:string-value="  -8.40669434970143000E-02," calcext:value-type="string">
            <text:p><text:s text:c="2"/>-8.40669434970143000E-02,</text:p>
          </table:table-cell>
        </table:table-row>
        <table:table-row table:style-name="ro1">
          <table:table-cell office:value-type="float" office:value="-670" calcext:value-type="float">
            <text:p>-670</text:p>
          </table:table-cell>
          <table:table-cell office:value-type="float" office:value="-0.0882721254385573" calcext:value-type="float">
            <text:p>-8.827212543855730E-02</text:p>
          </table:table-cell>
          <table:table-cell table:formula="of:=&quot;  &quot;&amp;TEXT([.B355];&quot;0.00000000000000000E+00&quot;)&amp;&quot;,&quot;" office:value-type="string" office:string-value="  -8.82721254385573000E-02," calcext:value-type="string">
            <text:p><text:s text:c="2"/>-8.82721254385573000E-02,</text:p>
          </table:table-cell>
        </table:table-row>
        <table:table-row table:style-name="ro1">
          <table:table-cell office:value-type="float" office:value="-669" calcext:value-type="float">
            <text:p>-669</text:p>
          </table:table-cell>
          <table:table-cell office:value-type="float" office:value="-0.0921536795227915" calcext:value-type="float">
            <text:p>-9.215367952279150E-02</text:p>
          </table:table-cell>
          <table:table-cell table:formula="of:=&quot;  &quot;&amp;TEXT([.B356];&quot;0.00000000000000000E+00&quot;)&amp;&quot;,&quot;" office:value-type="string" office:string-value="  -9.21536795227915000E-02," calcext:value-type="string">
            <text:p><text:s text:c="2"/>-9.21536795227915000E-02,</text:p>
          </table:table-cell>
        </table:table-row>
        <table:table-row table:style-name="ro1">
          <table:table-cell office:value-type="float" office:value="-668" calcext:value-type="float">
            <text:p>-668</text:p>
          </table:table-cell>
          <table:table-cell office:value-type="float" office:value="-0.0956929381160333" calcext:value-type="float">
            <text:p>-9.569293811603330E-02</text:p>
          </table:table-cell>
          <table:table-cell table:formula="of:=&quot;  &quot;&amp;TEXT([.B357];&quot;0.00000000000000000E+00&quot;)&amp;&quot;,&quot;" office:value-type="string" office:string-value="  -9.56929381160333000E-02," calcext:value-type="string">
            <text:p><text:s text:c="2"/>-9.56929381160333000E-02,</text:p>
          </table:table-cell>
        </table:table-row>
        <table:table-row table:style-name="ro1">
          <table:table-cell office:value-type="float" office:value="-667" calcext:value-type="float">
            <text:p>-667</text:p>
          </table:table-cell>
          <table:table-cell office:value-type="float" office:value="-0.098872452264808" calcext:value-type="float">
            <text:p>-9.887245226480800E-02</text:p>
          </table:table-cell>
          <table:table-cell table:formula="of:=&quot;  &quot;&amp;TEXT([.B358];&quot;0.00000000000000000E+00&quot;)&amp;&quot;,&quot;" office:value-type="string" office:string-value="  -9.88724522648080000E-02," calcext:value-type="string">
            <text:p><text:s text:c="2"/>-9.88724522648080000E-02,</text:p>
          </table:table-cell>
        </table:table-row>
        <table:table-row table:style-name="ro1">
          <table:table-cell office:value-type="float" office:value="-666" calcext:value-type="float">
            <text:p>-666</text:p>
          </table:table-cell>
          <table:table-cell office:value-type="float" office:value="-0.101676103140306" calcext:value-type="float">
            <text:p>-1.016761031403060E-01</text:p>
          </table:table-cell>
          <table:table-cell table:formula="of:=&quot;  &quot;&amp;TEXT([.B359];&quot;0.00000000000000000E+00&quot;)&amp;&quot;,&quot;" office:value-type="string" office:string-value="  -1.01676103140306000E-01," calcext:value-type="string">
            <text:p><text:s text:c="2"/>-1.01676103140306000E-01,</text:p>
          </table:table-cell>
        </table:table-row>
        <table:table-row table:style-name="ro1">
          <table:table-cell office:value-type="float" office:value="-665" calcext:value-type="float">
            <text:p>-665</text:p>
          </table:table-cell>
          <table:table-cell office:value-type="float" office:value="-0.104089151637647" calcext:value-type="float">
            <text:p>-1.040891516376470E-01</text:p>
          </table:table-cell>
          <table:table-cell table:formula="of:=&quot;  &quot;&amp;TEXT([.B360];&quot;0.00000000000000000E+00&quot;)&amp;&quot;,&quot;" office:value-type="string" office:string-value="  -1.04089151637647000E-01," calcext:value-type="string">
            <text:p><text:s text:c="2"/>-1.04089151637647000E-01,</text:p>
          </table:table-cell>
        </table:table-row>
        <table:table-row table:style-name="ro1">
          <table:table-cell office:value-type="float" office:value="-664" calcext:value-type="float">
            <text:p>-664</text:p>
          </table:table-cell>
          <table:table-cell office:value-type="float" office:value="-0.106098332589616" calcext:value-type="float">
            <text:p>-1.060983325896160E-01</text:p>
          </table:table-cell>
          <table:table-cell table:formula="of:=&quot;  &quot;&amp;TEXT([.B361];&quot;0.00000000000000000E+00&quot;)&amp;&quot;,&quot;" office:value-type="string" office:string-value="  -1.06098332589616000E-01," calcext:value-type="string">
            <text:p><text:s text:c="2"/>-1.06098332589616000E-01,</text:p>
          </table:table-cell>
        </table:table-row>
        <table:table-row table:style-name="ro1">
          <table:table-cell office:value-type="float" office:value="-663" calcext:value-type="float">
            <text:p>-663</text:p>
          </table:table-cell>
          <table:table-cell office:value-type="float" office:value="-0.107691906961592" calcext:value-type="float">
            <text:p>-1.076919069615920E-01</text:p>
          </table:table-cell>
          <table:table-cell table:formula="of:=&quot;  &quot;&amp;TEXT([.B362];&quot;0.00000000000000000E+00&quot;)&amp;&quot;,&quot;" office:value-type="string" office:string-value="  -1.07691906961592000E-01," calcext:value-type="string">
            <text:p><text:s text:c="2"/>-1.07691906961592000E-01,</text:p>
          </table:table-cell>
        </table:table-row>
        <table:table-row table:style-name="ro1">
          <table:table-cell office:value-type="float" office:value="-662" calcext:value-type="float">
            <text:p>-662</text:p>
          </table:table-cell>
          <table:table-cell office:value-type="float" office:value="-0.108859731997255" calcext:value-type="float">
            <text:p>-1.088597319972550E-01</text:p>
          </table:table-cell>
          <table:table-cell table:formula="of:=&quot;  &quot;&amp;TEXT([.B363];&quot;0.00000000000000000E+00&quot;)&amp;&quot;,&quot;" office:value-type="string" office:string-value="  -1.08859731997255000E-01," calcext:value-type="string">
            <text:p><text:s text:c="2"/>-1.08859731997255000E-01,</text:p>
          </table:table-cell>
        </table:table-row>
        <table:table-row table:style-name="ro1">
          <table:table-cell office:value-type="float" office:value="-661" calcext:value-type="float">
            <text:p>-661</text:p>
          </table:table-cell>
          <table:table-cell office:value-type="float" office:value="-0.109593309204422" calcext:value-type="float">
            <text:p>-1.095933092044220E-01</text:p>
          </table:table-cell>
          <table:table-cell table:formula="of:=&quot;  &quot;&amp;TEXT([.B364];&quot;0.00000000000000000E+00&quot;)&amp;&quot;,&quot;" office:value-type="string" office:string-value="  -1.09593309204422000E-01," calcext:value-type="string">
            <text:p><text:s text:c="2"/>-1.09593309204422000E-01,</text:p>
          </table:table-cell>
        </table:table-row>
        <table:table-row table:style-name="ro1">
          <table:table-cell office:value-type="float" office:value="-660" calcext:value-type="float">
            <text:p>-660</text:p>
          </table:table-cell>
          <table:table-cell office:value-type="float" office:value="-0.109885848265557" calcext:value-type="float">
            <text:p>-1.098858482655570E-01</text:p>
          </table:table-cell>
          <table:table-cell table:formula="of:=&quot;  &quot;&amp;TEXT([.B365];&quot;0.00000000000000000E+00&quot;)&amp;&quot;,&quot;" office:value-type="string" office:string-value="  -1.09885848265557000E-01," calcext:value-type="string">
            <text:p><text:s text:c="2"/>-1.09885848265557000E-01,</text:p>
          </table:table-cell>
        </table:table-row>
        <table:table-row table:style-name="ro1">
          <table:table-cell office:value-type="float" office:value="-659" calcext:value-type="float">
            <text:p>-659</text:p>
          </table:table-cell>
          <table:table-cell office:value-type="float" office:value="-0.10973228898886" calcext:value-type="float">
            <text:p>-1.097322889888600E-01</text:p>
          </table:table-cell>
          <table:table-cell table:formula="of:=&quot;  &quot;&amp;TEXT([.B366];&quot;0.00000000000000000E+00&quot;)&amp;&quot;,&quot;" office:value-type="string" office:string-value="  -1.09732288988860000E-01," calcext:value-type="string">
            <text:p><text:s text:c="2"/>-1.09732288988860000E-01,</text:p>
          </table:table-cell>
        </table:table-row>
        <table:table-row table:style-name="ro1">
          <table:table-cell office:value-type="float" office:value="-658" calcext:value-type="float">
            <text:p>-658</text:p>
          </table:table-cell>
          <table:table-cell office:value-type="float" office:value="-0.10912936437101" calcext:value-type="float">
            <text:p>-1.091293643710100E-01</text:p>
          </table:table-cell>
          <table:table-cell table:formula="of:=&quot;  &quot;&amp;TEXT([.B367];&quot;0.00000000000000000E+00&quot;)&amp;&quot;,&quot;" office:value-type="string" office:string-value="  -1.09129364371010000E-01," calcext:value-type="string">
            <text:p><text:s text:c="2"/>-1.09129364371010000E-01,</text:p>
          </table:table-cell>
        </table:table-row>
        <table:table-row table:style-name="ro1">
          <table:table-cell office:value-type="float" office:value="-657" calcext:value-type="float">
            <text:p>-657</text:p>
          </table:table-cell>
          <table:table-cell office:value-type="float" office:value="-0.108075605328054" calcext:value-type="float">
            <text:p>-1.080756053280540E-01</text:p>
          </table:table-cell>
          <table:table-cell table:formula="of:=&quot;  &quot;&amp;TEXT([.B368];&quot;0.00000000000000000E+00&quot;)&amp;&quot;,&quot;" office:value-type="string" office:string-value="  -1.08075605328054000E-01," calcext:value-type="string">
            <text:p><text:s text:c="2"/>-1.08075605328054000E-01,</text:p>
          </table:table-cell>
        </table:table-row>
        <table:table-row table:style-name="ro1">
          <table:table-cell office:value-type="float" office:value="-656" calcext:value-type="float">
            <text:p>-656</text:p>
          </table:table-cell>
          <table:table-cell office:value-type="float" office:value="-0.106571378985607" calcext:value-type="float">
            <text:p>-1.065713789856070E-01</text:p>
          </table:table-cell>
          <table:table-cell table:formula="of:=&quot;  &quot;&amp;TEXT([.B369];&quot;0.00000000000000000E+00&quot;)&amp;&quot;,&quot;" office:value-type="string" office:string-value="  -1.06571378985607000E-01," calcext:value-type="string">
            <text:p><text:s text:c="2"/>-1.06571378985607000E-01,</text:p>
          </table:table-cell>
        </table:table-row>
        <table:table-row table:style-name="ro1">
          <table:table-cell office:value-type="float" office:value="-655" calcext:value-type="float">
            <text:p>-655</text:p>
          </table:table-cell>
          <table:table-cell office:value-type="float" office:value="-0.104618891704566" calcext:value-type="float">
            <text:p>-1.046188917045660E-01</text:p>
          </table:table-cell>
          <table:table-cell table:formula="of:=&quot;  &quot;&amp;TEXT([.B370];&quot;0.00000000000000000E+00&quot;)&amp;&quot;,&quot;" office:value-type="string" office:string-value="  -1.04618891704566000E-01," calcext:value-type="string">
            <text:p><text:s text:c="2"/>-1.04618891704566000E-01,</text:p>
          </table:table-cell>
        </table:table-row>
        <table:table-row table:style-name="ro1">
          <table:table-cell office:value-type="float" office:value="-654" calcext:value-type="float">
            <text:p>-654</text:p>
          </table:table-cell>
          <table:table-cell office:value-type="float" office:value="-0.102222207914276" calcext:value-type="float">
            <text:p>-1.022222079142760E-01</text:p>
          </table:table-cell>
          <table:table-cell table:formula="of:=&quot;  &quot;&amp;TEXT([.B371];&quot;0.00000000000000000E+00&quot;)&amp;&quot;,&quot;" office:value-type="string" office:string-value="  -1.02222207914276000E-01," calcext:value-type="string">
            <text:p><text:s text:c="2"/>-1.02222207914276000E-01,</text:p>
          </table:table-cell>
        </table:table-row>
        <table:table-row table:style-name="ro1">
          <table:table-cell office:value-type="float" office:value="-653" calcext:value-type="float">
            <text:p>-653</text:p>
          </table:table-cell>
          <table:table-cell office:value-type="float" office:value="-0.0993872347909302" calcext:value-type="float">
            <text:p>-9.938723479093020E-02</text:p>
          </table:table-cell>
          <table:table-cell table:formula="of:=&quot;  &quot;&amp;TEXT([.B372];&quot;0.00000000000000000E+00&quot;)&amp;&quot;,&quot;" office:value-type="string" office:string-value="  -9.93872347909302000E-02," calcext:value-type="string">
            <text:p><text:s text:c="2"/>-9.93872347909302000E-02,</text:p>
          </table:table-cell>
        </table:table-row>
        <table:table-row table:style-name="ro1">
          <table:table-cell office:value-type="float" office:value="-652" calcext:value-type="float">
            <text:p>-652</text:p>
          </table:table-cell>
          <table:table-cell office:value-type="float" office:value="-0.0961217351439207" calcext:value-type="float">
            <text:p>-9.612173514392070E-02</text:p>
          </table:table-cell>
          <table:table-cell table:formula="of:=&quot;  &quot;&amp;TEXT([.B373];&quot;0.00000000000000000E+00&quot;)&amp;&quot;,&quot;" office:value-type="string" office:string-value="  -9.61217351439207000E-02," calcext:value-type="string">
            <text:p><text:s text:c="2"/>-9.61217351439207000E-02,</text:p>
          </table:table-cell>
        </table:table-row>
        <table:table-row table:style-name="ro1">
          <table:table-cell office:value-type="float" office:value="-651" calcext:value-type="float">
            <text:p>-651</text:p>
          </table:table-cell>
          <table:table-cell office:value-type="float" office:value="-0.0924352941581423" calcext:value-type="float">
            <text:p>-9.243529415814230E-02</text:p>
          </table:table-cell>
          <table:table-cell table:formula="of:=&quot;  &quot;&amp;TEXT([.B374];&quot;0.00000000000000000E+00&quot;)&amp;&quot;,&quot;" office:value-type="string" office:string-value="  -9.24352941581423000E-02," calcext:value-type="string">
            <text:p><text:s text:c="2"/>-9.24352941581423000E-02,</text:p>
          </table:table-cell>
        </table:table-row>
        <table:table-row table:style-name="ro1">
          <table:table-cell office:value-type="float" office:value="-650" calcext:value-type="float">
            <text:p>-650</text:p>
          </table:table-cell>
          <table:table-cell office:value-type="float" office:value="-0.0883393117763632" calcext:value-type="float">
            <text:p>-8.833931177636320E-02</text:p>
          </table:table-cell>
          <table:table-cell table:formula="of:=&quot;  &quot;&amp;TEXT([.B375];&quot;0.00000000000000000E+00&quot;)&amp;&quot;,&quot;" office:value-type="string" office:string-value="  -8.83393117763632000E-02," calcext:value-type="string">
            <text:p><text:s text:c="2"/>-8.83393117763632000E-02,</text:p>
          </table:table-cell>
        </table:table-row>
        <table:table-row table:style-name="ro1">
          <table:table-cell office:value-type="float" office:value="-649" calcext:value-type="float">
            <text:p>-649</text:p>
          </table:table-cell>
          <table:table-cell office:value-type="float" office:value="-0.0838469561939392" calcext:value-type="float">
            <text:p>-8.384695619393920E-02</text:p>
          </table:table-cell>
          <table:table-cell table:formula="of:=&quot;  &quot;&amp;TEXT([.B376];&quot;0.00000000000000000E+00&quot;)&amp;&quot;,&quot;" office:value-type="string" office:string-value="  -8.38469561939392000E-02," calcext:value-type="string">
            <text:p><text:s text:c="2"/>-8.38469561939392000E-02,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  <table:table-cell office:value-type="float" office:value="-0.0789731438335613" calcext:value-type="float">
            <text:p>-7.897314383356130E-02</text:p>
          </table:table-cell>
          <table:table-cell table:formula="of:=&quot;  &quot;&amp;TEXT([.B377];&quot;0.00000000000000000E+00&quot;)&amp;&quot;,&quot;" office:value-type="string" office:string-value="  -7.89731438335613000E-02," calcext:value-type="string">
            <text:p><text:s text:c="2"/>-7.89731438335613000E-02,</text:p>
          </table:table-cell>
        </table:table-row>
        <table:table-row table:style-name="ro1">
          <table:table-cell office:value-type="float" office:value="-647" calcext:value-type="float">
            <text:p>-647</text:p>
          </table:table-cell>
          <table:table-cell office:value-type="float" office:value="-0.0737344696293224" calcext:value-type="float">
            <text:p>-7.373446962932240E-02</text:p>
          </table:table-cell>
          <table:table-cell table:formula="of:=&quot;  &quot;&amp;TEXT([.B378];&quot;0.00000000000000000E+00&quot;)&amp;&quot;,&quot;" office:value-type="string" office:string-value="  -7.37344696293224000E-02," calcext:value-type="string">
            <text:p><text:s text:c="2"/>-7.37344696293224000E-02,</text:p>
          </table:table-cell>
        </table:table-row>
        <table:table-row table:style-name="ro1">
          <table:table-cell office:value-type="float" office:value="-646" calcext:value-type="float">
            <text:p>-646</text:p>
          </table:table-cell>
          <table:table-cell office:value-type="float" office:value="-0.0681491781686126" calcext:value-type="float">
            <text:p>-6.814917816861260E-02</text:p>
          </table:table-cell>
          <table:table-cell table:formula="of:=&quot;  &quot;&amp;TEXT([.B379];&quot;0.00000000000000000E+00&quot;)&amp;&quot;,&quot;" office:value-type="string" office:string-value="  -6.81491781686126000E-02," calcext:value-type="string">
            <text:p><text:s text:c="2"/>-6.81491781686126000E-02,</text:p>
          </table:table-cell>
        </table:table-row>
        <table:table-row table:style-name="ro1">
          <table:table-cell office:value-type="float" office:value="-645" calcext:value-type="float">
            <text:p>-645</text:p>
          </table:table-cell>
          <table:table-cell office:value-type="float" office:value="-0.0622370883210537" calcext:value-type="float">
            <text:p>-6.223708832105370E-02</text:p>
          </table:table-cell>
          <table:table-cell table:formula="of:=&quot;  &quot;&amp;TEXT([.B380];&quot;0.00000000000000000E+00&quot;)&amp;&quot;,&quot;" office:value-type="string" office:string-value="  -6.22370883210537000E-02," calcext:value-type="string">
            <text:p><text:s text:c="2"/>-6.22370883210537000E-02,</text:p>
          </table:table-cell>
        </table:table-row>
        <table:table-row table:style-name="ro1">
          <table:table-cell office:value-type="float" office:value="-644" calcext:value-type="float">
            <text:p>-644</text:p>
          </table:table-cell>
          <table:table-cell office:value-type="float" office:value="-0.0560195341946046" calcext:value-type="float">
            <text:p>-5.601953419460460E-02</text:p>
          </table:table-cell>
          <table:table-cell table:formula="of:=&quot;  &quot;&amp;TEXT([.B381];&quot;0.00000000000000000E+00&quot;)&amp;&quot;,&quot;" office:value-type="string" office:string-value="  -5.60195341946046000E-02," calcext:value-type="string">
            <text:p><text:s text:c="2"/>-5.60195341946046000E-02,</text:p>
          </table:table-cell>
        </table:table-row>
        <table:table-row table:style-name="ro1">
          <table:table-cell office:value-type="float" office:value="-643" calcext:value-type="float">
            <text:p>-643</text:p>
          </table:table-cell>
          <table:table-cell office:value-type="float" office:value="-0.0495192868956833" calcext:value-type="float">
            <text:p>-4.951928689568330E-02</text:p>
          </table:table-cell>
          <table:table-cell table:formula="of:=&quot;  &quot;&amp;TEXT([.B382];&quot;0.00000000000000000E+00&quot;)&amp;&quot;,&quot;" office:value-type="string" office:string-value="  -4.95192868956833000E-02," calcext:value-type="string">
            <text:p><text:s text:c="2"/>-4.95192868956833000E-02,</text:p>
          </table:table-cell>
        </table:table-row>
        <table:table-row table:style-name="ro1">
          <table:table-cell office:value-type="float" office:value="-642" calcext:value-type="float">
            <text:p>-642</text:p>
          </table:table-cell>
          <table:table-cell office:value-type="float" office:value="-0.0427604848857669" calcext:value-type="float">
            <text:p>-4.276048488576690E-02</text:p>
          </table:table-cell>
          <table:table-cell table:formula="of:=&quot;  &quot;&amp;TEXT([.B383];&quot;0.00000000000000000E+00&quot;)&amp;&quot;,&quot;" office:value-type="string" office:string-value="  -4.27604848857669000E-02," calcext:value-type="string">
            <text:p><text:s text:c="2"/>-4.27604848857669000E-02,</text:p>
          </table:table-cell>
        </table:table-row>
        <table:table-row table:style-name="ro1">
          <table:table-cell office:value-type="float" office:value="-641" calcext:value-type="float">
            <text:p>-641</text:p>
          </table:table-cell>
          <table:table-cell office:value-type="float" office:value="-0.0357685241123073" calcext:value-type="float">
            <text:p>-3.576852411230730E-02</text:p>
          </table:table-cell>
          <table:table-cell table:formula="of:=&quot;  &quot;&amp;TEXT([.B384];&quot;0.00000000000000000E+00&quot;)&amp;&quot;,&quot;" office:value-type="string" office:string-value="  -3.57685241123073000E-02," calcext:value-type="string">
            <text:p><text:s text:c="2"/>-3.57685241123073000E-02,</text:p>
          </table:table-cell>
        </table:table-row>
        <table:table-row table:style-name="ro1">
          <table:table-cell office:value-type="float" office:value="-640" calcext:value-type="float">
            <text:p>-640</text:p>
          </table:table-cell>
          <table:table-cell office:value-type="float" office:value="-0.0285699900060082" calcext:value-type="float">
            <text:p>-2.856999000600820E-02</text:p>
          </table:table-cell>
          <table:table-cell table:formula="of:=&quot;  &quot;&amp;TEXT([.B385];&quot;0.00000000000000000E+00&quot;)&amp;&quot;,&quot;" office:value-type="string" office:string-value="  -2.85699900060082000E-02," calcext:value-type="string">
            <text:p><text:s text:c="2"/>-2.85699900060082000E-02,</text:p>
          </table:table-cell>
        </table:table-row>
        <table:table-row table:style-name="ro1">
          <table:table-cell office:value-type="float" office:value="-639" calcext:value-type="float">
            <text:p>-639</text:p>
          </table:table-cell>
          <table:table-cell office:value-type="float" office:value="-0.0211925363918726" calcext:value-type="float">
            <text:p>-2.119253639187260E-02</text:p>
          </table:table-cell>
          <table:table-cell table:formula="of:=&quot;  &quot;&amp;TEXT([.B386];&quot;0.00000000000000000E+00&quot;)&amp;&quot;,&quot;" office:value-type="string" office:string-value="  -2.11925363918726000E-02," calcext:value-type="string">
            <text:p><text:s text:c="2"/>-2.11925363918726000E-02,</text:p>
          </table:table-cell>
        </table:table-row>
        <table:table-row table:style-name="ro1">
          <table:table-cell office:value-type="float" office:value="-638" calcext:value-type="float">
            <text:p>-638</text:p>
          </table:table-cell>
          <table:table-cell office:value-type="float" office:value="-0.0136648049305228" calcext:value-type="float">
            <text:p>-1.366480493052280E-02</text:p>
          </table:table-cell>
          <table:table-cell table:formula="of:=&quot;  &quot;&amp;TEXT([.B387];&quot;0.00000000000000000E+00&quot;)&amp;&quot;,&quot;" office:value-type="string" office:string-value="  -1.36648049305228000E-02," calcext:value-type="string">
            <text:p><text:s text:c="2"/>-1.36648049305228000E-02,</text:p>
          </table:table-cell>
        </table:table-row>
        <table:table-row table:style-name="ro1">
          <table:table-cell office:value-type="float" office:value="-637" calcext:value-type="float">
            <text:p>-637</text:p>
          </table:table-cell>
          <table:table-cell office:value-type="float" office:value="-0.00601629248073639" calcext:value-type="float">
            <text:p>-6.016292480736390E-03</text:p>
          </table:table-cell>
          <table:table-cell table:formula="of:=&quot;  &quot;&amp;TEXT([.B388];&quot;0.00000000000000000E+00&quot;)&amp;&quot;,&quot;" office:value-type="string" office:string-value="  -6.01629248073639000E-03," calcext:value-type="string">
            <text:p><text:s text:c="2"/>-6.01629248073639000E-03,</text:p>
          </table:table-cell>
        </table:table-row>
        <table:table-row table:style-name="ro1">
          <table:table-cell office:value-type="float" office:value="-636" calcext:value-type="float">
            <text:p>-636</text:p>
          </table:table-cell>
          <table:table-cell office:value-type="float" office:value="0.00172273277393367" calcext:value-type="float">
            <text:p>1.722732773933670E-03</text:p>
          </table:table-cell>
          <table:table-cell table:formula="of:=&quot;  &quot;&amp;TEXT([.B389];&quot;0.00000000000000000E+00&quot;)&amp;&quot;,&quot;" office:value-type="string" office:string-value="  1.72273277393367000E-03," calcext:value-type="string">
            <text:p><text:s text:c="2"/>1.72273277393367000E-03,</text:p>
          </table:table-cell>
        </table:table-row>
        <table:table-row table:style-name="ro1">
          <table:table-cell office:value-type="float" office:value="-635" calcext:value-type="float">
            <text:p>-635</text:p>
          </table:table-cell>
          <table:table-cell office:value-type="float" office:value="0.00952137753529237" calcext:value-type="float">
            <text:p>9.521377535292370E-03</text:p>
          </table:table-cell>
          <table:table-cell table:formula="of:=&quot;  &quot;&amp;TEXT([.B390];&quot;0.00000000000000000E+00&quot;)&amp;&quot;,&quot;" office:value-type="string" office:string-value="  9.52137753529237000E-03," calcext:value-type="string">
            <text:p><text:s text:c="2"/>9.52137753529237000E-03,</text:p>
          </table:table-cell>
        </table:table-row>
        <table:table-row table:style-name="ro1">
          <table:table-cell office:value-type="float" office:value="-634" calcext:value-type="float">
            <text:p>-634</text:p>
          </table:table-cell>
          <table:table-cell office:value-type="float" office:value="0.0173482280305215" calcext:value-type="float">
            <text:p>1.734822803052150E-02</text:p>
          </table:table-cell>
          <table:table-cell table:formula="of:=&quot;  &quot;&amp;TEXT([.B391];&quot;0.00000000000000000E+00&quot;)&amp;&quot;,&quot;" office:value-type="string" office:string-value="  1.73482280305215000E-02," calcext:value-type="string">
            <text:p><text:s text:c="2"/>1.73482280305215000E-02,</text:p>
          </table:table-cell>
        </table:table-row>
        <table:table-row table:style-name="ro1">
          <table:table-cell office:value-type="float" office:value="-633" calcext:value-type="float">
            <text:p>-633</text:p>
          </table:table-cell>
          <table:table-cell office:value-type="float" office:value="0.0251714851142286" calcext:value-type="float">
            <text:p>2.517148511422860E-02</text:p>
          </table:table-cell>
          <table:table-cell table:formula="of:=&quot;  &quot;&amp;TEXT([.B392];&quot;0.00000000000000000E+00&quot;)&amp;&quot;,&quot;" office:value-type="string" office:string-value="  2.51714851142286000E-02," calcext:value-type="string">
            <text:p><text:s text:c="2"/>2.51714851142286000E-02,</text:p>
          </table:table-cell>
        </table:table-row>
        <table:table-row table:style-name="ro1">
          <table:table-cell office:value-type="float" office:value="-632" calcext:value-type="float">
            <text:p>-632</text:p>
          </table:table-cell>
          <table:table-cell office:value-type="float" office:value="0.0329590792621445" calcext:value-type="float">
            <text:p>3.295907926214450E-02</text:p>
          </table:table-cell>
          <table:table-cell table:formula="of:=&quot;  &quot;&amp;TEXT([.B393];&quot;0.00000000000000000E+00&quot;)&amp;&quot;,&quot;" office:value-type="string" office:string-value="  3.29590792621445000E-02," calcext:value-type="string">
            <text:p><text:s text:c="2"/>3.29590792621445000E-02,</text:p>
          </table:table-cell>
        </table:table-row>
        <table:table-row table:style-name="ro1">
          <table:table-cell office:value-type="float" office:value="-631" calcext:value-type="float">
            <text:p>-631</text:p>
          </table:table-cell>
          <table:table-cell office:value-type="float" office:value="0.0406788123115377" calcext:value-type="float">
            <text:p>4.067881231153770E-02</text:p>
          </table:table-cell>
          <table:table-cell table:formula="of:=&quot;  &quot;&amp;TEXT([.B394];&quot;0.00000000000000000E+00&quot;)&amp;&quot;,&quot;" office:value-type="string" office:string-value="  4.06788123115377000E-02," calcext:value-type="string">
            <text:p><text:s text:c="2"/>4.06788123115377000E-02,</text:p>
          </table:table-cell>
        </table:table-row>
        <table:table-row table:style-name="ro1">
          <table:table-cell office:value-type="float" office:value="-630" calcext:value-type="float">
            <text:p>-630</text:p>
          </table:table-cell>
          <table:table-cell office:value-type="float" office:value="0.0482984734010577" calcext:value-type="float">
            <text:p>4.829847340105770E-02</text:p>
          </table:table-cell>
          <table:table-cell table:formula="of:=&quot;  &quot;&amp;TEXT([.B395];&quot;0.00000000000000000E+00&quot;)&amp;&quot;,&quot;" office:value-type="string" office:string-value="  4.82984734010577000E-02," calcext:value-type="string">
            <text:p><text:s text:c="2"/>4.82984734010577000E-02,</text:p>
          </table:table-cell>
        </table:table-row>
        <table:table-row table:style-name="ro1">
          <table:table-cell office:value-type="float" office:value="-629" calcext:value-type="float">
            <text:p>-629</text:p>
          </table:table-cell>
          <table:table-cell office:value-type="float" office:value="0.0557859809770731" calcext:value-type="float">
            <text:p>5.578598097707310E-02</text:p>
          </table:table-cell>
          <table:table-cell table:formula="of:=&quot;  &quot;&amp;TEXT([.B396];&quot;0.00000000000000000E+00&quot;)&amp;&quot;,&quot;" office:value-type="string" office:string-value="  5.57859809770731000E-02," calcext:value-type="string">
            <text:p><text:s text:c="2"/>5.57859809770731000E-02,</text:p>
          </table:table-cell>
        </table:table-row>
        <table:table-row table:style-name="ro1">
          <table:table-cell office:value-type="float" office:value="-628" calcext:value-type="float">
            <text:p>-628</text:p>
          </table:table-cell>
          <table:table-cell office:value-type="float" office:value="0.0631095122146985" calcext:value-type="float">
            <text:p>6.310951221469850E-02</text:p>
          </table:table-cell>
          <table:table-cell table:formula="of:=&quot;  &quot;&amp;TEXT([.B397];&quot;0.00000000000000000E+00&quot;)&amp;&quot;,&quot;" office:value-type="string" office:string-value="  6.31095122146985000E-02," calcext:value-type="string">
            <text:p><text:s text:c="2"/>6.31095122146985000E-02,</text:p>
          </table:table-cell>
        </table:table-row>
        <table:table-row table:style-name="ro1">
          <table:table-cell office:value-type="float" office:value="-627" calcext:value-type="float">
            <text:p>-627</text:p>
          </table:table-cell>
          <table:table-cell office:value-type="float" office:value="0.070237645097227" calcext:value-type="float">
            <text:p>7.023764509722700E-02</text:p>
          </table:table-cell>
          <table:table-cell table:formula="of:=&quot;  &quot;&amp;TEXT([.B398];&quot;0.00000000000000000E+00&quot;)&amp;&quot;,&quot;" office:value-type="string" office:string-value="  7.02376450972270000E-02," calcext:value-type="string">
            <text:p><text:s text:c="2"/>7.02376450972270000E-02,</text:p>
          </table:table-cell>
        </table:table-row>
        <table:table-row table:style-name="ro1">
          <table:table-cell office:value-type="float" office:value="-626" calcext:value-type="float">
            <text:p>-626</text:p>
          </table:table-cell>
          <table:table-cell office:value-type="float" office:value="0.0771394786116595" calcext:value-type="float">
            <text:p>7.713947861165950E-02</text:p>
          </table:table-cell>
          <table:table-cell table:formula="of:=&quot;  &quot;&amp;TEXT([.B399];&quot;0.00000000000000000E+00&quot;)&amp;&quot;,&quot;" office:value-type="string" office:string-value="  7.71394786116595000E-02," calcext:value-type="string">
            <text:p><text:s text:c="2"/>7.71394786116595000E-02,</text:p>
          </table:table-cell>
        </table:table-row>
        <table:table-row table:style-name="ro1">
          <table:table-cell office:value-type="float" office:value="-625" calcext:value-type="float">
            <text:p>-625</text:p>
          </table:table-cell>
          <table:table-cell office:value-type="float" office:value="0.0837847738136892" calcext:value-type="float">
            <text:p>8.378477381368920E-02</text:p>
          </table:table-cell>
          <table:table-cell table:formula="of:=&quot;  &quot;&amp;TEXT([.B400];&quot;0.00000000000000000E+00&quot;)&amp;&quot;,&quot;" office:value-type="string" office:string-value="  8.37847738136892000E-02," calcext:value-type="string">
            <text:p><text:s text:c="2"/>8.37847738136892000E-02,</text:p>
          </table:table-cell>
        </table:table-row>
        <table:table-row table:style-name="ro1">
          <table:table-cell office:value-type="float" office:value="-624" calcext:value-type="float">
            <text:p>-624</text:p>
          </table:table-cell>
          <table:table-cell office:value-type="float" office:value="0.090144074898438" calcext:value-type="float">
            <text:p>9.014407489843800E-02</text:p>
          </table:table-cell>
          <table:table-cell table:formula="of:=&quot;  &quot;&amp;TEXT([.B401];&quot;0.00000000000000000E+00&quot;)&amp;&quot;,&quot;" office:value-type="string" office:string-value="  9.01440748984380000E-02," calcext:value-type="string">
            <text:p><text:s text:c="2"/>9.01440748984380000E-02,</text:p>
          </table:table-cell>
        </table:table-row>
        <table:table-row table:style-name="ro1">
          <table:table-cell office:value-type="float" office:value="-623" calcext:value-type="float">
            <text:p>-623</text:p>
          </table:table-cell>
          <table:table-cell office:value-type="float" office:value="0.0961888419867301" calcext:value-type="float">
            <text:p>9.618884198673010E-02</text:p>
          </table:table-cell>
          <table:table-cell table:formula="of:=&quot;  &quot;&amp;TEXT([.B402];&quot;0.00000000000000000E+00&quot;)&amp;&quot;,&quot;" office:value-type="string" office:string-value="  9.61888419867301000E-02," calcext:value-type="string">
            <text:p><text:s text:c="2"/>9.61888419867301000E-02,</text:p>
          </table:table-cell>
        </table:table-row>
        <table:table-row table:style-name="ro1">
          <table:table-cell office:value-type="float" office:value="-622" calcext:value-type="float">
            <text:p>-622</text:p>
          </table:table-cell>
          <table:table-cell office:value-type="float" office:value="0.101891569191751" calcext:value-type="float">
            <text:p>1.018915691917510E-01</text:p>
          </table:table-cell>
          <table:table-cell table:formula="of:=&quot;  &quot;&amp;TEXT([.B403];&quot;0.00000000000000000E+00&quot;)&amp;&quot;,&quot;" office:value-type="string" office:string-value="  1.01891569191751000E-01," calcext:value-type="string">
            <text:p><text:s text:c="2"/>1.01891569191751000E-01,</text:p>
          </table:table-cell>
        </table:table-row>
        <table:table-row table:style-name="ro1">
          <table:table-cell office:value-type="float" office:value="-621" calcext:value-type="float">
            <text:p>-621</text:p>
          </table:table-cell>
          <table:table-cell office:value-type="float" office:value="0.107225921855395" calcext:value-type="float">
            <text:p>1.072259218553950E-01</text:p>
          </table:table-cell>
          <table:table-cell table:formula="of:=&quot;  &quot;&amp;TEXT([.B404];&quot;0.00000000000000000E+00&quot;)&amp;&quot;,&quot;" office:value-type="string" office:string-value="  1.07225921855395000E-01," calcext:value-type="string">
            <text:p><text:s text:c="2"/>1.07225921855395000E-01,</text:p>
          </table:table-cell>
        </table:table-row>
        <table:table-row table:style-name="ro1">
          <table:table-cell office:value-type="float" office:value="-620" calcext:value-type="float">
            <text:p>-620</text:p>
          </table:table-cell>
          <table:table-cell office:value-type="float" office:value="0.112166844841445" calcext:value-type="float">
            <text:p>1.121668448414450E-01</text:p>
          </table:table-cell>
          <table:table-cell table:formula="of:=&quot;  &quot;&amp;TEXT([.B405];&quot;0.00000000000000000E+00&quot;)&amp;&quot;,&quot;" office:value-type="string" office:string-value="  1.12166844841445000E-01," calcext:value-type="string">
            <text:p><text:s text:c="2"/>1.12166844841445000E-01,</text:p>
          </table:table-cell>
        </table:table-row>
        <table:table-row table:style-name="ro1">
          <table:table-cell office:value-type="float" office:value="-619" calcext:value-type="float">
            <text:p>-619</text:p>
          </table:table-cell>
          <table:table-cell office:value-type="float" office:value="0.116690682656785" calcext:value-type="float">
            <text:p>1.166906826567850E-01</text:p>
          </table:table-cell>
          <table:table-cell table:formula="of:=&quot;  &quot;&amp;TEXT([.B406];&quot;0.00000000000000000E+00&quot;)&amp;&quot;,&quot;" office:value-type="string" office:string-value="  1.16690682656785000E-01," calcext:value-type="string">
            <text:p><text:s text:c="2"/>1.16690682656785000E-01,</text:p>
          </table:table-cell>
        </table:table-row>
        <table:table-row table:style-name="ro1">
          <table:table-cell office:value-type="float" office:value="-618" calcext:value-type="float">
            <text:p>-618</text:p>
          </table:table-cell>
          <table:table-cell office:value-type="float" office:value="0.120775277414617" calcext:value-type="float">
            <text:p>1.207752774146170E-01</text:p>
          </table:table-cell>
          <table:table-cell table:formula="of:=&quot;  &quot;&amp;TEXT([.B407];&quot;0.00000000000000000E+00&quot;)&amp;&quot;,&quot;" office:value-type="string" office:string-value="  1.20775277414617000E-01," calcext:value-type="string">
            <text:p><text:s text:c="2"/>1.20775277414617000E-01,</text:p>
          </table:table-cell>
        </table:table-row>
        <table:table-row table:style-name="ro1">
          <table:table-cell office:value-type="float" office:value="-617" calcext:value-type="float">
            <text:p>-617</text:p>
          </table:table-cell>
          <table:table-cell office:value-type="float" office:value="0.124400084600255" calcext:value-type="float">
            <text:p>1.244000846002550E-01</text:p>
          </table:table-cell>
          <table:table-cell table:formula="of:=&quot;  &quot;&amp;TEXT([.B408];&quot;0.00000000000000000E+00&quot;)&amp;&quot;,&quot;" office:value-type="string" office:string-value="  1.24400084600255000E-01," calcext:value-type="string">
            <text:p><text:s text:c="2"/>1.24400084600255000E-01,</text:p>
          </table:table-cell>
        </table:table-row>
        <table:table-row table:style-name="ro1">
          <table:table-cell office:value-type="float" office:value="-616" calcext:value-type="float">
            <text:p>-616</text:p>
          </table:table-cell>
          <table:table-cell office:value-type="float" office:value="0.127546260936335" calcext:value-type="float">
            <text:p>1.275462609363350E-01</text:p>
          </table:table-cell>
          <table:table-cell table:formula="of:=&quot;  &quot;&amp;TEXT([.B409];&quot;0.00000000000000000E+00&quot;)&amp;&quot;,&quot;" office:value-type="string" office:string-value="  1.27546260936335000E-01," calcext:value-type="string">
            <text:p><text:s text:c="2"/>1.27546260936335000E-01,</text:p>
          </table:table-cell>
        </table:table-row>
        <table:table-row table:style-name="ro1">
          <table:table-cell office:value-type="float" office:value="-615" calcext:value-type="float">
            <text:p>-615</text:p>
          </table:table-cell>
          <table:table-cell office:value-type="float" office:value="0.130196767983486" calcext:value-type="float">
            <text:p>1.301967679834860E-01</text:p>
          </table:table-cell>
          <table:table-cell table:formula="of:=&quot;  &quot;&amp;TEXT([.B410];&quot;0.00000000000000000E+00&quot;)&amp;&quot;,&quot;" office:value-type="string" office:string-value="  1.30196767983486000E-01," calcext:value-type="string">
            <text:p><text:s text:c="2"/>1.30196767983486000E-01,</text:p>
          </table:table-cell>
        </table:table-row>
        <table:table-row table:style-name="ro1">
          <table:table-cell office:value-type="float" office:value="-614" calcext:value-type="float">
            <text:p>-614</text:p>
          </table:table-cell>
          <table:table-cell office:value-type="float" office:value="0.132336452585666" calcext:value-type="float">
            <text:p>1.323364525856660E-01</text:p>
          </table:table-cell>
          <table:table-cell table:formula="of:=&quot;  &quot;&amp;TEXT([.B411];&quot;0.00000000000000000E+00&quot;)&amp;&quot;,&quot;" office:value-type="string" office:string-value="  1.32336452585666000E-01," calcext:value-type="string">
            <text:p><text:s text:c="2"/>1.32336452585666000E-01,</text:p>
          </table:table-cell>
        </table:table-row>
        <table:table-row table:style-name="ro1">
          <table:table-cell office:value-type="float" office:value="-613" calcext:value-type="float">
            <text:p>-613</text:p>
          </table:table-cell>
          <table:table-cell office:value-type="float" office:value="0.133952134552147" calcext:value-type="float">
            <text:p>1.339521345521470E-01</text:p>
          </table:table-cell>
          <table:table-cell table:formula="of:=&quot;  &quot;&amp;TEXT([.B412];&quot;0.00000000000000000E+00&quot;)&amp;&quot;,&quot;" office:value-type="string" office:string-value="  1.33952134552147000E-01," calcext:value-type="string">
            <text:p><text:s text:c="2"/>1.33952134552147000E-01,</text:p>
          </table:table-cell>
        </table:table-row>
        <table:table-row table:style-name="ro1">
          <table:table-cell office:value-type="float" office:value="-612" calcext:value-type="float">
            <text:p>-612</text:p>
          </table:table-cell>
          <table:table-cell office:value-type="float" office:value="0.135032661667332" calcext:value-type="float">
            <text:p>1.350326616673320E-01</text:p>
          </table:table-cell>
          <table:table-cell table:formula="of:=&quot;  &quot;&amp;TEXT([.B413];&quot;0.00000000000000000E+00&quot;)&amp;&quot;,&quot;" office:value-type="string" office:string-value="  1.35032661667332000E-01," calcext:value-type="string">
            <text:p><text:s text:c="2"/>1.35032661667332000E-01,</text:p>
          </table:table-cell>
        </table:table-row>
        <table:table-row table:style-name="ro1">
          <table:table-cell office:value-type="float" office:value="-611" calcext:value-type="float">
            <text:p>-611</text:p>
          </table:table-cell>
          <table:table-cell office:value-type="float" office:value="0.13556898305723" calcext:value-type="float">
            <text:p>1.355689830572300E-01</text:p>
          </table:table-cell>
          <table:table-cell table:formula="of:=&quot;  &quot;&amp;TEXT([.B414];&quot;0.00000000000000000E+00&quot;)&amp;&quot;,&quot;" office:value-type="string" office:string-value="  1.35568983057230000E-01," calcext:value-type="string">
            <text:p><text:s text:c="2"/>1.35568983057230000E-01,</text:p>
          </table:table-cell>
        </table:table-row>
        <table:table-row table:style-name="ro1">
          <table:table-cell office:value-type="float" office:value="-610" calcext:value-type="float">
            <text:p>-610</text:p>
          </table:table-cell>
          <table:table-cell office:value-type="float" office:value="0.1355541979268" calcext:value-type="float">
            <text:p>1.355541979268000E-01</text:p>
          </table:table-cell>
          <table:table-cell table:formula="of:=&quot;  &quot;&amp;TEXT([.B415];&quot;0.00000000000000000E+00&quot;)&amp;&quot;,&quot;" office:value-type="string" office:string-value="  1.35554197926800000E-01," calcext:value-type="string">
            <text:p><text:s text:c="2"/>1.35554197926800000E-01,</text:p>
          </table:table-cell>
        </table:table-row>
        <table:table-row table:style-name="ro1">
          <table:table-cell office:value-type="float" office:value="-609" calcext:value-type="float">
            <text:p>-609</text:p>
          </table:table-cell>
          <table:table-cell office:value-type="float" office:value="0.134983616494837" calcext:value-type="float">
            <text:p>1.349836164948370E-01</text:p>
          </table:table-cell>
          <table:table-cell table:formula="of:=&quot;  &quot;&amp;TEXT([.B416];&quot;0.00000000000000000E+00&quot;)&amp;&quot;,&quot;" office:value-type="string" office:string-value="  1.34983616494837000E-01," calcext:value-type="string">
            <text:p><text:s text:c="2"/>1.34983616494837000E-01,</text:p>
          </table:table-cell>
        </table:table-row>
        <table:table-row table:style-name="ro1">
          <table:table-cell office:value-type="float" office:value="-608" calcext:value-type="float">
            <text:p>-608</text:p>
          </table:table-cell>
          <table:table-cell office:value-type="float" office:value="0.133854787333872" calcext:value-type="float">
            <text:p>1.338547873338720E-01</text:p>
          </table:table-cell>
          <table:table-cell table:formula="of:=&quot;  &quot;&amp;TEXT([.B417];&quot;0.00000000000000000E+00&quot;)&amp;&quot;,&quot;" office:value-type="string" office:string-value="  1.33854787333872000E-01," calcext:value-type="string">
            <text:p><text:s text:c="2"/>1.33854787333872000E-01,</text:p>
          </table:table-cell>
        </table:table-row>
        <table:table-row table:style-name="ro1">
          <table:table-cell office:value-type="float" office:value="-607" calcext:value-type="float">
            <text:p>-607</text:p>
          </table:table-cell>
          <table:table-cell office:value-type="float" office:value="0.132167538018883" calcext:value-type="float">
            <text:p>1.321675380188830E-01</text:p>
          </table:table-cell>
          <table:table-cell table:formula="of:=&quot;  &quot;&amp;TEXT([.B418];&quot;0.00000000000000000E+00&quot;)&amp;&quot;,&quot;" office:value-type="string" office:string-value="  1.32167538018883000E-01," calcext:value-type="string">
            <text:p><text:s text:c="2"/>1.32167538018883000E-01,</text:p>
          </table:table-cell>
        </table:table-row>
        <table:table-row table:style-name="ro1">
          <table:table-cell office:value-type="float" office:value="-606" calcext:value-type="float">
            <text:p>-606</text:p>
          </table:table-cell>
          <table:table-cell office:value-type="float" office:value="0.129923983228337" calcext:value-type="float">
            <text:p>1.299239832283370E-01</text:p>
          </table:table-cell>
          <table:table-cell table:formula="of:=&quot;  &quot;&amp;TEXT([.B419];&quot;0.00000000000000000E+00&quot;)&amp;&quot;,&quot;" office:value-type="string" office:string-value="  1.29923983228337000E-01," calcext:value-type="string">
            <text:p><text:s text:c="2"/>1.29923983228337000E-01,</text:p>
          </table:table-cell>
        </table:table-row>
        <table:table-row table:style-name="ro1">
          <table:table-cell office:value-type="float" office:value="-605" calcext:value-type="float">
            <text:p>-605</text:p>
          </table:table-cell>
          <table:table-cell office:value-type="float" office:value="0.127128541538402" calcext:value-type="float">
            <text:p>1.271285415384020E-01</text:p>
          </table:table-cell>
          <table:table-cell table:formula="of:=&quot;  &quot;&amp;TEXT([.B420];&quot;0.00000000000000000E+00&quot;)&amp;&quot;,&quot;" office:value-type="string" office:string-value="  1.27128541538402000E-01," calcext:value-type="string">
            <text:p><text:s text:c="2"/>1.27128541538402000E-01,</text:p>
          </table:table-cell>
        </table:table-row>
        <table:table-row table:style-name="ro1">
          <table:table-cell office:value-type="float" office:value="-604" calcext:value-type="float">
            <text:p>-604</text:p>
          </table:table-cell>
          <table:table-cell office:value-type="float" office:value="0.123787929623992" calcext:value-type="float">
            <text:p>1.237879296239920E-01</text:p>
          </table:table-cell>
          <table:table-cell table:formula="of:=&quot;  &quot;&amp;TEXT([.B421];&quot;0.00000000000000000E+00&quot;)&amp;&quot;,&quot;" office:value-type="string" office:string-value="  1.23787929623992000E-01," calcext:value-type="string">
            <text:p><text:s text:c="2"/>1.23787929623992000E-01,</text:p>
          </table:table-cell>
        </table:table-row>
        <table:table-row table:style-name="ro1">
          <table:table-cell office:value-type="float" office:value="-603" calcext:value-type="float">
            <text:p>-603</text:p>
          </table:table-cell>
          <table:table-cell office:value-type="float" office:value="0.119911168896887" calcext:value-type="float">
            <text:p>1.199111688968870E-01</text:p>
          </table:table-cell>
          <table:table-cell table:formula="of:=&quot;  &quot;&amp;TEXT([.B422];&quot;0.00000000000000000E+00&quot;)&amp;&quot;,&quot;" office:value-type="string" office:string-value="  1.19911168896887000E-01," calcext:value-type="string">
            <text:p><text:s text:c="2"/>1.19911168896887000E-01,</text:p>
          </table:table-cell>
        </table:table-row>
        <table:table-row table:style-name="ro1">
          <table:table-cell office:value-type="float" office:value="-602" calcext:value-type="float">
            <text:p>-602</text:p>
          </table:table-cell>
          <table:table-cell office:value-type="float" office:value="0.115509562545038" calcext:value-type="float">
            <text:p>1.155095625450380E-01</text:p>
          </table:table-cell>
          <table:table-cell table:formula="of:=&quot;  &quot;&amp;TEXT([.B423];&quot;0.00000000000000000E+00&quot;)&amp;&quot;,&quot;" office:value-type="string" office:string-value="  1.15509562545038000E-01," calcext:value-type="string">
            <text:p><text:s text:c="2"/>1.15509562545038000E-01,</text:p>
          </table:table-cell>
        </table:table-row>
        <table:table-row table:style-name="ro1">
          <table:table-cell office:value-type="float" office:value="-601" calcext:value-type="float">
            <text:p>-601</text:p>
          </table:table-cell>
          <table:table-cell office:value-type="float" office:value="0.110596675585575" calcext:value-type="float">
            <text:p>1.105966755855750E-01</text:p>
          </table:table-cell>
          <table:table-cell table:formula="of:=&quot;  &quot;&amp;TEXT([.B424];&quot;0.00000000000000000E+00&quot;)&amp;&quot;,&quot;" office:value-type="string" office:string-value="  1.10596675585575000E-01," calcext:value-type="string">
            <text:p><text:s text:c="2"/>1.10596675585575000E-01,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0.105188282897208" calcext:value-type="float">
            <text:p>1.051882828972080E-01</text:p>
          </table:table-cell>
          <table:table-cell table:formula="of:=&quot;  &quot;&amp;TEXT([.B425];&quot;0.00000000000000000E+00&quot;)&amp;&quot;,&quot;" office:value-type="string" office:string-value="  1.05188282897208000E-01," calcext:value-type="string">
            <text:p><text:s text:c="2"/>1.05188282897208000E-01,</text:p>
          </table:table-cell>
        </table:table-row>
        <table:table-row table:style-name="ro1">
          <table:table-cell office:value-type="float" office:value="-599" calcext:value-type="float">
            <text:p>-599</text:p>
          </table:table-cell>
          <table:table-cell office:value-type="float" office:value="0.0993023329559481" calcext:value-type="float">
            <text:p>9.930233295594810E-02</text:p>
          </table:table-cell>
          <table:table-cell table:formula="of:=&quot;  &quot;&amp;TEXT([.B426];&quot;0.00000000000000000E+00&quot;)&amp;&quot;,&quot;" office:value-type="string" office:string-value="  9.93023329559481000E-02," calcext:value-type="string">
            <text:p><text:s text:c="2"/>9.93023329559481000E-02,</text:p>
          </table:table-cell>
        </table:table-row>
        <table:table-row table:style-name="ro1">
          <table:table-cell office:value-type="float" office:value="-598" calcext:value-type="float">
            <text:p>-598</text:p>
          </table:table-cell>
          <table:table-cell office:value-type="float" office:value="0.0929588874158474" calcext:value-type="float">
            <text:p>9.295888741584740E-02</text:p>
          </table:table-cell>
          <table:table-cell table:formula="of:=&quot;  &quot;&amp;TEXT([.B427];&quot;0.00000000000000000E+00&quot;)&amp;&quot;,&quot;" office:value-type="string" office:string-value="  9.29588874158474000E-02," calcext:value-type="string">
            <text:p><text:s text:c="2"/>9.29588874158474000E-02,</text:p>
          </table:table-cell>
        </table:table-row>
        <table:table-row table:style-name="ro1">
          <table:table-cell office:value-type="float" office:value="-597" calcext:value-type="float">
            <text:p>-597</text:p>
          </table:table-cell>
          <table:table-cell office:value-type="float" office:value="0.0861800716737255" calcext:value-type="float">
            <text:p>8.618007167372550E-02</text:p>
          </table:table-cell>
          <table:table-cell table:formula="of:=&quot;  &quot;&amp;TEXT([.B428];&quot;0.00000000000000000E+00&quot;)&amp;&quot;,&quot;" office:value-type="string" office:string-value="  8.61800716737255000E-02," calcext:value-type="string">
            <text:p><text:s text:c="2"/>8.61800716737255000E-02,</text:p>
          </table:table-cell>
        </table:table-row>
        <table:table-row table:style-name="ro1">
          <table:table-cell office:value-type="float" office:value="-596" calcext:value-type="float">
            <text:p>-596</text:p>
          </table:table-cell>
          <table:table-cell office:value-type="float" office:value="0.0789899909376777" calcext:value-type="float">
            <text:p>7.898999093767770E-02</text:p>
          </table:table-cell>
          <table:table-cell table:formula="of:=&quot;  &quot;&amp;TEXT([.B429];&quot;0.00000000000000000E+00&quot;)&amp;&quot;,&quot;" office:value-type="string" office:string-value="  7.89899909376777000E-02," calcext:value-type="string">
            <text:p><text:s text:c="2"/>7.89899909376777000E-02,</text:p>
          </table:table-cell>
        </table:table-row>
        <table:table-row table:style-name="ro1">
          <table:table-cell office:value-type="float" office:value="-595" calcext:value-type="float">
            <text:p>-595</text:p>
          </table:table-cell>
          <table:table-cell office:value-type="float" office:value="0.0714146545011794" calcext:value-type="float">
            <text:p>7.141465450117940E-02</text:p>
          </table:table-cell>
          <table:table-cell table:formula="of:=&quot;  &quot;&amp;TEXT([.B430];&quot;0.00000000000000000E+00&quot;)&amp;&quot;,&quot;" office:value-type="string" office:string-value="  7.14146545011794000E-02," calcext:value-type="string">
            <text:p><text:s text:c="2"/>7.14146545011794000E-02,</text:p>
          </table:table-cell>
        </table:table-row>
        <table:table-row table:style-name="ro1">
          <table:table-cell office:value-type="float" office:value="-594" calcext:value-type="float">
            <text:p>-594</text:p>
          </table:table-cell>
          <table:table-cell office:value-type="float" office:value="0.0634818722476652" calcext:value-type="float">
            <text:p>6.348187224766520E-02</text:p>
          </table:table-cell>
          <table:table-cell table:formula="of:=&quot;  &quot;&amp;TEXT([.B431];&quot;0.00000000000000000E+00&quot;)&amp;&quot;,&quot;" office:value-type="string" office:string-value="  6.34818722476652000E-02," calcext:value-type="string">
            <text:p><text:s text:c="2"/>6.34818722476652000E-02,</text:p>
          </table:table-cell>
        </table:table-row>
        <table:table-row table:style-name="ro1">
          <table:table-cell office:value-type="float" office:value="-593" calcext:value-type="float">
            <text:p>-593</text:p>
          </table:table-cell>
          <table:table-cell office:value-type="float" office:value="0.0552211632127354" calcext:value-type="float">
            <text:p>5.522116321273540E-02</text:p>
          </table:table-cell>
          <table:table-cell table:formula="of:=&quot;  &quot;&amp;TEXT([.B432];&quot;0.00000000000000000E+00&quot;)&amp;&quot;,&quot;" office:value-type="string" office:string-value="  5.52211632127354000E-02," calcext:value-type="string">
            <text:p><text:s text:c="2"/>5.52211632127354000E-02,</text:p>
          </table:table-cell>
        </table:table-row>
        <table:table-row table:style-name="ro1">
          <table:table-cell office:value-type="float" office:value="-592" calcext:value-type="float">
            <text:p>-592</text:p>
          </table:table-cell>
          <table:table-cell office:value-type="float" office:value="0.0466636463126906" calcext:value-type="float">
            <text:p>4.666364631269060E-02</text:p>
          </table:table-cell>
          <table:table-cell table:formula="of:=&quot;  &quot;&amp;TEXT([.B433];&quot;0.00000000000000000E+00&quot;)&amp;&quot;,&quot;" office:value-type="string" office:string-value="  4.66636463126906000E-02," calcext:value-type="string">
            <text:p><text:s text:c="2"/>4.66636463126906000E-02,</text:p>
          </table:table-cell>
        </table:table-row>
        <table:table-row table:style-name="ro1">
          <table:table-cell office:value-type="float" office:value="-591" calcext:value-type="float">
            <text:p>-591</text:p>
          </table:table-cell>
          <table:table-cell office:value-type="float" office:value="0.0378419416663311" calcext:value-type="float">
            <text:p>3.784194166633110E-02</text:p>
          </table:table-cell>
          <table:table-cell table:formula="of:=&quot;  &quot;&amp;TEXT([.B434];&quot;0.00000000000000000E+00&quot;)&amp;&quot;,&quot;" office:value-type="string" office:string-value="  3.78419416663311000E-02," calcext:value-type="string">
            <text:p><text:s text:c="2"/>3.78419416663311000E-02,</text:p>
          </table:table-cell>
        </table:table-row>
        <table:table-row table:style-name="ro1">
          <table:table-cell office:value-type="float" office:value="-590" calcext:value-type="float">
            <text:p>-590</text:p>
          </table:table-cell>
          <table:table-cell office:value-type="float" office:value="0.0287900374450789" calcext:value-type="float">
            <text:p>2.879003744507890E-02</text:p>
          </table:table-cell>
          <table:table-cell table:formula="of:=&quot;  &quot;&amp;TEXT([.B435];&quot;0.00000000000000000E+00&quot;)&amp;&quot;,&quot;" office:value-type="string" office:string-value="  2.87900374450789000E-02," calcext:value-type="string">
            <text:p><text:s text:c="2"/>2.87900374450789000E-02,</text:p>
          </table:table-cell>
        </table:table-row>
        <table:table-row table:style-name="ro1">
          <table:table-cell office:value-type="float" office:value="-589" calcext:value-type="float">
            <text:p>-589</text:p>
          </table:table-cell>
          <table:table-cell office:value-type="float" office:value="0.0195431610411084" calcext:value-type="float">
            <text:p>1.954316104110840E-02</text:p>
          </table:table-cell>
          <table:table-cell table:formula="of:=&quot;  &quot;&amp;TEXT([.B436];&quot;0.00000000000000000E+00&quot;)&amp;&quot;,&quot;" office:value-type="string" office:string-value="  1.95431610411084000E-02," calcext:value-type="string">
            <text:p><text:s text:c="2"/>1.95431610411084000E-02,</text:p>
          </table:table-cell>
        </table:table-row>
        <table:table-row table:style-name="ro1">
          <table:table-cell office:value-type="float" office:value="-588" calcext:value-type="float">
            <text:p>-588</text:p>
          </table:table-cell>
          <table:table-cell office:value-type="float" office:value="0.0101376351257766" calcext:value-type="float">
            <text:p>1.013763512577660E-02</text:p>
          </table:table-cell>
          <table:table-cell table:formula="of:=&quot;  &quot;&amp;TEXT([.B437];&quot;0.00000000000000000E+00&quot;)&amp;&quot;,&quot;" office:value-type="string" office:string-value="  1.01376351257766000E-02," calcext:value-type="string">
            <text:p><text:s text:c="2"/>1.01376351257766000E-02,</text:p>
          </table:table-cell>
        </table:table-row>
        <table:table-row table:style-name="ro1">
          <table:table-cell office:value-type="float" office:value="-587" calcext:value-type="float">
            <text:p>-587</text:p>
          </table:table-cell>
          <table:table-cell office:value-type="float" office:value="0.000610751525877384" calcext:value-type="float">
            <text:p>6.107515258773840E-04</text:p>
          </table:table-cell>
          <table:table-cell table:formula="of:=&quot;  &quot;&amp;TEXT([.B438];&quot;0.00000000000000000E+00&quot;)&amp;&quot;,&quot;" office:value-type="string" office:string-value="  6.10751525877384000E-04," calcext:value-type="string">
            <text:p><text:s text:c="2"/>6.10751525877384000E-04,</text:p>
          </table:table-cell>
        </table:table-row>
        <table:table-row table:style-name="ro1">
          <table:table-cell office:value-type="float" office:value="-586" calcext:value-type="float">
            <text:p>-586</text:p>
          </table:table-cell>
          <table:table-cell office:value-type="float" office:value="-0.00899937310202922" calcext:value-type="float">
            <text:p>-8.999373102029220E-03</text:p>
          </table:table-cell>
          <table:table-cell table:formula="of:=&quot;  &quot;&amp;TEXT([.B439];&quot;0.00000000000000000E+00&quot;)&amp;&quot;,&quot;" office:value-type="string" office:string-value="  -8.99937310202922000E-03," calcext:value-type="string">
            <text:p><text:s text:c="2"/>-8.99937310202922000E-03,</text:p>
          </table:table-cell>
        </table:table-row>
        <table:table-row table:style-name="ro1">
          <table:table-cell office:value-type="float" office:value="-585" calcext:value-type="float">
            <text:p>-585</text:p>
          </table:table-cell>
          <table:table-cell office:value-type="float" office:value="-0.0186539434123678" calcext:value-type="float">
            <text:p>-1.865394341236780E-02</text:p>
          </table:table-cell>
          <table:table-cell table:formula="of:=&quot;  &quot;&amp;TEXT([.B440];&quot;0.00000000000000000E+00&quot;)&amp;&quot;,&quot;" office:value-type="string" office:string-value="  -1.86539434123678000E-02," calcext:value-type="string">
            <text:p><text:s text:c="2"/>-1.86539434123678000E-02,</text:p>
          </table:table-cell>
        </table:table-row>
        <table:table-row table:style-name="ro1">
          <table:table-cell office:value-type="float" office:value="-584" calcext:value-type="float">
            <text:p>-584</text:p>
          </table:table-cell>
          <table:table-cell office:value-type="float" office:value="-0.0283136530151925" calcext:value-type="float">
            <text:p>-2.831365301519250E-02</text:p>
          </table:table-cell>
          <table:table-cell table:formula="of:=&quot;  &quot;&amp;TEXT([.B441];&quot;0.00000000000000000E+00&quot;)&amp;&quot;,&quot;" office:value-type="string" office:string-value="  -2.83136530151925000E-02," calcext:value-type="string">
            <text:p><text:s text:c="2"/>-2.83136530151925000E-02,</text:p>
          </table:table-cell>
        </table:table-row>
        <table:table-row table:style-name="ro1">
          <table:table-cell office:value-type="float" office:value="-583" calcext:value-type="float">
            <text:p>-583</text:p>
          </table:table-cell>
          <table:table-cell office:value-type="float" office:value="-0.0379388425877084" calcext:value-type="float">
            <text:p>-3.793884258770840E-02</text:p>
          </table:table-cell>
          <table:table-cell table:formula="of:=&quot;  &quot;&amp;TEXT([.B442];&quot;0.00000000000000000E+00&quot;)&amp;&quot;,&quot;" office:value-type="string" office:string-value="  -3.79388425877084000E-02," calcext:value-type="string">
            <text:p><text:s text:c="2"/>-3.79388425877084000E-02,</text:p>
          </table:table-cell>
        </table:table-row>
        <table:table-row table:style-name="ro1">
          <table:table-cell office:value-type="float" office:value="-582" calcext:value-type="float">
            <text:p>-582</text:p>
          </table:table-cell>
          <table:table-cell office:value-type="float" office:value="-0.0474896559426322" calcext:value-type="float">
            <text:p>-4.748965594263220E-02</text:p>
          </table:table-cell>
          <table:table-cell table:formula="of:=&quot;  &quot;&amp;TEXT([.B443];&quot;0.00000000000000000E+00&quot;)&amp;&quot;,&quot;" office:value-type="string" office:string-value="  -4.74896559426322000E-02," calcext:value-type="string">
            <text:p><text:s text:c="2"/>-4.74896559426322000E-02,</text:p>
          </table:table-cell>
        </table:table-row>
        <table:table-row table:style-name="ro1">
          <table:table-cell office:value-type="float" office:value="-581" calcext:value-type="float">
            <text:p>-581</text:p>
          </table:table-cell>
          <table:table-cell office:value-type="float" office:value="-0.0569261907340341" calcext:value-type="float">
            <text:p>-5.692619073403410E-02</text:p>
          </table:table-cell>
          <table:table-cell table:formula="of:=&quot;  &quot;&amp;TEXT([.B444];&quot;0.00000000000000000E+00&quot;)&amp;&quot;,&quot;" office:value-type="string" office:string-value="  -5.69261907340341000E-02," calcext:value-type="string">
            <text:p><text:s text:c="2"/>-5.69261907340341000E-02,</text:p>
          </table:table-cell>
        </table:table-row>
        <table:table-row table:style-name="ro1">
          <table:table-cell office:value-type="float" office:value="-580" calcext:value-type="float">
            <text:p>-580</text:p>
          </table:table-cell>
          <table:table-cell office:value-type="float" office:value="-0.0662086669141225" calcext:value-type="float">
            <text:p>-6.620866691412250E-02</text:p>
          </table:table-cell>
          <table:table-cell table:formula="of:=&quot;  &quot;&amp;TEXT([.B445];&quot;0.00000000000000000E+00&quot;)&amp;&quot;,&quot;" office:value-type="string" office:string-value="  -6.62086669141225000E-02," calcext:value-type="string">
            <text:p><text:s text:c="2"/>-6.62086669141225000E-02,</text:p>
          </table:table-cell>
        </table:table-row>
        <table:table-row table:style-name="ro1">
          <table:table-cell office:value-type="float" office:value="-579" calcext:value-type="float">
            <text:p>-579</text:p>
          </table:table-cell>
          <table:table-cell office:value-type="float" office:value="-0.075297599786536" calcext:value-type="float">
            <text:p>-7.529759978653600E-02</text:p>
          </table:table-cell>
          <table:table-cell table:formula="of:=&quot;  &quot;&amp;TEXT([.B446];&quot;0.00000000000000000E+00&quot;)&amp;&quot;,&quot;" office:value-type="string" office:string-value="  -7.52975997865360000E-02," calcext:value-type="string">
            <text:p><text:s text:c="2"/>-7.52975997865360000E-02,</text:p>
          </table:table-cell>
        </table:table-row>
        <table:table-row table:style-name="ro1">
          <table:table-cell office:value-type="float" office:value="-578" calcext:value-type="float">
            <text:p>-578</text:p>
          </table:table-cell>
          <table:table-cell office:value-type="float" office:value="-0.0841539704149016" calcext:value-type="float">
            <text:p>-8.415397041490160E-02</text:p>
          </table:table-cell>
          <table:table-cell table:formula="of:=&quot;  &quot;&amp;TEXT([.B447];&quot;0.00000000000000000E+00&quot;)&amp;&quot;,&quot;" office:value-type="string" office:string-value="  -8.41539704149016000E-02," calcext:value-type="string">
            <text:p><text:s text:c="2"/>-8.41539704149016000E-02,</text:p>
          </table:table-cell>
        </table:table-row>
        <table:table-row table:style-name="ro1">
          <table:table-cell office:value-type="float" office:value="-577" calcext:value-type="float">
            <text:p>-577</text:p>
          </table:table-cell>
          <table:table-cell office:value-type="float" office:value="-0.0927393836161748" calcext:value-type="float">
            <text:p>-9.273938361617480E-02</text:p>
          </table:table-cell>
          <table:table-cell table:formula="of:=&quot;  &quot;&amp;TEXT([.B448];&quot;0.00000000000000000E+00&quot;)&amp;&quot;,&quot;" office:value-type="string" office:string-value="  -9.27393836161748000E-02," calcext:value-type="string">
            <text:p><text:s text:c="2"/>-9.27393836161748000E-02,</text:p>
          </table:table-cell>
        </table:table-row>
        <table:table-row table:style-name="ro1">
          <table:table-cell office:value-type="float" office:value="-576" calcext:value-type="float">
            <text:p>-576</text:p>
          </table:table-cell>
          <table:table-cell office:value-type="float" office:value="-0.10101622065573" calcext:value-type="float">
            <text:p>-1.010162206557300E-01</text:p>
          </table:table-cell>
          <table:table-cell table:formula="of:=&quot;  &quot;&amp;TEXT([.B449];&quot;0.00000000000000000E+00&quot;)&amp;&quot;,&quot;" office:value-type="string" office:string-value="  -1.01016220655730000E-01," calcext:value-type="string">
            <text:p><text:s text:c="2"/>-1.01016220655730000E-01,</text:p>
          </table:table-cell>
        </table:table-row>
        <table:table-row table:style-name="ro1">
          <table:table-cell office:value-type="float" office:value="-575" calcext:value-type="float">
            <text:p>-575</text:p>
          </table:table-cell>
          <table:table-cell office:value-type="float" office:value="-0.10894780357201" calcext:value-type="float">
            <text:p>-1.089478035720100E-01</text:p>
          </table:table-cell>
          <table:table-cell table:formula="of:=&quot;  &quot;&amp;TEXT([.B450];&quot;0.00000000000000000E+00&quot;)&amp;&quot;,&quot;" office:value-type="string" office:string-value="  -1.08947803572010000E-01," calcext:value-type="string">
            <text:p><text:s text:c="2"/>-1.08947803572010000E-01,</text:p>
          </table:table-cell>
        </table:table-row>
        <table:table-row table:style-name="ro1">
          <table:table-cell office:value-type="float" office:value="-574" calcext:value-type="float">
            <text:p>-574</text:p>
          </table:table-cell>
          <table:table-cell office:value-type="float" office:value="-0.11649856868238" calcext:value-type="float">
            <text:p>-1.164985686823800E-01</text:p>
          </table:table-cell>
          <table:table-cell table:formula="of:=&quot;  &quot;&amp;TEXT([.B451];&quot;0.00000000000000000E+00&quot;)&amp;&quot;,&quot;" office:value-type="string" office:string-value="  -1.16498568682380000E-01," calcext:value-type="string">
            <text:p><text:s text:c="2"/>-1.16498568682380000E-01,</text:p>
          </table:table-cell>
        </table:table-row>
        <table:table-row table:style-name="ro1">
          <table:table-cell office:value-type="float" office:value="-573" calcext:value-type="float">
            <text:p>-573</text:p>
          </table:table-cell>
          <table:table-cell office:value-type="float" office:value="-0.123634224738309" calcext:value-type="float">
            <text:p>-1.236342247383090E-01</text:p>
          </table:table-cell>
          <table:table-cell table:formula="of:=&quot;  &quot;&amp;TEXT([.B452];&quot;0.00000000000000000E+00&quot;)&amp;&quot;,&quot;" office:value-type="string" office:string-value="  -1.23634224738309000E-01," calcext:value-type="string">
            <text:p><text:s text:c="2"/>-1.23634224738309000E-01,</text:p>
          </table:table-cell>
        </table:table-row>
        <table:table-row table:style-name="ro1">
          <table:table-cell office:value-type="float" office:value="-572" calcext:value-type="float">
            <text:p>-572</text:p>
          </table:table-cell>
          <table:table-cell office:value-type="float" office:value="-0.130321894815511" calcext:value-type="float">
            <text:p>-1.303218948155110E-01</text:p>
          </table:table-cell>
          <table:table-cell table:formula="of:=&quot;  &quot;&amp;TEXT([.B453];&quot;0.00000000000000000E+00&quot;)&amp;&quot;,&quot;" office:value-type="string" office:string-value="  -1.30321894815511000E-01," calcext:value-type="string">
            <text:p><text:s text:c="2"/>-1.30321894815511000E-01,</text:p>
          </table:table-cell>
        </table:table-row>
        <table:table-row table:style-name="ro1">
          <table:table-cell office:value-type="float" office:value="-571" calcext:value-type="float">
            <text:p>-571</text:p>
          </table:table-cell>
          <table:table-cell office:value-type="float" office:value="-0.136530248985302" calcext:value-type="float">
            <text:p>-1.365302489853020E-01</text:p>
          </table:table-cell>
          <table:table-cell table:formula="of:=&quot;  &quot;&amp;TEXT([.B454];&quot;0.00000000000000000E+00&quot;)&amp;&quot;,&quot;" office:value-type="string" office:string-value="  -1.36530248985302000E-01," calcext:value-type="string">
            <text:p><text:s text:c="2"/>-1.36530248985302000E-01,</text:p>
          </table:table-cell>
        </table:table-row>
        <table:table-row table:style-name="ro1">
          <table:table-cell office:value-type="float" office:value="-570" calcext:value-type="float">
            <text:p>-570</text:p>
          </table:table-cell>
          <table:table-cell office:value-type="float" office:value="-0.142229663043205" calcext:value-type="float">
            <text:p>-1.422296630432050E-01</text:p>
          </table:table-cell>
          <table:table-cell table:formula="of:=&quot;  &quot;&amp;TEXT([.B455];&quot;0.00000000000000000E+00&quot;)&amp;&quot;,&quot;" office:value-type="string" office:string-value="  -1.42229663043205000E-01," calcext:value-type="string">
            <text:p><text:s text:c="2"/>-1.42229663043205000E-01,</text:p>
          </table:table-cell>
        </table:table-row>
        <table:table-row table:style-name="ro1">
          <table:table-cell office:value-type="float" office:value="-569" calcext:value-type="float">
            <text:p>-569</text:p>
          </table:table-cell>
          <table:table-cell office:value-type="float" office:value="-0.147392365907995" calcext:value-type="float">
            <text:p>-1.473923659079950E-01</text:p>
          </table:table-cell>
          <table:table-cell table:formula="of:=&quot;  &quot;&amp;TEXT([.B456];&quot;0.00000000000000000E+00&quot;)&amp;&quot;,&quot;" office:value-type="string" office:string-value="  -1.47392365907995000E-01," calcext:value-type="string">
            <text:p><text:s text:c="2"/>-1.47392365907995000E-01,</text:p>
          </table:table-cell>
        </table:table-row>
        <table:table-row table:style-name="ro1">
          <table:table-cell office:value-type="float" office:value="-568" calcext:value-type="float">
            <text:p>-568</text:p>
          </table:table-cell>
          <table:table-cell office:value-type="float" office:value="-0.151992568967872" calcext:value-type="float">
            <text:p>-1.519925689678720E-01</text:p>
          </table:table-cell>
          <table:table-cell table:formula="of:=&quot;  &quot;&amp;TEXT([.B457];&quot;0.00000000000000000E+00&quot;)&amp;&quot;,&quot;" office:value-type="string" office:string-value="  -1.51992568967872000E-01," calcext:value-type="string">
            <text:p><text:s text:c="2"/>-1.51992568967872000E-01,</text:p>
          </table:table-cell>
        </table:table-row>
        <table:table-row table:style-name="ro1">
          <table:table-cell office:value-type="float" office:value="-567" calcext:value-type="float">
            <text:p>-567</text:p>
          </table:table-cell>
          <table:table-cell office:value-type="float" office:value="-0.156006566896993" calcext:value-type="float">
            <text:p>-1.560065668969930E-01</text:p>
          </table:table-cell>
          <table:table-cell table:formula="of:=&quot;  &quot;&amp;TEXT([.B458];&quot;0.00000000000000000E+00&quot;)&amp;&quot;,&quot;" office:value-type="string" office:string-value="  -1.56006566896993000E-01," calcext:value-type="string">
            <text:p><text:s text:c="2"/>-1.56006566896993000E-01,</text:p>
          </table:table-cell>
        </table:table-row>
        <table:table-row table:style-name="ro1">
          <table:table-cell office:value-type="float" office:value="-566" calcext:value-type="float">
            <text:p>-566</text:p>
          </table:table-cell>
          <table:table-cell office:value-type="float" office:value="-0.159412853108421" calcext:value-type="float">
            <text:p>-1.594128531084210E-01</text:p>
          </table:table-cell>
          <table:table-cell table:formula="of:=&quot;  &quot;&amp;TEXT([.B459];&quot;0.00000000000000000E+00&quot;)&amp;&quot;,&quot;" office:value-type="string" office:string-value="  -1.59412853108421000E-01," calcext:value-type="string">
            <text:p><text:s text:c="2"/>-1.59412853108421000E-01,</text:p>
          </table:table-cell>
        </table:table-row>
        <table:table-row table:style-name="ro1">
          <table:table-cell office:value-type="float" office:value="-565" calcext:value-type="float">
            <text:p>-565</text:p>
          </table:table-cell>
          <table:table-cell office:value-type="float" office:value="-0.162192252438446" calcext:value-type="float">
            <text:p>-1.621922524384460E-01</text:p>
          </table:table-cell>
          <table:table-cell table:formula="of:=&quot;  &quot;&amp;TEXT([.B460];&quot;0.00000000000000000E+00&quot;)&amp;&quot;,&quot;" office:value-type="string" office:string-value="  -1.62192252438446000E-01," calcext:value-type="string">
            <text:p><text:s text:c="2"/>-1.62192252438446000E-01,</text:p>
          </table:table-cell>
        </table:table-row>
        <table:table-row table:style-name="ro1">
          <table:table-cell office:value-type="float" office:value="-564" calcext:value-type="float">
            <text:p>-564</text:p>
          </table:table-cell>
          <table:table-cell office:value-type="float" office:value="-0.164328023243078" calcext:value-type="float">
            <text:p>-1.643280232430780E-01</text:p>
          </table:table-cell>
          <table:table-cell table:formula="of:=&quot;  &quot;&amp;TEXT([.B461];&quot;0.00000000000000000E+00&quot;)&amp;&quot;,&quot;" office:value-type="string" office:string-value="  -1.64328023243078000E-01," calcext:value-type="string">
            <text:p><text:s text:c="2"/>-1.64328023243078000E-01,</text:p>
          </table:table-cell>
        </table:table-row>
        <table:table-row table:style-name="ro1">
          <table:table-cell office:value-type="float" office:value="-563" calcext:value-type="float">
            <text:p>-563</text:p>
          </table:table-cell>
          <table:table-cell office:value-type="float" office:value="-0.165805924577407" calcext:value-type="float">
            <text:p>-1.658059245774070E-01</text:p>
          </table:table-cell>
          <table:table-cell table:formula="of:=&quot;  &quot;&amp;TEXT([.B462];&quot;0.00000000000000000E+00&quot;)&amp;&quot;,&quot;" office:value-type="string" office:string-value="  -1.65805924577407000E-01," calcext:value-type="string">
            <text:p><text:s text:c="2"/>-1.65805924577407000E-01,</text:p>
          </table:table-cell>
        </table:table-row>
        <table:table-row table:style-name="ro1">
          <table:table-cell office:value-type="float" office:value="-562" calcext:value-type="float">
            <text:p>-562</text:p>
          </table:table-cell>
          <table:table-cell office:value-type="float" office:value="-0.166614284034094" calcext:value-type="float">
            <text:p>-1.666142840340940E-01</text:p>
          </table:table-cell>
          <table:table-cell table:formula="of:=&quot;  &quot;&amp;TEXT([.B463];&quot;0.00000000000000000E+00&quot;)&amp;&quot;,&quot;" office:value-type="string" office:string-value="  -1.66614284034094000E-01," calcext:value-type="string">
            <text:p><text:s text:c="2"/>-1.66614284034094000E-01,</text:p>
          </table:table-cell>
        </table:table-row>
        <table:table-row table:style-name="ro1">
          <table:table-cell office:value-type="float" office:value="-561" calcext:value-type="float">
            <text:p>-561</text:p>
          </table:table-cell>
          <table:table-cell office:value-type="float" office:value="-0.166744096065994" calcext:value-type="float">
            <text:p>-1.667440960659940E-01</text:p>
          </table:table-cell>
          <table:table-cell table:formula="of:=&quot;  &quot;&amp;TEXT([.B464];&quot;0.00000000000000000E+00&quot;)&amp;&quot;,&quot;" office:value-type="string" office:string-value="  -1.66744096065994000E-01," calcext:value-type="string">
            <text:p><text:s text:c="2"/>-1.66744096065994000E-01,</text:p>
          </table:table-cell>
        </table:table-row>
        <table:table-row table:style-name="ro1">
          <table:table-cell office:value-type="float" office:value="-560" calcext:value-type="float">
            <text:p>-560</text:p>
          </table:table-cell>
          <table:table-cell office:value-type="float" office:value="-0.16618909627689" calcext:value-type="float">
            <text:p>-1.661890962768900E-01</text:p>
          </table:table-cell>
          <table:table-cell table:formula="of:=&quot;  &quot;&amp;TEXT([.B465];&quot;0.00000000000000000E+00&quot;)&amp;&quot;,&quot;" office:value-type="string" office:string-value="  -1.66189096276890000E-01," calcext:value-type="string">
            <text:p><text:s text:c="2"/>-1.66189096276890000E-01,</text:p>
          </table:table-cell>
        </table:table-row>
        <table:table-row table:style-name="ro1">
          <table:table-cell office:value-type="float" office:value="-559" calcext:value-type="float">
            <text:p>-559</text:p>
          </table:table-cell>
          <table:table-cell office:value-type="float" office:value="-0.164945781821069" calcext:value-type="float">
            <text:p>-1.649457818210690E-01</text:p>
          </table:table-cell>
          <table:table-cell table:formula="of:=&quot;  &quot;&amp;TEXT([.B466];&quot;0.00000000000000000E+00&quot;)&amp;&quot;,&quot;" office:value-type="string" office:string-value="  -1.64945781821069000E-01," calcext:value-type="string">
            <text:p><text:s text:c="2"/>-1.64945781821069000E-01,</text:p>
          </table:table-cell>
        </table:table-row>
        <table:table-row table:style-name="ro1">
          <table:table-cell office:value-type="float" office:value="-558" calcext:value-type="float">
            <text:p>-558</text:p>
          </table:table-cell>
          <table:table-cell office:value-type="float" office:value="-0.163013429737716" calcext:value-type="float">
            <text:p>-1.630134297377160E-01</text:p>
          </table:table-cell>
          <table:table-cell table:formula="of:=&quot;  &quot;&amp;TEXT([.B467];&quot;0.00000000000000000E+00&quot;)&amp;&quot;,&quot;" office:value-type="string" office:string-value="  -1.63013429737716000E-01," calcext:value-type="string">
            <text:p><text:s text:c="2"/>-1.63013429737716000E-01,</text:p>
          </table:table-cell>
        </table:table-row>
        <table:table-row table:style-name="ro1">
          <table:table-cell office:value-type="float" office:value="-557" calcext:value-type="float">
            <text:p>-557</text:p>
          </table:table-cell>
          <table:table-cell office:value-type="float" office:value="-0.160394162969549" calcext:value-type="float">
            <text:p>-1.603941629695490E-01</text:p>
          </table:table-cell>
          <table:table-cell table:formula="of:=&quot;  &quot;&amp;TEXT([.B468];&quot;0.00000000000000000E+00&quot;)&amp;&quot;,&quot;" office:value-type="string" office:string-value="  -1.60394162969549000E-01," calcext:value-type="string">
            <text:p><text:s text:c="2"/>-1.60394162969549000E-01,</text:p>
          </table:table-cell>
        </table:table-row>
        <table:table-row table:style-name="ro1">
          <table:table-cell office:value-type="float" office:value="-556" calcext:value-type="float">
            <text:p>-556</text:p>
          </table:table-cell>
          <table:table-cell office:value-type="float" office:value="-0.157092978214061" calcext:value-type="float">
            <text:p>-1.570929782140610E-01</text:p>
          </table:table-cell>
          <table:table-cell table:formula="of:=&quot;  &quot;&amp;TEXT([.B469];&quot;0.00000000000000000E+00&quot;)&amp;&quot;,&quot;" office:value-type="string" office:string-value="  -1.57092978214061000E-01," calcext:value-type="string">
            <text:p><text:s text:c="2"/>-1.57092978214061000E-01,</text:p>
          </table:table-cell>
        </table:table-row>
        <table:table-row table:style-name="ro1">
          <table:table-cell office:value-type="float" office:value="-555" calcext:value-type="float">
            <text:p>-555</text:p>
          </table:table-cell>
          <table:table-cell office:value-type="float" office:value="-0.153117714462378" calcext:value-type="float">
            <text:p>-1.531177144623780E-01</text:p>
          </table:table-cell>
          <table:table-cell table:formula="of:=&quot;  &quot;&amp;TEXT([.B470];&quot;0.00000000000000000E+00&quot;)&amp;&quot;,&quot;" office:value-type="string" office:string-value="  -1.53117714462378000E-01," calcext:value-type="string">
            <text:p><text:s text:c="2"/>-1.53117714462378000E-01,</text:p>
          </table:table-cell>
        </table:table-row>
        <table:table-row table:style-name="ro1">
          <table:table-cell office:value-type="float" office:value="-554" calcext:value-type="float">
            <text:p>-554</text:p>
          </table:table-cell>
          <table:table-cell office:value-type="float" office:value="-0.148479021003856" calcext:value-type="float">
            <text:p>-1.484790210038560E-01</text:p>
          </table:table-cell>
          <table:table-cell table:formula="of:=&quot;  &quot;&amp;TEXT([.B471];&quot;0.00000000000000000E+00&quot;)&amp;&quot;,&quot;" office:value-type="string" office:string-value="  -1.48479021003856000E-01," calcext:value-type="string">
            <text:p><text:s text:c="2"/>-1.48479021003856000E-01,</text:p>
          </table:table-cell>
        </table:table-row>
        <table:table-row table:style-name="ro1">
          <table:table-cell office:value-type="float" office:value="-553" calcext:value-type="float">
            <text:p>-553</text:p>
          </table:table-cell>
          <table:table-cell office:value-type="float" office:value="-0.143190401976364" calcext:value-type="float">
            <text:p>-1.431904019763640E-01</text:p>
          </table:table-cell>
          <table:table-cell table:formula="of:=&quot;  &quot;&amp;TEXT([.B472];&quot;0.00000000000000000E+00&quot;)&amp;&quot;,&quot;" office:value-type="string" office:string-value="  -1.43190401976364000E-01," calcext:value-type="string">
            <text:p><text:s text:c="2"/>-1.43190401976364000E-01,</text:p>
          </table:table-cell>
        </table:table-row>
        <table:table-row table:style-name="ro1">
          <table:table-cell office:value-type="float" office:value="-552" calcext:value-type="float">
            <text:p>-552</text:p>
          </table:table-cell>
          <table:table-cell office:value-type="float" office:value="-0.13726817796584" calcext:value-type="float">
            <text:p>-1.372681779658400E-01</text:p>
          </table:table-cell>
          <table:table-cell table:formula="of:=&quot;  &quot;&amp;TEXT([.B473];&quot;0.00000000000000000E+00&quot;)&amp;&quot;,&quot;" office:value-type="string" office:string-value="  -1.37268177965840000E-01," calcext:value-type="string">
            <text:p><text:s text:c="2"/>-1.37268177965840000E-01,</text:p>
          </table:table-cell>
        </table:table-row>
        <table:table-row table:style-name="ro1">
          <table:table-cell office:value-type="float" office:value="-551" calcext:value-type="float">
            <text:p>-551</text:p>
          </table:table-cell>
          <table:table-cell office:value-type="float" office:value="-0.13073138712372" calcext:value-type="float">
            <text:p>-1.307313871237200E-01</text:p>
          </table:table-cell>
          <table:table-cell table:formula="of:=&quot;  &quot;&amp;TEXT([.B474];&quot;0.00000000000000000E+00&quot;)&amp;&quot;,&quot;" office:value-type="string" office:string-value="  -1.30731387123720000E-01," calcext:value-type="string">
            <text:p><text:s text:c="2"/>-1.30731387123720000E-01,</text:p>
          </table:table-cell>
        </table:table-row>
        <table:table-row table:style-name="ro1">
          <table:table-cell office:value-type="float" office:value="-550" calcext:value-type="float">
            <text:p>-550</text:p>
          </table:table-cell>
          <table:table-cell office:value-type="float" office:value="-0.123601741325719" calcext:value-type="float">
            <text:p>-1.236017413257190E-01</text:p>
          </table:table-cell>
          <table:table-cell table:formula="of:=&quot;  &quot;&amp;TEXT([.B475];&quot;0.00000000000000000E+00&quot;)&amp;&quot;,&quot;" office:value-type="string" office:string-value="  -1.23601741325719000E-01," calcext:value-type="string">
            <text:p><text:s text:c="2"/>-1.23601741325719000E-01,</text:p>
          </table:table-cell>
        </table:table-row>
        <table:table-row table:style-name="ro1">
          <table:table-cell office:value-type="float" office:value="-549" calcext:value-type="float">
            <text:p>-549</text:p>
          </table:table-cell>
          <table:table-cell office:value-type="float" office:value="-0.115903641339398" calcext:value-type="float">
            <text:p>-1.159036413393980E-01</text:p>
          </table:table-cell>
          <table:table-cell table:formula="of:=&quot;  &quot;&amp;TEXT([.B476];&quot;0.00000000000000000E+00&quot;)&amp;&quot;,&quot;" office:value-type="string" office:string-value="  -1.15903641339398000E-01," calcext:value-type="string">
            <text:p><text:s text:c="2"/>-1.15903641339398000E-01,</text:p>
          </table:table-cell>
        </table:table-row>
        <table:table-row table:style-name="ro1">
          <table:table-cell office:value-type="float" office:value="-548" calcext:value-type="float">
            <text:p>-548</text:p>
          </table:table-cell>
          <table:table-cell office:value-type="float" office:value="-0.1076640209469" calcext:value-type="float">
            <text:p>-1.076640209469000E-01</text:p>
          </table:table-cell>
          <table:table-cell table:formula="of:=&quot;  &quot;&amp;TEXT([.B477];&quot;0.00000000000000000E+00&quot;)&amp;&quot;,&quot;" office:value-type="string" office:string-value="  -1.07664020946900000E-01," calcext:value-type="string">
            <text:p><text:s text:c="2"/>-1.07664020946900000E-01,</text:p>
          </table:table-cell>
        </table:table-row>
        <table:table-row table:style-name="ro1">
          <table:table-cell office:value-type="float" office:value="-547" calcext:value-type="float">
            <text:p>-547</text:p>
          </table:table-cell>
          <table:table-cell office:value-type="float" office:value="-0.0989122312275532" calcext:value-type="float">
            <text:p>-9.891223122755320E-02</text:p>
          </table:table-cell>
          <table:table-cell table:formula="of:=&quot;  &quot;&amp;TEXT([.B478];&quot;0.00000000000000000E+00&quot;)&amp;&quot;,&quot;" office:value-type="string" office:string-value="  -9.89122312275532000E-02," calcext:value-type="string">
            <text:p><text:s text:c="2"/>-9.89122312275532000E-02,</text:p>
          </table:table-cell>
        </table:table-row>
        <table:table-row table:style-name="ro1">
          <table:table-cell office:value-type="float" office:value="-546" calcext:value-type="float">
            <text:p>-546</text:p>
          </table:table-cell>
          <table:table-cell office:value-type="float" office:value="-0.0896800178688686" calcext:value-type="float">
            <text:p>-8.968001786886860E-02</text:p>
          </table:table-cell>
          <table:table-cell table:formula="of:=&quot;  &quot;&amp;TEXT([.B479];&quot;0.00000000000000000E+00&quot;)&amp;&quot;,&quot;" office:value-type="string" office:string-value="  -8.96800178688686000E-02," calcext:value-type="string">
            <text:p><text:s text:c="2"/>-8.96800178688686000E-02,</text:p>
          </table:table-cell>
        </table:table-row>
        <table:table-row table:style-name="ro1">
          <table:table-cell office:value-type="float" office:value="-545" calcext:value-type="float">
            <text:p>-545</text:p>
          </table:table-cell>
          <table:table-cell office:value-type="float" office:value="-0.0800014213914397" calcext:value-type="float">
            <text:p>-8.000142139143970E-02</text:p>
          </table:table-cell>
          <table:table-cell table:formula="of:=&quot;  &quot;&amp;TEXT([.B480];&quot;0.00000000000000000E+00&quot;)&amp;&quot;,&quot;" office:value-type="string" office:string-value="  -8.00014213914397000E-02," calcext:value-type="string">
            <text:p><text:s text:c="2"/>-8.00014213914397000E-02,</text:p>
          </table:table-cell>
        </table:table-row>
        <table:table-row table:style-name="ro1">
          <table:table-cell office:value-type="float" office:value="-544" calcext:value-type="float">
            <text:p>-544</text:p>
          </table:table-cell>
          <table:table-cell office:value-type="float" office:value="-0.0699125171228259" calcext:value-type="float">
            <text:p>-6.991251712282590E-02</text:p>
          </table:table-cell>
          <table:table-cell table:formula="of:=&quot;  &quot;&amp;TEXT([.B481];&quot;0.00000000000000000E+00&quot;)&amp;&quot;,&quot;" office:value-type="string" office:string-value="  -6.99125171228259000E-02," calcext:value-type="string">
            <text:p><text:s text:c="2"/>-6.99125171228259000E-02,</text:p>
          </table:table-cell>
        </table:table-row>
        <table:table-row table:style-name="ro1">
          <table:table-cell office:value-type="float" office:value="-543" calcext:value-type="float">
            <text:p>-543</text:p>
          </table:table-cell>
          <table:table-cell office:value-type="float" office:value="-0.0594514330354741" calcext:value-type="float">
            <text:p>-5.945143303547410E-02</text:p>
          </table:table-cell>
          <table:table-cell table:formula="of:=&quot;  &quot;&amp;TEXT([.B482];&quot;0.00000000000000000E+00&quot;)&amp;&quot;,&quot;" office:value-type="string" office:string-value="  -5.94514330354741000E-02," calcext:value-type="string">
            <text:p><text:s text:c="2"/>-5.94514330354741000E-02,</text:p>
          </table:table-cell>
        </table:table-row>
        <table:table-row table:style-name="ro1">
          <table:table-cell office:value-type="float" office:value="-542" calcext:value-type="float">
            <text:p>-542</text:p>
          </table:table-cell>
          <table:table-cell office:value-type="float" office:value="-0.0486581914495181" calcext:value-type="float">
            <text:p>-4.865819144951810E-02</text:p>
          </table:table-cell>
          <table:table-cell table:formula="of:=&quot;  &quot;&amp;TEXT([.B483];&quot;0.00000000000000000E+00&quot;)&amp;&quot;,&quot;" office:value-type="string" office:string-value="  -4.86581914495181000E-02," calcext:value-type="string">
            <text:p><text:s text:c="2"/>-4.86581914495181000E-02,</text:p>
          </table:table-cell>
        </table:table-row>
        <table:table-row table:style-name="ro1">
          <table:table-cell office:value-type="float" office:value="-541" calcext:value-type="float">
            <text:p>-541</text:p>
          </table:table-cell>
          <table:table-cell office:value-type="float" office:value="-0.0375744414034282" calcext:value-type="float">
            <text:p>-3.757444140342820E-02</text:p>
          </table:table-cell>
          <table:table-cell table:formula="of:=&quot;  &quot;&amp;TEXT([.B484];&quot;0.00000000000000000E+00&quot;)&amp;&quot;,&quot;" office:value-type="string" office:string-value="  -3.75744414034282000E-02," calcext:value-type="string">
            <text:p><text:s text:c="2"/>-3.75744414034282000E-02,</text:p>
          </table:table-cell>
        </table:table-row>
        <table:table-row table:style-name="ro1">
          <table:table-cell office:value-type="float" office:value="-540" calcext:value-type="float">
            <text:p>-540</text:p>
          </table:table-cell>
          <table:table-cell office:value-type="float" office:value="-0.0262434160536365" calcext:value-type="float">
            <text:p>-2.624341605363650E-02</text:p>
          </table:table-cell>
          <table:table-cell table:formula="of:=&quot;  &quot;&amp;TEXT([.B485];&quot;0.00000000000000000E+00&quot;)&amp;&quot;,&quot;" office:value-type="string" office:string-value="  -2.62434160536365000E-02," calcext:value-type="string">
            <text:p><text:s text:c="2"/>-2.62434160536365000E-02,</text:p>
          </table:table-cell>
        </table:table-row>
        <table:table-row table:style-name="ro1">
          <table:table-cell office:value-type="float" office:value="-539" calcext:value-type="float">
            <text:p>-539</text:p>
          </table:table-cell>
          <table:table-cell office:value-type="float" office:value="-0.0147098189036404" calcext:value-type="float">
            <text:p>-1.470981890364040E-02</text:p>
          </table:table-cell>
          <table:table-cell table:formula="of:=&quot;  &quot;&amp;TEXT([.B486];&quot;0.00000000000000000E+00&quot;)&amp;&quot;,&quot;" office:value-type="string" office:string-value="  -1.47098189036404000E-02," calcext:value-type="string">
            <text:p><text:s text:c="2"/>-1.47098189036404000E-02,</text:p>
          </table:table-cell>
        </table:table-row>
        <table:table-row table:style-name="ro1">
          <table:table-cell office:value-type="float" office:value="-538" calcext:value-type="float">
            <text:p>-538</text:p>
          </table:table-cell>
          <table:table-cell office:value-type="float" office:value="-0.00301937509117368" calcext:value-type="float">
            <text:p>-3.019375091173680E-03</text:p>
          </table:table-cell>
          <table:table-cell table:formula="of:=&quot;  &quot;&amp;TEXT([.B487];&quot;0.00000000000000000E+00&quot;)&amp;&quot;,&quot;" office:value-type="string" office:string-value="  -3.01937509117368000E-03," calcext:value-type="string">
            <text:p><text:s text:c="2"/>-3.01937509117368000E-03,</text:p>
          </table:table-cell>
        </table:table-row>
        <table:table-row table:style-name="ro1">
          <table:table-cell office:value-type="float" office:value="-537" calcext:value-type="float">
            <text:p>-537</text:p>
          </table:table-cell>
          <table:table-cell office:value-type="float" office:value="0.00878092278885335" calcext:value-type="float">
            <text:p>8.780922788853350E-03</text:p>
          </table:table-cell>
          <table:table-cell table:formula="of:=&quot;  &quot;&amp;TEXT([.B488];&quot;0.00000000000000000E+00&quot;)&amp;&quot;,&quot;" office:value-type="string" office:string-value="  8.78092278885335000E-03," calcext:value-type="string">
            <text:p><text:s text:c="2"/>8.78092278885335000E-03,</text:p>
          </table:table-cell>
        </table:table-row>
        <table:table-row table:style-name="ro1">
          <table:table-cell office:value-type="float" office:value="-536" calcext:value-type="float">
            <text:p>-536</text:p>
          </table:table-cell>
          <table:table-cell office:value-type="float" office:value="0.0206434341720537" calcext:value-type="float">
            <text:p>2.064343417205370E-02</text:p>
          </table:table-cell>
          <table:table-cell table:formula="of:=&quot;  &quot;&amp;TEXT([.B489];&quot;0.00000000000000000E+00&quot;)&amp;&quot;,&quot;" office:value-type="string" office:string-value="  2.06434341720537000E-02," calcext:value-type="string">
            <text:p><text:s text:c="2"/>2.06434341720537000E-02,</text:p>
          </table:table-cell>
        </table:table-row>
        <table:table-row table:style-name="ro1">
          <table:table-cell office:value-type="float" office:value="-535" calcext:value-type="float">
            <text:p>-535</text:p>
          </table:table-cell>
          <table:table-cell office:value-type="float" office:value="0.0325197303563567" calcext:value-type="float">
            <text:p>3.251973035635670E-02</text:p>
          </table:table-cell>
          <table:table-cell table:formula="of:=&quot;  &quot;&amp;TEXT([.B490];&quot;0.00000000000000000E+00&quot;)&amp;&quot;,&quot;" office:value-type="string" office:string-value="  3.25197303563567000E-02," calcext:value-type="string">
            <text:p><text:s text:c="2"/>3.25197303563567000E-02,</text:p>
          </table:table-cell>
        </table:table-row>
        <table:table-row table:style-name="ro1">
          <table:table-cell office:value-type="float" office:value="-534" calcext:value-type="float">
            <text:p>-534</text:p>
          </table:table-cell>
          <table:table-cell office:value-type="float" office:value="0.0443609648444535" calcext:value-type="float">
            <text:p>4.436096484445350E-02</text:p>
          </table:table-cell>
          <table:table-cell table:formula="of:=&quot;  &quot;&amp;TEXT([.B491];&quot;0.00000000000000000E+00&quot;)&amp;&quot;,&quot;" office:value-type="string" office:string-value="  4.43609648444535000E-02," calcext:value-type="string">
            <text:p><text:s text:c="2"/>4.43609648444535000E-02,</text:p>
          </table:table-cell>
        </table:table-row>
        <table:table-row table:style-name="ro1">
          <table:table-cell office:value-type="float" office:value="-533" calcext:value-type="float">
            <text:p>-533</text:p>
          </table:table-cell>
          <table:table-cell office:value-type="float" office:value="0.0561180355261574" calcext:value-type="float">
            <text:p>5.611803552615740E-02</text:p>
          </table:table-cell>
          <table:table-cell table:formula="of:=&quot;  &quot;&amp;TEXT([.B492];&quot;0.00000000000000000E+00&quot;)&amp;&quot;,&quot;" office:value-type="string" office:string-value="  5.61180355261574000E-02," calcext:value-type="string">
            <text:p><text:s text:c="2"/>5.61180355261574000E-02,</text:p>
          </table:table-cell>
        </table:table-row>
        <table:table-row table:style-name="ro1">
          <table:table-cell office:value-type="float" office:value="-532" calcext:value-type="float">
            <text:p>-532</text:p>
          </table:table-cell>
          <table:table-cell office:value-type="float" office:value="0.0677417249059656" calcext:value-type="float">
            <text:p>6.774172490596560E-02</text:p>
          </table:table-cell>
          <table:table-cell table:formula="of:=&quot;  &quot;&amp;TEXT([.B493];&quot;0.00000000000000000E+00&quot;)&amp;&quot;,&quot;" office:value-type="string" office:string-value="  6.77417249059656000E-02," calcext:value-type="string">
            <text:p><text:s text:c="2"/>6.77417249059656000E-02,</text:p>
          </table:table-cell>
        </table:table-row>
        <table:table-row table:style-name="ro1">
          <table:table-cell office:value-type="float" office:value="-531" calcext:value-type="float">
            <text:p>-531</text:p>
          </table:table-cell>
          <table:table-cell office:value-type="float" office:value="0.0791830124982217" calcext:value-type="float">
            <text:p>7.918301249822170E-02</text:p>
          </table:table-cell>
          <table:table-cell table:formula="of:=&quot;  &quot;&amp;TEXT([.B494];&quot;0.00000000000000000E+00&quot;)&amp;&quot;,&quot;" office:value-type="string" office:string-value="  7.91830124982217000E-02," calcext:value-type="string">
            <text:p><text:s text:c="2"/>7.91830124982217000E-02,</text:p>
          </table:table-cell>
        </table:table-row>
        <table:table-row table:style-name="ro1">
          <table:table-cell office:value-type="float" office:value="-530" calcext:value-type="float">
            <text:p>-530</text:p>
          </table:table-cell>
          <table:table-cell office:value-type="float" office:value="0.0903931530743418" calcext:value-type="float">
            <text:p>9.039315307434180E-02</text:p>
          </table:table-cell>
          <table:table-cell table:formula="of:=&quot;  &quot;&amp;TEXT([.B495];&quot;0.00000000000000000E+00&quot;)&amp;&quot;,&quot;" office:value-type="string" office:string-value="  9.03931530743418000E-02," calcext:value-type="string">
            <text:p><text:s text:c="2"/>9.03931530743418000E-02,</text:p>
          </table:table-cell>
        </table:table-row>
        <table:table-row table:style-name="ro1">
          <table:table-cell office:value-type="float" office:value="-529" calcext:value-type="float">
            <text:p>-529</text:p>
          </table:table-cell>
          <table:table-cell office:value-type="float" office:value="0.101324001553897" calcext:value-type="float">
            <text:p>1.013240015538970E-01</text:p>
          </table:table-cell>
          <table:table-cell table:formula="of:=&quot;  &quot;&amp;TEXT([.B496];&quot;0.00000000000000000E+00&quot;)&amp;&quot;,&quot;" office:value-type="string" office:string-value="  1.01324001553897000E-01," calcext:value-type="string">
            <text:p><text:s text:c="2"/>1.01324001553897000E-01,</text:p>
          </table:table-cell>
        </table:table-row>
        <table:table-row table:style-name="ro1">
          <table:table-cell office:value-type="float" office:value="-528" calcext:value-type="float">
            <text:p>-528</text:p>
          </table:table-cell>
          <table:table-cell office:value-type="float" office:value="0.111928110120541" calcext:value-type="float">
            <text:p>1.119281101205410E-01</text:p>
          </table:table-cell>
          <table:table-cell table:formula="of:=&quot;  &quot;&amp;TEXT([.B497];&quot;0.00000000000000000E+00&quot;)&amp;&quot;,&quot;" office:value-type="string" office:string-value="  1.11928110120541000E-01," calcext:value-type="string">
            <text:p><text:s text:c="2"/>1.11928110120541000E-01,</text:p>
          </table:table-cell>
        </table:table-row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0.122159023082525" calcext:value-type="float">
            <text:p>1.221590230825250E-01</text:p>
          </table:table-cell>
          <table:table-cell table:formula="of:=&quot;  &quot;&amp;TEXT([.B498];&quot;0.00000000000000000E+00&quot;)&amp;&quot;,&quot;" office:value-type="string" office:string-value="  1.22159023082525000E-01," calcext:value-type="string">
            <text:p><text:s text:c="2"/>1.22159023082525000E-01,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0.131971395004653" calcext:value-type="float">
            <text:p>1.319713950046530E-01</text:p>
          </table:table-cell>
          <table:table-cell table:formula="of:=&quot;  &quot;&amp;TEXT([.B499];&quot;0.00000000000000000E+00&quot;)&amp;&quot;,&quot;" office:value-type="string" office:string-value="  1.31971395004653000E-01," calcext:value-type="string">
            <text:p><text:s text:c="2"/>1.31971395004653000E-01,</text:p>
          </table:table-cell>
        </table:table-row>
        <table:table-row table:style-name="ro1">
          <table:table-cell office:value-type="float" office:value="-525" calcext:value-type="float">
            <text:p>-525</text:p>
          </table:table-cell>
          <table:table-cell office:value-type="float" office:value="0.141321260090437" calcext:value-type="float">
            <text:p>1.413212600904370E-01</text:p>
          </table:table-cell>
          <table:table-cell table:formula="of:=&quot;  &quot;&amp;TEXT([.B500];&quot;0.00000000000000000E+00&quot;)&amp;&quot;,&quot;" office:value-type="string" office:string-value="  1.41321260090437000E-01," calcext:value-type="string">
            <text:p><text:s text:c="2"/>1.41321260090437000E-01,</text:p>
          </table:table-cell>
        </table:table-row>
        <table:table-row table:style-name="ro1">
          <table:table-cell office:value-type="float" office:value="-524" calcext:value-type="float">
            <text:p>-524</text:p>
          </table:table-cell>
          <table:table-cell office:value-type="float" office:value="0.15016615857435" calcext:value-type="float">
            <text:p>1.501661585743500E-01</text:p>
          </table:table-cell>
          <table:table-cell table:formula="of:=&quot;  &quot;&amp;TEXT([.B501];&quot;0.00000000000000000E+00&quot;)&amp;&quot;,&quot;" office:value-type="string" office:string-value="  1.50166158574350000E-01," calcext:value-type="string">
            <text:p><text:s text:c="2"/>1.50166158574350000E-01,</text:p>
          </table:table-cell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0.158465388983751" calcext:value-type="float">
            <text:p>1.584653889837510E-01</text:p>
          </table:table-cell>
          <table:table-cell table:formula="of:=&quot;  &quot;&amp;TEXT([.B502];&quot;0.00000000000000000E+00&quot;)&amp;&quot;,&quot;" office:value-type="string" office:string-value="  1.58465388983751000E-01," calcext:value-type="string">
            <text:p><text:s text:c="2"/>1.58465388983751000E-01,</text:p>
          </table:table-cell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0.166180130958117" calcext:value-type="float">
            <text:p>1.661801309581170E-01</text:p>
          </table:table-cell>
          <table:table-cell table:formula="of:=&quot;  &quot;&amp;TEXT([.B503];&quot;0.00000000000000000E+00&quot;)&amp;&quot;,&quot;" office:value-type="string" office:string-value="  1.66180130958117000E-01," calcext:value-type="string">
            <text:p><text:s text:c="2"/>1.66180130958117000E-01,</text:p>
          </table:table-cell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0.173273676540581" calcext:value-type="float">
            <text:p>1.732736765405810E-01</text:p>
          </table:table-cell>
          <table:table-cell table:formula="of:=&quot;  &quot;&amp;TEXT([.B504];&quot;0.00000000000000000E+00&quot;)&amp;&quot;,&quot;" office:value-type="string" office:string-value="  1.73273676540581000E-01," calcext:value-type="string">
            <text:p><text:s text:c="2"/>1.73273676540581000E-01,</text:p>
          </table:table-cell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0.179711549133429" calcext:value-type="float">
            <text:p>1.797115491334290E-01</text:p>
          </table:table-cell>
          <table:table-cell table:formula="of:=&quot;  &quot;&amp;TEXT([.B505];&quot;0.00000000000000000E+00&quot;)&amp;&quot;,&quot;" office:value-type="string" office:string-value="  1.79711549133429000E-01," calcext:value-type="string">
            <text:p><text:s text:c="2"/>1.79711549133429000E-01,</text:p>
          </table:table-cell>
        </table:table-row>
        <table:table-row table:style-name="ro1">
          <table:table-cell office:value-type="float" office:value="-519" calcext:value-type="float">
            <text:p>-519</text:p>
          </table:table-cell>
          <table:table-cell office:value-type="float" office:value="0.185461713514696" calcext:value-type="float">
            <text:p>1.854617135146960E-01</text:p>
          </table:table-cell>
          <table:table-cell table:formula="of:=&quot;  &quot;&amp;TEXT([.B506];&quot;0.00000000000000000E+00&quot;)&amp;&quot;,&quot;" office:value-type="string" office:string-value="  1.85461713514696000E-01," calcext:value-type="string">
            <text:p><text:s text:c="2"/>1.85461713514696000E-01,</text:p>
          </table:table-cell>
        </table:table-row>
        <table:table-row table:style-name="ro1">
          <table:table-cell office:value-type="float" office:value="-518" calcext:value-type="float">
            <text:p>-518</text:p>
          </table:table-cell>
          <table:table-cell office:value-type="float" office:value="0.19049468229076" calcext:value-type="float">
            <text:p>1.904946822907600E-01</text:p>
          </table:table-cell>
          <table:table-cell table:formula="of:=&quot;  &quot;&amp;TEXT([.B507];&quot;0.00000000000000000E+00&quot;)&amp;&quot;,&quot;" office:value-type="string" office:string-value="  1.90494682290760000E-01," calcext:value-type="string">
            <text:p><text:s text:c="2"/>1.90494682290760000E-01,</text:p>
          </table:table-cell>
        </table:table-row>
        <table:table-row table:style-name="ro1">
          <table:table-cell office:value-type="float" office:value="-517" calcext:value-type="float">
            <text:p>-517</text:p>
          </table:table-cell>
          <table:table-cell office:value-type="float" office:value="0.194783702833927" calcext:value-type="float">
            <text:p>1.947837028339270E-01</text:p>
          </table:table-cell>
          <table:table-cell table:formula="of:=&quot;  &quot;&amp;TEXT([.B508];&quot;0.00000000000000000E+00&quot;)&amp;&quot;,&quot;" office:value-type="string" office:string-value="  1.94783702833927000E-01," calcext:value-type="string">
            <text:p><text:s text:c="2"/>1.94783702833927000E-01,</text:p>
          </table:table-cell>
        </table:table-row>
        <table:table-row table:style-name="ro1">
          <table:table-cell office:value-type="float" office:value="-516" calcext:value-type="float">
            <text:p>-516</text:p>
          </table:table-cell>
          <table:table-cell office:value-type="float" office:value="0.198304848725808" calcext:value-type="float">
            <text:p>1.983048487258080E-01</text:p>
          </table:table-cell>
          <table:table-cell table:formula="of:=&quot;  &quot;&amp;TEXT([.B509];&quot;0.00000000000000000E+00&quot;)&amp;&quot;,&quot;" office:value-type="string" office:string-value="  1.98304848725808000E-01," calcext:value-type="string">
            <text:p><text:s text:c="2"/>1.98304848725808000E-01,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 office:value-type="float" office:value="0.201037183264469" calcext:value-type="float">
            <text:p>2.010371832644690E-01</text:p>
          </table:table-cell>
          <table:table-cell table:formula="of:=&quot;  &quot;&amp;TEXT([.B510];&quot;0.00000000000000000E+00&quot;)&amp;&quot;,&quot;" office:value-type="string" office:string-value="  2.01037183264469000E-01," calcext:value-type="string">
            <text:p><text:s text:c="2"/>2.01037183264469000E-01,</text:p>
          </table:table-cell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0.202962832147483" calcext:value-type="float">
            <text:p>2.029628321474830E-01</text:p>
          </table:table-cell>
          <table:table-cell table:formula="of:=&quot;  &quot;&amp;TEXT([.B511];&quot;0.00000000000000000E+00&quot;)&amp;&quot;,&quot;" office:value-type="string" office:string-value="  2.02962832147483000E-01," calcext:value-type="string">
            <text:p><text:s text:c="2"/>2.02962832147483000E-01,</text:p>
          </table:table-cell>
        </table:table-row>
        <table:table-row table:style-name="ro1">
          <table:table-cell office:value-type="float" office:value="-513" calcext:value-type="float">
            <text:p>-513</text:p>
          </table:table-cell>
          <table:table-cell office:value-type="float" office:value="0.204067122518781" calcext:value-type="float">
            <text:p>2.040671225187810E-01</text:p>
          </table:table-cell>
          <table:table-cell table:formula="of:=&quot;  &quot;&amp;TEXT([.B512];&quot;0.00000000000000000E+00&quot;)&amp;&quot;,&quot;" office:value-type="string" office:string-value="  2.04067122518781000E-01," calcext:value-type="string">
            <text:p><text:s text:c="2"/>2.04067122518781000E-01,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float" office:value="0.204338631677637" calcext:value-type="float">
            <text:p>2.043386316776370E-01</text:p>
          </table:table-cell>
          <table:table-cell table:formula="of:=&quot;  &quot;&amp;TEXT([.B513];&quot;0.00000000000000000E+00&quot;)&amp;&quot;,&quot;" office:value-type="string" office:string-value="  2.04338631677637000E-01," calcext:value-type="string">
            <text:p><text:s text:c="2"/>2.04338631677637000E-01,</text:p>
          </table:table-cell>
        </table:table-row>
        <table:table-row table:style-name="ro1">
          <table:table-cell office:value-type="float" office:value="-511" calcext:value-type="float">
            <text:p>-511</text:p>
          </table:table-cell>
          <table:table-cell office:value-type="float" office:value="0.203769299517026" calcext:value-type="float">
            <text:p>2.037692995170260E-01</text:p>
          </table:table-cell>
          <table:table-cell table:formula="of:=&quot;  &quot;&amp;TEXT([.B514];&quot;0.00000000000000000E+00&quot;)&amp;&quot;,&quot;" office:value-type="string" office:string-value="  2.03769299517026000E-01," calcext:value-type="string">
            <text:p><text:s text:c="2"/>2.03769299517026000E-01,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0.202354453803385" calcext:value-type="float">
            <text:p>2.023544538033850E-01</text:p>
          </table:table-cell>
          <table:table-cell table:formula="of:=&quot;  &quot;&amp;TEXT([.B515];&quot;0.00000000000000000E+00&quot;)&amp;&quot;,&quot;" office:value-type="string" office:string-value="  2.02354453803385000E-01," calcext:value-type="string">
            <text:p><text:s text:c="2"/>2.02354453803385000E-01,</text:p>
          </table:table-cell>
        </table:table-row>
        <table:table-row table:style-name="ro1">
          <table:table-cell office:value-type="float" office:value="-509" calcext:value-type="float">
            <text:p>-509</text:p>
          </table:table-cell>
          <table:table-cell office:value-type="float" office:value="0.200092891242748" calcext:value-type="float">
            <text:p>2.000928912427480E-01</text:p>
          </table:table-cell>
          <table:table-cell table:formula="of:=&quot;  &quot;&amp;TEXT([.B516];&quot;0.00000000000000000E+00&quot;)&amp;&quot;,&quot;" office:value-type="string" office:string-value="  2.00092891242748000E-01," calcext:value-type="string">
            <text:p><text:s text:c="2"/>2.00092891242748000E-01,</text:p>
          </table:table-cell>
        </table:table-row>
        <table:table-row table:style-name="ro1">
          <table:table-cell office:value-type="float" office:value="-508" calcext:value-type="float">
            <text:p>-508</text:p>
          </table:table-cell>
          <table:table-cell office:value-type="float" office:value="0.196986881358401" calcext:value-type="float">
            <text:p>1.969868813584010E-01</text:p>
          </table:table-cell>
          <table:table-cell table:formula="of:=&quot;  &quot;&amp;TEXT([.B517];&quot;0.00000000000000000E+00&quot;)&amp;&quot;,&quot;" office:value-type="string" office:string-value="  1.96986881358401000E-01," calcext:value-type="string">
            <text:p><text:s text:c="2"/>1.96986881358401000E-01,</text:p>
          </table:table-cell>
        </table:table-row>
        <table:table-row table:style-name="ro1">
          <table:table-cell office:value-type="float" office:value="-507" calcext:value-type="float">
            <text:p>-507</text:p>
          </table:table-cell>
          <table:table-cell office:value-type="float" office:value="0.193042217165588" calcext:value-type="float">
            <text:p>1.930422171655880E-01</text:p>
          </table:table-cell>
          <table:table-cell table:formula="of:=&quot;  &quot;&amp;TEXT([.B518];&quot;0.00000000000000000E+00&quot;)&amp;&quot;,&quot;" office:value-type="string" office:string-value="  1.93042217165588000E-01," calcext:value-type="string">
            <text:p><text:s text:c="2"/>1.93042217165588000E-01,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 office:value-type="float" office:value="0.188268187888757" calcext:value-type="float">
            <text:p>1.882681878887570E-01</text:p>
          </table:table-cell>
          <table:table-cell table:formula="of:=&quot;  &quot;&amp;TEXT([.B519];&quot;0.00000000000000000E+00&quot;)&amp;&quot;,&quot;" office:value-type="string" office:string-value="  1.88268187888757000E-01," calcext:value-type="string">
            <text:p><text:s text:c="2"/>1.88268187888757000E-01,</text:p>
          </table:table-cell>
        </table:table-row>
        <table:table-row table:style-name="ro1">
          <table:table-cell office:value-type="float" office:value="-505" calcext:value-type="float">
            <text:p>-505</text:p>
          </table:table-cell>
          <table:table-cell office:value-type="float" office:value="0.182677602991975" calcext:value-type="float">
            <text:p>1.826776029919750E-01</text:p>
          </table:table-cell>
          <table:table-cell table:formula="of:=&quot;  &quot;&amp;TEXT([.B520];&quot;0.00000000000000000E+00&quot;)&amp;&quot;,&quot;" office:value-type="string" office:string-value="  1.82677602991975000E-01," calcext:value-type="string">
            <text:p><text:s text:c="2"/>1.82677602991975000E-01,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0.176286738540172" calcext:value-type="float">
            <text:p>1.762867385401720E-01</text:p>
          </table:table-cell>
          <table:table-cell table:formula="of:=&quot;  &quot;&amp;TEXT([.B521];&quot;0.00000000000000000E+00&quot;)&amp;&quot;,&quot;" office:value-type="string" office:string-value="  1.76286738540172000E-01," calcext:value-type="string">
            <text:p><text:s text:c="2"/>1.76286738540172000E-01,</text:p>
          </table:table-cell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0.169115329532612" calcext:value-type="float">
            <text:p>1.691153295326120E-01</text:p>
          </table:table-cell>
          <table:table-cell table:formula="of:=&quot;  &quot;&amp;TEXT([.B522];&quot;0.00000000000000000E+00&quot;)&amp;&quot;,&quot;" office:value-type="string" office:string-value="  1.69115329532612000E-01," calcext:value-type="string">
            <text:p><text:s text:c="2"/>1.69115329532612000E-01,</text:p>
          </table:table-cell>
        </table:table-row>
        <table:table-row table:style-name="ro1">
          <table:table-cell office:value-type="float" office:value="-502" calcext:value-type="float">
            <text:p>-502</text:p>
          </table:table-cell>
          <table:table-cell office:value-type="float" office:value="0.161186485069509" calcext:value-type="float">
            <text:p>1.611864850695090E-01</text:p>
          </table:table-cell>
          <table:table-cell table:formula="of:=&quot;  &quot;&amp;TEXT([.B523];&quot;0.00000000000000000E+00&quot;)&amp;&quot;,&quot;" office:value-type="string" office:string-value="  1.61186485069509000E-01," calcext:value-type="string">
            <text:p><text:s text:c="2"/>1.61186485069509000E-01,</text:p>
          </table:table-cell>
        </table:table-row>
        <table:table-row table:style-name="ro1">
          <table:table-cell office:value-type="float" office:value="-501" calcext:value-type="float">
            <text:p>-501</text:p>
          </table:table-cell>
          <table:table-cell office:value-type="float" office:value="0.152526652954304" calcext:value-type="float">
            <text:p>1.525266529543040E-01</text:p>
          </table:table-cell>
          <table:table-cell table:formula="of:=&quot;  &quot;&amp;TEXT([.B524];&quot;0.00000000000000000E+00&quot;)&amp;&quot;,&quot;" office:value-type="string" office:string-value="  1.52526652954304000E-01," calcext:value-type="string">
            <text:p><text:s text:c="2"/>1.52526652954304000E-01,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0.143165508115546" calcext:value-type="float">
            <text:p>1.431655081155460E-01</text:p>
          </table:table-cell>
          <table:table-cell table:formula="of:=&quot;  &quot;&amp;TEXT([.B525];&quot;0.00000000000000000E+00&quot;)&amp;&quot;,&quot;" office:value-type="string" office:string-value="  1.43165508115546000E-01," calcext:value-type="string">
            <text:p><text:s text:c="2"/>1.43165508115546000E-01,</text:p>
          </table:table-cell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0.133135885276496" calcext:value-type="float">
            <text:p>1.331358852764960E-01</text:p>
          </table:table-cell>
          <table:table-cell table:formula="of:=&quot;  &quot;&amp;TEXT([.B526];&quot;0.00000000000000000E+00&quot;)&amp;&quot;,&quot;" office:value-type="string" office:string-value="  1.33135885276496000E-01," calcext:value-type="string">
            <text:p><text:s text:c="2"/>1.33135885276496000E-01,</text:p>
          </table:table-cell>
        </table:table-row>
        <table:table-row table:style-name="ro1">
          <table:table-cell office:value-type="float" office:value="-498" calcext:value-type="float">
            <text:p>-498</text:p>
          </table:table-cell>
          <table:table-cell office:value-type="float" office:value="0.122473644416614" calcext:value-type="float">
            <text:p>1.224736444166140E-01</text:p>
          </table:table-cell>
          <table:table-cell table:formula="of:=&quot;  &quot;&amp;TEXT([.B527];&quot;0.00000000000000000E+00&quot;)&amp;&quot;,&quot;" office:value-type="string" office:string-value="  1.22473644416614000E-01," calcext:value-type="string">
            <text:p><text:s text:c="2"/>1.22473644416614000E-01,</text:p>
          </table:table-cell>
        </table:table-row>
        <table:table-row table:style-name="ro1">
          <table:table-cell office:value-type="float" office:value="-497" calcext:value-type="float">
            <text:p>-497</text:p>
          </table:table-cell>
          <table:table-cell office:value-type="float" office:value="0.111217572916847" calcext:value-type="float">
            <text:p>1.112175729168470E-01</text:p>
          </table:table-cell>
          <table:table-cell table:formula="of:=&quot;  &quot;&amp;TEXT([.B528];&quot;0.00000000000000000E+00&quot;)&amp;&quot;,&quot;" office:value-type="string" office:string-value="  1.11217572916847000E-01," calcext:value-type="string">
            <text:p><text:s text:c="2"/>1.11217572916847000E-01,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0.0994092244055799" calcext:value-type="float">
            <text:p>9.940922440557990E-02</text:p>
          </table:table-cell>
          <table:table-cell table:formula="of:=&quot;  &quot;&amp;TEXT([.B529];&quot;0.00000000000000000E+00&quot;)&amp;&quot;,&quot;" office:value-type="string" office:string-value="  9.94092244055799000E-02," calcext:value-type="string">
            <text:p><text:s text:c="2"/>9.94092244055799000E-02,</text:p>
          </table:table-cell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0.0870927953403842" calcext:value-type="float">
            <text:p>8.709279534038420E-02</text:p>
          </table:table-cell>
          <table:table-cell table:formula="of:=&quot;  &quot;&amp;TEXT([.B530];&quot;0.00000000000000000E+00&quot;)&amp;&quot;,&quot;" office:value-type="string" office:string-value="  8.70927953403842000E-02," calcext:value-type="string">
            <text:p><text:s text:c="2"/>8.70927953403842000E-02,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0.0743149387608554" calcext:value-type="float">
            <text:p>7.431493876085540E-02</text:p>
          </table:table-cell>
          <table:table-cell table:formula="of:=&quot;  &quot;&amp;TEXT([.B531];&quot;0.00000000000000000E+00&quot;)&amp;&quot;,&quot;" office:value-type="string" office:string-value="  7.43149387608554000E-02," calcext:value-type="string">
            <text:p><text:s text:c="2"/>7.43149387608554000E-02,</text:p>
          </table:table-cell>
        </table:table-row>
        <table:table-row table:style-name="ro1">
          <table:table-cell office:value-type="float" office:value="-493" calcext:value-type="float">
            <text:p>-493</text:p>
          </table:table-cell>
          <table:table-cell office:value-type="float" office:value="0.0611246178249243" calcext:value-type="float">
            <text:p>6.112461782492430E-02</text:p>
          </table:table-cell>
          <table:table-cell table:formula="of:=&quot;  &quot;&amp;TEXT([.B532];&quot;0.00000000000000000E+00&quot;)&amp;&quot;,&quot;" office:value-type="string" office:string-value="  6.11246178249243000E-02," calcext:value-type="string">
            <text:p><text:s text:c="2"/>6.11246178249243000E-02,</text:p>
          </table:table-cell>
        </table:table-row>
        <table:table-row table:style-name="ro1">
          <table:table-cell office:value-type="float" office:value="-492" calcext:value-type="float">
            <text:p>-492</text:p>
          </table:table-cell>
          <table:table-cell office:value-type="float" office:value="0.0475728973993019" calcext:value-type="float">
            <text:p>4.757289739930190E-02</text:p>
          </table:table-cell>
          <table:table-cell table:formula="of:=&quot;  &quot;&amp;TEXT([.B533];&quot;0.00000000000000000E+00&quot;)&amp;&quot;,&quot;" office:value-type="string" office:string-value="  4.75728973993019000E-02," calcext:value-type="string">
            <text:p><text:s text:c="2"/>4.75728973993019000E-02,</text:p>
          </table:table-cell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0.0337127759000165" calcext:value-type="float">
            <text:p>3.371277590001650E-02</text:p>
          </table:table-cell>
          <table:table-cell table:formula="of:=&quot;  &quot;&amp;TEXT([.B534];&quot;0.00000000000000000E+00&quot;)&amp;&quot;,&quot;" office:value-type="string" office:string-value="  3.37127759000165000E-02," calcext:value-type="string">
            <text:p><text:s text:c="2"/>3.37127759000165000E-02,</text:p>
          </table:table-cell>
        </table:table-row>
        <table:table-row table:style-name="ro1">
          <table:table-cell office:value-type="float" office:value="-490" calcext:value-type="float">
            <text:p>-490</text:p>
          </table:table-cell>
          <table:table-cell office:value-type="float" office:value="0.0195989553059416" calcext:value-type="float">
            <text:p>1.959895530594160E-02</text:p>
          </table:table-cell>
          <table:table-cell table:formula="of:=&quot;  &quot;&amp;TEXT([.B535];&quot;0.00000000000000000E+00&quot;)&amp;&quot;,&quot;" office:value-type="string" office:string-value="  1.95989553059416000E-02," calcext:value-type="string">
            <text:p><text:s text:c="2"/>1.95989553059416000E-02,</text:p>
          </table:table-cell>
        </table:table-row>
        <table:table-row table:style-name="ro1">
          <table:table-cell office:value-type="float" office:value="-489" calcext:value-type="float">
            <text:p>-489</text:p>
          </table:table-cell>
          <table:table-cell office:value-type="float" office:value="0.0052876578370795" calcext:value-type="float">
            <text:p>5.287657837079500E-03</text:p>
          </table:table-cell>
          <table:table-cell table:formula="of:=&quot;  &quot;&amp;TEXT([.B536];&quot;0.00000000000000000E+00&quot;)&amp;&quot;,&quot;" office:value-type="string" office:string-value="  5.28765783707950000E-03," calcext:value-type="string">
            <text:p><text:s text:c="2"/>5.28765783707950000E-03,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  <table:table-cell office:value-type="float" office:value="-0.00916362015915723" calcext:value-type="float">
            <text:p>-9.163620159157230E-03</text:p>
          </table:table-cell>
          <table:table-cell table:formula="of:=&quot;  &quot;&amp;TEXT([.B537];&quot;0.00000000000000000E+00&quot;)&amp;&quot;,&quot;" office:value-type="string" office:string-value="  -9.16362015915723000E-03," calcext:value-type="string">
            <text:p><text:s text:c="2"/>-9.16362015915723000E-03,</text:p>
          </table:table-cell>
        </table:table-row>
        <table:table-row table:style-name="ro1">
          <table:table-cell office:value-type="float" office:value="-487" calcext:value-type="float">
            <text:p>-487</text:p>
          </table:table-cell>
          <table:table-cell office:value-type="float" office:value="-0.0236963108142092" calcext:value-type="float">
            <text:p>-2.369631081420920E-02</text:p>
          </table:table-cell>
          <table:table-cell table:formula="of:=&quot;  &quot;&amp;TEXT([.B538];&quot;0.00000000000000000E+00&quot;)&amp;&quot;,&quot;" office:value-type="string" office:string-value="  -2.36963108142092000E-02," calcext:value-type="string">
            <text:p><text:s text:c="2"/>-2.36963108142092000E-02,</text:p>
          </table:table-cell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-0.0382510342369438" calcext:value-type="float">
            <text:p>-3.825103423694380E-02</text:p>
          </table:table-cell>
          <table:table-cell table:formula="of:=&quot;  &quot;&amp;TEXT([.B539];&quot;0.00000000000000000E+00&quot;)&amp;&quot;,&quot;" office:value-type="string" office:string-value="  -3.82510342369438000E-02," calcext:value-type="string">
            <text:p><text:s text:c="2"/>-3.82510342369438000E-02,</text:p>
          </table:table-cell>
        </table:table-row>
        <table:table-row table:style-name="ro1">
          <table:table-cell office:value-type="float" office:value="-485" calcext:value-type="float">
            <text:p>-485</text:p>
          </table:table-cell>
          <table:table-cell office:value-type="float" office:value="-0.0527678094529716" calcext:value-type="float">
            <text:p>-5.276780945297160E-02</text:p>
          </table:table-cell>
          <table:table-cell table:formula="of:=&quot;  &quot;&amp;TEXT([.B540];&quot;0.00000000000000000E+00&quot;)&amp;&quot;,&quot;" office:value-type="string" office:string-value="  -5.27678094529716000E-02," calcext:value-type="string">
            <text:p><text:s text:c="2"/>-5.27678094529716000E-02,</text:p>
          </table:table-cell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-0.0671863263448488" calcext:value-type="float">
            <text:p>-6.718632634484880E-02</text:p>
          </table:table-cell>
          <table:table-cell table:formula="of:=&quot;  &quot;&amp;TEXT([.B541];&quot;0.00000000000000000E+00&quot;)&amp;&quot;,&quot;" office:value-type="string" office:string-value="  -6.71863263448488000E-02," calcext:value-type="string">
            <text:p><text:s text:c="2"/>-6.71863263448488000E-02,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-0.0814461644647955" calcext:value-type="float">
            <text:p>-8.144616446479550E-02</text:p>
          </table:table-cell>
          <table:table-cell table:formula="of:=&quot;  &quot;&amp;TEXT([.B542];&quot;0.00000000000000000E+00&quot;)&amp;&quot;,&quot;" office:value-type="string" office:string-value="  -8.14461644647955000E-02," calcext:value-type="string">
            <text:p><text:s text:c="2"/>-8.14461644647955000E-02,</text:p>
          </table:table-cell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-0.0954870673765917" calcext:value-type="float">
            <text:p>-9.548706737659170E-02</text:p>
          </table:table-cell>
          <table:table-cell table:formula="of:=&quot;  &quot;&amp;TEXT([.B543];&quot;0.00000000000000000E+00&quot;)&amp;&quot;,&quot;" office:value-type="string" office:string-value="  -9.54870673765917000E-02," calcext:value-type="string">
            <text:p><text:s text:c="2"/>-9.54870673765917000E-02,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-0.109249166930745" calcext:value-type="float">
            <text:p>-1.092491669307450E-01</text:p>
          </table:table-cell>
          <table:table-cell table:formula="of:=&quot;  &quot;&amp;TEXT([.B544];&quot;0.00000000000000000E+00&quot;)&amp;&quot;,&quot;" office:value-type="string" office:string-value="  -1.09249166930745000E-01," calcext:value-type="string">
            <text:p><text:s text:c="2"/>-1.09249166930745000E-01,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-0.122673262542291" calcext:value-type="float">
            <text:p>-1.226732625422910E-01</text:p>
          </table:table-cell>
          <table:table-cell table:formula="of:=&quot;  &quot;&amp;TEXT([.B545];&quot;0.00000000000000000E+00&quot;)&amp;&quot;,&quot;" office:value-type="string" office:string-value="  -1.22673262542291000E-01," calcext:value-type="string">
            <text:p><text:s text:c="2"/>-1.22673262542291000E-01,</text:p>
          </table:table-cell>
        </table:table-row>
        <table:table-row table:style-name="ro1">
          <table:table-cell office:value-type="float" office:value="-479" calcext:value-type="float">
            <text:p>-479</text:p>
          </table:table-cell>
          <table:table-cell office:value-type="float" office:value="-0.135701044219972" calcext:value-type="float">
            <text:p>-1.357010442199720E-01</text:p>
          </table:table-cell>
          <table:table-cell table:formula="of:=&quot;  &quot;&amp;TEXT([.B546];&quot;0.00000000000000000E+00&quot;)&amp;&quot;,&quot;" office:value-type="string" office:string-value="  -1.35701044219972000E-01," calcext:value-type="string">
            <text:p><text:s text:c="2"/>-1.35701044219972000E-01,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-0.148275366612108" calcext:value-type="float">
            <text:p>-1.482753666121080E-01</text:p>
          </table:table-cell>
          <table:table-cell table:formula="of:=&quot;  &quot;&amp;TEXT([.B547];&quot;0.00000000000000000E+00&quot;)&amp;&quot;,&quot;" office:value-type="string" office:string-value="  -1.48275366612108000E-01," calcext:value-type="string">
            <text:p><text:s text:c="2"/>-1.48275366612108000E-01,</text:p>
          </table:table-cell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-0.160340470888157" calcext:value-type="float">
            <text:p>-1.603404708881570E-01</text:p>
          </table:table-cell>
          <table:table-cell table:formula="of:=&quot;  &quot;&amp;TEXT([.B548];&quot;0.00000000000000000E+00&quot;)&amp;&quot;,&quot;" office:value-type="string" office:string-value="  -1.60340470888157000E-01," calcext:value-type="string">
            <text:p><text:s text:c="2"/>-1.60340470888157000E-01,</text:p>
          </table:table-cell>
        </table:table-row>
        <table:table-row table:style-name="ro1">
          <table:table-cell office:value-type="float" office:value="-476" calcext:value-type="float">
            <text:p>-476</text:p>
          </table:table-cell>
          <table:table-cell office:value-type="float" office:value="-0.171842252582988" calcext:value-type="float">
            <text:p>-1.718422525829880E-01</text:p>
          </table:table-cell>
          <table:table-cell table:formula="of:=&quot;  &quot;&amp;TEXT([.B549];&quot;0.00000000000000000E+00&quot;)&amp;&quot;,&quot;" office:value-type="string" office:string-value="  -1.71842252582988000E-01," calcext:value-type="string">
            <text:p><text:s text:c="2"/>-1.71842252582988000E-01,</text:p>
          </table:table-cell>
        </table:table-row>
        <table:table-row table:style-name="ro1">
          <table:table-cell office:value-type="float" office:value="-475" calcext:value-type="float">
            <text:p>-475</text:p>
          </table:table-cell>
          <table:table-cell office:value-type="float" office:value="-0.182728472241117" calcext:value-type="float">
            <text:p>-1.827284722411170E-01</text:p>
          </table:table-cell>
          <table:table-cell table:formula="of:=&quot;  &quot;&amp;TEXT([.B550];&quot;0.00000000000000000E+00&quot;)&amp;&quot;,&quot;" office:value-type="string" office:string-value="  -1.82728472241117000E-01," calcext:value-type="string">
            <text:p><text:s text:c="2"/>-1.82728472241117000E-01,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-0.192949013076898" calcext:value-type="float">
            <text:p>-1.929490130768980E-01</text:p>
          </table:table-cell>
          <table:table-cell table:formula="of:=&quot;  &quot;&amp;TEXT([.B551];&quot;0.00000000000000000E+00&quot;)&amp;&quot;,&quot;" office:value-type="string" office:string-value="  -1.92949013076898000E-01," calcext:value-type="string">
            <text:p><text:s text:c="2"/>-1.92949013076898000E-01,</text:p>
          </table:table-cell>
        </table:table-row>
        <table:table-row table:style-name="ro1">
          <table:table-cell office:value-type="float" office:value="-473" calcext:value-type="float">
            <text:p>-473</text:p>
          </table:table-cell>
          <table:table-cell office:value-type="float" office:value="-0.202456082038651" calcext:value-type="float">
            <text:p>-2.024560820386510E-01</text:p>
          </table:table-cell>
          <table:table-cell table:formula="of:=&quot;  &quot;&amp;TEXT([.B552];&quot;0.00000000000000000E+00&quot;)&amp;&quot;,&quot;" office:value-type="string" office:string-value="  -2.02456082038651000E-01," calcext:value-type="string">
            <text:p><text:s text:c="2"/>-2.02456082038651000E-01,</text:p>
          </table:table-cell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-0.211204450216463" calcext:value-type="float">
            <text:p>-2.112044502164630E-01</text:p>
          </table:table-cell>
          <table:table-cell table:formula="of:=&quot;  &quot;&amp;TEXT([.B553];&quot;0.00000000000000000E+00&quot;)&amp;&quot;,&quot;" office:value-type="string" office:string-value="  -2.11204450216463000E-01," calcext:value-type="string">
            <text:p><text:s text:c="2"/>-2.11204450216463000E-01,</text:p>
          </table:table-cell>
        </table:table-row>
        <table:table-row table:style-name="ro1">
          <table:table-cell office:value-type="float" office:value="-471" calcext:value-type="float">
            <text:p>-471</text:p>
          </table:table-cell>
          <table:table-cell office:value-type="float" office:value="-0.219151637558936" calcext:value-type="float">
            <text:p>-2.191516375589360E-01</text:p>
          </table:table-cell>
          <table:table-cell table:formula="of:=&quot;  &quot;&amp;TEXT([.B554];&quot;0.00000000000000000E+00&quot;)&amp;&quot;,&quot;" office:value-type="string" office:string-value="  -2.19151637558936000E-01," calcext:value-type="string">
            <text:p><text:s text:c="2"/>-2.19151637558936000E-01,</text:p>
          </table:table-cell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-0.226258135908755" calcext:value-type="float">
            <text:p>-2.262581359087550E-01</text:p>
          </table:table-cell>
          <table:table-cell table:formula="of:=&quot;  &quot;&amp;TEXT([.B555];&quot;0.00000000000000000E+00&quot;)&amp;&quot;,&quot;" office:value-type="string" office:string-value="  -2.26258135908755000E-01," calcext:value-type="string">
            <text:p><text:s text:c="2"/>-2.26258135908755000E-01,</text:p>
          </table:table-cell>
        </table:table-row>
        <table:table-row table:style-name="ro1">
          <table:table-cell office:value-type="float" office:value="-469" calcext:value-type="float">
            <text:p>-469</text:p>
          </table:table-cell>
          <table:table-cell office:value-type="float" office:value="-0.232487575692744" calcext:value-type="float">
            <text:p>-2.324875756927440E-01</text:p>
          </table:table-cell>
          <table:table-cell table:formula="of:=&quot;  &quot;&amp;TEXT([.B556];&quot;0.00000000000000000E+00&quot;)&amp;&quot;,&quot;" office:value-type="string" office:string-value="  -2.32487575692744000E-01," calcext:value-type="string">
            <text:p><text:s text:c="2"/>-2.32487575692744000E-01,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-0.237806922211839" calcext:value-type="float">
            <text:p>-2.378069222118390E-01</text:p>
          </table:table-cell>
          <table:table-cell table:formula="of:=&quot;  &quot;&amp;TEXT([.B557];&quot;0.00000000000000000E+00&quot;)&amp;&quot;,&quot;" office:value-type="string" office:string-value="  -2.37806922211839000E-01," calcext:value-type="string">
            <text:p><text:s text:c="2"/>-2.37806922211839000E-01,</text:p>
          </table:table-cell>
        </table:table-row>
        <table:table-row table:style-name="ro1">
          <table:table-cell office:value-type="float" office:value="-467" calcext:value-type="float">
            <text:p>-467</text:p>
          </table:table-cell>
          <table:table-cell office:value-type="float" office:value="-0.242186618668323" calcext:value-type="float">
            <text:p>-2.421866186683230E-01</text:p>
          </table:table-cell>
          <table:table-cell table:formula="of:=&quot;  &quot;&amp;TEXT([.B558];&quot;0.00000000000000000E+00&quot;)&amp;&quot;,&quot;" office:value-type="string" office:string-value="  -2.42186618668323000E-01," calcext:value-type="string">
            <text:p><text:s text:c="2"/>-2.42186618668323000E-01,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-0.245600761126628" calcext:value-type="float">
            <text:p>-2.456007611266280E-01</text:p>
          </table:table-cell>
          <table:table-cell table:formula="of:=&quot;  &quot;&amp;TEXT([.B559];&quot;0.00000000000000000E+00&quot;)&amp;&quot;,&quot;" office:value-type="string" office:string-value="  -2.45600761126628000E-01," calcext:value-type="string">
            <text:p><text:s text:c="2"/>-2.45600761126628000E-01,</text:p>
          </table:table-cell>
        </table:table-row>
        <table:table-row table:style-name="ro1">
          <table:table-cell office:value-type="float" office:value="-465" calcext:value-type="float">
            <text:p>-465</text:p>
          </table:table-cell>
          <table:table-cell office:value-type="float" office:value="-0.248027212144034" calcext:value-type="float">
            <text:p>-2.480272121440340E-01</text:p>
          </table:table-cell>
          <table:table-cell table:formula="of:=&quot;  &quot;&amp;TEXT([.B560];&quot;0.00000000000000000E+00&quot;)&amp;&quot;,&quot;" office:value-type="string" office:string-value="  -2.48027212144034000E-01," calcext:value-type="string">
            <text:p><text:s text:c="2"/>-2.48027212144034000E-01,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-0.249447747233282" calcext:value-type="float">
            <text:p>-2.494477472332820E-01</text:p>
          </table:table-cell>
          <table:table-cell table:formula="of:=&quot;  &quot;&amp;TEXT([.B561];&quot;0.00000000000000000E+00&quot;)&amp;&quot;,&quot;" office:value-type="string" office:string-value="  -2.49447747233282000E-01," calcext:value-type="string">
            <text:p><text:s text:c="2"/>-2.49447747233282000E-01,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-0.249848141591103" calcext:value-type="float">
            <text:p>-2.498481415911030E-01</text:p>
          </table:table-cell>
          <table:table-cell table:formula="of:=&quot;  &quot;&amp;TEXT([.B562];&quot;0.00000000000000000E+00&quot;)&amp;&quot;,&quot;" office:value-type="string" office:string-value="  -2.49848141591103000E-01," calcext:value-type="string">
            <text:p><text:s text:c="2"/>-2.49848141591103000E-01,</text:p>
          </table:table-cell>
        </table:table-row>
        <table:table-row table:style-name="ro1">
          <table:table-cell office:value-type="float" office:value="-462" calcext:value-type="float">
            <text:p>-462</text:p>
          </table:table-cell>
          <table:table-cell office:value-type="float" office:value="-0.249218285520534" calcext:value-type="float">
            <text:p>-2.492182855205340E-01</text:p>
          </table:table-cell>
          <table:table-cell table:formula="of:=&quot;  &quot;&amp;TEXT([.B563];&quot;0.00000000000000000E+00&quot;)&amp;&quot;,&quot;" office:value-type="string" office:string-value="  -2.49218285520534000E-01," calcext:value-type="string">
            <text:p><text:s text:c="2"/>-2.49218285520534000E-01,</text:p>
          </table:table-cell>
        </table:table-row>
        <table:table-row table:style-name="ro1">
          <table:table-cell office:value-type="float" office:value="-461" calcext:value-type="float">
            <text:p>-461</text:p>
          </table:table-cell>
          <table:table-cell office:value-type="float" office:value="-0.247552234743747" calcext:value-type="float">
            <text:p>-2.475522347437470E-01</text:p>
          </table:table-cell>
          <table:table-cell table:formula="of:=&quot;  &quot;&amp;TEXT([.B564];&quot;0.00000000000000000E+00&quot;)&amp;&quot;,&quot;" office:value-type="string" office:string-value="  -2.47552234743747000E-01," calcext:value-type="string">
            <text:p><text:s text:c="2"/>-2.47552234743747000E-01,</text:p>
          </table:table-cell>
        </table:table-row>
        <table:table-row table:style-name="ro1">
          <table:table-cell office:value-type="float" office:value="-460" calcext:value-type="float">
            <text:p>-460</text:p>
          </table:table-cell>
          <table:table-cell office:value-type="float" office:value="-0.244848293337842" calcext:value-type="float">
            <text:p>-2.448482933378420E-01</text:p>
          </table:table-cell>
          <table:table-cell table:formula="of:=&quot;  &quot;&amp;TEXT([.B565];&quot;0.00000000000000000E+00&quot;)&amp;&quot;,&quot;" office:value-type="string" office:string-value="  -2.44848293337842000E-01," calcext:value-type="string">
            <text:p><text:s text:c="2"/>-2.44848293337842000E-01,</text:p>
          </table:table-cell>
        </table:table-row>
        <table:table-row table:style-name="ro1">
          <table:table-cell office:value-type="float" office:value="-459" calcext:value-type="float">
            <text:p>-459</text:p>
          </table:table-cell>
          <table:table-cell office:value-type="float" office:value="-0.241109036031979" calcext:value-type="float">
            <text:p>-2.411090360319790E-01</text:p>
          </table:table-cell>
          <table:table-cell table:formula="of:=&quot;  &quot;&amp;TEXT([.B566];&quot;0.00000000000000000E+00&quot;)&amp;&quot;,&quot;" office:value-type="string" office:string-value="  -2.41109036031979000E-01," calcext:value-type="string">
            <text:p><text:s text:c="2"/>-2.41109036031979000E-01,</text:p>
          </table:table-cell>
        </table:table-row>
        <table:table-row table:style-name="ro1">
          <table:table-cell office:value-type="float" office:value="-458" calcext:value-type="float">
            <text:p>-458</text:p>
          </table:table-cell>
          <table:table-cell office:value-type="float" office:value="-0.236341352439128" calcext:value-type="float">
            <text:p>-2.363413524391280E-01</text:p>
          </table:table-cell>
          <table:table-cell table:formula="of:=&quot;  &quot;&amp;TEXT([.B567];&quot;0.00000000000000000E+00&quot;)&amp;&quot;,&quot;" office:value-type="string" office:string-value="  -2.36341352439128000E-01," calcext:value-type="string">
            <text:p><text:s text:c="2"/>-2.36341352439128000E-01,</text:p>
          </table:table-cell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-0.23055643421357" calcext:value-type="float">
            <text:p>-2.305564342135700E-01</text:p>
          </table:table-cell>
          <table:table-cell table:formula="of:=&quot;  &quot;&amp;TEXT([.B568];&quot;0.00000000000000000E+00&quot;)&amp;&quot;,&quot;" office:value-type="string" office:string-value="  -2.30556434213570000E-01," calcext:value-type="string">
            <text:p><text:s text:c="2"/>-2.30556434213570000E-01,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-0.223769788226751" calcext:value-type="float">
            <text:p>-2.237697882267510E-01</text:p>
          </table:table-cell>
          <table:table-cell table:formula="of:=&quot;  &quot;&amp;TEXT([.B569];&quot;0.00000000000000000E+00&quot;)&amp;&quot;,&quot;" office:value-type="string" office:string-value="  -2.23769788226751000E-01," calcext:value-type="string">
            <text:p><text:s text:c="2"/>-2.23769788226751000E-01,</text:p>
          </table:table-cell>
        </table:table-row>
        <table:table-row table:style-name="ro1">
          <table:table-cell office:value-type="float" office:value="-455" calcext:value-type="float">
            <text:p>-455</text:p>
          </table:table-cell>
          <table:table-cell office:value-type="float" office:value="-0.216001184852153" calcext:value-type="float">
            <text:p>-2.160011848521530E-01</text:p>
          </table:table-cell>
          <table:table-cell table:formula="of:=&quot;  &quot;&amp;TEXT([.B570];&quot;0.00000000000000000E+00&quot;)&amp;&quot;,&quot;" office:value-type="string" office:string-value="  -2.16001184852153000E-01," calcext:value-type="string">
            <text:p><text:s text:c="2"/>-2.16001184852153000E-01,</text:p>
          </table:table-cell>
        </table:table-row>
        <table:table-row table:style-name="ro1">
          <table:table-cell office:value-type="float" office:value="-454" calcext:value-type="float">
            <text:p>-454</text:p>
          </table:table-cell>
          <table:table-cell office:value-type="float" office:value="-0.207274633007629" calcext:value-type="float">
            <text:p>-2.072746330076290E-01</text:p>
          </table:table-cell>
          <table:table-cell table:formula="of:=&quot;  &quot;&amp;TEXT([.B571];&quot;0.00000000000000000E+00&quot;)&amp;&quot;,&quot;" office:value-type="string" office:string-value="  -2.07274633007629000E-01," calcext:value-type="string">
            <text:p><text:s text:c="2"/>-2.07274633007629000E-01,</text:p>
          </table:table-cell>
        </table:table-row>
        <table:table-row table:style-name="ro1">
          <table:table-cell office:value-type="float" office:value="-453" calcext:value-type="float">
            <text:p>-453</text:p>
          </table:table-cell>
          <table:table-cell office:value-type="float" office:value="-0.197618295595367" calcext:value-type="float">
            <text:p>-1.976182955953670E-01</text:p>
          </table:table-cell>
          <table:table-cell table:formula="of:=&quot;  &quot;&amp;TEXT([.B572];&quot;0.00000000000000000E+00&quot;)&amp;&quot;,&quot;" office:value-type="string" office:string-value="  -1.97618295595367000E-01," calcext:value-type="string">
            <text:p><text:s text:c="2"/>-1.97618295595367000E-01,</text:p>
          </table:table-cell>
        </table:table-row>
        <table:table-row table:style-name="ro1">
          <table:table-cell office:value-type="float" office:value="-452" calcext:value-type="float">
            <text:p>-452</text:p>
          </table:table-cell>
          <table:table-cell office:value-type="float" office:value="-0.187064429564592" calcext:value-type="float">
            <text:p>-1.870644295645920E-01</text:p>
          </table:table-cell>
          <table:table-cell table:formula="of:=&quot;  &quot;&amp;TEXT([.B573];&quot;0.00000000000000000E+00&quot;)&amp;&quot;,&quot;" office:value-type="string" office:string-value="  -1.87064429564592000E-01," calcext:value-type="string">
            <text:p><text:s text:c="2"/>-1.87064429564592000E-01,</text:p>
          </table:table-cell>
        </table:table-row>
        <table:table-row table:style-name="ro1">
          <table:table-cell office:value-type="float" office:value="-451" calcext:value-type="float">
            <text:p>-451</text:p>
          </table:table-cell>
          <table:table-cell office:value-type="float" office:value="-0.175649262400594" calcext:value-type="float">
            <text:p>-1.756492624005940E-01</text:p>
          </table:table-cell>
          <table:table-cell table:formula="of:=&quot;  &quot;&amp;TEXT([.B574];&quot;0.00000000000000000E+00&quot;)&amp;&quot;,&quot;" office:value-type="string" office:string-value="  -1.75649262400594000E-01," calcext:value-type="string">
            <text:p><text:s text:c="2"/>-1.75649262400594000E-01,</text:p>
          </table:table-cell>
        </table:table-row>
        <table:table-row table:style-name="ro1">
          <table:table-cell office:value-type="float" office:value="-450" calcext:value-type="float">
            <text:p>-450</text:p>
          </table:table-cell>
          <table:table-cell office:value-type="float" office:value="-0.163412899244759" calcext:value-type="float">
            <text:p>-1.634128992447590E-01</text:p>
          </table:table-cell>
          <table:table-cell table:formula="of:=&quot;  &quot;&amp;TEXT([.B575];&quot;0.00000000000000000E+00&quot;)&amp;&quot;,&quot;" office:value-type="string" office:string-value="  -1.63412899244759000E-01," calcext:value-type="string">
            <text:p><text:s text:c="2"/>-1.63412899244759000E-01,</text:p>
          </table:table-cell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-0.150399168419496" calcext:value-type="float">
            <text:p>-1.503991684194960E-01</text:p>
          </table:table-cell>
          <table:table-cell table:formula="of:=&quot;  &quot;&amp;TEXT([.B576];&quot;0.00000000000000000E+00&quot;)&amp;&quot;,&quot;" office:value-type="string" office:string-value="  -1.50399168419496000E-01," calcext:value-type="string">
            <text:p><text:s text:c="2"/>-1.50399168419496000E-01,</text:p>
          </table:table-cell>
        </table:table-row>
        <table:table-row table:style-name="ro1">
          <table:table-cell office:value-type="float" office:value="-448" calcext:value-type="float">
            <text:p>-448</text:p>
          </table:table-cell>
          <table:table-cell office:value-type="float" office:value="-0.136655491268455" calcext:value-type="float">
            <text:p>-1.366554912684550E-01</text:p>
          </table:table-cell>
          <table:table-cell table:formula="of:=&quot;  &quot;&amp;TEXT([.B577];&quot;0.00000000000000000E+00&quot;)&amp;&quot;,&quot;" office:value-type="string" office:string-value="  -1.36655491268455000E-01," calcext:value-type="string">
            <text:p><text:s text:c="2"/>-1.36655491268455000E-01,</text:p>
          </table:table-cell>
        </table:table-row>
        <table:table-row table:style-name="ro1">
          <table:table-cell office:value-type="float" office:value="-447" calcext:value-type="float">
            <text:p>-447</text:p>
          </table:table-cell>
          <table:table-cell office:value-type="float" office:value="-0.122232694866235" calcext:value-type="float">
            <text:p>-1.222326948662350E-01</text:p>
          </table:table-cell>
          <table:table-cell table:formula="of:=&quot;  &quot;&amp;TEXT([.B578];&quot;0.00000000000000000E+00&quot;)&amp;&quot;,&quot;" office:value-type="string" office:string-value="  -1.22232694866235000E-01," calcext:value-type="string">
            <text:p><text:s text:c="2"/>-1.22232694866235000E-01,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-0.107184853276251" calcext:value-type="float">
            <text:p>-1.071848532762510E-01</text:p>
          </table:table-cell>
          <table:table-cell table:formula="of:=&quot;  &quot;&amp;TEXT([.B579];&quot;0.00000000000000000E+00&quot;)&amp;&quot;,&quot;" office:value-type="string" office:string-value="  -1.07184853276251000E-01," calcext:value-type="string">
            <text:p><text:s text:c="2"/>-1.07184853276251000E-01,</text:p>
          </table:table-cell>
        </table:table-row>
        <table:table-row table:style-name="ro1">
          <table:table-cell office:value-type="float" office:value="-445" calcext:value-type="float">
            <text:p>-445</text:p>
          </table:table-cell>
          <table:table-cell office:value-type="float" office:value="-0.0915690644730722" calcext:value-type="float">
            <text:p>-9.156906447307220E-02</text:p>
          </table:table-cell>
          <table:table-cell table:formula="of:=&quot;  &quot;&amp;TEXT([.B580];&quot;0.00000000000000000E+00&quot;)&amp;&quot;,&quot;" office:value-type="string" office:string-value="  -9.15690644730722000E-02," calcext:value-type="string">
            <text:p><text:s text:c="2"/>-9.15690644730722000E-02,</text:p>
          </table:table-cell>
        </table:table-row>
        <table:table-row table:style-name="ro1">
          <table:table-cell office:value-type="float" office:value="-444" calcext:value-type="float">
            <text:p>-444</text:p>
          </table:table-cell>
          <table:table-cell office:value-type="float" office:value="-0.0754452655818722" calcext:value-type="float">
            <text:p>-7.544526558187220E-02</text:p>
          </table:table-cell>
          <table:table-cell table:formula="of:=&quot;  &quot;&amp;TEXT([.B581];&quot;0.00000000000000000E+00&quot;)&amp;&quot;,&quot;" office:value-type="string" office:string-value="  -7.54452655818722000E-02," calcext:value-type="string">
            <text:p><text:s text:c="2"/>-7.54452655818722000E-02,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 office:value-type="float" office:value="-0.0588759838274327" calcext:value-type="float">
            <text:p>-5.887598382743270E-02</text:p>
          </table:table-cell>
          <table:table-cell table:formula="of:=&quot;  &quot;&amp;TEXT([.B582];&quot;0.00000000000000000E+00&quot;)&amp;&quot;,&quot;" office:value-type="string" office:string-value="  -5.88759838274327000E-02," calcext:value-type="string">
            <text:p><text:s text:c="2"/>-5.88759838274327000E-02,</text:p>
          </table:table-cell>
        </table:table-row>
        <table:table-row table:style-name="ro1">
          <table:table-cell office:value-type="float" office:value="-442" calcext:value-type="float">
            <text:p>-442</text:p>
          </table:table-cell>
          <table:table-cell office:value-type="float" office:value="-0.0419261253736103" calcext:value-type="float">
            <text:p>-4.192612537361030E-02</text:p>
          </table:table-cell>
          <table:table-cell table:formula="of:=&quot;  &quot;&amp;TEXT([.B583];&quot;0.00000000000000000E+00&quot;)&amp;&quot;,&quot;" office:value-type="string" office:string-value="  -4.19261253736103000E-02," calcext:value-type="string">
            <text:p><text:s text:c="2"/>-4.19261253736103000E-02,</text:p>
          </table:table-cell>
        </table:table-row>
        <table:table-row table:style-name="ro1">
          <table:table-cell office:value-type="float" office:value="-441" calcext:value-type="float">
            <text:p>-441</text:p>
          </table:table-cell>
          <table:table-cell office:value-type="float" office:value="-0.0246626981141031" calcext:value-type="float">
            <text:p>-2.466269811410310E-02</text:p>
          </table:table-cell>
          <table:table-cell table:formula="of:=&quot;  &quot;&amp;TEXT([.B584];&quot;0.00000000000000000E+00&quot;)&amp;&quot;,&quot;" office:value-type="string" office:string-value="  -2.46626981141031000E-02," calcext:value-type="string">
            <text:p><text:s text:c="2"/>-2.46626981141031000E-02,</text:p>
          </table:table-cell>
        </table:table-row>
        <table:table-row table:style-name="ro1">
          <table:table-cell office:value-type="float" office:value="-440" calcext:value-type="float">
            <text:p>-440</text:p>
          </table:table-cell>
          <table:table-cell office:value-type="float" office:value="-0.00715458439292196" calcext:value-type="float">
            <text:p>-7.154584392921960E-03</text:p>
          </table:table-cell>
          <table:table-cell table:formula="of:=&quot;  &quot;&amp;TEXT([.B585];&quot;0.00000000000000000E+00&quot;)&amp;&quot;,&quot;" office:value-type="string" office:string-value="  -7.15458439292196000E-03," calcext:value-type="string">
            <text:p><text:s text:c="2"/>-7.15458439292196000E-03,</text:p>
          </table:table-cell>
        </table:table-row>
        <table:table-row table:style-name="ro1">
          <table:table-cell office:value-type="float" office:value="-439" calcext:value-type="float">
            <text:p>-439</text:p>
          </table:table-cell>
          <table:table-cell office:value-type="float" office:value="0.010527766222148" calcext:value-type="float">
            <text:p>1.052776622214800E-02</text:p>
          </table:table-cell>
          <table:table-cell table:formula="of:=&quot;  &quot;&amp;TEXT([.B586];&quot;0.00000000000000000E+00&quot;)&amp;&quot;,&quot;" office:value-type="string" office:string-value="  1.05277662221480000E-02," calcext:value-type="string">
            <text:p><text:s text:c="2"/>1.05277662221480000E-02,</text:p>
          </table:table-cell>
        </table:table-row>
        <table:table-row table:style-name="ro1">
          <table:table-cell office:value-type="float" office:value="-438" calcext:value-type="float">
            <text:p>-438</text:p>
          </table:table-cell>
          <table:table-cell office:value-type="float" office:value="0.0283125754481971" calcext:value-type="float">
            <text:p>2.831257544819710E-02</text:p>
          </table:table-cell>
          <table:table-cell table:formula="of:=&quot;  &quot;&amp;TEXT([.B587];&quot;0.00000000000000000E+00&quot;)&amp;&quot;,&quot;" office:value-type="string" office:string-value="  2.83125754481971000E-02," calcext:value-type="string">
            <text:p><text:s text:c="2"/>2.83125754481971000E-02,</text:p>
          </table:table-cell>
        </table:table-row>
        <table:table-row table:style-name="ro1">
          <table:table-cell office:value-type="float" office:value="-437" calcext:value-type="float">
            <text:p>-437</text:p>
          </table:table-cell>
          <table:table-cell office:value-type="float" office:value="0.0461270652875698" calcext:value-type="float">
            <text:p>4.612706528756980E-02</text:p>
          </table:table-cell>
          <table:table-cell table:formula="of:=&quot;  &quot;&amp;TEXT([.B588];&quot;0.00000000000000000E+00&quot;)&amp;&quot;,&quot;" office:value-type="string" office:string-value="  4.61270652875698000E-02," calcext:value-type="string">
            <text:p><text:s text:c="2"/>4.61270652875698000E-02,</text:p>
          </table:table-cell>
        </table:table-row>
        <table:table-row table:style-name="ro1">
          <table:table-cell office:value-type="float" office:value="-436" calcext:value-type="float">
            <text:p>-436</text:p>
          </table:table-cell>
          <table:table-cell office:value-type="float" office:value="0.0638977015178376" calcext:value-type="float">
            <text:p>6.389770151783760E-02</text:p>
          </table:table-cell>
          <table:table-cell table:formula="of:=&quot;  &quot;&amp;TEXT([.B589];&quot;0.00000000000000000E+00&quot;)&amp;&quot;,&quot;" office:value-type="string" office:string-value="  6.38977015178376000E-02," calcext:value-type="string">
            <text:p><text:s text:c="2"/>6.38977015178376000E-02,</text:p>
          </table:table-cell>
        </table:table-row>
        <table:table-row table:style-name="ro1">
          <table:table-cell office:value-type="float" office:value="-435" calcext:value-type="float">
            <text:p>-435</text:p>
          </table:table-cell>
          <table:table-cell office:value-type="float" office:value="0.0815505458506868" calcext:value-type="float">
            <text:p>8.155054585068680E-02</text:p>
          </table:table-cell>
          <table:table-cell table:formula="of:=&quot;  &quot;&amp;TEXT([.B590];&quot;0.00000000000000000E+00&quot;)&amp;&quot;,&quot;" office:value-type="string" office:string-value="  8.15505458506868000E-02," calcext:value-type="string">
            <text:p><text:s text:c="2"/>8.15505458506868000E-02,</text:p>
          </table:table-cell>
        </table:table-row>
        <table:table-row table:style-name="ro1">
          <table:table-cell office:value-type="float" office:value="-434" calcext:value-type="float">
            <text:p>-434</text:p>
          </table:table-cell>
          <table:table-cell office:value-type="float" office:value="0.099011502698394" calcext:value-type="float">
            <text:p>9.901150269839400E-02</text:p>
          </table:table-cell>
          <table:table-cell table:formula="of:=&quot;  &quot;&amp;TEXT([.B591];&quot;0.00000000000000000E+00&quot;)&amp;&quot;,&quot;" office:value-type="string" office:string-value="  9.90115026983940000E-02," calcext:value-type="string">
            <text:p><text:s text:c="2"/>9.90115026983940000E-02,</text:p>
          </table:table-cell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0.116206675370337" calcext:value-type="float">
            <text:p>1.162066753703370E-01</text:p>
          </table:table-cell>
          <table:table-cell table:formula="of:=&quot;  &quot;&amp;TEXT([.B592];&quot;0.00000000000000000E+00&quot;)&amp;&quot;,&quot;" office:value-type="string" office:string-value="  1.16206675370337000E-01," calcext:value-type="string">
            <text:p><text:s text:c="2"/>1.16206675370337000E-01,</text:p>
          </table:table-cell>
        </table:table-row>
        <table:table-row table:style-name="ro1">
          <table:table-cell office:value-type="float" office:value="-432" calcext:value-type="float">
            <text:p>-432</text:p>
          </table:table-cell>
          <table:table-cell office:value-type="float" office:value="0.133062637346561" calcext:value-type="float">
            <text:p>1.330626373465610E-01</text:p>
          </table:table-cell>
          <table:table-cell table:formula="of:=&quot;  &quot;&amp;TEXT([.B593];&quot;0.00000000000000000E+00&quot;)&amp;&quot;,&quot;" office:value-type="string" office:string-value="  1.33062637346561000E-01," calcext:value-type="string">
            <text:p><text:s text:c="2"/>1.33062637346561000E-01,</text:p>
          </table:table-cell>
        </table:table-row>
        <table:table-row table:style-name="ro1">
          <table:table-cell office:value-type="float" office:value="-431" calcext:value-type="float">
            <text:p>-431</text:p>
          </table:table-cell>
          <table:table-cell office:value-type="float" office:value="0.149506761343175" calcext:value-type="float">
            <text:p>1.495067613431750E-01</text:p>
          </table:table-cell>
          <table:table-cell table:formula="of:=&quot;  &quot;&amp;TEXT([.B594];&quot;0.00000000000000000E+00&quot;)&amp;&quot;,&quot;" office:value-type="string" office:string-value="  1.49506761343175000E-01," calcext:value-type="string">
            <text:p><text:s text:c="2"/>1.49506761343175000E-01,</text:p>
          </table:table-cell>
        </table:table-row>
        <table:table-row table:style-name="ro1">
          <table:table-cell office:value-type="float" office:value="-430" calcext:value-type="float">
            <text:p>-430</text:p>
          </table:table-cell>
          <table:table-cell office:value-type="float" office:value="0.165467518762506" calcext:value-type="float">
            <text:p>1.654675187625060E-01</text:p>
          </table:table-cell>
          <table:table-cell table:formula="of:=&quot;  &quot;&amp;TEXT([.B595];&quot;0.00000000000000000E+00&quot;)&amp;&quot;,&quot;" office:value-type="string" office:string-value="  1.65467518762506000E-01," calcext:value-type="string">
            <text:p><text:s text:c="2"/>1.65467518762506000E-01,</text:p>
          </table:table-cell>
        </table:table-row>
        <table:table-row table:style-name="ro1">
          <table:table-cell office:value-type="float" office:value="-429" calcext:value-type="float">
            <text:p>-429</text:p>
          </table:table-cell>
          <table:table-cell office:value-type="float" office:value="0.180874781018554" calcext:value-type="float">
            <text:p>1.808747810185540E-01</text:p>
          </table:table-cell>
          <table:table-cell table:formula="of:=&quot;  &quot;&amp;TEXT([.B596];&quot;0.00000000000000000E+00&quot;)&amp;&quot;,&quot;" office:value-type="string" office:string-value="  1.80874781018554000E-01," calcext:value-type="string">
            <text:p><text:s text:c="2"/>1.80874781018554000E-01,</text:p>
          </table:table-cell>
        </table:table-row>
        <table:table-row table:style-name="ro1">
          <table:table-cell office:value-type="float" office:value="-428" calcext:value-type="float">
            <text:p>-428</text:p>
          </table:table-cell>
          <table:table-cell office:value-type="float" office:value="0.195660127688895" calcext:value-type="float">
            <text:p>1.956601276888950E-01</text:p>
          </table:table-cell>
          <table:table-cell table:formula="of:=&quot;  &quot;&amp;TEXT([.B597];&quot;0.00000000000000000E+00&quot;)&amp;&quot;,&quot;" office:value-type="string" office:string-value="  1.95660127688895000E-01," calcext:value-type="string">
            <text:p><text:s text:c="2"/>1.95660127688895000E-01,</text:p>
          </table:table-cell>
        </table:table-row>
        <table:table-row table:style-name="ro1">
          <table:table-cell office:value-type="float" office:value="-427" calcext:value-type="float">
            <text:p>-427</text:p>
          </table:table-cell>
          <table:table-cell office:value-type="float" office:value="0.20975714318242" calcext:value-type="float">
            <text:p>2.097571431824200E-01</text:p>
          </table:table-cell>
          <table:table-cell table:formula="of:=&quot;  &quot;&amp;TEXT([.B598];&quot;0.00000000000000000E+00&quot;)&amp;&quot;,&quot;" office:value-type="string" office:string-value="  2.09757143182420000E-01," calcext:value-type="string">
            <text:p><text:s text:c="2"/>2.09757143182420000E-01,</text:p>
          </table:table-cell>
        </table:table-row>
        <table:table-row table:style-name="ro1">
          <table:table-cell office:value-type="float" office:value="-426" calcext:value-type="float">
            <text:p>-426</text:p>
          </table:table-cell>
          <table:table-cell office:value-type="float" office:value="0.223101700491945" calcext:value-type="float">
            <text:p>2.231017004919450E-01</text:p>
          </table:table-cell>
          <table:table-cell table:formula="of:=&quot;  &quot;&amp;TEXT([.B599];&quot;0.00000000000000000E+00&quot;)&amp;&quot;,&quot;" office:value-type="string" office:string-value="  2.23101700491945000E-01," calcext:value-type="string">
            <text:p><text:s text:c="2"/>2.23101700491945000E-01,</text:p>
          </table:table-cell>
        </table:table-row>
        <table:table-row table:style-name="ro1">
          <table:table-cell office:value-type="float" office:value="-425" calcext:value-type="float">
            <text:p>-425</text:p>
          </table:table-cell>
          <table:table-cell office:value-type="float" office:value="0.235632267778657" calcext:value-type="float">
            <text:p>2.356322677786570E-01</text:p>
          </table:table-cell>
          <table:table-cell table:formula="of:=&quot;  &quot;&amp;TEXT([.B600];&quot;0.00000000000000000E+00&quot;)&amp;&quot;,&quot;" office:value-type="string" office:string-value="  2.35632267778657000E-01," calcext:value-type="string">
            <text:p><text:s text:c="2"/>2.35632267778657000E-01,</text:p>
          </table:table-cell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0.247290153085748" calcext:value-type="float">
            <text:p>2.472901530857480E-01</text:p>
          </table:table-cell>
          <table:table-cell table:formula="of:=&quot;  &quot;&amp;TEXT([.B601];&quot;0.00000000000000000E+00&quot;)&amp;&quot;,&quot;" office:value-type="string" office:string-value="  2.47290153085748000E-01," calcext:value-type="string">
            <text:p><text:s text:c="2"/>2.47290153085748000E-01,</text:p>
          </table:table-cell>
        </table:table-row>
        <table:table-row table:style-name="ro1">
          <table:table-cell office:value-type="float" office:value="-423" calcext:value-type="float">
            <text:p>-423</text:p>
          </table:table-cell>
          <table:table-cell office:value-type="float" office:value="0.258019802636991" calcext:value-type="float">
            <text:p>2.580198026369910E-01</text:p>
          </table:table-cell>
          <table:table-cell table:formula="of:=&quot;  &quot;&amp;TEXT([.B602];&quot;0.00000000000000000E+00&quot;)&amp;&quot;,&quot;" office:value-type="string" office:string-value="  2.58019802636991000E-01," calcext:value-type="string">
            <text:p><text:s text:c="2"/>2.58019802636991000E-01,</text:p>
          </table:table-cell>
        </table:table-row>
        <table:table-row table:style-name="ro1">
          <table:table-cell office:value-type="float" office:value="-422" calcext:value-type="float">
            <text:p>-422</text:p>
          </table:table-cell>
          <table:table-cell office:value-type="float" office:value="0.267769030794904" calcext:value-type="float">
            <text:p>2.677690307949040E-01</text:p>
          </table:table-cell>
          <table:table-cell table:formula="of:=&quot;  &quot;&amp;TEXT([.B603];&quot;0.00000000000000000E+00&quot;)&amp;&quot;,&quot;" office:value-type="string" office:string-value="  2.67769030794904000E-01," calcext:value-type="string">
            <text:p><text:s text:c="2"/>2.67769030794904000E-01,</text:p>
          </table:table-cell>
        </table:table-row>
        <table:table-row table:style-name="ro1">
          <table:table-cell office:value-type="float" office:value="-421" calcext:value-type="float">
            <text:p>-421</text:p>
          </table:table-cell>
          <table:table-cell office:value-type="float" office:value="0.276489278825682" calcext:value-type="float">
            <text:p>2.764892788256820E-01</text:p>
          </table:table-cell>
          <table:table-cell table:formula="of:=&quot;  &quot;&amp;TEXT([.B604];&quot;0.00000000000000000E+00&quot;)&amp;&quot;,&quot;" office:value-type="string" office:string-value="  2.76489278825682000E-01," calcext:value-type="string">
            <text:p><text:s text:c="2"/>2.76489278825682000E-01,</text:p>
          </table:table-cell>
        </table:table-row>
        <table:table-row table:style-name="ro1">
          <table:table-cell office:value-type="float" office:value="-420" calcext:value-type="float">
            <text:p>-420</text:p>
          </table:table-cell>
          <table:table-cell office:value-type="float" office:value="0.284135843596679" calcext:value-type="float">
            <text:p>2.841358435966790E-01</text:p>
          </table:table-cell>
          <table:table-cell table:formula="of:=&quot;  &quot;&amp;TEXT([.B605];&quot;0.00000000000000000E+00&quot;)&amp;&quot;,&quot;" office:value-type="string" office:string-value="  2.84135843596679000E-01," calcext:value-type="string">
            <text:p><text:s text:c="2"/>2.84135843596679000E-01,</text:p>
          </table:table-cell>
        </table:table-row>
        <table:table-row table:style-name="ro1">
          <table:table-cell office:value-type="float" office:value="-419" calcext:value-type="float">
            <text:p>-419</text:p>
          </table:table-cell>
          <table:table-cell office:value-type="float" office:value="0.290668097961546" calcext:value-type="float">
            <text:p>2.906680979615460E-01</text:p>
          </table:table-cell>
          <table:table-cell table:formula="of:=&quot;  &quot;&amp;TEXT([.B606];&quot;0.00000000000000000E+00&quot;)&amp;&quot;,&quot;" office:value-type="string" office:string-value="  2.90668097961546000E-01," calcext:value-type="string">
            <text:p><text:s text:c="2"/>2.90668097961546000E-01,</text:p>
          </table:table-cell>
        </table:table-row>
        <table:table-row table:style-name="ro1">
          <table:table-cell office:value-type="float" office:value="-418" calcext:value-type="float">
            <text:p>-418</text:p>
          </table:table-cell>
          <table:table-cell office:value-type="float" office:value="0.296049680851435" calcext:value-type="float">
            <text:p>2.960496808514350E-01</text:p>
          </table:table-cell>
          <table:table-cell table:formula="of:=&quot;  &quot;&amp;TEXT([.B607];&quot;0.00000000000000000E+00&quot;)&amp;&quot;,&quot;" office:value-type="string" office:string-value="  2.96049680851435000E-01," calcext:value-type="string">
            <text:p><text:s text:c="2"/>2.96049680851435000E-01,</text:p>
          </table:table-cell>
        </table:table-row>
        <table:table-row table:style-name="ro1">
          <table:table-cell office:value-type="float" office:value="-417" calcext:value-type="float">
            <text:p>-417</text:p>
          </table:table-cell>
          <table:table-cell office:value-type="float" office:value="0.300248706448552" calcext:value-type="float">
            <text:p>3.002487064485520E-01</text:p>
          </table:table-cell>
          <table:table-cell table:formula="of:=&quot;  &quot;&amp;TEXT([.B608];&quot;0.00000000000000000E+00&quot;)&amp;&quot;,&quot;" office:value-type="string" office:string-value="  3.00248706448552000E-01," calcext:value-type="string">
            <text:p><text:s text:c="2"/>3.00248706448552000E-01,</text:p>
          </table:table-cell>
        </table:table-row>
        <table:table-row table:style-name="ro1">
          <table:table-cell office:value-type="float" office:value="-416" calcext:value-type="float">
            <text:p>-416</text:p>
          </table:table-cell>
          <table:table-cell office:value-type="float" office:value="0.303237904007401" calcext:value-type="float">
            <text:p>3.032379040074010E-01</text:p>
          </table:table-cell>
          <table:table-cell table:formula="of:=&quot;  &quot;&amp;TEXT([.B609];&quot;0.00000000000000000E+00&quot;)&amp;&quot;,&quot;" office:value-type="string" office:string-value="  3.03237904007401000E-01," calcext:value-type="string">
            <text:p><text:s text:c="2"/>3.03237904007401000E-01,</text:p>
          </table:table-cell>
        </table:table-row>
        <table:table-row table:style-name="ro1">
          <table:table-cell office:value-type="float" office:value="-415" calcext:value-type="float">
            <text:p>-415</text:p>
          </table:table-cell>
          <table:table-cell office:value-type="float" office:value="0.304994793940612" calcext:value-type="float">
            <text:p>3.049947939406120E-01</text:p>
          </table:table-cell>
          <table:table-cell table:formula="of:=&quot;  &quot;&amp;TEXT([.B610];&quot;0.00000000000000000E+00&quot;)&amp;&quot;,&quot;" office:value-type="string" office:string-value="  3.04994793940612000E-01," calcext:value-type="string">
            <text:p><text:s text:c="2"/>3.04994793940612000E-01,</text:p>
          </table:table-cell>
        </table:table-row>
        <table:table-row table:style-name="ro1">
          <table:table-cell office:value-type="float" office:value="-414" calcext:value-type="float">
            <text:p>-414</text:p>
          </table:table-cell>
          <table:table-cell office:value-type="float" office:value="0.305501807460183" calcext:value-type="float">
            <text:p>3.055018074601830E-01</text:p>
          </table:table-cell>
          <table:table-cell table:formula="of:=&quot;  &quot;&amp;TEXT([.B611];&quot;0.00000000000000000E+00&quot;)&amp;&quot;,&quot;" office:value-type="string" office:string-value="  3.05501807460183000E-01," calcext:value-type="string">
            <text:p><text:s text:c="2"/>3.05501807460183000E-01,</text:p>
          </table:table-cell>
        </table:table-row>
        <table:table-row table:style-name="ro1">
          <table:table-cell office:value-type="float" office:value="-413" calcext:value-type="float">
            <text:p>-413</text:p>
          </table:table-cell>
          <table:table-cell office:value-type="float" office:value="0.304746409977694" calcext:value-type="float">
            <text:p>3.047464099776940E-01</text:p>
          </table:table-cell>
          <table:table-cell table:formula="of:=&quot;  &quot;&amp;TEXT([.B612];&quot;0.00000000000000000E+00&quot;)&amp;&quot;,&quot;" office:value-type="string" office:string-value="  3.04746409977694000E-01," calcext:value-type="string">
            <text:p><text:s text:c="2"/>3.04746409977694000E-01,</text:p>
          </table:table-cell>
        </table:table-row>
        <table:table-row table:style-name="ro1">
          <table:table-cell office:value-type="float" office:value="-412" calcext:value-type="float">
            <text:p>-412</text:p>
          </table:table-cell>
          <table:table-cell office:value-type="float" office:value="0.302721183708817" calcext:value-type="float">
            <text:p>3.027211837088170E-01</text:p>
          </table:table-cell>
          <table:table-cell table:formula="of:=&quot;  &quot;&amp;TEXT([.B613];&quot;0.00000000000000000E+00&quot;)&amp;&quot;,&quot;" office:value-type="string" office:string-value="  3.02721183708817000E-01," calcext:value-type="string">
            <text:p><text:s text:c="2"/>3.02721183708817000E-01,</text:p>
          </table:table-cell>
        </table:table-row>
        <table:table-row table:style-name="ro1">
          <table:table-cell office:value-type="float" office:value="-411" calcext:value-type="float">
            <text:p>-411</text:p>
          </table:table-cell>
          <table:table-cell office:value-type="float" office:value="0.299423919168194" calcext:value-type="float">
            <text:p>2.994239191681940E-01</text:p>
          </table:table-cell>
          <table:table-cell table:formula="of:=&quot;  &quot;&amp;TEXT([.B614];&quot;0.00000000000000000E+00&quot;)&amp;&quot;,&quot;" office:value-type="string" office:string-value="  2.99423919168194000E-01," calcext:value-type="string">
            <text:p><text:s text:c="2"/>2.99423919168194000E-01,</text:p>
          </table:table-cell>
        </table:table-row>
        <table:table-row table:style-name="ro1">
          <table:table-cell office:value-type="float" office:value="-410" calcext:value-type="float">
            <text:p>-410</text:p>
          </table:table-cell>
          <table:table-cell office:value-type="float" office:value="0.294857644034116" calcext:value-type="float">
            <text:p>2.948576440341160E-01</text:p>
          </table:table-cell>
          <table:table-cell table:formula="of:=&quot;  &quot;&amp;TEXT([.B615];&quot;0.00000000000000000E+00&quot;)&amp;&quot;,&quot;" office:value-type="string" office:string-value="  2.94857644034116000E-01," calcext:value-type="string">
            <text:p><text:s text:c="2"/>2.94857644034116000E-01,</text:p>
          </table:table-cell>
        </table:table-row>
        <table:table-row table:style-name="ro1">
          <table:table-cell office:value-type="float" office:value="-409" calcext:value-type="float">
            <text:p>-409</text:p>
          </table:table-cell>
          <table:table-cell office:value-type="float" office:value="0.289030673718504" calcext:value-type="float">
            <text:p>2.890306737185040E-01</text:p>
          </table:table-cell>
          <table:table-cell table:formula="of:=&quot;  &quot;&amp;TEXT([.B616];&quot;0.00000000000000000E+00&quot;)&amp;&quot;,&quot;" office:value-type="string" office:string-value="  2.89030673718504000E-01," calcext:value-type="string">
            <text:p><text:s text:c="2"/>2.89030673718504000E-01,</text:p>
          </table:table-cell>
        </table:table-row>
        <table:table-row table:style-name="ro1">
          <table:table-cell office:value-type="float" office:value="-408" calcext:value-type="float">
            <text:p>-408</text:p>
          </table:table-cell>
          <table:table-cell office:value-type="float" office:value="0.281956610468457" calcext:value-type="float">
            <text:p>2.819566104684570E-01</text:p>
          </table:table-cell>
          <table:table-cell table:formula="of:=&quot;  &quot;&amp;TEXT([.B617];&quot;0.00000000000000000E+00&quot;)&amp;&quot;,&quot;" office:value-type="string" office:string-value="  2.81956610468457000E-01," calcext:value-type="string">
            <text:p><text:s text:c="2"/>2.81956610468457000E-01,</text:p>
          </table:table-cell>
        </table:table-row>
        <table:table-row table:style-name="ro1">
          <table:table-cell office:value-type="float" office:value="-407" calcext:value-type="float">
            <text:p>-407</text:p>
          </table:table-cell>
          <table:table-cell office:value-type="float" office:value="0.273654343409563" calcext:value-type="float">
            <text:p>2.736543434095630E-01</text:p>
          </table:table-cell>
          <table:table-cell table:formula="of:=&quot;  &quot;&amp;TEXT([.B618];&quot;0.00000000000000000E+00&quot;)&amp;&quot;,&quot;" office:value-type="string" office:string-value="  2.73654343409563000E-01," calcext:value-type="string">
            <text:p><text:s text:c="2"/>2.73654343409563000E-01,</text:p>
          </table:table-cell>
        </table:table-row>
        <table:table-row table:style-name="ro1">
          <table:table-cell office:value-type="float" office:value="-406" calcext:value-type="float">
            <text:p>-406</text:p>
          </table:table-cell>
          <table:table-cell office:value-type="float" office:value="0.264147996098417" calcext:value-type="float">
            <text:p>2.641479960984170E-01</text:p>
          </table:table-cell>
          <table:table-cell table:formula="of:=&quot;  &quot;&amp;TEXT([.B619];&quot;0.00000000000000000E+00&quot;)&amp;&quot;,&quot;" office:value-type="string" office:string-value="  2.64147996098417000E-01," calcext:value-type="string">
            <text:p><text:s text:c="2"/>2.64147996098417000E-01,</text:p>
          </table:table-cell>
        </table:table-row>
        <table:table-row table:style-name="ro1">
          <table:table-cell office:value-type="float" office:value="-405" calcext:value-type="float">
            <text:p>-405</text:p>
          </table:table-cell>
          <table:table-cell office:value-type="float" office:value="0.253466897496674" calcext:value-type="float">
            <text:p>2.534668974966740E-01</text:p>
          </table:table-cell>
          <table:table-cell table:formula="of:=&quot;  &quot;&amp;TEXT([.B620];&quot;0.00000000000000000E+00&quot;)&amp;&quot;,&quot;" office:value-type="string" office:string-value="  2.53466897496674000E-01," calcext:value-type="string">
            <text:p><text:s text:c="2"/>2.53466897496674000E-01,</text:p>
          </table:table-cell>
        </table:table-row>
        <table:table-row table:style-name="ro1">
          <table:table-cell office:value-type="float" office:value="-404" calcext:value-type="float">
            <text:p>-404</text:p>
          </table:table-cell>
          <table:table-cell office:value-type="float" office:value="0.24164547584666" calcext:value-type="float">
            <text:p>2.416454758466600E-01</text:p>
          </table:table-cell>
          <table:table-cell table:formula="of:=&quot;  &quot;&amp;TEXT([.B621];&quot;0.00000000000000000E+00&quot;)&amp;&quot;,&quot;" office:value-type="string" office:string-value="  2.41645475846660000E-01," calcext:value-type="string">
            <text:p><text:s text:c="2"/>2.41645475846660000E-01,</text:p>
          </table:table-cell>
        </table:table-row>
        <table:table-row table:style-name="ro1">
          <table:table-cell office:value-type="float" office:value="-403" calcext:value-type="float">
            <text:p>-403</text:p>
          </table:table-cell>
          <table:table-cell office:value-type="float" office:value="0.228723174763959" calcext:value-type="float">
            <text:p>2.287231747639590E-01</text:p>
          </table:table-cell>
          <table:table-cell table:formula="of:=&quot;  &quot;&amp;TEXT([.B622];&quot;0.00000000000000000E+00&quot;)&amp;&quot;,&quot;" office:value-type="string" office:string-value="  2.28723174763959000E-01," calcext:value-type="string">
            <text:p><text:s text:c="2"/>2.28723174763959000E-01,</text:p>
          </table:table-cell>
        </table:table-row>
        <table:table-row table:style-name="ro1">
          <table:table-cell office:value-type="float" office:value="-402" calcext:value-type="float">
            <text:p>-402</text:p>
          </table:table-cell>
          <table:table-cell office:value-type="float" office:value="0.214744327715294" calcext:value-type="float">
            <text:p>2.147443277152940E-01</text:p>
          </table:table-cell>
          <table:table-cell table:formula="of:=&quot;  &quot;&amp;TEXT([.B623];&quot;0.00000000000000000E+00&quot;)&amp;&quot;,&quot;" office:value-type="string" office:string-value="  2.14744327715294000E-01," calcext:value-type="string">
            <text:p><text:s text:c="2"/>2.14744327715294000E-01,</text:p>
          </table:table-cell>
        </table:table-row>
        <table:table-row table:style-name="ro1">
          <table:table-cell office:value-type="float" office:value="-401" calcext:value-type="float">
            <text:p>-401</text:p>
          </table:table-cell>
          <table:table-cell office:value-type="float" office:value="0.199758023853158" calcext:value-type="float">
            <text:p>1.997580238531580E-01</text:p>
          </table:table-cell>
          <table:table-cell table:formula="of:=&quot;  &quot;&amp;TEXT([.B624];&quot;0.00000000000000000E+00&quot;)&amp;&quot;,&quot;" office:value-type="string" office:string-value="  1.99758023853158000E-01," calcext:value-type="string">
            <text:p><text:s text:c="2"/>1.99758023853158000E-01,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0.18381792822575" calcext:value-type="float">
            <text:p>1.838179282257500E-01</text:p>
          </table:table-cell>
          <table:table-cell table:formula="of:=&quot;  &quot;&amp;TEXT([.B625];&quot;0.00000000000000000E+00&quot;)&amp;&quot;,&quot;" office:value-type="string" office:string-value="  1.83817928225750000E-01," calcext:value-type="string">
            <text:p><text:s text:c="2"/>1.83817928225750000E-01,</text:p>
          </table:table-cell>
        </table:table-row>
        <table:table-row table:style-name="ro1">
          <table:table-cell office:value-type="float" office:value="-399" calcext:value-type="float">
            <text:p>-399</text:p>
          </table:table-cell>
          <table:table-cell office:value-type="float" office:value="0.166982119901163" calcext:value-type="float">
            <text:p>1.669821199011630E-01</text:p>
          </table:table-cell>
          <table:table-cell table:formula="of:=&quot;  &quot;&amp;TEXT([.B626];&quot;0.00000000000000000E+00&quot;)&amp;&quot;,&quot;" office:value-type="string" office:string-value="  1.66982119901163000E-01," calcext:value-type="string">
            <text:p><text:s text:c="2"/>1.66982119901163000E-01,</text:p>
          </table:table-cell>
        </table:table-row>
        <table:table-row table:style-name="ro1">
          <table:table-cell office:value-type="float" office:value="-398" calcext:value-type="float">
            <text:p>-398</text:p>
          </table:table-cell>
          <table:table-cell office:value-type="float" office:value="0.149312866953554" calcext:value-type="float">
            <text:p>1.493128669535540E-01</text:p>
          </table:table-cell>
          <table:table-cell table:formula="of:=&quot;  &quot;&amp;TEXT([.B627];&quot;0.00000000000000000E+00&quot;)&amp;&quot;,&quot;" office:value-type="string" office:string-value="  1.49312866953554000E-01," calcext:value-type="string">
            <text:p><text:s text:c="2"/>1.49312866953554000E-01,</text:p>
          </table:table-cell>
        </table:table-row>
        <table:table-row table:style-name="ro1">
          <table:table-cell office:value-type="float" office:value="-397" calcext:value-type="float">
            <text:p>-397</text:p>
          </table:table-cell>
          <table:table-cell office:value-type="float" office:value="0.130876420676974" calcext:value-type="float">
            <text:p>1.308764206769740E-01</text:p>
          </table:table-cell>
          <table:table-cell table:formula="of:=&quot;  &quot;&amp;TEXT([.B628];&quot;0.00000000000000000E+00&quot;)&amp;&quot;,&quot;" office:value-type="string" office:string-value="  1.30876420676974000E-01," calcext:value-type="string">
            <text:p><text:s text:c="2"/>1.30876420676974000E-01,</text:p>
          </table:table-cell>
        </table:table-row>
        <table:table-row table:style-name="ro1">
          <table:table-cell office:value-type="float" office:value="-396" calcext:value-type="float">
            <text:p>-396</text:p>
          </table:table-cell>
          <table:table-cell office:value-type="float" office:value="0.111742756494948" calcext:value-type="float">
            <text:p>1.117427564949480E-01</text:p>
          </table:table-cell>
          <table:table-cell table:formula="of:=&quot;  &quot;&amp;TEXT([.B629];&quot;0.00000000000000000E+00&quot;)&amp;&quot;,&quot;" office:value-type="string" office:string-value="  1.11742756494948000E-01," calcext:value-type="string">
            <text:p><text:s text:c="2"/>1.11742756494948000E-01,</text:p>
          </table:table-cell>
        </table:table-row>
        <table:table-row table:style-name="ro1">
          <table:table-cell office:value-type="float" office:value="-395" calcext:value-type="float">
            <text:p>-395</text:p>
          </table:table-cell>
          <table:table-cell office:value-type="float" office:value="0.091985345246751" calcext:value-type="float">
            <text:p>9.198534524675100E-02</text:p>
          </table:table-cell>
          <table:table-cell table:formula="of:=&quot;  &quot;&amp;TEXT([.B630];&quot;0.00000000000000000E+00&quot;)&amp;&quot;,&quot;" office:value-type="string" office:string-value="  9.19853452467510000E-02," calcext:value-type="string">
            <text:p><text:s text:c="2"/>9.19853452467510000E-02,</text:p>
          </table:table-cell>
        </table:table-row>
        <table:table-row table:style-name="ro1">
          <table:table-cell office:value-type="float" office:value="-394" calcext:value-type="float">
            <text:p>-394</text:p>
          </table:table-cell>
          <table:table-cell office:value-type="float" office:value="0.0716808470670383" calcext:value-type="float">
            <text:p>7.168084706703830E-02</text:p>
          </table:table-cell>
          <table:table-cell table:formula="of:=&quot;  &quot;&amp;TEXT([.B631];&quot;0.00000000000000000E+00&quot;)&amp;&quot;,&quot;" office:value-type="string" office:string-value="  7.16808470670383000E-02," calcext:value-type="string">
            <text:p><text:s text:c="2"/>7.16808470670383000E-02,</text:p>
          </table:table-cell>
        </table:table-row>
        <table:table-row table:style-name="ro1">
          <table:table-cell office:value-type="float" office:value="-393" calcext:value-type="float">
            <text:p>-393</text:p>
          </table:table-cell>
          <table:table-cell office:value-type="float" office:value="0.0509088432275309" calcext:value-type="float">
            <text:p>5.090884322753090E-02</text:p>
          </table:table-cell>
          <table:table-cell table:formula="of:=&quot;  &quot;&amp;TEXT([.B632];&quot;0.00000000000000000E+00&quot;)&amp;&quot;,&quot;" office:value-type="string" office:string-value="  5.09088432275309000E-02," calcext:value-type="string">
            <text:p><text:s text:c="2"/>5.09088432275309000E-02,</text:p>
          </table:table-cell>
        </table:table-row>
        <table:table-row table:style-name="ro1">
          <table:table-cell office:value-type="float" office:value="-392" calcext:value-type="float">
            <text:p>-392</text:p>
          </table:table-cell>
          <table:table-cell office:value-type="float" office:value="0.0297515162564241" calcext:value-type="float">
            <text:p>2.975151625642410E-02</text:p>
          </table:table-cell>
          <table:table-cell table:formula="of:=&quot;  &quot;&amp;TEXT([.B633];&quot;0.00000000000000000E+00&quot;)&amp;&quot;,&quot;" office:value-type="string" office:string-value="  2.97515162564241000E-02," calcext:value-type="string">
            <text:p><text:s text:c="2"/>2.97515162564241000E-02,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  <table:table-cell office:value-type="float" office:value="0.00829334402687315" calcext:value-type="float">
            <text:p>8.293344026873150E-03</text:p>
          </table:table-cell>
          <table:table-cell table:formula="of:=&quot;  &quot;&amp;TEXT([.B634];&quot;0.00000000000000000E+00&quot;)&amp;&quot;,&quot;" office:value-type="string" office:string-value="  8.29334402687315000E-03," calcext:value-type="string">
            <text:p><text:s text:c="2"/>8.29334402687315000E-03,</text:p>
          </table:table-cell>
        </table:table-row>
        <table:table-row table:style-name="ro1">
          <table:table-cell office:value-type="float" office:value="-390" calcext:value-type="float">
            <text:p>-390</text:p>
          </table:table-cell>
          <table:table-cell office:value-type="float" office:value="-0.0133792452451451" calcext:value-type="float">
            <text:p>-1.337924524514510E-02</text:p>
          </table:table-cell>
          <table:table-cell table:formula="of:=&quot;  &quot;&amp;TEXT([.B635];&quot;0.00000000000000000E+00&quot;)&amp;&quot;,&quot;" office:value-type="string" office:string-value="  -1.33792452451451000E-02," calcext:value-type="string">
            <text:p><text:s text:c="2"/>-1.33792452451451000E-02,</text:p>
          </table:table-cell>
        </table:table-row>
        <table:table-row table:style-name="ro1">
          <table:table-cell office:value-type="float" office:value="-389" calcext:value-type="float">
            <text:p>-389</text:p>
          </table:table-cell>
          <table:table-cell office:value-type="float" office:value="-0.0351781957391977" calcext:value-type="float">
            <text:p>-3.517819573919770E-02</text:p>
          </table:table-cell>
          <table:table-cell table:formula="of:=&quot;  &quot;&amp;TEXT([.B636];&quot;0.00000000000000000E+00&quot;)&amp;&quot;,&quot;" office:value-type="string" office:string-value="  -3.51781957391977000E-02," calcext:value-type="string">
            <text:p><text:s text:c="2"/>-3.51781957391977000E-02,</text:p>
          </table:table-cell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-0.0570141856489606" calcext:value-type="float">
            <text:p>-5.701418564896060E-02</text:p>
          </table:table-cell>
          <table:table-cell table:formula="of:=&quot;  &quot;&amp;TEXT([.B637];&quot;0.00000000000000000E+00&quot;)&amp;&quot;,&quot;" office:value-type="string" office:string-value="  -5.70141856489606000E-02," calcext:value-type="string">
            <text:p><text:s text:c="2"/>-5.70141856489606000E-02,</text:p>
          </table:table-cell>
        </table:table-row>
        <table:table-row table:style-name="ro1">
          <table:table-cell office:value-type="float" office:value="-387" calcext:value-type="float">
            <text:p>-387</text:p>
          </table:table-cell>
          <table:table-cell office:value-type="float" office:value="-0.0787969825825715" calcext:value-type="float">
            <text:p>-7.879698258257150E-02</text:p>
          </table:table-cell>
          <table:table-cell table:formula="of:=&quot;  &quot;&amp;TEXT([.B638];&quot;0.00000000000000000E+00&quot;)&amp;&quot;,&quot;" office:value-type="string" office:string-value="  -7.87969825825715000E-02," calcext:value-type="string">
            <text:p><text:s text:c="2"/>-7.87969825825715000E-02,</text:p>
          </table:table-cell>
        </table:table-row>
        <table:table-row table:style-name="ro1">
          <table:table-cell office:value-type="float" office:value="-386" calcext:value-type="float">
            <text:p>-386</text:p>
          </table:table-cell>
          <table:table-cell office:value-type="float" office:value="-0.100435819524043" calcext:value-type="float">
            <text:p>-1.004358195240430E-01</text:p>
          </table:table-cell>
          <table:table-cell table:formula="of:=&quot;  &quot;&amp;TEXT([.B639];&quot;0.00000000000000000E+00&quot;)&amp;&quot;,&quot;" office:value-type="string" office:string-value="  -1.00435819524043000E-01," calcext:value-type="string">
            <text:p><text:s text:c="2"/>-1.00435819524043000E-01,</text:p>
          </table:table-cell>
        </table:table-row>
        <table:table-row table:style-name="ro1">
          <table:table-cell office:value-type="float" office:value="-385" calcext:value-type="float">
            <text:p>-385</text:p>
          </table:table-cell>
          <table:table-cell office:value-type="float" office:value="-0.121839750717263" calcext:value-type="float">
            <text:p>-1.218397507172630E-01</text:p>
          </table:table-cell>
          <table:table-cell table:formula="of:=&quot;  &quot;&amp;TEXT([.B640];&quot;0.00000000000000000E+00&quot;)&amp;&quot;,&quot;" office:value-type="string" office:string-value="  -1.21839750717263000E-01," calcext:value-type="string">
            <text:p><text:s text:c="2"/>-1.21839750717263000E-01,</text:p>
          </table:table-cell>
        </table:table-row>
        <table:table-row table:style-name="ro1">
          <table:table-cell office:value-type="float" office:value="-384" calcext:value-type="float">
            <text:p>-384</text:p>
          </table:table-cell>
          <table:table-cell office:value-type="float" office:value="-0.142918037654832" calcext:value-type="float">
            <text:p>-1.429180376548320E-01</text:p>
          </table:table-cell>
          <table:table-cell table:formula="of:=&quot;  &quot;&amp;TEXT([.B641];&quot;0.00000000000000000E+00&quot;)&amp;&quot;,&quot;" office:value-type="string" office:string-value="  -1.42918037654832000E-01," calcext:value-type="string">
            <text:p><text:s text:c="2"/>-1.42918037654832000E-01,</text:p>
          </table:table-cell>
        </table:table-row>
        <table:table-row table:style-name="ro1">
          <table:table-cell office:value-type="float" office:value="-383" calcext:value-type="float">
            <text:p>-383</text:p>
          </table:table-cell>
          <table:table-cell office:value-type="float" office:value="-0.163580517731043" calcext:value-type="float">
            <text:p>-1.635805177310430E-01</text:p>
          </table:table-cell>
          <table:table-cell table:formula="of:=&quot;  &quot;&amp;TEXT([.B642];&quot;0.00000000000000000E+00&quot;)&amp;&quot;,&quot;" office:value-type="string" office:string-value="  -1.63580517731043000E-01," calcext:value-type="string">
            <text:p><text:s text:c="2"/>-1.63580517731043000E-01,</text:p>
          </table:table-cell>
        </table:table-row>
        <table:table-row table:style-name="ro1">
          <table:table-cell office:value-type="float" office:value="-382" calcext:value-type="float">
            <text:p>-382</text:p>
          </table:table-cell>
          <table:table-cell office:value-type="float" office:value="-0.183737990279829" calcext:value-type="float">
            <text:p>-1.837379902798290E-01</text:p>
          </table:table-cell>
          <table:table-cell table:formula="of:=&quot;  &quot;&amp;TEXT([.B643];&quot;0.00000000000000000E+00&quot;)&amp;&quot;,&quot;" office:value-type="string" office:string-value="  -1.83737990279829000E-01," calcext:value-type="string">
            <text:p><text:s text:c="2"/>-1.83737990279829000E-01,</text:p>
          </table:table-cell>
        </table:table-row>
        <table:table-row table:style-name="ro1">
          <table:table-cell office:value-type="float" office:value="-381" calcext:value-type="float">
            <text:p>-381</text:p>
          </table:table-cell>
          <table:table-cell office:value-type="float" office:value="-0.203302583918475" calcext:value-type="float">
            <text:p>-2.033025839184750E-01</text:p>
          </table:table-cell>
          <table:table-cell table:formula="of:=&quot;  &quot;&amp;TEXT([.B644];&quot;0.00000000000000000E+00&quot;)&amp;&quot;,&quot;" office:value-type="string" office:string-value="  -2.03302583918475000E-01," calcext:value-type="string">
            <text:p><text:s text:c="2"/>-2.03302583918475000E-01,</text:p>
          </table:table-cell>
        </table:table-row>
        <table:table-row table:style-name="ro1">
          <table:table-cell office:value-type="float" office:value="-380" calcext:value-type="float">
            <text:p>-380</text:p>
          </table:table-cell>
          <table:table-cell office:value-type="float" office:value="-0.222188146611373" calcext:value-type="float">
            <text:p>-2.221881466113730E-01</text:p>
          </table:table-cell>
          <table:table-cell table:formula="of:=&quot;  &quot;&amp;TEXT([.B645];&quot;0.00000000000000000E+00&quot;)&amp;&quot;,&quot;" office:value-type="string" office:string-value="  -2.22188146611373000E-01," calcext:value-type="string">
            <text:p><text:s text:c="2"/>-2.22188146611373000E-01,</text:p>
          </table:table-cell>
        </table:table-row>
        <table:table-row table:style-name="ro1">
          <table:table-cell office:value-type="float" office:value="-379" calcext:value-type="float">
            <text:p>-379</text:p>
          </table:table-cell>
          <table:table-cell office:value-type="float" office:value="-0.240310604173182" calcext:value-type="float">
            <text:p>-2.403106041731820E-01</text:p>
          </table:table-cell>
          <table:table-cell table:formula="of:=&quot;  &quot;&amp;TEXT([.B646];&quot;0.00000000000000000E+00&quot;)&amp;&quot;,&quot;" office:value-type="string" office:string-value="  -2.40310604173182000E-01," calcext:value-type="string">
            <text:p><text:s text:c="2"/>-2.40310604173182000E-01,</text:p>
          </table:table-cell>
        </table:table-row>
        <table:table-row table:style-name="ro1">
          <table:table-cell office:value-type="float" office:value="-378" calcext:value-type="float">
            <text:p>-378</text:p>
          </table:table-cell>
          <table:table-cell office:value-type="float" office:value="-0.257588331705963" calcext:value-type="float">
            <text:p>-2.575883317059630E-01</text:p>
          </table:table-cell>
          <table:table-cell table:formula="of:=&quot;  &quot;&amp;TEXT([.B647];&quot;0.00000000000000000E+00&quot;)&amp;&quot;,&quot;" office:value-type="string" office:string-value="  -2.57588331705963000E-01," calcext:value-type="string">
            <text:p><text:s text:c="2"/>-2.57588331705963000E-01,</text:p>
          </table:table-cell>
        </table:table-row>
        <table:table-row table:style-name="ro1">
          <table:table-cell office:value-type="float" office:value="-377" calcext:value-type="float">
            <text:p>-377</text:p>
          </table:table-cell>
          <table:table-cell office:value-type="float" office:value="-0.273942500150736" calcext:value-type="float">
            <text:p>-2.739425001507360E-01</text:p>
          </table:table-cell>
          <table:table-cell table:formula="of:=&quot;  &quot;&amp;TEXT([.B648];&quot;0.00000000000000000E+00&quot;)&amp;&quot;,&quot;" office:value-type="string" office:string-value="  -2.73942500150736000E-01," calcext:value-type="string">
            <text:p><text:s text:c="2"/>-2.73942500150736000E-01,</text:p>
          </table:table-cell>
        </table:table-row>
        <table:table-row table:style-name="ro1">
          <table:table-cell office:value-type="float" office:value="-376" calcext:value-type="float">
            <text:p>-376</text:p>
          </table:table-cell>
          <table:table-cell office:value-type="float" office:value="-0.289297445630069" calcext:value-type="float">
            <text:p>-2.892974456300690E-01</text:p>
          </table:table-cell>
          <table:table-cell table:formula="of:=&quot;  &quot;&amp;TEXT([.B649];&quot;0.00000000000000000E+00&quot;)&amp;&quot;,&quot;" office:value-type="string" office:string-value="  -2.89297445630069000E-01," calcext:value-type="string">
            <text:p><text:s text:c="2"/>-2.89297445630069000E-01,</text:p>
          </table:table-cell>
        </table:table-row>
        <table:table-row table:style-name="ro1">
          <table:table-cell office:value-type="float" office:value="-375" calcext:value-type="float">
            <text:p>-375</text:p>
          </table:table-cell>
          <table:table-cell office:value-type="float" office:value="-0.303580996787772" calcext:value-type="float">
            <text:p>-3.035809967877720E-01</text:p>
          </table:table-cell>
          <table:table-cell table:formula="of:=&quot;  &quot;&amp;TEXT([.B650];&quot;0.00000000000000000E+00&quot;)&amp;&quot;,&quot;" office:value-type="string" office:string-value="  -3.03580996787772000E-01," calcext:value-type="string">
            <text:p><text:s text:c="2"/>-3.03580996787772000E-01,</text:p>
          </table:table-cell>
        </table:table-row>
        <table:table-row table:style-name="ro1">
          <table:table-cell office:value-type="float" office:value="-374" calcext:value-type="float">
            <text:p>-374</text:p>
          </table:table-cell>
          <table:table-cell office:value-type="float" office:value="-0.316724811389406" calcext:value-type="float">
            <text:p>-3.167248113894060E-01</text:p>
          </table:table-cell>
          <table:table-cell table:formula="of:=&quot;  &quot;&amp;TEXT([.B651];&quot;0.00000000000000000E+00&quot;)&amp;&quot;,&quot;" office:value-type="string" office:string-value="  -3.16724811389406000E-01," calcext:value-type="string">
            <text:p><text:s text:c="2"/>-3.16724811389406000E-01,</text:p>
          </table:table-cell>
        </table:table-row>
        <table:table-row table:style-name="ro1">
          <table:table-cell office:value-type="float" office:value="-373" calcext:value-type="float">
            <text:p>-373</text:p>
          </table:table-cell>
          <table:table-cell office:value-type="float" office:value="-0.328664678259682" calcext:value-type="float">
            <text:p>-3.286646782596820E-01</text:p>
          </table:table-cell>
          <table:table-cell table:formula="of:=&quot;  &quot;&amp;TEXT([.B652];&quot;0.00000000000000000E+00&quot;)&amp;&quot;,&quot;" office:value-type="string" office:string-value="  -3.28664678259682000E-01," calcext:value-type="string">
            <text:p><text:s text:c="2"/>-3.28664678259682000E-01,</text:p>
          </table:table-cell>
        </table:table-row>
        <table:table-row table:style-name="ro1">
          <table:table-cell office:value-type="float" office:value="-372" calcext:value-type="float">
            <text:p>-372</text:p>
          </table:table-cell>
          <table:table-cell office:value-type="float" office:value="-0.339340832242104" calcext:value-type="float">
            <text:p>-3.393408322421040E-01</text:p>
          </table:table-cell>
          <table:table-cell table:formula="of:=&quot;  &quot;&amp;TEXT([.B653];&quot;0.00000000000000000E+00&quot;)&amp;&quot;,&quot;" office:value-type="string" office:string-value="  -3.39340832242104000E-01," calcext:value-type="string">
            <text:p><text:s text:c="2"/>-3.39340832242104000E-01,</text:p>
          </table:table-cell>
        </table:table-row>
        <table:table-row table:style-name="ro1">
          <table:table-cell office:value-type="float" office:value="-371" calcext:value-type="float">
            <text:p>-371</text:p>
          </table:table-cell>
          <table:table-cell office:value-type="float" office:value="-0.348698226596976" calcext:value-type="float">
            <text:p>-3.486982265969760E-01</text:p>
          </table:table-cell>
          <table:table-cell table:formula="of:=&quot;  &quot;&amp;TEXT([.B654];&quot;0.00000000000000000E+00&quot;)&amp;&quot;,&quot;" office:value-type="string" office:string-value="  -3.48698226596976000E-01," calcext:value-type="string">
            <text:p><text:s text:c="2"/>-3.48698226596976000E-01,</text:p>
          </table:table-cell>
        </table:table-row>
        <table:table-row table:style-name="ro1">
          <table:table-cell office:value-type="float" office:value="-370" calcext:value-type="float">
            <text:p>-370</text:p>
          </table:table-cell>
          <table:table-cell office:value-type="float" office:value="-0.356686814987847" calcext:value-type="float">
            <text:p>-3.566868149878470E-01</text:p>
          </table:table-cell>
          <table:table-cell table:formula="of:=&quot;  &quot;&amp;TEXT([.B655];&quot;0.00000000000000000E+00&quot;)&amp;&quot;,&quot;" office:value-type="string" office:string-value="  -3.56686814987847000E-01," calcext:value-type="string">
            <text:p><text:s text:c="2"/>-3.56686814987847000E-01,</text:p>
          </table:table-cell>
        </table:table-row>
        <table:table-row table:style-name="ro1">
          <table:table-cell office:value-type="float" office:value="-369" calcext:value-type="float">
            <text:p>-369</text:p>
          </table:table-cell>
          <table:table-cell office:value-type="float" office:value="-0.363261789141517" calcext:value-type="float">
            <text:p>-3.632617891415170E-01</text:p>
          </table:table-cell>
          <table:table-cell table:formula="of:=&quot;  &quot;&amp;TEXT([.B656];&quot;0.00000000000000000E+00&quot;)&amp;&quot;,&quot;" office:value-type="string" office:string-value="  -3.63261789141517000E-01," calcext:value-type="string">
            <text:p><text:s text:c="2"/>-3.63261789141517000E-01,</text:p>
          </table:table-cell>
        </table:table-row>
        <table:table-row table:style-name="ro1">
          <table:table-cell office:value-type="float" office:value="-368" calcext:value-type="float">
            <text:p>-368</text:p>
          </table:table-cell>
          <table:table-cell office:value-type="float" office:value="-0.368383821231083" calcext:value-type="float">
            <text:p>-3.683838212310830E-01</text:p>
          </table:table-cell>
          <table:table-cell table:formula="of:=&quot;  &quot;&amp;TEXT([.B657];&quot;0.00000000000000000E+00&quot;)&amp;&quot;,&quot;" office:value-type="string" office:string-value="  -3.68383821231083000E-01," calcext:value-type="string">
            <text:p><text:s text:c="2"/>-3.68383821231083000E-01,</text:p>
          </table:table-cell>
        </table:table-row>
        <table:table-row table:style-name="ro1">
          <table:table-cell office:value-type="float" office:value="-367" calcext:value-type="float">
            <text:p>-367</text:p>
          </table:table-cell>
          <table:table-cell office:value-type="float" office:value="-0.37201925589498" calcext:value-type="float">
            <text:p>-3.720192558949800E-01</text:p>
          </table:table-cell>
          <table:table-cell table:formula="of:=&quot;  &quot;&amp;TEXT([.B658];&quot;0.00000000000000000E+00&quot;)&amp;&quot;,&quot;" office:value-type="string" office:string-value="  -3.72019255894980000E-01," calcext:value-type="string">
            <text:p><text:s text:c="2"/>-3.72019255894980000E-01,</text:p>
          </table:table-cell>
        </table:table-row>
        <table:table-row table:style-name="ro1">
          <table:table-cell office:value-type="float" office:value="-366" calcext:value-type="float">
            <text:p>-366</text:p>
          </table:table-cell>
          <table:table-cell office:value-type="float" office:value="-0.374140313410688" calcext:value-type="float">
            <text:p>-3.741403134106880E-01</text:p>
          </table:table-cell>
          <table:table-cell table:formula="of:=&quot;  &quot;&amp;TEXT([.B659];&quot;0.00000000000000000E+00&quot;)&amp;&quot;,&quot;" office:value-type="string" office:string-value="  -3.74140313410688000E-01," calcext:value-type="string">
            <text:p><text:s text:c="2"/>-3.74140313410688000E-01,</text:p>
          </table:table-cell>
        </table:table-row>
        <table:table-row table:style-name="ro1">
          <table:table-cell office:value-type="float" office:value="-365" calcext:value-type="float">
            <text:p>-365</text:p>
          </table:table-cell>
          <table:table-cell office:value-type="float" office:value="-0.374725244790127" calcext:value-type="float">
            <text:p>-3.747252447901270E-01</text:p>
          </table:table-cell>
          <table:table-cell table:formula="of:=&quot;  &quot;&amp;TEXT([.B660];&quot;0.00000000000000000E+00&quot;)&amp;&quot;,&quot;" office:value-type="string" office:string-value="  -3.74725244790127000E-01," calcext:value-type="string">
            <text:p><text:s text:c="2"/>-3.74725244790127000E-01,</text:p>
          </table:table-cell>
        </table:table-row>
        <table:table-row table:style-name="ro1">
          <table:table-cell office:value-type="float" office:value="-364" calcext:value-type="float">
            <text:p>-364</text:p>
          </table:table-cell>
          <table:table-cell office:value-type="float" office:value="-0.373758488028737" calcext:value-type="float">
            <text:p>-3.737584880287370E-01</text:p>
          </table:table-cell>
          <table:table-cell table:formula="of:=&quot;  &quot;&amp;TEXT([.B661];&quot;0.00000000000000000E+00&quot;)&amp;&quot;,&quot;" office:value-type="string" office:string-value="  -3.73758488028737000E-01," calcext:value-type="string">
            <text:p><text:s text:c="2"/>-3.73758488028737000E-01,</text:p>
          </table:table-cell>
        </table:table-row>
        <table:table-row table:style-name="ro1">
          <table:table-cell office:value-type="float" office:value="-363" calcext:value-type="float">
            <text:p>-363</text:p>
          </table:table-cell>
          <table:table-cell office:value-type="float" office:value="-0.371230768068211" calcext:value-type="float">
            <text:p>-3.712307680682110E-01</text:p>
          </table:table-cell>
          <table:table-cell table:formula="of:=&quot;  &quot;&amp;TEXT([.B662];&quot;0.00000000000000000E+00&quot;)&amp;&quot;,&quot;" office:value-type="string" office:string-value="  -3.71230768068211000E-01," calcext:value-type="string">
            <text:p><text:s text:c="2"/>-3.71230768068211000E-01,</text:p>
          </table:table-cell>
        </table:table-row>
        <table:table-row table:style-name="ro1">
          <table:table-cell office:value-type="float" office:value="-362" calcext:value-type="float">
            <text:p>-362</text:p>
          </table:table-cell>
          <table:table-cell office:value-type="float" office:value="-0.367139197543234" calcext:value-type="float">
            <text:p>-3.671391975432340E-01</text:p>
          </table:table-cell>
          <table:table-cell table:formula="of:=&quot;  &quot;&amp;TEXT([.B663];&quot;0.00000000000000000E+00&quot;)&amp;&quot;,&quot;" office:value-type="string" office:string-value="  -3.67139197543234000E-01," calcext:value-type="string">
            <text:p><text:s text:c="2"/>-3.67139197543234000E-01,</text:p>
          </table:table-cell>
        </table:table-row>
        <table:table-row table:style-name="ro1">
          <table:table-cell office:value-type="float" office:value="-361" calcext:value-type="float">
            <text:p>-361</text:p>
          </table:table-cell>
          <table:table-cell office:value-type="float" office:value="-0.361487335483703" calcext:value-type="float">
            <text:p>-3.614873354837030E-01</text:p>
          </table:table-cell>
          <table:table-cell table:formula="of:=&quot;  &quot;&amp;TEXT([.B664];&quot;0.00000000000000000E+00&quot;)&amp;&quot;,&quot;" office:value-type="string" office:string-value="  -3.61487335483703000E-01," calcext:value-type="string">
            <text:p><text:s text:c="2"/>-3.61487335483703000E-01,</text:p>
          </table:table-cell>
        </table:table-row>
        <table:table-row table:style-name="ro1">
          <table:table-cell office:value-type="float" office:value="-360" calcext:value-type="float">
            <text:p>-360</text:p>
          </table:table-cell>
          <table:table-cell office:value-type="float" office:value="-0.354285245709852" calcext:value-type="float">
            <text:p>-3.542852457098520E-01</text:p>
          </table:table-cell>
          <table:table-cell table:formula="of:=&quot;  &quot;&amp;TEXT([.B665];&quot;0.00000000000000000E+00&quot;)&amp;&quot;,&quot;" office:value-type="string" office:string-value="  -3.54285245709852000E-01," calcext:value-type="string">
            <text:p><text:s text:c="2"/>-3.54285245709852000E-01,</text:p>
          </table:table-cell>
        </table:table-row>
        <table:table-row table:style-name="ro1">
          <table:table-cell office:value-type="float" office:value="-359" calcext:value-type="float">
            <text:p>-359</text:p>
          </table:table-cell>
          <table:table-cell office:value-type="float" office:value="-0.34554949564817" calcext:value-type="float">
            <text:p>-3.455494956481700E-01</text:p>
          </table:table-cell>
          <table:table-cell table:formula="of:=&quot;  &quot;&amp;TEXT([.B666];&quot;0.00000000000000000E+00&quot;)&amp;&quot;,&quot;" office:value-type="string" office:string-value="  -3.45549495648170000E-01," calcext:value-type="string">
            <text:p><text:s text:c="2"/>-3.45549495648170000E-01,</text:p>
          </table:table-cell>
        </table:table-row>
        <table:table-row table:style-name="ro1">
          <table:table-cell office:value-type="float" office:value="-358" calcext:value-type="float">
            <text:p>-358</text:p>
          </table:table-cell>
          <table:table-cell office:value-type="float" office:value="-0.335303151552928" calcext:value-type="float">
            <text:p>-3.353031515529280E-01</text:p>
          </table:table-cell>
          <table:table-cell table:formula="of:=&quot;  &quot;&amp;TEXT([.B667];&quot;0.00000000000000000E+00&quot;)&amp;&quot;,&quot;" office:value-type="string" office:string-value="  -3.35303151552928000E-01," calcext:value-type="string">
            <text:p><text:s text:c="2"/>-3.35303151552928000E-01,</text:p>
          </table:table-cell>
        </table:table-row>
        <table:table-row table:style-name="ro1">
          <table:table-cell office:value-type="float" office:value="-357" calcext:value-type="float">
            <text:p>-357</text:p>
          </table:table-cell>
          <table:table-cell office:value-type="float" office:value="-0.323575725454084" calcext:value-type="float">
            <text:p>-3.235757254540840E-01</text:p>
          </table:table-cell>
          <table:table-cell table:formula="of:=&quot;  &quot;&amp;TEXT([.B668];&quot;0.00000000000000000E+00&quot;)&amp;&quot;,&quot;" office:value-type="string" office:string-value="  -3.23575725454084000E-01," calcext:value-type="string">
            <text:p><text:s text:c="2"/>-3.23575725454084000E-01,</text:p>
          </table:table-cell>
        </table:table-row>
        <table:table-row table:style-name="ro1">
          <table:table-cell office:value-type="float" office:value="-356" calcext:value-type="float">
            <text:p>-356</text:p>
          </table:table-cell>
          <table:table-cell office:value-type="float" office:value="-0.310403126468077" calcext:value-type="float">
            <text:p>-3.104031264680770E-01</text:p>
          </table:table-cell>
          <table:table-cell table:formula="of:=&quot;  &quot;&amp;TEXT([.B669];&quot;0.00000000000000000E+00&quot;)&amp;&quot;,&quot;" office:value-type="string" office:string-value="  -3.10403126468077000E-01," calcext:value-type="string">
            <text:p><text:s text:c="2"/>-3.10403126468077000E-01,</text:p>
          </table:table-cell>
        </table:table-row>
        <table:table-row table:style-name="ro1">
          <table:table-cell office:value-type="float" office:value="-355" calcext:value-type="float">
            <text:p>-355</text:p>
          </table:table-cell>
          <table:table-cell office:value-type="float" office:value="-0.295827554918038" calcext:value-type="float">
            <text:p>-2.958275549180380E-01</text:p>
          </table:table-cell>
          <table:table-cell table:formula="of:=&quot;  &quot;&amp;TEXT([.B670];&quot;0.00000000000000000E+00&quot;)&amp;&quot;,&quot;" office:value-type="string" office:string-value="  -2.95827554918038000E-01," calcext:value-type="string">
            <text:p><text:s text:c="2"/>-2.95827554918038000E-01,</text:p>
          </table:table-cell>
        </table:table-row>
        <table:table-row table:style-name="ro1">
          <table:table-cell office:value-type="float" office:value="-354" calcext:value-type="float">
            <text:p>-354</text:p>
          </table:table-cell>
          <table:table-cell office:value-type="float" office:value="-0.279897394788091" calcext:value-type="float">
            <text:p>-2.798973947880910E-01</text:p>
          </table:table-cell>
          <table:table-cell table:formula="of:=&quot;  &quot;&amp;TEXT([.B671];&quot;0.00000000000000000E+00&quot;)&amp;&quot;,&quot;" office:value-type="string" office:string-value="  -2.79897394788091000E-01," calcext:value-type="string">
            <text:p><text:s text:c="2"/>-2.79897394788091000E-01,</text:p>
          </table:table-cell>
        </table:table-row>
        <table:table-row table:style-name="ro1">
          <table:table-cell office:value-type="float" office:value="-353" calcext:value-type="float">
            <text:p>-353</text:p>
          </table:table-cell>
          <table:table-cell office:value-type="float" office:value="-0.262667050497771" calcext:value-type="float">
            <text:p>-2.626670504977710E-01</text:p>
          </table:table-cell>
          <table:table-cell table:formula="of:=&quot;  &quot;&amp;TEXT([.B672];&quot;0.00000000000000000E+00&quot;)&amp;&quot;,&quot;" office:value-type="string" office:string-value="  -2.62667050497771000E-01," calcext:value-type="string">
            <text:p><text:s text:c="2"/>-2.62667050497771000E-01,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-0.24419678512242" calcext:value-type="float">
            <text:p>-2.441967851224200E-01</text:p>
          </table:table-cell>
          <table:table-cell table:formula="of:=&quot;  &quot;&amp;TEXT([.B673];&quot;0.00000000000000000E+00&quot;)&amp;&quot;,&quot;" office:value-type="string" office:string-value="  -2.44196785122420000E-01," calcext:value-type="string">
            <text:p><text:s text:c="2"/>-2.44196785122420000E-01,</text:p>
          </table:table-cell>
        </table:table-row>
        <table:table-row table:style-name="ro1">
          <table:table-cell office:value-type="float" office:value="-351" calcext:value-type="float">
            <text:p>-351</text:p>
          </table:table-cell>
          <table:table-cell office:value-type="float" office:value="-0.224552512832791" calcext:value-type="float">
            <text:p>-2.245525128327910E-01</text:p>
          </table:table-cell>
          <table:table-cell table:formula="of:=&quot;  &quot;&amp;TEXT([.B674];&quot;0.00000000000000000E+00&quot;)&amp;&quot;,&quot;" office:value-type="string" office:string-value="  -2.24552512832791000E-01," calcext:value-type="string">
            <text:p><text:s text:c="2"/>-2.24552512832791000E-01,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-0.203805590663674" calcext:value-type="float">
            <text:p>-2.038055906636740E-01</text:p>
          </table:table-cell>
          <table:table-cell table:formula="of:=&quot;  &quot;&amp;TEXT([.B675];&quot;0.00000000000000000E+00&quot;)&amp;&quot;,&quot;" office:value-type="string" office:string-value="  -2.03805590663674000E-01," calcext:value-type="string">
            <text:p><text:s text:c="2"/>-2.03805590663674000E-01,</text:p>
          </table:table-cell>
        </table:table-row>
        <table:table-row table:style-name="ro1">
          <table:table-cell office:value-type="float" office:value="-349" calcext:value-type="float">
            <text:p>-349</text:p>
          </table:table-cell>
          <table:table-cell office:value-type="float" office:value="-0.182032555660801" calcext:value-type="float">
            <text:p>-1.820325556608010E-01</text:p>
          </table:table-cell>
          <table:table-cell table:formula="of:=&quot;  &quot;&amp;TEXT([.B676];&quot;0.00000000000000000E+00&quot;)&amp;&quot;,&quot;" office:value-type="string" office:string-value="  -1.82032555660801000E-01," calcext:value-type="string">
            <text:p><text:s text:c="2"/>-1.82032555660801000E-01,</text:p>
          </table:table-cell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-0.159314861704615" calcext:value-type="float">
            <text:p>-1.593148617046150E-01</text:p>
          </table:table-cell>
          <table:table-cell table:formula="of:=&quot;  &quot;&amp;TEXT([.B677];&quot;0.00000000000000000E+00&quot;)&amp;&quot;,&quot;" office:value-type="string" office:string-value="  -1.59314861704615000E-01," calcext:value-type="string">
            <text:p><text:s text:c="2"/>-1.59314861704615000E-01,</text:p>
          </table:table-cell>
        </table:table-row>
        <table:table-row table:style-name="ro1">
          <table:table-cell office:value-type="float" office:value="-347" calcext:value-type="float">
            <text:p>-347</text:p>
          </table:table-cell>
          <table:table-cell office:value-type="float" office:value="-0.13573857329666" calcext:value-type="float">
            <text:p>-1.357385732966600E-01</text:p>
          </table:table-cell>
          <table:table-cell table:formula="of:=&quot;  &quot;&amp;TEXT([.B678];&quot;0.00000000000000000E+00&quot;)&amp;&quot;,&quot;" office:value-type="string" office:string-value="  -1.35738573296660000E-01," calcext:value-type="string">
            <text:p><text:s text:c="2"/>-1.35738573296660000E-01,</text:p>
          </table:table-cell>
        </table:table-row>
        <table:table-row table:style-name="ro1">
          <table:table-cell office:value-type="float" office:value="-346" calcext:value-type="float">
            <text:p>-346</text:p>
          </table:table-cell>
          <table:table-cell office:value-type="float" office:value="-0.111394065400172" calcext:value-type="float">
            <text:p>-1.113940654001720E-01</text:p>
          </table:table-cell>
          <table:table-cell table:formula="of:=&quot;  &quot;&amp;TEXT([.B679];&quot;0.00000000000000000E+00&quot;)&amp;&quot;,&quot;" office:value-type="string" office:string-value="  -1.11394065400172000E-01," calcext:value-type="string">
            <text:p><text:s text:c="2"/>-1.11394065400172000E-01,</text:p>
          </table:table-cell>
        </table:table-row>
        <table:table-row table:style-name="ro1">
          <table:table-cell office:value-type="float" office:value="-345" calcext:value-type="float">
            <text:p>-345</text:p>
          </table:table-cell>
          <table:table-cell office:value-type="float" office:value="-0.0863756783930879" calcext:value-type="float">
            <text:p>-8.637567839308790E-02</text:p>
          </table:table-cell>
          <table:table-cell table:formula="of:=&quot;  &quot;&amp;TEXT([.B680];&quot;0.00000000000000000E+00&quot;)&amp;&quot;,&quot;" office:value-type="string" office:string-value="  -8.63756783930879000E-02," calcext:value-type="string">
            <text:p><text:s text:c="2"/>-8.63756783930879000E-02,</text:p>
          </table:table-cell>
        </table:table-row>
        <table:table-row table:style-name="ro1">
          <table:table-cell office:value-type="float" office:value="-344" calcext:value-type="float">
            <text:p>-344</text:p>
          </table:table-cell>
          <table:table-cell office:value-type="float" office:value="-0.060781369925658" calcext:value-type="float">
            <text:p>-6.078136992565800E-02</text:p>
          </table:table-cell>
          <table:table-cell table:formula="of:=&quot;  &quot;&amp;TEXT([.B681];&quot;0.00000000000000000E+00&quot;)&amp;&quot;,&quot;" office:value-type="string" office:string-value="  -6.07813699256580000E-02," calcext:value-type="string">
            <text:p><text:s text:c="2"/>-6.07813699256580000E-02,</text:p>
          </table:table-cell>
        </table:table-row>
        <table:table-row table:style-name="ro1">
          <table:table-cell office:value-type="float" office:value="-343" calcext:value-type="float">
            <text:p>-343</text:p>
          </table:table-cell>
          <table:table-cell office:value-type="float" office:value="-0.0347123265994975" calcext:value-type="float">
            <text:p>-3.471232659949750E-02</text:p>
          </table:table-cell>
          <table:table-cell table:formula="of:=&quot;  &quot;&amp;TEXT([.B682];&quot;0.00000000000000000E+00&quot;)&amp;&quot;,&quot;" office:value-type="string" office:string-value="  -3.47123265994975000E-02," calcext:value-type="string">
            <text:p><text:s text:c="2"/>-3.47123265994975000E-02,</text:p>
          </table:table-cell>
        </table:table-row>
        <table:table-row table:style-name="ro1">
          <table:table-cell office:value-type="float" office:value="-342" calcext:value-type="float">
            <text:p>-342</text:p>
          </table:table-cell>
          <table:table-cell office:value-type="float" office:value="-0.00827258528070248" calcext:value-type="float">
            <text:p>-8.272585280702480E-03</text:p>
          </table:table-cell>
          <table:table-cell table:formula="of:=&quot;  &quot;&amp;TEXT([.B683];&quot;0.00000000000000000E+00&quot;)&amp;&quot;,&quot;" office:value-type="string" office:string-value="  -8.27258528070248000E-03," calcext:value-type="string">
            <text:p><text:s text:c="2"/>-8.27258528070248000E-03,</text:p>
          </table:table-cell>
        </table:table-row>
        <table:table-row table:style-name="ro1">
          <table:table-cell office:value-type="float" office:value="-341" calcext:value-type="float">
            <text:p>-341</text:p>
          </table:table-cell>
          <table:table-cell office:value-type="float" office:value="0.0184313737548067" calcext:value-type="float">
            <text:p>1.843137375480670E-02</text:p>
          </table:table-cell>
          <table:table-cell table:formula="of:=&quot;  &quot;&amp;TEXT([.B684];&quot;0.00000000000000000E+00&quot;)&amp;&quot;,&quot;" office:value-type="string" office:string-value="  1.84313737548067000E-02," calcext:value-type="string">
            <text:p><text:s text:c="2"/>1.84313737548067000E-02,</text:p>
          </table:table-cell>
        </table:table-row>
        <table:table-row table:style-name="ro1">
          <table:table-cell office:value-type="float" office:value="-340" calcext:value-type="float">
            <text:p>-340</text:p>
          </table:table-cell>
          <table:table-cell office:value-type="float" office:value="0.0452910393253638" calcext:value-type="float">
            <text:p>4.529103932536380E-02</text:p>
          </table:table-cell>
          <table:table-cell table:formula="of:=&quot;  &quot;&amp;TEXT([.B685];&quot;0.00000000000000000E+00&quot;)&amp;&quot;,&quot;" office:value-type="string" office:string-value="  4.52910393253638000E-02," calcext:value-type="string">
            <text:p><text:s text:c="2"/>4.52910393253638000E-02,</text:p>
          </table:table-cell>
        </table:table-row>
        <table:table-row table:style-name="ro1">
          <table:table-cell office:value-type="float" office:value="-339" calcext:value-type="float">
            <text:p>-339</text:p>
          </table:table-cell>
          <table:table-cell office:value-type="float" office:value="0.0721963156250026" calcext:value-type="float">
            <text:p>7.219631562500260E-02</text:p>
          </table:table-cell>
          <table:table-cell table:formula="of:=&quot;  &quot;&amp;TEXT([.B686];&quot;0.00000000000000000E+00&quot;)&amp;&quot;,&quot;" office:value-type="string" office:string-value="  7.21963156250026000E-02," calcext:value-type="string">
            <text:p><text:s text:c="2"/>7.21963156250026000E-02,</text:p>
          </table:table-cell>
        </table:table-row>
        <table:table-row table:style-name="ro1">
          <table:table-cell office:value-type="float" office:value="-338" calcext:value-type="float">
            <text:p>-338</text:p>
          </table:table-cell>
          <table:table-cell office:value-type="float" office:value="0.0990359558746848" calcext:value-type="float">
            <text:p>9.903595587468480E-02</text:p>
          </table:table-cell>
          <table:table-cell table:formula="of:=&quot;  &quot;&amp;TEXT([.B687];&quot;0.00000000000000000E+00&quot;)&amp;&quot;,&quot;" office:value-type="string" office:string-value="  9.90359558746848000E-02," calcext:value-type="string">
            <text:p><text:s text:c="2"/>9.90359558746848000E-02,</text:p>
          </table:table-cell>
        </table:table-row>
        <table:table-row table:style-name="ro1">
          <table:table-cell office:value-type="float" office:value="-337" calcext:value-type="float">
            <text:p>-337</text:p>
          </table:table-cell>
          <table:table-cell office:value-type="float" office:value="0.125698010926736" calcext:value-type="float">
            <text:p>1.256980109267360E-01</text:p>
          </table:table-cell>
          <table:table-cell table:formula="of:=&quot;  &quot;&amp;TEXT([.B688];&quot;0.00000000000000000E+00&quot;)&amp;&quot;,&quot;" office:value-type="string" office:string-value="  1.25698010926736000E-01," calcext:value-type="string">
            <text:p><text:s text:c="2"/>1.25698010926736000E-01,</text:p>
          </table:table-cell>
        </table:table-row>
        <table:table-row table:style-name="ro1">
          <table:table-cell office:value-type="float" office:value="-336" calcext:value-type="float">
            <text:p>-336</text:p>
          </table:table-cell>
          <table:table-cell office:value-type="float" office:value="0.152070277842632" calcext:value-type="float">
            <text:p>1.520702778426320E-01</text:p>
          </table:table-cell>
          <table:table-cell table:formula="of:=&quot;  &quot;&amp;TEXT([.B689];&quot;0.00000000000000000E+00&quot;)&amp;&quot;,&quot;" office:value-type="string" office:string-value="  1.52070277842632000E-01," calcext:value-type="string">
            <text:p><text:s text:c="2"/>1.52070277842632000E-01,</text:p>
          </table:table-cell>
        </table:table-row>
        <table:table-row table:style-name="ro1">
          <table:table-cell office:value-type="float" office:value="-335" calcext:value-type="float">
            <text:p>-335</text:p>
          </table:table-cell>
          <table:table-cell office:value-type="float" office:value="0.178040774408721" calcext:value-type="float">
            <text:p>1.780407744087210E-01</text:p>
          </table:table-cell>
          <table:table-cell table:formula="of:=&quot;  &quot;&amp;TEXT([.B690];&quot;0.00000000000000000E+00&quot;)&amp;&quot;,&quot;" office:value-type="string" office:string-value="  1.78040774408721000E-01," calcext:value-type="string">
            <text:p><text:s text:c="2"/>1.78040774408721000E-01,</text:p>
          </table:table-cell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0.203498202159119" calcext:value-type="float">
            <text:p>2.034982021591190E-01</text:p>
          </table:table-cell>
          <table:table-cell table:formula="of:=&quot;  &quot;&amp;TEXT([.B691];&quot;0.00000000000000000E+00&quot;)&amp;&quot;,&quot;" office:value-type="string" office:string-value="  2.03498202159119000E-01," calcext:value-type="string">
            <text:p><text:s text:c="2"/>2.03498202159119000E-01,</text:p>
          </table:table-cell>
        </table:table-row>
        <table:table-row table:style-name="ro1">
          <table:table-cell office:value-type="float" office:value="-333" calcext:value-type="float">
            <text:p>-333</text:p>
          </table:table-cell>
          <table:table-cell office:value-type="float" office:value="0.228332410177657" calcext:value-type="float">
            <text:p>2.283324101776570E-01</text:p>
          </table:table-cell>
          <table:table-cell table:formula="of:=&quot;  &quot;&amp;TEXT([.B692];&quot;0.00000000000000000E+00&quot;)&amp;&quot;,&quot;" office:value-type="string" office:string-value="  2.28332410177657000E-01," calcext:value-type="string">
            <text:p><text:s text:c="2"/>2.28332410177657000E-01,</text:p>
          </table:table-cell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0.25243484867545" calcext:value-type="float">
            <text:p>2.524348486754500E-01</text:p>
          </table:table-cell>
          <table:table-cell table:formula="of:=&quot;  &quot;&amp;TEXT([.B693];&quot;0.00000000000000000E+00&quot;)&amp;&quot;,&quot;" office:value-type="string" office:string-value="  2.52434848675450000E-01," calcext:value-type="string">
            <text:p><text:s text:c="2"/>2.52434848675450000E-01,</text:p>
          </table:table-cell>
        </table:table-row>
        <table:table-row table:style-name="ro1">
          <table:table-cell office:value-type="float" office:value="-331" calcext:value-type="float">
            <text:p>-331</text:p>
          </table:table-cell>
          <table:table-cell office:value-type="float" office:value="0.275699047938128" calcext:value-type="float">
            <text:p>2.756990479381280E-01</text:p>
          </table:table-cell>
          <table:table-cell table:formula="of:=&quot;  &quot;&amp;TEXT([.B694];&quot;0.00000000000000000E+00&quot;)&amp;&quot;,&quot;" office:value-type="string" office:string-value="  2.75699047938128000E-01," calcext:value-type="string">
            <text:p><text:s text:c="2"/>2.75699047938128000E-01,</text:p>
          </table:table-cell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0.298021072875105" calcext:value-type="float">
            <text:p>2.980210728751050E-01</text:p>
          </table:table-cell>
          <table:table-cell table:formula="of:=&quot;  &quot;&amp;TEXT([.B695];&quot;0.00000000000000000E+00&quot;)&amp;&quot;,&quot;" office:value-type="string" office:string-value="  2.98021072875105000E-01," calcext:value-type="string">
            <text:p><text:s text:c="2"/>2.98021072875105000E-01,</text:p>
          </table:table-cell>
        </table:table-row>
        <table:table-row table:style-name="ro1">
          <table:table-cell office:value-type="float" office:value="-329" calcext:value-type="float">
            <text:p>-329</text:p>
          </table:table-cell>
          <table:table-cell office:value-type="float" office:value="0.319299977283344" calcext:value-type="float">
            <text:p>3.192999772833440E-01</text:p>
          </table:table-cell>
          <table:table-cell table:formula="of:=&quot;  &quot;&amp;TEXT([.B696];&quot;0.00000000000000000E+00&quot;)&amp;&quot;,&quot;" office:value-type="string" office:string-value="  3.19299977283344000E-01," calcext:value-type="string">
            <text:p><text:s text:c="2"/>3.19299977283344000E-01,</text:p>
          </table:table-cell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0.339438226649546" calcext:value-type="float">
            <text:p>3.394382266495460E-01</text:p>
          </table:table-cell>
          <table:table-cell table:formula="of:=&quot;  &quot;&amp;TEXT([.B697];&quot;0.00000000000000000E+00&quot;)&amp;&quot;,&quot;" office:value-type="string" office:string-value="  3.39438226649546000E-01," calcext:value-type="string">
            <text:p><text:s text:c="2"/>3.39438226649546000E-01,</text:p>
          </table:table-cell>
        </table:table-row>
        <table:table-row table:style-name="ro1">
          <table:table-cell office:value-type="float" office:value="-327" calcext:value-type="float">
            <text:p>-327</text:p>
          </table:table-cell>
          <table:table-cell office:value-type="float" office:value="0.35834215527098" calcext:value-type="float">
            <text:p>3.583421552709800E-01</text:p>
          </table:table-cell>
          <table:table-cell table:formula="of:=&quot;  &quot;&amp;TEXT([.B698];&quot;0.00000000000000000E+00&quot;)&amp;&quot;,&quot;" office:value-type="string" office:string-value="  3.58342155270980000E-01," calcext:value-type="string">
            <text:p><text:s text:c="2"/>3.58342155270980000E-01,</text:p>
          </table:table-cell>
        </table:table-row>
        <table:table-row table:style-name="ro1">
          <table:table-cell office:value-type="float" office:value="-326" calcext:value-type="float">
            <text:p>-326</text:p>
          </table:table-cell>
          <table:table-cell office:value-type="float" office:value="0.375922381167831" calcext:value-type="float">
            <text:p>3.759223811678310E-01</text:p>
          </table:table-cell>
          <table:table-cell table:formula="of:=&quot;  &quot;&amp;TEXT([.B699];&quot;0.00000000000000000E+00&quot;)&amp;&quot;,&quot;" office:value-type="string" office:string-value="  3.75922381167831000E-01," calcext:value-type="string">
            <text:p><text:s text:c="2"/>3.75922381167831000E-01,</text:p>
          </table:table-cell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0.392094212766509" calcext:value-type="float">
            <text:p>3.920942127665090E-01</text:p>
          </table:table-cell>
          <table:table-cell table:formula="of:=&quot;  &quot;&amp;TEXT([.B700];&quot;0.00000000000000000E+00&quot;)&amp;&quot;,&quot;" office:value-type="string" office:string-value="  3.92094212766509000E-01," calcext:value-type="string">
            <text:p><text:s text:c="2"/>3.92094212766509000E-01,</text:p>
          </table:table-cell>
        </table:table-row>
        <table:table-row table:style-name="ro1">
          <table:table-cell office:value-type="float" office:value="-324" calcext:value-type="float">
            <text:p>-324</text:p>
          </table:table-cell>
          <table:table-cell office:value-type="float" office:value="0.406778024300998" calcext:value-type="float">
            <text:p>4.067780243009980E-01</text:p>
          </table:table-cell>
          <table:table-cell table:formula="of:=&quot;  &quot;&amp;TEXT([.B701];&quot;0.00000000000000000E+00&quot;)&amp;&quot;,&quot;" office:value-type="string" office:string-value="  4.06778024300998000E-01," calcext:value-type="string">
            <text:p><text:s text:c="2"/>4.06778024300998000E-01,</text:p>
          </table:table-cell>
        </table:table-row>
        <table:table-row table:style-name="ro1">
          <table:table-cell office:value-type="float" office:value="-323" calcext:value-type="float">
            <text:p>-323</text:p>
          </table:table-cell>
          <table:table-cell office:value-type="float" office:value="0.41989965074724" calcext:value-type="float">
            <text:p>4.198996507472400E-01</text:p>
          </table:table-cell>
          <table:table-cell table:formula="of:=&quot;  &quot;&amp;TEXT([.B702];&quot;0.00000000000000000E+00&quot;)&amp;&quot;,&quot;" office:value-type="string" office:string-value="  4.19899650747240000E-01," calcext:value-type="string">
            <text:p><text:s text:c="2"/>4.19899650747240000E-01,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 office:value-type="float" office:value="0.431390742653581" calcext:value-type="float">
            <text:p>4.313907426535810E-01</text:p>
          </table:table-cell>
          <table:table-cell table:formula="of:=&quot;  &quot;&amp;TEXT([.B703];&quot;0.00000000000000000E+00&quot;)&amp;&quot;,&quot;" office:value-type="string" office:string-value="  4.31390742653581000E-01," calcext:value-type="string">
            <text:p><text:s text:c="2"/>4.31390742653581000E-01,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 office:value-type="float" office:value="0.441189088156127" calcext:value-type="float">
            <text:p>4.411890881561270E-01</text:p>
          </table:table-cell>
          <table:table-cell table:formula="of:=&quot;  &quot;&amp;TEXT([.B704];&quot;0.00000000000000000E+00&quot;)&amp;&quot;,&quot;" office:value-type="string" office:string-value="  4.41189088156127000E-01," calcext:value-type="string">
            <text:p><text:s text:c="2"/>4.41189088156127000E-01,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 office:value-type="float" office:value="0.449238913662214" calcext:value-type="float">
            <text:p>4.492389136622140E-01</text:p>
          </table:table-cell>
          <table:table-cell table:formula="of:=&quot;  &quot;&amp;TEXT([.B705];&quot;0.00000000000000000E+00&quot;)&amp;&quot;,&quot;" office:value-type="string" office:string-value="  4.49238913662214000E-01," calcext:value-type="string">
            <text:p><text:s text:c="2"/>4.49238913662214000E-01,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0.455491200302111" calcext:value-type="float">
            <text:p>4.554912003021110E-01</text:p>
          </table:table-cell>
          <table:table-cell table:formula="of:=&quot;  &quot;&amp;TEXT([.B706];&quot;0.00000000000000000E+00&quot;)&amp;&quot;,&quot;" office:value-type="string" office:string-value="  4.55491200302111000E-01," calcext:value-type="string">
            <text:p><text:s text:c="2"/>4.55491200302111000E-01,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0.459903936868573" calcext:value-type="float">
            <text:p>4.599039368685730E-01</text:p>
          </table:table-cell>
          <table:table-cell table:formula="of:=&quot;  &quot;&amp;TEXT([.B707];&quot;0.00000000000000000E+00&quot;)&amp;&quot;,&quot;" office:value-type="string" office:string-value="  4.59903936868573000E-01," calcext:value-type="string">
            <text:p><text:s text:c="2"/>4.59903936868573000E-01,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0.462442341657831" calcext:value-type="float">
            <text:p>4.624423416578310E-01</text:p>
          </table:table-cell>
          <table:table-cell table:formula="of:=&quot;  &quot;&amp;TEXT([.B708];&quot;0.00000000000000000E+00&quot;)&amp;&quot;,&quot;" office:value-type="string" office:string-value="  4.62442341657831000E-01," calcext:value-type="string">
            <text:p><text:s text:c="2"/>4.62442341657831000E-01,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0.463079069160193" calcext:value-type="float">
            <text:p>4.630790691601930E-01</text:p>
          </table:table-cell>
          <table:table-cell table:formula="of:=&quot;  &quot;&amp;TEXT([.B709];&quot;0.00000000000000000E+00&quot;)&amp;&quot;,&quot;" office:value-type="string" office:string-value="  4.63079069160193000E-01," calcext:value-type="string">
            <text:p><text:s text:c="2"/>4.63079069160193000E-01,</text:p>
          </table:table-cell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0.461794420851296" calcext:value-type="float">
            <text:p>4.617944208512960E-01</text:p>
          </table:table-cell>
          <table:table-cell table:formula="of:=&quot;  &quot;&amp;TEXT([.B710];&quot;0.00000000000000000E+00&quot;)&amp;&quot;,&quot;" office:value-type="string" office:string-value="  4.61794420851296000E-01," calcext:value-type="string">
            <text:p><text:s text:c="2"/>4.61794420851296000E-01,</text:p>
          </table:table-cell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0.458576470710465" calcext:value-type="float">
            <text:p>4.585764707104650E-01</text:p>
          </table:table-cell>
          <table:table-cell table:formula="of:=&quot;  &quot;&amp;TEXT([.B711];&quot;0.00000000000000000E+00&quot;)&amp;&quot;,&quot;" office:value-type="string" office:string-value="  4.58576470710465000E-01," calcext:value-type="string">
            <text:p><text:s text:c="2"/>4.58576470710465000E-01,</text:p>
          </table:table-cell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0.453421170052917" calcext:value-type="float">
            <text:p>4.534211700529170E-01</text:p>
          </table:table-cell>
          <table:table-cell table:formula="of:=&quot;  &quot;&amp;TEXT([.B712];&quot;0.00000000000000000E+00&quot;)&amp;&quot;,&quot;" office:value-type="string" office:string-value="  4.53421170052917000E-01," calcext:value-type="string">
            <text:p><text:s text:c="2"/>4.53421170052917000E-01,</text:p>
          </table:table-cell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0.446332460730808" calcext:value-type="float">
            <text:p>4.463324607308080E-01</text:p>
          </table:table-cell>
          <table:table-cell table:formula="of:=&quot;  &quot;&amp;TEXT([.B713];&quot;0.00000000000000000E+00&quot;)&amp;&quot;,&quot;" office:value-type="string" office:string-value="  4.46332460730808000E-01," calcext:value-type="string">
            <text:p><text:s text:c="2"/>4.46332460730808000E-01,</text:p>
          </table:table-cell>
        </table:table-row>
        <table:table-row table:style-name="ro1">
          <table:table-cell office:value-type="float" office:value="-311" calcext:value-type="float">
            <text:p>-311</text:p>
          </table:table-cell>
          <table:table-cell office:value-type="float" office:value="0.437322336985577" calcext:value-type="float">
            <text:p>4.373223369855770E-01</text:p>
          </table:table-cell>
          <table:table-cell table:formula="of:=&quot;  &quot;&amp;TEXT([.B714];&quot;0.00000000000000000E+00&quot;)&amp;&quot;,&quot;" office:value-type="string" office:string-value="  4.37322336985577000E-01," calcext:value-type="string">
            <text:p><text:s text:c="2"/>4.37322336985577000E-01,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  <table:table-cell office:value-type="float" office:value="0.42641083032321" calcext:value-type="float">
            <text:p>4.264108303232100E-01</text:p>
          </table:table-cell>
          <table:table-cell table:formula="of:=&quot;  &quot;&amp;TEXT([.B715];&quot;0.00000000000000000E+00&quot;)&amp;&quot;,&quot;" office:value-type="string" office:string-value="  4.26410830323210000E-01," calcext:value-type="string">
            <text:p><text:s text:c="2"/>4.26410830323210000E-01,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  <table:table-cell office:value-type="float" office:value="0.41362602235857" calcext:value-type="float">
            <text:p>4.136260223585700E-01</text:p>
          </table:table-cell>
          <table:table-cell table:formula="of:=&quot;  &quot;&amp;TEXT([.B716];&quot;0.00000000000000000E+00&quot;)&amp;&quot;,&quot;" office:value-type="string" office:string-value="  4.13626022358570000E-01," calcext:value-type="string">
            <text:p><text:s text:c="2"/>4.13626022358570000E-01,</text:p>
          </table:table-cell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float" office:value="0.399004022539329" calcext:value-type="float">
            <text:p>3.990040225393290E-01</text:p>
          </table:table-cell>
          <table:table-cell table:formula="of:=&quot;  &quot;&amp;TEXT([.B717];&quot;0.00000000000000000E+00&quot;)&amp;&quot;,&quot;" office:value-type="string" office:string-value="  3.99004022539329000E-01," calcext:value-type="string">
            <text:p><text:s text:c="2"/>3.99004022539329000E-01,</text:p>
          </table:table-cell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float" office:value="0.382588854682801" calcext:value-type="float">
            <text:p>3.825888546828010E-01</text:p>
          </table:table-cell>
          <table:table-cell table:formula="of:=&quot;  &quot;&amp;TEXT([.B718];&quot;0.00000000000000000E+00&quot;)&amp;&quot;,&quot;" office:value-type="string" office:string-value="  3.82588854682801000E-01," calcext:value-type="string">
            <text:p><text:s text:c="2"/>3.82588854682801000E-01,</text:p>
          </table:table-cell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float" office:value="0.364432347121732" calcext:value-type="float">
            <text:p>3.644323471217320E-01</text:p>
          </table:table-cell>
          <table:table-cell table:formula="of:=&quot;  &quot;&amp;TEXT([.B719];&quot;0.00000000000000000E+00&quot;)&amp;&quot;,&quot;" office:value-type="string" office:string-value="  3.64432347121732000E-01," calcext:value-type="string">
            <text:p><text:s text:c="2"/>3.64432347121732000E-01,</text:p>
          </table:table-cell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float" office:value="0.344594032194593" calcext:value-type="float">
            <text:p>3.445940321945930E-01</text:p>
          </table:table-cell>
          <table:table-cell table:formula="of:=&quot;  &quot;&amp;TEXT([.B720];&quot;0.00000000000000000E+00&quot;)&amp;&quot;,&quot;" office:value-type="string" office:string-value="  3.44594032194593000E-01," calcext:value-type="string">
            <text:p><text:s text:c="2"/>3.44594032194593000E-01,</text:p>
          </table:table-cell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0.323140933595339" calcext:value-type="float">
            <text:p>3.231409335953390E-01</text:p>
          </table:table-cell>
          <table:table-cell table:formula="of:=&quot;  &quot;&amp;TEXT([.B721];&quot;0.00000000000000000E+00&quot;)&amp;&quot;,&quot;" office:value-type="string" office:string-value="  3.23140933595339000E-01," calcext:value-type="string">
            <text:p><text:s text:c="2"/>3.23140933595339000E-01,</text:p>
          </table:table-cell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0.300147341142632" calcext:value-type="float">
            <text:p>3.001473411426320E-01</text:p>
          </table:table-cell>
          <table:table-cell table:formula="of:=&quot;  &quot;&amp;TEXT([.B722];&quot;0.00000000000000000E+00&quot;)&amp;&quot;,&quot;" office:value-type="string" office:string-value="  3.00147341142632000E-01," calcext:value-type="string">
            <text:p><text:s text:c="2"/>3.00147341142632000E-01,</text:p>
          </table:table-cell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0.275694632925065" calcext:value-type="float">
            <text:p>2.756946329250650E-01</text:p>
          </table:table-cell>
          <table:table-cell table:formula="of:=&quot;  &quot;&amp;TEXT([.B723];&quot;0.00000000000000000E+00&quot;)&amp;&quot;,&quot;" office:value-type="string" office:string-value="  2.75694632925065000E-01," calcext:value-type="string">
            <text:p><text:s text:c="2"/>2.75694632925065000E-01,</text:p>
          </table:table-cell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0.249870949288867" calcext:value-type="float">
            <text:p>2.498709492888670E-01</text:p>
          </table:table-cell>
          <table:table-cell table:formula="of:=&quot;  &quot;&amp;TEXT([.B724];&quot;0.00000000000000000E+00&quot;)&amp;&quot;,&quot;" office:value-type="string" office:string-value="  2.49870949288867000E-01," calcext:value-type="string">
            <text:p><text:s text:c="2"/>2.49870949288867000E-01,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0.222770889066256" calcext:value-type="float">
            <text:p>2.227708890662560E-01</text:p>
          </table:table-cell>
          <table:table-cell table:formula="of:=&quot;  &quot;&amp;TEXT([.B725];&quot;0.00000000000000000E+00&quot;)&amp;&quot;,&quot;" office:value-type="string" office:string-value="  2.22770889066256000E-01," calcext:value-type="string">
            <text:p><text:s text:c="2"/>2.22770889066256000E-01,</text:p>
          </table:table-cell>
        </table:table-row>
        <table:table-row table:style-name="ro1">
          <table:table-cell office:value-type="float" office:value="-299" calcext:value-type="float">
            <text:p>-299</text:p>
          </table:table-cell>
          <table:table-cell office:value-type="float" office:value="0.194495237247107" calcext:value-type="float">
            <text:p>1.944952372471070E-01</text:p>
          </table:table-cell>
          <table:table-cell table:formula="of:=&quot;  &quot;&amp;TEXT([.B726];&quot;0.00000000000000000E+00&quot;)&amp;&quot;,&quot;" office:value-type="string" office:string-value="  1.94495237247107000E-01," calcext:value-type="string">
            <text:p><text:s text:c="2"/>1.94495237247107000E-01,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 office:value-type="float" office:value="0.165150540622129" calcext:value-type="float">
            <text:p>1.651505406221290E-01</text:p>
          </table:table-cell>
          <table:table-cell table:formula="of:=&quot;  &quot;&amp;TEXT([.B727];&quot;0.00000000000000000E+00&quot;)&amp;&quot;,&quot;" office:value-type="string" office:string-value="  1.65150540622129000E-01," calcext:value-type="string">
            <text:p><text:s text:c="2"/>1.65150540622129000E-01,</text:p>
          </table:table-cell>
        </table:table-row>
        <table:table-row table:style-name="ro1">
          <table:table-cell office:value-type="float" office:value="-297" calcext:value-type="float">
            <text:p>-297</text:p>
          </table:table-cell>
          <table:table-cell office:value-type="float" office:value="0.134848729083391" calcext:value-type="float">
            <text:p>1.348487290833910E-01</text:p>
          </table:table-cell>
          <table:table-cell table:formula="of:=&quot;  &quot;&amp;TEXT([.B728];&quot;0.00000000000000000E+00&quot;)&amp;&quot;,&quot;" office:value-type="string" office:string-value="  1.34848729083391000E-01," calcext:value-type="string">
            <text:p><text:s text:c="2"/>1.34848729083391000E-01,</text:p>
          </table:table-cell>
        </table:table-row>
        <table:table-row table:style-name="ro1">
          <table:table-cell office:value-type="float" office:value="-296" calcext:value-type="float">
            <text:p>-296</text:p>
          </table:table-cell>
          <table:table-cell office:value-type="float" office:value="0.103706780089154" calcext:value-type="float">
            <text:p>1.037067800891540E-01</text:p>
          </table:table-cell>
          <table:table-cell table:formula="of:=&quot;  &quot;&amp;TEXT([.B729];&quot;0.00000000000000000E+00&quot;)&amp;&quot;,&quot;" office:value-type="string" office:string-value="  1.03706780089154000E-01," calcext:value-type="string">
            <text:p><text:s text:c="2"/>1.03706780089154000E-01,</text:p>
          </table:table-cell>
        </table:table-row>
        <table:table-row table:style-name="ro1">
          <table:table-cell office:value-type="float" office:value="-295" calcext:value-type="float">
            <text:p>-295</text:p>
          </table:table-cell>
          <table:table-cell office:value-type="float" office:value="0.0718461403740807" calcext:value-type="float">
            <text:p>7.184614037408070E-02</text:p>
          </table:table-cell>
          <table:table-cell table:formula="of:=&quot;  &quot;&amp;TEXT([.B730];&quot;0.00000000000000000E+00&quot;)&amp;&quot;,&quot;" office:value-type="string" office:string-value="  7.18461403740807000E-02," calcext:value-type="string">
            <text:p><text:s text:c="2"/>7.18461403740807000E-02,</text:p>
          </table:table-cell>
        </table:table-row>
        <table:table-row table:style-name="ro1">
          <table:table-cell office:value-type="float" office:value="-294" calcext:value-type="float">
            <text:p>-294</text:p>
          </table:table-cell>
          <table:table-cell office:value-type="float" office:value="0.0393924301312072" calcext:value-type="float">
            <text:p>3.939243013120720E-02</text:p>
          </table:table-cell>
          <table:table-cell table:formula="of:=&quot;  &quot;&amp;TEXT([.B731];&quot;0.00000000000000000E+00&quot;)&amp;&quot;,&quot;" office:value-type="string" office:string-value="  3.93924301312072000E-02," calcext:value-type="string">
            <text:p><text:s text:c="2"/>3.93924301312072000E-02,</text:p>
          </table:table-cell>
        </table:table-row>
        <table:table-row table:style-name="ro1">
          <table:table-cell office:value-type="float" office:value="-293" calcext:value-type="float">
            <text:p>-293</text:p>
          </table:table-cell>
          <table:table-cell office:value-type="float" office:value="0.0064748263688449" calcext:value-type="float">
            <text:p>6.474826368844900E-03</text:p>
          </table:table-cell>
          <table:table-cell table:formula="of:=&quot;  &quot;&amp;TEXT([.B732];&quot;0.00000000000000000E+00&quot;)&amp;&quot;,&quot;" office:value-type="string" office:string-value="  6.47482636884490000E-03," calcext:value-type="string">
            <text:p><text:s text:c="2"/>6.47482636884490000E-03,</text:p>
          </table:table-cell>
        </table:table-row>
        <table:table-row table:style-name="ro1">
          <table:table-cell office:value-type="float" office:value="-292" calcext:value-type="float">
            <text:p>-292</text:p>
          </table:table-cell>
          <table:table-cell office:value-type="float" office:value="-0.0267743582843848" calcext:value-type="float">
            <text:p>-2.677435828438480E-02</text:p>
          </table:table-cell>
          <table:table-cell table:formula="of:=&quot;  &quot;&amp;TEXT([.B733];&quot;0.00000000000000000E+00&quot;)&amp;&quot;,&quot;" office:value-type="string" office:string-value="  -2.67743582843848000E-02," calcext:value-type="string">
            <text:p><text:s text:c="2"/>-2.67743582843848000E-02,</text:p>
          </table:table-cell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float" office:value="-0.0602202051019111" calcext:value-type="float">
            <text:p>-6.022020510191110E-02</text:p>
          </table:table-cell>
          <table:table-cell table:formula="of:=&quot;  &quot;&amp;TEXT([.B734];&quot;0.00000000000000000E+00&quot;)&amp;&quot;,&quot;" office:value-type="string" office:string-value="  -6.02202051019111000E-02," calcext:value-type="string">
            <text:p><text:s text:c="2"/>-6.02202051019111000E-02,</text:p>
          </table:table-cell>
        </table:table-row>
        <table:table-row table:style-name="ro1">
          <table:table-cell office:value-type="float" office:value="-290" calcext:value-type="float">
            <text:p>-290</text:p>
          </table:table-cell>
          <table:table-cell office:value-type="float" office:value="-0.0937257610611427" calcext:value-type="float">
            <text:p>-9.372576106114270E-02</text:p>
          </table:table-cell>
          <table:table-cell table:formula="of:=&quot;  &quot;&amp;TEXT([.B735];&quot;0.00000000000000000E+00&quot;)&amp;&quot;,&quot;" office:value-type="string" office:string-value="  -9.37257610611427000E-02," calcext:value-type="string">
            <text:p><text:s text:c="2"/>-9.37257610611427000E-02,</text:p>
          </table:table-cell>
        </table:table-row>
        <table:table-row table:style-name="ro1">
          <table:table-cell office:value-type="float" office:value="-289" calcext:value-type="float">
            <text:p>-289</text:p>
          </table:table-cell>
          <table:table-cell office:value-type="float" office:value="-0.127152509695454" calcext:value-type="float">
            <text:p>-1.271525096954540E-01</text:p>
          </table:table-cell>
          <table:table-cell table:formula="of:=&quot;  &quot;&amp;TEXT([.B736];&quot;0.00000000000000000E+00&quot;)&amp;&quot;,&quot;" office:value-type="string" office:string-value="  -1.27152509695454000E-01," calcext:value-type="string">
            <text:p><text:s text:c="2"/>-1.27152509695454000E-01,</text:p>
          </table:table-cell>
        </table:table-row>
        <table:table-row table:style-name="ro1">
          <table:table-cell office:value-type="float" office:value="-288" calcext:value-type="float">
            <text:p>-288</text:p>
          </table:table-cell>
          <table:table-cell office:value-type="float" office:value="-0.160361018572425" calcext:value-type="float">
            <text:p>-1.603610185724250E-01</text:p>
          </table:table-cell>
          <table:table-cell table:formula="of:=&quot;  &quot;&amp;TEXT([.B737];&quot;0.00000000000000000E+00&quot;)&amp;&quot;,&quot;" office:value-type="string" office:string-value="  -1.60361018572425000E-01," calcext:value-type="string">
            <text:p><text:s text:c="2"/>-1.60361018572425000E-01,</text:p>
          </table:table-cell>
        </table:table-row>
        <table:table-row table:style-name="ro1">
          <table:table-cell office:value-type="float" office:value="-287" calcext:value-type="float">
            <text:p>-287</text:p>
          </table:table-cell>
          <table:table-cell office:value-type="float" office:value="-0.193211412611749" calcext:value-type="float">
            <text:p>-1.932114126117490E-01</text:p>
          </table:table-cell>
          <table:table-cell table:formula="of:=&quot;  &quot;&amp;TEXT([.B738];&quot;0.00000000000000000E+00&quot;)&amp;&quot;,&quot;" office:value-type="string" office:string-value="  -1.93211412611749000E-01," calcext:value-type="string">
            <text:p><text:s text:c="2"/>-1.93211412611749000E-01,</text:p>
          </table:table-cell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-0.225564030884439" calcext:value-type="float">
            <text:p>-2.255640308844390E-01</text:p>
          </table:table-cell>
          <table:table-cell table:formula="of:=&quot;  &quot;&amp;TEXT([.B739];&quot;0.00000000000000000E+00&quot;)&amp;&quot;,&quot;" office:value-type="string" office:string-value="  -2.25564030884439000E-01," calcext:value-type="string">
            <text:p><text:s text:c="2"/>-2.25564030884439000E-01,</text:p>
          </table:table-cell>
        </table:table-row>
        <table:table-row table:style-name="ro1">
          <table:table-cell office:value-type="float" office:value="-285" calcext:value-type="float">
            <text:p>-285</text:p>
          </table:table-cell>
          <table:table-cell office:value-type="float" office:value="-0.257279928870793" calcext:value-type="float">
            <text:p>-2.572799288707930E-01</text:p>
          </table:table-cell>
          <table:table-cell table:formula="of:=&quot;  &quot;&amp;TEXT([.B740];&quot;0.00000000000000000E+00&quot;)&amp;&quot;,&quot;" office:value-type="string" office:string-value="  -2.57279928870793000E-01," calcext:value-type="string">
            <text:p><text:s text:c="2"/>-2.57279928870793000E-01,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  <table:table-cell office:value-type="float" office:value="-0.288221521613994" calcext:value-type="float">
            <text:p>-2.882215216139940E-01</text:p>
          </table:table-cell>
          <table:table-cell table:formula="of:=&quot;  &quot;&amp;TEXT([.B741];&quot;0.00000000000000000E+00&quot;)&amp;&quot;,&quot;" office:value-type="string" office:string-value="  -2.88221521613994000E-01," calcext:value-type="string">
            <text:p><text:s text:c="2"/>-2.88221521613994000E-01,</text:p>
          </table:table-cell>
        </table:table-row>
        <table:table-row table:style-name="ro1">
          <table:table-cell office:value-type="float" office:value="-283" calcext:value-type="float">
            <text:p>-283</text:p>
          </table:table-cell>
          <table:table-cell office:value-type="float" office:value="-0.318253106012662" calcext:value-type="float">
            <text:p>-3.182531060126620E-01</text:p>
          </table:table-cell>
          <table:table-cell table:formula="of:=&quot;  &quot;&amp;TEXT([.B742];&quot;0.00000000000000000E+00&quot;)&amp;&quot;,&quot;" office:value-type="string" office:string-value="  -3.18253106012662000E-01," calcext:value-type="string">
            <text:p><text:s text:c="2"/>-3.18253106012662000E-01,</text:p>
          </table:table-cell>
        </table:table-row>
        <table:table-row table:style-name="ro1">
          <table:table-cell office:value-type="float" office:value="-282" calcext:value-type="float">
            <text:p>-282</text:p>
          </table:table-cell>
          <table:table-cell office:value-type="float" office:value="-0.347241491174412" calcext:value-type="float">
            <text:p>-3.472414911744120E-01</text:p>
          </table:table-cell>
          <table:table-cell table:formula="of:=&quot;  &quot;&amp;TEXT([.B743];&quot;0.00000000000000000E+00&quot;)&amp;&quot;,&quot;" office:value-type="string" office:string-value="  -3.47241491174412000E-01," calcext:value-type="string">
            <text:p><text:s text:c="2"/>-3.47241491174412000E-01,</text:p>
          </table:table-cell>
        </table:table-row>
        <table:table-row table:style-name="ro1">
          <table:table-cell office:value-type="float" office:value="-281" calcext:value-type="float">
            <text:p>-281</text:p>
          </table:table-cell>
          <table:table-cell office:value-type="float" office:value="-0.375056519954573" calcext:value-type="float">
            <text:p>-3.750565199545730E-01</text:p>
          </table:table-cell>
          <table:table-cell table:formula="of:=&quot;  &quot;&amp;TEXT([.B744];&quot;0.00000000000000000E+00&quot;)&amp;&quot;,&quot;" office:value-type="string" office:string-value="  -3.75056519954573000E-01," calcext:value-type="string">
            <text:p><text:s text:c="2"/>-3.75056519954573000E-01,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office:value-type="float" office:value="-0.401571678545382" calcext:value-type="float">
            <text:p>-4.015716785453820E-01</text:p>
          </table:table-cell>
          <table:table-cell table:formula="of:=&quot;  &quot;&amp;TEXT([.B745];&quot;0.00000000000000000E+00&quot;)&amp;&quot;,&quot;" office:value-type="string" office:string-value="  -4.01571678545382000E-01," calcext:value-type="string">
            <text:p><text:s text:c="2"/>-4.01571678545382000E-01,</text:p>
          </table:table-cell>
        </table:table-row>
        <table:table-row table:style-name="ro1">
          <table:table-cell office:value-type="float" office:value="-279" calcext:value-type="float">
            <text:p>-279</text:p>
          </table:table-cell>
          <table:table-cell office:value-type="float" office:value="-0.426664608061347" calcext:value-type="float">
            <text:p>-4.266646080613470E-01</text:p>
          </table:table-cell>
          <table:table-cell table:formula="of:=&quot;  &quot;&amp;TEXT([.B746];&quot;0.00000000000000000E+00&quot;)&amp;&quot;,&quot;" office:value-type="string" office:string-value="  -4.26664608061347000E-01," calcext:value-type="string">
            <text:p><text:s text:c="2"/>-4.26664608061347000E-01,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  <table:table-cell office:value-type="float" office:value="-0.450217688003578" calcext:value-type="float">
            <text:p>-4.502176880035780E-01</text:p>
          </table:table-cell>
          <table:table-cell table:formula="of:=&quot;  &quot;&amp;TEXT([.B747];&quot;0.00000000000000000E+00&quot;)&amp;&quot;,&quot;" office:value-type="string" office:string-value="  -4.50217688003578000E-01," calcext:value-type="string">
            <text:p><text:s text:c="2"/>-4.50217688003578000E-01,</text:p>
          </table:table-cell>
        </table:table-row>
        <table:table-row table:style-name="ro1">
          <table:table-cell office:value-type="float" office:value="-277" calcext:value-type="float">
            <text:p>-277</text:p>
          </table:table-cell>
          <table:table-cell office:value-type="float" office:value="-0.472118527333338" calcext:value-type="float">
            <text:p>-4.721185273333380E-01</text:p>
          </table:table-cell>
          <table:table-cell table:formula="of:=&quot;  &quot;&amp;TEXT([.B748];&quot;0.00000000000000000E+00&quot;)&amp;&quot;,&quot;" office:value-type="string" office:string-value="  -4.72118527333338000E-01," calcext:value-type="string">
            <text:p><text:s text:c="2"/>-4.72118527333338000E-01,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  <table:table-cell office:value-type="float" office:value="-0.492260512245102" calcext:value-type="float">
            <text:p>-4.922605122451020E-01</text:p>
          </table:table-cell>
          <table:table-cell table:formula="of:=&quot;  &quot;&amp;TEXT([.B749];&quot;0.00000000000000000E+00&quot;)&amp;&quot;,&quot;" office:value-type="string" office:string-value="  -4.92260512245102000E-01," calcext:value-type="string">
            <text:p><text:s text:c="2"/>-4.92260512245102000E-01,</text:p>
          </table:table-cell>
        </table:table-row>
        <table:table-row table:style-name="ro1">
          <table:table-cell office:value-type="float" office:value="-275" calcext:value-type="float">
            <text:p>-275</text:p>
          </table:table-cell>
          <table:table-cell office:value-type="float" office:value="-0.510543263527539" calcext:value-type="float">
            <text:p>-5.105432635275390E-01</text:p>
          </table:table-cell>
          <table:table-cell table:formula="of:=&quot;  &quot;&amp;TEXT([.B750];&quot;0.00000000000000000E+00&quot;)&amp;&quot;,&quot;" office:value-type="string" office:string-value="  -5.10543263527539000E-01," calcext:value-type="string">
            <text:p><text:s text:c="2"/>-5.10543263527539000E-01,</text:p>
          </table:table-cell>
        </table:table-row>
        <table:table-row table:style-name="ro1">
          <table:table-cell office:value-type="float" office:value="-274" calcext:value-type="float">
            <text:p>-274</text:p>
          </table:table-cell>
          <table:table-cell office:value-type="float" office:value="-0.526873142270606" calcext:value-type="float">
            <text:p>-5.268731422706060E-01</text:p>
          </table:table-cell>
          <table:table-cell table:formula="of:=&quot;  &quot;&amp;TEXT([.B751];&quot;0.00000000000000000E+00&quot;)&amp;&quot;,&quot;" office:value-type="string" office:string-value="  -5.26873142270606000E-01," calcext:value-type="string">
            <text:p><text:s text:c="2"/>-5.26873142270606000E-01,</text:p>
          </table:table-cell>
        </table:table-row>
        <table:table-row table:style-name="ro1">
          <table:table-cell office:value-type="float" office:value="-273" calcext:value-type="float">
            <text:p>-273</text:p>
          </table:table-cell>
          <table:table-cell office:value-type="float" office:value="-0.541163667628332" calcext:value-type="float">
            <text:p>-5.411636676283320E-01</text:p>
          </table:table-cell>
          <table:table-cell table:formula="of:=&quot;  &quot;&amp;TEXT([.B752];&quot;0.00000000000000000E+00&quot;)&amp;&quot;,&quot;" office:value-type="string" office:string-value="  -5.41163667628332000E-01," calcext:value-type="string">
            <text:p><text:s text:c="2"/>-5.41163667628332000E-01,</text:p>
          </table:table-cell>
        </table:table-row>
        <table:table-row table:style-name="ro1">
          <table:table-cell office:value-type="float" office:value="-272" calcext:value-type="float">
            <text:p>-272</text:p>
          </table:table-cell>
          <table:table-cell office:value-type="float" office:value="-0.553335970891203" calcext:value-type="float">
            <text:p>-5.533359708912030E-01</text:p>
          </table:table-cell>
          <table:table-cell table:formula="of:=&quot;  &quot;&amp;TEXT([.B753];&quot;0.00000000000000000E+00&quot;)&amp;&quot;,&quot;" office:value-type="string" office:string-value="  -5.53335970891203000E-01," calcext:value-type="string">
            <text:p><text:s text:c="2"/>-5.53335970891203000E-01,</text:p>
          </table:table-cell>
        </table:table-row>
        <table:table-row table:style-name="ro1">
          <table:table-cell office:value-type="float" office:value="-271" calcext:value-type="float">
            <text:p>-271</text:p>
          </table:table-cell>
          <table:table-cell office:value-type="float" office:value="-0.563319160574245" calcext:value-type="float">
            <text:p>-5.633191605742450E-01</text:p>
          </table:table-cell>
          <table:table-cell table:formula="of:=&quot;  &quot;&amp;TEXT([.B754];&quot;0.00000000000000000E+00&quot;)&amp;&quot;,&quot;" office:value-type="string" office:string-value="  -5.63319160574245000E-01," calcext:value-type="string">
            <text:p><text:s text:c="2"/>-5.63319160574245000E-01,</text:p>
          </table:table-cell>
        </table:table-row>
        <table:table-row table:style-name="ro1">
          <table:table-cell office:value-type="float" office:value="-270" calcext:value-type="float">
            <text:p>-270</text:p>
          </table:table-cell>
          <table:table-cell office:value-type="float" office:value="-0.571050722430479" calcext:value-type="float">
            <text:p>-5.710507224304790E-01</text:p>
          </table:table-cell>
          <table:table-cell table:formula="of:=&quot;  &quot;&amp;TEXT([.B755];&quot;0.00000000000000000E+00&quot;)&amp;&quot;,&quot;" office:value-type="string" office:string-value="  -5.71050722430479000E-01," calcext:value-type="string">
            <text:p><text:s text:c="2"/>-5.71050722430479000E-01,</text:p>
          </table:table-cell>
        </table:table-row>
        <table:table-row table:style-name="ro1">
          <table:table-cell office:value-type="float" office:value="-269" calcext:value-type="float">
            <text:p>-269</text:p>
          </table:table-cell>
          <table:table-cell office:value-type="float" office:value="-0.576476824002549" calcext:value-type="float">
            <text:p>-5.764768240025490E-01</text:p>
          </table:table-cell>
          <table:table-cell table:formula="of:=&quot;  &quot;&amp;TEXT([.B756];&quot;0.00000000000000000E+00&quot;)&amp;&quot;,&quot;" office:value-type="string" office:string-value="  -5.76476824002549000E-01," calcext:value-type="string">
            <text:p><text:s text:c="2"/>-5.76476824002549000E-01,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  <table:table-cell office:value-type="float" office:value="-0.579552648160833" calcext:value-type="float">
            <text:p>-5.795526481608330E-01</text:p>
          </table:table-cell>
          <table:table-cell table:formula="of:=&quot;  &quot;&amp;TEXT([.B757];&quot;0.00000000000000000E+00&quot;)&amp;&quot;,&quot;" office:value-type="string" office:string-value="  -5.79552648160833000E-01," calcext:value-type="string">
            <text:p><text:s text:c="2"/>-5.79552648160833000E-01,</text:p>
          </table:table-cell>
        </table:table-row>
        <table:table-row table:style-name="ro1">
          <table:table-cell office:value-type="float" office:value="-267" calcext:value-type="float">
            <text:p>-267</text:p>
          </table:table-cell>
          <table:table-cell office:value-type="float" office:value="-0.580242637695497" calcext:value-type="float">
            <text:p>-5.802426376954970E-01</text:p>
          </table:table-cell>
          <table:table-cell table:formula="of:=&quot;  &quot;&amp;TEXT([.B758];&quot;0.00000000000000000E+00&quot;)&amp;&quot;,&quot;" office:value-type="string" office:string-value="  -5.80242637695497000E-01," calcext:value-type="string">
            <text:p><text:s text:c="2"/>-5.80242637695497000E-01,</text:p>
          </table:table-cell>
        </table:table-row>
        <table:table-row table:style-name="ro1">
          <table:table-cell office:value-type="float" office:value="-266" calcext:value-type="float">
            <text:p>-266</text:p>
          </table:table-cell>
          <table:table-cell office:value-type="float" office:value="-0.578520756462279" calcext:value-type="float">
            <text:p>-5.785207564622790E-01</text:p>
          </table:table-cell>
          <table:table-cell table:formula="of:=&quot;  &quot;&amp;TEXT([.B759];&quot;0.00000000000000000E+00&quot;)&amp;&quot;,&quot;" office:value-type="string" office:string-value="  -5.78520756462279000E-01," calcext:value-type="string">
            <text:p><text:s text:c="2"/>-5.78520756462279000E-01,</text:p>
          </table:table-cell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float" office:value="-0.574370660077005" calcext:value-type="float">
            <text:p>-5.743706600770050E-01</text:p>
          </table:table-cell>
          <table:table-cell table:formula="of:=&quot;  &quot;&amp;TEXT([.B760];&quot;0.00000000000000000E+00&quot;)&amp;&quot;,&quot;" office:value-type="string" office:string-value="  -5.74370660077005000E-01," calcext:value-type="string">
            <text:p><text:s text:c="2"/>-5.74370660077005000E-01,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-0.567785883020843" calcext:value-type="float">
            <text:p>-5.677858830208430E-01</text:p>
          </table:table-cell>
          <table:table-cell table:formula="of:=&quot;  &quot;&amp;TEXT([.B761];&quot;0.00000000000000000E+00&quot;)&amp;&quot;,&quot;" office:value-type="string" office:string-value="  -5.67785883020843000E-01," calcext:value-type="string">
            <text:p><text:s text:c="2"/>-5.67785883020843000E-01,</text:p>
          </table:table-cell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float" office:value="-0.558769934496528" calcext:value-type="float">
            <text:p>-5.587699344965280E-01</text:p>
          </table:table-cell>
          <table:table-cell table:formula="of:=&quot;  &quot;&amp;TEXT([.B762];&quot;0.00000000000000000E+00&quot;)&amp;&quot;,&quot;" office:value-type="string" office:string-value="  -5.58769934496528000E-01," calcext:value-type="string">
            <text:p><text:s text:c="2"/>-5.58769934496528000E-01,</text:p>
          </table:table-cell>
        </table:table-row>
        <table:table-row table:style-name="ro1">
          <table:table-cell office:value-type="float" office:value="-262" calcext:value-type="float">
            <text:p>-262</text:p>
          </table:table-cell>
          <table:table-cell office:value-type="float" office:value="-0.547336406789549" calcext:value-type="float">
            <text:p>-5.473364067895490E-01</text:p>
          </table:table-cell>
          <table:table-cell table:formula="of:=&quot;  &quot;&amp;TEXT([.B763];&quot;0.00000000000000000E+00&quot;)&amp;&quot;,&quot;" office:value-type="string" office:string-value="  -5.47336406789549000E-01," calcext:value-type="string">
            <text:p><text:s text:c="2"/>-5.47336406789549000E-01,</text:p>
          </table:table-cell>
        </table:table-row>
        <table:table-row table:style-name="ro1">
          <table:table-cell office:value-type="float" office:value="-261" calcext:value-type="float">
            <text:p>-261</text:p>
          </table:table-cell>
          <table:table-cell office:value-type="float" office:value="-0.533508990664652" calcext:value-type="float">
            <text:p>-5.335089906646520E-01</text:p>
          </table:table-cell>
          <table:table-cell table:formula="of:=&quot;  &quot;&amp;TEXT([.B764];&quot;0.00000000000000000E+00&quot;)&amp;&quot;,&quot;" office:value-type="string" office:string-value="  -5.33508990664652000E-01," calcext:value-type="string">
            <text:p><text:s text:c="2"/>-5.33508990664652000E-01,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-0.517321503281564" calcext:value-type="float">
            <text:p>-5.173215032815640E-01</text:p>
          </table:table-cell>
          <table:table-cell table:formula="of:=&quot;  &quot;&amp;TEXT([.B765];&quot;0.00000000000000000E+00&quot;)&amp;&quot;,&quot;" office:value-type="string" office:string-value="  -5.17321503281564000E-01," calcext:value-type="string">
            <text:p><text:s text:c="2"/>-5.17321503281564000E-01,</text:p>
          </table:table-cell>
        </table:table-row>
        <table:table-row table:style-name="ro1">
          <table:table-cell office:value-type="float" office:value="-259" calcext:value-type="float">
            <text:p>-259</text:p>
          </table:table-cell>
          <table:table-cell office:value-type="float" office:value="-0.498817819393293" calcext:value-type="float">
            <text:p>-4.988178193932930E-01</text:p>
          </table:table-cell>
          <table:table-cell table:formula="of:=&quot;  &quot;&amp;TEXT([.B766];&quot;0.00000000000000000E+00&quot;)&amp;&quot;,&quot;" office:value-type="string" office:string-value="  -4.98817819393293000E-01," calcext:value-type="string">
            <text:p><text:s text:c="2"/>-4.98817819393293000E-01,</text:p>
          </table:table-cell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-0.478051815964944" calcext:value-type="float">
            <text:p>-4.780518159649440E-01</text:p>
          </table:table-cell>
          <table:table-cell table:formula="of:=&quot;  &quot;&amp;TEXT([.B767];&quot;0.00000000000000000E+00&quot;)&amp;&quot;,&quot;" office:value-type="string" office:string-value="  -4.78051815964944000E-01," calcext:value-type="string">
            <text:p><text:s text:c="2"/>-4.78051815964944000E-01,</text:p>
          </table:table-cell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-0.455087223659523" calcext:value-type="float">
            <text:p>-4.550872236595230E-01</text:p>
          </table:table-cell>
          <table:table-cell table:formula="of:=&quot;  &quot;&amp;TEXT([.B768];&quot;0.00000000000000000E+00&quot;)&amp;&quot;,&quot;" office:value-type="string" office:string-value="  -4.55087223659523000E-01," calcext:value-type="string">
            <text:p><text:s text:c="2"/>-4.55087223659523000E-01,</text:p>
          </table:table-cell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-0.429997484635343" calcext:value-type="float">
            <text:p>-4.299974846353430E-01</text:p>
          </table:table-cell>
          <table:table-cell table:formula="of:=&quot;  &quot;&amp;TEXT([.B769];&quot;0.00000000000000000E+00&quot;)&amp;&quot;,&quot;" office:value-type="string" office:string-value="  -4.29997484635343000E-01," calcext:value-type="string">
            <text:p><text:s text:c="2"/>-4.29997484635343000E-01,</text:p>
          </table:table-cell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-0.402865524744767" calcext:value-type="float">
            <text:p>-4.028655247447670E-01</text:p>
          </table:table-cell>
          <table:table-cell table:formula="of:=&quot;  &quot;&amp;TEXT([.B770];&quot;0.00000000000000000E+00&quot;)&amp;&quot;,&quot;" office:value-type="string" office:string-value="  -4.02865524744767000E-01," calcext:value-type="string">
            <text:p><text:s text:c="2"/>-4.02865524744767000E-01,</text:p>
          </table:table-cell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-0.373783528994974" calcext:value-type="float">
            <text:p>-3.737835289949740E-01</text:p>
          </table:table-cell>
          <table:table-cell table:formula="of:=&quot;  &quot;&amp;TEXT([.B771];&quot;0.00000000000000000E+00&quot;)&amp;&quot;,&quot;" office:value-type="string" office:string-value="  -3.73783528994974000E-01," calcext:value-type="string">
            <text:p><text:s text:c="2"/>-3.73783528994974000E-01,</text:p>
          </table:table-cell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-0.342852630313074" calcext:value-type="float">
            <text:p>-3.428526303130740E-01</text:p>
          </table:table-cell>
          <table:table-cell table:formula="of:=&quot;  &quot;&amp;TEXT([.B772];&quot;0.00000000000000000E+00&quot;)&amp;&quot;,&quot;" office:value-type="string" office:string-value="  -3.42852630313074000E-01," calcext:value-type="string">
            <text:p><text:s text:c="2"/>-3.42852630313074000E-01,</text:p>
          </table:table-cell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-0.310182605842923" calcext:value-type="float">
            <text:p>-3.101826058429230E-01</text:p>
          </table:table-cell>
          <table:table-cell table:formula="of:=&quot;  &quot;&amp;TEXT([.B773];&quot;0.00000000000000000E+00&quot;)&amp;&quot;,&quot;" office:value-type="string" office:string-value="  -3.10182605842923000E-01," calcext:value-type="string">
            <text:p><text:s text:c="2"/>-3.10182605842923000E-01,</text:p>
          </table:table-cell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-0.275891490330033" calcext:value-type="float">
            <text:p>-2.758914903300330E-01</text:p>
          </table:table-cell>
          <table:table-cell table:formula="of:=&quot;  &quot;&amp;TEXT([.B774];&quot;0.00000000000000000E+00&quot;)&amp;&quot;,&quot;" office:value-type="string" office:string-value="  -2.75891490330033000E-01," calcext:value-type="string">
            <text:p><text:s text:c="2"/>-2.75891490330033000E-01,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-0.240105196389931" calcext:value-type="float">
            <text:p>-2.401051963899310E-01</text:p>
          </table:table-cell>
          <table:table-cell table:formula="of:=&quot;  &quot;&amp;TEXT([.B775];&quot;0.00000000000000000E+00&quot;)&amp;&quot;,&quot;" office:value-type="string" office:string-value="  -2.40105196389931000E-01," calcext:value-type="string">
            <text:p><text:s text:c="2"/>-2.40105196389931000E-01,</text:p>
          </table:table-cell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-0.202957051275637" calcext:value-type="float">
            <text:p>-2.029570512756370E-01</text:p>
          </table:table-cell>
          <table:table-cell table:formula="of:=&quot;  &quot;&amp;TEXT([.B776];&quot;0.00000000000000000E+00&quot;)&amp;&quot;,&quot;" office:value-type="string" office:string-value="  -2.02957051275637000E-01," calcext:value-type="string">
            <text:p><text:s text:c="2"/>-2.02957051275637000E-01,</text:p>
          </table:table-cell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-0.16458735046319" calcext:value-type="float">
            <text:p>-1.645873504631900E-01</text:p>
          </table:table-cell>
          <table:table-cell table:formula="of:=&quot;  &quot;&amp;TEXT([.B777];&quot;0.00000000000000000E+00&quot;)&amp;&quot;,&quot;" office:value-type="string" office:string-value="  -1.64587350463190000E-01," calcext:value-type="string">
            <text:p><text:s text:c="2"/>-1.64587350463190000E-01,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-0.12514282687447" calcext:value-type="float">
            <text:p>-1.251428268744700E-01</text:p>
          </table:table-cell>
          <table:table-cell table:formula="of:=&quot;  &quot;&amp;TEXT([.B778];&quot;0.00000000000000000E+00&quot;)&amp;&quot;,&quot;" office:value-type="string" office:string-value="  -1.25142826874470000E-01," calcext:value-type="string">
            <text:p><text:s text:c="2"/>-1.25142826874470000E-01,</text:p>
          </table:table-cell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-0.0847761372089656" calcext:value-type="float">
            <text:p>-8.477613720896560E-02</text:p>
          </table:table-cell>
          <table:table-cell table:formula="of:=&quot;  &quot;&amp;TEXT([.B779];&quot;0.00000000000000000E+00&quot;)&amp;&quot;,&quot;" office:value-type="string" office:string-value="  -8.47761372089656000E-02," calcext:value-type="string">
            <text:p><text:s text:c="2"/>-8.47761372089656000E-02,</text:p>
          </table:table-cell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-0.0436452723556777" calcext:value-type="float">
            <text:p>-4.364527235567770E-02</text:p>
          </table:table-cell>
          <table:table-cell table:formula="of:=&quot;  &quot;&amp;TEXT([.B780];&quot;0.00000000000000000E+00&quot;)&amp;&quot;,&quot;" office:value-type="string" office:string-value="  -4.36452723556777000E-02," calcext:value-type="string">
            <text:p><text:s text:c="2"/>-4.36452723556777000E-02,</text:p>
          </table:table-cell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-0.00191298934774338" calcext:value-type="float">
            <text:p>-1.912989347743380E-03</text:p>
          </table:table-cell>
          <table:table-cell table:formula="of:=&quot;  &quot;&amp;TEXT([.B781];&quot;0.00000000000000000E+00&quot;)&amp;&quot;,&quot;" office:value-type="string" office:string-value="  -1.91298934774338000E-03," calcext:value-type="string">
            <text:p><text:s text:c="2"/>-1.91298934774338000E-03,</text:p>
          </table:table-cell>
        </table:table-row>
        <table:table-row table:style-name="ro1">
          <table:table-cell office:value-type="float" office:value="-243" calcext:value-type="float">
            <text:p>-243</text:p>
          </table:table-cell>
          <table:table-cell office:value-type="float" office:value="0.0402538348288873" calcext:value-type="float">
            <text:p>4.025383482888730E-02</text:p>
          </table:table-cell>
          <table:table-cell table:formula="of:=&quot;  &quot;&amp;TEXT([.B782];&quot;0.00000000000000000E+00&quot;)&amp;&quot;,&quot;" office:value-type="string" office:string-value="  4.02538348288873000E-02," calcext:value-type="string">
            <text:p><text:s text:c="2"/>4.02538348288873000E-02,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0.0826848195199417" calcext:value-type="float">
            <text:p>8.268481951994170E-02</text:p>
          </table:table-cell>
          <table:table-cell table:formula="of:=&quot;  &quot;&amp;TEXT([.B783];&quot;0.00000000000000000E+00&quot;)&amp;&quot;,&quot;" office:value-type="string" office:string-value="  8.26848195199417000E-02," calcext:value-type="string">
            <text:p><text:s text:c="2"/>8.26848195199417000E-02,</text:p>
          </table:table-cell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0.125206766891975" calcext:value-type="float">
            <text:p>1.252067668919750E-01</text:p>
          </table:table-cell>
          <table:table-cell table:formula="of:=&quot;  &quot;&amp;TEXT([.B784];&quot;0.00000000000000000E+00&quot;)&amp;&quot;,&quot;" office:value-type="string" office:string-value="  1.25206766891975000E-01," calcext:value-type="string">
            <text:p><text:s text:c="2"/>1.25206766891975000E-01,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0.167644316545096" calcext:value-type="float">
            <text:p>1.676443165450960E-01</text:p>
          </table:table-cell>
          <table:table-cell table:formula="of:=&quot;  &quot;&amp;TEXT([.B785];&quot;0.00000000000000000E+00&quot;)&amp;&quot;,&quot;" office:value-type="string" office:string-value="  1.67644316545096000E-01," calcext:value-type="string">
            <text:p><text:s text:c="2"/>1.67644316545096000E-01,</text:p>
          </table:table-cell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0.209820668202418" calcext:value-type="float">
            <text:p>2.098206682024180E-01</text:p>
          </table:table-cell>
          <table:table-cell table:formula="of:=&quot;  &quot;&amp;TEXT([.B786];&quot;0.00000000000000000E+00&quot;)&amp;&quot;,&quot;" office:value-type="string" office:string-value="  2.09820668202418000E-01," calcext:value-type="string">
            <text:p><text:s text:c="2"/>2.09820668202418000E-01,</text:p>
          </table:table-cell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0.251558264111127" calcext:value-type="float">
            <text:p>2.515582641111270E-01</text:p>
          </table:table-cell>
          <table:table-cell table:formula="of:=&quot;  &quot;&amp;TEXT([.B787];&quot;0.00000000000000000E+00&quot;)&amp;&quot;,&quot;" office:value-type="string" office:string-value="  2.51558264111127000E-01," calcext:value-type="string">
            <text:p><text:s text:c="2"/>2.51558264111127000E-01,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0.292679533127005" calcext:value-type="float">
            <text:p>2.926795331270050E-01</text:p>
          </table:table-cell>
          <table:table-cell table:formula="of:=&quot;  &quot;&amp;TEXT([.B788];&quot;0.00000000000000000E+00&quot;)&amp;&quot;,&quot;" office:value-type="string" office:string-value="  2.92679533127005000E-01," calcext:value-type="string">
            <text:p><text:s text:c="2"/>2.92679533127005000E-01,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0.333007593488598" calcext:value-type="float">
            <text:p>3.330075934885980E-01</text:p>
          </table:table-cell>
          <table:table-cell table:formula="of:=&quot;  &quot;&amp;TEXT([.B789];&quot;0.00000000000000000E+00&quot;)&amp;&quot;,&quot;" office:value-type="string" office:string-value="  3.33007593488598000E-01," calcext:value-type="string">
            <text:p><text:s text:c="2"/>3.33007593488598000E-01,</text:p>
          </table:table-cell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0.37236700735206" calcext:value-type="float">
            <text:p>3.723670073520600E-01</text:p>
          </table:table-cell>
          <table:table-cell table:formula="of:=&quot;  &quot;&amp;TEXT([.B790];&quot;0.00000000000000000E+00&quot;)&amp;&quot;,&quot;" office:value-type="string" office:string-value="  3.72367007352060000E-01," calcext:value-type="string">
            <text:p><text:s text:c="2"/>3.72367007352060000E-01,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0.410584486361965" calcext:value-type="float">
            <text:p>4.105844863619650E-01</text:p>
          </table:table-cell>
          <table:table-cell table:formula="of:=&quot;  &quot;&amp;TEXT([.B791];&quot;0.00000000000000000E+00&quot;)&amp;&quot;,&quot;" office:value-type="string" office:string-value="  4.10584486361965000E-01," calcext:value-type="string">
            <text:p><text:s text:c="2"/>4.10584486361965000E-01,</text:p>
          </table:table-cell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0.447489647129033" calcext:value-type="float">
            <text:p>4.474896471290330E-01</text:p>
          </table:table-cell>
          <table:table-cell table:formula="of:=&quot;  &quot;&amp;TEXT([.B792];&quot;0.00000000000000000E+00&quot;)&amp;&quot;,&quot;" office:value-type="string" office:string-value="  4.47489647129033000E-01," calcext:value-type="string">
            <text:p><text:s text:c="2"/>4.47489647129033000E-01,</text:p>
          </table:table-cell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0.482915714958064" calcext:value-type="float">
            <text:p>4.829157149580640E-01</text:p>
          </table:table-cell>
          <table:table-cell table:formula="of:=&quot;  &quot;&amp;TEXT([.B793];&quot;0.00000000000000000E+00&quot;)&amp;&quot;,&quot;" office:value-type="string" office:string-value="  4.82915714958064000E-01," calcext:value-type="string">
            <text:p><text:s text:c="2"/>4.82915714958064000E-01,</text:p>
          </table:table-cell>
        </table:table-row>
        <table:table-row table:style-name="ro1">
          <table:table-cell office:value-type="float" office:value="-231" calcext:value-type="float">
            <text:p>-231</text:p>
          </table:table-cell>
          <table:table-cell office:value-type="float" office:value="0.516700266319558" calcext:value-type="float">
            <text:p>5.167002663195580E-01</text:p>
          </table:table-cell>
          <table:table-cell table:formula="of:=&quot;  &quot;&amp;TEXT([.B794];&quot;0.00000000000000000E+00&quot;)&amp;&quot;,&quot;" office:value-type="string" office:string-value="  5.16700266319558000E-01," calcext:value-type="string">
            <text:p><text:s text:c="2"/>5.16700266319558000E-01,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0.548685913221112" calcext:value-type="float">
            <text:p>5.486859132211120E-01</text:p>
          </table:table-cell>
          <table:table-cell table:formula="of:=&quot;  &quot;&amp;TEXT([.B795];&quot;0.00000000000000000E+00&quot;)&amp;&quot;,&quot;" office:value-type="string" office:string-value="  5.48685913221112000E-01," calcext:value-type="string">
            <text:p><text:s text:c="2"/>5.48685913221112000E-01,</text:p>
          </table:table-cell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0.57872102229107" calcext:value-type="float">
            <text:p>5.787210222910700E-01</text:p>
          </table:table-cell>
          <table:table-cell table:formula="of:=&quot;  &quot;&amp;TEXT([.B796];&quot;0.00000000000000000E+00&quot;)&amp;&quot;,&quot;" office:value-type="string" office:string-value="  5.78721022291070000E-01," calcext:value-type="string">
            <text:p><text:s text:c="2"/>5.78721022291070000E-01,</text:p>
          </table:table-cell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0.606660371319091" calcext:value-type="float">
            <text:p>6.066603713190910E-01</text:p>
          </table:table-cell>
          <table:table-cell table:formula="of:=&quot;  &quot;&amp;TEXT([.B797];&quot;0.00000000000000000E+00&quot;)&amp;&quot;,&quot;" office:value-type="string" office:string-value="  6.06660371319091000E-01," calcext:value-type="string">
            <text:p><text:s text:c="2"/>6.06660371319091000E-01,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0.632365828236738" calcext:value-type="float">
            <text:p>6.323658282367380E-01</text:p>
          </table:table-cell>
          <table:table-cell table:formula="of:=&quot;  &quot;&amp;TEXT([.B798];&quot;0.00000000000000000E+00&quot;)&amp;&quot;,&quot;" office:value-type="string" office:string-value="  6.32365828236738000E-01," calcext:value-type="string">
            <text:p><text:s text:c="2"/>6.32365828236738000E-01,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  <table:table-cell office:value-type="float" office:value="0.655706969449709" calcext:value-type="float">
            <text:p>6.557069694497090E-01</text:p>
          </table:table-cell>
          <table:table-cell table:formula="of:=&quot;  &quot;&amp;TEXT([.B799];&quot;0.00000000000000000E+00&quot;)&amp;&quot;,&quot;" office:value-type="string" office:string-value="  6.55706969449709000E-01," calcext:value-type="string">
            <text:p><text:s text:c="2"/>6.55706969449709000E-01,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0.676561716013543" calcext:value-type="float">
            <text:p>6.765617160135430E-01</text:p>
          </table:table-cell>
          <table:table-cell table:formula="of:=&quot;  &quot;&amp;TEXT([.B800];&quot;0.00000000000000000E+00&quot;)&amp;&quot;,&quot;" office:value-type="string" office:string-value="  6.76561716013543000E-01," calcext:value-type="string">
            <text:p><text:s text:c="2"/>6.76561716013543000E-01,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0.694816896480424" calcext:value-type="float">
            <text:p>6.948168964804240E-01</text:p>
          </table:table-cell>
          <table:table-cell table:formula="of:=&quot;  &quot;&amp;TEXT([.B801];&quot;0.00000000000000000E+00&quot;)&amp;&quot;,&quot;" office:value-type="string" office:string-value="  6.94816896480424000E-01," calcext:value-type="string">
            <text:p><text:s text:c="2"/>6.94816896480424000E-01,</text:p>
          </table:table-cell>
        </table:table-row>
        <table:table-row table:style-name="ro1">
          <table:table-cell office:value-type="float" office:value="-223" calcext:value-type="float">
            <text:p>-223</text:p>
          </table:table-cell>
          <table:table-cell office:value-type="float" office:value="0.710368824264452" calcext:value-type="float">
            <text:p>7.103688242644520E-01</text:p>
          </table:table-cell>
          <table:table-cell table:formula="of:=&quot;  &quot;&amp;TEXT([.B802];&quot;0.00000000000000000E+00&quot;)&amp;&quot;,&quot;" office:value-type="string" office:string-value="  7.10368824264452000E-01," calcext:value-type="string">
            <text:p><text:s text:c="2"/>7.10368824264452000E-01,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0.72312379898803" calcext:value-type="float">
            <text:p>7.231237989880300E-01</text:p>
          </table:table-cell>
          <table:table-cell table:formula="of:=&quot;  &quot;&amp;TEXT([.B803];&quot;0.00000000000000000E+00&quot;)&amp;&quot;,&quot;" office:value-type="string" office:string-value="  7.23123798988030000E-01," calcext:value-type="string">
            <text:p><text:s text:c="2"/>7.23123798988030000E-01,</text:p>
          </table:table-cell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float" office:value="0.73299861683391" calcext:value-type="float">
            <text:p>7.329986168339100E-01</text:p>
          </table:table-cell>
          <table:table-cell table:formula="of:=&quot;  &quot;&amp;TEXT([.B804];&quot;0.00000000000000000E+00&quot;)&amp;&quot;,&quot;" office:value-type="string" office:string-value="  7.32998616833910000E-01," calcext:value-type="string">
            <text:p><text:s text:c="2"/>7.32998616833910000E-01,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0.739920995568121" calcext:value-type="float">
            <text:p>7.399209955681210E-01</text:p>
          </table:table-cell>
          <table:table-cell table:formula="of:=&quot;  &quot;&amp;TEXT([.B805];&quot;0.00000000000000000E+00&quot;)&amp;&quot;,&quot;" office:value-type="string" office:string-value="  7.39920995568121000E-01," calcext:value-type="string">
            <text:p><text:s text:c="2"/>7.39920995568121000E-01,</text:p>
          </table:table-cell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0.743830011578879" calcext:value-type="float">
            <text:p>7.438300115788790E-01</text:p>
          </table:table-cell>
          <table:table-cell table:formula="of:=&quot;  &quot;&amp;TEXT([.B806];&quot;0.00000000000000000E+00&quot;)&amp;&quot;,&quot;" office:value-type="string" office:string-value="  7.43830011578879000E-01," calcext:value-type="string">
            <text:p><text:s text:c="2"/>7.43830011578879000E-01,</text:p>
          </table:table-cell>
        </table:table-row>
        <table:table-row table:style-name="ro1">
          <table:table-cell office:value-type="float" office:value="-218" calcext:value-type="float">
            <text:p>-218</text:p>
          </table:table-cell>
          <table:table-cell office:value-type="float" office:value="0.744676447355101" calcext:value-type="float">
            <text:p>7.446764473551010E-01</text:p>
          </table:table-cell>
          <table:table-cell table:formula="of:=&quot;  &quot;&amp;TEXT([.B807];&quot;0.00000000000000000E+00&quot;)&amp;&quot;,&quot;" office:value-type="string" office:string-value="  7.44676447355101000E-01," calcext:value-type="string">
            <text:p><text:s text:c="2"/>7.44676447355101000E-01,</text:p>
          </table:table-cell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0.742423137700993" calcext:value-type="float">
            <text:p>7.424231377009930E-01</text:p>
          </table:table-cell>
          <table:table-cell table:formula="of:=&quot;  &quot;&amp;TEXT([.B808];&quot;0.00000000000000000E+00&quot;)&amp;&quot;,&quot;" office:value-type="string" office:string-value="  7.42423137700993000E-01," calcext:value-type="string">
            <text:p><text:s text:c="2"/>7.42423137700993000E-01,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0.737045229122152" calcext:value-type="float">
            <text:p>7.370452291221520E-01</text:p>
          </table:table-cell>
          <table:table-cell table:formula="of:=&quot;  &quot;&amp;TEXT([.B809];&quot;0.00000000000000000E+00&quot;)&amp;&quot;,&quot;" office:value-type="string" office:string-value="  7.37045229122152000E-01," calcext:value-type="string">
            <text:p><text:s text:c="2"/>7.37045229122152000E-01,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0.728530435750715" calcext:value-type="float">
            <text:p>7.285304357507150E-01</text:p>
          </table:table-cell>
          <table:table-cell table:formula="of:=&quot;  &quot;&amp;TEXT([.B810];&quot;0.00000000000000000E+00&quot;)&amp;&quot;,&quot;" office:value-type="string" office:string-value="  7.28530435750715000E-01," calcext:value-type="string">
            <text:p><text:s text:c="2"/>7.28530435750715000E-01,</text:p>
          </table:table-cell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float" office:value="0.716879201416366" calcext:value-type="float">
            <text:p>7.168792014163660E-01</text:p>
          </table:table-cell>
          <table:table-cell table:formula="of:=&quot;  &quot;&amp;TEXT([.B811];&quot;0.00000000000000000E+00&quot;)&amp;&quot;,&quot;" office:value-type="string" office:string-value="  7.16879201416366000E-01," calcext:value-type="string">
            <text:p><text:s text:c="2"/>7.16879201416366000E-01,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0.7021048590075" calcext:value-type="float">
            <text:p>7.021048590075000E-01</text:p>
          </table:table-cell>
          <table:table-cell table:formula="of:=&quot;  &quot;&amp;TEXT([.B812];&quot;0.00000000000000000E+00&quot;)&amp;&quot;,&quot;" office:value-type="string" office:string-value="  7.02104859007500000E-01," calcext:value-type="string">
            <text:p><text:s text:c="2"/>7.02104859007500000E-01,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0.684233694959239" calcext:value-type="float">
            <text:p>6.842336949592390E-01</text:p>
          </table:table-cell>
          <table:table-cell table:formula="of:=&quot;  &quot;&amp;TEXT([.B813];&quot;0.00000000000000000E+00&quot;)&amp;&quot;,&quot;" office:value-type="string" office:string-value="  6.84233694959239000E-01," calcext:value-type="string">
            <text:p><text:s text:c="2"/>6.84233694959239000E-01,</text:p>
          </table:table-cell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0.663305006257185" calcext:value-type="float">
            <text:p>6.633050062571850E-01</text:p>
          </table:table-cell>
          <table:table-cell table:formula="of:=&quot;  &quot;&amp;TEXT([.B814];&quot;0.00000000000000000E+00&quot;)&amp;&quot;,&quot;" office:value-type="string" office:string-value="  6.63305006257185000E-01," calcext:value-type="string">
            <text:p><text:s text:c="2"/>6.63305006257185000E-01,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0.639371057397255" calcext:value-type="float">
            <text:p>6.393710573972550E-01</text:p>
          </table:table-cell>
          <table:table-cell table:formula="of:=&quot;  &quot;&amp;TEXT([.B815];&quot;0.00000000000000000E+00&quot;)&amp;&quot;,&quot;" office:value-type="string" office:string-value="  6.39371057397255000E-01," calcext:value-type="string">
            <text:p><text:s text:c="2"/>6.39371057397255000E-01,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0.612497035239036" calcext:value-type="float">
            <text:p>6.124970352390360E-01</text:p>
          </table:table-cell>
          <table:table-cell table:formula="of:=&quot;  &quot;&amp;TEXT([.B816];&quot;0.00000000000000000E+00&quot;)&amp;&quot;,&quot;" office:value-type="string" office:string-value="  6.12497035239036000E-01," calcext:value-type="string">
            <text:p><text:s text:c="2"/>6.12497035239036000E-01,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0.582760901147872" calcext:value-type="float">
            <text:p>5.827609011478720E-01</text:p>
          </table:table-cell>
          <table:table-cell table:formula="of:=&quot;  &quot;&amp;TEXT([.B817];&quot;0.00000000000000000E+00&quot;)&amp;&quot;,&quot;" office:value-type="string" office:string-value="  5.82760901147872000E-01," calcext:value-type="string">
            <text:p><text:s text:c="2"/>5.82760901147872000E-01,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0.550253238975738" calcext:value-type="float">
            <text:p>5.502532389757380E-01</text:p>
          </table:table-cell>
          <table:table-cell table:formula="of:=&quot;  &quot;&amp;TEXT([.B818];&quot;0.00000000000000000E+00&quot;)&amp;&quot;,&quot;" office:value-type="string" office:string-value="  5.50253238975738000E-01," calcext:value-type="string">
            <text:p><text:s text:c="2"/>5.50253238975738000E-01,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0.51507700485827" calcext:value-type="float">
            <text:p>5.150770048582700E-01</text:p>
          </table:table-cell>
          <table:table-cell table:formula="of:=&quot;  &quot;&amp;TEXT([.B819];&quot;0.00000000000000000E+00&quot;)&amp;&quot;,&quot;" office:value-type="string" office:string-value="  5.15077004858270000E-01," calcext:value-type="string">
            <text:p><text:s text:c="2"/>5.15077004858270000E-01,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0.477347270035761" calcext:value-type="float">
            <text:p>4.773472700357610E-01</text:p>
          </table:table-cell>
          <table:table-cell table:formula="of:=&quot;  &quot;&amp;TEXT([.B820];&quot;0.00000000000000000E+00&quot;)&amp;&quot;,&quot;" office:value-type="string" office:string-value="  4.77347270035761000E-01," calcext:value-type="string">
            <text:p><text:s text:c="2"/>4.77347270035761000E-01,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0.437190861624435" calcext:value-type="float">
            <text:p>4.371908616244350E-01</text:p>
          </table:table-cell>
          <table:table-cell table:formula="of:=&quot;  &quot;&amp;TEXT([.B821];&quot;0.00000000000000000E+00&quot;)&amp;&quot;,&quot;" office:value-type="string" office:string-value="  4.37190861624435000E-01," calcext:value-type="string">
            <text:p><text:s text:c="2"/>4.37190861624435000E-01,</text:p>
          </table:table-cell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0.394746007375693" calcext:value-type="float">
            <text:p>3.947460073756930E-01</text:p>
          </table:table-cell>
          <table:table-cell table:formula="of:=&quot;  &quot;&amp;TEXT([.B822];&quot;0.00000000000000000E+00&quot;)&amp;&quot;,&quot;" office:value-type="string" office:string-value="  3.94746007375693000E-01," calcext:value-type="string">
            <text:p><text:s text:c="2"/>3.94746007375693000E-01,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0.350161873585073" calcext:value-type="float">
            <text:p>3.501618735850730E-01</text:p>
          </table:table-cell>
          <table:table-cell table:formula="of:=&quot;  &quot;&amp;TEXT([.B823];&quot;0.00000000000000000E+00&quot;)&amp;&quot;,&quot;" office:value-type="string" office:string-value="  3.50161873585073000E-01," calcext:value-type="string">
            <text:p><text:s text:c="2"/>3.50161873585073000E-01,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0.303598111826226" calcext:value-type="float">
            <text:p>3.035981118262260E-01</text:p>
          </table:table-cell>
          <table:table-cell table:formula="of:=&quot;  &quot;&amp;TEXT([.B824];&quot;0.00000000000000000E+00&quot;)&amp;&quot;,&quot;" office:value-type="string" office:string-value="  3.03598111826226000E-01," calcext:value-type="string">
            <text:p><text:s text:c="2"/>3.03598111826226000E-01,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.25522430107481" calcext:value-type="float">
            <text:p>2.552243010748100E-01</text:p>
          </table:table-cell>
          <table:table-cell table:formula="of:=&quot;  &quot;&amp;TEXT([.B825];&quot;0.00000000000000000E+00&quot;)&amp;&quot;,&quot;" office:value-type="string" office:string-value="  2.55224301074810000E-01," calcext:value-type="string">
            <text:p><text:s text:c="2"/>2.55224301074810000E-01,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0.205219406276966" calcext:value-type="float">
            <text:p>2.052194062769660E-01</text:p>
          </table:table-cell>
          <table:table-cell table:formula="of:=&quot;  &quot;&amp;TEXT([.B826];&quot;0.00000000000000000E+00&quot;)&amp;&quot;,&quot;" office:value-type="string" office:string-value="  2.05219406276966000E-01," calcext:value-type="string">
            <text:p><text:s text:c="2"/>2.05219406276966000E-01,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0.153771121913468" calcext:value-type="float">
            <text:p>1.537711219134680E-01</text:p>
          </table:table-cell>
          <table:table-cell table:formula="of:=&quot;  &quot;&amp;TEXT([.B827];&quot;0.00000000000000000E+00&quot;)&amp;&quot;,&quot;" office:value-type="string" office:string-value="  1.53771121913468000E-01," calcext:value-type="string">
            <text:p><text:s text:c="2"/>1.53771121913468000E-01,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0.101075251145174" calcext:value-type="float">
            <text:p>1.010752511451740E-01</text:p>
          </table:table-cell>
          <table:table-cell table:formula="of:=&quot;  &quot;&amp;TEXT([.B828];&quot;0.00000000000000000E+00&quot;)&amp;&quot;,&quot;" office:value-type="string" office:string-value="  1.01075251145174000E-01," calcext:value-type="string">
            <text:p><text:s text:c="2"/>1.01075251145174000E-01,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0.0473349620713892" calcext:value-type="float">
            <text:p>4.733496207138920E-02</text:p>
          </table:table-cell>
          <table:table-cell table:formula="of:=&quot;  &quot;&amp;TEXT([.B829];&quot;0.00000000000000000E+00&quot;)&amp;&quot;,&quot;" office:value-type="string" office:string-value="  4.73349620713892000E-02," calcext:value-type="string">
            <text:p><text:s text:c="2"/>4.73349620713892000E-02,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0.0072399012635185" calcext:value-type="float">
            <text:p>-7.239901263518500E-03</text:p>
          </table:table-cell>
          <table:table-cell table:formula="of:=&quot;  &quot;&amp;TEXT([.B830];&quot;0.00000000000000000E+00&quot;)&amp;&quot;,&quot;" office:value-type="string" office:string-value="  -7.23990126351850000E-03," calcext:value-type="string">
            <text:p><text:s text:c="2"/>-7.23990126351850000E-03,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0.0624336462123636" calcext:value-type="float">
            <text:p>-6.243364621236360E-02</text:p>
          </table:table-cell>
          <table:table-cell table:formula="of:=&quot;  &quot;&amp;TEXT([.B831];&quot;0.00000000000000000E+00&quot;)&amp;&quot;,&quot;" office:value-type="string" office:string-value="  -6.24336462123636000E-02," calcext:value-type="string">
            <text:p><text:s text:c="2"/>-6.24336462123636000E-02,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-0.118025472938876" calcext:value-type="float">
            <text:p>-1.180254729388760E-01</text:p>
          </table:table-cell>
          <table:table-cell table:formula="of:=&quot;  &quot;&amp;TEXT([.B832];&quot;0.00000000000000000E+00&quot;)&amp;&quot;,&quot;" office:value-type="string" office:string-value="  -1.18025472938876000E-01," calcext:value-type="string">
            <text:p><text:s text:c="2"/>-1.18025472938876000E-01,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0.173790372473716" calcext:value-type="float">
            <text:p>-1.737903724737160E-01</text:p>
          </table:table-cell>
          <table:table-cell table:formula="of:=&quot;  &quot;&amp;TEXT([.B833];&quot;0.00000000000000000E+00&quot;)&amp;&quot;,&quot;" office:value-type="string" office:string-value="  -1.73790372473716000E-01," calcext:value-type="string">
            <text:p><text:s text:c="2"/>-1.73790372473716000E-01,</text:p>
          </table:table-cell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-0.229499928872253" calcext:value-type="float">
            <text:p>-2.294999288722530E-01</text:p>
          </table:table-cell>
          <table:table-cell table:formula="of:=&quot;  &quot;&amp;TEXT([.B834];&quot;0.00000000000000000E+00&quot;)&amp;&quot;,&quot;" office:value-type="string" office:string-value="  -2.29499928872253000E-01," calcext:value-type="string">
            <text:p><text:s text:c="2"/>-2.29499928872253000E-01,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0.284923248030385" calcext:value-type="float">
            <text:p>-2.849232480303850E-01</text:p>
          </table:table-cell>
          <table:table-cell table:formula="of:=&quot;  &quot;&amp;TEXT([.B835];&quot;0.00000000000000000E+00&quot;)&amp;&quot;,&quot;" office:value-type="string" office:string-value="  -2.84923248030385000E-01," calcext:value-type="string">
            <text:p><text:s text:c="2"/>-2.84923248030385000E-01,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0.339827834592972" calcext:value-type="float">
            <text:p>-3.398278345929720E-01</text:p>
          </table:table-cell>
          <table:table-cell table:formula="of:=&quot;  &quot;&amp;TEXT([.B836];&quot;0.00000000000000000E+00&quot;)&amp;&quot;,&quot;" office:value-type="string" office:string-value="  -3.39827834592972000E-01," calcext:value-type="string">
            <text:p><text:s text:c="2"/>-3.39827834592972000E-01,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0.39398051342962" calcext:value-type="float">
            <text:p>-3.939805134296200E-01</text:p>
          </table:table-cell>
          <table:table-cell table:formula="of:=&quot;  &quot;&amp;TEXT([.B837];&quot;0.00000000000000000E+00&quot;)&amp;&quot;,&quot;" office:value-type="string" office:string-value="  -3.93980513429620000E-01," calcext:value-type="string">
            <text:p><text:s text:c="2"/>-3.93980513429620000E-01,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0.447148377966773" calcext:value-type="float">
            <text:p>-4.471483779667730E-01</text:p>
          </table:table-cell>
          <table:table-cell table:formula="of:=&quot;  &quot;&amp;TEXT([.B838];&quot;0.00000000000000000E+00&quot;)&amp;&quot;,&quot;" office:value-type="string" office:string-value="  -4.47148377966773000E-01," calcext:value-type="string">
            <text:p><text:s text:c="2"/>-4.47148377966773000E-01,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-0.499099706628236" calcext:value-type="float">
            <text:p>-4.990997066282360E-01</text:p>
          </table:table-cell>
          <table:table-cell table:formula="of:=&quot;  &quot;&amp;TEXT([.B839];&quot;0.00000000000000000E+00&quot;)&amp;&quot;,&quot;" office:value-type="string" office:string-value="  -4.99099706628236000E-01," calcext:value-type="string">
            <text:p><text:s text:c="2"/>-4.99099706628236000E-01,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0.549604935696315" calcext:value-type="float">
            <text:p>-5.496049356963150E-01</text:p>
          </table:table-cell>
          <table:table-cell table:formula="of:=&quot;  &quot;&amp;TEXT([.B840];&quot;0.00000000000000000E+00&quot;)&amp;&quot;,&quot;" office:value-type="string" office:string-value="  -5.49604935696315000E-01," calcext:value-type="string">
            <text:p><text:s text:c="2"/>-5.49604935696315000E-01,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0.598437599588762" calcext:value-type="float">
            <text:p>-5.984375995887620E-01</text:p>
          </table:table-cell>
          <table:table-cell table:formula="of:=&quot;  &quot;&amp;TEXT([.B841];&quot;0.00000000000000000E+00&quot;)&amp;&quot;,&quot;" office:value-type="string" office:string-value="  -5.98437599588762000E-01," calcext:value-type="string">
            <text:p><text:s text:c="2"/>-5.98437599588762000E-01,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0.645375267806263" calcext:value-type="float">
            <text:p>-6.453752678062630E-01</text:p>
          </table:table-cell>
          <table:table-cell table:formula="of:=&quot;  &quot;&amp;TEXT([.B842];&quot;0.00000000000000000E+00&quot;)&amp;&quot;,&quot;" office:value-type="string" office:string-value="  -6.45375267806263000E-01," calcext:value-type="string">
            <text:p><text:s text:c="2"/>-6.45375267806263000E-01,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0.690200518221733" calcext:value-type="float">
            <text:p>-6.902005182217330E-01</text:p>
          </table:table-cell>
          <table:table-cell table:formula="of:=&quot;  &quot;&amp;TEXT([.B843];&quot;0.00000000000000000E+00&quot;)&amp;&quot;,&quot;" office:value-type="string" office:string-value="  -6.90200518221733000E-01," calcext:value-type="string">
            <text:p><text:s text:c="2"/>-6.90200518221733000E-01,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0.732701832531514" calcext:value-type="float">
            <text:p>-7.327018325315140E-01</text:p>
          </table:table-cell>
          <table:table-cell table:formula="of:=&quot;  &quot;&amp;TEXT([.B844];&quot;0.00000000000000000E+00&quot;)&amp;&quot;,&quot;" office:value-type="string" office:string-value="  -7.32701832531514000E-01," calcext:value-type="string">
            <text:p><text:s text:c="2"/>-7.32701832531514000E-01,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77267454897789" calcext:value-type="float">
            <text:p>-7.726745489778900E-01</text:p>
          </table:table-cell>
          <table:table-cell table:formula="of:=&quot;  &quot;&amp;TEXT([.B845];&quot;0.00000000000000000E+00&quot;)&amp;&quot;,&quot;" office:value-type="string" office:string-value="  -7.72674548977890000E-01," calcext:value-type="string">
            <text:p><text:s text:c="2"/>-7.72674548977890000E-01,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0.809921757800296" calcext:value-type="float">
            <text:p>-8.099217578002960E-01</text:p>
          </table:table-cell>
          <table:table-cell table:formula="of:=&quot;  &quot;&amp;TEXT([.B846];&quot;0.00000000000000000E+00&quot;)&amp;&quot;,&quot;" office:value-type="string" office:string-value="  -8.09921757800296000E-01," calcext:value-type="string">
            <text:p><text:s text:c="2"/>-8.09921757800296000E-01,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0.844255180882468" calcext:value-type="float">
            <text:p>-8.442551808824680E-01</text:p>
          </table:table-cell>
          <table:table-cell table:formula="of:=&quot;  &quot;&amp;TEXT([.B847];&quot;0.00000000000000000E+00&quot;)&amp;&quot;,&quot;" office:value-type="string" office:string-value="  -8.44255180882468000E-01," calcext:value-type="string">
            <text:p><text:s text:c="2"/>-8.44255180882468000E-01,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0.875496039168196" calcext:value-type="float">
            <text:p>-8.754960391681960E-01</text:p>
          </table:table-cell>
          <table:table-cell table:formula="of:=&quot;  &quot;&amp;TEXT([.B848];&quot;0.00000000000000000E+00&quot;)&amp;&quot;,&quot;" office:value-type="string" office:string-value="  -8.75496039168196000E-01," calcext:value-type="string">
            <text:p><text:s text:c="2"/>-8.75496039168196000E-01,</text:p>
          </table:table-cell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0.903475891319634" calcext:value-type="float">
            <text:p>-9.034758913196340E-01</text:p>
          </table:table-cell>
          <table:table-cell table:formula="of:=&quot;  &quot;&amp;TEXT([.B849];&quot;0.00000000000000000E+00&quot;)&amp;&quot;,&quot;" office:value-type="string" office:string-value="  -9.03475891319634000E-01," calcext:value-type="string">
            <text:p><text:s text:c="2"/>-9.03475891319634000E-01,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928037412145943" calcext:value-type="float">
            <text:p>-9.280374121459430E-01</text:p>
          </table:table-cell>
          <table:table-cell table:formula="of:=&quot;  &quot;&amp;TEXT([.B850];&quot;0.00000000000000000E+00&quot;)&amp;&quot;,&quot;" office:value-type="string" office:string-value="  -9.28037412145943000E-01," calcext:value-type="string">
            <text:p><text:s text:c="2"/>-9.28037412145943000E-01,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-0.949035192435928" calcext:value-type="float">
            <text:p>-9.490351924359280E-01</text:p>
          </table:table-cell>
          <table:table-cell table:formula="of:=&quot;  &quot;&amp;TEXT([.B851];&quot;0.00000000000000000E+00&quot;)&amp;&quot;,&quot;" office:value-type="string" office:string-value="  -9.49035192435928000E-01," calcext:value-type="string">
            <text:p><text:s text:c="2"/>-9.49035192435928000E-01,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-0.966336446257101" calcext:value-type="float">
            <text:p>-9.663364462571010E-01</text:p>
          </table:table-cell>
          <table:table-cell table:formula="of:=&quot;  &quot;&amp;TEXT([.B852];&quot;0.00000000000000000E+00&quot;)&amp;&quot;,&quot;" office:value-type="string" office:string-value="  -9.66336446257101000E-01," calcext:value-type="string">
            <text:p><text:s text:c="2"/>-9.66336446257101000E-01,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0.979821707518204" calcext:value-type="float">
            <text:p>-9.798217075182040E-01</text:p>
          </table:table-cell>
          <table:table-cell table:formula="of:=&quot;  &quot;&amp;TEXT([.B853];&quot;0.00000000000000000E+00&quot;)&amp;&quot;,&quot;" office:value-type="string" office:string-value="  -9.79821707518204000E-01," calcext:value-type="string">
            <text:p><text:s text:c="2"/>-9.79821707518204000E-01,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-0.989385472040727" calcext:value-type="float">
            <text:p>-9.893854720407270E-01</text:p>
          </table:table-cell>
          <table:table-cell table:formula="of:=&quot;  &quot;&amp;TEXT([.B854];&quot;0.00000000000000000E+00&quot;)&amp;&quot;,&quot;" office:value-type="string" office:string-value="  -9.89385472040727000E-01," calcext:value-type="string">
            <text:p><text:s text:c="2"/>-9.89385472040727000E-01,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994936802489569" calcext:value-type="float">
            <text:p>-9.949368024895690E-01</text:p>
          </table:table-cell>
          <table:table-cell table:formula="of:=&quot;  &quot;&amp;TEXT([.B855];&quot;0.00000000000000000E+00&quot;)&amp;&quot;,&quot;" office:value-type="string" office:string-value="  -9.94936802489569000E-01," calcext:value-type="string">
            <text:p><text:s text:c="2"/>-9.94936802489569000E-01,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-0.99639985208796" calcext:value-type="float">
            <text:p>-9.963998520879600E-01</text:p>
          </table:table-cell>
          <table:table-cell table:formula="of:=&quot;  &quot;&amp;TEXT([.B856];&quot;0.00000000000000000E+00&quot;)&amp;&quot;,&quot;" office:value-type="string" office:string-value="  -9.96399852087960000E-01," calcext:value-type="string">
            <text:p><text:s text:c="2"/>-9.96399852087960000E-01,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-0.993714384967679" calcext:value-type="float">
            <text:p>-9.937143849676790E-01</text:p>
          </table:table-cell>
          <table:table-cell table:formula="of:=&quot;  &quot;&amp;TEXT([.B857];&quot;0.00000000000000000E+00&quot;)&amp;&quot;,&quot;" office:value-type="string" office:string-value="  -9.93714384967679000E-01," calcext:value-type="string">
            <text:p><text:s text:c="2"/>-9.93714384967679000E-01,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0.986836199988399" calcext:value-type="float">
            <text:p>-9.868361999883990E-01</text:p>
          </table:table-cell>
          <table:table-cell table:formula="of:=&quot;  &quot;&amp;TEXT([.B858];&quot;0.00000000000000000E+00&quot;)&amp;&quot;,&quot;" office:value-type="string" office:string-value="  -9.86836199988399000E-01," calcext:value-type="string">
            <text:p><text:s text:c="2"/>-9.86836199988399000E-01,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-0.97573751354086" calcext:value-type="float">
            <text:p>-9.757375135408600E-01</text:p>
          </table:table-cell>
          <table:table-cell table:formula="of:=&quot;  &quot;&amp;TEXT([.B859];&quot;0.00000000000000000E+00&quot;)&amp;&quot;,&quot;" office:value-type="string" office:string-value="  -9.75737513540860000E-01," calcext:value-type="string">
            <text:p><text:s text:c="2"/>-9.75737513540860000E-01,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960407272671411" calcext:value-type="float">
            <text:p>-9.604072726714110E-01</text:p>
          </table:table-cell>
          <table:table-cell table:formula="of:=&quot;  &quot;&amp;TEXT([.B860];&quot;0.00000000000000000E+00&quot;)&amp;&quot;,&quot;" office:value-type="string" office:string-value="  -9.60407272671411000E-01," calcext:value-type="string">
            <text:p><text:s text:c="2"/>-9.60407272671411000E-01,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0.940851434000294" calcext:value-type="float">
            <text:p>-9.408514340002940E-01</text:p>
          </table:table-cell>
          <table:table-cell table:formula="of:=&quot;  &quot;&amp;TEXT([.B861];&quot;0.00000000000000000E+00&quot;)&amp;&quot;,&quot;" office:value-type="string" office:string-value="  -9.40851434000294000E-01," calcext:value-type="string">
            <text:p><text:s text:c="2"/>-9.40851434000294000E-01,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-0.917093128622638" calcext:value-type="float">
            <text:p>-9.170931286226380E-01</text:p>
          </table:table-cell>
          <table:table-cell table:formula="of:=&quot;  &quot;&amp;TEXT([.B862];&quot;0.00000000000000000E+00&quot;)&amp;&quot;,&quot;" office:value-type="string" office:string-value="  -9.17093128622638000E-01," calcext:value-type="string">
            <text:p><text:s text:c="2"/>-9.17093128622638000E-01,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-0.889172817363285" calcext:value-type="float">
            <text:p>-8.891728173632850E-01</text:p>
          </table:table-cell>
          <table:table-cell table:formula="of:=&quot;  &quot;&amp;TEXT([.B863];&quot;0.00000000000000000E+00&quot;)&amp;&quot;,&quot;" office:value-type="string" office:string-value="  -8.89172817363285000E-01," calcext:value-type="string">
            <text:p><text:s text:c="2"/>-8.89172817363285000E-01,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-0.857148345456868" calcext:value-type="float">
            <text:p>-8.571483454568680E-01</text:p>
          </table:table-cell>
          <table:table-cell table:formula="of:=&quot;  &quot;&amp;TEXT([.B864];&quot;0.00000000000000000E+00&quot;)&amp;&quot;,&quot;" office:value-type="string" office:string-value="  -8.57148345456868000E-01," calcext:value-type="string">
            <text:p><text:s text:c="2"/>-8.57148345456868000E-01,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821094941237349" calcext:value-type="float">
            <text:p>-8.210949412373490E-01</text:p>
          </table:table-cell>
          <table:table-cell table:formula="of:=&quot;  &quot;&amp;TEXT([.B865];&quot;0.00000000000000000E+00&quot;)&amp;&quot;,&quot;" office:value-type="string" office:string-value="  -8.21094941237349000E-01," calcext:value-type="string">
            <text:p><text:s text:c="2"/>-8.21094941237349000E-01,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-0.781105131904639" calcext:value-type="float">
            <text:p>-7.811051319046390E-01</text:p>
          </table:table-cell>
          <table:table-cell table:formula="of:=&quot;  &quot;&amp;TEXT([.B866];&quot;0.00000000000000000E+00&quot;)&amp;&quot;,&quot;" office:value-type="string" office:string-value="  -7.81105131904639000E-01," calcext:value-type="string">
            <text:p><text:s text:c="2"/>-7.81105131904639000E-01,</text:p>
          </table:table-cell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-0.737288625605866" calcext:value-type="float">
            <text:p>-7.372886256058660E-01</text:p>
          </table:table-cell>
          <table:table-cell table:formula="of:=&quot;  &quot;&amp;TEXT([.B867];&quot;0.00000000000000000E+00&quot;)&amp;&quot;,&quot;" office:value-type="string" office:string-value="  -7.37288625605866000E-01," calcext:value-type="string">
            <text:p><text:s text:c="2"/>-7.37288625605866000E-01,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-0.689772085274801" calcext:value-type="float">
            <text:p>-6.897720852748010E-01</text:p>
          </table:table-cell>
          <table:table-cell table:formula="of:=&quot;  &quot;&amp;TEXT([.B868];&quot;0.00000000000000000E+00&quot;)&amp;&quot;,&quot;" office:value-type="string" office:string-value="  -6.89772085274801000E-01," calcext:value-type="string">
            <text:p><text:s text:c="2"/>-6.89772085274801000E-01,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0.6386988614999" calcext:value-type="float">
            <text:p>-6.386988614999000E-01</text:p>
          </table:table-cell>
          <table:table-cell table:formula="of:=&quot;  &quot;&amp;TEXT([.B869];&quot;0.00000000000000000E+00&quot;)&amp;&quot;,&quot;" office:value-type="string" office:string-value="  -6.38698861499900000E-01," calcext:value-type="string">
            <text:p><text:s text:c="2"/>-6.38698861499900000E-01,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584228635277099" calcext:value-type="float">
            <text:p>-5.842286352770990E-01</text:p>
          </table:table-cell>
          <table:table-cell table:formula="of:=&quot;  &quot;&amp;TEXT([.B870];&quot;0.00000000000000000E+00&quot;)&amp;&quot;,&quot;" office:value-type="string" office:string-value="  -5.84228635277099000E-01," calcext:value-type="string">
            <text:p><text:s text:c="2"/>-5.84228635277099000E-01,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-0.526537026245297" calcext:value-type="float">
            <text:p>-5.265370262452970E-01</text:p>
          </table:table-cell>
          <table:table-cell table:formula="of:=&quot;  &quot;&amp;TEXT([.B871];&quot;0.00000000000000000E+00&quot;)&amp;&quot;,&quot;" office:value-type="string" office:string-value="  -5.26537026245297000E-01," calcext:value-type="string">
            <text:p><text:s text:c="2"/>-5.26537026245297000E-01,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0.465815081526315" calcext:value-type="float">
            <text:p>-4.658150815263150E-01</text:p>
          </table:table-cell>
          <table:table-cell table:formula="of:=&quot;  &quot;&amp;TEXT([.B872];&quot;0.00000000000000000E+00&quot;)&amp;&quot;,&quot;" office:value-type="string" office:string-value="  -4.65815081526315000E-01," calcext:value-type="string">
            <text:p><text:s text:c="2"/>-4.65815081526315000E-01,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-0.402268755242031" calcext:value-type="float">
            <text:p>-4.022687552420310E-01</text:p>
          </table:table-cell>
          <table:table-cell table:formula="of:=&quot;  &quot;&amp;TEXT([.B873];&quot;0.00000000000000000E+00&quot;)&amp;&quot;,&quot;" office:value-type="string" office:string-value="  -4.02268755242031000E-01," calcext:value-type="string">
            <text:p><text:s text:c="2"/>-4.02268755242031000E-01,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0.336118284253207" calcext:value-type="float">
            <text:p>-3.361182842532070E-01</text:p>
          </table:table-cell>
          <table:table-cell table:formula="of:=&quot;  &quot;&amp;TEXT([.B874];&quot;0.00000000000000000E+00&quot;)&amp;&quot;,&quot;" office:value-type="string" office:string-value="  -3.36118284253207000E-01," calcext:value-type="string">
            <text:p><text:s text:c="2"/>-3.36118284253207000E-01,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267597525749754" calcext:value-type="float">
            <text:p>-2.675975257497540E-01</text:p>
          </table:table-cell>
          <table:table-cell table:formula="of:=&quot;  &quot;&amp;TEXT([.B875];&quot;0.00000000000000000E+00&quot;)&amp;&quot;,&quot;" office:value-type="string" office:string-value="  -2.67597525749754000E-01," calcext:value-type="string">
            <text:p><text:s text:c="2"/>-2.67597525749754000E-01,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-0.19695320089842" calcext:value-type="float">
            <text:p>-1.969532008984200E-01</text:p>
          </table:table-cell>
          <table:table-cell table:formula="of:=&quot;  &quot;&amp;TEXT([.B876];&quot;0.00000000000000000E+00&quot;)&amp;&quot;,&quot;" office:value-type="string" office:string-value="  -1.96953200898420000E-01," calcext:value-type="string">
            <text:p><text:s text:c="2"/>-1.96953200898420000E-01,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0.124444119007474" calcext:value-type="float">
            <text:p>-1.244441190074740E-01</text:p>
          </table:table-cell>
          <table:table-cell table:formula="of:=&quot;  &quot;&amp;TEXT([.B877];&quot;0.00000000000000000E+00&quot;)&amp;&quot;,&quot;" office:value-type="string" office:string-value="  -1.24444119007474000E-01," calcext:value-type="string">
            <text:p><text:s text:c="2"/>-1.24444119007474000E-01,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-0.0503403193392299" calcext:value-type="float">
            <text:p>-5.034031933922990E-02</text:p>
          </table:table-cell>
          <table:table-cell table:formula="of:=&quot;  &quot;&amp;TEXT([.B878];&quot;0.00000000000000000E+00&quot;)&amp;&quot;,&quot;" office:value-type="string" office:string-value="  -5.03403193392299000E-02," calcext:value-type="string">
            <text:p><text:s text:c="2"/>-5.03403193392299000E-02,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0.0250778294836615" calcext:value-type="float">
            <text:p>2.507782948366150E-02</text:p>
          </table:table-cell>
          <table:table-cell table:formula="of:=&quot;  &quot;&amp;TEXT([.B879];&quot;0.00000000000000000E+00&quot;)&amp;&quot;,&quot;" office:value-type="string" office:string-value="  2.50778294836615000E-02," calcext:value-type="string">
            <text:p><text:s text:c="2"/>2.50778294836615000E-02,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0.101520597847627" calcext:value-type="float">
            <text:p>1.015205978476270E-01</text:p>
          </table:table-cell>
          <table:table-cell table:formula="of:=&quot;  &quot;&amp;TEXT([.B880];&quot;0.00000000000000000E+00&quot;)&amp;&quot;,&quot;" office:value-type="string" office:string-value="  1.01520597847627000E-01," calcext:value-type="string">
            <text:p><text:s text:c="2"/>1.01520597847627000E-01,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0.178689886730694" calcext:value-type="float">
            <text:p>1.786898867306940E-01</text:p>
          </table:table-cell>
          <table:table-cell table:formula="of:=&quot;  &quot;&amp;TEXT([.B881];&quot;0.00000000000000000E+00&quot;)&amp;&quot;,&quot;" office:value-type="string" office:string-value="  1.78689886730694000E-01," calcext:value-type="string">
            <text:p><text:s text:c="2"/>1.78689886730694000E-01,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0.256280288844384" calcext:value-type="float">
            <text:p>2.562802888443840E-01</text:p>
          </table:table-cell>
          <table:table-cell table:formula="of:=&quot;  &quot;&amp;TEXT([.B882];&quot;0.00000000000000000E+00&quot;)&amp;&quot;,&quot;" office:value-type="string" office:string-value="  2.56280288844384000E-01," calcext:value-type="string">
            <text:p><text:s text:c="2"/>2.56280288844384000E-01,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0.333980174203814" calcext:value-type="float">
            <text:p>3.339801742038140E-01</text:p>
          </table:table-cell>
          <table:table-cell table:formula="of:=&quot;  &quot;&amp;TEXT([.B883];&quot;0.00000000000000000E+00&quot;)&amp;&quot;,&quot;" office:value-type="string" office:string-value="  3.33980174203814000E-01," calcext:value-type="string">
            <text:p><text:s text:c="2"/>3.33980174203814000E-01,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0.411472827620572" calcext:value-type="float">
            <text:p>4.114728276205720E-01</text:p>
          </table:table-cell>
          <table:table-cell table:formula="of:=&quot;  &quot;&amp;TEXT([.B884];&quot;0.00000000000000000E+00&quot;)&amp;&quot;,&quot;" office:value-type="string" office:string-value="  4.11472827620572000E-01," calcext:value-type="string">
            <text:p><text:s text:c="2"/>4.11472827620572000E-01,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0.488437598871434" calcext:value-type="float">
            <text:p>4.884375988714340E-01</text:p>
          </table:table-cell>
          <table:table-cell table:formula="of:=&quot;  &quot;&amp;TEXT([.B885];&quot;0.00000000000000000E+00&quot;)&amp;&quot;,&quot;" office:value-type="string" office:string-value="  4.88437598871434000E-01," calcext:value-type="string">
            <text:p><text:s text:c="2"/>4.88437598871434000E-01,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0.564551112381662" calcext:value-type="float">
            <text:p>5.645511123816620E-01</text:p>
          </table:table-cell>
          <table:table-cell table:formula="of:=&quot;  &quot;&amp;TEXT([.B886];&quot;0.00000000000000000E+00&quot;)&amp;&quot;,&quot;" office:value-type="string" office:string-value="  5.64551112381662000E-01," calcext:value-type="string">
            <text:p><text:s text:c="2"/>5.64551112381662000E-01,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0.639488481313012" calcext:value-type="float">
            <text:p>6.394884813130120E-01</text:p>
          </table:table-cell>
          <table:table-cell table:formula="of:=&quot;  &quot;&amp;TEXT([.B887];&quot;0.00000000000000000E+00&quot;)&amp;&quot;,&quot;" office:value-type="string" office:string-value="  6.39488481313012000E-01," calcext:value-type="string">
            <text:p><text:s text:c="2"/>6.39488481313012000E-01,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0.712924556794764" calcext:value-type="float">
            <text:p>7.129245567947640E-01</text:p>
          </table:table-cell>
          <table:table-cell table:formula="of:=&quot;  &quot;&amp;TEXT([.B888];&quot;0.00000000000000000E+00&quot;)&amp;&quot;,&quot;" office:value-type="string" office:string-value="  7.12924556794764000E-01," calcext:value-type="string">
            <text:p><text:s text:c="2"/>7.12924556794764000E-01,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0.784535171790805" calcext:value-type="float">
            <text:p>7.845351717908050E-01</text:p>
          </table:table-cell>
          <table:table-cell table:formula="of:=&quot;  &quot;&amp;TEXT([.B889];&quot;0.00000000000000000E+00&quot;)&amp;&quot;,&quot;" office:value-type="string" office:string-value="  7.84535171790805000E-01," calcext:value-type="string">
            <text:p><text:s text:c="2"/>7.84535171790805000E-01,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0.853998431758794" calcext:value-type="float">
            <text:p>8.539984317587940E-01</text:p>
          </table:table-cell>
          <table:table-cell table:formula="of:=&quot;  &quot;&amp;TEXT([.B890];&quot;0.00000000000000000E+00&quot;)&amp;&quot;,&quot;" office:value-type="string" office:string-value="  8.53998431758794000E-01," calcext:value-type="string">
            <text:p><text:s text:c="2"/>8.53998431758794000E-01,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0.920995986773724" calcext:value-type="float">
            <text:p>9.209959867737240E-01</text:p>
          </table:table-cell>
          <table:table-cell table:formula="of:=&quot;  &quot;&amp;TEXT([.B891];&quot;0.00000000000000000E+00&quot;)&amp;&quot;,&quot;" office:value-type="string" office:string-value="  9.20995986773724000E-01," calcext:value-type="string">
            <text:p><text:s text:c="2"/>9.20995986773724000E-01,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0.985214327267555" calcext:value-type="float">
            <text:p>9.852143272675550E-01</text:p>
          </table:table-cell>
          <table:table-cell table:formula="of:=&quot;  &quot;&amp;TEXT([.B892];&quot;0.00000000000000000E+00&quot;)&amp;&quot;,&quot;" office:value-type="string" office:string-value="  9.85214327267555000E-01," calcext:value-type="string">
            <text:p><text:s text:c="2"/>9.85214327267555000E-01,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.04634605058124" calcext:value-type="float">
            <text:p>1.046346050581240E+00</text:p>
          </table:table-cell>
          <table:table-cell table:formula="of:=&quot;  &quot;&amp;TEXT([.B893];&quot;0.00000000000000000E+00&quot;)&amp;&quot;,&quot;" office:value-type="string" office:string-value="  1.04634605058124000E+00," calcext:value-type="string">
            <text:p><text:s text:c="2"/>1.04634605058124000E+00,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.10409115434119" calcext:value-type="float">
            <text:p>1.104091154341190E+00</text:p>
          </table:table-cell>
          <table:table-cell table:formula="of:=&quot;  &quot;&amp;TEXT([.B894];&quot;0.00000000000000000E+00&quot;)&amp;&quot;,&quot;" office:value-type="string" office:string-value="  1.10409115434119000E+00," calcext:value-type="string">
            <text:p><text:s text:c="2"/>1.10409115434119000E+00,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.15815829467558" calcext:value-type="float">
            <text:p>1.158158294675580E+00</text:p>
          </table:table-cell>
          <table:table-cell table:formula="of:=&quot;  &quot;&amp;TEXT([.B895];&quot;0.00000000000000000E+00&quot;)&amp;&quot;,&quot;" office:value-type="string" office:string-value="  1.15815829467558000E+00," calcext:value-type="string">
            <text:p><text:s text:c="2"/>1.15815829467558000E+00,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.2082660523179" calcext:value-type="float">
            <text:p>1.208266052317900E+00</text:p>
          </table:table-cell>
          <table:table-cell table:formula="of:=&quot;  &quot;&amp;TEXT([.B896];&quot;0.00000000000000000E+00&quot;)&amp;&quot;,&quot;" office:value-type="string" office:string-value="  1.20826605231790000E+00," calcext:value-type="string">
            <text:p><text:s text:c="2"/>1.20826605231790000E+00,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.25414414787461" calcext:value-type="float">
            <text:p>1.254144147874610E+00</text:p>
          </table:table-cell>
          <table:table-cell table:formula="of:=&quot;  &quot;&amp;TEXT([.B897];&quot;0.00000000000000000E+00&quot;)&amp;&quot;,&quot;" office:value-type="string" office:string-value="  1.25414414787461000E+00," calcext:value-type="string">
            <text:p><text:s text:c="2"/>1.25414414787461000E+00,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.29553466289061" calcext:value-type="float">
            <text:p>1.295534662890610E+00</text:p>
          </table:table-cell>
          <table:table-cell table:formula="of:=&quot;  &quot;&amp;TEXT([.B898];&quot;0.00000000000000000E+00&quot;)&amp;&quot;,&quot;" office:value-type="string" office:string-value="  1.29553466289061000E+00," calcext:value-type="string">
            <text:p><text:s text:c="2"/>1.29553466289061000E+00,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.33219320502691" calcext:value-type="float">
            <text:p>1.332193205026910E+00</text:p>
          </table:table-cell>
          <table:table-cell table:formula="of:=&quot;  &quot;&amp;TEXT([.B899];&quot;0.00000000000000000E+00&quot;)&amp;&quot;,&quot;" office:value-type="string" office:string-value="  1.33219320502691000E+00," calcext:value-type="string">
            <text:p><text:s text:c="2"/>1.33219320502691000E+00,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.36389006655377" calcext:value-type="float">
            <text:p>1.363890066553770E+00</text:p>
          </table:table-cell>
          <table:table-cell table:formula="of:=&quot;  &quot;&amp;TEXT([.B900];&quot;0.00000000000000000E+00&quot;)&amp;&quot;,&quot;" office:value-type="string" office:string-value="  1.36389006655377000E+00," calcext:value-type="string">
            <text:p><text:s text:c="2"/>1.36389006655377000E+00,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.39041131176815" calcext:value-type="float">
            <text:p>1.390411311768150E+00</text:p>
          </table:table-cell>
          <table:table-cell table:formula="of:=&quot;  &quot;&amp;TEXT([.B901];&quot;0.00000000000000000E+00&quot;)&amp;&quot;,&quot;" office:value-type="string" office:string-value="  1.39041131176815000E+00," calcext:value-type="string">
            <text:p><text:s text:c="2"/>1.39041131176815000E+00,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.41155985396173" calcext:value-type="float">
            <text:p>1.411559853961730E+00</text:p>
          </table:table-cell>
          <table:table-cell table:formula="of:=&quot;  &quot;&amp;TEXT([.B902];&quot;0.00000000000000000E+00&quot;)&amp;&quot;,&quot;" office:value-type="string" office:string-value="  1.41155985396173000E+00," calcext:value-type="string">
            <text:p><text:s text:c="2"/>1.41155985396173000E+00,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.42715645402708" calcext:value-type="float">
            <text:p>1.427156454027080E+00</text:p>
          </table:table-cell>
          <table:table-cell table:formula="of:=&quot;  &quot;&amp;TEXT([.B903];&quot;0.00000000000000000E+00&quot;)&amp;&quot;,&quot;" office:value-type="string" office:string-value="  1.42715645402708000E+00," calcext:value-type="string">
            <text:p><text:s text:c="2"/>1.42715645402708000E+00,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.43704069409621" calcext:value-type="float">
            <text:p>1.437040694096210E+00</text:p>
          </table:table-cell>
          <table:table-cell table:formula="of:=&quot;  &quot;&amp;TEXT([.B904];&quot;0.00000000000000000E+00&quot;)&amp;&quot;,&quot;" office:value-type="string" office:string-value="  1.43704069409621000E+00," calcext:value-type="string">
            <text:p><text:s text:c="2"/>1.43704069409621000E+00,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.44107187013243" calcext:value-type="float">
            <text:p>1.441071870132430E+00</text:p>
          </table:table-cell>
          <table:table-cell table:formula="of:=&quot;  &quot;&amp;TEXT([.B905];&quot;0.00000000000000000E+00&quot;)&amp;&quot;,&quot;" office:value-type="string" office:string-value="  1.44107187013243000E+00," calcext:value-type="string">
            <text:p><text:s text:c="2"/>1.44107187013243000E+00,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.43912985196869" calcext:value-type="float">
            <text:p>1.439129851968690E+00</text:p>
          </table:table-cell>
          <table:table-cell table:formula="of:=&quot;  &quot;&amp;TEXT([.B906];&quot;0.00000000000000000E+00&quot;)&amp;&quot;,&quot;" office:value-type="string" office:string-value="  1.43912985196869000E+00," calcext:value-type="string">
            <text:p><text:s text:c="2"/>1.43912985196869000E+00,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1.4311158495848" calcext:value-type="float">
            <text:p>1.431115849584800E+00</text:p>
          </table:table-cell>
          <table:table-cell table:formula="of:=&quot;  &quot;&amp;TEXT([.B907];&quot;0.00000000000000000E+00&quot;)&amp;&quot;,&quot;" office:value-type="string" office:string-value="  1.43111584958480000E+00," calcext:value-type="string">
            <text:p><text:s text:c="2"/>1.43111584958480000E+00,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.41695313867276" calcext:value-type="float">
            <text:p>1.416953138672760E+00</text:p>
          </table:table-cell>
          <table:table-cell table:formula="of:=&quot;  &quot;&amp;TEXT([.B908];&quot;0.00000000000000000E+00&quot;)&amp;&quot;,&quot;" office:value-type="string" office:string-value="  1.41695313867276000E+00," calcext:value-type="string">
            <text:p><text:s text:c="2"/>1.41695313867276000E+00,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.39658769089947" calcext:value-type="float">
            <text:p>1.396587690899470E+00</text:p>
          </table:table-cell>
          <table:table-cell table:formula="of:=&quot;  &quot;&amp;TEXT([.B909];&quot;0.00000000000000000E+00&quot;)&amp;&quot;,&quot;" office:value-type="string" office:string-value="  1.39658769089947000E+00," calcext:value-type="string">
            <text:p><text:s text:c="2"/>1.39658769089947000E+00,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.36998876008548" calcext:value-type="float">
            <text:p>1.369988760085480E+00</text:p>
          </table:table-cell>
          <table:table-cell table:formula="of:=&quot;  &quot;&amp;TEXT([.B910];&quot;0.00000000000000000E+00&quot;)&amp;&quot;,&quot;" office:value-type="string" office:string-value="  1.36998876008548000E+00," calcext:value-type="string">
            <text:p><text:s text:c="2"/>1.36998876008548000E+00,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.3371493596443" calcext:value-type="float">
            <text:p>1.337149359644300E+00</text:p>
          </table:table-cell>
          <table:table-cell table:formula="of:=&quot;  &quot;&amp;TEXT([.B911];&quot;0.00000000000000000E+00&quot;)&amp;&quot;,&quot;" office:value-type="string" office:string-value="  1.33714935964430000E+00," calcext:value-type="string">
            <text:p><text:s text:c="2"/>1.33714935964430000E+00,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.29808668973955" calcext:value-type="float">
            <text:p>1.298086689739550E+00</text:p>
          </table:table-cell>
          <table:table-cell table:formula="of:=&quot;  &quot;&amp;TEXT([.B912];&quot;0.00000000000000000E+00&quot;)&amp;&quot;,&quot;" office:value-type="string" office:string-value="  1.29808668973955000E+00," calcext:value-type="string">
            <text:p><text:s text:c="2"/>1.29808668973955000E+00,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.25284245321337" calcext:value-type="float">
            <text:p>1.252842453213370E+00</text:p>
          </table:table-cell>
          <table:table-cell table:formula="of:=&quot;  &quot;&amp;TEXT([.B913];&quot;0.00000000000000000E+00&quot;)&amp;&quot;,&quot;" office:value-type="string" office:string-value="  1.25284245321337000E+00," calcext:value-type="string">
            <text:p><text:s text:c="2"/>1.25284245321337000E+00,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.20148312097734" calcext:value-type="float">
            <text:p>1.201483120977340E+00</text:p>
          </table:table-cell>
          <table:table-cell table:formula="of:=&quot;  &quot;&amp;TEXT([.B914];&quot;0.00000000000000000E+00&quot;)&amp;&quot;,&quot;" office:value-type="string" office:string-value="  1.20148312097734000E+00," calcext:value-type="string">
            <text:p><text:s text:c="2"/>1.20148312097734000E+00,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.14410008315422" calcext:value-type="float">
            <text:p>1.144100083154220E+00</text:p>
          </table:table-cell>
          <table:table-cell table:formula="of:=&quot;  &quot;&amp;TEXT([.B915];&quot;0.00000000000000000E+00&quot;)&amp;&quot;,&quot;" office:value-type="string" office:string-value="  1.14410008315422000E+00," calcext:value-type="string">
            <text:p><text:s text:c="2"/>1.14410008315422000E+00,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.08080973571897" calcext:value-type="float">
            <text:p>1.080809735718970E+00</text:p>
          </table:table-cell>
          <table:table-cell table:formula="of:=&quot;  &quot;&amp;TEXT([.B916];&quot;0.00000000000000000E+00&quot;)&amp;&quot;,&quot;" office:value-type="string" office:string-value="  1.08080973571897000E+00," calcext:value-type="string">
            <text:p><text:s text:c="2"/>1.08080973571897000E+00,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.01175345212139" calcext:value-type="float">
            <text:p>1.011753452121390E+00</text:p>
          </table:table-cell>
          <table:table-cell table:formula="of:=&quot;  &quot;&amp;TEXT([.B917];&quot;0.00000000000000000E+00&quot;)&amp;&quot;,&quot;" office:value-type="string" office:string-value="  1.01175345212139000E+00," calcext:value-type="string">
            <text:p><text:s text:c="2"/>1.01175345212139000E+00,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.937097498704177" calcext:value-type="float">
            <text:p>9.370974987041770E-01</text:p>
          </table:table-cell>
          <table:table-cell table:formula="of:=&quot;  &quot;&amp;TEXT([.B918];&quot;0.00000000000000000E+00&quot;)&amp;&quot;,&quot;" office:value-type="string" office:string-value="  9.37097498704177000E-01," calcext:value-type="string">
            <text:p><text:s text:c="2"/>9.37097498704177000E-01,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.857032832730146" calcext:value-type="float">
            <text:p>8.570328327301460E-01</text:p>
          </table:table-cell>
          <table:table-cell table:formula="of:=&quot;  &quot;&amp;TEXT([.B919];&quot;0.00000000000000000E+00&quot;)&amp;&quot;,&quot;" office:value-type="string" office:string-value="  8.57032832730146000E-01," calcext:value-type="string">
            <text:p><text:s text:c="2"/>8.57032832730146000E-01,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771774831756236" calcext:value-type="float">
            <text:p>7.717748317562360E-01</text:p>
          </table:table-cell>
          <table:table-cell table:formula="of:=&quot;  &quot;&amp;TEXT([.B920];&quot;0.00000000000000000E+00&quot;)&amp;&quot;,&quot;" office:value-type="string" office:string-value="  7.71774831756236000E-01," calcext:value-type="string">
            <text:p><text:s text:c="2"/>7.71774831756236000E-01,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681562907378995" calcext:value-type="float">
            <text:p>6.815629073789950E-01</text:p>
          </table:table-cell>
          <table:table-cell table:formula="of:=&quot;  &quot;&amp;TEXT([.B921];&quot;0.00000000000000000E+00&quot;)&amp;&quot;,&quot;" office:value-type="string" office:string-value="  6.81562907378995000E-01," calcext:value-type="string">
            <text:p><text:s text:c="2"/>6.81562907378995000E-01,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586660060725597" calcext:value-type="float">
            <text:p>5.866600607255970E-01</text:p>
          </table:table-cell>
          <table:table-cell table:formula="of:=&quot;  &quot;&amp;TEXT([.B922];&quot;0.00000000000000000E+00&quot;)&amp;&quot;,&quot;" office:value-type="string" office:string-value="  5.86660060725597000E-01," calcext:value-type="string">
            <text:p><text:s text:c="2"/>5.86660060725597000E-01,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.487352322580055" calcext:value-type="float">
            <text:p>4.873523225800550E-01</text:p>
          </table:table-cell>
          <table:table-cell table:formula="of:=&quot;  &quot;&amp;TEXT([.B923];&quot;0.00000000000000000E+00&quot;)&amp;&quot;,&quot;" office:value-type="string" office:string-value="  4.87352322580055000E-01," calcext:value-type="string">
            <text:p><text:s text:c="2"/>4.87352322580055000E-01,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.383948125116236" calcext:value-type="float">
            <text:p>3.839481251162360E-01</text:p>
          </table:table-cell>
          <table:table-cell table:formula="of:=&quot;  &quot;&amp;TEXT([.B924];&quot;0.00000000000000000E+00&quot;)&amp;&quot;,&quot;" office:value-type="string" office:string-value="  3.83948125116236000E-01," calcext:value-type="string">
            <text:p><text:s text:c="2"/>3.83948125116236000E-01,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276777565425407" calcext:value-type="float">
            <text:p>2.767775654254070E-01</text:p>
          </table:table-cell>
          <table:table-cell table:formula="of:=&quot;  &quot;&amp;TEXT([.B925];&quot;0.00000000000000000E+00&quot;)&amp;&quot;,&quot;" office:value-type="string" office:string-value="  2.76777565425407000E-01," calcext:value-type="string">
            <text:p><text:s text:c="2"/>2.76777565425407000E-01,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.166191609801312" calcext:value-type="float">
            <text:p>1.661916098013120E-01</text:p>
          </table:table-cell>
          <table:table-cell table:formula="of:=&quot;  &quot;&amp;TEXT([.B926];&quot;0.00000000000000000E+00&quot;)&amp;&quot;,&quot;" office:value-type="string" office:string-value="  1.66191609801312000E-01," calcext:value-type="string">
            <text:p><text:s text:c="2"/>1.66191609801312000E-01,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0525611949120068" calcext:value-type="float">
            <text:p>5.256119491200680E-02</text:p>
          </table:table-cell>
          <table:table-cell table:formula="of:=&quot;  &quot;&amp;TEXT([.B927];&quot;0.00000000000000000E+00&quot;)&amp;&quot;,&quot;" office:value-type="string" office:string-value="  5.25611949120068000E-02," calcext:value-type="string">
            <text:p><text:s text:c="2"/>5.25611949120068000E-02,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0.0637237382676707" calcext:value-type="float">
            <text:p>-6.372373826767070E-02</text:p>
          </table:table-cell>
          <table:table-cell table:formula="of:=&quot;  &quot;&amp;TEXT([.B928];&quot;0.00000000000000000E+00&quot;)&amp;&quot;,&quot;" office:value-type="string" office:string-value="  -6.37237382676707000E-02," calcext:value-type="string">
            <text:p><text:s text:c="2"/>-6.37237382676707000E-02,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0.182255307323479" calcext:value-type="float">
            <text:p>-1.822553073234790E-01</text:p>
          </table:table-cell>
          <table:table-cell table:formula="of:=&quot;  &quot;&amp;TEXT([.B929];&quot;0.00000000000000000E+00&quot;)&amp;&quot;,&quot;" office:value-type="string" office:string-value="  -1.82255307323479000E-01," calcext:value-type="string">
            <text:p><text:s text:c="2"/>-1.82255307323479000E-01,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02608799979727" calcext:value-type="float">
            <text:p>-3.026087999797270E-01</text:p>
          </table:table-cell>
          <table:table-cell table:formula="of:=&quot;  &quot;&amp;TEXT([.B930];&quot;0.00000000000000000E+00&quot;)&amp;&quot;,&quot;" office:value-type="string" office:string-value="  -3.02608799979727000E-01," calcext:value-type="string">
            <text:p><text:s text:c="2"/>-3.02608799979727000E-01,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0.424343876642216" calcext:value-type="float">
            <text:p>-4.243438766422160E-01</text:p>
          </table:table-cell>
          <table:table-cell table:formula="of:=&quot;  &quot;&amp;TEXT([.B931];&quot;0.00000000000000000E+00&quot;)&amp;&quot;,&quot;" office:value-type="string" office:string-value="  -4.24343876642216000E-01," calcext:value-type="string">
            <text:p><text:s text:c="2"/>-4.24343876642216000E-01,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-0.547005834663902" calcext:value-type="float">
            <text:p>-5.470058346639020E-01</text:p>
          </table:table-cell>
          <table:table-cell table:formula="of:=&quot;  &quot;&amp;TEXT([.B932];&quot;0.00000000000000000E+00&quot;)&amp;&quot;,&quot;" office:value-type="string" office:string-value="  -5.47005834663902000E-01," calcext:value-type="string">
            <text:p><text:s text:c="2"/>-5.47005834663902000E-01,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0.67012695117609" calcext:value-type="float">
            <text:p>-6.701269511760900E-01</text:p>
          </table:table-cell>
          <table:table-cell table:formula="of:=&quot;  &quot;&amp;TEXT([.B933];&quot;0.00000000000000000E+00&quot;)&amp;&quot;,&quot;" office:value-type="string" office:string-value="  -6.70126951176090000E-01," calcext:value-type="string">
            <text:p><text:s text:c="2"/>-6.70126951176090000E-01,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-0.793227858902981" calcext:value-type="float">
            <text:p>-7.932278589029810E-01</text:p>
          </table:table-cell>
          <table:table-cell table:formula="of:=&quot;  &quot;&amp;TEXT([.B934];&quot;0.00000000000000000E+00&quot;)&amp;&quot;,&quot;" office:value-type="string" office:string-value="  -7.93227858902981000E-01," calcext:value-type="string">
            <text:p><text:s text:c="2"/>-7.93227858902981000E-01,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91581900022767" calcext:value-type="float">
            <text:p>-9.158190002276700E-01</text:p>
          </table:table-cell>
          <table:table-cell table:formula="of:=&quot;  &quot;&amp;TEXT([.B935];&quot;0.00000000000000000E+00&quot;)&amp;&quot;,&quot;" office:value-type="string" office:string-value="  -9.15819000227670000E-01," calcext:value-type="string">
            <text:p><text:s text:c="2"/>-9.15819000227670000E-01,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1.03740212590188" calcext:value-type="float">
            <text:p>-1.037402125901880E+00</text:p>
          </table:table-cell>
          <table:table-cell table:formula="of:=&quot;  &quot;&amp;TEXT([.B936];&quot;0.00000000000000000E+00&quot;)&amp;&quot;,&quot;" office:value-type="string" office:string-value="  -1.03740212590188000E+00," calcext:value-type="string">
            <text:p><text:s text:c="2"/>-1.03740212590188000E+00,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1.15747186007365" calcext:value-type="float">
            <text:p>-1.157471860073650E+00</text:p>
          </table:table-cell>
          <table:table-cell table:formula="of:=&quot;  &quot;&amp;TEXT([.B937];&quot;0.00000000000000000E+00&quot;)&amp;&quot;,&quot;" office:value-type="string" office:string-value="  -1.15747186007365000E+00," calcext:value-type="string">
            <text:p><text:s text:c="2"/>-1.15747186007365000E+00,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1.27551726612865" calcext:value-type="float">
            <text:p>-1.275517266128650E+00</text:p>
          </table:table-cell>
          <table:table-cell table:formula="of:=&quot;  &quot;&amp;TEXT([.B938];&quot;0.00000000000000000E+00&quot;)&amp;&quot;,&quot;" office:value-type="string" office:string-value="  -1.27551726612865000E+00," calcext:value-type="string">
            <text:p><text:s text:c="2"/>-1.27551726612865000E+00,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1.39102349032574" calcext:value-type="float">
            <text:p>-1.391023490325740E+00</text:p>
          </table:table-cell>
          <table:table-cell table:formula="of:=&quot;  &quot;&amp;TEXT([.B939];&quot;0.00000000000000000E+00&quot;)&amp;&quot;,&quot;" office:value-type="string" office:string-value="  -1.39102349032574000E+00," calcext:value-type="string">
            <text:p><text:s text:c="2"/>-1.39102349032574000E+00,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.50347341451984" calcext:value-type="float">
            <text:p>-1.503473414519840E+00</text:p>
          </table:table-cell>
          <table:table-cell table:formula="of:=&quot;  &quot;&amp;TEXT([.B940];&quot;0.00000000000000000E+00&quot;)&amp;&quot;,&quot;" office:value-type="string" office:string-value="  -1.50347341451984000E+00," calcext:value-type="string">
            <text:p><text:s text:c="2"/>-1.50347341451984000E+00,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1.61234936337486" calcext:value-type="float">
            <text:p>-1.612349363374860E+00</text:p>
          </table:table-cell>
          <table:table-cell table:formula="of:=&quot;  &quot;&amp;TEXT([.B941];&quot;0.00000000000000000E+00&quot;)&amp;&quot;,&quot;" office:value-type="string" office:string-value="  -1.61234936337486000E+00," calcext:value-type="string">
            <text:p><text:s text:c="2"/>-1.61234936337486000E+00,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1.71713478598995" calcext:value-type="float">
            <text:p>-1.717134785989950E+00</text:p>
          </table:table-cell>
          <table:table-cell table:formula="of:=&quot;  &quot;&amp;TEXT([.B942];&quot;0.00000000000000000E+00&quot;)&amp;&quot;,&quot;" office:value-type="string" office:string-value="  -1.71713478598995000E+00," calcext:value-type="string">
            <text:p><text:s text:c="2"/>-1.71713478598995000E+00,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1.81731599852827" calcext:value-type="float">
            <text:p>-1.817315998528270E+00</text:p>
          </table:table-cell>
          <table:table-cell table:formula="of:=&quot;  &quot;&amp;TEXT([.B943];&quot;0.00000000000000000E+00&quot;)&amp;&quot;,&quot;" office:value-type="string" office:string-value="  -1.81731599852827000E+00," calcext:value-type="string">
            <text:p><text:s text:c="2"/>-1.81731599852827000E+00,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1.9123839177383" calcext:value-type="float">
            <text:p>-1.912383917738300E+00</text:p>
          </table:table-cell>
          <table:table-cell table:formula="of:=&quot;  &quot;&amp;TEXT([.B944];&quot;0.00000000000000000E+00&quot;)&amp;&quot;,&quot;" office:value-type="string" office:string-value="  -1.91238391773830000E+00," calcext:value-type="string">
            <text:p><text:s text:c="2"/>-1.91238391773830000E+00,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.00183580335917" calcext:value-type="float">
            <text:p>-2.001835803359170E+00</text:p>
          </table:table-cell>
          <table:table-cell table:formula="of:=&quot;  &quot;&amp;TEXT([.B945];&quot;0.00000000000000000E+00&quot;)&amp;&quot;,&quot;" office:value-type="string" office:string-value="  -2.00183580335917000E+00," calcext:value-type="string">
            <text:p><text:s text:c="2"/>-2.00183580335917000E+00,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2.08517697913257" calcext:value-type="float">
            <text:p>-2.085176979132570E+00</text:p>
          </table:table-cell>
          <table:table-cell table:formula="of:=&quot;  &quot;&amp;TEXT([.B946];&quot;0.00000000000000000E+00&quot;)&amp;&quot;,&quot;" office:value-type="string" office:string-value="  -2.08517697913257000E+00," calcext:value-type="string">
            <text:p><text:s text:c="2"/>-2.08517697913257000E+00,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2.16192258635832" calcext:value-type="float">
            <text:p>-2.161922586358320E+00</text:p>
          </table:table-cell>
          <table:table-cell table:formula="of:=&quot;  &quot;&amp;TEXT([.B947];&quot;0.00000000000000000E+00&quot;)&amp;&quot;,&quot;" office:value-type="string" office:string-value="  -2.16192258635832000E+00," calcext:value-type="string">
            <text:p><text:s text:c="2"/>-2.16192258635832000E+00,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2.23159929119403" calcext:value-type="float">
            <text:p>-2.231599291194030E+00</text:p>
          </table:table-cell>
          <table:table-cell table:formula="of:=&quot;  &quot;&amp;TEXT([.B948];&quot;0.00000000000000000E+00&quot;)&amp;&quot;,&quot;" office:value-type="string" office:string-value="  -2.23159929119403000E+00," calcext:value-type="string">
            <text:p><text:s text:c="2"/>-2.23159929119403000E+00,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2.29374697982398" calcext:value-type="float">
            <text:p>-2.293746979823980E+00</text:p>
          </table:table-cell>
          <table:table-cell table:formula="of:=&quot;  &quot;&amp;TEXT([.B949];&quot;0.00000000000000000E+00&quot;)&amp;&quot;,&quot;" office:value-type="string" office:string-value="  -2.29374697982398000E+00," calcext:value-type="string">
            <text:p><text:s text:c="2"/>-2.29374697982398000E+00,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.34792042128152" calcext:value-type="float">
            <text:p>-2.347920421281520E+00</text:p>
          </table:table-cell>
          <table:table-cell table:formula="of:=&quot;  &quot;&amp;TEXT([.B950];&quot;0.00000000000000000E+00&quot;)&amp;&quot;,&quot;" office:value-type="string" office:string-value="  -2.34792042128152000E+00," calcext:value-type="string">
            <text:p><text:s text:c="2"/>-2.34792042128152000E+00,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2.39369093940137" calcext:value-type="float">
            <text:p>-2.393690939401370E+00</text:p>
          </table:table-cell>
          <table:table-cell table:formula="of:=&quot;  &quot;&amp;TEXT([.B951];&quot;0.00000000000000000E+00&quot;)&amp;&quot;,&quot;" office:value-type="string" office:string-value="  -2.39369093940137000E+00," calcext:value-type="string">
            <text:p><text:s text:c="2"/>-2.39369093940137000E+00,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2.43064798904025" calcext:value-type="float">
            <text:p>-2.430647989040250E+00</text:p>
          </table:table-cell>
          <table:table-cell table:formula="of:=&quot;  &quot;&amp;TEXT([.B952];&quot;0.00000000000000000E+00&quot;)&amp;&quot;,&quot;" office:value-type="string" office:string-value="  -2.43064798904025000E+00," calcext:value-type="string">
            <text:p><text:s text:c="2"/>-2.43064798904025000E+00,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.45840072234482" calcext:value-type="float">
            <text:p>-2.458400722344820E+00</text:p>
          </table:table-cell>
          <table:table-cell table:formula="of:=&quot;  &quot;&amp;TEXT([.B953];&quot;0.00000000000000000E+00&quot;)&amp;&quot;,&quot;" office:value-type="string" office:string-value="  -2.45840072234482000E+00," calcext:value-type="string">
            <text:p><text:s text:c="2"/>-2.45840072234482000E+00,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2.47657951064885" calcext:value-type="float">
            <text:p>-2.476579510648850E+00</text:p>
          </table:table-cell>
          <table:table-cell table:formula="of:=&quot;  &quot;&amp;TEXT([.B954];&quot;0.00000000000000000E+00&quot;)&amp;&quot;,&quot;" office:value-type="string" office:string-value="  -2.47657951064885000E+00," calcext:value-type="string">
            <text:p><text:s text:c="2"/>-2.47657951064885000E+00,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.48483740740927" calcext:value-type="float">
            <text:p>-2.484837407409270E+00</text:p>
          </table:table-cell>
          <table:table-cell table:formula="of:=&quot;  &quot;&amp;TEXT([.B955];&quot;0.00000000000000000E+00&quot;)&amp;&quot;,&quot;" office:value-type="string" office:string-value="  -2.48483740740927000E+00," calcext:value-type="string">
            <text:p><text:s text:c="2"/>-2.48483740740927000E+00,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2.48285152477012" calcext:value-type="float">
            <text:p>-2.482851524770120E+00</text:p>
          </table:table-cell>
          <table:table-cell table:formula="of:=&quot;  &quot;&amp;TEXT([.B956];&quot;0.00000000000000000E+00&quot;)&amp;&quot;,&quot;" office:value-type="string" office:string-value="  -2.48285152477012000E+00," calcext:value-type="string">
            <text:p><text:s text:c="2"/>-2.48285152477012000E+00,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2.47032439946319" calcext:value-type="float">
            <text:p>-2.470324399463190E+00</text:p>
          </table:table-cell>
          <table:table-cell table:formula="of:=&quot;  &quot;&amp;TEXT([.B957];&quot;0.00000000000000000E+00&quot;)&amp;&quot;,&quot;" office:value-type="string" office:string-value="  -2.47032439946319000E+00," calcext:value-type="string">
            <text:p><text:s text:c="2"/>-2.47032439946319000E+00,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2.44698524926577" calcext:value-type="float">
            <text:p>-2.446985249265770E+00</text:p>
          </table:table-cell>
          <table:table-cell table:formula="of:=&quot;  &quot;&amp;TEXT([.B958];&quot;0.00000000000000000E+00&quot;)&amp;&quot;,&quot;" office:value-type="string" office:string-value="  -2.44698524926577000E+00," calcext:value-type="string">
            <text:p><text:s text:c="2"/>-2.44698524926577000E+00,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2.41259115570192" calcext:value-type="float">
            <text:p>-2.412591155701920E+00</text:p>
          </table:table-cell>
          <table:table-cell table:formula="of:=&quot;  &quot;&amp;TEXT([.B959];&quot;0.00000000000000000E+00&quot;)&amp;&quot;,&quot;" office:value-type="string" office:string-value="  -2.41259115570192000E+00," calcext:value-type="string">
            <text:p><text:s text:c="2"/>-2.41259115570192000E+00,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.36692818577133" calcext:value-type="float">
            <text:p>-2.366928185771330E+00</text:p>
          </table:table-cell>
          <table:table-cell table:formula="of:=&quot;  &quot;&amp;TEXT([.B960];&quot;0.00000000000000000E+00&quot;)&amp;&quot;,&quot;" office:value-type="string" office:string-value="  -2.36692818577133000E+00," calcext:value-type="string">
            <text:p><text:s text:c="2"/>-2.36692818577133000E+00,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2.30981244302163" calcext:value-type="float">
            <text:p>-2.309812443021630E+00</text:p>
          </table:table-cell>
          <table:table-cell table:formula="of:=&quot;  &quot;&amp;TEXT([.B961];&quot;0.00000000000000000E+00&quot;)&amp;&quot;,&quot;" office:value-type="string" office:string-value="  -2.30981244302163000E+00," calcext:value-type="string">
            <text:p><text:s text:c="2"/>-2.30981244302163000E+00,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2.24109097665185" calcext:value-type="float">
            <text:p>-2.241090976651850E+00</text:p>
          </table:table-cell>
          <table:table-cell table:formula="of:=&quot;  &quot;&amp;TEXT([.B962];&quot;0.00000000000000000E+00&quot;)&amp;&quot;,&quot;" office:value-type="string" office:string-value="  -2.24109097665185000E+00," calcext:value-type="string">
            <text:p><text:s text:c="2"/>-2.24109097665185000E+00,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2.16064266148896" calcext:value-type="float">
            <text:p>-2.160642661488960E+00</text:p>
          </table:table-cell>
          <table:table-cell table:formula="of:=&quot;  &quot;&amp;TEXT([.B963];&quot;0.00000000000000000E+00&quot;)&amp;&quot;,&quot;" office:value-type="string" office:string-value="  -2.16064266148896000E+00," calcext:value-type="string">
            <text:p><text:s text:c="2"/>-2.16064266148896000E+00,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2.06837896166006" calcext:value-type="float">
            <text:p>-2.068378961660060E+00</text:p>
          </table:table-cell>
          <table:table-cell table:formula="of:=&quot;  &quot;&amp;TEXT([.B964];&quot;0.00000000000000000E+00&quot;)&amp;&quot;,&quot;" office:value-type="string" office:string-value="  -2.06837896166006000E+00," calcext:value-type="string">
            <text:p><text:s text:c="2"/>-2.06837896166006000E+00,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96424456750041" calcext:value-type="float">
            <text:p>-1.964244567500410E+00</text:p>
          </table:table-cell>
          <table:table-cell table:formula="of:=&quot;  &quot;&amp;TEXT([.B965];&quot;0.00000000000000000E+00&quot;)&amp;&quot;,&quot;" office:value-type="string" office:string-value="  -1.96424456750041000E+00," calcext:value-type="string">
            <text:p><text:s text:c="2"/>-1.96424456750041000E+00,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.84821798052449" calcext:value-type="float">
            <text:p>-1.848217980524490E+00</text:p>
          </table:table-cell>
          <table:table-cell table:formula="of:=&quot;  &quot;&amp;TEXT([.B966];&quot;0.00000000000000000E+00&quot;)&amp;&quot;,&quot;" office:value-type="string" office:string-value="  -1.84821798052449000E+00," calcext:value-type="string">
            <text:p><text:s text:c="2"/>-1.84821798052449000E+00,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.72031198184336" calcext:value-type="float">
            <text:p>-1.720311981843360E+00</text:p>
          </table:table-cell>
          <table:table-cell table:formula="of:=&quot;  &quot;&amp;TEXT([.B967];&quot;0.00000000000000000E+00&quot;)&amp;&quot;,&quot;" office:value-type="string" office:string-value="  -1.72031198184336000E+00," calcext:value-type="string">
            <text:p><text:s text:c="2"/>-1.72031198184336000E+00,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.5805739479812" calcext:value-type="float">
            <text:p>-1.580573947981200E+00</text:p>
          </table:table-cell>
          <table:table-cell table:formula="of:=&quot;  &quot;&amp;TEXT([.B968];&quot;0.00000000000000000E+00&quot;)&amp;&quot;,&quot;" office:value-type="string" office:string-value="  -1.58057394798120000E+00," calcext:value-type="string">
            <text:p><text:s text:c="2"/>-1.58057394798120000E+00,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.42908614486501" calcext:value-type="float">
            <text:p>-1.429086144865010E+00</text:p>
          </table:table-cell>
          <table:table-cell table:formula="of:=&quot;  &quot;&amp;TEXT([.B969];&quot;0.00000000000000000E+00&quot;)&amp;&quot;,&quot;" office:value-type="string" office:string-value="  -1.42908614486501000E+00," calcext:value-type="string">
            <text:p><text:s text:c="2"/>-1.42908614486501000E+00,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26596584143835" calcext:value-type="float">
            <text:p>-1.265965841438350E+00</text:p>
          </table:table-cell>
          <table:table-cell table:formula="of:=&quot;  &quot;&amp;TEXT([.B970];&quot;0.00000000000000000E+00&quot;)&amp;&quot;,&quot;" office:value-type="string" office:string-value="  -1.26596584143835000E+00," calcext:value-type="string">
            <text:p><text:s text:c="2"/>-1.26596584143835000E+00,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.0913653275709" calcext:value-type="float">
            <text:p>-1.091365327570900E+00</text:p>
          </table:table-cell>
          <table:table-cell table:formula="of:=&quot;  &quot;&amp;TEXT([.B971];&quot;0.00000000000000000E+00&quot;)&amp;&quot;,&quot;" office:value-type="string" office:string-value="  -1.09136532757090000E+00," calcext:value-type="string">
            <text:p><text:s text:c="2"/>-1.09136532757090000E+00,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0.905471884074881" calcext:value-type="float">
            <text:p>-9.054718840748810E-01</text:p>
          </table:table-cell>
          <table:table-cell table:formula="of:=&quot;  &quot;&amp;TEXT([.B972];&quot;0.00000000000000000E+00&quot;)&amp;&quot;,&quot;" office:value-type="string" office:string-value="  -9.05471884074881000E-01," calcext:value-type="string">
            <text:p><text:s text:c="2"/>-9.05471884074881000E-01,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0.708507522303574" calcext:value-type="float">
            <text:p>-7.085075223035740E-01</text:p>
          </table:table-cell>
          <table:table-cell table:formula="of:=&quot;  &quot;&amp;TEXT([.B973];&quot;0.00000000000000000E+00&quot;)&amp;&quot;,&quot;" office:value-type="string" office:string-value="  -7.08507522303574000E-01," calcext:value-type="string">
            <text:p><text:s text:c="2"/>-7.08507522303574000E-01,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0.500728742941211" calcext:value-type="float">
            <text:p>-5.007287429412110E-01</text:p>
          </table:table-cell>
          <table:table-cell table:formula="of:=&quot;  &quot;&amp;TEXT([.B974];&quot;0.00000000000000000E+00&quot;)&amp;&quot;,&quot;" office:value-type="string" office:string-value="  -5.00728742941211000E-01," calcext:value-type="string">
            <text:p><text:s text:c="2"/>-5.00728742941211000E-01,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8242608561763" calcext:value-type="float">
            <text:p>-2.824260856176300E-01</text:p>
          </table:table-cell>
          <table:table-cell table:formula="of:=&quot;  &quot;&amp;TEXT([.B975];&quot;0.00000000000000000E+00&quot;)&amp;&quot;,&quot;" office:value-type="string" office:string-value="  -2.82426085617630000E-01," calcext:value-type="string">
            <text:p><text:s text:c="2"/>-2.82426085617630000E-01,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0.053923609152941" calcext:value-type="float">
            <text:p>-5.392360915294100E-02</text:p>
          </table:table-cell>
          <table:table-cell table:formula="of:=&quot;  &quot;&amp;TEXT([.B976];&quot;0.00000000000000000E+00&quot;)&amp;&quot;,&quot;" office:value-type="string" office:string-value="  -5.39236091529410000E-02," calcext:value-type="string">
            <text:p><text:s text:c="2"/>-5.39236091529410000E-02,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184421710085757" calcext:value-type="float">
            <text:p>1.844217100857570E-01</text:p>
          </table:table-cell>
          <table:table-cell table:formula="of:=&quot;  &quot;&amp;TEXT([.B977];&quot;0.00000000000000000E+00&quot;)&amp;&quot;,&quot;" office:value-type="string" office:string-value="  1.84421710085757000E-01," calcext:value-type="string">
            <text:p><text:s text:c="2"/>1.84421710085757000E-01,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432220774992102" calcext:value-type="float">
            <text:p>4.322207749921020E-01</text:p>
          </table:table-cell>
          <table:table-cell table:formula="of:=&quot;  &quot;&amp;TEXT([.B978];&quot;0.00000000000000000E+00&quot;)&amp;&quot;,&quot;" office:value-type="string" office:string-value="  4.32220774992102000E-01," calcext:value-type="string">
            <text:p><text:s text:c="2"/>4.32220774992102000E-01,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689053142090107" calcext:value-type="float">
            <text:p>6.890531420901070E-01</text:p>
          </table:table-cell>
          <table:table-cell table:formula="of:=&quot;  &quot;&amp;TEXT([.B979];&quot;0.00000000000000000E+00&quot;)&amp;&quot;,&quot;" office:value-type="string" office:string-value="  6.89053142090107000E-01," calcext:value-type="string">
            <text:p><text:s text:c="2"/>6.89053142090107000E-01,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954468047112112" calcext:value-type="float">
            <text:p>9.544680471121120E-01</text:p>
          </table:table-cell>
          <table:table-cell table:formula="of:=&quot;  &quot;&amp;TEXT([.B980];&quot;0.00000000000000000E+00&quot;)&amp;&quot;,&quot;" office:value-type="string" office:string-value="  9.54468047112112000E-01," calcext:value-type="string">
            <text:p><text:s text:c="2"/>9.54468047112112000E-01,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.22798538456696" calcext:value-type="float">
            <text:p>1.227985384566960E+00</text:p>
          </table:table-cell>
          <table:table-cell table:formula="of:=&quot;  &quot;&amp;TEXT([.B981];&quot;0.00000000000000000E+00&quot;)&amp;&quot;,&quot;" office:value-type="string" office:string-value="  1.22798538456696000E+00," calcext:value-type="string">
            <text:p><text:s text:c="2"/>1.22798538456696000E+00,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.50909692008621" calcext:value-type="float">
            <text:p>1.509096920086210E+00</text:p>
          </table:table-cell>
          <table:table-cell table:formula="of:=&quot;  &quot;&amp;TEXT([.B982];&quot;0.00000000000000000E+00&quot;)&amp;&quot;,&quot;" office:value-type="string" office:string-value="  1.50909692008621000E+00," calcext:value-type="string">
            <text:p><text:s text:c="2"/>1.50909692008621000E+00,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.79726747954407" calcext:value-type="float">
            <text:p>1.797267479544070E+00</text:p>
          </table:table-cell>
          <table:table-cell table:formula="of:=&quot;  &quot;&amp;TEXT([.B983];&quot;0.00000000000000000E+00&quot;)&amp;&quot;,&quot;" office:value-type="string" office:string-value="  1.79726747954407000E+00," calcext:value-type="string">
            <text:p><text:s text:c="2"/>1.79726747954407000E+00,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2.09193633467299" calcext:value-type="float">
            <text:p>2.091936334672990E+00</text:p>
          </table:table-cell>
          <table:table-cell table:formula="of:=&quot;  &quot;&amp;TEXT([.B984];&quot;0.00000000000000000E+00&quot;)&amp;&quot;,&quot;" office:value-type="string" office:string-value="  2.09193633467299000E+00," calcext:value-type="string">
            <text:p><text:s text:c="2"/>2.09193633467299000E+00,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.39251858279841" calcext:value-type="float">
            <text:p>2.392518582798410E+00</text:p>
          </table:table-cell>
          <table:table-cell table:formula="of:=&quot;  &quot;&amp;TEXT([.B985];&quot;0.00000000000000000E+00&quot;)&amp;&quot;,&quot;" office:value-type="string" office:string-value="  2.39251858279841000E+00," calcext:value-type="string">
            <text:p><text:s text:c="2"/>2.39251858279841000E+00,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2.69840669638494" calcext:value-type="float">
            <text:p>2.698406696384940E+00</text:p>
          </table:table-cell>
          <table:table-cell table:formula="of:=&quot;  &quot;&amp;TEXT([.B986];&quot;0.00000000000000000E+00&quot;)&amp;&quot;,&quot;" office:value-type="string" office:string-value="  2.69840669638494000E+00," calcext:value-type="string">
            <text:p><text:s text:c="2"/>2.69840669638494000E+00,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00897207043848" calcext:value-type="float">
            <text:p>3.008972070438480E+00</text:p>
          </table:table-cell>
          <table:table-cell table:formula="of:=&quot;  &quot;&amp;TEXT([.B987];&quot;0.00000000000000000E+00&quot;)&amp;&quot;,&quot;" office:value-type="string" office:string-value="  3.00897207043848000E+00," calcext:value-type="string">
            <text:p><text:s text:c="2"/>3.00897207043848000E+00,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32356671960173" calcext:value-type="float">
            <text:p>3.323566719601730E+00</text:p>
          </table:table-cell>
          <table:table-cell table:formula="of:=&quot;  &quot;&amp;TEXT([.B988];&quot;0.00000000000000000E+00&quot;)&amp;&quot;,&quot;" office:value-type="string" office:string-value="  3.32356671960173000E+00," calcext:value-type="string">
            <text:p><text:s text:c="2"/>3.32356671960173000E+00,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64152497733801" calcext:value-type="float">
            <text:p>3.641524977338010E+00</text:p>
          </table:table-cell>
          <table:table-cell table:formula="of:=&quot;  &quot;&amp;TEXT([.B989];&quot;0.00000000000000000E+00&quot;)&amp;&quot;,&quot;" office:value-type="string" office:string-value="  3.64152497733801000E+00," calcext:value-type="string">
            <text:p><text:s text:c="2"/>3.64152497733801000E+00,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96216532392844" calcext:value-type="float">
            <text:p>3.962165323928440E+00</text:p>
          </table:table-cell>
          <table:table-cell table:formula="of:=&quot;  &quot;&amp;TEXT([.B990];&quot;0.00000000000000000E+00&quot;)&amp;&quot;,&quot;" office:value-type="string" office:string-value="  3.96216532392844000E+00," calcext:value-type="string">
            <text:p><text:s text:c="2"/>3.96216532392844000E+00,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4.2847922093308" calcext:value-type="float">
            <text:p>4.284792209330800E+00</text:p>
          </table:table-cell>
          <table:table-cell table:formula="of:=&quot;  &quot;&amp;TEXT([.B991];&quot;0.00000000000000000E+00&quot;)&amp;&quot;,&quot;" office:value-type="string" office:string-value="  4.28479220933080000E+00," calcext:value-type="string">
            <text:p><text:s text:c="2"/>4.28479220933080000E+00,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4.60869799117102" calcext:value-type="float">
            <text:p>4.608697991171020E+00</text:p>
          </table:table-cell>
          <table:table-cell table:formula="of:=&quot;  &quot;&amp;TEXT([.B992];&quot;0.00000000000000000E+00&quot;)&amp;&quot;,&quot;" office:value-type="string" office:string-value="  4.60869799117102000E+00," calcext:value-type="string">
            <text:p><text:s text:c="2"/>4.60869799117102000E+00,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4.9331648615386" calcext:value-type="float">
            <text:p>4.933164861538600E+00</text:p>
          </table:table-cell>
          <table:table-cell table:formula="of:=&quot;  &quot;&amp;TEXT([.B993];&quot;0.00000000000000000E+00&quot;)&amp;&quot;,&quot;" office:value-type="string" office:string-value="  4.93316486153860000E+00," calcext:value-type="string">
            <text:p><text:s text:c="2"/>4.93316486153860000E+00,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5.25746686825502" calcext:value-type="float">
            <text:p>5.257466868255020E+00</text:p>
          </table:table-cell>
          <table:table-cell table:formula="of:=&quot;  &quot;&amp;TEXT([.B994];&quot;0.00000000000000000E+00&quot;)&amp;&quot;,&quot;" office:value-type="string" office:string-value="  5.25746686825502000E+00," calcext:value-type="string">
            <text:p><text:s text:c="2"/>5.25746686825502000E+00,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5.58087192071447" calcext:value-type="float">
            <text:p>5.580871920714470E+00</text:p>
          </table:table-cell>
          <table:table-cell table:formula="of:=&quot;  &quot;&amp;TEXT([.B995];&quot;0.00000000000000000E+00&quot;)&amp;&quot;,&quot;" office:value-type="string" office:string-value="  5.58087192071447000E+00," calcext:value-type="string">
            <text:p><text:s text:c="2"/>5.58087192071447000E+00,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5.90264387863681" calcext:value-type="float">
            <text:p>5.902643878636810E+00</text:p>
          </table:table-cell>
          <table:table-cell table:formula="of:=&quot;  &quot;&amp;TEXT([.B996];&quot;0.00000000000000000E+00&quot;)&amp;&quot;,&quot;" office:value-type="string" office:string-value="  5.90264387863681000E+00," calcext:value-type="string">
            <text:p><text:s text:c="2"/>5.90264387863681000E+00,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6.22204460597697" calcext:value-type="float">
            <text:p>6.222044605976970E+00</text:p>
          </table:table-cell>
          <table:table-cell table:formula="of:=&quot;  &quot;&amp;TEXT([.B997];&quot;0.00000000000000000E+00&quot;)&amp;&quot;,&quot;" office:value-type="string" office:string-value="  6.22204460597697000E+00," calcext:value-type="string">
            <text:p><text:s text:c="2"/>6.22204460597697000E+00,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6.5383360954908" calcext:value-type="float">
            <text:p>6.538336095490800E+00</text:p>
          </table:table-cell>
          <table:table-cell table:formula="of:=&quot;  &quot;&amp;TEXT([.B998];&quot;0.00000000000000000E+00&quot;)&amp;&quot;,&quot;" office:value-type="string" office:string-value="  6.53833609549080000E+00," calcext:value-type="string">
            <text:p><text:s text:c="2"/>6.53833609549080000E+00,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6.85078254977486" calcext:value-type="float">
            <text:p>6.850782549774860E+00</text:p>
          </table:table-cell>
          <table:table-cell table:formula="of:=&quot;  &quot;&amp;TEXT([.B999];&quot;0.00000000000000000E+00&quot;)&amp;&quot;,&quot;" office:value-type="string" office:string-value="  6.85078254977486000E+00," calcext:value-type="string">
            <text:p><text:s text:c="2"/>6.85078254977486000E+00,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.15865251431319" calcext:value-type="float">
            <text:p>7.158652514313190E+00</text:p>
          </table:table-cell>
          <table:table-cell table:formula="of:=&quot;  &quot;&amp;TEXT([.B1000];&quot;0.00000000000000000E+00&quot;)&amp;&quot;,&quot;" office:value-type="string" office:string-value="  7.15865251431319000E+00," calcext:value-type="string">
            <text:p><text:s text:c="2"/>7.15865251431319000E+00,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.46122095919927" calcext:value-type="float">
            <text:p>7.461220959199270E+00</text:p>
          </table:table-cell>
          <table:table-cell table:formula="of:=&quot;  &quot;&amp;TEXT([.B1001];&quot;0.00000000000000000E+00&quot;)&amp;&quot;,&quot;" office:value-type="string" office:string-value="  7.46122095919927000E+00," calcext:value-type="string">
            <text:p><text:s text:c="2"/>7.46122095919927000E+00,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.75777139779046" calcext:value-type="float">
            <text:p>7.757771397790460E+00</text:p>
          </table:table-cell>
          <table:table-cell table:formula="of:=&quot;  &quot;&amp;TEXT([.B1002];&quot;0.00000000000000000E+00&quot;)&amp;&quot;,&quot;" office:value-type="string" office:string-value="  7.75777139779046000E+00," calcext:value-type="string">
            <text:p><text:s text:c="2"/>7.75777139779046000E+00,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8.04759793874462" calcext:value-type="float">
            <text:p>8.047597938744620E+00</text:p>
          </table:table-cell>
          <table:table-cell table:formula="of:=&quot;  &quot;&amp;TEXT([.B1003];&quot;0.00000000000000000E+00&quot;)&amp;&quot;,&quot;" office:value-type="string" office:string-value="  8.04759793874462000E+00," calcext:value-type="string">
            <text:p><text:s text:c="2"/>8.04759793874462000E+00,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8.33000736041989" calcext:value-type="float">
            <text:p>8.330007360419890E+00</text:p>
          </table:table-cell>
          <table:table-cell table:formula="of:=&quot;  &quot;&amp;TEXT([.B1004];&quot;0.00000000000000000E+00&quot;)&amp;&quot;,&quot;" office:value-type="string" office:string-value="  8.33000736041989000E+00," calcext:value-type="string">
            <text:p><text:s text:c="2"/>8.33000736041989000E+00,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.60432110818658" calcext:value-type="float">
            <text:p>8.604321108186580E+00</text:p>
          </table:table-cell>
          <table:table-cell table:formula="of:=&quot;  &quot;&amp;TEXT([.B1005];&quot;0.00000000000000000E+00&quot;)&amp;&quot;,&quot;" office:value-type="string" office:string-value="  8.60432110818658000E+00," calcext:value-type="string">
            <text:p><text:s text:c="2"/>8.60432110818658000E+00,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8.86987730097506" calcext:value-type="float">
            <text:p>8.869877300975060E+00</text:p>
          </table:table-cell>
          <table:table-cell table:formula="of:=&quot;  &quot;&amp;TEXT([.B1006];&quot;0.00000000000000000E+00&quot;)&amp;&quot;,&quot;" office:value-type="string" office:string-value="  8.86987730097506000E+00," calcext:value-type="string">
            <text:p><text:s text:c="2"/>8.86987730097506000E+00,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9.12603264589412" calcext:value-type="float">
            <text:p>9.126032645894120E+00</text:p>
          </table:table-cell>
          <table:table-cell table:formula="of:=&quot;  &quot;&amp;TEXT([.B1007];&quot;0.00000000000000000E+00&quot;)&amp;&quot;,&quot;" office:value-type="string" office:string-value="  9.12603264589412000E+00," calcext:value-type="string">
            <text:p><text:s text:c="2"/>9.12603264589412000E+00,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9.37216435467342" calcext:value-type="float">
            <text:p>9.372164354673420E+00</text:p>
          </table:table-cell>
          <table:table-cell table:formula="of:=&quot;  &quot;&amp;TEXT([.B1008];&quot;0.00000000000000000E+00&quot;)&amp;&quot;,&quot;" office:value-type="string" office:string-value="  9.37216435467342000E+00," calcext:value-type="string">
            <text:p><text:s text:c="2"/>9.37216435467342000E+00,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9.60767195122544" calcext:value-type="float">
            <text:p>9.607671951225440E+00</text:p>
          </table:table-cell>
          <table:table-cell table:formula="of:=&quot;  &quot;&amp;TEXT([.B1009];&quot;0.00000000000000000E+00&quot;)&amp;&quot;,&quot;" office:value-type="string" office:string-value="  9.60767195122544000E+00," calcext:value-type="string">
            <text:p><text:s text:c="2"/>9.60767195122544000E+00,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9.83197906418807" calcext:value-type="float">
            <text:p>9.831979064188070E+00</text:p>
          </table:table-cell>
          <table:table-cell table:formula="of:=&quot;  &quot;&amp;TEXT([.B1010];&quot;0.00000000000000000E+00&quot;)&amp;&quot;,&quot;" office:value-type="string" office:string-value="  9.83197906418807000E+00," calcext:value-type="string">
            <text:p><text:s text:c="2"/>9.83197906418807000E+00,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445351084083" calcext:value-type="float">
            <text:p>1.004453510840830E+01</text:p>
          </table:table-cell>
          <table:table-cell table:formula="of:=&quot;  &quot;&amp;TEXT([.B1011];&quot;0.00000000000000000E+00&quot;)&amp;&quot;,&quot;" office:value-type="string" office:string-value="  1.00445351084083000E+01," calcext:value-type="string">
            <text:p><text:s text:c="2"/>1.00445351084083000E+01,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2448169360672" calcext:value-type="float">
            <text:p>1.024481693606720E+01</text:p>
          </table:table-cell>
          <table:table-cell table:formula="of:=&quot;  &quot;&amp;TEXT([.B1012];&quot;0.00000000000000000E+00&quot;)&amp;&quot;,&quot;" office:value-type="string" office:string-value="  1.02448169360672000E+01," calcext:value-type="string">
            <text:p><text:s text:c="2"/>1.02448169360672000E+01,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432330364807" calcext:value-type="float">
            <text:p>1.043233036480700E+01</text:p>
          </table:table-cell>
          <table:table-cell table:formula="of:=&quot;  &quot;&amp;TEXT([.B1013];&quot;0.00000000000000000E+00&quot;)&amp;&quot;,&quot;" office:value-type="string" office:string-value="  1.04323303648070000E+01," calcext:value-type="string">
            <text:p><text:s text:c="2"/>1.04323303648070000E+01,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6066116671304" calcext:value-type="float">
            <text:p>1.060661166713040E+01</text:p>
          </table:table-cell>
          <table:table-cell table:formula="of:=&quot;  &quot;&amp;TEXT([.B1014];&quot;0.00000000000000000E+00&quot;)&amp;&quot;,&quot;" office:value-type="string" office:string-value="  1.06066116671304000E+01," calcext:value-type="string">
            <text:p><text:s text:c="2"/>1.06066116671304000E+01,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7672289287342" calcext:value-type="float">
            <text:p>1.076722892873420E+01</text:p>
          </table:table-cell>
          <table:table-cell table:formula="of:=&quot;  &quot;&amp;TEXT([.B1015];&quot;0.00000000000000000E+00&quot;)&amp;&quot;,&quot;" office:value-type="string" office:string-value="  1.07672289287342000E+01," calcext:value-type="string">
            <text:p><text:s text:c="2"/>1.07672289287342000E+01,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.9137833538794" calcext:value-type="float">
            <text:p>1.091378335387940E+01</text:p>
          </table:table-cell>
          <table:table-cell table:formula="of:=&quot;  &quot;&amp;TEXT([.B1016];&quot;0.00000000000000000E+00&quot;)&amp;&quot;,&quot;" office:value-type="string" office:string-value="  1.09137833538794000E+01," calcext:value-type="string">
            <text:p><text:s text:c="2"/>1.09137833538794000E+01,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1.0459104298623" calcext:value-type="float">
            <text:p>1.104591042986230E+01</text:p>
          </table:table-cell>
          <table:table-cell table:formula="of:=&quot;  &quot;&amp;TEXT([.B1017];&quot;0.00000000000000000E+00&quot;)&amp;&quot;,&quot;" office:value-type="string" office:string-value="  1.10459104298623000E+01," calcext:value-type="string">
            <text:p><text:s text:c="2"/>1.10459104298623000E+01,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.1632810390695" calcext:value-type="float">
            <text:p>1.116328103906950E+01</text:p>
          </table:table-cell>
          <table:table-cell table:formula="of:=&quot;  &quot;&amp;TEXT([.B1018];&quot;0.00000000000000000E+00&quot;)&amp;&quot;,&quot;" office:value-type="string" office:string-value="  1.11632810390695000E+01," calcext:value-type="string">
            <text:p><text:s text:c="2"/>1.11632810390695000E+01,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.2656024168353" calcext:value-type="float">
            <text:p>1.126560241683530E+01</text:p>
          </table:table-cell>
          <table:table-cell table:formula="of:=&quot;  &quot;&amp;TEXT([.B1019];&quot;0.00000000000000000E+00&quot;)&amp;&quot;,&quot;" office:value-type="string" office:string-value="  1.12656024168353000E+01," calcext:value-type="string">
            <text:p><text:s text:c="2"/>1.12656024168353000E+01,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.3526190492071" calcext:value-type="float">
            <text:p>1.135261904920710E+01</text:p>
          </table:table-cell>
          <table:table-cell table:formula="of:=&quot;  &quot;&amp;TEXT([.B1020];&quot;0.00000000000000000E+00&quot;)&amp;&quot;,&quot;" office:value-type="string" office:string-value="  1.13526190492071000E+01," calcext:value-type="string">
            <text:p><text:s text:c="2"/>1.13526190492071000E+01,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.4241134141914" calcext:value-type="float">
            <text:p>1.142411341419140E+01</text:p>
          </table:table-cell>
          <table:table-cell table:formula="of:=&quot;  &quot;&amp;TEXT([.B1021];&quot;0.00000000000000000E+00&quot;)&amp;&quot;,&quot;" office:value-type="string" office:string-value="  1.14241134141914000E+01," calcext:value-type="string">
            <text:p><text:s text:c="2"/>1.14241134141914000E+01,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.4799066567743" calcext:value-type="float">
            <text:p>1.147990665677430E+01</text:p>
          </table:table-cell>
          <table:table-cell table:formula="of:=&quot;  &quot;&amp;TEXT([.B1022];&quot;0.00000000000000000E+00&quot;)&amp;&quot;,&quot;" office:value-type="string" office:string-value="  1.14799066567743000E+01," calcext:value-type="string">
            <text:p><text:s text:c="2"/>1.14799066567743000E+01,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.5198590976205" calcext:value-type="float">
            <text:p>1.151985909762050E+01</text:p>
          </table:table-cell>
          <table:table-cell table:formula="of:=&quot;  &quot;&amp;TEXT([.B1023];&quot;0.00000000000000000E+00&quot;)&amp;&quot;,&quot;" office:value-type="string" office:string-value="  1.15198590976205000E+01," calcext:value-type="string">
            <text:p><text:s text:c="2"/>1.15198590976205000E+01,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.5438706755693" calcext:value-type="float">
            <text:p>1.154387067556930E+01</text:p>
          </table:table-cell>
          <table:table-cell table:formula="of:=&quot;  &quot;&amp;TEXT([.B1024];&quot;0.00000000000000000E+00&quot;)&amp;&quot;,&quot;" office:value-type="string" office:string-value="  1.15438706755693000E+01," calcext:value-type="string">
            <text:p><text:s text:c="2"/>1.15438706755693000E+01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518812238365" calcext:value-type="float">
            <text:p>1.155188122383650E+01</text:p>
          </table:table-cell>
          <table:table-cell table:formula="of:=&quot;  &quot;&amp;TEXT([.B1025];&quot;0.00000000000000000E+00&quot;)&amp;&quot;,&quot;" office:value-type="string" office:string-value="  1.15518812238365000E+01," calcext:value-type="string">
            <text:p><text:s text:c="2"/>1.15518812238365000E+01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38706755693" calcext:value-type="float">
            <text:p>1.154387067556930E+01</text:p>
          </table:table-cell>
          <table:table-cell table:formula="of:=&quot;  &quot;&amp;TEXT([.B1026];&quot;0.00000000000000000E+00&quot;)&amp;&quot;,&quot;" office:value-type="string" office:string-value="  1.15438706755693000E+01," calcext:value-type="string">
            <text:p><text:s text:c="2"/>1.15438706755693000E+01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5198590976205" calcext:value-type="float">
            <text:p>1.151985909762050E+01</text:p>
          </table:table-cell>
          <table:table-cell table:formula="of:=&quot;  &quot;&amp;TEXT([.B1027];&quot;0.00000000000000000E+00&quot;)&amp;&quot;,&quot;" office:value-type="string" office:string-value="  1.15198590976205000E+01," calcext:value-type="string">
            <text:p><text:s text:c="2"/>1.15198590976205000E+01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799066567743" calcext:value-type="float">
            <text:p>1.147990665677430E+01</text:p>
          </table:table-cell>
          <table:table-cell table:formula="of:=&quot;  &quot;&amp;TEXT([.B1028];&quot;0.00000000000000000E+00&quot;)&amp;&quot;,&quot;" office:value-type="string" office:string-value="  1.14799066567743000E+01," calcext:value-type="string">
            <text:p><text:s text:c="2"/>1.14799066567743000E+01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241134141914" calcext:value-type="float">
            <text:p>1.142411341419140E+01</text:p>
          </table:table-cell>
          <table:table-cell table:formula="of:=&quot;  &quot;&amp;TEXT([.B1029];&quot;0.00000000000000000E+00&quot;)&amp;&quot;,&quot;" office:value-type="string" office:string-value="  1.14241134141914000E+01," calcext:value-type="string">
            <text:p><text:s text:c="2"/>1.14241134141914000E+01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3526190492071" calcext:value-type="float">
            <text:p>1.135261904920710E+01</text:p>
          </table:table-cell>
          <table:table-cell table:formula="of:=&quot;  &quot;&amp;TEXT([.B1030];&quot;0.00000000000000000E+00&quot;)&amp;&quot;,&quot;" office:value-type="string" office:string-value="  1.13526190492071000E+01," calcext:value-type="string">
            <text:p><text:s text:c="2"/>1.13526190492071000E+01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2656024168353" calcext:value-type="float">
            <text:p>1.126560241683530E+01</text:p>
          </table:table-cell>
          <table:table-cell table:formula="of:=&quot;  &quot;&amp;TEXT([.B1031];&quot;0.00000000000000000E+00&quot;)&amp;&quot;,&quot;" office:value-type="string" office:string-value="  1.12656024168353000E+01," calcext:value-type="string">
            <text:p><text:s text:c="2"/>1.12656024168353000E+01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632810390695" calcext:value-type="float">
            <text:p>1.116328103906950E+01</text:p>
          </table:table-cell>
          <table:table-cell table:formula="of:=&quot;  &quot;&amp;TEXT([.B1032];&quot;0.00000000000000000E+00&quot;)&amp;&quot;,&quot;" office:value-type="string" office:string-value="  1.11632810390695000E+01," calcext:value-type="string">
            <text:p><text:s text:c="2"/>1.11632810390695000E+01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0459104298623" calcext:value-type="float">
            <text:p>1.104591042986230E+01</text:p>
          </table:table-cell>
          <table:table-cell table:formula="of:=&quot;  &quot;&amp;TEXT([.B1033];&quot;0.00000000000000000E+00&quot;)&amp;&quot;,&quot;" office:value-type="string" office:string-value="  1.10459104298623000E+01," calcext:value-type="string">
            <text:p><text:s text:c="2"/>1.10459104298623000E+01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137833538794" calcext:value-type="float">
            <text:p>1.091378335387940E+01</text:p>
          </table:table-cell>
          <table:table-cell table:formula="of:=&quot;  &quot;&amp;TEXT([.B1034];&quot;0.00000000000000000E+00&quot;)&amp;&quot;,&quot;" office:value-type="string" office:string-value="  1.09137833538794000E+01," calcext:value-type="string">
            <text:p><text:s text:c="2"/>1.09137833538794000E+01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672289287342" calcext:value-type="float">
            <text:p>1.076722892873420E+01</text:p>
          </table:table-cell>
          <table:table-cell table:formula="of:=&quot;  &quot;&amp;TEXT([.B1035];&quot;0.00000000000000000E+00&quot;)&amp;&quot;,&quot;" office:value-type="string" office:string-value="  1.07672289287342000E+01," calcext:value-type="string">
            <text:p><text:s text:c="2"/>1.07672289287342000E+01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6066116671304" calcext:value-type="float">
            <text:p>1.060661166713040E+01</text:p>
          </table:table-cell>
          <table:table-cell table:formula="of:=&quot;  &quot;&amp;TEXT([.B1036];&quot;0.00000000000000000E+00&quot;)&amp;&quot;,&quot;" office:value-type="string" office:string-value="  1.06066116671304000E+01," calcext:value-type="string">
            <text:p><text:s text:c="2"/>1.06066116671304000E+01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432330364807" calcext:value-type="float">
            <text:p>1.043233036480700E+01</text:p>
          </table:table-cell>
          <table:table-cell table:formula="of:=&quot;  &quot;&amp;TEXT([.B1037];&quot;0.00000000000000000E+00&quot;)&amp;&quot;,&quot;" office:value-type="string" office:string-value="  1.04323303648070000E+01," calcext:value-type="string">
            <text:p><text:s text:c="2"/>1.04323303648070000E+01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2448169360672" calcext:value-type="float">
            <text:p>1.024481693606720E+01</text:p>
          </table:table-cell>
          <table:table-cell table:formula="of:=&quot;  &quot;&amp;TEXT([.B1038];&quot;0.00000000000000000E+00&quot;)&amp;&quot;,&quot;" office:value-type="string" office:string-value="  1.02448169360672000E+01," calcext:value-type="string">
            <text:p><text:s text:c="2"/>1.02448169360672000E+01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0445351084083" calcext:value-type="float">
            <text:p>1.004453510840830E+01</text:p>
          </table:table-cell>
          <table:table-cell table:formula="of:=&quot;  &quot;&amp;TEXT([.B1039];&quot;0.00000000000000000E+00&quot;)&amp;&quot;,&quot;" office:value-type="string" office:string-value="  1.00445351084083000E+01," calcext:value-type="string">
            <text:p><text:s text:c="2"/>1.00445351084083000E+01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83197906418807" calcext:value-type="float">
            <text:p>9.831979064188070E+00</text:p>
          </table:table-cell>
          <table:table-cell table:formula="of:=&quot;  &quot;&amp;TEXT([.B1040];&quot;0.00000000000000000E+00&quot;)&amp;&quot;,&quot;" office:value-type="string" office:string-value="  9.83197906418807000E+00," calcext:value-type="string">
            <text:p><text:s text:c="2"/>9.83197906418807000E+0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0767195122544" calcext:value-type="float">
            <text:p>9.607671951225440E+00</text:p>
          </table:table-cell>
          <table:table-cell table:formula="of:=&quot;  &quot;&amp;TEXT([.B1041];&quot;0.00000000000000000E+00&quot;)&amp;&quot;,&quot;" office:value-type="string" office:string-value="  9.60767195122544000E+00," calcext:value-type="string">
            <text:p><text:s text:c="2"/>9.60767195122544000E+00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37216435467342" calcext:value-type="float">
            <text:p>9.372164354673420E+00</text:p>
          </table:table-cell>
          <table:table-cell table:formula="of:=&quot;  &quot;&amp;TEXT([.B1042];&quot;0.00000000000000000E+00&quot;)&amp;&quot;,&quot;" office:value-type="string" office:string-value="  9.37216435467342000E+00," calcext:value-type="string">
            <text:p><text:s text:c="2"/>9.37216435467342000E+00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12603264589412" calcext:value-type="float">
            <text:p>9.126032645894120E+00</text:p>
          </table:table-cell>
          <table:table-cell table:formula="of:=&quot;  &quot;&amp;TEXT([.B1043];&quot;0.00000000000000000E+00&quot;)&amp;&quot;,&quot;" office:value-type="string" office:string-value="  9.12603264589412000E+00," calcext:value-type="string">
            <text:p><text:s text:c="2"/>9.12603264589412000E+00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6987730097506" calcext:value-type="float">
            <text:p>8.869877300975060E+00</text:p>
          </table:table-cell>
          <table:table-cell table:formula="of:=&quot;  &quot;&amp;TEXT([.B1044];&quot;0.00000000000000000E+00&quot;)&amp;&quot;,&quot;" office:value-type="string" office:string-value="  8.86987730097506000E+00," calcext:value-type="string">
            <text:p><text:s text:c="2"/>8.86987730097506000E+00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60432110818658" calcext:value-type="float">
            <text:p>8.604321108186580E+00</text:p>
          </table:table-cell>
          <table:table-cell table:formula="of:=&quot;  &quot;&amp;TEXT([.B1045];&quot;0.00000000000000000E+00&quot;)&amp;&quot;,&quot;" office:value-type="string" office:string-value="  8.60432110818658000E+00," calcext:value-type="string">
            <text:p><text:s text:c="2"/>8.60432110818658000E+00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3000736041989" calcext:value-type="float">
            <text:p>8.330007360419890E+00</text:p>
          </table:table-cell>
          <table:table-cell table:formula="of:=&quot;  &quot;&amp;TEXT([.B1046];&quot;0.00000000000000000E+00&quot;)&amp;&quot;,&quot;" office:value-type="string" office:string-value="  8.33000736041989000E+00," calcext:value-type="string">
            <text:p><text:s text:c="2"/>8.33000736041989000E+00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4759793874462" calcext:value-type="float">
            <text:p>8.047597938744620E+00</text:p>
          </table:table-cell>
          <table:table-cell table:formula="of:=&quot;  &quot;&amp;TEXT([.B1047];&quot;0.00000000000000000E+00&quot;)&amp;&quot;,&quot;" office:value-type="string" office:string-value="  8.04759793874462000E+00," calcext:value-type="string">
            <text:p><text:s text:c="2"/>8.04759793874462000E+00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75777139779046" calcext:value-type="float">
            <text:p>7.757771397790460E+00</text:p>
          </table:table-cell>
          <table:table-cell table:formula="of:=&quot;  &quot;&amp;TEXT([.B1048];&quot;0.00000000000000000E+00&quot;)&amp;&quot;,&quot;" office:value-type="string" office:string-value="  7.75777139779046000E+00," calcext:value-type="string">
            <text:p><text:s text:c="2"/>7.75777139779046000E+00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46122095919927" calcext:value-type="float">
            <text:p>7.461220959199270E+00</text:p>
          </table:table-cell>
          <table:table-cell table:formula="of:=&quot;  &quot;&amp;TEXT([.B1049];&quot;0.00000000000000000E+00&quot;)&amp;&quot;,&quot;" office:value-type="string" office:string-value="  7.46122095919927000E+00," calcext:value-type="string">
            <text:p><text:s text:c="2"/>7.46122095919927000E+00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15865251431319" calcext:value-type="float">
            <text:p>7.158652514313190E+00</text:p>
          </table:table-cell>
          <table:table-cell table:formula="of:=&quot;  &quot;&amp;TEXT([.B1050];&quot;0.00000000000000000E+00&quot;)&amp;&quot;,&quot;" office:value-type="string" office:string-value="  7.15865251431319000E+00," calcext:value-type="string">
            <text:p><text:s text:c="2"/>7.15865251431319000E+00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85078254977486" calcext:value-type="float">
            <text:p>6.850782549774860E+00</text:p>
          </table:table-cell>
          <table:table-cell table:formula="of:=&quot;  &quot;&amp;TEXT([.B1051];&quot;0.00000000000000000E+00&quot;)&amp;&quot;,&quot;" office:value-type="string" office:string-value="  6.85078254977486000E+00," calcext:value-type="string">
            <text:p><text:s text:c="2"/>6.85078254977486000E+00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5383360954908" calcext:value-type="float">
            <text:p>6.538336095490800E+00</text:p>
          </table:table-cell>
          <table:table-cell table:formula="of:=&quot;  &quot;&amp;TEXT([.B1052];&quot;0.00000000000000000E+00&quot;)&amp;&quot;,&quot;" office:value-type="string" office:string-value="  6.53833609549080000E+00," calcext:value-type="string">
            <text:p><text:s text:c="2"/>6.53833609549080000E+00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22204460597697" calcext:value-type="float">
            <text:p>6.222044605976970E+00</text:p>
          </table:table-cell>
          <table:table-cell table:formula="of:=&quot;  &quot;&amp;TEXT([.B1053];&quot;0.00000000000000000E+00&quot;)&amp;&quot;,&quot;" office:value-type="string" office:string-value="  6.22204460597697000E+00," calcext:value-type="string">
            <text:p><text:s text:c="2"/>6.22204460597697000E+00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90264387863681" calcext:value-type="float">
            <text:p>5.902643878636810E+00</text:p>
          </table:table-cell>
          <table:table-cell table:formula="of:=&quot;  &quot;&amp;TEXT([.B1054];&quot;0.00000000000000000E+00&quot;)&amp;&quot;,&quot;" office:value-type="string" office:string-value="  5.90264387863681000E+00," calcext:value-type="string">
            <text:p><text:s text:c="2"/>5.90264387863681000E+00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8087192071447" calcext:value-type="float">
            <text:p>5.580871920714470E+00</text:p>
          </table:table-cell>
          <table:table-cell table:formula="of:=&quot;  &quot;&amp;TEXT([.B1055];&quot;0.00000000000000000E+00&quot;)&amp;&quot;,&quot;" office:value-type="string" office:string-value="  5.58087192071447000E+00," calcext:value-type="string">
            <text:p><text:s text:c="2"/>5.58087192071447000E+00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25746686825502" calcext:value-type="float">
            <text:p>5.257466868255020E+00</text:p>
          </table:table-cell>
          <table:table-cell table:formula="of:=&quot;  &quot;&amp;TEXT([.B1056];&quot;0.00000000000000000E+00&quot;)&amp;&quot;,&quot;" office:value-type="string" office:string-value="  5.25746686825502000E+00," calcext:value-type="string">
            <text:p><text:s text:c="2"/>5.25746686825502000E+00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9331648615386" calcext:value-type="float">
            <text:p>4.933164861538600E+00</text:p>
          </table:table-cell>
          <table:table-cell table:formula="of:=&quot;  &quot;&amp;TEXT([.B1057];&quot;0.00000000000000000E+00&quot;)&amp;&quot;,&quot;" office:value-type="string" office:string-value="  4.93316486153860000E+00," calcext:value-type="string">
            <text:p><text:s text:c="2"/>4.93316486153860000E+00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60869799117102" calcext:value-type="float">
            <text:p>4.608697991171020E+00</text:p>
          </table:table-cell>
          <table:table-cell table:formula="of:=&quot;  &quot;&amp;TEXT([.B1058];&quot;0.00000000000000000E+00&quot;)&amp;&quot;,&quot;" office:value-type="string" office:string-value="  4.60869799117102000E+00," calcext:value-type="string">
            <text:p><text:s text:c="2"/>4.60869799117102000E+00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2847922093308" calcext:value-type="float">
            <text:p>4.284792209330800E+00</text:p>
          </table:table-cell>
          <table:table-cell table:formula="of:=&quot;  &quot;&amp;TEXT([.B1059];&quot;0.00000000000000000E+00&quot;)&amp;&quot;,&quot;" office:value-type="string" office:string-value="  4.28479220933080000E+00," calcext:value-type="string">
            <text:p><text:s text:c="2"/>4.28479220933080000E+00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6216532392844" calcext:value-type="float">
            <text:p>3.962165323928440E+00</text:p>
          </table:table-cell>
          <table:table-cell table:formula="of:=&quot;  &quot;&amp;TEXT([.B1060];&quot;0.00000000000000000E+00&quot;)&amp;&quot;,&quot;" office:value-type="string" office:string-value="  3.96216532392844000E+00," calcext:value-type="string">
            <text:p><text:s text:c="2"/>3.96216532392844000E+00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4152497733801" calcext:value-type="float">
            <text:p>3.641524977338010E+00</text:p>
          </table:table-cell>
          <table:table-cell table:formula="of:=&quot;  &quot;&amp;TEXT([.B1061];&quot;0.00000000000000000E+00&quot;)&amp;&quot;,&quot;" office:value-type="string" office:string-value="  3.64152497733801000E+00," calcext:value-type="string">
            <text:p><text:s text:c="2"/>3.64152497733801000E+00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32356671960173" calcext:value-type="float">
            <text:p>3.323566719601730E+00</text:p>
          </table:table-cell>
          <table:table-cell table:formula="of:=&quot;  &quot;&amp;TEXT([.B1062];&quot;0.00000000000000000E+00&quot;)&amp;&quot;,&quot;" office:value-type="string" office:string-value="  3.32356671960173000E+00," calcext:value-type="string">
            <text:p><text:s text:c="2"/>3.32356671960173000E+00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00897207043848" calcext:value-type="float">
            <text:p>3.008972070438480E+00</text:p>
          </table:table-cell>
          <table:table-cell table:formula="of:=&quot;  &quot;&amp;TEXT([.B1063];&quot;0.00000000000000000E+00&quot;)&amp;&quot;,&quot;" office:value-type="string" office:string-value="  3.00897207043848000E+00," calcext:value-type="string">
            <text:p><text:s text:c="2"/>3.00897207043848000E+00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69840669638494" calcext:value-type="float">
            <text:p>2.698406696384940E+00</text:p>
          </table:table-cell>
          <table:table-cell table:formula="of:=&quot;  &quot;&amp;TEXT([.B1064];&quot;0.00000000000000000E+00&quot;)&amp;&quot;,&quot;" office:value-type="string" office:string-value="  2.69840669638494000E+00," calcext:value-type="string">
            <text:p><text:s text:c="2"/>2.69840669638494000E+00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39251858279841" calcext:value-type="float">
            <text:p>2.392518582798410E+00</text:p>
          </table:table-cell>
          <table:table-cell table:formula="of:=&quot;  &quot;&amp;TEXT([.B1065];&quot;0.00000000000000000E+00&quot;)&amp;&quot;,&quot;" office:value-type="string" office:string-value="  2.39251858279841000E+00," calcext:value-type="string">
            <text:p><text:s text:c="2"/>2.39251858279841000E+00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09193633467299" calcext:value-type="float">
            <text:p>2.091936334672990E+00</text:p>
          </table:table-cell>
          <table:table-cell table:formula="of:=&quot;  &quot;&amp;TEXT([.B1066];&quot;0.00000000000000000E+00&quot;)&amp;&quot;,&quot;" office:value-type="string" office:string-value="  2.09193633467299000E+00," calcext:value-type="string">
            <text:p><text:s text:c="2"/>2.09193633467299000E+00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79726747954407" calcext:value-type="float">
            <text:p>1.797267479544070E+00</text:p>
          </table:table-cell>
          <table:table-cell table:formula="of:=&quot;  &quot;&amp;TEXT([.B1067];&quot;0.00000000000000000E+00&quot;)&amp;&quot;,&quot;" office:value-type="string" office:string-value="  1.79726747954407000E+00," calcext:value-type="string">
            <text:p><text:s text:c="2"/>1.79726747954407000E+00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0909692008621" calcext:value-type="float">
            <text:p>1.509096920086210E+00</text:p>
          </table:table-cell>
          <table:table-cell table:formula="of:=&quot;  &quot;&amp;TEXT([.B1068];&quot;0.00000000000000000E+00&quot;)&amp;&quot;,&quot;" office:value-type="string" office:string-value="  1.50909692008621000E+00," calcext:value-type="string">
            <text:p><text:s text:c="2"/>1.50909692008621000E+00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2798538456696" calcext:value-type="float">
            <text:p>1.227985384566960E+00</text:p>
          </table:table-cell>
          <table:table-cell table:formula="of:=&quot;  &quot;&amp;TEXT([.B1069];&quot;0.00000000000000000E+00&quot;)&amp;&quot;,&quot;" office:value-type="string" office:string-value="  1.22798538456696000E+00," calcext:value-type="string">
            <text:p><text:s text:c="2"/>1.22798538456696000E+00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54468047112112" calcext:value-type="float">
            <text:p>9.544680471121120E-01</text:p>
          </table:table-cell>
          <table:table-cell table:formula="of:=&quot;  &quot;&amp;TEXT([.B1070];&quot;0.00000000000000000E+00&quot;)&amp;&quot;,&quot;" office:value-type="string" office:string-value="  9.54468047112112000E-01," calcext:value-type="string">
            <text:p><text:s text:c="2"/>9.54468047112112000E-01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89053142090107" calcext:value-type="float">
            <text:p>6.890531420901070E-01</text:p>
          </table:table-cell>
          <table:table-cell table:formula="of:=&quot;  &quot;&amp;TEXT([.B1071];&quot;0.00000000000000000E+00&quot;)&amp;&quot;,&quot;" office:value-type="string" office:string-value="  6.89053142090107000E-01," calcext:value-type="string">
            <text:p><text:s text:c="2"/>6.89053142090107000E-01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32220774992102" calcext:value-type="float">
            <text:p>4.322207749921020E-01</text:p>
          </table:table-cell>
          <table:table-cell table:formula="of:=&quot;  &quot;&amp;TEXT([.B1072];&quot;0.00000000000000000E+00&quot;)&amp;&quot;,&quot;" office:value-type="string" office:string-value="  4.32220774992102000E-01," calcext:value-type="string">
            <text:p><text:s text:c="2"/>4.32220774992102000E-01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84421710085757" calcext:value-type="float">
            <text:p>1.844217100857570E-01</text:p>
          </table:table-cell>
          <table:table-cell table:formula="of:=&quot;  &quot;&amp;TEXT([.B1073];&quot;0.00000000000000000E+00&quot;)&amp;&quot;,&quot;" office:value-type="string" office:string-value="  1.84421710085757000E-01," calcext:value-type="string">
            <text:p><text:s text:c="2"/>1.84421710085757000E-01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53923609152941" calcext:value-type="float">
            <text:p>-5.392360915294100E-02</text:p>
          </table:table-cell>
          <table:table-cell table:formula="of:=&quot;  &quot;&amp;TEXT([.B1074];&quot;0.00000000000000000E+00&quot;)&amp;&quot;,&quot;" office:value-type="string" office:string-value="  -5.39236091529410000E-02," calcext:value-type="string">
            <text:p><text:s text:c="2"/>-5.39236091529410000E-02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28242608561763" calcext:value-type="float">
            <text:p>-2.824260856176300E-01</text:p>
          </table:table-cell>
          <table:table-cell table:formula="of:=&quot;  &quot;&amp;TEXT([.B1075];&quot;0.00000000000000000E+00&quot;)&amp;&quot;,&quot;" office:value-type="string" office:string-value="  -2.82426085617630000E-01," calcext:value-type="string">
            <text:p><text:s text:c="2"/>-2.82426085617630000E-01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500728742941211" calcext:value-type="float">
            <text:p>-5.007287429412110E-01</text:p>
          </table:table-cell>
          <table:table-cell table:formula="of:=&quot;  &quot;&amp;TEXT([.B1076];&quot;0.00000000000000000E+00&quot;)&amp;&quot;,&quot;" office:value-type="string" office:string-value="  -5.00728742941211000E-01," calcext:value-type="string">
            <text:p><text:s text:c="2"/>-5.00728742941211000E-01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708507522303574" calcext:value-type="float">
            <text:p>-7.085075223035740E-01</text:p>
          </table:table-cell>
          <table:table-cell table:formula="of:=&quot;  &quot;&amp;TEXT([.B1077];&quot;0.00000000000000000E+00&quot;)&amp;&quot;,&quot;" office:value-type="string" office:string-value="  -7.08507522303574000E-01," calcext:value-type="string">
            <text:p><text:s text:c="2"/>-7.08507522303574000E-01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905471884074881" calcext:value-type="float">
            <text:p>-9.054718840748810E-01</text:p>
          </table:table-cell>
          <table:table-cell table:formula="of:=&quot;  &quot;&amp;TEXT([.B1078];&quot;0.00000000000000000E+00&quot;)&amp;&quot;,&quot;" office:value-type="string" office:string-value="  -9.05471884074881000E-01," calcext:value-type="string">
            <text:p><text:s text:c="2"/>-9.05471884074881000E-01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0913653275709" calcext:value-type="float">
            <text:p>-1.091365327570900E+00</text:p>
          </table:table-cell>
          <table:table-cell table:formula="of:=&quot;  &quot;&amp;TEXT([.B1079];&quot;0.00000000000000000E+00&quot;)&amp;&quot;,&quot;" office:value-type="string" office:string-value="  -1.09136532757090000E+00," calcext:value-type="string">
            <text:p><text:s text:c="2"/>-1.09136532757090000E+00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26596584143835" calcext:value-type="float">
            <text:p>-1.265965841438350E+00</text:p>
          </table:table-cell>
          <table:table-cell table:formula="of:=&quot;  &quot;&amp;TEXT([.B1080];&quot;0.00000000000000000E+00&quot;)&amp;&quot;,&quot;" office:value-type="string" office:string-value="  -1.26596584143835000E+00," calcext:value-type="string">
            <text:p><text:s text:c="2"/>-1.26596584143835000E+00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42908614486501" calcext:value-type="float">
            <text:p>-1.429086144865010E+00</text:p>
          </table:table-cell>
          <table:table-cell table:formula="of:=&quot;  &quot;&amp;TEXT([.B1081];&quot;0.00000000000000000E+00&quot;)&amp;&quot;,&quot;" office:value-type="string" office:string-value="  -1.42908614486501000E+00," calcext:value-type="string">
            <text:p><text:s text:c="2"/>-1.42908614486501000E+00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5805739479812" calcext:value-type="float">
            <text:p>-1.580573947981200E+00</text:p>
          </table:table-cell>
          <table:table-cell table:formula="of:=&quot;  &quot;&amp;TEXT([.B1082];&quot;0.00000000000000000E+00&quot;)&amp;&quot;,&quot;" office:value-type="string" office:string-value="  -1.58057394798120000E+00," calcext:value-type="string">
            <text:p><text:s text:c="2"/>-1.58057394798120000E+00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72031198184336" calcext:value-type="float">
            <text:p>-1.720311981843360E+00</text:p>
          </table:table-cell>
          <table:table-cell table:formula="of:=&quot;  &quot;&amp;TEXT([.B1083];&quot;0.00000000000000000E+00&quot;)&amp;&quot;,&quot;" office:value-type="string" office:string-value="  -1.72031198184336000E+00," calcext:value-type="string">
            <text:p><text:s text:c="2"/>-1.72031198184336000E+00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84821798052449" calcext:value-type="float">
            <text:p>-1.848217980524490E+00</text:p>
          </table:table-cell>
          <table:table-cell table:formula="of:=&quot;  &quot;&amp;TEXT([.B1084];&quot;0.00000000000000000E+00&quot;)&amp;&quot;,&quot;" office:value-type="string" office:string-value="  -1.84821798052449000E+00," calcext:value-type="string">
            <text:p><text:s text:c="2"/>-1.84821798052449000E+00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.96424456750041" calcext:value-type="float">
            <text:p>-1.964244567500410E+00</text:p>
          </table:table-cell>
          <table:table-cell table:formula="of:=&quot;  &quot;&amp;TEXT([.B1085];&quot;0.00000000000000000E+00&quot;)&amp;&quot;,&quot;" office:value-type="string" office:string-value="  -1.96424456750041000E+00," calcext:value-type="string">
            <text:p><text:s text:c="2"/>-1.96424456750041000E+00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06837896166006" calcext:value-type="float">
            <text:p>-2.068378961660060E+00</text:p>
          </table:table-cell>
          <table:table-cell table:formula="of:=&quot;  &quot;&amp;TEXT([.B1086];&quot;0.00000000000000000E+00&quot;)&amp;&quot;,&quot;" office:value-type="string" office:string-value="  -2.06837896166006000E+00," calcext:value-type="string">
            <text:p><text:s text:c="2"/>-2.06837896166006000E+00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.16064266148896" calcext:value-type="float">
            <text:p>-2.160642661488960E+00</text:p>
          </table:table-cell>
          <table:table-cell table:formula="of:=&quot;  &quot;&amp;TEXT([.B1087];&quot;0.00000000000000000E+00&quot;)&amp;&quot;,&quot;" office:value-type="string" office:string-value="  -2.16064266148896000E+00," calcext:value-type="string">
            <text:p><text:s text:c="2"/>-2.16064266148896000E+00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24109097665185" calcext:value-type="float">
            <text:p>-2.241090976651850E+00</text:p>
          </table:table-cell>
          <table:table-cell table:formula="of:=&quot;  &quot;&amp;TEXT([.B1088];&quot;0.00000000000000000E+00&quot;)&amp;&quot;,&quot;" office:value-type="string" office:string-value="  -2.24109097665185000E+00," calcext:value-type="string">
            <text:p><text:s text:c="2"/>-2.24109097665185000E+00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30981244302163" calcext:value-type="float">
            <text:p>-2.309812443021630E+00</text:p>
          </table:table-cell>
          <table:table-cell table:formula="of:=&quot;  &quot;&amp;TEXT([.B1089];&quot;0.00000000000000000E+00&quot;)&amp;&quot;,&quot;" office:value-type="string" office:string-value="  -2.30981244302163000E+00," calcext:value-type="string">
            <text:p><text:s text:c="2"/>-2.30981244302163000E+00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36692818577133" calcext:value-type="float">
            <text:p>-2.366928185771330E+00</text:p>
          </table:table-cell>
          <table:table-cell table:formula="of:=&quot;  &quot;&amp;TEXT([.B1090];&quot;0.00000000000000000E+00&quot;)&amp;&quot;,&quot;" office:value-type="string" office:string-value="  -2.36692818577133000E+00," calcext:value-type="string">
            <text:p><text:s text:c="2"/>-2.36692818577133000E+00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.41259115570192" calcext:value-type="float">
            <text:p>-2.412591155701920E+00</text:p>
          </table:table-cell>
          <table:table-cell table:formula="of:=&quot;  &quot;&amp;TEXT([.B1091];&quot;0.00000000000000000E+00&quot;)&amp;&quot;,&quot;" office:value-type="string" office:string-value="  -2.41259115570192000E+00," calcext:value-type="string">
            <text:p><text:s text:c="2"/>-2.41259115570192000E+00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.44698524926577" calcext:value-type="float">
            <text:p>-2.446985249265770E+00</text:p>
          </table:table-cell>
          <table:table-cell table:formula="of:=&quot;  &quot;&amp;TEXT([.B1092];&quot;0.00000000000000000E+00&quot;)&amp;&quot;,&quot;" office:value-type="string" office:string-value="  -2.44698524926577000E+00," calcext:value-type="string">
            <text:p><text:s text:c="2"/>-2.44698524926577000E+00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.47032439946319" calcext:value-type="float">
            <text:p>-2.470324399463190E+00</text:p>
          </table:table-cell>
          <table:table-cell table:formula="of:=&quot;  &quot;&amp;TEXT([.B1093];&quot;0.00000000000000000E+00&quot;)&amp;&quot;,&quot;" office:value-type="string" office:string-value="  -2.47032439946319000E+00," calcext:value-type="string">
            <text:p><text:s text:c="2"/>-2.47032439946319000E+00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48285152477012" calcext:value-type="float">
            <text:p>-2.482851524770120E+00</text:p>
          </table:table-cell>
          <table:table-cell table:formula="of:=&quot;  &quot;&amp;TEXT([.B1094];&quot;0.00000000000000000E+00&quot;)&amp;&quot;,&quot;" office:value-type="string" office:string-value="  -2.48285152477012000E+00," calcext:value-type="string">
            <text:p><text:s text:c="2"/>-2.48285152477012000E+00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48483740740927" calcext:value-type="float">
            <text:p>-2.484837407409270E+00</text:p>
          </table:table-cell>
          <table:table-cell table:formula="of:=&quot;  &quot;&amp;TEXT([.B1095];&quot;0.00000000000000000E+00&quot;)&amp;&quot;,&quot;" office:value-type="string" office:string-value="  -2.48483740740927000E+00," calcext:value-type="string">
            <text:p><text:s text:c="2"/>-2.48483740740927000E+00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47657951064885" calcext:value-type="float">
            <text:p>-2.476579510648850E+00</text:p>
          </table:table-cell>
          <table:table-cell table:formula="of:=&quot;  &quot;&amp;TEXT([.B1096];&quot;0.00000000000000000E+00&quot;)&amp;&quot;,&quot;" office:value-type="string" office:string-value="  -2.47657951064885000E+00," calcext:value-type="string">
            <text:p><text:s text:c="2"/>-2.47657951064885000E+00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45840072234482" calcext:value-type="float">
            <text:p>-2.458400722344820E+00</text:p>
          </table:table-cell>
          <table:table-cell table:formula="of:=&quot;  &quot;&amp;TEXT([.B1097];&quot;0.00000000000000000E+00&quot;)&amp;&quot;,&quot;" office:value-type="string" office:string-value="  -2.45840072234482000E+00," calcext:value-type="string">
            <text:p><text:s text:c="2"/>-2.45840072234482000E+00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43064798904025" calcext:value-type="float">
            <text:p>-2.430647989040250E+00</text:p>
          </table:table-cell>
          <table:table-cell table:formula="of:=&quot;  &quot;&amp;TEXT([.B1098];&quot;0.00000000000000000E+00&quot;)&amp;&quot;,&quot;" office:value-type="string" office:string-value="  -2.43064798904025000E+00," calcext:value-type="string">
            <text:p><text:s text:c="2"/>-2.43064798904025000E+00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39369093940137" calcext:value-type="float">
            <text:p>-2.393690939401370E+00</text:p>
          </table:table-cell>
          <table:table-cell table:formula="of:=&quot;  &quot;&amp;TEXT([.B1099];&quot;0.00000000000000000E+00&quot;)&amp;&quot;,&quot;" office:value-type="string" office:string-value="  -2.39369093940137000E+00," calcext:value-type="string">
            <text:p><text:s text:c="2"/>-2.39369093940137000E+00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34792042128152" calcext:value-type="float">
            <text:p>-2.347920421281520E+00</text:p>
          </table:table-cell>
          <table:table-cell table:formula="of:=&quot;  &quot;&amp;TEXT([.B1100];&quot;0.00000000000000000E+00&quot;)&amp;&quot;,&quot;" office:value-type="string" office:string-value="  -2.34792042128152000E+00," calcext:value-type="string">
            <text:p><text:s text:c="2"/>-2.34792042128152000E+00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.29374697982398" calcext:value-type="float">
            <text:p>-2.293746979823980E+00</text:p>
          </table:table-cell>
          <table:table-cell table:formula="of:=&quot;  &quot;&amp;TEXT([.B1101];&quot;0.00000000000000000E+00&quot;)&amp;&quot;,&quot;" office:value-type="string" office:string-value="  -2.29374697982398000E+00," calcext:value-type="string">
            <text:p><text:s text:c="2"/>-2.29374697982398000E+00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.23159929119403" calcext:value-type="float">
            <text:p>-2.231599291194030E+00</text:p>
          </table:table-cell>
          <table:table-cell table:formula="of:=&quot;  &quot;&amp;TEXT([.B1102];&quot;0.00000000000000000E+00&quot;)&amp;&quot;,&quot;" office:value-type="string" office:string-value="  -2.23159929119403000E+00," calcext:value-type="string">
            <text:p><text:s text:c="2"/>-2.23159929119403000E+00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.16192258635832" calcext:value-type="float">
            <text:p>-2.161922586358320E+00</text:p>
          </table:table-cell>
          <table:table-cell table:formula="of:=&quot;  &quot;&amp;TEXT([.B1103];&quot;0.00000000000000000E+00&quot;)&amp;&quot;,&quot;" office:value-type="string" office:string-value="  -2.16192258635832000E+00," calcext:value-type="string">
            <text:p><text:s text:c="2"/>-2.16192258635832000E+00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08517697913257" calcext:value-type="float">
            <text:p>-2.085176979132570E+00</text:p>
          </table:table-cell>
          <table:table-cell table:formula="of:=&quot;  &quot;&amp;TEXT([.B1104];&quot;0.00000000000000000E+00&quot;)&amp;&quot;,&quot;" office:value-type="string" office:string-value="  -2.08517697913257000E+00," calcext:value-type="string">
            <text:p><text:s text:c="2"/>-2.08517697913257000E+00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00183580335917" calcext:value-type="float">
            <text:p>-2.001835803359170E+00</text:p>
          </table:table-cell>
          <table:table-cell table:formula="of:=&quot;  &quot;&amp;TEXT([.B1105];&quot;0.00000000000000000E+00&quot;)&amp;&quot;,&quot;" office:value-type="string" office:string-value="  -2.00183580335917000E+00," calcext:value-type="string">
            <text:p><text:s text:c="2"/>-2.00183580335917000E+00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.9123839177383" calcext:value-type="float">
            <text:p>-1.912383917738300E+00</text:p>
          </table:table-cell>
          <table:table-cell table:formula="of:=&quot;  &quot;&amp;TEXT([.B1106];&quot;0.00000000000000000E+00&quot;)&amp;&quot;,&quot;" office:value-type="string" office:string-value="  -1.91238391773830000E+00," calcext:value-type="string">
            <text:p><text:s text:c="2"/>-1.91238391773830000E+00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.81731599852827" calcext:value-type="float">
            <text:p>-1.817315998528270E+00</text:p>
          </table:table-cell>
          <table:table-cell table:formula="of:=&quot;  &quot;&amp;TEXT([.B1107];&quot;0.00000000000000000E+00&quot;)&amp;&quot;,&quot;" office:value-type="string" office:string-value="  -1.81731599852827000E+00," calcext:value-type="string">
            <text:p><text:s text:c="2"/>-1.81731599852827000E+00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.71713478598995" calcext:value-type="float">
            <text:p>-1.717134785989950E+00</text:p>
          </table:table-cell>
          <table:table-cell table:formula="of:=&quot;  &quot;&amp;TEXT([.B1108];&quot;0.00000000000000000E+00&quot;)&amp;&quot;,&quot;" office:value-type="string" office:string-value="  -1.71713478598995000E+00," calcext:value-type="string">
            <text:p><text:s text:c="2"/>-1.71713478598995000E+00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61234936337486" calcext:value-type="float">
            <text:p>-1.612349363374860E+00</text:p>
          </table:table-cell>
          <table:table-cell table:formula="of:=&quot;  &quot;&amp;TEXT([.B1109];&quot;0.00000000000000000E+00&quot;)&amp;&quot;,&quot;" office:value-type="string" office:string-value="  -1.61234936337486000E+00," calcext:value-type="string">
            <text:p><text:s text:c="2"/>-1.61234936337486000E+00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50347341451984" calcext:value-type="float">
            <text:p>-1.503473414519840E+00</text:p>
          </table:table-cell>
          <table:table-cell table:formula="of:=&quot;  &quot;&amp;TEXT([.B1110];&quot;0.00000000000000000E+00&quot;)&amp;&quot;,&quot;" office:value-type="string" office:string-value="  -1.50347341451984000E+00," calcext:value-type="string">
            <text:p><text:s text:c="2"/>-1.50347341451984000E+00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39102349032574" calcext:value-type="float">
            <text:p>-1.391023490325740E+00</text:p>
          </table:table-cell>
          <table:table-cell table:formula="of:=&quot;  &quot;&amp;TEXT([.B1111];&quot;0.00000000000000000E+00&quot;)&amp;&quot;,&quot;" office:value-type="string" office:string-value="  -1.39102349032574000E+00," calcext:value-type="string">
            <text:p><text:s text:c="2"/>-1.39102349032574000E+00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27551726612865" calcext:value-type="float">
            <text:p>-1.275517266128650E+00</text:p>
          </table:table-cell>
          <table:table-cell table:formula="of:=&quot;  &quot;&amp;TEXT([.B1112];&quot;0.00000000000000000E+00&quot;)&amp;&quot;,&quot;" office:value-type="string" office:string-value="  -1.27551726612865000E+00," calcext:value-type="string">
            <text:p><text:s text:c="2"/>-1.27551726612865000E+00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15747186007365" calcext:value-type="float">
            <text:p>-1.157471860073650E+00</text:p>
          </table:table-cell>
          <table:table-cell table:formula="of:=&quot;  &quot;&amp;TEXT([.B1113];&quot;0.00000000000000000E+00&quot;)&amp;&quot;,&quot;" office:value-type="string" office:string-value="  -1.15747186007365000E+00," calcext:value-type="string">
            <text:p><text:s text:c="2"/>-1.15747186007365000E+00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.03740212590188" calcext:value-type="float">
            <text:p>-1.037402125901880E+00</text:p>
          </table:table-cell>
          <table:table-cell table:formula="of:=&quot;  &quot;&amp;TEXT([.B1114];&quot;0.00000000000000000E+00&quot;)&amp;&quot;,&quot;" office:value-type="string" office:string-value="  -1.03740212590188000E+00," calcext:value-type="string">
            <text:p><text:s text:c="2"/>-1.03740212590188000E+00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91581900022767" calcext:value-type="float">
            <text:p>-9.158190002276700E-01</text:p>
          </table:table-cell>
          <table:table-cell table:formula="of:=&quot;  &quot;&amp;TEXT([.B1115];&quot;0.00000000000000000E+00&quot;)&amp;&quot;,&quot;" office:value-type="string" office:string-value="  -9.15819000227670000E-01," calcext:value-type="string">
            <text:p><text:s text:c="2"/>-9.15819000227670000E-01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793227858902981" calcext:value-type="float">
            <text:p>-7.932278589029810E-01</text:p>
          </table:table-cell>
          <table:table-cell table:formula="of:=&quot;  &quot;&amp;TEXT([.B1116];&quot;0.00000000000000000E+00&quot;)&amp;&quot;,&quot;" office:value-type="string" office:string-value="  -7.93227858902981000E-01," calcext:value-type="string">
            <text:p><text:s text:c="2"/>-7.93227858902981000E-01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67012695117609" calcext:value-type="float">
            <text:p>-6.701269511760900E-01</text:p>
          </table:table-cell>
          <table:table-cell table:formula="of:=&quot;  &quot;&amp;TEXT([.B1117];&quot;0.00000000000000000E+00&quot;)&amp;&quot;,&quot;" office:value-type="string" office:string-value="  -6.70126951176090000E-01," calcext:value-type="string">
            <text:p><text:s text:c="2"/>-6.70126951176090000E-01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47005834663902" calcext:value-type="float">
            <text:p>-5.470058346639020E-01</text:p>
          </table:table-cell>
          <table:table-cell table:formula="of:=&quot;  &quot;&amp;TEXT([.B1118];&quot;0.00000000000000000E+00&quot;)&amp;&quot;,&quot;" office:value-type="string" office:string-value="  -5.47005834663902000E-01," calcext:value-type="string">
            <text:p><text:s text:c="2"/>-5.47005834663902000E-01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424343876642216" calcext:value-type="float">
            <text:p>-4.243438766422160E-01</text:p>
          </table:table-cell>
          <table:table-cell table:formula="of:=&quot;  &quot;&amp;TEXT([.B1119];&quot;0.00000000000000000E+00&quot;)&amp;&quot;,&quot;" office:value-type="string" office:string-value="  -4.24343876642216000E-01," calcext:value-type="string">
            <text:p><text:s text:c="2"/>-4.24343876642216000E-01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302608799979727" calcext:value-type="float">
            <text:p>-3.026087999797270E-01</text:p>
          </table:table-cell>
          <table:table-cell table:formula="of:=&quot;  &quot;&amp;TEXT([.B1120];&quot;0.00000000000000000E+00&quot;)&amp;&quot;,&quot;" office:value-type="string" office:string-value="  -3.02608799979727000E-01," calcext:value-type="string">
            <text:p><text:s text:c="2"/>-3.02608799979727000E-01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182255307323479" calcext:value-type="float">
            <text:p>-1.822553073234790E-01</text:p>
          </table:table-cell>
          <table:table-cell table:formula="of:=&quot;  &quot;&amp;TEXT([.B1121];&quot;0.00000000000000000E+00&quot;)&amp;&quot;,&quot;" office:value-type="string" office:string-value="  -1.82255307323479000E-01," calcext:value-type="string">
            <text:p><text:s text:c="2"/>-1.82255307323479000E-01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637237382676707" calcext:value-type="float">
            <text:p>-6.372373826767070E-02</text:p>
          </table:table-cell>
          <table:table-cell table:formula="of:=&quot;  &quot;&amp;TEXT([.B1122];&quot;0.00000000000000000E+00&quot;)&amp;&quot;,&quot;" office:value-type="string" office:string-value="  -6.37237382676707000E-02," calcext:value-type="string">
            <text:p><text:s text:c="2"/>-6.37237382676707000E-02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25611949120068" calcext:value-type="float">
            <text:p>5.256119491200680E-02</text:p>
          </table:table-cell>
          <table:table-cell table:formula="of:=&quot;  &quot;&amp;TEXT([.B1123];&quot;0.00000000000000000E+00&quot;)&amp;&quot;,&quot;" office:value-type="string" office:string-value="  5.25611949120068000E-02," calcext:value-type="string">
            <text:p><text:s text:c="2"/>5.25611949120068000E-02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66191609801312" calcext:value-type="float">
            <text:p>1.661916098013120E-01</text:p>
          </table:table-cell>
          <table:table-cell table:formula="of:=&quot;  &quot;&amp;TEXT([.B1124];&quot;0.00000000000000000E+00&quot;)&amp;&quot;,&quot;" office:value-type="string" office:string-value="  1.66191609801312000E-01," calcext:value-type="string">
            <text:p><text:s text:c="2"/>1.66191609801312000E-01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6777565425407" calcext:value-type="float">
            <text:p>2.767775654254070E-01</text:p>
          </table:table-cell>
          <table:table-cell table:formula="of:=&quot;  &quot;&amp;TEXT([.B1125];&quot;0.00000000000000000E+00&quot;)&amp;&quot;,&quot;" office:value-type="string" office:string-value="  2.76777565425407000E-01," calcext:value-type="string">
            <text:p><text:s text:c="2"/>2.76777565425407000E-01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3948125116236" calcext:value-type="float">
            <text:p>3.839481251162360E-01</text:p>
          </table:table-cell>
          <table:table-cell table:formula="of:=&quot;  &quot;&amp;TEXT([.B1126];&quot;0.00000000000000000E+00&quot;)&amp;&quot;,&quot;" office:value-type="string" office:string-value="  3.83948125116236000E-01," calcext:value-type="string">
            <text:p><text:s text:c="2"/>3.83948125116236000E-01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87352322580055" calcext:value-type="float">
            <text:p>4.873523225800550E-01</text:p>
          </table:table-cell>
          <table:table-cell table:formula="of:=&quot;  &quot;&amp;TEXT([.B1127];&quot;0.00000000000000000E+00&quot;)&amp;&quot;,&quot;" office:value-type="string" office:string-value="  4.87352322580055000E-01," calcext:value-type="string">
            <text:p><text:s text:c="2"/>4.87352322580055000E-01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86660060725597" calcext:value-type="float">
            <text:p>5.866600607255970E-01</text:p>
          </table:table-cell>
          <table:table-cell table:formula="of:=&quot;  &quot;&amp;TEXT([.B1128];&quot;0.00000000000000000E+00&quot;)&amp;&quot;,&quot;" office:value-type="string" office:string-value="  5.86660060725597000E-01," calcext:value-type="string">
            <text:p><text:s text:c="2"/>5.86660060725597000E-01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81562907378995" calcext:value-type="float">
            <text:p>6.815629073789950E-01</text:p>
          </table:table-cell>
          <table:table-cell table:formula="of:=&quot;  &quot;&amp;TEXT([.B1129];&quot;0.00000000000000000E+00&quot;)&amp;&quot;,&quot;" office:value-type="string" office:string-value="  6.81562907378995000E-01," calcext:value-type="string">
            <text:p><text:s text:c="2"/>6.81562907378995000E-01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71774831756236" calcext:value-type="float">
            <text:p>7.717748317562360E-01</text:p>
          </table:table-cell>
          <table:table-cell table:formula="of:=&quot;  &quot;&amp;TEXT([.B1130];&quot;0.00000000000000000E+00&quot;)&amp;&quot;,&quot;" office:value-type="string" office:string-value="  7.71774831756236000E-01," calcext:value-type="string">
            <text:p><text:s text:c="2"/>7.71774831756236000E-01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57032832730146" calcext:value-type="float">
            <text:p>8.570328327301460E-01</text:p>
          </table:table-cell>
          <table:table-cell table:formula="of:=&quot;  &quot;&amp;TEXT([.B1131];&quot;0.00000000000000000E+00&quot;)&amp;&quot;,&quot;" office:value-type="string" office:string-value="  8.57032832730146000E-01," calcext:value-type="string">
            <text:p><text:s text:c="2"/>8.57032832730146000E-01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37097498704177" calcext:value-type="float">
            <text:p>9.370974987041770E-01</text:p>
          </table:table-cell>
          <table:table-cell table:formula="of:=&quot;  &quot;&amp;TEXT([.B1132];&quot;0.00000000000000000E+00&quot;)&amp;&quot;,&quot;" office:value-type="string" office:string-value="  9.37097498704177000E-01," calcext:value-type="string">
            <text:p><text:s text:c="2"/>9.37097498704177000E-01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1175345212139" calcext:value-type="float">
            <text:p>1.011753452121390E+00</text:p>
          </table:table-cell>
          <table:table-cell table:formula="of:=&quot;  &quot;&amp;TEXT([.B1133];&quot;0.00000000000000000E+00&quot;)&amp;&quot;,&quot;" office:value-type="string" office:string-value="  1.01175345212139000E+00," calcext:value-type="string">
            <text:p><text:s text:c="2"/>1.01175345212139000E+00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080973571897" calcext:value-type="float">
            <text:p>1.080809735718970E+00</text:p>
          </table:table-cell>
          <table:table-cell table:formula="of:=&quot;  &quot;&amp;TEXT([.B1134];&quot;0.00000000000000000E+00&quot;)&amp;&quot;,&quot;" office:value-type="string" office:string-value="  1.08080973571897000E+00," calcext:value-type="string">
            <text:p><text:s text:c="2"/>1.08080973571897000E+00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14410008315422" calcext:value-type="float">
            <text:p>1.144100083154220E+00</text:p>
          </table:table-cell>
          <table:table-cell table:formula="of:=&quot;  &quot;&amp;TEXT([.B1135];&quot;0.00000000000000000E+00&quot;)&amp;&quot;,&quot;" office:value-type="string" office:string-value="  1.14410008315422000E+00," calcext:value-type="string">
            <text:p><text:s text:c="2"/>1.14410008315422000E+00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20148312097734" calcext:value-type="float">
            <text:p>1.201483120977340E+00</text:p>
          </table:table-cell>
          <table:table-cell table:formula="of:=&quot;  &quot;&amp;TEXT([.B1136];&quot;0.00000000000000000E+00&quot;)&amp;&quot;,&quot;" office:value-type="string" office:string-value="  1.20148312097734000E+00," calcext:value-type="string">
            <text:p><text:s text:c="2"/>1.20148312097734000E+00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25284245321337" calcext:value-type="float">
            <text:p>1.252842453213370E+00</text:p>
          </table:table-cell>
          <table:table-cell table:formula="of:=&quot;  &quot;&amp;TEXT([.B1137];&quot;0.00000000000000000E+00&quot;)&amp;&quot;,&quot;" office:value-type="string" office:string-value="  1.25284245321337000E+00," calcext:value-type="string">
            <text:p><text:s text:c="2"/>1.25284245321337000E+00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29808668973955" calcext:value-type="float">
            <text:p>1.298086689739550E+00</text:p>
          </table:table-cell>
          <table:table-cell table:formula="of:=&quot;  &quot;&amp;TEXT([.B1138];&quot;0.00000000000000000E+00&quot;)&amp;&quot;,&quot;" office:value-type="string" office:string-value="  1.29808668973955000E+00," calcext:value-type="string">
            <text:p><text:s text:c="2"/>1.29808668973955000E+00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3371493596443" calcext:value-type="float">
            <text:p>1.337149359644300E+00</text:p>
          </table:table-cell>
          <table:table-cell table:formula="of:=&quot;  &quot;&amp;TEXT([.B1139];&quot;0.00000000000000000E+00&quot;)&amp;&quot;,&quot;" office:value-type="string" office:string-value="  1.33714935964430000E+00," calcext:value-type="string">
            <text:p><text:s text:c="2"/>1.33714935964430000E+00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36998876008548" calcext:value-type="float">
            <text:p>1.369988760085480E+00</text:p>
          </table:table-cell>
          <table:table-cell table:formula="of:=&quot;  &quot;&amp;TEXT([.B1140];&quot;0.00000000000000000E+00&quot;)&amp;&quot;,&quot;" office:value-type="string" office:string-value="  1.36998876008548000E+00," calcext:value-type="string">
            <text:p><text:s text:c="2"/>1.36998876008548000E+00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39658769089947" calcext:value-type="float">
            <text:p>1.396587690899470E+00</text:p>
          </table:table-cell>
          <table:table-cell table:formula="of:=&quot;  &quot;&amp;TEXT([.B1141];&quot;0.00000000000000000E+00&quot;)&amp;&quot;,&quot;" office:value-type="string" office:string-value="  1.39658769089947000E+00," calcext:value-type="string">
            <text:p><text:s text:c="2"/>1.39658769089947000E+00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1695313867276" calcext:value-type="float">
            <text:p>1.416953138672760E+00</text:p>
          </table:table-cell>
          <table:table-cell table:formula="of:=&quot;  &quot;&amp;TEXT([.B1142];&quot;0.00000000000000000E+00&quot;)&amp;&quot;,&quot;" office:value-type="string" office:string-value="  1.41695313867276000E+00," calcext:value-type="string">
            <text:p><text:s text:c="2"/>1.41695313867276000E+00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311158495848" calcext:value-type="float">
            <text:p>1.431115849584800E+00</text:p>
          </table:table-cell>
          <table:table-cell table:formula="of:=&quot;  &quot;&amp;TEXT([.B1143];&quot;0.00000000000000000E+00&quot;)&amp;&quot;,&quot;" office:value-type="string" office:string-value="  1.43111584958480000E+00," calcext:value-type="string">
            <text:p><text:s text:c="2"/>1.43111584958480000E+00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3912985196869" calcext:value-type="float">
            <text:p>1.439129851968690E+00</text:p>
          </table:table-cell>
          <table:table-cell table:formula="of:=&quot;  &quot;&amp;TEXT([.B1144];&quot;0.00000000000000000E+00&quot;)&amp;&quot;,&quot;" office:value-type="string" office:string-value="  1.43912985196869000E+00," calcext:value-type="string">
            <text:p><text:s text:c="2"/>1.43912985196869000E+00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4107187013243" calcext:value-type="float">
            <text:p>1.441071870132430E+00</text:p>
          </table:table-cell>
          <table:table-cell table:formula="of:=&quot;  &quot;&amp;TEXT([.B1145];&quot;0.00000000000000000E+00&quot;)&amp;&quot;,&quot;" office:value-type="string" office:string-value="  1.44107187013243000E+00," calcext:value-type="string">
            <text:p><text:s text:c="2"/>1.44107187013243000E+00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3704069409621" calcext:value-type="float">
            <text:p>1.437040694096210E+00</text:p>
          </table:table-cell>
          <table:table-cell table:formula="of:=&quot;  &quot;&amp;TEXT([.B1146];&quot;0.00000000000000000E+00&quot;)&amp;&quot;,&quot;" office:value-type="string" office:string-value="  1.43704069409621000E+00," calcext:value-type="string">
            <text:p><text:s text:c="2"/>1.43704069409621000E+00,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2715645402708" calcext:value-type="float">
            <text:p>1.427156454027080E+00</text:p>
          </table:table-cell>
          <table:table-cell table:formula="of:=&quot;  &quot;&amp;TEXT([.B1147];&quot;0.00000000000000000E+00&quot;)&amp;&quot;,&quot;" office:value-type="string" office:string-value="  1.42715645402708000E+00," calcext:value-type="string">
            <text:p><text:s text:c="2"/>1.42715645402708000E+00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1155985396173" calcext:value-type="float">
            <text:p>1.411559853961730E+00</text:p>
          </table:table-cell>
          <table:table-cell table:formula="of:=&quot;  &quot;&amp;TEXT([.B1148];&quot;0.00000000000000000E+00&quot;)&amp;&quot;,&quot;" office:value-type="string" office:string-value="  1.41155985396173000E+00," calcext:value-type="string">
            <text:p><text:s text:c="2"/>1.41155985396173000E+00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39041131176815" calcext:value-type="float">
            <text:p>1.390411311768150E+00</text:p>
          </table:table-cell>
          <table:table-cell table:formula="of:=&quot;  &quot;&amp;TEXT([.B1149];&quot;0.00000000000000000E+00&quot;)&amp;&quot;,&quot;" office:value-type="string" office:string-value="  1.39041131176815000E+00," calcext:value-type="string">
            <text:p><text:s text:c="2"/>1.39041131176815000E+00,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36389006655377" calcext:value-type="float">
            <text:p>1.363890066553770E+00</text:p>
          </table:table-cell>
          <table:table-cell table:formula="of:=&quot;  &quot;&amp;TEXT([.B1150];&quot;0.00000000000000000E+00&quot;)&amp;&quot;,&quot;" office:value-type="string" office:string-value="  1.36389006655377000E+00," calcext:value-type="string">
            <text:p><text:s text:c="2"/>1.36389006655377000E+00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33219320502691" calcext:value-type="float">
            <text:p>1.332193205026910E+00</text:p>
          </table:table-cell>
          <table:table-cell table:formula="of:=&quot;  &quot;&amp;TEXT([.B1151];&quot;0.00000000000000000E+00&quot;)&amp;&quot;,&quot;" office:value-type="string" office:string-value="  1.33219320502691000E+00," calcext:value-type="string">
            <text:p><text:s text:c="2"/>1.33219320502691000E+00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9553466289061" calcext:value-type="float">
            <text:p>1.295534662890610E+00</text:p>
          </table:table-cell>
          <table:table-cell table:formula="of:=&quot;  &quot;&amp;TEXT([.B1152];&quot;0.00000000000000000E+00&quot;)&amp;&quot;,&quot;" office:value-type="string" office:string-value="  1.29553466289061000E+00," calcext:value-type="string">
            <text:p><text:s text:c="2"/>1.29553466289061000E+00,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5414414787461" calcext:value-type="float">
            <text:p>1.254144147874610E+00</text:p>
          </table:table-cell>
          <table:table-cell table:formula="of:=&quot;  &quot;&amp;TEXT([.B1153];&quot;0.00000000000000000E+00&quot;)&amp;&quot;,&quot;" office:value-type="string" office:string-value="  1.25414414787461000E+00," calcext:value-type="string">
            <text:p><text:s text:c="2"/>1.25414414787461000E+00,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082660523179" calcext:value-type="float">
            <text:p>1.208266052317900E+00</text:p>
          </table:table-cell>
          <table:table-cell table:formula="of:=&quot;  &quot;&amp;TEXT([.B1154];&quot;0.00000000000000000E+00&quot;)&amp;&quot;,&quot;" office:value-type="string" office:string-value="  1.20826605231790000E+00," calcext:value-type="string">
            <text:p><text:s text:c="2"/>1.20826605231790000E+00,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15815829467558" calcext:value-type="float">
            <text:p>1.158158294675580E+00</text:p>
          </table:table-cell>
          <table:table-cell table:formula="of:=&quot;  &quot;&amp;TEXT([.B1155];&quot;0.00000000000000000E+00&quot;)&amp;&quot;,&quot;" office:value-type="string" office:string-value="  1.15815829467558000E+00," calcext:value-type="string">
            <text:p><text:s text:c="2"/>1.15815829467558000E+00,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10409115434119" calcext:value-type="float">
            <text:p>1.104091154341190E+00</text:p>
          </table:table-cell>
          <table:table-cell table:formula="of:=&quot;  &quot;&amp;TEXT([.B1156];&quot;0.00000000000000000E+00&quot;)&amp;&quot;,&quot;" office:value-type="string" office:string-value="  1.10409115434119000E+00," calcext:value-type="string">
            <text:p><text:s text:c="2"/>1.10409115434119000E+00,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4634605058124" calcext:value-type="float">
            <text:p>1.046346050581240E+00</text:p>
          </table:table-cell>
          <table:table-cell table:formula="of:=&quot;  &quot;&amp;TEXT([.B1157];&quot;0.00000000000000000E+00&quot;)&amp;&quot;,&quot;" office:value-type="string" office:string-value="  1.04634605058124000E+00," calcext:value-type="string">
            <text:p><text:s text:c="2"/>1.04634605058124000E+00,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5214327267555" calcext:value-type="float">
            <text:p>9.852143272675550E-01</text:p>
          </table:table-cell>
          <table:table-cell table:formula="of:=&quot;  &quot;&amp;TEXT([.B1158];&quot;0.00000000000000000E+00&quot;)&amp;&quot;,&quot;" office:value-type="string" office:string-value="  9.85214327267555000E-01," calcext:value-type="string">
            <text:p><text:s text:c="2"/>9.85214327267555000E-01,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20995986773724" calcext:value-type="float">
            <text:p>9.209959867737240E-01</text:p>
          </table:table-cell>
          <table:table-cell table:formula="of:=&quot;  &quot;&amp;TEXT([.B1159];&quot;0.00000000000000000E+00&quot;)&amp;&quot;,&quot;" office:value-type="string" office:string-value="  9.20995986773724000E-01," calcext:value-type="string">
            <text:p><text:s text:c="2"/>9.20995986773724000E-01,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53998431758794" calcext:value-type="float">
            <text:p>8.539984317587940E-01</text:p>
          </table:table-cell>
          <table:table-cell table:formula="of:=&quot;  &quot;&amp;TEXT([.B1160];&quot;0.00000000000000000E+00&quot;)&amp;&quot;,&quot;" office:value-type="string" office:string-value="  8.53998431758794000E-01," calcext:value-type="string">
            <text:p><text:s text:c="2"/>8.53998431758794000E-01,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84535171790805" calcext:value-type="float">
            <text:p>7.845351717908050E-01</text:p>
          </table:table-cell>
          <table:table-cell table:formula="of:=&quot;  &quot;&amp;TEXT([.B1161];&quot;0.00000000000000000E+00&quot;)&amp;&quot;,&quot;" office:value-type="string" office:string-value="  7.84535171790805000E-01," calcext:value-type="string">
            <text:p><text:s text:c="2"/>7.84535171790805000E-01,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12924556794764" calcext:value-type="float">
            <text:p>7.129245567947640E-01</text:p>
          </table:table-cell>
          <table:table-cell table:formula="of:=&quot;  &quot;&amp;TEXT([.B1162];&quot;0.00000000000000000E+00&quot;)&amp;&quot;,&quot;" office:value-type="string" office:string-value="  7.12924556794764000E-01," calcext:value-type="string">
            <text:p><text:s text:c="2"/>7.12924556794764000E-01,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39488481313012" calcext:value-type="float">
            <text:p>6.394884813130120E-01</text:p>
          </table:table-cell>
          <table:table-cell table:formula="of:=&quot;  &quot;&amp;TEXT([.B1163];&quot;0.00000000000000000E+00&quot;)&amp;&quot;,&quot;" office:value-type="string" office:string-value="  6.39488481313012000E-01," calcext:value-type="string">
            <text:p><text:s text:c="2"/>6.39488481313012000E-01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64551112381662" calcext:value-type="float">
            <text:p>5.645511123816620E-01</text:p>
          </table:table-cell>
          <table:table-cell table:formula="of:=&quot;  &quot;&amp;TEXT([.B1164];&quot;0.00000000000000000E+00&quot;)&amp;&quot;,&quot;" office:value-type="string" office:string-value="  5.64551112381662000E-01," calcext:value-type="string">
            <text:p><text:s text:c="2"/>5.64551112381662000E-01,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88437598871434" calcext:value-type="float">
            <text:p>4.884375988714340E-01</text:p>
          </table:table-cell>
          <table:table-cell table:formula="of:=&quot;  &quot;&amp;TEXT([.B1165];&quot;0.00000000000000000E+00&quot;)&amp;&quot;,&quot;" office:value-type="string" office:string-value="  4.88437598871434000E-01," calcext:value-type="string">
            <text:p><text:s text:c="2"/>4.88437598871434000E-01,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11472827620572" calcext:value-type="float">
            <text:p>4.114728276205720E-01</text:p>
          </table:table-cell>
          <table:table-cell table:formula="of:=&quot;  &quot;&amp;TEXT([.B1166];&quot;0.00000000000000000E+00&quot;)&amp;&quot;,&quot;" office:value-type="string" office:string-value="  4.11472827620572000E-01," calcext:value-type="string">
            <text:p><text:s text:c="2"/>4.11472827620572000E-01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33980174203814" calcext:value-type="float">
            <text:p>3.339801742038140E-01</text:p>
          </table:table-cell>
          <table:table-cell table:formula="of:=&quot;  &quot;&amp;TEXT([.B1167];&quot;0.00000000000000000E+00&quot;)&amp;&quot;,&quot;" office:value-type="string" office:string-value="  3.33980174203814000E-01," calcext:value-type="string">
            <text:p><text:s text:c="2"/>3.33980174203814000E-01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56280288844384" calcext:value-type="float">
            <text:p>2.562802888443840E-01</text:p>
          </table:table-cell>
          <table:table-cell table:formula="of:=&quot;  &quot;&amp;TEXT([.B1168];&quot;0.00000000000000000E+00&quot;)&amp;&quot;,&quot;" office:value-type="string" office:string-value="  2.56280288844384000E-01," calcext:value-type="string">
            <text:p><text:s text:c="2"/>2.56280288844384000E-01,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78689886730694" calcext:value-type="float">
            <text:p>1.786898867306940E-01</text:p>
          </table:table-cell>
          <table:table-cell table:formula="of:=&quot;  &quot;&amp;TEXT([.B1169];&quot;0.00000000000000000E+00&quot;)&amp;&quot;,&quot;" office:value-type="string" office:string-value="  1.78689886730694000E-01," calcext:value-type="string">
            <text:p><text:s text:c="2"/>1.78689886730694000E-01,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01520597847627" calcext:value-type="float">
            <text:p>1.015205978476270E-01</text:p>
          </table:table-cell>
          <table:table-cell table:formula="of:=&quot;  &quot;&amp;TEXT([.B1170];&quot;0.00000000000000000E+00&quot;)&amp;&quot;,&quot;" office:value-type="string" office:string-value="  1.01520597847627000E-01," calcext:value-type="string">
            <text:p><text:s text:c="2"/>1.01520597847627000E-01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250778294836615" calcext:value-type="float">
            <text:p>2.507782948366150E-02</text:p>
          </table:table-cell>
          <table:table-cell table:formula="of:=&quot;  &quot;&amp;TEXT([.B1171];&quot;0.00000000000000000E+00&quot;)&amp;&quot;,&quot;" office:value-type="string" office:string-value="  2.50778294836615000E-02," calcext:value-type="string">
            <text:p><text:s text:c="2"/>2.50778294836615000E-02,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503403193392299" calcext:value-type="float">
            <text:p>-5.034031933922990E-02</text:p>
          </table:table-cell>
          <table:table-cell table:formula="of:=&quot;  &quot;&amp;TEXT([.B1172];&quot;0.00000000000000000E+00&quot;)&amp;&quot;,&quot;" office:value-type="string" office:string-value="  -5.03403193392299000E-02," calcext:value-type="string">
            <text:p><text:s text:c="2"/>-5.03403193392299000E-02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124444119007474" calcext:value-type="float">
            <text:p>-1.244441190074740E-01</text:p>
          </table:table-cell>
          <table:table-cell table:formula="of:=&quot;  &quot;&amp;TEXT([.B1173];&quot;0.00000000000000000E+00&quot;)&amp;&quot;,&quot;" office:value-type="string" office:string-value="  -1.24444119007474000E-01," calcext:value-type="string">
            <text:p><text:s text:c="2"/>-1.24444119007474000E-01,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19695320089842" calcext:value-type="float">
            <text:p>-1.969532008984200E-01</text:p>
          </table:table-cell>
          <table:table-cell table:formula="of:=&quot;  &quot;&amp;TEXT([.B1174];&quot;0.00000000000000000E+00&quot;)&amp;&quot;,&quot;" office:value-type="string" office:string-value="  -1.96953200898420000E-01," calcext:value-type="string">
            <text:p><text:s text:c="2"/>-1.96953200898420000E-01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267597525749754" calcext:value-type="float">
            <text:p>-2.675975257497540E-01</text:p>
          </table:table-cell>
          <table:table-cell table:formula="of:=&quot;  &quot;&amp;TEXT([.B1175];&quot;0.00000000000000000E+00&quot;)&amp;&quot;,&quot;" office:value-type="string" office:string-value="  -2.67597525749754000E-01," calcext:value-type="string">
            <text:p><text:s text:c="2"/>-2.67597525749754000E-01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336118284253207" calcext:value-type="float">
            <text:p>-3.361182842532070E-01</text:p>
          </table:table-cell>
          <table:table-cell table:formula="of:=&quot;  &quot;&amp;TEXT([.B1176];&quot;0.00000000000000000E+00&quot;)&amp;&quot;,&quot;" office:value-type="string" office:string-value="  -3.36118284253207000E-01," calcext:value-type="string">
            <text:p><text:s text:c="2"/>-3.36118284253207000E-01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402268755242031" calcext:value-type="float">
            <text:p>-4.022687552420310E-01</text:p>
          </table:table-cell>
          <table:table-cell table:formula="of:=&quot;  &quot;&amp;TEXT([.B1177];&quot;0.00000000000000000E+00&quot;)&amp;&quot;,&quot;" office:value-type="string" office:string-value="  -4.02268755242031000E-01," calcext:value-type="string">
            <text:p><text:s text:c="2"/>-4.02268755242031000E-01,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465815081526315" calcext:value-type="float">
            <text:p>-4.658150815263150E-01</text:p>
          </table:table-cell>
          <table:table-cell table:formula="of:=&quot;  &quot;&amp;TEXT([.B1178];&quot;0.00000000000000000E+00&quot;)&amp;&quot;,&quot;" office:value-type="string" office:string-value="  -4.65815081526315000E-01," calcext:value-type="string">
            <text:p><text:s text:c="2"/>-4.65815081526315000E-01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526537026245297" calcext:value-type="float">
            <text:p>-5.265370262452970E-01</text:p>
          </table:table-cell>
          <table:table-cell table:formula="of:=&quot;  &quot;&amp;TEXT([.B1179];&quot;0.00000000000000000E+00&quot;)&amp;&quot;,&quot;" office:value-type="string" office:string-value="  -5.26537026245297000E-01," calcext:value-type="string">
            <text:p><text:s text:c="2"/>-5.26537026245297000E-01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584228635277099" calcext:value-type="float">
            <text:p>-5.842286352770990E-01</text:p>
          </table:table-cell>
          <table:table-cell table:formula="of:=&quot;  &quot;&amp;TEXT([.B1180];&quot;0.00000000000000000E+00&quot;)&amp;&quot;,&quot;" office:value-type="string" office:string-value="  -5.84228635277099000E-01," calcext:value-type="string">
            <text:p><text:s text:c="2"/>-5.84228635277099000E-01,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6386988614999" calcext:value-type="float">
            <text:p>-6.386988614999000E-01</text:p>
          </table:table-cell>
          <table:table-cell table:formula="of:=&quot;  &quot;&amp;TEXT([.B1181];&quot;0.00000000000000000E+00&quot;)&amp;&quot;,&quot;" office:value-type="string" office:string-value="  -6.38698861499900000E-01," calcext:value-type="string">
            <text:p><text:s text:c="2"/>-6.38698861499900000E-01,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689772085274801" calcext:value-type="float">
            <text:p>-6.897720852748010E-01</text:p>
          </table:table-cell>
          <table:table-cell table:formula="of:=&quot;  &quot;&amp;TEXT([.B1182];&quot;0.00000000000000000E+00&quot;)&amp;&quot;,&quot;" office:value-type="string" office:string-value="  -6.89772085274801000E-01," calcext:value-type="string">
            <text:p><text:s text:c="2"/>-6.89772085274801000E-01,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737288625605866" calcext:value-type="float">
            <text:p>-7.372886256058660E-01</text:p>
          </table:table-cell>
          <table:table-cell table:formula="of:=&quot;  &quot;&amp;TEXT([.B1183];&quot;0.00000000000000000E+00&quot;)&amp;&quot;,&quot;" office:value-type="string" office:string-value="  -7.37288625605866000E-01," calcext:value-type="string">
            <text:p><text:s text:c="2"/>-7.37288625605866000E-01,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781105131904639" calcext:value-type="float">
            <text:p>-7.811051319046390E-01</text:p>
          </table:table-cell>
          <table:table-cell table:formula="of:=&quot;  &quot;&amp;TEXT([.B1184];&quot;0.00000000000000000E+00&quot;)&amp;&quot;,&quot;" office:value-type="string" office:string-value="  -7.81105131904639000E-01," calcext:value-type="string">
            <text:p><text:s text:c="2"/>-7.81105131904639000E-01,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821094941237349" calcext:value-type="float">
            <text:p>-8.210949412373490E-01</text:p>
          </table:table-cell>
          <table:table-cell table:formula="of:=&quot;  &quot;&amp;TEXT([.B1185];&quot;0.00000000000000000E+00&quot;)&amp;&quot;,&quot;" office:value-type="string" office:string-value="  -8.21094941237349000E-01," calcext:value-type="string">
            <text:p><text:s text:c="2"/>-8.21094941237349000E-01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857148345456868" calcext:value-type="float">
            <text:p>-8.571483454568680E-01</text:p>
          </table:table-cell>
          <table:table-cell table:formula="of:=&quot;  &quot;&amp;TEXT([.B1186];&quot;0.00000000000000000E+00&quot;)&amp;&quot;,&quot;" office:value-type="string" office:string-value="  -8.57148345456868000E-01," calcext:value-type="string">
            <text:p><text:s text:c="2"/>-8.57148345456868000E-01,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889172817363285" calcext:value-type="float">
            <text:p>-8.891728173632850E-01</text:p>
          </table:table-cell>
          <table:table-cell table:formula="of:=&quot;  &quot;&amp;TEXT([.B1187];&quot;0.00000000000000000E+00&quot;)&amp;&quot;,&quot;" office:value-type="string" office:string-value="  -8.89172817363285000E-01," calcext:value-type="string">
            <text:p><text:s text:c="2"/>-8.89172817363285000E-01,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917093128622638" calcext:value-type="float">
            <text:p>-9.170931286226380E-01</text:p>
          </table:table-cell>
          <table:table-cell table:formula="of:=&quot;  &quot;&amp;TEXT([.B1188];&quot;0.00000000000000000E+00&quot;)&amp;&quot;,&quot;" office:value-type="string" office:string-value="  -9.17093128622638000E-01," calcext:value-type="string">
            <text:p><text:s text:c="2"/>-9.17093128622638000E-01,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940851434000294" calcext:value-type="float">
            <text:p>-9.408514340002940E-01</text:p>
          </table:table-cell>
          <table:table-cell table:formula="of:=&quot;  &quot;&amp;TEXT([.B1189];&quot;0.00000000000000000E+00&quot;)&amp;&quot;,&quot;" office:value-type="string" office:string-value="  -9.40851434000294000E-01," calcext:value-type="string">
            <text:p><text:s text:c="2"/>-9.40851434000294000E-01,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960407272671411" calcext:value-type="float">
            <text:p>-9.604072726714110E-01</text:p>
          </table:table-cell>
          <table:table-cell table:formula="of:=&quot;  &quot;&amp;TEXT([.B1190];&quot;0.00000000000000000E+00&quot;)&amp;&quot;,&quot;" office:value-type="string" office:string-value="  -9.60407272671411000E-01," calcext:value-type="string">
            <text:p><text:s text:c="2"/>-9.60407272671411000E-01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97573751354086" calcext:value-type="float">
            <text:p>-9.757375135408600E-01</text:p>
          </table:table-cell>
          <table:table-cell table:formula="of:=&quot;  &quot;&amp;TEXT([.B1191];&quot;0.00000000000000000E+00&quot;)&amp;&quot;,&quot;" office:value-type="string" office:string-value="  -9.75737513540860000E-01," calcext:value-type="string">
            <text:p><text:s text:c="2"/>-9.75737513540860000E-01,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986836199988399" calcext:value-type="float">
            <text:p>-9.868361999883990E-01</text:p>
          </table:table-cell>
          <table:table-cell table:formula="of:=&quot;  &quot;&amp;TEXT([.B1192];&quot;0.00000000000000000E+00&quot;)&amp;&quot;,&quot;" office:value-type="string" office:string-value="  -9.86836199988399000E-01," calcext:value-type="string">
            <text:p><text:s text:c="2"/>-9.86836199988399000E-01,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993714384967679" calcext:value-type="float">
            <text:p>-9.937143849676790E-01</text:p>
          </table:table-cell>
          <table:table-cell table:formula="of:=&quot;  &quot;&amp;TEXT([.B1193];&quot;0.00000000000000000E+00&quot;)&amp;&quot;,&quot;" office:value-type="string" office:string-value="  -9.93714384967679000E-01," calcext:value-type="string">
            <text:p><text:s text:c="2"/>-9.93714384967679000E-01,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99639985208796" calcext:value-type="float">
            <text:p>-9.963998520879600E-01</text:p>
          </table:table-cell>
          <table:table-cell table:formula="of:=&quot;  &quot;&amp;TEXT([.B1194];&quot;0.00000000000000000E+00&quot;)&amp;&quot;,&quot;" office:value-type="string" office:string-value="  -9.96399852087960000E-01," calcext:value-type="string">
            <text:p><text:s text:c="2"/>-9.96399852087960000E-01,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994936802489569" calcext:value-type="float">
            <text:p>-9.949368024895690E-01</text:p>
          </table:table-cell>
          <table:table-cell table:formula="of:=&quot;  &quot;&amp;TEXT([.B1195];&quot;0.00000000000000000E+00&quot;)&amp;&quot;,&quot;" office:value-type="string" office:string-value="  -9.94936802489569000E-01," calcext:value-type="string">
            <text:p><text:s text:c="2"/>-9.94936802489569000E-01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989385472040727" calcext:value-type="float">
            <text:p>-9.893854720407270E-01</text:p>
          </table:table-cell>
          <table:table-cell table:formula="of:=&quot;  &quot;&amp;TEXT([.B1196];&quot;0.00000000000000000E+00&quot;)&amp;&quot;,&quot;" office:value-type="string" office:string-value="  -9.89385472040727000E-01," calcext:value-type="string">
            <text:p><text:s text:c="2"/>-9.89385472040727000E-01,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979821707518204" calcext:value-type="float">
            <text:p>-9.798217075182040E-01</text:p>
          </table:table-cell>
          <table:table-cell table:formula="of:=&quot;  &quot;&amp;TEXT([.B1197];&quot;0.00000000000000000E+00&quot;)&amp;&quot;,&quot;" office:value-type="string" office:string-value="  -9.79821707518204000E-01," calcext:value-type="string">
            <text:p><text:s text:c="2"/>-9.79821707518204000E-01,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966336446257101" calcext:value-type="float">
            <text:p>-9.663364462571010E-01</text:p>
          </table:table-cell>
          <table:table-cell table:formula="of:=&quot;  &quot;&amp;TEXT([.B1198];&quot;0.00000000000000000E+00&quot;)&amp;&quot;,&quot;" office:value-type="string" office:string-value="  -9.66336446257101000E-01," calcext:value-type="string">
            <text:p><text:s text:c="2"/>-9.66336446257101000E-01,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949035192435928" calcext:value-type="float">
            <text:p>-9.490351924359280E-01</text:p>
          </table:table-cell>
          <table:table-cell table:formula="of:=&quot;  &quot;&amp;TEXT([.B1199];&quot;0.00000000000000000E+00&quot;)&amp;&quot;,&quot;" office:value-type="string" office:string-value="  -9.49035192435928000E-01," calcext:value-type="string">
            <text:p><text:s text:c="2"/>-9.49035192435928000E-01,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928037412145943" calcext:value-type="float">
            <text:p>-9.280374121459430E-01</text:p>
          </table:table-cell>
          <table:table-cell table:formula="of:=&quot;  &quot;&amp;TEXT([.B1200];&quot;0.00000000000000000E+00&quot;)&amp;&quot;,&quot;" office:value-type="string" office:string-value="  -9.28037412145943000E-01," calcext:value-type="string">
            <text:p><text:s text:c="2"/>-9.28037412145943000E-01,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903475891319634" calcext:value-type="float">
            <text:p>-9.034758913196340E-01</text:p>
          </table:table-cell>
          <table:table-cell table:formula="of:=&quot;  &quot;&amp;TEXT([.B1201];&quot;0.00000000000000000E+00&quot;)&amp;&quot;,&quot;" office:value-type="string" office:string-value="  -9.03475891319634000E-01," calcext:value-type="string">
            <text:p><text:s text:c="2"/>-9.03475891319634000E-01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875496039168196" calcext:value-type="float">
            <text:p>-8.754960391681960E-01</text:p>
          </table:table-cell>
          <table:table-cell table:formula="of:=&quot;  &quot;&amp;TEXT([.B1202];&quot;0.00000000000000000E+00&quot;)&amp;&quot;,&quot;" office:value-type="string" office:string-value="  -8.75496039168196000E-01," calcext:value-type="string">
            <text:p><text:s text:c="2"/>-8.75496039168196000E-01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844255180882468" calcext:value-type="float">
            <text:p>-8.442551808824680E-01</text:p>
          </table:table-cell>
          <table:table-cell table:formula="of:=&quot;  &quot;&amp;TEXT([.B1203];&quot;0.00000000000000000E+00&quot;)&amp;&quot;,&quot;" office:value-type="string" office:string-value="  -8.44255180882468000E-01," calcext:value-type="string">
            <text:p><text:s text:c="2"/>-8.44255180882468000E-01,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809921757800296" calcext:value-type="float">
            <text:p>-8.099217578002960E-01</text:p>
          </table:table-cell>
          <table:table-cell table:formula="of:=&quot;  &quot;&amp;TEXT([.B1204];&quot;0.00000000000000000E+00&quot;)&amp;&quot;,&quot;" office:value-type="string" office:string-value="  -8.09921757800296000E-01," calcext:value-type="string">
            <text:p><text:s text:c="2"/>-8.09921757800296000E-01,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77267454897789" calcext:value-type="float">
            <text:p>-7.726745489778900E-01</text:p>
          </table:table-cell>
          <table:table-cell table:formula="of:=&quot;  &quot;&amp;TEXT([.B1205];&quot;0.00000000000000000E+00&quot;)&amp;&quot;,&quot;" office:value-type="string" office:string-value="  -7.72674548977890000E-01," calcext:value-type="string">
            <text:p><text:s text:c="2"/>-7.72674548977890000E-01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732701832531514" calcext:value-type="float">
            <text:p>-7.327018325315140E-01</text:p>
          </table:table-cell>
          <table:table-cell table:formula="of:=&quot;  &quot;&amp;TEXT([.B1206];&quot;0.00000000000000000E+00&quot;)&amp;&quot;,&quot;" office:value-type="string" office:string-value="  -7.32701832531514000E-01," calcext:value-type="string">
            <text:p><text:s text:c="2"/>-7.32701832531514000E-01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690200518221733" calcext:value-type="float">
            <text:p>-6.902005182217330E-01</text:p>
          </table:table-cell>
          <table:table-cell table:formula="of:=&quot;  &quot;&amp;TEXT([.B1207];&quot;0.00000000000000000E+00&quot;)&amp;&quot;,&quot;" office:value-type="string" office:string-value="  -6.90200518221733000E-01," calcext:value-type="string">
            <text:p><text:s text:c="2"/>-6.90200518221733000E-01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645375267806263" calcext:value-type="float">
            <text:p>-6.453752678062630E-01</text:p>
          </table:table-cell>
          <table:table-cell table:formula="of:=&quot;  &quot;&amp;TEXT([.B1208];&quot;0.00000000000000000E+00&quot;)&amp;&quot;,&quot;" office:value-type="string" office:string-value="  -6.45375267806263000E-01," calcext:value-type="string">
            <text:p><text:s text:c="2"/>-6.45375267806263000E-01,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598437599588762" calcext:value-type="float">
            <text:p>-5.984375995887620E-01</text:p>
          </table:table-cell>
          <table:table-cell table:formula="of:=&quot;  &quot;&amp;TEXT([.B1209];&quot;0.00000000000000000E+00&quot;)&amp;&quot;,&quot;" office:value-type="string" office:string-value="  -5.98437599588762000E-01," calcext:value-type="string">
            <text:p><text:s text:c="2"/>-5.98437599588762000E-01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549604935696315" calcext:value-type="float">
            <text:p>-5.496049356963150E-01</text:p>
          </table:table-cell>
          <table:table-cell table:formula="of:=&quot;  &quot;&amp;TEXT([.B1210];&quot;0.00000000000000000E+00&quot;)&amp;&quot;,&quot;" office:value-type="string" office:string-value="  -5.49604935696315000E-01," calcext:value-type="string">
            <text:p><text:s text:c="2"/>-5.49604935696315000E-01,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499099706628236" calcext:value-type="float">
            <text:p>-4.990997066282360E-01</text:p>
          </table:table-cell>
          <table:table-cell table:formula="of:=&quot;  &quot;&amp;TEXT([.B1211];&quot;0.00000000000000000E+00&quot;)&amp;&quot;,&quot;" office:value-type="string" office:string-value="  -4.99099706628236000E-01," calcext:value-type="string">
            <text:p><text:s text:c="2"/>-4.99099706628236000E-01,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447148377966773" calcext:value-type="float">
            <text:p>-4.471483779667730E-01</text:p>
          </table:table-cell>
          <table:table-cell table:formula="of:=&quot;  &quot;&amp;TEXT([.B1212];&quot;0.00000000000000000E+00&quot;)&amp;&quot;,&quot;" office:value-type="string" office:string-value="  -4.47148377966773000E-01," calcext:value-type="string">
            <text:p><text:s text:c="2"/>-4.47148377966773000E-01,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39398051342962" calcext:value-type="float">
            <text:p>-3.939805134296200E-01</text:p>
          </table:table-cell>
          <table:table-cell table:formula="of:=&quot;  &quot;&amp;TEXT([.B1213];&quot;0.00000000000000000E+00&quot;)&amp;&quot;,&quot;" office:value-type="string" office:string-value="  -3.93980513429620000E-01," calcext:value-type="string">
            <text:p><text:s text:c="2"/>-3.93980513429620000E-01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339827834592972" calcext:value-type="float">
            <text:p>-3.398278345929720E-01</text:p>
          </table:table-cell>
          <table:table-cell table:formula="of:=&quot;  &quot;&amp;TEXT([.B1214];&quot;0.00000000000000000E+00&quot;)&amp;&quot;,&quot;" office:value-type="string" office:string-value="  -3.39827834592972000E-01," calcext:value-type="string">
            <text:p><text:s text:c="2"/>-3.39827834592972000E-01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284923248030385" calcext:value-type="float">
            <text:p>-2.849232480303850E-01</text:p>
          </table:table-cell>
          <table:table-cell table:formula="of:=&quot;  &quot;&amp;TEXT([.B1215];&quot;0.00000000000000000E+00&quot;)&amp;&quot;,&quot;" office:value-type="string" office:string-value="  -2.84923248030385000E-01," calcext:value-type="string">
            <text:p><text:s text:c="2"/>-2.84923248030385000E-01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229499928872253" calcext:value-type="float">
            <text:p>-2.294999288722530E-01</text:p>
          </table:table-cell>
          <table:table-cell table:formula="of:=&quot;  &quot;&amp;TEXT([.B1216];&quot;0.00000000000000000E+00&quot;)&amp;&quot;,&quot;" office:value-type="string" office:string-value="  -2.29499928872253000E-01," calcext:value-type="string">
            <text:p><text:s text:c="2"/>-2.29499928872253000E-01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173790372473716" calcext:value-type="float">
            <text:p>-1.737903724737160E-01</text:p>
          </table:table-cell>
          <table:table-cell table:formula="of:=&quot;  &quot;&amp;TEXT([.B1217];&quot;0.00000000000000000E+00&quot;)&amp;&quot;,&quot;" office:value-type="string" office:string-value="  -1.73790372473716000E-01," calcext:value-type="string">
            <text:p><text:s text:c="2"/>-1.73790372473716000E-01,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118025472938876" calcext:value-type="float">
            <text:p>-1.180254729388760E-01</text:p>
          </table:table-cell>
          <table:table-cell table:formula="of:=&quot;  &quot;&amp;TEXT([.B1218];&quot;0.00000000000000000E+00&quot;)&amp;&quot;,&quot;" office:value-type="string" office:string-value="  -1.18025472938876000E-01," calcext:value-type="string">
            <text:p><text:s text:c="2"/>-1.18025472938876000E-01,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624336462123636" calcext:value-type="float">
            <text:p>-6.243364621236360E-02</text:p>
          </table:table-cell>
          <table:table-cell table:formula="of:=&quot;  &quot;&amp;TEXT([.B1219];&quot;0.00000000000000000E+00&quot;)&amp;&quot;,&quot;" office:value-type="string" office:string-value="  -6.24336462123636000E-02," calcext:value-type="string">
            <text:p><text:s text:c="2"/>-6.24336462123636000E-02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0072399012635185" calcext:value-type="float">
            <text:p>-7.239901263518500E-03</text:p>
          </table:table-cell>
          <table:table-cell table:formula="of:=&quot;  &quot;&amp;TEXT([.B1220];&quot;0.00000000000000000E+00&quot;)&amp;&quot;,&quot;" office:value-type="string" office:string-value="  -7.23990126351850000E-03," calcext:value-type="string">
            <text:p><text:s text:c="2"/>-7.23990126351850000E-03,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3349620713892" calcext:value-type="float">
            <text:p>4.733496207138920E-02</text:p>
          </table:table-cell>
          <table:table-cell table:formula="of:=&quot;  &quot;&amp;TEXT([.B1221];&quot;0.00000000000000000E+00&quot;)&amp;&quot;,&quot;" office:value-type="string" office:string-value="  4.73349620713892000E-02," calcext:value-type="string">
            <text:p><text:s text:c="2"/>4.73349620713892000E-02,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01075251145174" calcext:value-type="float">
            <text:p>1.010752511451740E-01</text:p>
          </table:table-cell>
          <table:table-cell table:formula="of:=&quot;  &quot;&amp;TEXT([.B1222];&quot;0.00000000000000000E+00&quot;)&amp;&quot;,&quot;" office:value-type="string" office:string-value="  1.01075251145174000E-01," calcext:value-type="string">
            <text:p><text:s text:c="2"/>1.01075251145174000E-01,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53771121913468" calcext:value-type="float">
            <text:p>1.537711219134680E-01</text:p>
          </table:table-cell>
          <table:table-cell table:formula="of:=&quot;  &quot;&amp;TEXT([.B1223];&quot;0.00000000000000000E+00&quot;)&amp;&quot;,&quot;" office:value-type="string" office:string-value="  1.53771121913468000E-01," calcext:value-type="string">
            <text:p><text:s text:c="2"/>1.53771121913468000E-01,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05219406276966" calcext:value-type="float">
            <text:p>2.052194062769660E-01</text:p>
          </table:table-cell>
          <table:table-cell table:formula="of:=&quot;  &quot;&amp;TEXT([.B1224];&quot;0.00000000000000000E+00&quot;)&amp;&quot;,&quot;" office:value-type="string" office:string-value="  2.05219406276966000E-01," calcext:value-type="string">
            <text:p><text:s text:c="2"/>2.05219406276966000E-01,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522430107481" calcext:value-type="float">
            <text:p>2.552243010748100E-01</text:p>
          </table:table-cell>
          <table:table-cell table:formula="of:=&quot;  &quot;&amp;TEXT([.B1225];&quot;0.00000000000000000E+00&quot;)&amp;&quot;,&quot;" office:value-type="string" office:string-value="  2.55224301074810000E-01," calcext:value-type="string">
            <text:p><text:s text:c="2"/>2.55224301074810000E-01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03598111826226" calcext:value-type="float">
            <text:p>3.035981118262260E-01</text:p>
          </table:table-cell>
          <table:table-cell table:formula="of:=&quot;  &quot;&amp;TEXT([.B1226];&quot;0.00000000000000000E+00&quot;)&amp;&quot;,&quot;" office:value-type="string" office:string-value="  3.03598111826226000E-01," calcext:value-type="string">
            <text:p><text:s text:c="2"/>3.03598111826226000E-01,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50161873585073" calcext:value-type="float">
            <text:p>3.501618735850730E-01</text:p>
          </table:table-cell>
          <table:table-cell table:formula="of:=&quot;  &quot;&amp;TEXT([.B1227];&quot;0.00000000000000000E+00&quot;)&amp;&quot;,&quot;" office:value-type="string" office:string-value="  3.50161873585073000E-01," calcext:value-type="string">
            <text:p><text:s text:c="2"/>3.50161873585073000E-01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94746007375693" calcext:value-type="float">
            <text:p>3.947460073756930E-01</text:p>
          </table:table-cell>
          <table:table-cell table:formula="of:=&quot;  &quot;&amp;TEXT([.B1228];&quot;0.00000000000000000E+00&quot;)&amp;&quot;,&quot;" office:value-type="string" office:string-value="  3.94746007375693000E-01," calcext:value-type="string">
            <text:p><text:s text:c="2"/>3.94746007375693000E-01,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37190861624435" calcext:value-type="float">
            <text:p>4.371908616244350E-01</text:p>
          </table:table-cell>
          <table:table-cell table:formula="of:=&quot;  &quot;&amp;TEXT([.B1229];&quot;0.00000000000000000E+00&quot;)&amp;&quot;,&quot;" office:value-type="string" office:string-value="  4.37190861624435000E-01," calcext:value-type="string">
            <text:p><text:s text:c="2"/>4.37190861624435000E-01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77347270035761" calcext:value-type="float">
            <text:p>4.773472700357610E-01</text:p>
          </table:table-cell>
          <table:table-cell table:formula="of:=&quot;  &quot;&amp;TEXT([.B1230];&quot;0.00000000000000000E+00&quot;)&amp;&quot;,&quot;" office:value-type="string" office:string-value="  4.77347270035761000E-01," calcext:value-type="string">
            <text:p><text:s text:c="2"/>4.77347270035761000E-01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1507700485827" calcext:value-type="float">
            <text:p>5.150770048582700E-01</text:p>
          </table:table-cell>
          <table:table-cell table:formula="of:=&quot;  &quot;&amp;TEXT([.B1231];&quot;0.00000000000000000E+00&quot;)&amp;&quot;,&quot;" office:value-type="string" office:string-value="  5.15077004858270000E-01," calcext:value-type="string">
            <text:p><text:s text:c="2"/>5.15077004858270000E-01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50253238975738" calcext:value-type="float">
            <text:p>5.502532389757380E-01</text:p>
          </table:table-cell>
          <table:table-cell table:formula="of:=&quot;  &quot;&amp;TEXT([.B1232];&quot;0.00000000000000000E+00&quot;)&amp;&quot;,&quot;" office:value-type="string" office:string-value="  5.50253238975738000E-01," calcext:value-type="string">
            <text:p><text:s text:c="2"/>5.50253238975738000E-01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82760901147872" calcext:value-type="float">
            <text:p>5.827609011478720E-01</text:p>
          </table:table-cell>
          <table:table-cell table:formula="of:=&quot;  &quot;&amp;TEXT([.B1233];&quot;0.00000000000000000E+00&quot;)&amp;&quot;,&quot;" office:value-type="string" office:string-value="  5.82760901147872000E-01," calcext:value-type="string">
            <text:p><text:s text:c="2"/>5.82760901147872000E-01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2497035239036" calcext:value-type="float">
            <text:p>6.124970352390360E-01</text:p>
          </table:table-cell>
          <table:table-cell table:formula="of:=&quot;  &quot;&amp;TEXT([.B1234];&quot;0.00000000000000000E+00&quot;)&amp;&quot;,&quot;" office:value-type="string" office:string-value="  6.12497035239036000E-01," calcext:value-type="string">
            <text:p><text:s text:c="2"/>6.12497035239036000E-01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39371057397255" calcext:value-type="float">
            <text:p>6.393710573972550E-01</text:p>
          </table:table-cell>
          <table:table-cell table:formula="of:=&quot;  &quot;&amp;TEXT([.B1235];&quot;0.00000000000000000E+00&quot;)&amp;&quot;,&quot;" office:value-type="string" office:string-value="  6.39371057397255000E-01," calcext:value-type="string">
            <text:p><text:s text:c="2"/>6.39371057397255000E-01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63305006257185" calcext:value-type="float">
            <text:p>6.633050062571850E-01</text:p>
          </table:table-cell>
          <table:table-cell table:formula="of:=&quot;  &quot;&amp;TEXT([.B1236];&quot;0.00000000000000000E+00&quot;)&amp;&quot;,&quot;" office:value-type="string" office:string-value="  6.63305006257185000E-01," calcext:value-type="string">
            <text:p><text:s text:c="2"/>6.63305006257185000E-01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84233694959239" calcext:value-type="float">
            <text:p>6.842336949592390E-01</text:p>
          </table:table-cell>
          <table:table-cell table:formula="of:=&quot;  &quot;&amp;TEXT([.B1237];&quot;0.00000000000000000E+00&quot;)&amp;&quot;,&quot;" office:value-type="string" office:string-value="  6.84233694959239000E-01," calcext:value-type="string">
            <text:p><text:s text:c="2"/>6.84233694959239000E-01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7021048590075" calcext:value-type="float">
            <text:p>7.021048590075000E-01</text:p>
          </table:table-cell>
          <table:table-cell table:formula="of:=&quot;  &quot;&amp;TEXT([.B1238];&quot;0.00000000000000000E+00&quot;)&amp;&quot;,&quot;" office:value-type="string" office:string-value="  7.02104859007500000E-01," calcext:value-type="string">
            <text:p><text:s text:c="2"/>7.02104859007500000E-01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716879201416366" calcext:value-type="float">
            <text:p>7.168792014163660E-01</text:p>
          </table:table-cell>
          <table:table-cell table:formula="of:=&quot;  &quot;&amp;TEXT([.B1239];&quot;0.00000000000000000E+00&quot;)&amp;&quot;,&quot;" office:value-type="string" office:string-value="  7.16879201416366000E-01," calcext:value-type="string">
            <text:p><text:s text:c="2"/>7.16879201416366000E-01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28530435750715" calcext:value-type="float">
            <text:p>7.285304357507150E-01</text:p>
          </table:table-cell>
          <table:table-cell table:formula="of:=&quot;  &quot;&amp;TEXT([.B1240];&quot;0.00000000000000000E+00&quot;)&amp;&quot;,&quot;" office:value-type="string" office:string-value="  7.28530435750715000E-01," calcext:value-type="string">
            <text:p><text:s text:c="2"/>7.28530435750715000E-01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37045229122152" calcext:value-type="float">
            <text:p>7.370452291221520E-01</text:p>
          </table:table-cell>
          <table:table-cell table:formula="of:=&quot;  &quot;&amp;TEXT([.B1241];&quot;0.00000000000000000E+00&quot;)&amp;&quot;,&quot;" office:value-type="string" office:string-value="  7.37045229122152000E-01," calcext:value-type="string">
            <text:p><text:s text:c="2"/>7.37045229122152000E-01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742423137700993" calcext:value-type="float">
            <text:p>7.424231377009930E-01</text:p>
          </table:table-cell>
          <table:table-cell table:formula="of:=&quot;  &quot;&amp;TEXT([.B1242];&quot;0.00000000000000000E+00&quot;)&amp;&quot;,&quot;" office:value-type="string" office:string-value="  7.42423137700993000E-01," calcext:value-type="string">
            <text:p><text:s text:c="2"/>7.42423137700993000E-01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744676447355101" calcext:value-type="float">
            <text:p>7.446764473551010E-01</text:p>
          </table:table-cell>
          <table:table-cell table:formula="of:=&quot;  &quot;&amp;TEXT([.B1243];&quot;0.00000000000000000E+00&quot;)&amp;&quot;,&quot;" office:value-type="string" office:string-value="  7.44676447355101000E-01," calcext:value-type="string">
            <text:p><text:s text:c="2"/>7.44676447355101000E-01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743830011578879" calcext:value-type="float">
            <text:p>7.438300115788790E-01</text:p>
          </table:table-cell>
          <table:table-cell table:formula="of:=&quot;  &quot;&amp;TEXT([.B1244];&quot;0.00000000000000000E+00&quot;)&amp;&quot;,&quot;" office:value-type="string" office:string-value="  7.43830011578879000E-01," calcext:value-type="string">
            <text:p><text:s text:c="2"/>7.43830011578879000E-01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39920995568121" calcext:value-type="float">
            <text:p>7.399209955681210E-01</text:p>
          </table:table-cell>
          <table:table-cell table:formula="of:=&quot;  &quot;&amp;TEXT([.B1245];&quot;0.00000000000000000E+00&quot;)&amp;&quot;,&quot;" office:value-type="string" office:string-value="  7.39920995568121000E-01," calcext:value-type="string">
            <text:p><text:s text:c="2"/>7.39920995568121000E-01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3299861683391" calcext:value-type="float">
            <text:p>7.329986168339100E-01</text:p>
          </table:table-cell>
          <table:table-cell table:formula="of:=&quot;  &quot;&amp;TEXT([.B1246];&quot;0.00000000000000000E+00&quot;)&amp;&quot;,&quot;" office:value-type="string" office:string-value="  7.32998616833910000E-01," calcext:value-type="string">
            <text:p><text:s text:c="2"/>7.32998616833910000E-01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2312379898803" calcext:value-type="float">
            <text:p>7.231237989880300E-01</text:p>
          </table:table-cell>
          <table:table-cell table:formula="of:=&quot;  &quot;&amp;TEXT([.B1247];&quot;0.00000000000000000E+00&quot;)&amp;&quot;,&quot;" office:value-type="string" office:string-value="  7.23123798988030000E-01," calcext:value-type="string">
            <text:p><text:s text:c="2"/>7.23123798988030000E-01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710368824264452" calcext:value-type="float">
            <text:p>7.103688242644520E-01</text:p>
          </table:table-cell>
          <table:table-cell table:formula="of:=&quot;  &quot;&amp;TEXT([.B1248];&quot;0.00000000000000000E+00&quot;)&amp;&quot;,&quot;" office:value-type="string" office:string-value="  7.10368824264452000E-01," calcext:value-type="string">
            <text:p><text:s text:c="2"/>7.10368824264452000E-01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94816896480424" calcext:value-type="float">
            <text:p>6.948168964804240E-01</text:p>
          </table:table-cell>
          <table:table-cell table:formula="of:=&quot;  &quot;&amp;TEXT([.B1249];&quot;0.00000000000000000E+00&quot;)&amp;&quot;,&quot;" office:value-type="string" office:string-value="  6.94816896480424000E-01," calcext:value-type="string">
            <text:p><text:s text:c="2"/>6.94816896480424000E-01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6561716013543" calcext:value-type="float">
            <text:p>6.765617160135430E-01</text:p>
          </table:table-cell>
          <table:table-cell table:formula="of:=&quot;  &quot;&amp;TEXT([.B1250];&quot;0.00000000000000000E+00&quot;)&amp;&quot;,&quot;" office:value-type="string" office:string-value="  6.76561716013543000E-01," calcext:value-type="string">
            <text:p><text:s text:c="2"/>6.76561716013543000E-01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55706969449709" calcext:value-type="float">
            <text:p>6.557069694497090E-01</text:p>
          </table:table-cell>
          <table:table-cell table:formula="of:=&quot;  &quot;&amp;TEXT([.B1251];&quot;0.00000000000000000E+00&quot;)&amp;&quot;,&quot;" office:value-type="string" office:string-value="  6.55706969449709000E-01," calcext:value-type="string">
            <text:p><text:s text:c="2"/>6.55706969449709000E-01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32365828236738" calcext:value-type="float">
            <text:p>6.323658282367380E-01</text:p>
          </table:table-cell>
          <table:table-cell table:formula="of:=&quot;  &quot;&amp;TEXT([.B1252];&quot;0.00000000000000000E+00&quot;)&amp;&quot;,&quot;" office:value-type="string" office:string-value="  6.32365828236738000E-01," calcext:value-type="string">
            <text:p><text:s text:c="2"/>6.32365828236738000E-01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6660371319091" calcext:value-type="float">
            <text:p>6.066603713190910E-01</text:p>
          </table:table-cell>
          <table:table-cell table:formula="of:=&quot;  &quot;&amp;TEXT([.B1253];&quot;0.00000000000000000E+00&quot;)&amp;&quot;,&quot;" office:value-type="string" office:string-value="  6.06660371319091000E-01," calcext:value-type="string">
            <text:p><text:s text:c="2"/>6.06660371319091000E-01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7872102229107" calcext:value-type="float">
            <text:p>5.787210222910700E-01</text:p>
          </table:table-cell>
          <table:table-cell table:formula="of:=&quot;  &quot;&amp;TEXT([.B1254];&quot;0.00000000000000000E+00&quot;)&amp;&quot;,&quot;" office:value-type="string" office:string-value="  5.78721022291070000E-01," calcext:value-type="string">
            <text:p><text:s text:c="2"/>5.78721022291070000E-01,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48685913221112" calcext:value-type="float">
            <text:p>5.486859132211120E-01</text:p>
          </table:table-cell>
          <table:table-cell table:formula="of:=&quot;  &quot;&amp;TEXT([.B1255];&quot;0.00000000000000000E+00&quot;)&amp;&quot;,&quot;" office:value-type="string" office:string-value="  5.48685913221112000E-01," calcext:value-type="string">
            <text:p><text:s text:c="2"/>5.48685913221112000E-01,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16700266319558" calcext:value-type="float">
            <text:p>5.167002663195580E-01</text:p>
          </table:table-cell>
          <table:table-cell table:formula="of:=&quot;  &quot;&amp;TEXT([.B1256];&quot;0.00000000000000000E+00&quot;)&amp;&quot;,&quot;" office:value-type="string" office:string-value="  5.16700266319558000E-01," calcext:value-type="string">
            <text:p><text:s text:c="2"/>5.16700266319558000E-01,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82915714958064" calcext:value-type="float">
            <text:p>4.829157149580640E-01</text:p>
          </table:table-cell>
          <table:table-cell table:formula="of:=&quot;  &quot;&amp;TEXT([.B1257];&quot;0.00000000000000000E+00&quot;)&amp;&quot;,&quot;" office:value-type="string" office:string-value="  4.82915714958064000E-01," calcext:value-type="string">
            <text:p><text:s text:c="2"/>4.82915714958064000E-01,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47489647129033" calcext:value-type="float">
            <text:p>4.474896471290330E-01</text:p>
          </table:table-cell>
          <table:table-cell table:formula="of:=&quot;  &quot;&amp;TEXT([.B1258];&quot;0.00000000000000000E+00&quot;)&amp;&quot;,&quot;" office:value-type="string" office:string-value="  4.47489647129033000E-01," calcext:value-type="string">
            <text:p><text:s text:c="2"/>4.47489647129033000E-01,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10584486361965" calcext:value-type="float">
            <text:p>4.105844863619650E-01</text:p>
          </table:table-cell>
          <table:table-cell table:formula="of:=&quot;  &quot;&amp;TEXT([.B1259];&quot;0.00000000000000000E+00&quot;)&amp;&quot;,&quot;" office:value-type="string" office:string-value="  4.10584486361965000E-01," calcext:value-type="string">
            <text:p><text:s text:c="2"/>4.10584486361965000E-01,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7236700735206" calcext:value-type="float">
            <text:p>3.723670073520600E-01</text:p>
          </table:table-cell>
          <table:table-cell table:formula="of:=&quot;  &quot;&amp;TEXT([.B1260];&quot;0.00000000000000000E+00&quot;)&amp;&quot;,&quot;" office:value-type="string" office:string-value="  3.72367007352060000E-01," calcext:value-type="string">
            <text:p><text:s text:c="2"/>3.72367007352060000E-01,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33007593488598" calcext:value-type="float">
            <text:p>3.330075934885980E-01</text:p>
          </table:table-cell>
          <table:table-cell table:formula="of:=&quot;  &quot;&amp;TEXT([.B1261];&quot;0.00000000000000000E+00&quot;)&amp;&quot;,&quot;" office:value-type="string" office:string-value="  3.33007593488598000E-01," calcext:value-type="string">
            <text:p><text:s text:c="2"/>3.33007593488598000E-01,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92679533127005" calcext:value-type="float">
            <text:p>2.926795331270050E-01</text:p>
          </table:table-cell>
          <table:table-cell table:formula="of:=&quot;  &quot;&amp;TEXT([.B1262];&quot;0.00000000000000000E+00&quot;)&amp;&quot;,&quot;" office:value-type="string" office:string-value="  2.92679533127005000E-01," calcext:value-type="string">
            <text:p><text:s text:c="2"/>2.92679533127005000E-01,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51558264111127" calcext:value-type="float">
            <text:p>2.515582641111270E-01</text:p>
          </table:table-cell>
          <table:table-cell table:formula="of:=&quot;  &quot;&amp;TEXT([.B1263];&quot;0.00000000000000000E+00&quot;)&amp;&quot;,&quot;" office:value-type="string" office:string-value="  2.51558264111127000E-01," calcext:value-type="string">
            <text:p><text:s text:c="2"/>2.51558264111127000E-01,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09820668202418" calcext:value-type="float">
            <text:p>2.098206682024180E-01</text:p>
          </table:table-cell>
          <table:table-cell table:formula="of:=&quot;  &quot;&amp;TEXT([.B1264];&quot;0.00000000000000000E+00&quot;)&amp;&quot;,&quot;" office:value-type="string" office:string-value="  2.09820668202418000E-01," calcext:value-type="string">
            <text:p><text:s text:c="2"/>2.09820668202418000E-01,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7644316545096" calcext:value-type="float">
            <text:p>1.676443165450960E-01</text:p>
          </table:table-cell>
          <table:table-cell table:formula="of:=&quot;  &quot;&amp;TEXT([.B1265];&quot;0.00000000000000000E+00&quot;)&amp;&quot;,&quot;" office:value-type="string" office:string-value="  1.67644316545096000E-01," calcext:value-type="string">
            <text:p><text:s text:c="2"/>1.67644316545096000E-01,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25206766891975" calcext:value-type="float">
            <text:p>1.252067668919750E-01</text:p>
          </table:table-cell>
          <table:table-cell table:formula="of:=&quot;  &quot;&amp;TEXT([.B1266];&quot;0.00000000000000000E+00&quot;)&amp;&quot;,&quot;" office:value-type="string" office:string-value="  1.25206766891975000E-01," calcext:value-type="string">
            <text:p><text:s text:c="2"/>1.25206766891975000E-01,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826848195199417" calcext:value-type="float">
            <text:p>8.268481951994170E-02</text:p>
          </table:table-cell>
          <table:table-cell table:formula="of:=&quot;  &quot;&amp;TEXT([.B1267];&quot;0.00000000000000000E+00&quot;)&amp;&quot;,&quot;" office:value-type="string" office:string-value="  8.26848195199417000E-02," calcext:value-type="string">
            <text:p><text:s text:c="2"/>8.26848195199417000E-02,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402538348288873" calcext:value-type="float">
            <text:p>4.025383482888730E-02</text:p>
          </table:table-cell>
          <table:table-cell table:formula="of:=&quot;  &quot;&amp;TEXT([.B1268];&quot;0.00000000000000000E+00&quot;)&amp;&quot;,&quot;" office:value-type="string" office:string-value="  4.02538348288873000E-02," calcext:value-type="string">
            <text:p><text:s text:c="2"/>4.02538348288873000E-02,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0191298934774338" calcext:value-type="float">
            <text:p>-1.912989347743380E-03</text:p>
          </table:table-cell>
          <table:table-cell table:formula="of:=&quot;  &quot;&amp;TEXT([.B1269];&quot;0.00000000000000000E+00&quot;)&amp;&quot;,&quot;" office:value-type="string" office:string-value="  -1.91298934774338000E-03," calcext:value-type="string">
            <text:p><text:s text:c="2"/>-1.91298934774338000E-03,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436452723556777" calcext:value-type="float">
            <text:p>-4.364527235567770E-02</text:p>
          </table:table-cell>
          <table:table-cell table:formula="of:=&quot;  &quot;&amp;TEXT([.B1270];&quot;0.00000000000000000E+00&quot;)&amp;&quot;,&quot;" office:value-type="string" office:string-value="  -4.36452723556777000E-02," calcext:value-type="string">
            <text:p><text:s text:c="2"/>-4.36452723556777000E-02,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847761372089656" calcext:value-type="float">
            <text:p>-8.477613720896560E-02</text:p>
          </table:table-cell>
          <table:table-cell table:formula="of:=&quot;  &quot;&amp;TEXT([.B1271];&quot;0.00000000000000000E+00&quot;)&amp;&quot;,&quot;" office:value-type="string" office:string-value="  -8.47761372089656000E-02," calcext:value-type="string">
            <text:p><text:s text:c="2"/>-8.47761372089656000E-02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12514282687447" calcext:value-type="float">
            <text:p>-1.251428268744700E-01</text:p>
          </table:table-cell>
          <table:table-cell table:formula="of:=&quot;  &quot;&amp;TEXT([.B1272];&quot;0.00000000000000000E+00&quot;)&amp;&quot;,&quot;" office:value-type="string" office:string-value="  -1.25142826874470000E-01," calcext:value-type="string">
            <text:p><text:s text:c="2"/>-1.25142826874470000E-01,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16458735046319" calcext:value-type="float">
            <text:p>-1.645873504631900E-01</text:p>
          </table:table-cell>
          <table:table-cell table:formula="of:=&quot;  &quot;&amp;TEXT([.B1273];&quot;0.00000000000000000E+00&quot;)&amp;&quot;,&quot;" office:value-type="string" office:string-value="  -1.64587350463190000E-01," calcext:value-type="string">
            <text:p><text:s text:c="2"/>-1.64587350463190000E-01,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202957051275637" calcext:value-type="float">
            <text:p>-2.029570512756370E-01</text:p>
          </table:table-cell>
          <table:table-cell table:formula="of:=&quot;  &quot;&amp;TEXT([.B1274];&quot;0.00000000000000000E+00&quot;)&amp;&quot;,&quot;" office:value-type="string" office:string-value="  -2.02957051275637000E-01," calcext:value-type="string">
            <text:p><text:s text:c="2"/>-2.02957051275637000E-01,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240105196389931" calcext:value-type="float">
            <text:p>-2.401051963899310E-01</text:p>
          </table:table-cell>
          <table:table-cell table:formula="of:=&quot;  &quot;&amp;TEXT([.B1275];&quot;0.00000000000000000E+00&quot;)&amp;&quot;,&quot;" office:value-type="string" office:string-value="  -2.40105196389931000E-01," calcext:value-type="string">
            <text:p><text:s text:c="2"/>-2.40105196389931000E-01,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275891490330033" calcext:value-type="float">
            <text:p>-2.758914903300330E-01</text:p>
          </table:table-cell>
          <table:table-cell table:formula="of:=&quot;  &quot;&amp;TEXT([.B1276];&quot;0.00000000000000000E+00&quot;)&amp;&quot;,&quot;" office:value-type="string" office:string-value="  -2.75891490330033000E-01," calcext:value-type="string">
            <text:p><text:s text:c="2"/>-2.75891490330033000E-01,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310182605842923" calcext:value-type="float">
            <text:p>-3.101826058429230E-01</text:p>
          </table:table-cell>
          <table:table-cell table:formula="of:=&quot;  &quot;&amp;TEXT([.B1277];&quot;0.00000000000000000E+00&quot;)&amp;&quot;,&quot;" office:value-type="string" office:string-value="  -3.10182605842923000E-01," calcext:value-type="string">
            <text:p><text:s text:c="2"/>-3.10182605842923000E-01,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342852630313074" calcext:value-type="float">
            <text:p>-3.428526303130740E-01</text:p>
          </table:table-cell>
          <table:table-cell table:formula="of:=&quot;  &quot;&amp;TEXT([.B1278];&quot;0.00000000000000000E+00&quot;)&amp;&quot;,&quot;" office:value-type="string" office:string-value="  -3.42852630313074000E-01," calcext:value-type="string">
            <text:p><text:s text:c="2"/>-3.42852630313074000E-01,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373783528994974" calcext:value-type="float">
            <text:p>-3.737835289949740E-01</text:p>
          </table:table-cell>
          <table:table-cell table:formula="of:=&quot;  &quot;&amp;TEXT([.B1279];&quot;0.00000000000000000E+00&quot;)&amp;&quot;,&quot;" office:value-type="string" office:string-value="  -3.73783528994974000E-01," calcext:value-type="string">
            <text:p><text:s text:c="2"/>-3.73783528994974000E-01,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402865524744767" calcext:value-type="float">
            <text:p>-4.028655247447670E-01</text:p>
          </table:table-cell>
          <table:table-cell table:formula="of:=&quot;  &quot;&amp;TEXT([.B1280];&quot;0.00000000000000000E+00&quot;)&amp;&quot;,&quot;" office:value-type="string" office:string-value="  -4.02865524744767000E-01," calcext:value-type="string">
            <text:p><text:s text:c="2"/>-4.02865524744767000E-01,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429997484635343" calcext:value-type="float">
            <text:p>-4.299974846353430E-01</text:p>
          </table:table-cell>
          <table:table-cell table:formula="of:=&quot;  &quot;&amp;TEXT([.B1281];&quot;0.00000000000000000E+00&quot;)&amp;&quot;,&quot;" office:value-type="string" office:string-value="  -4.29997484635343000E-01," calcext:value-type="string">
            <text:p><text:s text:c="2"/>-4.29997484635343000E-01,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455087223659523" calcext:value-type="float">
            <text:p>-4.550872236595230E-01</text:p>
          </table:table-cell>
          <table:table-cell table:formula="of:=&quot;  &quot;&amp;TEXT([.B1282];&quot;0.00000000000000000E+00&quot;)&amp;&quot;,&quot;" office:value-type="string" office:string-value="  -4.55087223659523000E-01," calcext:value-type="string">
            <text:p><text:s text:c="2"/>-4.55087223659523000E-01,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478051815964944" calcext:value-type="float">
            <text:p>-4.780518159649440E-01</text:p>
          </table:table-cell>
          <table:table-cell table:formula="of:=&quot;  &quot;&amp;TEXT([.B1283];&quot;0.00000000000000000E+00&quot;)&amp;&quot;,&quot;" office:value-type="string" office:string-value="  -4.78051815964944000E-01," calcext:value-type="string">
            <text:p><text:s text:c="2"/>-4.78051815964944000E-01,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498817819393293" calcext:value-type="float">
            <text:p>-4.988178193932930E-01</text:p>
          </table:table-cell>
          <table:table-cell table:formula="of:=&quot;  &quot;&amp;TEXT([.B1284];&quot;0.00000000000000000E+00&quot;)&amp;&quot;,&quot;" office:value-type="string" office:string-value="  -4.98817819393293000E-01," calcext:value-type="string">
            <text:p><text:s text:c="2"/>-4.98817819393293000E-01,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517321503281564" calcext:value-type="float">
            <text:p>-5.173215032815640E-01</text:p>
          </table:table-cell>
          <table:table-cell table:formula="of:=&quot;  &quot;&amp;TEXT([.B1285];&quot;0.00000000000000000E+00&quot;)&amp;&quot;,&quot;" office:value-type="string" office:string-value="  -5.17321503281564000E-01," calcext:value-type="string">
            <text:p><text:s text:c="2"/>-5.17321503281564000E-01,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533508990664652" calcext:value-type="float">
            <text:p>-5.335089906646520E-01</text:p>
          </table:table-cell>
          <table:table-cell table:formula="of:=&quot;  &quot;&amp;TEXT([.B1286];&quot;0.00000000000000000E+00&quot;)&amp;&quot;,&quot;" office:value-type="string" office:string-value="  -5.33508990664652000E-01," calcext:value-type="string">
            <text:p><text:s text:c="2"/>-5.33508990664652000E-01,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547336406789549" calcext:value-type="float">
            <text:p>-5.473364067895490E-01</text:p>
          </table:table-cell>
          <table:table-cell table:formula="of:=&quot;  &quot;&amp;TEXT([.B1287];&quot;0.00000000000000000E+00&quot;)&amp;&quot;,&quot;" office:value-type="string" office:string-value="  -5.47336406789549000E-01," calcext:value-type="string">
            <text:p><text:s text:c="2"/>-5.47336406789549000E-01,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558769934496528" calcext:value-type="float">
            <text:p>-5.587699344965280E-01</text:p>
          </table:table-cell>
          <table:table-cell table:formula="of:=&quot;  &quot;&amp;TEXT([.B1288];&quot;0.00000000000000000E+00&quot;)&amp;&quot;,&quot;" office:value-type="string" office:string-value="  -5.58769934496528000E-01," calcext:value-type="string">
            <text:p><text:s text:c="2"/>-5.58769934496528000E-01,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567785883020843" calcext:value-type="float">
            <text:p>-5.677858830208430E-01</text:p>
          </table:table-cell>
          <table:table-cell table:formula="of:=&quot;  &quot;&amp;TEXT([.B1289];&quot;0.00000000000000000E+00&quot;)&amp;&quot;,&quot;" office:value-type="string" office:string-value="  -5.67785883020843000E-01," calcext:value-type="string">
            <text:p><text:s text:c="2"/>-5.67785883020843000E-01,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574370660077005" calcext:value-type="float">
            <text:p>-5.743706600770050E-01</text:p>
          </table:table-cell>
          <table:table-cell table:formula="of:=&quot;  &quot;&amp;TEXT([.B1290];&quot;0.00000000000000000E+00&quot;)&amp;&quot;,&quot;" office:value-type="string" office:string-value="  -5.74370660077005000E-01," calcext:value-type="string">
            <text:p><text:s text:c="2"/>-5.74370660077005000E-01,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578520756462279" calcext:value-type="float">
            <text:p>-5.785207564622790E-01</text:p>
          </table:table-cell>
          <table:table-cell table:formula="of:=&quot;  &quot;&amp;TEXT([.B1291];&quot;0.00000000000000000E+00&quot;)&amp;&quot;,&quot;" office:value-type="string" office:string-value="  -5.78520756462279000E-01," calcext:value-type="string">
            <text:p><text:s text:c="2"/>-5.78520756462279000E-01,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580242637695497" calcext:value-type="float">
            <text:p>-5.802426376954970E-01</text:p>
          </table:table-cell>
          <table:table-cell table:formula="of:=&quot;  &quot;&amp;TEXT([.B1292];&quot;0.00000000000000000E+00&quot;)&amp;&quot;,&quot;" office:value-type="string" office:string-value="  -5.80242637695497000E-01," calcext:value-type="string">
            <text:p><text:s text:c="2"/>-5.80242637695497000E-01,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579552648160833" calcext:value-type="float">
            <text:p>-5.795526481608330E-01</text:p>
          </table:table-cell>
          <table:table-cell table:formula="of:=&quot;  &quot;&amp;TEXT([.B1293];&quot;0.00000000000000000E+00&quot;)&amp;&quot;,&quot;" office:value-type="string" office:string-value="  -5.79552648160833000E-01," calcext:value-type="string">
            <text:p><text:s text:c="2"/>-5.79552648160833000E-01,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576476824002549" calcext:value-type="float">
            <text:p>-5.764768240025490E-01</text:p>
          </table:table-cell>
          <table:table-cell table:formula="of:=&quot;  &quot;&amp;TEXT([.B1294];&quot;0.00000000000000000E+00&quot;)&amp;&quot;,&quot;" office:value-type="string" office:string-value="  -5.76476824002549000E-01," calcext:value-type="string">
            <text:p><text:s text:c="2"/>-5.76476824002549000E-01,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571050722430479" calcext:value-type="float">
            <text:p>-5.710507224304790E-01</text:p>
          </table:table-cell>
          <table:table-cell table:formula="of:=&quot;  &quot;&amp;TEXT([.B1295];&quot;0.00000000000000000E+00&quot;)&amp;&quot;,&quot;" office:value-type="string" office:string-value="  -5.71050722430479000E-01," calcext:value-type="string">
            <text:p><text:s text:c="2"/>-5.71050722430479000E-01,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563319160574245" calcext:value-type="float">
            <text:p>-5.633191605742450E-01</text:p>
          </table:table-cell>
          <table:table-cell table:formula="of:=&quot;  &quot;&amp;TEXT([.B1296];&quot;0.00000000000000000E+00&quot;)&amp;&quot;,&quot;" office:value-type="string" office:string-value="  -5.63319160574245000E-01," calcext:value-type="string">
            <text:p><text:s text:c="2"/>-5.63319160574245000E-01,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553335970891203" calcext:value-type="float">
            <text:p>-5.533359708912030E-01</text:p>
          </table:table-cell>
          <table:table-cell table:formula="of:=&quot;  &quot;&amp;TEXT([.B1297];&quot;0.00000000000000000E+00&quot;)&amp;&quot;,&quot;" office:value-type="string" office:string-value="  -5.53335970891203000E-01," calcext:value-type="string">
            <text:p><text:s text:c="2"/>-5.53335970891203000E-01,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541163667628332" calcext:value-type="float">
            <text:p>-5.411636676283320E-01</text:p>
          </table:table-cell>
          <table:table-cell table:formula="of:=&quot;  &quot;&amp;TEXT([.B1298];&quot;0.00000000000000000E+00&quot;)&amp;&quot;,&quot;" office:value-type="string" office:string-value="  -5.41163667628332000E-01," calcext:value-type="string">
            <text:p><text:s text:c="2"/>-5.41163667628332000E-01,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526873142270606" calcext:value-type="float">
            <text:p>-5.268731422706060E-01</text:p>
          </table:table-cell>
          <table:table-cell table:formula="of:=&quot;  &quot;&amp;TEXT([.B1299];&quot;0.00000000000000000E+00&quot;)&amp;&quot;,&quot;" office:value-type="string" office:string-value="  -5.26873142270606000E-01," calcext:value-type="string">
            <text:p><text:s text:c="2"/>-5.26873142270606000E-01,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510543263527539" calcext:value-type="float">
            <text:p>-5.105432635275390E-01</text:p>
          </table:table-cell>
          <table:table-cell table:formula="of:=&quot;  &quot;&amp;TEXT([.B1300];&quot;0.00000000000000000E+00&quot;)&amp;&quot;,&quot;" office:value-type="string" office:string-value="  -5.10543263527539000E-01," calcext:value-type="string">
            <text:p><text:s text:c="2"/>-5.10543263527539000E-01,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492260512245102" calcext:value-type="float">
            <text:p>-4.922605122451020E-01</text:p>
          </table:table-cell>
          <table:table-cell table:formula="of:=&quot;  &quot;&amp;TEXT([.B1301];&quot;0.00000000000000000E+00&quot;)&amp;&quot;,&quot;" office:value-type="string" office:string-value="  -4.92260512245102000E-01," calcext:value-type="string">
            <text:p><text:s text:c="2"/>-4.92260512245102000E-01,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472118527333338" calcext:value-type="float">
            <text:p>-4.721185273333380E-01</text:p>
          </table:table-cell>
          <table:table-cell table:formula="of:=&quot;  &quot;&amp;TEXT([.B1302];&quot;0.00000000000000000E+00&quot;)&amp;&quot;,&quot;" office:value-type="string" office:string-value="  -4.72118527333338000E-01," calcext:value-type="string">
            <text:p><text:s text:c="2"/>-4.72118527333338000E-01,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450217688003578" calcext:value-type="float">
            <text:p>-4.502176880035780E-01</text:p>
          </table:table-cell>
          <table:table-cell table:formula="of:=&quot;  &quot;&amp;TEXT([.B1303];&quot;0.00000000000000000E+00&quot;)&amp;&quot;,&quot;" office:value-type="string" office:string-value="  -4.50217688003578000E-01," calcext:value-type="string">
            <text:p><text:s text:c="2"/>-4.50217688003578000E-01,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426664608061347" calcext:value-type="float">
            <text:p>-4.266646080613470E-01</text:p>
          </table:table-cell>
          <table:table-cell table:formula="of:=&quot;  &quot;&amp;TEXT([.B1304];&quot;0.00000000000000000E+00&quot;)&amp;&quot;,&quot;" office:value-type="string" office:string-value="  -4.26664608061347000E-01," calcext:value-type="string">
            <text:p><text:s text:c="2"/>-4.26664608061347000E-01,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401571678545382" calcext:value-type="float">
            <text:p>-4.015716785453820E-01</text:p>
          </table:table-cell>
          <table:table-cell table:formula="of:=&quot;  &quot;&amp;TEXT([.B1305];&quot;0.00000000000000000E+00&quot;)&amp;&quot;,&quot;" office:value-type="string" office:string-value="  -4.01571678545382000E-01," calcext:value-type="string">
            <text:p><text:s text:c="2"/>-4.01571678545382000E-01,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375056519954573" calcext:value-type="float">
            <text:p>-3.750565199545730E-01</text:p>
          </table:table-cell>
          <table:table-cell table:formula="of:=&quot;  &quot;&amp;TEXT([.B1306];&quot;0.00000000000000000E+00&quot;)&amp;&quot;,&quot;" office:value-type="string" office:string-value="  -3.75056519954573000E-01," calcext:value-type="string">
            <text:p><text:s text:c="2"/>-3.75056519954573000E-01,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347241491174412" calcext:value-type="float">
            <text:p>-3.472414911744120E-01</text:p>
          </table:table-cell>
          <table:table-cell table:formula="of:=&quot;  &quot;&amp;TEXT([.B1307];&quot;0.00000000000000000E+00&quot;)&amp;&quot;,&quot;" office:value-type="string" office:string-value="  -3.47241491174412000E-01," calcext:value-type="string">
            <text:p><text:s text:c="2"/>-3.47241491174412000E-01,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318253106012662" calcext:value-type="float">
            <text:p>-3.182531060126620E-01</text:p>
          </table:table-cell>
          <table:table-cell table:formula="of:=&quot;  &quot;&amp;TEXT([.B1308];&quot;0.00000000000000000E+00&quot;)&amp;&quot;,&quot;" office:value-type="string" office:string-value="  -3.18253106012662000E-01," calcext:value-type="string">
            <text:p><text:s text:c="2"/>-3.18253106012662000E-01,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288221521613994" calcext:value-type="float">
            <text:p>-2.882215216139940E-01</text:p>
          </table:table-cell>
          <table:table-cell table:formula="of:=&quot;  &quot;&amp;TEXT([.B1309];&quot;0.00000000000000000E+00&quot;)&amp;&quot;,&quot;" office:value-type="string" office:string-value="  -2.88221521613994000E-01," calcext:value-type="string">
            <text:p><text:s text:c="2"/>-2.88221521613994000E-01,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257279928870793" calcext:value-type="float">
            <text:p>-2.572799288707930E-01</text:p>
          </table:table-cell>
          <table:table-cell table:formula="of:=&quot;  &quot;&amp;TEXT([.B1310];&quot;0.00000000000000000E+00&quot;)&amp;&quot;,&quot;" office:value-type="string" office:string-value="  -2.57279928870793000E-01," calcext:value-type="string">
            <text:p><text:s text:c="2"/>-2.57279928870793000E-01,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225564030884439" calcext:value-type="float">
            <text:p>-2.255640308844390E-01</text:p>
          </table:table-cell>
          <table:table-cell table:formula="of:=&quot;  &quot;&amp;TEXT([.B1311];&quot;0.00000000000000000E+00&quot;)&amp;&quot;,&quot;" office:value-type="string" office:string-value="  -2.25564030884439000E-01," calcext:value-type="string">
            <text:p><text:s text:c="2"/>-2.25564030884439000E-01,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193211412611749" calcext:value-type="float">
            <text:p>-1.932114126117490E-01</text:p>
          </table:table-cell>
          <table:table-cell table:formula="of:=&quot;  &quot;&amp;TEXT([.B1312];&quot;0.00000000000000000E+00&quot;)&amp;&quot;,&quot;" office:value-type="string" office:string-value="  -1.93211412611749000E-01," calcext:value-type="string">
            <text:p><text:s text:c="2"/>-1.93211412611749000E-01,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160361018572425" calcext:value-type="float">
            <text:p>-1.603610185724250E-01</text:p>
          </table:table-cell>
          <table:table-cell table:formula="of:=&quot;  &quot;&amp;TEXT([.B1313];&quot;0.00000000000000000E+00&quot;)&amp;&quot;,&quot;" office:value-type="string" office:string-value="  -1.60361018572425000E-01," calcext:value-type="string">
            <text:p><text:s text:c="2"/>-1.60361018572425000E-01,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127152509695454" calcext:value-type="float">
            <text:p>-1.271525096954540E-01</text:p>
          </table:table-cell>
          <table:table-cell table:formula="of:=&quot;  &quot;&amp;TEXT([.B1314];&quot;0.00000000000000000E+00&quot;)&amp;&quot;,&quot;" office:value-type="string" office:string-value="  -1.27152509695454000E-01," calcext:value-type="string">
            <text:p><text:s text:c="2"/>-1.27152509695454000E-01,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937257610611427" calcext:value-type="float">
            <text:p>-9.372576106114270E-02</text:p>
          </table:table-cell>
          <table:table-cell table:formula="of:=&quot;  &quot;&amp;TEXT([.B1315];&quot;0.00000000000000000E+00&quot;)&amp;&quot;,&quot;" office:value-type="string" office:string-value="  -9.37257610611427000E-02," calcext:value-type="string">
            <text:p><text:s text:c="2"/>-9.37257610611427000E-02,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602202051019111" calcext:value-type="float">
            <text:p>-6.022020510191110E-02</text:p>
          </table:table-cell>
          <table:table-cell table:formula="of:=&quot;  &quot;&amp;TEXT([.B1316];&quot;0.00000000000000000E+00&quot;)&amp;&quot;,&quot;" office:value-type="string" office:string-value="  -6.02202051019111000E-02," calcext:value-type="string">
            <text:p><text:s text:c="2"/>-6.02202051019111000E-02,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267743582843848" calcext:value-type="float">
            <text:p>-2.677435828438480E-02</text:p>
          </table:table-cell>
          <table:table-cell table:formula="of:=&quot;  &quot;&amp;TEXT([.B1317];&quot;0.00000000000000000E+00&quot;)&amp;&quot;,&quot;" office:value-type="string" office:string-value="  -2.67743582843848000E-02," calcext:value-type="string">
            <text:p><text:s text:c="2"/>-2.67743582843848000E-02,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64748263688449" calcext:value-type="float">
            <text:p>6.474826368844900E-03</text:p>
          </table:table-cell>
          <table:table-cell table:formula="of:=&quot;  &quot;&amp;TEXT([.B1318];&quot;0.00000000000000000E+00&quot;)&amp;&quot;,&quot;" office:value-type="string" office:string-value="  6.47482636884490000E-03," calcext:value-type="string">
            <text:p><text:s text:c="2"/>6.47482636884490000E-03,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393924301312072" calcext:value-type="float">
            <text:p>3.939243013120720E-02</text:p>
          </table:table-cell>
          <table:table-cell table:formula="of:=&quot;  &quot;&amp;TEXT([.B1319];&quot;0.00000000000000000E+00&quot;)&amp;&quot;,&quot;" office:value-type="string" office:string-value="  3.93924301312072000E-02," calcext:value-type="string">
            <text:p><text:s text:c="2"/>3.93924301312072000E-02,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718461403740807" calcext:value-type="float">
            <text:p>7.184614037408070E-02</text:p>
          </table:table-cell>
          <table:table-cell table:formula="of:=&quot;  &quot;&amp;TEXT([.B1320];&quot;0.00000000000000000E+00&quot;)&amp;&quot;,&quot;" office:value-type="string" office:string-value="  7.18461403740807000E-02," calcext:value-type="string">
            <text:p><text:s text:c="2"/>7.18461403740807000E-02,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03706780089154" calcext:value-type="float">
            <text:p>1.037067800891540E-01</text:p>
          </table:table-cell>
          <table:table-cell table:formula="of:=&quot;  &quot;&amp;TEXT([.B1321];&quot;0.00000000000000000E+00&quot;)&amp;&quot;,&quot;" office:value-type="string" office:string-value="  1.03706780089154000E-01," calcext:value-type="string">
            <text:p><text:s text:c="2"/>1.03706780089154000E-01,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34848729083391" calcext:value-type="float">
            <text:p>1.348487290833910E-01</text:p>
          </table:table-cell>
          <table:table-cell table:formula="of:=&quot;  &quot;&amp;TEXT([.B1322];&quot;0.00000000000000000E+00&quot;)&amp;&quot;,&quot;" office:value-type="string" office:string-value="  1.34848729083391000E-01," calcext:value-type="string">
            <text:p><text:s text:c="2"/>1.34848729083391000E-01,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65150540622129" calcext:value-type="float">
            <text:p>1.651505406221290E-01</text:p>
          </table:table-cell>
          <table:table-cell table:formula="of:=&quot;  &quot;&amp;TEXT([.B1323];&quot;0.00000000000000000E+00&quot;)&amp;&quot;,&quot;" office:value-type="string" office:string-value="  1.65150540622129000E-01," calcext:value-type="string">
            <text:p><text:s text:c="2"/>1.65150540622129000E-01,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94495237247107" calcext:value-type="float">
            <text:p>1.944952372471070E-01</text:p>
          </table:table-cell>
          <table:table-cell table:formula="of:=&quot;  &quot;&amp;TEXT([.B1324];&quot;0.00000000000000000E+00&quot;)&amp;&quot;,&quot;" office:value-type="string" office:string-value="  1.94495237247107000E-01," calcext:value-type="string">
            <text:p><text:s text:c="2"/>1.94495237247107000E-01,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22770889066256" calcext:value-type="float">
            <text:p>2.227708890662560E-01</text:p>
          </table:table-cell>
          <table:table-cell table:formula="of:=&quot;  &quot;&amp;TEXT([.B1325];&quot;0.00000000000000000E+00&quot;)&amp;&quot;,&quot;" office:value-type="string" office:string-value="  2.22770889066256000E-01," calcext:value-type="string">
            <text:p><text:s text:c="2"/>2.22770889066256000E-01,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249870949288867" calcext:value-type="float">
            <text:p>2.498709492888670E-01</text:p>
          </table:table-cell>
          <table:table-cell table:formula="of:=&quot;  &quot;&amp;TEXT([.B1326];&quot;0.00000000000000000E+00&quot;)&amp;&quot;,&quot;" office:value-type="string" office:string-value="  2.49870949288867000E-01," calcext:value-type="string">
            <text:p><text:s text:c="2"/>2.49870949288867000E-01,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275694632925065" calcext:value-type="float">
            <text:p>2.756946329250650E-01</text:p>
          </table:table-cell>
          <table:table-cell table:formula="of:=&quot;  &quot;&amp;TEXT([.B1327];&quot;0.00000000000000000E+00&quot;)&amp;&quot;,&quot;" office:value-type="string" office:string-value="  2.75694632925065000E-01," calcext:value-type="string">
            <text:p><text:s text:c="2"/>2.75694632925065000E-01,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00147341142632" calcext:value-type="float">
            <text:p>3.001473411426320E-01</text:p>
          </table:table-cell>
          <table:table-cell table:formula="of:=&quot;  &quot;&amp;TEXT([.B1328];&quot;0.00000000000000000E+00&quot;)&amp;&quot;,&quot;" office:value-type="string" office:string-value="  3.00147341142632000E-01," calcext:value-type="string">
            <text:p><text:s text:c="2"/>3.00147341142632000E-01,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23140933595339" calcext:value-type="float">
            <text:p>3.231409335953390E-01</text:p>
          </table:table-cell>
          <table:table-cell table:formula="of:=&quot;  &quot;&amp;TEXT([.B1329];&quot;0.00000000000000000E+00&quot;)&amp;&quot;,&quot;" office:value-type="string" office:string-value="  3.23140933595339000E-01," calcext:value-type="string">
            <text:p><text:s text:c="2"/>3.23140933595339000E-01,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44594032194593" calcext:value-type="float">
            <text:p>3.445940321945930E-01</text:p>
          </table:table-cell>
          <table:table-cell table:formula="of:=&quot;  &quot;&amp;TEXT([.B1330];&quot;0.00000000000000000E+00&quot;)&amp;&quot;,&quot;" office:value-type="string" office:string-value="  3.44594032194593000E-01," calcext:value-type="string">
            <text:p><text:s text:c="2"/>3.44594032194593000E-01,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64432347121732" calcext:value-type="float">
            <text:p>3.644323471217320E-01</text:p>
          </table:table-cell>
          <table:table-cell table:formula="of:=&quot;  &quot;&amp;TEXT([.B1331];&quot;0.00000000000000000E+00&quot;)&amp;&quot;,&quot;" office:value-type="string" office:string-value="  3.64432347121732000E-01," calcext:value-type="string">
            <text:p><text:s text:c="2"/>3.64432347121732000E-01,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82588854682801" calcext:value-type="float">
            <text:p>3.825888546828010E-01</text:p>
          </table:table-cell>
          <table:table-cell table:formula="of:=&quot;  &quot;&amp;TEXT([.B1332];&quot;0.00000000000000000E+00&quot;)&amp;&quot;,&quot;" office:value-type="string" office:string-value="  3.82588854682801000E-01," calcext:value-type="string">
            <text:p><text:s text:c="2"/>3.82588854682801000E-01,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99004022539329" calcext:value-type="float">
            <text:p>3.990040225393290E-01</text:p>
          </table:table-cell>
          <table:table-cell table:formula="of:=&quot;  &quot;&amp;TEXT([.B1333];&quot;0.00000000000000000E+00&quot;)&amp;&quot;,&quot;" office:value-type="string" office:string-value="  3.99004022539329000E-01," calcext:value-type="string">
            <text:p><text:s text:c="2"/>3.99004022539329000E-01,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1362602235857" calcext:value-type="float">
            <text:p>4.136260223585700E-01</text:p>
          </table:table-cell>
          <table:table-cell table:formula="of:=&quot;  &quot;&amp;TEXT([.B1334];&quot;0.00000000000000000E+00&quot;)&amp;&quot;,&quot;" office:value-type="string" office:string-value="  4.13626022358570000E-01," calcext:value-type="string">
            <text:p><text:s text:c="2"/>4.13626022358570000E-01,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2641083032321" calcext:value-type="float">
            <text:p>4.264108303232100E-01</text:p>
          </table:table-cell>
          <table:table-cell table:formula="of:=&quot;  &quot;&amp;TEXT([.B1335];&quot;0.00000000000000000E+00&quot;)&amp;&quot;,&quot;" office:value-type="string" office:string-value="  4.26410830323210000E-01," calcext:value-type="string">
            <text:p><text:s text:c="2"/>4.26410830323210000E-01,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437322336985577" calcext:value-type="float">
            <text:p>4.373223369855770E-01</text:p>
          </table:table-cell>
          <table:table-cell table:formula="of:=&quot;  &quot;&amp;TEXT([.B1336];&quot;0.00000000000000000E+00&quot;)&amp;&quot;,&quot;" office:value-type="string" office:string-value="  4.37322336985577000E-01," calcext:value-type="string">
            <text:p><text:s text:c="2"/>4.37322336985577000E-01,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446332460730808" calcext:value-type="float">
            <text:p>4.463324607308080E-01</text:p>
          </table:table-cell>
          <table:table-cell table:formula="of:=&quot;  &quot;&amp;TEXT([.B1337];&quot;0.00000000000000000E+00&quot;)&amp;&quot;,&quot;" office:value-type="string" office:string-value="  4.46332460730808000E-01," calcext:value-type="string">
            <text:p><text:s text:c="2"/>4.46332460730808000E-01,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53421170052917" calcext:value-type="float">
            <text:p>4.534211700529170E-01</text:p>
          </table:table-cell>
          <table:table-cell table:formula="of:=&quot;  &quot;&amp;TEXT([.B1338];&quot;0.00000000000000000E+00&quot;)&amp;&quot;,&quot;" office:value-type="string" office:string-value="  4.53421170052917000E-01," calcext:value-type="string">
            <text:p><text:s text:c="2"/>4.53421170052917000E-01,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458576470710465" calcext:value-type="float">
            <text:p>4.585764707104650E-01</text:p>
          </table:table-cell>
          <table:table-cell table:formula="of:=&quot;  &quot;&amp;TEXT([.B1339];&quot;0.00000000000000000E+00&quot;)&amp;&quot;,&quot;" office:value-type="string" office:string-value="  4.58576470710465000E-01," calcext:value-type="string">
            <text:p><text:s text:c="2"/>4.58576470710465000E-01,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61794420851296" calcext:value-type="float">
            <text:p>4.617944208512960E-01</text:p>
          </table:table-cell>
          <table:table-cell table:formula="of:=&quot;  &quot;&amp;TEXT([.B1340];&quot;0.00000000000000000E+00&quot;)&amp;&quot;,&quot;" office:value-type="string" office:string-value="  4.61794420851296000E-01," calcext:value-type="string">
            <text:p><text:s text:c="2"/>4.61794420851296000E-01,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63079069160193" calcext:value-type="float">
            <text:p>4.630790691601930E-01</text:p>
          </table:table-cell>
          <table:table-cell table:formula="of:=&quot;  &quot;&amp;TEXT([.B1341];&quot;0.00000000000000000E+00&quot;)&amp;&quot;,&quot;" office:value-type="string" office:string-value="  4.63079069160193000E-01," calcext:value-type="string">
            <text:p><text:s text:c="2"/>4.63079069160193000E-01,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462442341657831" calcext:value-type="float">
            <text:p>4.624423416578310E-01</text:p>
          </table:table-cell>
          <table:table-cell table:formula="of:=&quot;  &quot;&amp;TEXT([.B1342];&quot;0.00000000000000000E+00&quot;)&amp;&quot;,&quot;" office:value-type="string" office:string-value="  4.62442341657831000E-01," calcext:value-type="string">
            <text:p><text:s text:c="2"/>4.62442341657831000E-01,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459903936868573" calcext:value-type="float">
            <text:p>4.599039368685730E-01</text:p>
          </table:table-cell>
          <table:table-cell table:formula="of:=&quot;  &quot;&amp;TEXT([.B1343];&quot;0.00000000000000000E+00&quot;)&amp;&quot;,&quot;" office:value-type="string" office:string-value="  4.59903936868573000E-01," calcext:value-type="string">
            <text:p><text:s text:c="2"/>4.59903936868573000E-01,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55491200302111" calcext:value-type="float">
            <text:p>4.554912003021110E-01</text:p>
          </table:table-cell>
          <table:table-cell table:formula="of:=&quot;  &quot;&amp;TEXT([.B1344];&quot;0.00000000000000000E+00&quot;)&amp;&quot;,&quot;" office:value-type="string" office:string-value="  4.55491200302111000E-01," calcext:value-type="string">
            <text:p><text:s text:c="2"/>4.55491200302111000E-01,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49238913662214" calcext:value-type="float">
            <text:p>4.492389136622140E-01</text:p>
          </table:table-cell>
          <table:table-cell table:formula="of:=&quot;  &quot;&amp;TEXT([.B1345];&quot;0.00000000000000000E+00&quot;)&amp;&quot;,&quot;" office:value-type="string" office:string-value="  4.49238913662214000E-01," calcext:value-type="string">
            <text:p><text:s text:c="2"/>4.49238913662214000E-01,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441189088156127" calcext:value-type="float">
            <text:p>4.411890881561270E-01</text:p>
          </table:table-cell>
          <table:table-cell table:formula="of:=&quot;  &quot;&amp;TEXT([.B1346];&quot;0.00000000000000000E+00&quot;)&amp;&quot;,&quot;" office:value-type="string" office:string-value="  4.41189088156127000E-01," calcext:value-type="string">
            <text:p><text:s text:c="2"/>4.41189088156127000E-01,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431390742653581" calcext:value-type="float">
            <text:p>4.313907426535810E-01</text:p>
          </table:table-cell>
          <table:table-cell table:formula="of:=&quot;  &quot;&amp;TEXT([.B1347];&quot;0.00000000000000000E+00&quot;)&amp;&quot;,&quot;" office:value-type="string" office:string-value="  4.31390742653581000E-01," calcext:value-type="string">
            <text:p><text:s text:c="2"/>4.31390742653581000E-01,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1989965074724" calcext:value-type="float">
            <text:p>4.198996507472400E-01</text:p>
          </table:table-cell>
          <table:table-cell table:formula="of:=&quot;  &quot;&amp;TEXT([.B1348];&quot;0.00000000000000000E+00&quot;)&amp;&quot;,&quot;" office:value-type="string" office:string-value="  4.19899650747240000E-01," calcext:value-type="string">
            <text:p><text:s text:c="2"/>4.19899650747240000E-01,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406778024300998" calcext:value-type="float">
            <text:p>4.067780243009980E-01</text:p>
          </table:table-cell>
          <table:table-cell table:formula="of:=&quot;  &quot;&amp;TEXT([.B1349];&quot;0.00000000000000000E+00&quot;)&amp;&quot;,&quot;" office:value-type="string" office:string-value="  4.06778024300998000E-01," calcext:value-type="string">
            <text:p><text:s text:c="2"/>4.06778024300998000E-01,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92094212766509" calcext:value-type="float">
            <text:p>3.920942127665090E-01</text:p>
          </table:table-cell>
          <table:table-cell table:formula="of:=&quot;  &quot;&amp;TEXT([.B1350];&quot;0.00000000000000000E+00&quot;)&amp;&quot;,&quot;" office:value-type="string" office:string-value="  3.92094212766509000E-01," calcext:value-type="string">
            <text:p><text:s text:c="2"/>3.92094212766509000E-01,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75922381167831" calcext:value-type="float">
            <text:p>3.759223811678310E-01</text:p>
          </table:table-cell>
          <table:table-cell table:formula="of:=&quot;  &quot;&amp;TEXT([.B1351];&quot;0.00000000000000000E+00&quot;)&amp;&quot;,&quot;" office:value-type="string" office:string-value="  3.75922381167831000E-01," calcext:value-type="string">
            <text:p><text:s text:c="2"/>3.75922381167831000E-01,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5834215527098" calcext:value-type="float">
            <text:p>3.583421552709800E-01</text:p>
          </table:table-cell>
          <table:table-cell table:formula="of:=&quot;  &quot;&amp;TEXT([.B1352];&quot;0.00000000000000000E+00&quot;)&amp;&quot;,&quot;" office:value-type="string" office:string-value="  3.58342155270980000E-01," calcext:value-type="string">
            <text:p><text:s text:c="2"/>3.58342155270980000E-01,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39438226649546" calcext:value-type="float">
            <text:p>3.394382266495460E-01</text:p>
          </table:table-cell>
          <table:table-cell table:formula="of:=&quot;  &quot;&amp;TEXT([.B1353];&quot;0.00000000000000000E+00&quot;)&amp;&quot;,&quot;" office:value-type="string" office:string-value="  3.39438226649546000E-01," calcext:value-type="string">
            <text:p><text:s text:c="2"/>3.39438226649546000E-01,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19299977283344" calcext:value-type="float">
            <text:p>3.192999772833440E-01</text:p>
          </table:table-cell>
          <table:table-cell table:formula="of:=&quot;  &quot;&amp;TEXT([.B1354];&quot;0.00000000000000000E+00&quot;)&amp;&quot;,&quot;" office:value-type="string" office:string-value="  3.19299977283344000E-01," calcext:value-type="string">
            <text:p><text:s text:c="2"/>3.19299977283344000E-01,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98021072875105" calcext:value-type="float">
            <text:p>2.980210728751050E-01</text:p>
          </table:table-cell>
          <table:table-cell table:formula="of:=&quot;  &quot;&amp;TEXT([.B1355];&quot;0.00000000000000000E+00&quot;)&amp;&quot;,&quot;" office:value-type="string" office:string-value="  2.98021072875105000E-01," calcext:value-type="string">
            <text:p><text:s text:c="2"/>2.98021072875105000E-01,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75699047938128" calcext:value-type="float">
            <text:p>2.756990479381280E-01</text:p>
          </table:table-cell>
          <table:table-cell table:formula="of:=&quot;  &quot;&amp;TEXT([.B1356];&quot;0.00000000000000000E+00&quot;)&amp;&quot;,&quot;" office:value-type="string" office:string-value="  2.75699047938128000E-01," calcext:value-type="string">
            <text:p><text:s text:c="2"/>2.75699047938128000E-01,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5243484867545" calcext:value-type="float">
            <text:p>2.524348486754500E-01</text:p>
          </table:table-cell>
          <table:table-cell table:formula="of:=&quot;  &quot;&amp;TEXT([.B1357];&quot;0.00000000000000000E+00&quot;)&amp;&quot;,&quot;" office:value-type="string" office:string-value="  2.52434848675450000E-01," calcext:value-type="string">
            <text:p><text:s text:c="2"/>2.52434848675450000E-01,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28332410177657" calcext:value-type="float">
            <text:p>2.283324101776570E-01</text:p>
          </table:table-cell>
          <table:table-cell table:formula="of:=&quot;  &quot;&amp;TEXT([.B1358];&quot;0.00000000000000000E+00&quot;)&amp;&quot;,&quot;" office:value-type="string" office:string-value="  2.28332410177657000E-01," calcext:value-type="string">
            <text:p><text:s text:c="2"/>2.28332410177657000E-01,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203498202159119" calcext:value-type="float">
            <text:p>2.034982021591190E-01</text:p>
          </table:table-cell>
          <table:table-cell table:formula="of:=&quot;  &quot;&amp;TEXT([.B1359];&quot;0.00000000000000000E+00&quot;)&amp;&quot;,&quot;" office:value-type="string" office:string-value="  2.03498202159119000E-01," calcext:value-type="string">
            <text:p><text:s text:c="2"/>2.03498202159119000E-01,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78040774408721" calcext:value-type="float">
            <text:p>1.780407744087210E-01</text:p>
          </table:table-cell>
          <table:table-cell table:formula="of:=&quot;  &quot;&amp;TEXT([.B1360];&quot;0.00000000000000000E+00&quot;)&amp;&quot;,&quot;" office:value-type="string" office:string-value="  1.78040774408721000E-01," calcext:value-type="string">
            <text:p><text:s text:c="2"/>1.78040774408721000E-01,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52070277842632" calcext:value-type="float">
            <text:p>1.520702778426320E-01</text:p>
          </table:table-cell>
          <table:table-cell table:formula="of:=&quot;  &quot;&amp;TEXT([.B1361];&quot;0.00000000000000000E+00&quot;)&amp;&quot;,&quot;" office:value-type="string" office:string-value="  1.52070277842632000E-01," calcext:value-type="string">
            <text:p><text:s text:c="2"/>1.52070277842632000E-01,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25698010926736" calcext:value-type="float">
            <text:p>1.256980109267360E-01</text:p>
          </table:table-cell>
          <table:table-cell table:formula="of:=&quot;  &quot;&amp;TEXT([.B1362];&quot;0.00000000000000000E+00&quot;)&amp;&quot;,&quot;" office:value-type="string" office:string-value="  1.25698010926736000E-01," calcext:value-type="string">
            <text:p><text:s text:c="2"/>1.25698010926736000E-01,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990359558746848" calcext:value-type="float">
            <text:p>9.903595587468480E-02</text:p>
          </table:table-cell>
          <table:table-cell table:formula="of:=&quot;  &quot;&amp;TEXT([.B1363];&quot;0.00000000000000000E+00&quot;)&amp;&quot;,&quot;" office:value-type="string" office:string-value="  9.90359558746848000E-02," calcext:value-type="string">
            <text:p><text:s text:c="2"/>9.90359558746848000E-02,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721963156250026" calcext:value-type="float">
            <text:p>7.219631562500260E-02</text:p>
          </table:table-cell>
          <table:table-cell table:formula="of:=&quot;  &quot;&amp;TEXT([.B1364];&quot;0.00000000000000000E+00&quot;)&amp;&quot;,&quot;" office:value-type="string" office:string-value="  7.21963156250026000E-02," calcext:value-type="string">
            <text:p><text:s text:c="2"/>7.21963156250026000E-02,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452910393253638" calcext:value-type="float">
            <text:p>4.529103932536380E-02</text:p>
          </table:table-cell>
          <table:table-cell table:formula="of:=&quot;  &quot;&amp;TEXT([.B1365];&quot;0.00000000000000000E+00&quot;)&amp;&quot;,&quot;" office:value-type="string" office:string-value="  4.52910393253638000E-02," calcext:value-type="string">
            <text:p><text:s text:c="2"/>4.52910393253638000E-02,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184313737548067" calcext:value-type="float">
            <text:p>1.843137375480670E-02</text:p>
          </table:table-cell>
          <table:table-cell table:formula="of:=&quot;  &quot;&amp;TEXT([.B1366];&quot;0.00000000000000000E+00&quot;)&amp;&quot;,&quot;" office:value-type="string" office:string-value="  1.84313737548067000E-02," calcext:value-type="string">
            <text:p><text:s text:c="2"/>1.84313737548067000E-02,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00827258528070248" calcext:value-type="float">
            <text:p>-8.272585280702480E-03</text:p>
          </table:table-cell>
          <table:table-cell table:formula="of:=&quot;  &quot;&amp;TEXT([.B1367];&quot;0.00000000000000000E+00&quot;)&amp;&quot;,&quot;" office:value-type="string" office:string-value="  -8.27258528070248000E-03," calcext:value-type="string">
            <text:p><text:s text:c="2"/>-8.27258528070248000E-03,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347123265994975" calcext:value-type="float">
            <text:p>-3.471232659949750E-02</text:p>
          </table:table-cell>
          <table:table-cell table:formula="of:=&quot;  &quot;&amp;TEXT([.B1368];&quot;0.00000000000000000E+00&quot;)&amp;&quot;,&quot;" office:value-type="string" office:string-value="  -3.47123265994975000E-02," calcext:value-type="string">
            <text:p><text:s text:c="2"/>-3.47123265994975000E-02,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60781369925658" calcext:value-type="float">
            <text:p>-6.078136992565800E-02</text:p>
          </table:table-cell>
          <table:table-cell table:formula="of:=&quot;  &quot;&amp;TEXT([.B1369];&quot;0.00000000000000000E+00&quot;)&amp;&quot;,&quot;" office:value-type="string" office:string-value="  -6.07813699256580000E-02," calcext:value-type="string">
            <text:p><text:s text:c="2"/>-6.07813699256580000E-02,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0863756783930879" calcext:value-type="float">
            <text:p>-8.637567839308790E-02</text:p>
          </table:table-cell>
          <table:table-cell table:formula="of:=&quot;  &quot;&amp;TEXT([.B1370];&quot;0.00000000000000000E+00&quot;)&amp;&quot;,&quot;" office:value-type="string" office:string-value="  -8.63756783930879000E-02," calcext:value-type="string">
            <text:p><text:s text:c="2"/>-8.63756783930879000E-02,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111394065400172" calcext:value-type="float">
            <text:p>-1.113940654001720E-01</text:p>
          </table:table-cell>
          <table:table-cell table:formula="of:=&quot;  &quot;&amp;TEXT([.B1371];&quot;0.00000000000000000E+00&quot;)&amp;&quot;,&quot;" office:value-type="string" office:string-value="  -1.11394065400172000E-01," calcext:value-type="string">
            <text:p><text:s text:c="2"/>-1.11394065400172000E-01,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13573857329666" calcext:value-type="float">
            <text:p>-1.357385732966600E-01</text:p>
          </table:table-cell>
          <table:table-cell table:formula="of:=&quot;  &quot;&amp;TEXT([.B1372];&quot;0.00000000000000000E+00&quot;)&amp;&quot;,&quot;" office:value-type="string" office:string-value="  -1.35738573296660000E-01," calcext:value-type="string">
            <text:p><text:s text:c="2"/>-1.35738573296660000E-01,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159314861704615" calcext:value-type="float">
            <text:p>-1.593148617046150E-01</text:p>
          </table:table-cell>
          <table:table-cell table:formula="of:=&quot;  &quot;&amp;TEXT([.B1373];&quot;0.00000000000000000E+00&quot;)&amp;&quot;,&quot;" office:value-type="string" office:string-value="  -1.59314861704615000E-01," calcext:value-type="string">
            <text:p><text:s text:c="2"/>-1.59314861704615000E-01,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182032555660801" calcext:value-type="float">
            <text:p>-1.820325556608010E-01</text:p>
          </table:table-cell>
          <table:table-cell table:formula="of:=&quot;  &quot;&amp;TEXT([.B1374];&quot;0.00000000000000000E+00&quot;)&amp;&quot;,&quot;" office:value-type="string" office:string-value="  -1.82032555660801000E-01," calcext:value-type="string">
            <text:p><text:s text:c="2"/>-1.82032555660801000E-01,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203805590663674" calcext:value-type="float">
            <text:p>-2.038055906636740E-01</text:p>
          </table:table-cell>
          <table:table-cell table:formula="of:=&quot;  &quot;&amp;TEXT([.B1375];&quot;0.00000000000000000E+00&quot;)&amp;&quot;,&quot;" office:value-type="string" office:string-value="  -2.03805590663674000E-01," calcext:value-type="string">
            <text:p><text:s text:c="2"/>-2.03805590663674000E-01,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224552512832791" calcext:value-type="float">
            <text:p>-2.245525128327910E-01</text:p>
          </table:table-cell>
          <table:table-cell table:formula="of:=&quot;  &quot;&amp;TEXT([.B1376];&quot;0.00000000000000000E+00&quot;)&amp;&quot;,&quot;" office:value-type="string" office:string-value="  -2.24552512832791000E-01," calcext:value-type="string">
            <text:p><text:s text:c="2"/>-2.24552512832791000E-01,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24419678512242" calcext:value-type="float">
            <text:p>-2.441967851224200E-01</text:p>
          </table:table-cell>
          <table:table-cell table:formula="of:=&quot;  &quot;&amp;TEXT([.B1377];&quot;0.00000000000000000E+00&quot;)&amp;&quot;,&quot;" office:value-type="string" office:string-value="  -2.44196785122420000E-01," calcext:value-type="string">
            <text:p><text:s text:c="2"/>-2.44196785122420000E-01,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262667050497771" calcext:value-type="float">
            <text:p>-2.626670504977710E-01</text:p>
          </table:table-cell>
          <table:table-cell table:formula="of:=&quot;  &quot;&amp;TEXT([.B1378];&quot;0.00000000000000000E+00&quot;)&amp;&quot;,&quot;" office:value-type="string" office:string-value="  -2.62667050497771000E-01," calcext:value-type="string">
            <text:p><text:s text:c="2"/>-2.62667050497771000E-01,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279897394788091" calcext:value-type="float">
            <text:p>-2.798973947880910E-01</text:p>
          </table:table-cell>
          <table:table-cell table:formula="of:=&quot;  &quot;&amp;TEXT([.B1379];&quot;0.00000000000000000E+00&quot;)&amp;&quot;,&quot;" office:value-type="string" office:string-value="  -2.79897394788091000E-01," calcext:value-type="string">
            <text:p><text:s text:c="2"/>-2.79897394788091000E-01,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295827554918038" calcext:value-type="float">
            <text:p>-2.958275549180380E-01</text:p>
          </table:table-cell>
          <table:table-cell table:formula="of:=&quot;  &quot;&amp;TEXT([.B1380];&quot;0.00000000000000000E+00&quot;)&amp;&quot;,&quot;" office:value-type="string" office:string-value="  -2.95827554918038000E-01," calcext:value-type="string">
            <text:p><text:s text:c="2"/>-2.95827554918038000E-01,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310403126468077" calcext:value-type="float">
            <text:p>-3.104031264680770E-01</text:p>
          </table:table-cell>
          <table:table-cell table:formula="of:=&quot;  &quot;&amp;TEXT([.B1381];&quot;0.00000000000000000E+00&quot;)&amp;&quot;,&quot;" office:value-type="string" office:string-value="  -3.10403126468077000E-01," calcext:value-type="string">
            <text:p><text:s text:c="2"/>-3.10403126468077000E-01,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323575725454084" calcext:value-type="float">
            <text:p>-3.235757254540840E-01</text:p>
          </table:table-cell>
          <table:table-cell table:formula="of:=&quot;  &quot;&amp;TEXT([.B1382];&quot;0.00000000000000000E+00&quot;)&amp;&quot;,&quot;" office:value-type="string" office:string-value="  -3.23575725454084000E-01," calcext:value-type="string">
            <text:p><text:s text:c="2"/>-3.23575725454084000E-01,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335303151552928" calcext:value-type="float">
            <text:p>-3.353031515529280E-01</text:p>
          </table:table-cell>
          <table:table-cell table:formula="of:=&quot;  &quot;&amp;TEXT([.B1383];&quot;0.00000000000000000E+00&quot;)&amp;&quot;,&quot;" office:value-type="string" office:string-value="  -3.35303151552928000E-01," calcext:value-type="string">
            <text:p><text:s text:c="2"/>-3.35303151552928000E-01,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34554949564817" calcext:value-type="float">
            <text:p>-3.455494956481700E-01</text:p>
          </table:table-cell>
          <table:table-cell table:formula="of:=&quot;  &quot;&amp;TEXT([.B1384];&quot;0.00000000000000000E+00&quot;)&amp;&quot;,&quot;" office:value-type="string" office:string-value="  -3.45549495648170000E-01," calcext:value-type="string">
            <text:p><text:s text:c="2"/>-3.45549495648170000E-01,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354285245709852" calcext:value-type="float">
            <text:p>-3.542852457098520E-01</text:p>
          </table:table-cell>
          <table:table-cell table:formula="of:=&quot;  &quot;&amp;TEXT([.B1385];&quot;0.00000000000000000E+00&quot;)&amp;&quot;,&quot;" office:value-type="string" office:string-value="  -3.54285245709852000E-01," calcext:value-type="string">
            <text:p><text:s text:c="2"/>-3.54285245709852000E-01,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361487335483703" calcext:value-type="float">
            <text:p>-3.614873354837030E-01</text:p>
          </table:table-cell>
          <table:table-cell table:formula="of:=&quot;  &quot;&amp;TEXT([.B1386];&quot;0.00000000000000000E+00&quot;)&amp;&quot;,&quot;" office:value-type="string" office:string-value="  -3.61487335483703000E-01," calcext:value-type="string">
            <text:p><text:s text:c="2"/>-3.61487335483703000E-01,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367139197543234" calcext:value-type="float">
            <text:p>-3.671391975432340E-01</text:p>
          </table:table-cell>
          <table:table-cell table:formula="of:=&quot;  &quot;&amp;TEXT([.B1387];&quot;0.00000000000000000E+00&quot;)&amp;&quot;,&quot;" office:value-type="string" office:string-value="  -3.67139197543234000E-01," calcext:value-type="string">
            <text:p><text:s text:c="2"/>-3.67139197543234000E-01,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371230768068211" calcext:value-type="float">
            <text:p>-3.712307680682110E-01</text:p>
          </table:table-cell>
          <table:table-cell table:formula="of:=&quot;  &quot;&amp;TEXT([.B1388];&quot;0.00000000000000000E+00&quot;)&amp;&quot;,&quot;" office:value-type="string" office:string-value="  -3.71230768068211000E-01," calcext:value-type="string">
            <text:p><text:s text:c="2"/>-3.71230768068211000E-01,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373758488028737" calcext:value-type="float">
            <text:p>-3.737584880287370E-01</text:p>
          </table:table-cell>
          <table:table-cell table:formula="of:=&quot;  &quot;&amp;TEXT([.B1389];&quot;0.00000000000000000E+00&quot;)&amp;&quot;,&quot;" office:value-type="string" office:string-value="  -3.73758488028737000E-01," calcext:value-type="string">
            <text:p><text:s text:c="2"/>-3.73758488028737000E-01,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374725244790127" calcext:value-type="float">
            <text:p>-3.747252447901270E-01</text:p>
          </table:table-cell>
          <table:table-cell table:formula="of:=&quot;  &quot;&amp;TEXT([.B1390];&quot;0.00000000000000000E+00&quot;)&amp;&quot;,&quot;" office:value-type="string" office:string-value="  -3.74725244790127000E-01," calcext:value-type="string">
            <text:p><text:s text:c="2"/>-3.74725244790127000E-01,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374140313410688" calcext:value-type="float">
            <text:p>-3.741403134106880E-01</text:p>
          </table:table-cell>
          <table:table-cell table:formula="of:=&quot;  &quot;&amp;TEXT([.B1391];&quot;0.00000000000000000E+00&quot;)&amp;&quot;,&quot;" office:value-type="string" office:string-value="  -3.74140313410688000E-01," calcext:value-type="string">
            <text:p><text:s text:c="2"/>-3.74140313410688000E-01,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37201925589498" calcext:value-type="float">
            <text:p>-3.720192558949800E-01</text:p>
          </table:table-cell>
          <table:table-cell table:formula="of:=&quot;  &quot;&amp;TEXT([.B1392];&quot;0.00000000000000000E+00&quot;)&amp;&quot;,&quot;" office:value-type="string" office:string-value="  -3.72019255894980000E-01," calcext:value-type="string">
            <text:p><text:s text:c="2"/>-3.72019255894980000E-01,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368383821231083" calcext:value-type="float">
            <text:p>-3.683838212310830E-01</text:p>
          </table:table-cell>
          <table:table-cell table:formula="of:=&quot;  &quot;&amp;TEXT([.B1393];&quot;0.00000000000000000E+00&quot;)&amp;&quot;,&quot;" office:value-type="string" office:string-value="  -3.68383821231083000E-01," calcext:value-type="string">
            <text:p><text:s text:c="2"/>-3.68383821231083000E-01,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363261789141517" calcext:value-type="float">
            <text:p>-3.632617891415170E-01</text:p>
          </table:table-cell>
          <table:table-cell table:formula="of:=&quot;  &quot;&amp;TEXT([.B1394];&quot;0.00000000000000000E+00&quot;)&amp;&quot;,&quot;" office:value-type="string" office:string-value="  -3.63261789141517000E-01," calcext:value-type="string">
            <text:p><text:s text:c="2"/>-3.63261789141517000E-01,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356686814987847" calcext:value-type="float">
            <text:p>-3.566868149878470E-01</text:p>
          </table:table-cell>
          <table:table-cell table:formula="of:=&quot;  &quot;&amp;TEXT([.B1395];&quot;0.00000000000000000E+00&quot;)&amp;&quot;,&quot;" office:value-type="string" office:string-value="  -3.56686814987847000E-01," calcext:value-type="string">
            <text:p><text:s text:c="2"/>-3.56686814987847000E-01,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348698226596976" calcext:value-type="float">
            <text:p>-3.486982265969760E-01</text:p>
          </table:table-cell>
          <table:table-cell table:formula="of:=&quot;  &quot;&amp;TEXT([.B1396];&quot;0.00000000000000000E+00&quot;)&amp;&quot;,&quot;" office:value-type="string" office:string-value="  -3.48698226596976000E-01," calcext:value-type="string">
            <text:p><text:s text:c="2"/>-3.48698226596976000E-01,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339340832242104" calcext:value-type="float">
            <text:p>-3.393408322421040E-01</text:p>
          </table:table-cell>
          <table:table-cell table:formula="of:=&quot;  &quot;&amp;TEXT([.B1397];&quot;0.00000000000000000E+00&quot;)&amp;&quot;,&quot;" office:value-type="string" office:string-value="  -3.39340832242104000E-01," calcext:value-type="string">
            <text:p><text:s text:c="2"/>-3.39340832242104000E-01,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328664678259682" calcext:value-type="float">
            <text:p>-3.286646782596820E-01</text:p>
          </table:table-cell>
          <table:table-cell table:formula="of:=&quot;  &quot;&amp;TEXT([.B1398];&quot;0.00000000000000000E+00&quot;)&amp;&quot;,&quot;" office:value-type="string" office:string-value="  -3.28664678259682000E-01," calcext:value-type="string">
            <text:p><text:s text:c="2"/>-3.28664678259682000E-01,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316724811389406" calcext:value-type="float">
            <text:p>-3.167248113894060E-01</text:p>
          </table:table-cell>
          <table:table-cell table:formula="of:=&quot;  &quot;&amp;TEXT([.B1399];&quot;0.00000000000000000E+00&quot;)&amp;&quot;,&quot;" office:value-type="string" office:string-value="  -3.16724811389406000E-01," calcext:value-type="string">
            <text:p><text:s text:c="2"/>-3.16724811389406000E-01,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303580996787772" calcext:value-type="float">
            <text:p>-3.035809967877720E-01</text:p>
          </table:table-cell>
          <table:table-cell table:formula="of:=&quot;  &quot;&amp;TEXT([.B1400];&quot;0.00000000000000000E+00&quot;)&amp;&quot;,&quot;" office:value-type="string" office:string-value="  -3.03580996787772000E-01," calcext:value-type="string">
            <text:p><text:s text:c="2"/>-3.03580996787772000E-01,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289297445630069" calcext:value-type="float">
            <text:p>-2.892974456300690E-01</text:p>
          </table:table-cell>
          <table:table-cell table:formula="of:=&quot;  &quot;&amp;TEXT([.B1401];&quot;0.00000000000000000E+00&quot;)&amp;&quot;,&quot;" office:value-type="string" office:string-value="  -2.89297445630069000E-01," calcext:value-type="string">
            <text:p><text:s text:c="2"/>-2.89297445630069000E-01,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273942500150736" calcext:value-type="float">
            <text:p>-2.739425001507360E-01</text:p>
          </table:table-cell>
          <table:table-cell table:formula="of:=&quot;  &quot;&amp;TEXT([.B1402];&quot;0.00000000000000000E+00&quot;)&amp;&quot;,&quot;" office:value-type="string" office:string-value="  -2.73942500150736000E-01," calcext:value-type="string">
            <text:p><text:s text:c="2"/>-2.73942500150736000E-01,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257588331705963" calcext:value-type="float">
            <text:p>-2.575883317059630E-01</text:p>
          </table:table-cell>
          <table:table-cell table:formula="of:=&quot;  &quot;&amp;TEXT([.B1403];&quot;0.00000000000000000E+00&quot;)&amp;&quot;,&quot;" office:value-type="string" office:string-value="  -2.57588331705963000E-01," calcext:value-type="string">
            <text:p><text:s text:c="2"/>-2.57588331705963000E-01,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240310604173182" calcext:value-type="float">
            <text:p>-2.403106041731820E-01</text:p>
          </table:table-cell>
          <table:table-cell table:formula="of:=&quot;  &quot;&amp;TEXT([.B1404];&quot;0.00000000000000000E+00&quot;)&amp;&quot;,&quot;" office:value-type="string" office:string-value="  -2.40310604173182000E-01," calcext:value-type="string">
            <text:p><text:s text:c="2"/>-2.40310604173182000E-01,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222188146611373" calcext:value-type="float">
            <text:p>-2.221881466113730E-01</text:p>
          </table:table-cell>
          <table:table-cell table:formula="of:=&quot;  &quot;&amp;TEXT([.B1405];&quot;0.00000000000000000E+00&quot;)&amp;&quot;,&quot;" office:value-type="string" office:string-value="  -2.22188146611373000E-01," calcext:value-type="string">
            <text:p><text:s text:c="2"/>-2.22188146611373000E-01,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203302583918475" calcext:value-type="float">
            <text:p>-2.033025839184750E-01</text:p>
          </table:table-cell>
          <table:table-cell table:formula="of:=&quot;  &quot;&amp;TEXT([.B1406];&quot;0.00000000000000000E+00&quot;)&amp;&quot;,&quot;" office:value-type="string" office:string-value="  -2.03302583918475000E-01," calcext:value-type="string">
            <text:p><text:s text:c="2"/>-2.03302583918475000E-01,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183737990279829" calcext:value-type="float">
            <text:p>-1.837379902798290E-01</text:p>
          </table:table-cell>
          <table:table-cell table:formula="of:=&quot;  &quot;&amp;TEXT([.B1407];&quot;0.00000000000000000E+00&quot;)&amp;&quot;,&quot;" office:value-type="string" office:string-value="  -1.83737990279829000E-01," calcext:value-type="string">
            <text:p><text:s text:c="2"/>-1.83737990279829000E-01,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163580517731043" calcext:value-type="float">
            <text:p>-1.635805177310430E-01</text:p>
          </table:table-cell>
          <table:table-cell table:formula="of:=&quot;  &quot;&amp;TEXT([.B1408];&quot;0.00000000000000000E+00&quot;)&amp;&quot;,&quot;" office:value-type="string" office:string-value="  -1.63580517731043000E-01," calcext:value-type="string">
            <text:p><text:s text:c="2"/>-1.63580517731043000E-01,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142918037654832" calcext:value-type="float">
            <text:p>-1.429180376548320E-01</text:p>
          </table:table-cell>
          <table:table-cell table:formula="of:=&quot;  &quot;&amp;TEXT([.B1409];&quot;0.00000000000000000E+00&quot;)&amp;&quot;,&quot;" office:value-type="string" office:string-value="  -1.42918037654832000E-01," calcext:value-type="string">
            <text:p><text:s text:c="2"/>-1.42918037654832000E-01,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121839750717263" calcext:value-type="float">
            <text:p>-1.218397507172630E-01</text:p>
          </table:table-cell>
          <table:table-cell table:formula="of:=&quot;  &quot;&amp;TEXT([.B1410];&quot;0.00000000000000000E+00&quot;)&amp;&quot;,&quot;" office:value-type="string" office:string-value="  -1.21839750717263000E-01," calcext:value-type="string">
            <text:p><text:s text:c="2"/>-1.21839750717263000E-01,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100435819524043" calcext:value-type="float">
            <text:p>-1.004358195240430E-01</text:p>
          </table:table-cell>
          <table:table-cell table:formula="of:=&quot;  &quot;&amp;TEXT([.B1411];&quot;0.00000000000000000E+00&quot;)&amp;&quot;,&quot;" office:value-type="string" office:string-value="  -1.00435819524043000E-01," calcext:value-type="string">
            <text:p><text:s text:c="2"/>-1.00435819524043000E-01,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787969825825715" calcext:value-type="float">
            <text:p>-7.879698258257150E-02</text:p>
          </table:table-cell>
          <table:table-cell table:formula="of:=&quot;  &quot;&amp;TEXT([.B1412];&quot;0.00000000000000000E+00&quot;)&amp;&quot;,&quot;" office:value-type="string" office:string-value="  -7.87969825825715000E-02," calcext:value-type="string">
            <text:p><text:s text:c="2"/>-7.87969825825715000E-02,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0570141856489606" calcext:value-type="float">
            <text:p>-5.701418564896060E-02</text:p>
          </table:table-cell>
          <table:table-cell table:formula="of:=&quot;  &quot;&amp;TEXT([.B1413];&quot;0.00000000000000000E+00&quot;)&amp;&quot;,&quot;" office:value-type="string" office:string-value="  -5.70141856489606000E-02," calcext:value-type="string">
            <text:p><text:s text:c="2"/>-5.70141856489606000E-02,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351781957391977" calcext:value-type="float">
            <text:p>-3.517819573919770E-02</text:p>
          </table:table-cell>
          <table:table-cell table:formula="of:=&quot;  &quot;&amp;TEXT([.B1414];&quot;0.00000000000000000E+00&quot;)&amp;&quot;,&quot;" office:value-type="string" office:string-value="  -3.51781957391977000E-02," calcext:value-type="string">
            <text:p><text:s text:c="2"/>-3.51781957391977000E-02,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0133792452451451" calcext:value-type="float">
            <text:p>-1.337924524514510E-02</text:p>
          </table:table-cell>
          <table:table-cell table:formula="of:=&quot;  &quot;&amp;TEXT([.B1415];&quot;0.00000000000000000E+00&quot;)&amp;&quot;,&quot;" office:value-type="string" office:string-value="  -1.33792452451451000E-02," calcext:value-type="string">
            <text:p><text:s text:c="2"/>-1.33792452451451000E-02,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829334402687315" calcext:value-type="float">
            <text:p>8.293344026873150E-03</text:p>
          </table:table-cell>
          <table:table-cell table:formula="of:=&quot;  &quot;&amp;TEXT([.B1416];&quot;0.00000000000000000E+00&quot;)&amp;&quot;,&quot;" office:value-type="string" office:string-value="  8.29334402687315000E-03," calcext:value-type="string">
            <text:p><text:s text:c="2"/>8.29334402687315000E-03,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97515162564241" calcext:value-type="float">
            <text:p>2.975151625642410E-02</text:p>
          </table:table-cell>
          <table:table-cell table:formula="of:=&quot;  &quot;&amp;TEXT([.B1417];&quot;0.00000000000000000E+00&quot;)&amp;&quot;,&quot;" office:value-type="string" office:string-value="  2.97515162564241000E-02," calcext:value-type="string">
            <text:p><text:s text:c="2"/>2.97515162564241000E-02,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509088432275309" calcext:value-type="float">
            <text:p>5.090884322753090E-02</text:p>
          </table:table-cell>
          <table:table-cell table:formula="of:=&quot;  &quot;&amp;TEXT([.B1418];&quot;0.00000000000000000E+00&quot;)&amp;&quot;,&quot;" office:value-type="string" office:string-value="  5.09088432275309000E-02," calcext:value-type="string">
            <text:p><text:s text:c="2"/>5.09088432275309000E-02,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716808470670383" calcext:value-type="float">
            <text:p>7.168084706703830E-02</text:p>
          </table:table-cell>
          <table:table-cell table:formula="of:=&quot;  &quot;&amp;TEXT([.B1419];&quot;0.00000000000000000E+00&quot;)&amp;&quot;,&quot;" office:value-type="string" office:string-value="  7.16808470670383000E-02," calcext:value-type="string">
            <text:p><text:s text:c="2"/>7.16808470670383000E-02,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91985345246751" calcext:value-type="float">
            <text:p>9.198534524675100E-02</text:p>
          </table:table-cell>
          <table:table-cell table:formula="of:=&quot;  &quot;&amp;TEXT([.B1420];&quot;0.00000000000000000E+00&quot;)&amp;&quot;,&quot;" office:value-type="string" office:string-value="  9.19853452467510000E-02," calcext:value-type="string">
            <text:p><text:s text:c="2"/>9.19853452467510000E-02,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11742756494948" calcext:value-type="float">
            <text:p>1.117427564949480E-01</text:p>
          </table:table-cell>
          <table:table-cell table:formula="of:=&quot;  &quot;&amp;TEXT([.B1421];&quot;0.00000000000000000E+00&quot;)&amp;&quot;,&quot;" office:value-type="string" office:string-value="  1.11742756494948000E-01," calcext:value-type="string">
            <text:p><text:s text:c="2"/>1.11742756494948000E-01,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30876420676974" calcext:value-type="float">
            <text:p>1.308764206769740E-01</text:p>
          </table:table-cell>
          <table:table-cell table:formula="of:=&quot;  &quot;&amp;TEXT([.B1422];&quot;0.00000000000000000E+00&quot;)&amp;&quot;,&quot;" office:value-type="string" office:string-value="  1.30876420676974000E-01," calcext:value-type="string">
            <text:p><text:s text:c="2"/>1.30876420676974000E-01,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49312866953554" calcext:value-type="float">
            <text:p>1.493128669535540E-01</text:p>
          </table:table-cell>
          <table:table-cell table:formula="of:=&quot;  &quot;&amp;TEXT([.B1423];&quot;0.00000000000000000E+00&quot;)&amp;&quot;,&quot;" office:value-type="string" office:string-value="  1.49312866953554000E-01," calcext:value-type="string">
            <text:p><text:s text:c="2"/>1.49312866953554000E-01,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66982119901163" calcext:value-type="float">
            <text:p>1.669821199011630E-01</text:p>
          </table:table-cell>
          <table:table-cell table:formula="of:=&quot;  &quot;&amp;TEXT([.B1424];&quot;0.00000000000000000E+00&quot;)&amp;&quot;,&quot;" office:value-type="string" office:string-value="  1.66982119901163000E-01," calcext:value-type="string">
            <text:p><text:s text:c="2"/>1.66982119901163000E-01,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8381792822575" calcext:value-type="float">
            <text:p>1.838179282257500E-01</text:p>
          </table:table-cell>
          <table:table-cell table:formula="of:=&quot;  &quot;&amp;TEXT([.B1425];&quot;0.00000000000000000E+00&quot;)&amp;&quot;,&quot;" office:value-type="string" office:string-value="  1.83817928225750000E-01," calcext:value-type="string">
            <text:p><text:s text:c="2"/>1.83817928225750000E-01,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99758023853158" calcext:value-type="float">
            <text:p>1.997580238531580E-01</text:p>
          </table:table-cell>
          <table:table-cell table:formula="of:=&quot;  &quot;&amp;TEXT([.B1426];&quot;0.00000000000000000E+00&quot;)&amp;&quot;,&quot;" office:value-type="string" office:string-value="  1.99758023853158000E-01," calcext:value-type="string">
            <text:p><text:s text:c="2"/>1.99758023853158000E-01,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14744327715294" calcext:value-type="float">
            <text:p>2.147443277152940E-01</text:p>
          </table:table-cell>
          <table:table-cell table:formula="of:=&quot;  &quot;&amp;TEXT([.B1427];&quot;0.00000000000000000E+00&quot;)&amp;&quot;,&quot;" office:value-type="string" office:string-value="  2.14744327715294000E-01," calcext:value-type="string">
            <text:p><text:s text:c="2"/>2.14744327715294000E-01,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28723174763959" calcext:value-type="float">
            <text:p>2.287231747639590E-01</text:p>
          </table:table-cell>
          <table:table-cell table:formula="of:=&quot;  &quot;&amp;TEXT([.B1428];&quot;0.00000000000000000E+00&quot;)&amp;&quot;,&quot;" office:value-type="string" office:string-value="  2.28723174763959000E-01," calcext:value-type="string">
            <text:p><text:s text:c="2"/>2.28723174763959000E-01,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4164547584666" calcext:value-type="float">
            <text:p>2.416454758466600E-01</text:p>
          </table:table-cell>
          <table:table-cell table:formula="of:=&quot;  &quot;&amp;TEXT([.B1429];&quot;0.00000000000000000E+00&quot;)&amp;&quot;,&quot;" office:value-type="string" office:string-value="  2.41645475846660000E-01," calcext:value-type="string">
            <text:p><text:s text:c="2"/>2.41645475846660000E-01,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53466897496674" calcext:value-type="float">
            <text:p>2.534668974966740E-01</text:p>
          </table:table-cell>
          <table:table-cell table:formula="of:=&quot;  &quot;&amp;TEXT([.B1430];&quot;0.00000000000000000E+00&quot;)&amp;&quot;,&quot;" office:value-type="string" office:string-value="  2.53466897496674000E-01," calcext:value-type="string">
            <text:p><text:s text:c="2"/>2.53466897496674000E-01,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64147996098417" calcext:value-type="float">
            <text:p>2.641479960984170E-01</text:p>
          </table:table-cell>
          <table:table-cell table:formula="of:=&quot;  &quot;&amp;TEXT([.B1431];&quot;0.00000000000000000E+00&quot;)&amp;&quot;,&quot;" office:value-type="string" office:string-value="  2.64147996098417000E-01," calcext:value-type="string">
            <text:p><text:s text:c="2"/>2.64147996098417000E-01,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73654343409563" calcext:value-type="float">
            <text:p>2.736543434095630E-01</text:p>
          </table:table-cell>
          <table:table-cell table:formula="of:=&quot;  &quot;&amp;TEXT([.B1432];&quot;0.00000000000000000E+00&quot;)&amp;&quot;,&quot;" office:value-type="string" office:string-value="  2.73654343409563000E-01," calcext:value-type="string">
            <text:p><text:s text:c="2"/>2.73654343409563000E-01,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81956610468457" calcext:value-type="float">
            <text:p>2.819566104684570E-01</text:p>
          </table:table-cell>
          <table:table-cell table:formula="of:=&quot;  &quot;&amp;TEXT([.B1433];&quot;0.00000000000000000E+00&quot;)&amp;&quot;,&quot;" office:value-type="string" office:string-value="  2.81956610468457000E-01," calcext:value-type="string">
            <text:p><text:s text:c="2"/>2.81956610468457000E-01,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89030673718504" calcext:value-type="float">
            <text:p>2.890306737185040E-01</text:p>
          </table:table-cell>
          <table:table-cell table:formula="of:=&quot;  &quot;&amp;TEXT([.B1434];&quot;0.00000000000000000E+00&quot;)&amp;&quot;,&quot;" office:value-type="string" office:string-value="  2.89030673718504000E-01," calcext:value-type="string">
            <text:p><text:s text:c="2"/>2.89030673718504000E-01,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94857644034116" calcext:value-type="float">
            <text:p>2.948576440341160E-01</text:p>
          </table:table-cell>
          <table:table-cell table:formula="of:=&quot;  &quot;&amp;TEXT([.B1435];&quot;0.00000000000000000E+00&quot;)&amp;&quot;,&quot;" office:value-type="string" office:string-value="  2.94857644034116000E-01," calcext:value-type="string">
            <text:p><text:s text:c="2"/>2.94857644034116000E-01,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99423919168194" calcext:value-type="float">
            <text:p>2.994239191681940E-01</text:p>
          </table:table-cell>
          <table:table-cell table:formula="of:=&quot;  &quot;&amp;TEXT([.B1436];&quot;0.00000000000000000E+00&quot;)&amp;&quot;,&quot;" office:value-type="string" office:string-value="  2.99423919168194000E-01," calcext:value-type="string">
            <text:p><text:s text:c="2"/>2.99423919168194000E-01,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02721183708817" calcext:value-type="float">
            <text:p>3.027211837088170E-01</text:p>
          </table:table-cell>
          <table:table-cell table:formula="of:=&quot;  &quot;&amp;TEXT([.B1437];&quot;0.00000000000000000E+00&quot;)&amp;&quot;,&quot;" office:value-type="string" office:string-value="  3.02721183708817000E-01," calcext:value-type="string">
            <text:p><text:s text:c="2"/>3.02721183708817000E-01,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04746409977694" calcext:value-type="float">
            <text:p>3.047464099776940E-01</text:p>
          </table:table-cell>
          <table:table-cell table:formula="of:=&quot;  &quot;&amp;TEXT([.B1438];&quot;0.00000000000000000E+00&quot;)&amp;&quot;,&quot;" office:value-type="string" office:string-value="  3.04746409977694000E-01," calcext:value-type="string">
            <text:p><text:s text:c="2"/>3.04746409977694000E-01,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05501807460183" calcext:value-type="float">
            <text:p>3.055018074601830E-01</text:p>
          </table:table-cell>
          <table:table-cell table:formula="of:=&quot;  &quot;&amp;TEXT([.B1439];&quot;0.00000000000000000E+00&quot;)&amp;&quot;,&quot;" office:value-type="string" office:string-value="  3.05501807460183000E-01," calcext:value-type="string">
            <text:p><text:s text:c="2"/>3.05501807460183000E-01,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04994793940612" calcext:value-type="float">
            <text:p>3.049947939406120E-01</text:p>
          </table:table-cell>
          <table:table-cell table:formula="of:=&quot;  &quot;&amp;TEXT([.B1440];&quot;0.00000000000000000E+00&quot;)&amp;&quot;,&quot;" office:value-type="string" office:string-value="  3.04994793940612000E-01," calcext:value-type="string">
            <text:p><text:s text:c="2"/>3.04994793940612000E-01,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03237904007401" calcext:value-type="float">
            <text:p>3.032379040074010E-01</text:p>
          </table:table-cell>
          <table:table-cell table:formula="of:=&quot;  &quot;&amp;TEXT([.B1441];&quot;0.00000000000000000E+00&quot;)&amp;&quot;,&quot;" office:value-type="string" office:string-value="  3.03237904007401000E-01," calcext:value-type="string">
            <text:p><text:s text:c="2"/>3.03237904007401000E-01,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00248706448552" calcext:value-type="float">
            <text:p>3.002487064485520E-01</text:p>
          </table:table-cell>
          <table:table-cell table:formula="of:=&quot;  &quot;&amp;TEXT([.B1442];&quot;0.00000000000000000E+00&quot;)&amp;&quot;,&quot;" office:value-type="string" office:string-value="  3.00248706448552000E-01," calcext:value-type="string">
            <text:p><text:s text:c="2"/>3.00248706448552000E-01,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96049680851435" calcext:value-type="float">
            <text:p>2.960496808514350E-01</text:p>
          </table:table-cell>
          <table:table-cell table:formula="of:=&quot;  &quot;&amp;TEXT([.B1443];&quot;0.00000000000000000E+00&quot;)&amp;&quot;,&quot;" office:value-type="string" office:string-value="  2.96049680851435000E-01," calcext:value-type="string">
            <text:p><text:s text:c="2"/>2.96049680851435000E-01,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90668097961546" calcext:value-type="float">
            <text:p>2.906680979615460E-01</text:p>
          </table:table-cell>
          <table:table-cell table:formula="of:=&quot;  &quot;&amp;TEXT([.B1444];&quot;0.00000000000000000E+00&quot;)&amp;&quot;,&quot;" office:value-type="string" office:string-value="  2.90668097961546000E-01," calcext:value-type="string">
            <text:p><text:s text:c="2"/>2.90668097961546000E-01,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84135843596679" calcext:value-type="float">
            <text:p>2.841358435966790E-01</text:p>
          </table:table-cell>
          <table:table-cell table:formula="of:=&quot;  &quot;&amp;TEXT([.B1445];&quot;0.00000000000000000E+00&quot;)&amp;&quot;,&quot;" office:value-type="string" office:string-value="  2.84135843596679000E-01," calcext:value-type="string">
            <text:p><text:s text:c="2"/>2.84135843596679000E-01,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76489278825682" calcext:value-type="float">
            <text:p>2.764892788256820E-01</text:p>
          </table:table-cell>
          <table:table-cell table:formula="of:=&quot;  &quot;&amp;TEXT([.B1446];&quot;0.00000000000000000E+00&quot;)&amp;&quot;,&quot;" office:value-type="string" office:string-value="  2.76489278825682000E-01," calcext:value-type="string">
            <text:p><text:s text:c="2"/>2.76489278825682000E-01,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67769030794904" calcext:value-type="float">
            <text:p>2.677690307949040E-01</text:p>
          </table:table-cell>
          <table:table-cell table:formula="of:=&quot;  &quot;&amp;TEXT([.B1447];&quot;0.00000000000000000E+00&quot;)&amp;&quot;,&quot;" office:value-type="string" office:string-value="  2.67769030794904000E-01," calcext:value-type="string">
            <text:p><text:s text:c="2"/>2.67769030794904000E-01,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58019802636991" calcext:value-type="float">
            <text:p>2.580198026369910E-01</text:p>
          </table:table-cell>
          <table:table-cell table:formula="of:=&quot;  &quot;&amp;TEXT([.B1448];&quot;0.00000000000000000E+00&quot;)&amp;&quot;,&quot;" office:value-type="string" office:string-value="  2.58019802636991000E-01," calcext:value-type="string">
            <text:p><text:s text:c="2"/>2.58019802636991000E-01,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47290153085748" calcext:value-type="float">
            <text:p>2.472901530857480E-01</text:p>
          </table:table-cell>
          <table:table-cell table:formula="of:=&quot;  &quot;&amp;TEXT([.B1449];&quot;0.00000000000000000E+00&quot;)&amp;&quot;,&quot;" office:value-type="string" office:string-value="  2.47290153085748000E-01," calcext:value-type="string">
            <text:p><text:s text:c="2"/>2.47290153085748000E-01,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35632267778657" calcext:value-type="float">
            <text:p>2.356322677786570E-01</text:p>
          </table:table-cell>
          <table:table-cell table:formula="of:=&quot;  &quot;&amp;TEXT([.B1450];&quot;0.00000000000000000E+00&quot;)&amp;&quot;,&quot;" office:value-type="string" office:string-value="  2.35632267778657000E-01," calcext:value-type="string">
            <text:p><text:s text:c="2"/>2.35632267778657000E-01,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23101700491945" calcext:value-type="float">
            <text:p>2.231017004919450E-01</text:p>
          </table:table-cell>
          <table:table-cell table:formula="of:=&quot;  &quot;&amp;TEXT([.B1451];&quot;0.00000000000000000E+00&quot;)&amp;&quot;,&quot;" office:value-type="string" office:string-value="  2.23101700491945000E-01," calcext:value-type="string">
            <text:p><text:s text:c="2"/>2.23101700491945000E-01,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0975714318242" calcext:value-type="float">
            <text:p>2.097571431824200E-01</text:p>
          </table:table-cell>
          <table:table-cell table:formula="of:=&quot;  &quot;&amp;TEXT([.B1452];&quot;0.00000000000000000E+00&quot;)&amp;&quot;,&quot;" office:value-type="string" office:string-value="  2.09757143182420000E-01," calcext:value-type="string">
            <text:p><text:s text:c="2"/>2.09757143182420000E-01,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95660127688895" calcext:value-type="float">
            <text:p>1.956601276888950E-01</text:p>
          </table:table-cell>
          <table:table-cell table:formula="of:=&quot;  &quot;&amp;TEXT([.B1453];&quot;0.00000000000000000E+00&quot;)&amp;&quot;,&quot;" office:value-type="string" office:string-value="  1.95660127688895000E-01," calcext:value-type="string">
            <text:p><text:s text:c="2"/>1.95660127688895000E-01,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80874781018554" calcext:value-type="float">
            <text:p>1.808747810185540E-01</text:p>
          </table:table-cell>
          <table:table-cell table:formula="of:=&quot;  &quot;&amp;TEXT([.B1454];&quot;0.00000000000000000E+00&quot;)&amp;&quot;,&quot;" office:value-type="string" office:string-value="  1.80874781018554000E-01," calcext:value-type="string">
            <text:p><text:s text:c="2"/>1.80874781018554000E-01,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65467518762506" calcext:value-type="float">
            <text:p>1.654675187625060E-01</text:p>
          </table:table-cell>
          <table:table-cell table:formula="of:=&quot;  &quot;&amp;TEXT([.B1455];&quot;0.00000000000000000E+00&quot;)&amp;&quot;,&quot;" office:value-type="string" office:string-value="  1.65467518762506000E-01," calcext:value-type="string">
            <text:p><text:s text:c="2"/>1.65467518762506000E-01,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49506761343175" calcext:value-type="float">
            <text:p>1.495067613431750E-01</text:p>
          </table:table-cell>
          <table:table-cell table:formula="of:=&quot;  &quot;&amp;TEXT([.B1456];&quot;0.00000000000000000E+00&quot;)&amp;&quot;,&quot;" office:value-type="string" office:string-value="  1.49506761343175000E-01," calcext:value-type="string">
            <text:p><text:s text:c="2"/>1.49506761343175000E-01,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33062637346561" calcext:value-type="float">
            <text:p>1.330626373465610E-01</text:p>
          </table:table-cell>
          <table:table-cell table:formula="of:=&quot;  &quot;&amp;TEXT([.B1457];&quot;0.00000000000000000E+00&quot;)&amp;&quot;,&quot;" office:value-type="string" office:string-value="  1.33062637346561000E-01," calcext:value-type="string">
            <text:p><text:s text:c="2"/>1.33062637346561000E-01,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16206675370337" calcext:value-type="float">
            <text:p>1.162066753703370E-01</text:p>
          </table:table-cell>
          <table:table-cell table:formula="of:=&quot;  &quot;&amp;TEXT([.B1458];&quot;0.00000000000000000E+00&quot;)&amp;&quot;,&quot;" office:value-type="string" office:string-value="  1.16206675370337000E-01," calcext:value-type="string">
            <text:p><text:s text:c="2"/>1.16206675370337000E-01,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99011502698394" calcext:value-type="float">
            <text:p>9.901150269839400E-02</text:p>
          </table:table-cell>
          <table:table-cell table:formula="of:=&quot;  &quot;&amp;TEXT([.B1459];&quot;0.00000000000000000E+00&quot;)&amp;&quot;,&quot;" office:value-type="string" office:string-value="  9.90115026983940000E-02," calcext:value-type="string">
            <text:p><text:s text:c="2"/>9.90115026983940000E-02,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815505458506868" calcext:value-type="float">
            <text:p>8.155054585068680E-02</text:p>
          </table:table-cell>
          <table:table-cell table:formula="of:=&quot;  &quot;&amp;TEXT([.B1460];&quot;0.00000000000000000E+00&quot;)&amp;&quot;,&quot;" office:value-type="string" office:string-value="  8.15505458506868000E-02," calcext:value-type="string">
            <text:p><text:s text:c="2"/>8.15505458506868000E-02,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638977015178376" calcext:value-type="float">
            <text:p>6.389770151783760E-02</text:p>
          </table:table-cell>
          <table:table-cell table:formula="of:=&quot;  &quot;&amp;TEXT([.B1461];&quot;0.00000000000000000E+00&quot;)&amp;&quot;,&quot;" office:value-type="string" office:string-value="  6.38977015178376000E-02," calcext:value-type="string">
            <text:p><text:s text:c="2"/>6.38977015178376000E-02,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461270652875698" calcext:value-type="float">
            <text:p>4.612706528756980E-02</text:p>
          </table:table-cell>
          <table:table-cell table:formula="of:=&quot;  &quot;&amp;TEXT([.B1462];&quot;0.00000000000000000E+00&quot;)&amp;&quot;,&quot;" office:value-type="string" office:string-value="  4.61270652875698000E-02," calcext:value-type="string">
            <text:p><text:s text:c="2"/>4.61270652875698000E-02,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83125754481971" calcext:value-type="float">
            <text:p>2.831257544819710E-02</text:p>
          </table:table-cell>
          <table:table-cell table:formula="of:=&quot;  &quot;&amp;TEXT([.B1463];&quot;0.00000000000000000E+00&quot;)&amp;&quot;,&quot;" office:value-type="string" office:string-value="  2.83125754481971000E-02," calcext:value-type="string">
            <text:p><text:s text:c="2"/>2.83125754481971000E-02,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10527766222148" calcext:value-type="float">
            <text:p>1.052776622214800E-02</text:p>
          </table:table-cell>
          <table:table-cell table:formula="of:=&quot;  &quot;&amp;TEXT([.B1464];&quot;0.00000000000000000E+00&quot;)&amp;&quot;,&quot;" office:value-type="string" office:string-value="  1.05277662221480000E-02," calcext:value-type="string">
            <text:p><text:s text:c="2"/>1.05277662221480000E-02,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0715458439292196" calcext:value-type="float">
            <text:p>-7.154584392921960E-03</text:p>
          </table:table-cell>
          <table:table-cell table:formula="of:=&quot;  &quot;&amp;TEXT([.B1465];&quot;0.00000000000000000E+00&quot;)&amp;&quot;,&quot;" office:value-type="string" office:string-value="  -7.15458439292196000E-03," calcext:value-type="string">
            <text:p><text:s text:c="2"/>-7.15458439292196000E-03,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246626981141031" calcext:value-type="float">
            <text:p>-2.466269811410310E-02</text:p>
          </table:table-cell>
          <table:table-cell table:formula="of:=&quot;  &quot;&amp;TEXT([.B1466];&quot;0.00000000000000000E+00&quot;)&amp;&quot;,&quot;" office:value-type="string" office:string-value="  -2.46626981141031000E-02," calcext:value-type="string">
            <text:p><text:s text:c="2"/>-2.46626981141031000E-02,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0419261253736103" calcext:value-type="float">
            <text:p>-4.192612537361030E-02</text:p>
          </table:table-cell>
          <table:table-cell table:formula="of:=&quot;  &quot;&amp;TEXT([.B1467];&quot;0.00000000000000000E+00&quot;)&amp;&quot;,&quot;" office:value-type="string" office:string-value="  -4.19261253736103000E-02," calcext:value-type="string">
            <text:p><text:s text:c="2"/>-4.19261253736103000E-02,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0588759838274327" calcext:value-type="float">
            <text:p>-5.887598382743270E-02</text:p>
          </table:table-cell>
          <table:table-cell table:formula="of:=&quot;  &quot;&amp;TEXT([.B1468];&quot;0.00000000000000000E+00&quot;)&amp;&quot;,&quot;" office:value-type="string" office:string-value="  -5.88759838274327000E-02," calcext:value-type="string">
            <text:p><text:s text:c="2"/>-5.88759838274327000E-02,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754452655818722" calcext:value-type="float">
            <text:p>-7.544526558187220E-02</text:p>
          </table:table-cell>
          <table:table-cell table:formula="of:=&quot;  &quot;&amp;TEXT([.B1469];&quot;0.00000000000000000E+00&quot;)&amp;&quot;,&quot;" office:value-type="string" office:string-value="  -7.54452655818722000E-02," calcext:value-type="string">
            <text:p><text:s text:c="2"/>-7.54452655818722000E-02,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915690644730722" calcext:value-type="float">
            <text:p>-9.156906447307220E-02</text:p>
          </table:table-cell>
          <table:table-cell table:formula="of:=&quot;  &quot;&amp;TEXT([.B1470];&quot;0.00000000000000000E+00&quot;)&amp;&quot;,&quot;" office:value-type="string" office:string-value="  -9.15690644730722000E-02," calcext:value-type="string">
            <text:p><text:s text:c="2"/>-9.15690644730722000E-02,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107184853276251" calcext:value-type="float">
            <text:p>-1.071848532762510E-01</text:p>
          </table:table-cell>
          <table:table-cell table:formula="of:=&quot;  &quot;&amp;TEXT([.B1471];&quot;0.00000000000000000E+00&quot;)&amp;&quot;,&quot;" office:value-type="string" office:string-value="  -1.07184853276251000E-01," calcext:value-type="string">
            <text:p><text:s text:c="2"/>-1.07184853276251000E-01,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122232694866235" calcext:value-type="float">
            <text:p>-1.222326948662350E-01</text:p>
          </table:table-cell>
          <table:table-cell table:formula="of:=&quot;  &quot;&amp;TEXT([.B1472];&quot;0.00000000000000000E+00&quot;)&amp;&quot;,&quot;" office:value-type="string" office:string-value="  -1.22232694866235000E-01," calcext:value-type="string">
            <text:p><text:s text:c="2"/>-1.22232694866235000E-01,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136655491268455" calcext:value-type="float">
            <text:p>-1.366554912684550E-01</text:p>
          </table:table-cell>
          <table:table-cell table:formula="of:=&quot;  &quot;&amp;TEXT([.B1473];&quot;0.00000000000000000E+00&quot;)&amp;&quot;,&quot;" office:value-type="string" office:string-value="  -1.36655491268455000E-01," calcext:value-type="string">
            <text:p><text:s text:c="2"/>-1.36655491268455000E-01,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150399168419496" calcext:value-type="float">
            <text:p>-1.503991684194960E-01</text:p>
          </table:table-cell>
          <table:table-cell table:formula="of:=&quot;  &quot;&amp;TEXT([.B1474];&quot;0.00000000000000000E+00&quot;)&amp;&quot;,&quot;" office:value-type="string" office:string-value="  -1.50399168419496000E-01," calcext:value-type="string">
            <text:p><text:s text:c="2"/>-1.50399168419496000E-01,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163412899244759" calcext:value-type="float">
            <text:p>-1.634128992447590E-01</text:p>
          </table:table-cell>
          <table:table-cell table:formula="of:=&quot;  &quot;&amp;TEXT([.B1475];&quot;0.00000000000000000E+00&quot;)&amp;&quot;,&quot;" office:value-type="string" office:string-value="  -1.63412899244759000E-01," calcext:value-type="string">
            <text:p><text:s text:c="2"/>-1.63412899244759000E-01,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175649262400594" calcext:value-type="float">
            <text:p>-1.756492624005940E-01</text:p>
          </table:table-cell>
          <table:table-cell table:formula="of:=&quot;  &quot;&amp;TEXT([.B1476];&quot;0.00000000000000000E+00&quot;)&amp;&quot;,&quot;" office:value-type="string" office:string-value="  -1.75649262400594000E-01," calcext:value-type="string">
            <text:p><text:s text:c="2"/>-1.75649262400594000E-01,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187064429564592" calcext:value-type="float">
            <text:p>-1.870644295645920E-01</text:p>
          </table:table-cell>
          <table:table-cell table:formula="of:=&quot;  &quot;&amp;TEXT([.B1477];&quot;0.00000000000000000E+00&quot;)&amp;&quot;,&quot;" office:value-type="string" office:string-value="  -1.87064429564592000E-01," calcext:value-type="string">
            <text:p><text:s text:c="2"/>-1.87064429564592000E-01,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197618295595367" calcext:value-type="float">
            <text:p>-1.976182955953670E-01</text:p>
          </table:table-cell>
          <table:table-cell table:formula="of:=&quot;  &quot;&amp;TEXT([.B1478];&quot;0.00000000000000000E+00&quot;)&amp;&quot;,&quot;" office:value-type="string" office:string-value="  -1.97618295595367000E-01," calcext:value-type="string">
            <text:p><text:s text:c="2"/>-1.97618295595367000E-01,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207274633007629" calcext:value-type="float">
            <text:p>-2.072746330076290E-01</text:p>
          </table:table-cell>
          <table:table-cell table:formula="of:=&quot;  &quot;&amp;TEXT([.B1479];&quot;0.00000000000000000E+00&quot;)&amp;&quot;,&quot;" office:value-type="string" office:string-value="  -2.07274633007629000E-01," calcext:value-type="string">
            <text:p><text:s text:c="2"/>-2.07274633007629000E-01,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216001184852153" calcext:value-type="float">
            <text:p>-2.160011848521530E-01</text:p>
          </table:table-cell>
          <table:table-cell table:formula="of:=&quot;  &quot;&amp;TEXT([.B1480];&quot;0.00000000000000000E+00&quot;)&amp;&quot;,&quot;" office:value-type="string" office:string-value="  -2.16001184852153000E-01," calcext:value-type="string">
            <text:p><text:s text:c="2"/>-2.16001184852153000E-01,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223769788226751" calcext:value-type="float">
            <text:p>-2.237697882267510E-01</text:p>
          </table:table-cell>
          <table:table-cell table:formula="of:=&quot;  &quot;&amp;TEXT([.B1481];&quot;0.00000000000000000E+00&quot;)&amp;&quot;,&quot;" office:value-type="string" office:string-value="  -2.23769788226751000E-01," calcext:value-type="string">
            <text:p><text:s text:c="2"/>-2.23769788226751000E-01,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23055643421357" calcext:value-type="float">
            <text:p>-2.305564342135700E-01</text:p>
          </table:table-cell>
          <table:table-cell table:formula="of:=&quot;  &quot;&amp;TEXT([.B1482];&quot;0.00000000000000000E+00&quot;)&amp;&quot;,&quot;" office:value-type="string" office:string-value="  -2.30556434213570000E-01," calcext:value-type="string">
            <text:p><text:s text:c="2"/>-2.30556434213570000E-01,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236341352439128" calcext:value-type="float">
            <text:p>-2.363413524391280E-01</text:p>
          </table:table-cell>
          <table:table-cell table:formula="of:=&quot;  &quot;&amp;TEXT([.B1483];&quot;0.00000000000000000E+00&quot;)&amp;&quot;,&quot;" office:value-type="string" office:string-value="  -2.36341352439128000E-01," calcext:value-type="string">
            <text:p><text:s text:c="2"/>-2.36341352439128000E-01,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241109036031979" calcext:value-type="float">
            <text:p>-2.411090360319790E-01</text:p>
          </table:table-cell>
          <table:table-cell table:formula="of:=&quot;  &quot;&amp;TEXT([.B1484];&quot;0.00000000000000000E+00&quot;)&amp;&quot;,&quot;" office:value-type="string" office:string-value="  -2.41109036031979000E-01," calcext:value-type="string">
            <text:p><text:s text:c="2"/>-2.41109036031979000E-01,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244848293337842" calcext:value-type="float">
            <text:p>-2.448482933378420E-01</text:p>
          </table:table-cell>
          <table:table-cell table:formula="of:=&quot;  &quot;&amp;TEXT([.B1485];&quot;0.00000000000000000E+00&quot;)&amp;&quot;,&quot;" office:value-type="string" office:string-value="  -2.44848293337842000E-01," calcext:value-type="string">
            <text:p><text:s text:c="2"/>-2.44848293337842000E-01,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247552234743747" calcext:value-type="float">
            <text:p>-2.475522347437470E-01</text:p>
          </table:table-cell>
          <table:table-cell table:formula="of:=&quot;  &quot;&amp;TEXT([.B1486];&quot;0.00000000000000000E+00&quot;)&amp;&quot;,&quot;" office:value-type="string" office:string-value="  -2.47552234743747000E-01," calcext:value-type="string">
            <text:p><text:s text:c="2"/>-2.47552234743747000E-01,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249218285520534" calcext:value-type="float">
            <text:p>-2.492182855205340E-01</text:p>
          </table:table-cell>
          <table:table-cell table:formula="of:=&quot;  &quot;&amp;TEXT([.B1487];&quot;0.00000000000000000E+00&quot;)&amp;&quot;,&quot;" office:value-type="string" office:string-value="  -2.49218285520534000E-01," calcext:value-type="string">
            <text:p><text:s text:c="2"/>-2.49218285520534000E-01,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249848141591103" calcext:value-type="float">
            <text:p>-2.498481415911030E-01</text:p>
          </table:table-cell>
          <table:table-cell table:formula="of:=&quot;  &quot;&amp;TEXT([.B1488];&quot;0.00000000000000000E+00&quot;)&amp;&quot;,&quot;" office:value-type="string" office:string-value="  -2.49848141591103000E-01," calcext:value-type="string">
            <text:p><text:s text:c="2"/>-2.49848141591103000E-01,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249447747233282" calcext:value-type="float">
            <text:p>-2.494477472332820E-01</text:p>
          </table:table-cell>
          <table:table-cell table:formula="of:=&quot;  &quot;&amp;TEXT([.B1489];&quot;0.00000000000000000E+00&quot;)&amp;&quot;,&quot;" office:value-type="string" office:string-value="  -2.49447747233282000E-01," calcext:value-type="string">
            <text:p><text:s text:c="2"/>-2.49447747233282000E-01,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248027212144034" calcext:value-type="float">
            <text:p>-2.480272121440340E-01</text:p>
          </table:table-cell>
          <table:table-cell table:formula="of:=&quot;  &quot;&amp;TEXT([.B1490];&quot;0.00000000000000000E+00&quot;)&amp;&quot;,&quot;" office:value-type="string" office:string-value="  -2.48027212144034000E-01," calcext:value-type="string">
            <text:p><text:s text:c="2"/>-2.48027212144034000E-01,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245600761126628" calcext:value-type="float">
            <text:p>-2.456007611266280E-01</text:p>
          </table:table-cell>
          <table:table-cell table:formula="of:=&quot;  &quot;&amp;TEXT([.B1491];&quot;0.00000000000000000E+00&quot;)&amp;&quot;,&quot;" office:value-type="string" office:string-value="  -2.45600761126628000E-01," calcext:value-type="string">
            <text:p><text:s text:c="2"/>-2.45600761126628000E-01,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242186618668323" calcext:value-type="float">
            <text:p>-2.421866186683230E-01</text:p>
          </table:table-cell>
          <table:table-cell table:formula="of:=&quot;  &quot;&amp;TEXT([.B1492];&quot;0.00000000000000000E+00&quot;)&amp;&quot;,&quot;" office:value-type="string" office:string-value="  -2.42186618668323000E-01," calcext:value-type="string">
            <text:p><text:s text:c="2"/>-2.42186618668323000E-01,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237806922211839" calcext:value-type="float">
            <text:p>-2.378069222118390E-01</text:p>
          </table:table-cell>
          <table:table-cell table:formula="of:=&quot;  &quot;&amp;TEXT([.B1493];&quot;0.00000000000000000E+00&quot;)&amp;&quot;,&quot;" office:value-type="string" office:string-value="  -2.37806922211839000E-01," calcext:value-type="string">
            <text:p><text:s text:c="2"/>-2.37806922211839000E-01,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232487575692744" calcext:value-type="float">
            <text:p>-2.324875756927440E-01</text:p>
          </table:table-cell>
          <table:table-cell table:formula="of:=&quot;  &quot;&amp;TEXT([.B1494];&quot;0.00000000000000000E+00&quot;)&amp;&quot;,&quot;" office:value-type="string" office:string-value="  -2.32487575692744000E-01," calcext:value-type="string">
            <text:p><text:s text:c="2"/>-2.32487575692744000E-01,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226258135908755" calcext:value-type="float">
            <text:p>-2.262581359087550E-01</text:p>
          </table:table-cell>
          <table:table-cell table:formula="of:=&quot;  &quot;&amp;TEXT([.B1495];&quot;0.00000000000000000E+00&quot;)&amp;&quot;,&quot;" office:value-type="string" office:string-value="  -2.26258135908755000E-01," calcext:value-type="string">
            <text:p><text:s text:c="2"/>-2.26258135908755000E-01,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219151637558936" calcext:value-type="float">
            <text:p>-2.191516375589360E-01</text:p>
          </table:table-cell>
          <table:table-cell table:formula="of:=&quot;  &quot;&amp;TEXT([.B1496];&quot;0.00000000000000000E+00&quot;)&amp;&quot;,&quot;" office:value-type="string" office:string-value="  -2.19151637558936000E-01," calcext:value-type="string">
            <text:p><text:s text:c="2"/>-2.19151637558936000E-01,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211204450216463" calcext:value-type="float">
            <text:p>-2.112044502164630E-01</text:p>
          </table:table-cell>
          <table:table-cell table:formula="of:=&quot;  &quot;&amp;TEXT([.B1497];&quot;0.00000000000000000E+00&quot;)&amp;&quot;,&quot;" office:value-type="string" office:string-value="  -2.11204450216463000E-01," calcext:value-type="string">
            <text:p><text:s text:c="2"/>-2.11204450216463000E-01,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202456082038651" calcext:value-type="float">
            <text:p>-2.024560820386510E-01</text:p>
          </table:table-cell>
          <table:table-cell table:formula="of:=&quot;  &quot;&amp;TEXT([.B1498];&quot;0.00000000000000000E+00&quot;)&amp;&quot;,&quot;" office:value-type="string" office:string-value="  -2.02456082038651000E-01," calcext:value-type="string">
            <text:p><text:s text:c="2"/>-2.02456082038651000E-01,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192949013076898" calcext:value-type="float">
            <text:p>-1.929490130768980E-01</text:p>
          </table:table-cell>
          <table:table-cell table:formula="of:=&quot;  &quot;&amp;TEXT([.B1499];&quot;0.00000000000000000E+00&quot;)&amp;&quot;,&quot;" office:value-type="string" office:string-value="  -1.92949013076898000E-01," calcext:value-type="string">
            <text:p><text:s text:c="2"/>-1.92949013076898000E-01,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182728472241117" calcext:value-type="float">
            <text:p>-1.827284722411170E-01</text:p>
          </table:table-cell>
          <table:table-cell table:formula="of:=&quot;  &quot;&amp;TEXT([.B1500];&quot;0.00000000000000000E+00&quot;)&amp;&quot;,&quot;" office:value-type="string" office:string-value="  -1.82728472241117000E-01," calcext:value-type="string">
            <text:p><text:s text:c="2"/>-1.82728472241117000E-01,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171842252582988" calcext:value-type="float">
            <text:p>-1.718422525829880E-01</text:p>
          </table:table-cell>
          <table:table-cell table:formula="of:=&quot;  &quot;&amp;TEXT([.B1501];&quot;0.00000000000000000E+00&quot;)&amp;&quot;,&quot;" office:value-type="string" office:string-value="  -1.71842252582988000E-01," calcext:value-type="string">
            <text:p><text:s text:c="2"/>-1.71842252582988000E-01,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160340470888157" calcext:value-type="float">
            <text:p>-1.603404708881570E-01</text:p>
          </table:table-cell>
          <table:table-cell table:formula="of:=&quot;  &quot;&amp;TEXT([.B1502];&quot;0.00000000000000000E+00&quot;)&amp;&quot;,&quot;" office:value-type="string" office:string-value="  -1.60340470888157000E-01," calcext:value-type="string">
            <text:p><text:s text:c="2"/>-1.60340470888157000E-01,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148275366612108" calcext:value-type="float">
            <text:p>-1.482753666121080E-01</text:p>
          </table:table-cell>
          <table:table-cell table:formula="of:=&quot;  &quot;&amp;TEXT([.B1503];&quot;0.00000000000000000E+00&quot;)&amp;&quot;,&quot;" office:value-type="string" office:string-value="  -1.48275366612108000E-01," calcext:value-type="string">
            <text:p><text:s text:c="2"/>-1.48275366612108000E-01,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135701044219972" calcext:value-type="float">
            <text:p>-1.357010442199720E-01</text:p>
          </table:table-cell>
          <table:table-cell table:formula="of:=&quot;  &quot;&amp;TEXT([.B1504];&quot;0.00000000000000000E+00&quot;)&amp;&quot;,&quot;" office:value-type="string" office:string-value="  -1.35701044219972000E-01," calcext:value-type="string">
            <text:p><text:s text:c="2"/>-1.35701044219972000E-01,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122673262542291" calcext:value-type="float">
            <text:p>-1.226732625422910E-01</text:p>
          </table:table-cell>
          <table:table-cell table:formula="of:=&quot;  &quot;&amp;TEXT([.B1505];&quot;0.00000000000000000E+00&quot;)&amp;&quot;,&quot;" office:value-type="string" office:string-value="  -1.22673262542291000E-01," calcext:value-type="string">
            <text:p><text:s text:c="2"/>-1.22673262542291000E-01,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109249166930745" calcext:value-type="float">
            <text:p>-1.092491669307450E-01</text:p>
          </table:table-cell>
          <table:table-cell table:formula="of:=&quot;  &quot;&amp;TEXT([.B1506];&quot;0.00000000000000000E+00&quot;)&amp;&quot;,&quot;" office:value-type="string" office:string-value="  -1.09249166930745000E-01," calcext:value-type="string">
            <text:p><text:s text:c="2"/>-1.09249166930745000E-01,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0954870673765917" calcext:value-type="float">
            <text:p>-9.548706737659170E-02</text:p>
          </table:table-cell>
          <table:table-cell table:formula="of:=&quot;  &quot;&amp;TEXT([.B1507];&quot;0.00000000000000000E+00&quot;)&amp;&quot;,&quot;" office:value-type="string" office:string-value="  -9.54870673765917000E-02," calcext:value-type="string">
            <text:p><text:s text:c="2"/>-9.54870673765917000E-02,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0814461644647955" calcext:value-type="float">
            <text:p>-8.144616446479550E-02</text:p>
          </table:table-cell>
          <table:table-cell table:formula="of:=&quot;  &quot;&amp;TEXT([.B1508];&quot;0.00000000000000000E+00&quot;)&amp;&quot;,&quot;" office:value-type="string" office:string-value="  -8.14461644647955000E-02," calcext:value-type="string">
            <text:p><text:s text:c="2"/>-8.14461644647955000E-02,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0671863263448488" calcext:value-type="float">
            <text:p>-6.718632634484880E-02</text:p>
          </table:table-cell>
          <table:table-cell table:formula="of:=&quot;  &quot;&amp;TEXT([.B1509];&quot;0.00000000000000000E+00&quot;)&amp;&quot;,&quot;" office:value-type="string" office:string-value="  -6.71863263448488000E-02," calcext:value-type="string">
            <text:p><text:s text:c="2"/>-6.71863263448488000E-02,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0527678094529716" calcext:value-type="float">
            <text:p>-5.276780945297160E-02</text:p>
          </table:table-cell>
          <table:table-cell table:formula="of:=&quot;  &quot;&amp;TEXT([.B1510];&quot;0.00000000000000000E+00&quot;)&amp;&quot;,&quot;" office:value-type="string" office:string-value="  -5.27678094529716000E-02," calcext:value-type="string">
            <text:p><text:s text:c="2"/>-5.27678094529716000E-02,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0382510342369438" calcext:value-type="float">
            <text:p>-3.825103423694380E-02</text:p>
          </table:table-cell>
          <table:table-cell table:formula="of:=&quot;  &quot;&amp;TEXT([.B1511];&quot;0.00000000000000000E+00&quot;)&amp;&quot;,&quot;" office:value-type="string" office:string-value="  -3.82510342369438000E-02," calcext:value-type="string">
            <text:p><text:s text:c="2"/>-3.82510342369438000E-02,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0236963108142092" calcext:value-type="float">
            <text:p>-2.369631081420920E-02</text:p>
          </table:table-cell>
          <table:table-cell table:formula="of:=&quot;  &quot;&amp;TEXT([.B1512];&quot;0.00000000000000000E+00&quot;)&amp;&quot;,&quot;" office:value-type="string" office:string-value="  -2.36963108142092000E-02," calcext:value-type="string">
            <text:p><text:s text:c="2"/>-2.36963108142092000E-02,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00916362015915723" calcext:value-type="float">
            <text:p>-9.163620159157230E-03</text:p>
          </table:table-cell>
          <table:table-cell table:formula="of:=&quot;  &quot;&amp;TEXT([.B1513];&quot;0.00000000000000000E+00&quot;)&amp;&quot;,&quot;" office:value-type="string" office:string-value="  -9.16362015915723000E-03," calcext:value-type="string">
            <text:p><text:s text:c="2"/>-9.16362015915723000E-03,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52876578370795" calcext:value-type="float">
            <text:p>5.287657837079500E-03</text:p>
          </table:table-cell>
          <table:table-cell table:formula="of:=&quot;  &quot;&amp;TEXT([.B1514];&quot;0.00000000000000000E+00&quot;)&amp;&quot;,&quot;" office:value-type="string" office:string-value="  5.28765783707950000E-03," calcext:value-type="string">
            <text:p><text:s text:c="2"/>5.28765783707950000E-03,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95989553059416" calcext:value-type="float">
            <text:p>1.959895530594160E-02</text:p>
          </table:table-cell>
          <table:table-cell table:formula="of:=&quot;  &quot;&amp;TEXT([.B1515];&quot;0.00000000000000000E+00&quot;)&amp;&quot;,&quot;" office:value-type="string" office:string-value="  1.95989553059416000E-02," calcext:value-type="string">
            <text:p><text:s text:c="2"/>1.95989553059416000E-02,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337127759000165" calcext:value-type="float">
            <text:p>3.371277590001650E-02</text:p>
          </table:table-cell>
          <table:table-cell table:formula="of:=&quot;  &quot;&amp;TEXT([.B1516];&quot;0.00000000000000000E+00&quot;)&amp;&quot;,&quot;" office:value-type="string" office:string-value="  3.37127759000165000E-02," calcext:value-type="string">
            <text:p><text:s text:c="2"/>3.37127759000165000E-02,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475728973993019" calcext:value-type="float">
            <text:p>4.757289739930190E-02</text:p>
          </table:table-cell>
          <table:table-cell table:formula="of:=&quot;  &quot;&amp;TEXT([.B1517];&quot;0.00000000000000000E+00&quot;)&amp;&quot;,&quot;" office:value-type="string" office:string-value="  4.75728973993019000E-02," calcext:value-type="string">
            <text:p><text:s text:c="2"/>4.75728973993019000E-02,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611246178249243" calcext:value-type="float">
            <text:p>6.112461782492430E-02</text:p>
          </table:table-cell>
          <table:table-cell table:formula="of:=&quot;  &quot;&amp;TEXT([.B1518];&quot;0.00000000000000000E+00&quot;)&amp;&quot;,&quot;" office:value-type="string" office:string-value="  6.11246178249243000E-02," calcext:value-type="string">
            <text:p><text:s text:c="2"/>6.11246178249243000E-02,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743149387608554" calcext:value-type="float">
            <text:p>7.431493876085540E-02</text:p>
          </table:table-cell>
          <table:table-cell table:formula="of:=&quot;  &quot;&amp;TEXT([.B1519];&quot;0.00000000000000000E+00&quot;)&amp;&quot;,&quot;" office:value-type="string" office:string-value="  7.43149387608554000E-02," calcext:value-type="string">
            <text:p><text:s text:c="2"/>7.43149387608554000E-02,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870927953403842" calcext:value-type="float">
            <text:p>8.709279534038420E-02</text:p>
          </table:table-cell>
          <table:table-cell table:formula="of:=&quot;  &quot;&amp;TEXT([.B1520];&quot;0.00000000000000000E+00&quot;)&amp;&quot;,&quot;" office:value-type="string" office:string-value="  8.70927953403842000E-02," calcext:value-type="string">
            <text:p><text:s text:c="2"/>8.70927953403842000E-02,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994092244055799" calcext:value-type="float">
            <text:p>9.940922440557990E-02</text:p>
          </table:table-cell>
          <table:table-cell table:formula="of:=&quot;  &quot;&amp;TEXT([.B1521];&quot;0.00000000000000000E+00&quot;)&amp;&quot;,&quot;" office:value-type="string" office:string-value="  9.94092244055799000E-02," calcext:value-type="string">
            <text:p><text:s text:c="2"/>9.94092244055799000E-02,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11217572916847" calcext:value-type="float">
            <text:p>1.112175729168470E-01</text:p>
          </table:table-cell>
          <table:table-cell table:formula="of:=&quot;  &quot;&amp;TEXT([.B1522];&quot;0.00000000000000000E+00&quot;)&amp;&quot;,&quot;" office:value-type="string" office:string-value="  1.11217572916847000E-01," calcext:value-type="string">
            <text:p><text:s text:c="2"/>1.11217572916847000E-01,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22473644416614" calcext:value-type="float">
            <text:p>1.224736444166140E-01</text:p>
          </table:table-cell>
          <table:table-cell table:formula="of:=&quot;  &quot;&amp;TEXT([.B1523];&quot;0.00000000000000000E+00&quot;)&amp;&quot;,&quot;" office:value-type="string" office:string-value="  1.22473644416614000E-01," calcext:value-type="string">
            <text:p><text:s text:c="2"/>1.22473644416614000E-01,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33135885276496" calcext:value-type="float">
            <text:p>1.331358852764960E-01</text:p>
          </table:table-cell>
          <table:table-cell table:formula="of:=&quot;  &quot;&amp;TEXT([.B1524];&quot;0.00000000000000000E+00&quot;)&amp;&quot;,&quot;" office:value-type="string" office:string-value="  1.33135885276496000E-01," calcext:value-type="string">
            <text:p><text:s text:c="2"/>1.33135885276496000E-01,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43165508115546" calcext:value-type="float">
            <text:p>1.431655081155460E-01</text:p>
          </table:table-cell>
          <table:table-cell table:formula="of:=&quot;  &quot;&amp;TEXT([.B1525];&quot;0.00000000000000000E+00&quot;)&amp;&quot;,&quot;" office:value-type="string" office:string-value="  1.43165508115546000E-01," calcext:value-type="string">
            <text:p><text:s text:c="2"/>1.43165508115546000E-01,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52526652954304" calcext:value-type="float">
            <text:p>1.525266529543040E-01</text:p>
          </table:table-cell>
          <table:table-cell table:formula="of:=&quot;  &quot;&amp;TEXT([.B1526];&quot;0.00000000000000000E+00&quot;)&amp;&quot;,&quot;" office:value-type="string" office:string-value="  1.52526652954304000E-01," calcext:value-type="string">
            <text:p><text:s text:c="2"/>1.52526652954304000E-01,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61186485069509" calcext:value-type="float">
            <text:p>1.611864850695090E-01</text:p>
          </table:table-cell>
          <table:table-cell table:formula="of:=&quot;  &quot;&amp;TEXT([.B1527];&quot;0.00000000000000000E+00&quot;)&amp;&quot;,&quot;" office:value-type="string" office:string-value="  1.61186485069509000E-01," calcext:value-type="string">
            <text:p><text:s text:c="2"/>1.61186485069509000E-01,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69115329532612" calcext:value-type="float">
            <text:p>1.691153295326120E-01</text:p>
          </table:table-cell>
          <table:table-cell table:formula="of:=&quot;  &quot;&amp;TEXT([.B1528];&quot;0.00000000000000000E+00&quot;)&amp;&quot;,&quot;" office:value-type="string" office:string-value="  1.69115329532612000E-01," calcext:value-type="string">
            <text:p><text:s text:c="2"/>1.69115329532612000E-01,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76286738540172" calcext:value-type="float">
            <text:p>1.762867385401720E-01</text:p>
          </table:table-cell>
          <table:table-cell table:formula="of:=&quot;  &quot;&amp;TEXT([.B1529];&quot;0.00000000000000000E+00&quot;)&amp;&quot;,&quot;" office:value-type="string" office:string-value="  1.76286738540172000E-01," calcext:value-type="string">
            <text:p><text:s text:c="2"/>1.76286738540172000E-01,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82677602991975" calcext:value-type="float">
            <text:p>1.826776029919750E-01</text:p>
          </table:table-cell>
          <table:table-cell table:formula="of:=&quot;  &quot;&amp;TEXT([.B1530];&quot;0.00000000000000000E+00&quot;)&amp;&quot;,&quot;" office:value-type="string" office:string-value="  1.82677602991975000E-01," calcext:value-type="string">
            <text:p><text:s text:c="2"/>1.82677602991975000E-01,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88268187888757" calcext:value-type="float">
            <text:p>1.882681878887570E-01</text:p>
          </table:table-cell>
          <table:table-cell table:formula="of:=&quot;  &quot;&amp;TEXT([.B1531];&quot;0.00000000000000000E+00&quot;)&amp;&quot;,&quot;" office:value-type="string" office:string-value="  1.88268187888757000E-01," calcext:value-type="string">
            <text:p><text:s text:c="2"/>1.88268187888757000E-01,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93042217165588" calcext:value-type="float">
            <text:p>1.930422171655880E-01</text:p>
          </table:table-cell>
          <table:table-cell table:formula="of:=&quot;  &quot;&amp;TEXT([.B1532];&quot;0.00000000000000000E+00&quot;)&amp;&quot;,&quot;" office:value-type="string" office:string-value="  1.93042217165588000E-01," calcext:value-type="string">
            <text:p><text:s text:c="2"/>1.93042217165588000E-01,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96986881358401" calcext:value-type="float">
            <text:p>1.969868813584010E-01</text:p>
          </table:table-cell>
          <table:table-cell table:formula="of:=&quot;  &quot;&amp;TEXT([.B1533];&quot;0.00000000000000000E+00&quot;)&amp;&quot;,&quot;" office:value-type="string" office:string-value="  1.96986881358401000E-01," calcext:value-type="string">
            <text:p><text:s text:c="2"/>1.96986881358401000E-01,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200092891242748" calcext:value-type="float">
            <text:p>2.000928912427480E-01</text:p>
          </table:table-cell>
          <table:table-cell table:formula="of:=&quot;  &quot;&amp;TEXT([.B1534];&quot;0.00000000000000000E+00&quot;)&amp;&quot;,&quot;" office:value-type="string" office:string-value="  2.00092891242748000E-01," calcext:value-type="string">
            <text:p><text:s text:c="2"/>2.00092891242748000E-01,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202354453803385" calcext:value-type="float">
            <text:p>2.023544538033850E-01</text:p>
          </table:table-cell>
          <table:table-cell table:formula="of:=&quot;  &quot;&amp;TEXT([.B1535];&quot;0.00000000000000000E+00&quot;)&amp;&quot;,&quot;" office:value-type="string" office:string-value="  2.02354453803385000E-01," calcext:value-type="string">
            <text:p><text:s text:c="2"/>2.02354453803385000E-01,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203769299517026" calcext:value-type="float">
            <text:p>2.037692995170260E-01</text:p>
          </table:table-cell>
          <table:table-cell table:formula="of:=&quot;  &quot;&amp;TEXT([.B1536];&quot;0.00000000000000000E+00&quot;)&amp;&quot;,&quot;" office:value-type="string" office:string-value="  2.03769299517026000E-01," calcext:value-type="string">
            <text:p><text:s text:c="2"/>2.03769299517026000E-01,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04338631677637" calcext:value-type="float">
            <text:p>2.043386316776370E-01</text:p>
          </table:table-cell>
          <table:table-cell table:formula="of:=&quot;  &quot;&amp;TEXT([.B1537];&quot;0.00000000000000000E+00&quot;)&amp;&quot;,&quot;" office:value-type="string" office:string-value="  2.04338631677637000E-01," calcext:value-type="string">
            <text:p><text:s text:c="2"/>2.04338631677637000E-01,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04067122518781" calcext:value-type="float">
            <text:p>2.040671225187810E-01</text:p>
          </table:table-cell>
          <table:table-cell table:formula="of:=&quot;  &quot;&amp;TEXT([.B1538];&quot;0.00000000000000000E+00&quot;)&amp;&quot;,&quot;" office:value-type="string" office:string-value="  2.04067122518781000E-01," calcext:value-type="string">
            <text:p><text:s text:c="2"/>2.04067122518781000E-01,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02962832147483" calcext:value-type="float">
            <text:p>2.029628321474830E-01</text:p>
          </table:table-cell>
          <table:table-cell table:formula="of:=&quot;  &quot;&amp;TEXT([.B1539];&quot;0.00000000000000000E+00&quot;)&amp;&quot;,&quot;" office:value-type="string" office:string-value="  2.02962832147483000E-01," calcext:value-type="string">
            <text:p><text:s text:c="2"/>2.02962832147483000E-01,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01037183264469" calcext:value-type="float">
            <text:p>2.010371832644690E-01</text:p>
          </table:table-cell>
          <table:table-cell table:formula="of:=&quot;  &quot;&amp;TEXT([.B1540];&quot;0.00000000000000000E+00&quot;)&amp;&quot;,&quot;" office:value-type="string" office:string-value="  2.01037183264469000E-01," calcext:value-type="string">
            <text:p><text:s text:c="2"/>2.01037183264469000E-01,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198304848725808" calcext:value-type="float">
            <text:p>1.983048487258080E-01</text:p>
          </table:table-cell>
          <table:table-cell table:formula="of:=&quot;  &quot;&amp;TEXT([.B1541];&quot;0.00000000000000000E+00&quot;)&amp;&quot;,&quot;" office:value-type="string" office:string-value="  1.98304848725808000E-01," calcext:value-type="string">
            <text:p><text:s text:c="2"/>1.98304848725808000E-01,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194783702833927" calcext:value-type="float">
            <text:p>1.947837028339270E-01</text:p>
          </table:table-cell>
          <table:table-cell table:formula="of:=&quot;  &quot;&amp;TEXT([.B1542];&quot;0.00000000000000000E+00&quot;)&amp;&quot;,&quot;" office:value-type="string" office:string-value="  1.94783702833927000E-01," calcext:value-type="string">
            <text:p><text:s text:c="2"/>1.94783702833927000E-01,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19049468229076" calcext:value-type="float">
            <text:p>1.904946822907600E-01</text:p>
          </table:table-cell>
          <table:table-cell table:formula="of:=&quot;  &quot;&amp;TEXT([.B1543];&quot;0.00000000000000000E+00&quot;)&amp;&quot;,&quot;" office:value-type="string" office:string-value="  1.90494682290760000E-01," calcext:value-type="string">
            <text:p><text:s text:c="2"/>1.90494682290760000E-01,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85461713514696" calcext:value-type="float">
            <text:p>1.854617135146960E-01</text:p>
          </table:table-cell>
          <table:table-cell table:formula="of:=&quot;  &quot;&amp;TEXT([.B1544];&quot;0.00000000000000000E+00&quot;)&amp;&quot;,&quot;" office:value-type="string" office:string-value="  1.85461713514696000E-01," calcext:value-type="string">
            <text:p><text:s text:c="2"/>1.85461713514696000E-01,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179711549133429" calcext:value-type="float">
            <text:p>1.797115491334290E-01</text:p>
          </table:table-cell>
          <table:table-cell table:formula="of:=&quot;  &quot;&amp;TEXT([.B1545];&quot;0.00000000000000000E+00&quot;)&amp;&quot;,&quot;" office:value-type="string" office:string-value="  1.79711549133429000E-01," calcext:value-type="string">
            <text:p><text:s text:c="2"/>1.79711549133429000E-01,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73273676540581" calcext:value-type="float">
            <text:p>1.732736765405810E-01</text:p>
          </table:table-cell>
          <table:table-cell table:formula="of:=&quot;  &quot;&amp;TEXT([.B1546];&quot;0.00000000000000000E+00&quot;)&amp;&quot;,&quot;" office:value-type="string" office:string-value="  1.73273676540581000E-01," calcext:value-type="string">
            <text:p><text:s text:c="2"/>1.73273676540581000E-01,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66180130958117" calcext:value-type="float">
            <text:p>1.661801309581170E-01</text:p>
          </table:table-cell>
          <table:table-cell table:formula="of:=&quot;  &quot;&amp;TEXT([.B1547];&quot;0.00000000000000000E+00&quot;)&amp;&quot;,&quot;" office:value-type="string" office:string-value="  1.66180130958117000E-01," calcext:value-type="string">
            <text:p><text:s text:c="2"/>1.66180130958117000E-01,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58465388983751" calcext:value-type="float">
            <text:p>1.584653889837510E-01</text:p>
          </table:table-cell>
          <table:table-cell table:formula="of:=&quot;  &quot;&amp;TEXT([.B1548];&quot;0.00000000000000000E+00&quot;)&amp;&quot;,&quot;" office:value-type="string" office:string-value="  1.58465388983751000E-01," calcext:value-type="string">
            <text:p><text:s text:c="2"/>1.58465388983751000E-01,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5016615857435" calcext:value-type="float">
            <text:p>1.501661585743500E-01</text:p>
          </table:table-cell>
          <table:table-cell table:formula="of:=&quot;  &quot;&amp;TEXT([.B1549];&quot;0.00000000000000000E+00&quot;)&amp;&quot;,&quot;" office:value-type="string" office:string-value="  1.50166158574350000E-01," calcext:value-type="string">
            <text:p><text:s text:c="2"/>1.50166158574350000E-01,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41321260090437" calcext:value-type="float">
            <text:p>1.413212600904370E-01</text:p>
          </table:table-cell>
          <table:table-cell table:formula="of:=&quot;  &quot;&amp;TEXT([.B1550];&quot;0.00000000000000000E+00&quot;)&amp;&quot;,&quot;" office:value-type="string" office:string-value="  1.41321260090437000E-01," calcext:value-type="string">
            <text:p><text:s text:c="2"/>1.41321260090437000E-01,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31971395004653" calcext:value-type="float">
            <text:p>1.319713950046530E-01</text:p>
          </table:table-cell>
          <table:table-cell table:formula="of:=&quot;  &quot;&amp;TEXT([.B1551];&quot;0.00000000000000000E+00&quot;)&amp;&quot;,&quot;" office:value-type="string" office:string-value="  1.31971395004653000E-01," calcext:value-type="string">
            <text:p><text:s text:c="2"/>1.31971395004653000E-01,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22159023082525" calcext:value-type="float">
            <text:p>1.221590230825250E-01</text:p>
          </table:table-cell>
          <table:table-cell table:formula="of:=&quot;  &quot;&amp;TEXT([.B1552];&quot;0.00000000000000000E+00&quot;)&amp;&quot;,&quot;" office:value-type="string" office:string-value="  1.22159023082525000E-01," calcext:value-type="string">
            <text:p><text:s text:c="2"/>1.22159023082525000E-01,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11928110120541" calcext:value-type="float">
            <text:p>1.119281101205410E-01</text:p>
          </table:table-cell>
          <table:table-cell table:formula="of:=&quot;  &quot;&amp;TEXT([.B1553];&quot;0.00000000000000000E+00&quot;)&amp;&quot;,&quot;" office:value-type="string" office:string-value="  1.11928110120541000E-01," calcext:value-type="string">
            <text:p><text:s text:c="2"/>1.11928110120541000E-01,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01324001553897" calcext:value-type="float">
            <text:p>1.013240015538970E-01</text:p>
          </table:table-cell>
          <table:table-cell table:formula="of:=&quot;  &quot;&amp;TEXT([.B1554];&quot;0.00000000000000000E+00&quot;)&amp;&quot;,&quot;" office:value-type="string" office:string-value="  1.01324001553897000E-01," calcext:value-type="string">
            <text:p><text:s text:c="2"/>1.01324001553897000E-01,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903931530743418" calcext:value-type="float">
            <text:p>9.039315307434180E-02</text:p>
          </table:table-cell>
          <table:table-cell table:formula="of:=&quot;  &quot;&amp;TEXT([.B1555];&quot;0.00000000000000000E+00&quot;)&amp;&quot;,&quot;" office:value-type="string" office:string-value="  9.03931530743418000E-02," calcext:value-type="string">
            <text:p><text:s text:c="2"/>9.03931530743418000E-02,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791830124982217" calcext:value-type="float">
            <text:p>7.918301249822170E-02</text:p>
          </table:table-cell>
          <table:table-cell table:formula="of:=&quot;  &quot;&amp;TEXT([.B1556];&quot;0.00000000000000000E+00&quot;)&amp;&quot;,&quot;" office:value-type="string" office:string-value="  7.91830124982217000E-02," calcext:value-type="string">
            <text:p><text:s text:c="2"/>7.91830124982217000E-02,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677417249059656" calcext:value-type="float">
            <text:p>6.774172490596560E-02</text:p>
          </table:table-cell>
          <table:table-cell table:formula="of:=&quot;  &quot;&amp;TEXT([.B1557];&quot;0.00000000000000000E+00&quot;)&amp;&quot;,&quot;" office:value-type="string" office:string-value="  6.77417249059656000E-02," calcext:value-type="string">
            <text:p><text:s text:c="2"/>6.77417249059656000E-02,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561180355261574" calcext:value-type="float">
            <text:p>5.611803552615740E-02</text:p>
          </table:table-cell>
          <table:table-cell table:formula="of:=&quot;  &quot;&amp;TEXT([.B1558];&quot;0.00000000000000000E+00&quot;)&amp;&quot;,&quot;" office:value-type="string" office:string-value="  5.61180355261574000E-02," calcext:value-type="string">
            <text:p><text:s text:c="2"/>5.61180355261574000E-02,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443609648444535" calcext:value-type="float">
            <text:p>4.436096484445350E-02</text:p>
          </table:table-cell>
          <table:table-cell table:formula="of:=&quot;  &quot;&amp;TEXT([.B1559];&quot;0.00000000000000000E+00&quot;)&amp;&quot;,&quot;" office:value-type="string" office:string-value="  4.43609648444535000E-02," calcext:value-type="string">
            <text:p><text:s text:c="2"/>4.43609648444535000E-02,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325197303563567" calcext:value-type="float">
            <text:p>3.251973035635670E-02</text:p>
          </table:table-cell>
          <table:table-cell table:formula="of:=&quot;  &quot;&amp;TEXT([.B1560];&quot;0.00000000000000000E+00&quot;)&amp;&quot;,&quot;" office:value-type="string" office:string-value="  3.25197303563567000E-02," calcext:value-type="string">
            <text:p><text:s text:c="2"/>3.25197303563567000E-02,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206434341720537" calcext:value-type="float">
            <text:p>2.064343417205370E-02</text:p>
          </table:table-cell>
          <table:table-cell table:formula="of:=&quot;  &quot;&amp;TEXT([.B1561];&quot;0.00000000000000000E+00&quot;)&amp;&quot;,&quot;" office:value-type="string" office:string-value="  2.06434341720537000E-02," calcext:value-type="string">
            <text:p><text:s text:c="2"/>2.06434341720537000E-02,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878092278885335" calcext:value-type="float">
            <text:p>8.780922788853350E-03</text:p>
          </table:table-cell>
          <table:table-cell table:formula="of:=&quot;  &quot;&amp;TEXT([.B1562];&quot;0.00000000000000000E+00&quot;)&amp;&quot;,&quot;" office:value-type="string" office:string-value="  8.78092278885335000E-03," calcext:value-type="string">
            <text:p><text:s text:c="2"/>8.78092278885335000E-03,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0.00301937509117368" calcext:value-type="float">
            <text:p>-3.019375091173680E-03</text:p>
          </table:table-cell>
          <table:table-cell table:formula="of:=&quot;  &quot;&amp;TEXT([.B1563];&quot;0.00000000000000000E+00&quot;)&amp;&quot;,&quot;" office:value-type="string" office:string-value="  -3.01937509117368000E-03," calcext:value-type="string">
            <text:p><text:s text:c="2"/>-3.01937509117368000E-03,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0.0147098189036404" calcext:value-type="float">
            <text:p>-1.470981890364040E-02</text:p>
          </table:table-cell>
          <table:table-cell table:formula="of:=&quot;  &quot;&amp;TEXT([.B1564];&quot;0.00000000000000000E+00&quot;)&amp;&quot;,&quot;" office:value-type="string" office:string-value="  -1.47098189036404000E-02," calcext:value-type="string">
            <text:p><text:s text:c="2"/>-1.47098189036404000E-02,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0.0262434160536365" calcext:value-type="float">
            <text:p>-2.624341605363650E-02</text:p>
          </table:table-cell>
          <table:table-cell table:formula="of:=&quot;  &quot;&amp;TEXT([.B1565];&quot;0.00000000000000000E+00&quot;)&amp;&quot;,&quot;" office:value-type="string" office:string-value="  -2.62434160536365000E-02," calcext:value-type="string">
            <text:p><text:s text:c="2"/>-2.62434160536365000E-02,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0.0375744414034282" calcext:value-type="float">
            <text:p>-3.757444140342820E-02</text:p>
          </table:table-cell>
          <table:table-cell table:formula="of:=&quot;  &quot;&amp;TEXT([.B1566];&quot;0.00000000000000000E+00&quot;)&amp;&quot;,&quot;" office:value-type="string" office:string-value="  -3.75744414034282000E-02," calcext:value-type="string">
            <text:p><text:s text:c="2"/>-3.75744414034282000E-02,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0486581914495181" calcext:value-type="float">
            <text:p>-4.865819144951810E-02</text:p>
          </table:table-cell>
          <table:table-cell table:formula="of:=&quot;  &quot;&amp;TEXT([.B1567];&quot;0.00000000000000000E+00&quot;)&amp;&quot;,&quot;" office:value-type="string" office:string-value="  -4.86581914495181000E-02," calcext:value-type="string">
            <text:p><text:s text:c="2"/>-4.86581914495181000E-02,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0594514330354741" calcext:value-type="float">
            <text:p>-5.945143303547410E-02</text:p>
          </table:table-cell>
          <table:table-cell table:formula="of:=&quot;  &quot;&amp;TEXT([.B1568];&quot;0.00000000000000000E+00&quot;)&amp;&quot;,&quot;" office:value-type="string" office:string-value="  -5.94514330354741000E-02," calcext:value-type="string">
            <text:p><text:s text:c="2"/>-5.94514330354741000E-02,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0699125171228259" calcext:value-type="float">
            <text:p>-6.991251712282590E-02</text:p>
          </table:table-cell>
          <table:table-cell table:formula="of:=&quot;  &quot;&amp;TEXT([.B1569];&quot;0.00000000000000000E+00&quot;)&amp;&quot;,&quot;" office:value-type="string" office:string-value="  -6.99125171228259000E-02," calcext:value-type="string">
            <text:p><text:s text:c="2"/>-6.99125171228259000E-02,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0800014213914397" calcext:value-type="float">
            <text:p>-8.000142139143970E-02</text:p>
          </table:table-cell>
          <table:table-cell table:formula="of:=&quot;  &quot;&amp;TEXT([.B1570];&quot;0.00000000000000000E+00&quot;)&amp;&quot;,&quot;" office:value-type="string" office:string-value="  -8.00014213914397000E-02," calcext:value-type="string">
            <text:p><text:s text:c="2"/>-8.00014213914397000E-02,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896800178688686" calcext:value-type="float">
            <text:p>-8.968001786886860E-02</text:p>
          </table:table-cell>
          <table:table-cell table:formula="of:=&quot;  &quot;&amp;TEXT([.B1571];&quot;0.00000000000000000E+00&quot;)&amp;&quot;,&quot;" office:value-type="string" office:string-value="  -8.96800178688686000E-02," calcext:value-type="string">
            <text:p><text:s text:c="2"/>-8.96800178688686000E-02,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0989122312275532" calcext:value-type="float">
            <text:p>-9.891223122755320E-02</text:p>
          </table:table-cell>
          <table:table-cell table:formula="of:=&quot;  &quot;&amp;TEXT([.B1572];&quot;0.00000000000000000E+00&quot;)&amp;&quot;,&quot;" office:value-type="string" office:string-value="  -9.89122312275532000E-02," calcext:value-type="string">
            <text:p><text:s text:c="2"/>-9.89122312275532000E-02,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1076640209469" calcext:value-type="float">
            <text:p>-1.076640209469000E-01</text:p>
          </table:table-cell>
          <table:table-cell table:formula="of:=&quot;  &quot;&amp;TEXT([.B1573];&quot;0.00000000000000000E+00&quot;)&amp;&quot;,&quot;" office:value-type="string" office:string-value="  -1.07664020946900000E-01," calcext:value-type="string">
            <text:p><text:s text:c="2"/>-1.07664020946900000E-01,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115903641339398" calcext:value-type="float">
            <text:p>-1.159036413393980E-01</text:p>
          </table:table-cell>
          <table:table-cell table:formula="of:=&quot;  &quot;&amp;TEXT([.B1574];&quot;0.00000000000000000E+00&quot;)&amp;&quot;,&quot;" office:value-type="string" office:string-value="  -1.15903641339398000E-01," calcext:value-type="string">
            <text:p><text:s text:c="2"/>-1.15903641339398000E-01,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0.123601741325719" calcext:value-type="float">
            <text:p>-1.236017413257190E-01</text:p>
          </table:table-cell>
          <table:table-cell table:formula="of:=&quot;  &quot;&amp;TEXT([.B1575];&quot;0.00000000000000000E+00&quot;)&amp;&quot;,&quot;" office:value-type="string" office:string-value="  -1.23601741325719000E-01," calcext:value-type="string">
            <text:p><text:s text:c="2"/>-1.23601741325719000E-01,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0.13073138712372" calcext:value-type="float">
            <text:p>-1.307313871237200E-01</text:p>
          </table:table-cell>
          <table:table-cell table:formula="of:=&quot;  &quot;&amp;TEXT([.B1576];&quot;0.00000000000000000E+00&quot;)&amp;&quot;,&quot;" office:value-type="string" office:string-value="  -1.30731387123720000E-01," calcext:value-type="string">
            <text:p><text:s text:c="2"/>-1.30731387123720000E-01,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0.13726817796584" calcext:value-type="float">
            <text:p>-1.372681779658400E-01</text:p>
          </table:table-cell>
          <table:table-cell table:formula="of:=&quot;  &quot;&amp;TEXT([.B1577];&quot;0.00000000000000000E+00&quot;)&amp;&quot;,&quot;" office:value-type="string" office:string-value="  -1.37268177965840000E-01," calcext:value-type="string">
            <text:p><text:s text:c="2"/>-1.37268177965840000E-01,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143190401976364" calcext:value-type="float">
            <text:p>-1.431904019763640E-01</text:p>
          </table:table-cell>
          <table:table-cell table:formula="of:=&quot;  &quot;&amp;TEXT([.B1578];&quot;0.00000000000000000E+00&quot;)&amp;&quot;,&quot;" office:value-type="string" office:string-value="  -1.43190401976364000E-01," calcext:value-type="string">
            <text:p><text:s text:c="2"/>-1.43190401976364000E-01,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0.148479021003856" calcext:value-type="float">
            <text:p>-1.484790210038560E-01</text:p>
          </table:table-cell>
          <table:table-cell table:formula="of:=&quot;  &quot;&amp;TEXT([.B1579];&quot;0.00000000000000000E+00&quot;)&amp;&quot;,&quot;" office:value-type="string" office:string-value="  -1.48479021003856000E-01," calcext:value-type="string">
            <text:p><text:s text:c="2"/>-1.48479021003856000E-01,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153117714462378" calcext:value-type="float">
            <text:p>-1.531177144623780E-01</text:p>
          </table:table-cell>
          <table:table-cell table:formula="of:=&quot;  &quot;&amp;TEXT([.B1580];&quot;0.00000000000000000E+00&quot;)&amp;&quot;,&quot;" office:value-type="string" office:string-value="  -1.53117714462378000E-01," calcext:value-type="string">
            <text:p><text:s text:c="2"/>-1.53117714462378000E-01,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0.157092978214061" calcext:value-type="float">
            <text:p>-1.570929782140610E-01</text:p>
          </table:table-cell>
          <table:table-cell table:formula="of:=&quot;  &quot;&amp;TEXT([.B1581];&quot;0.00000000000000000E+00&quot;)&amp;&quot;,&quot;" office:value-type="string" office:string-value="  -1.57092978214061000E-01," calcext:value-type="string">
            <text:p><text:s text:c="2"/>-1.57092978214061000E-01,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160394162969549" calcext:value-type="float">
            <text:p>-1.603941629695490E-01</text:p>
          </table:table-cell>
          <table:table-cell table:formula="of:=&quot;  &quot;&amp;TEXT([.B1582];&quot;0.00000000000000000E+00&quot;)&amp;&quot;,&quot;" office:value-type="string" office:string-value="  -1.60394162969549000E-01," calcext:value-type="string">
            <text:p><text:s text:c="2"/>-1.60394162969549000E-01,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163013429737716" calcext:value-type="float">
            <text:p>-1.630134297377160E-01</text:p>
          </table:table-cell>
          <table:table-cell table:formula="of:=&quot;  &quot;&amp;TEXT([.B1583];&quot;0.00000000000000000E+00&quot;)&amp;&quot;,&quot;" office:value-type="string" office:string-value="  -1.63013429737716000E-01," calcext:value-type="string">
            <text:p><text:s text:c="2"/>-1.63013429737716000E-01,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164945781821069" calcext:value-type="float">
            <text:p>-1.649457818210690E-01</text:p>
          </table:table-cell>
          <table:table-cell table:formula="of:=&quot;  &quot;&amp;TEXT([.B1584];&quot;0.00000000000000000E+00&quot;)&amp;&quot;,&quot;" office:value-type="string" office:string-value="  -1.64945781821069000E-01," calcext:value-type="string">
            <text:p><text:s text:c="2"/>-1.64945781821069000E-01,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0.16618909627689" calcext:value-type="float">
            <text:p>-1.661890962768900E-01</text:p>
          </table:table-cell>
          <table:table-cell table:formula="of:=&quot;  &quot;&amp;TEXT([.B1585];&quot;0.00000000000000000E+00&quot;)&amp;&quot;,&quot;" office:value-type="string" office:string-value="  -1.66189096276890000E-01," calcext:value-type="string">
            <text:p><text:s text:c="2"/>-1.66189096276890000E-01,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166744096065994" calcext:value-type="float">
            <text:p>-1.667440960659940E-01</text:p>
          </table:table-cell>
          <table:table-cell table:formula="of:=&quot;  &quot;&amp;TEXT([.B1586];&quot;0.00000000000000000E+00&quot;)&amp;&quot;,&quot;" office:value-type="string" office:string-value="  -1.66744096065994000E-01," calcext:value-type="string">
            <text:p><text:s text:c="2"/>-1.66744096065994000E-01,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166614284034094" calcext:value-type="float">
            <text:p>-1.666142840340940E-01</text:p>
          </table:table-cell>
          <table:table-cell table:formula="of:=&quot;  &quot;&amp;TEXT([.B1587];&quot;0.00000000000000000E+00&quot;)&amp;&quot;,&quot;" office:value-type="string" office:string-value="  -1.66614284034094000E-01," calcext:value-type="string">
            <text:p><text:s text:c="2"/>-1.66614284034094000E-01,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0.165805924577407" calcext:value-type="float">
            <text:p>-1.658059245774070E-01</text:p>
          </table:table-cell>
          <table:table-cell table:formula="of:=&quot;  &quot;&amp;TEXT([.B1588];&quot;0.00000000000000000E+00&quot;)&amp;&quot;,&quot;" office:value-type="string" office:string-value="  -1.65805924577407000E-01," calcext:value-type="string">
            <text:p><text:s text:c="2"/>-1.65805924577407000E-01,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164328023243078" calcext:value-type="float">
            <text:p>-1.643280232430780E-01</text:p>
          </table:table-cell>
          <table:table-cell table:formula="of:=&quot;  &quot;&amp;TEXT([.B1589];&quot;0.00000000000000000E+00&quot;)&amp;&quot;,&quot;" office:value-type="string" office:string-value="  -1.64328023243078000E-01," calcext:value-type="string">
            <text:p><text:s text:c="2"/>-1.64328023243078000E-01,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162192252438446" calcext:value-type="float">
            <text:p>-1.621922524384460E-01</text:p>
          </table:table-cell>
          <table:table-cell table:formula="of:=&quot;  &quot;&amp;TEXT([.B1590];&quot;0.00000000000000000E+00&quot;)&amp;&quot;,&quot;" office:value-type="string" office:string-value="  -1.62192252438446000E-01," calcext:value-type="string">
            <text:p><text:s text:c="2"/>-1.62192252438446000E-01,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0.159412853108421" calcext:value-type="float">
            <text:p>-1.594128531084210E-01</text:p>
          </table:table-cell>
          <table:table-cell table:formula="of:=&quot;  &quot;&amp;TEXT([.B1591];&quot;0.00000000000000000E+00&quot;)&amp;&quot;,&quot;" office:value-type="string" office:string-value="  -1.59412853108421000E-01," calcext:value-type="string">
            <text:p><text:s text:c="2"/>-1.59412853108421000E-01,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156006566896993" calcext:value-type="float">
            <text:p>-1.560065668969930E-01</text:p>
          </table:table-cell>
          <table:table-cell table:formula="of:=&quot;  &quot;&amp;TEXT([.B1592];&quot;0.00000000000000000E+00&quot;)&amp;&quot;,&quot;" office:value-type="string" office:string-value="  -1.56006566896993000E-01," calcext:value-type="string">
            <text:p><text:s text:c="2"/>-1.56006566896993000E-01,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0.151992568967872" calcext:value-type="float">
            <text:p>-1.519925689678720E-01</text:p>
          </table:table-cell>
          <table:table-cell table:formula="of:=&quot;  &quot;&amp;TEXT([.B1593];&quot;0.00000000000000000E+00&quot;)&amp;&quot;,&quot;" office:value-type="string" office:string-value="  -1.51992568967872000E-01," calcext:value-type="string">
            <text:p><text:s text:c="2"/>-1.51992568967872000E-01,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0.147392365907995" calcext:value-type="float">
            <text:p>-1.473923659079950E-01</text:p>
          </table:table-cell>
          <table:table-cell table:formula="of:=&quot;  &quot;&amp;TEXT([.B1594];&quot;0.00000000000000000E+00&quot;)&amp;&quot;,&quot;" office:value-type="string" office:string-value="  -1.47392365907995000E-01," calcext:value-type="string">
            <text:p><text:s text:c="2"/>-1.47392365907995000E-01,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0.142229663043205" calcext:value-type="float">
            <text:p>-1.422296630432050E-01</text:p>
          </table:table-cell>
          <table:table-cell table:formula="of:=&quot;  &quot;&amp;TEXT([.B1595];&quot;0.00000000000000000E+00&quot;)&amp;&quot;,&quot;" office:value-type="string" office:string-value="  -1.42229663043205000E-01," calcext:value-type="string">
            <text:p><text:s text:c="2"/>-1.42229663043205000E-01,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0.136530248985302" calcext:value-type="float">
            <text:p>-1.365302489853020E-01</text:p>
          </table:table-cell>
          <table:table-cell table:formula="of:=&quot;  &quot;&amp;TEXT([.B1596];&quot;0.00000000000000000E+00&quot;)&amp;&quot;,&quot;" office:value-type="string" office:string-value="  -1.36530248985302000E-01," calcext:value-type="string">
            <text:p><text:s text:c="2"/>-1.36530248985302000E-01,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0.130321894815511" calcext:value-type="float">
            <text:p>-1.303218948155110E-01</text:p>
          </table:table-cell>
          <table:table-cell table:formula="of:=&quot;  &quot;&amp;TEXT([.B1597];&quot;0.00000000000000000E+00&quot;)&amp;&quot;,&quot;" office:value-type="string" office:string-value="  -1.30321894815511000E-01," calcext:value-type="string">
            <text:p><text:s text:c="2"/>-1.30321894815511000E-01,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0.123634224738309" calcext:value-type="float">
            <text:p>-1.236342247383090E-01</text:p>
          </table:table-cell>
          <table:table-cell table:formula="of:=&quot;  &quot;&amp;TEXT([.B1598];&quot;0.00000000000000000E+00&quot;)&amp;&quot;,&quot;" office:value-type="string" office:string-value="  -1.23634224738309000E-01," calcext:value-type="string">
            <text:p><text:s text:c="2"/>-1.23634224738309000E-01,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11649856868238" calcext:value-type="float">
            <text:p>-1.164985686823800E-01</text:p>
          </table:table-cell>
          <table:table-cell table:formula="of:=&quot;  &quot;&amp;TEXT([.B1599];&quot;0.00000000000000000E+00&quot;)&amp;&quot;,&quot;" office:value-type="string" office:string-value="  -1.16498568682380000E-01," calcext:value-type="string">
            <text:p><text:s text:c="2"/>-1.16498568682380000E-01,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10894780357201" calcext:value-type="float">
            <text:p>-1.089478035720100E-01</text:p>
          </table:table-cell>
          <table:table-cell table:formula="of:=&quot;  &quot;&amp;TEXT([.B1600];&quot;0.00000000000000000E+00&quot;)&amp;&quot;,&quot;" office:value-type="string" office:string-value="  -1.08947803572010000E-01," calcext:value-type="string">
            <text:p><text:s text:c="2"/>-1.08947803572010000E-01,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10101622065573" calcext:value-type="float">
            <text:p>-1.010162206557300E-01</text:p>
          </table:table-cell>
          <table:table-cell table:formula="of:=&quot;  &quot;&amp;TEXT([.B1601];&quot;0.00000000000000000E+00&quot;)&amp;&quot;,&quot;" office:value-type="string" office:string-value="  -1.01016220655730000E-01," calcext:value-type="string">
            <text:p><text:s text:c="2"/>-1.01016220655730000E-01,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0.0927393836161748" calcext:value-type="float">
            <text:p>-9.273938361617480E-02</text:p>
          </table:table-cell>
          <table:table-cell table:formula="of:=&quot;  &quot;&amp;TEXT([.B1602];&quot;0.00000000000000000E+00&quot;)&amp;&quot;,&quot;" office:value-type="string" office:string-value="  -9.27393836161748000E-02," calcext:value-type="string">
            <text:p><text:s text:c="2"/>-9.27393836161748000E-02,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0.0841539704149016" calcext:value-type="float">
            <text:p>-8.415397041490160E-02</text:p>
          </table:table-cell>
          <table:table-cell table:formula="of:=&quot;  &quot;&amp;TEXT([.B1603];&quot;0.00000000000000000E+00&quot;)&amp;&quot;,&quot;" office:value-type="string" office:string-value="  -8.41539704149016000E-02," calcext:value-type="string">
            <text:p><text:s text:c="2"/>-8.41539704149016000E-02,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0.075297599786536" calcext:value-type="float">
            <text:p>-7.529759978653600E-02</text:p>
          </table:table-cell>
          <table:table-cell table:formula="of:=&quot;  &quot;&amp;TEXT([.B1604];&quot;0.00000000000000000E+00&quot;)&amp;&quot;,&quot;" office:value-type="string" office:string-value="  -7.52975997865360000E-02," calcext:value-type="string">
            <text:p><text:s text:c="2"/>-7.52975997865360000E-02,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0.0662086669141225" calcext:value-type="float">
            <text:p>-6.620866691412250E-02</text:p>
          </table:table-cell>
          <table:table-cell table:formula="of:=&quot;  &quot;&amp;TEXT([.B1605];&quot;0.00000000000000000E+00&quot;)&amp;&quot;,&quot;" office:value-type="string" office:string-value="  -6.62086669141225000E-02," calcext:value-type="string">
            <text:p><text:s text:c="2"/>-6.62086669141225000E-02,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569261907340341" calcext:value-type="float">
            <text:p>-5.692619073403410E-02</text:p>
          </table:table-cell>
          <table:table-cell table:formula="of:=&quot;  &quot;&amp;TEXT([.B1606];&quot;0.00000000000000000E+00&quot;)&amp;&quot;,&quot;" office:value-type="string" office:string-value="  -5.69261907340341000E-02," calcext:value-type="string">
            <text:p><text:s text:c="2"/>-5.69261907340341000E-02,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0474896559426322" calcext:value-type="float">
            <text:p>-4.748965594263220E-02</text:p>
          </table:table-cell>
          <table:table-cell table:formula="of:=&quot;  &quot;&amp;TEXT([.B1607];&quot;0.00000000000000000E+00&quot;)&amp;&quot;,&quot;" office:value-type="string" office:string-value="  -4.74896559426322000E-02," calcext:value-type="string">
            <text:p><text:s text:c="2"/>-4.74896559426322000E-02,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0379388425877084" calcext:value-type="float">
            <text:p>-3.793884258770840E-02</text:p>
          </table:table-cell>
          <table:table-cell table:formula="of:=&quot;  &quot;&amp;TEXT([.B1608];&quot;0.00000000000000000E+00&quot;)&amp;&quot;,&quot;" office:value-type="string" office:string-value="  -3.79388425877084000E-02," calcext:value-type="string">
            <text:p><text:s text:c="2"/>-3.79388425877084000E-02,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0.0283136530151925" calcext:value-type="float">
            <text:p>-2.831365301519250E-02</text:p>
          </table:table-cell>
          <table:table-cell table:formula="of:=&quot;  &quot;&amp;TEXT([.B1609];&quot;0.00000000000000000E+00&quot;)&amp;&quot;,&quot;" office:value-type="string" office:string-value="  -2.83136530151925000E-02," calcext:value-type="string">
            <text:p><text:s text:c="2"/>-2.83136530151925000E-02,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0186539434123678" calcext:value-type="float">
            <text:p>-1.865394341236780E-02</text:p>
          </table:table-cell>
          <table:table-cell table:formula="of:=&quot;  &quot;&amp;TEXT([.B1610];&quot;0.00000000000000000E+00&quot;)&amp;&quot;,&quot;" office:value-type="string" office:string-value="  -1.86539434123678000E-02," calcext:value-type="string">
            <text:p><text:s text:c="2"/>-1.86539434123678000E-02,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0.00899937310202922" calcext:value-type="float">
            <text:p>-8.999373102029220E-03</text:p>
          </table:table-cell>
          <table:table-cell table:formula="of:=&quot;  &quot;&amp;TEXT([.B1611];&quot;0.00000000000000000E+00&quot;)&amp;&quot;,&quot;" office:value-type="string" office:string-value="  -8.99937310202922000E-03," calcext:value-type="string">
            <text:p><text:s text:c="2"/>-8.99937310202922000E-03,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610751525877384" calcext:value-type="float">
            <text:p>6.107515258773840E-04</text:p>
          </table:table-cell>
          <table:table-cell table:formula="of:=&quot;  &quot;&amp;TEXT([.B1612];&quot;0.00000000000000000E+00&quot;)&amp;&quot;,&quot;" office:value-type="string" office:string-value="  6.10751525877384000E-04," calcext:value-type="string">
            <text:p><text:s text:c="2"/>6.10751525877384000E-04,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101376351257766" calcext:value-type="float">
            <text:p>1.013763512577660E-02</text:p>
          </table:table-cell>
          <table:table-cell table:formula="of:=&quot;  &quot;&amp;TEXT([.B1613];&quot;0.00000000000000000E+00&quot;)&amp;&quot;,&quot;" office:value-type="string" office:string-value="  1.01376351257766000E-02," calcext:value-type="string">
            <text:p><text:s text:c="2"/>1.01376351257766000E-02,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195431610411084" calcext:value-type="float">
            <text:p>1.954316104110840E-02</text:p>
          </table:table-cell>
          <table:table-cell table:formula="of:=&quot;  &quot;&amp;TEXT([.B1614];&quot;0.00000000000000000E+00&quot;)&amp;&quot;,&quot;" office:value-type="string" office:string-value="  1.95431610411084000E-02," calcext:value-type="string">
            <text:p><text:s text:c="2"/>1.95431610411084000E-02,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287900374450789" calcext:value-type="float">
            <text:p>2.879003744507890E-02</text:p>
          </table:table-cell>
          <table:table-cell table:formula="of:=&quot;  &quot;&amp;TEXT([.B1615];&quot;0.00000000000000000E+00&quot;)&amp;&quot;,&quot;" office:value-type="string" office:string-value="  2.87900374450789000E-02," calcext:value-type="string">
            <text:p><text:s text:c="2"/>2.87900374450789000E-02,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378419416663311" calcext:value-type="float">
            <text:p>3.784194166633110E-02</text:p>
          </table:table-cell>
          <table:table-cell table:formula="of:=&quot;  &quot;&amp;TEXT([.B1616];&quot;0.00000000000000000E+00&quot;)&amp;&quot;,&quot;" office:value-type="string" office:string-value="  3.78419416663311000E-02," calcext:value-type="string">
            <text:p><text:s text:c="2"/>3.78419416663311000E-02,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466636463126906" calcext:value-type="float">
            <text:p>4.666364631269060E-02</text:p>
          </table:table-cell>
          <table:table-cell table:formula="of:=&quot;  &quot;&amp;TEXT([.B1617];&quot;0.00000000000000000E+00&quot;)&amp;&quot;,&quot;" office:value-type="string" office:string-value="  4.66636463126906000E-02," calcext:value-type="string">
            <text:p><text:s text:c="2"/>4.66636463126906000E-02,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552211632127354" calcext:value-type="float">
            <text:p>5.522116321273540E-02</text:p>
          </table:table-cell>
          <table:table-cell table:formula="of:=&quot;  &quot;&amp;TEXT([.B1618];&quot;0.00000000000000000E+00&quot;)&amp;&quot;,&quot;" office:value-type="string" office:string-value="  5.52211632127354000E-02," calcext:value-type="string">
            <text:p><text:s text:c="2"/>5.52211632127354000E-02,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634818722476652" calcext:value-type="float">
            <text:p>6.348187224766520E-02</text:p>
          </table:table-cell>
          <table:table-cell table:formula="of:=&quot;  &quot;&amp;TEXT([.B1619];&quot;0.00000000000000000E+00&quot;)&amp;&quot;,&quot;" office:value-type="string" office:string-value="  6.34818722476652000E-02," calcext:value-type="string">
            <text:p><text:s text:c="2"/>6.34818722476652000E-02,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714146545011794" calcext:value-type="float">
            <text:p>7.141465450117940E-02</text:p>
          </table:table-cell>
          <table:table-cell table:formula="of:=&quot;  &quot;&amp;TEXT([.B1620];&quot;0.00000000000000000E+00&quot;)&amp;&quot;,&quot;" office:value-type="string" office:string-value="  7.14146545011794000E-02," calcext:value-type="string">
            <text:p><text:s text:c="2"/>7.14146545011794000E-02,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789899909376777" calcext:value-type="float">
            <text:p>7.898999093767770E-02</text:p>
          </table:table-cell>
          <table:table-cell table:formula="of:=&quot;  &quot;&amp;TEXT([.B1621];&quot;0.00000000000000000E+00&quot;)&amp;&quot;,&quot;" office:value-type="string" office:string-value="  7.89899909376777000E-02," calcext:value-type="string">
            <text:p><text:s text:c="2"/>7.89899909376777000E-02,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861800716737255" calcext:value-type="float">
            <text:p>8.618007167372550E-02</text:p>
          </table:table-cell>
          <table:table-cell table:formula="of:=&quot;  &quot;&amp;TEXT([.B1622];&quot;0.00000000000000000E+00&quot;)&amp;&quot;,&quot;" office:value-type="string" office:string-value="  8.61800716737255000E-02," calcext:value-type="string">
            <text:p><text:s text:c="2"/>8.61800716737255000E-02,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929588874158474" calcext:value-type="float">
            <text:p>9.295888741584740E-02</text:p>
          </table:table-cell>
          <table:table-cell table:formula="of:=&quot;  &quot;&amp;TEXT([.B1623];&quot;0.00000000000000000E+00&quot;)&amp;&quot;,&quot;" office:value-type="string" office:string-value="  9.29588874158474000E-02," calcext:value-type="string">
            <text:p><text:s text:c="2"/>9.29588874158474000E-02,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993023329559481" calcext:value-type="float">
            <text:p>9.930233295594810E-02</text:p>
          </table:table-cell>
          <table:table-cell table:formula="of:=&quot;  &quot;&amp;TEXT([.B1624];&quot;0.00000000000000000E+00&quot;)&amp;&quot;,&quot;" office:value-type="string" office:string-value="  9.93023329559481000E-02," calcext:value-type="string">
            <text:p><text:s text:c="2"/>9.93023329559481000E-02,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05188282897208" calcext:value-type="float">
            <text:p>1.051882828972080E-01</text:p>
          </table:table-cell>
          <table:table-cell table:formula="of:=&quot;  &quot;&amp;TEXT([.B1625];&quot;0.00000000000000000E+00&quot;)&amp;&quot;,&quot;" office:value-type="string" office:string-value="  1.05188282897208000E-01," calcext:value-type="string">
            <text:p><text:s text:c="2"/>1.05188282897208000E-01,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110596675585575" calcext:value-type="float">
            <text:p>1.105966755855750E-01</text:p>
          </table:table-cell>
          <table:table-cell table:formula="of:=&quot;  &quot;&amp;TEXT([.B1626];&quot;0.00000000000000000E+00&quot;)&amp;&quot;,&quot;" office:value-type="string" office:string-value="  1.10596675585575000E-01," calcext:value-type="string">
            <text:p><text:s text:c="2"/>1.10596675585575000E-01,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115509562545038" calcext:value-type="float">
            <text:p>1.155095625450380E-01</text:p>
          </table:table-cell>
          <table:table-cell table:formula="of:=&quot;  &quot;&amp;TEXT([.B1627];&quot;0.00000000000000000E+00&quot;)&amp;&quot;,&quot;" office:value-type="string" office:string-value="  1.15509562545038000E-01," calcext:value-type="string">
            <text:p><text:s text:c="2"/>1.15509562545038000E-01,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119911168896887" calcext:value-type="float">
            <text:p>1.199111688968870E-01</text:p>
          </table:table-cell>
          <table:table-cell table:formula="of:=&quot;  &quot;&amp;TEXT([.B1628];&quot;0.00000000000000000E+00&quot;)&amp;&quot;,&quot;" office:value-type="string" office:string-value="  1.19911168896887000E-01," calcext:value-type="string">
            <text:p><text:s text:c="2"/>1.19911168896887000E-01,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23787929623992" calcext:value-type="float">
            <text:p>1.237879296239920E-01</text:p>
          </table:table-cell>
          <table:table-cell table:formula="of:=&quot;  &quot;&amp;TEXT([.B1629];&quot;0.00000000000000000E+00&quot;)&amp;&quot;,&quot;" office:value-type="string" office:string-value="  1.23787929623992000E-01," calcext:value-type="string">
            <text:p><text:s text:c="2"/>1.23787929623992000E-01,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127128541538402" calcext:value-type="float">
            <text:p>1.271285415384020E-01</text:p>
          </table:table-cell>
          <table:table-cell table:formula="of:=&quot;  &quot;&amp;TEXT([.B1630];&quot;0.00000000000000000E+00&quot;)&amp;&quot;,&quot;" office:value-type="string" office:string-value="  1.27128541538402000E-01," calcext:value-type="string">
            <text:p><text:s text:c="2"/>1.27128541538402000E-01,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129923983228337" calcext:value-type="float">
            <text:p>1.299239832283370E-01</text:p>
          </table:table-cell>
          <table:table-cell table:formula="of:=&quot;  &quot;&amp;TEXT([.B1631];&quot;0.00000000000000000E+00&quot;)&amp;&quot;,&quot;" office:value-type="string" office:string-value="  1.29923983228337000E-01," calcext:value-type="string">
            <text:p><text:s text:c="2"/>1.29923983228337000E-01,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132167538018883" calcext:value-type="float">
            <text:p>1.321675380188830E-01</text:p>
          </table:table-cell>
          <table:table-cell table:formula="of:=&quot;  &quot;&amp;TEXT([.B1632];&quot;0.00000000000000000E+00&quot;)&amp;&quot;,&quot;" office:value-type="string" office:string-value="  1.32167538018883000E-01," calcext:value-type="string">
            <text:p><text:s text:c="2"/>1.32167538018883000E-01,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33854787333872" calcext:value-type="float">
            <text:p>1.338547873338720E-01</text:p>
          </table:table-cell>
          <table:table-cell table:formula="of:=&quot;  &quot;&amp;TEXT([.B1633];&quot;0.00000000000000000E+00&quot;)&amp;&quot;,&quot;" office:value-type="string" office:string-value="  1.33854787333872000E-01," calcext:value-type="string">
            <text:p><text:s text:c="2"/>1.33854787333872000E-01,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134983616494837" calcext:value-type="float">
            <text:p>1.349836164948370E-01</text:p>
          </table:table-cell>
          <table:table-cell table:formula="of:=&quot;  &quot;&amp;TEXT([.B1634];&quot;0.00000000000000000E+00&quot;)&amp;&quot;,&quot;" office:value-type="string" office:string-value="  1.34983616494837000E-01," calcext:value-type="string">
            <text:p><text:s text:c="2"/>1.34983616494837000E-01,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1355541979268" calcext:value-type="float">
            <text:p>1.355541979268000E-01</text:p>
          </table:table-cell>
          <table:table-cell table:formula="of:=&quot;  &quot;&amp;TEXT([.B1635];&quot;0.00000000000000000E+00&quot;)&amp;&quot;,&quot;" office:value-type="string" office:string-value="  1.35554197926800000E-01," calcext:value-type="string">
            <text:p><text:s text:c="2"/>1.35554197926800000E-01,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13556898305723" calcext:value-type="float">
            <text:p>1.355689830572300E-01</text:p>
          </table:table-cell>
          <table:table-cell table:formula="of:=&quot;  &quot;&amp;TEXT([.B1636];&quot;0.00000000000000000E+00&quot;)&amp;&quot;,&quot;" office:value-type="string" office:string-value="  1.35568983057230000E-01," calcext:value-type="string">
            <text:p><text:s text:c="2"/>1.35568983057230000E-01,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135032661667332" calcext:value-type="float">
            <text:p>1.350326616673320E-01</text:p>
          </table:table-cell>
          <table:table-cell table:formula="of:=&quot;  &quot;&amp;TEXT([.B1637];&quot;0.00000000000000000E+00&quot;)&amp;&quot;,&quot;" office:value-type="string" office:string-value="  1.35032661667332000E-01," calcext:value-type="string">
            <text:p><text:s text:c="2"/>1.35032661667332000E-01,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133952134552147" calcext:value-type="float">
            <text:p>1.339521345521470E-01</text:p>
          </table:table-cell>
          <table:table-cell table:formula="of:=&quot;  &quot;&amp;TEXT([.B1638];&quot;0.00000000000000000E+00&quot;)&amp;&quot;,&quot;" office:value-type="string" office:string-value="  1.33952134552147000E-01," calcext:value-type="string">
            <text:p><text:s text:c="2"/>1.33952134552147000E-01,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132336452585666" calcext:value-type="float">
            <text:p>1.323364525856660E-01</text:p>
          </table:table-cell>
          <table:table-cell table:formula="of:=&quot;  &quot;&amp;TEXT([.B1639];&quot;0.00000000000000000E+00&quot;)&amp;&quot;,&quot;" office:value-type="string" office:string-value="  1.32336452585666000E-01," calcext:value-type="string">
            <text:p><text:s text:c="2"/>1.32336452585666000E-01,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130196767983486" calcext:value-type="float">
            <text:p>1.301967679834860E-01</text:p>
          </table:table-cell>
          <table:table-cell table:formula="of:=&quot;  &quot;&amp;TEXT([.B1640];&quot;0.00000000000000000E+00&quot;)&amp;&quot;,&quot;" office:value-type="string" office:string-value="  1.30196767983486000E-01," calcext:value-type="string">
            <text:p><text:s text:c="2"/>1.30196767983486000E-01,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127546260936335" calcext:value-type="float">
            <text:p>1.275462609363350E-01</text:p>
          </table:table-cell>
          <table:table-cell table:formula="of:=&quot;  &quot;&amp;TEXT([.B1641];&quot;0.00000000000000000E+00&quot;)&amp;&quot;,&quot;" office:value-type="string" office:string-value="  1.27546260936335000E-01," calcext:value-type="string">
            <text:p><text:s text:c="2"/>1.27546260936335000E-01,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124400084600255" calcext:value-type="float">
            <text:p>1.244000846002550E-01</text:p>
          </table:table-cell>
          <table:table-cell table:formula="of:=&quot;  &quot;&amp;TEXT([.B1642];&quot;0.00000000000000000E+00&quot;)&amp;&quot;,&quot;" office:value-type="string" office:string-value="  1.24400084600255000E-01," calcext:value-type="string">
            <text:p><text:s text:c="2"/>1.24400084600255000E-01,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120775277414617" calcext:value-type="float">
            <text:p>1.207752774146170E-01</text:p>
          </table:table-cell>
          <table:table-cell table:formula="of:=&quot;  &quot;&amp;TEXT([.B1643];&quot;0.00000000000000000E+00&quot;)&amp;&quot;,&quot;" office:value-type="string" office:string-value="  1.20775277414617000E-01," calcext:value-type="string">
            <text:p><text:s text:c="2"/>1.20775277414617000E-01,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116690682656785" calcext:value-type="float">
            <text:p>1.166906826567850E-01</text:p>
          </table:table-cell>
          <table:table-cell table:formula="of:=&quot;  &quot;&amp;TEXT([.B1644];&quot;0.00000000000000000E+00&quot;)&amp;&quot;,&quot;" office:value-type="string" office:string-value="  1.16690682656785000E-01," calcext:value-type="string">
            <text:p><text:s text:c="2"/>1.16690682656785000E-01,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112166844841445" calcext:value-type="float">
            <text:p>1.121668448414450E-01</text:p>
          </table:table-cell>
          <table:table-cell table:formula="of:=&quot;  &quot;&amp;TEXT([.B1645];&quot;0.00000000000000000E+00&quot;)&amp;&quot;,&quot;" office:value-type="string" office:string-value="  1.12166844841445000E-01," calcext:value-type="string">
            <text:p><text:s text:c="2"/>1.12166844841445000E-01,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107225921855395" calcext:value-type="float">
            <text:p>1.072259218553950E-01</text:p>
          </table:table-cell>
          <table:table-cell table:formula="of:=&quot;  &quot;&amp;TEXT([.B1646];&quot;0.00000000000000000E+00&quot;)&amp;&quot;,&quot;" office:value-type="string" office:string-value="  1.07225921855395000E-01," calcext:value-type="string">
            <text:p><text:s text:c="2"/>1.07225921855395000E-01,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101891569191751" calcext:value-type="float">
            <text:p>1.018915691917510E-01</text:p>
          </table:table-cell>
          <table:table-cell table:formula="of:=&quot;  &quot;&amp;TEXT([.B1647];&quot;0.00000000000000000E+00&quot;)&amp;&quot;,&quot;" office:value-type="string" office:string-value="  1.01891569191751000E-01," calcext:value-type="string">
            <text:p><text:s text:c="2"/>1.01891569191751000E-01,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961888419867301" calcext:value-type="float">
            <text:p>9.618884198673010E-02</text:p>
          </table:table-cell>
          <table:table-cell table:formula="of:=&quot;  &quot;&amp;TEXT([.B1648];&quot;0.00000000000000000E+00&quot;)&amp;&quot;,&quot;" office:value-type="string" office:string-value="  9.61888419867301000E-02," calcext:value-type="string">
            <text:p><text:s text:c="2"/>9.61888419867301000E-02,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90144074898438" calcext:value-type="float">
            <text:p>9.014407489843800E-02</text:p>
          </table:table-cell>
          <table:table-cell table:formula="of:=&quot;  &quot;&amp;TEXT([.B1649];&quot;0.00000000000000000E+00&quot;)&amp;&quot;,&quot;" office:value-type="string" office:string-value="  9.01440748984380000E-02," calcext:value-type="string">
            <text:p><text:s text:c="2"/>9.01440748984380000E-02,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837847738136892" calcext:value-type="float">
            <text:p>8.378477381368920E-02</text:p>
          </table:table-cell>
          <table:table-cell table:formula="of:=&quot;  &quot;&amp;TEXT([.B1650];&quot;0.00000000000000000E+00&quot;)&amp;&quot;,&quot;" office:value-type="string" office:string-value="  8.37847738136892000E-02," calcext:value-type="string">
            <text:p><text:s text:c="2"/>8.37847738136892000E-02,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771394786116595" calcext:value-type="float">
            <text:p>7.713947861165950E-02</text:p>
          </table:table-cell>
          <table:table-cell table:formula="of:=&quot;  &quot;&amp;TEXT([.B1651];&quot;0.00000000000000000E+00&quot;)&amp;&quot;,&quot;" office:value-type="string" office:string-value="  7.71394786116595000E-02," calcext:value-type="string">
            <text:p><text:s text:c="2"/>7.71394786116595000E-02,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70237645097227" calcext:value-type="float">
            <text:p>7.023764509722700E-02</text:p>
          </table:table-cell>
          <table:table-cell table:formula="of:=&quot;  &quot;&amp;TEXT([.B1652];&quot;0.00000000000000000E+00&quot;)&amp;&quot;,&quot;" office:value-type="string" office:string-value="  7.02376450972270000E-02," calcext:value-type="string">
            <text:p><text:s text:c="2"/>7.02376450972270000E-02,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631095122146985" calcext:value-type="float">
            <text:p>6.310951221469850E-02</text:p>
          </table:table-cell>
          <table:table-cell table:formula="of:=&quot;  &quot;&amp;TEXT([.B1653];&quot;0.00000000000000000E+00&quot;)&amp;&quot;,&quot;" office:value-type="string" office:string-value="  6.31095122146985000E-02," calcext:value-type="string">
            <text:p><text:s text:c="2"/>6.31095122146985000E-02,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557859809770731" calcext:value-type="float">
            <text:p>5.578598097707310E-02</text:p>
          </table:table-cell>
          <table:table-cell table:formula="of:=&quot;  &quot;&amp;TEXT([.B1654];&quot;0.00000000000000000E+00&quot;)&amp;&quot;,&quot;" office:value-type="string" office:string-value="  5.57859809770731000E-02," calcext:value-type="string">
            <text:p><text:s text:c="2"/>5.57859809770731000E-02,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482984734010577" calcext:value-type="float">
            <text:p>4.829847340105770E-02</text:p>
          </table:table-cell>
          <table:table-cell table:formula="of:=&quot;  &quot;&amp;TEXT([.B1655];&quot;0.00000000000000000E+00&quot;)&amp;&quot;,&quot;" office:value-type="string" office:string-value="  4.82984734010577000E-02," calcext:value-type="string">
            <text:p><text:s text:c="2"/>4.82984734010577000E-02,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406788123115377" calcext:value-type="float">
            <text:p>4.067881231153770E-02</text:p>
          </table:table-cell>
          <table:table-cell table:formula="of:=&quot;  &quot;&amp;TEXT([.B1656];&quot;0.00000000000000000E+00&quot;)&amp;&quot;,&quot;" office:value-type="string" office:string-value="  4.06788123115377000E-02," calcext:value-type="string">
            <text:p><text:s text:c="2"/>4.06788123115377000E-02,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329590792621445" calcext:value-type="float">
            <text:p>3.295907926214450E-02</text:p>
          </table:table-cell>
          <table:table-cell table:formula="of:=&quot;  &quot;&amp;TEXT([.B1657];&quot;0.00000000000000000E+00&quot;)&amp;&quot;,&quot;" office:value-type="string" office:string-value="  3.29590792621445000E-02," calcext:value-type="string">
            <text:p><text:s text:c="2"/>3.29590792621445000E-02,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251714851142286" calcext:value-type="float">
            <text:p>2.517148511422860E-02</text:p>
          </table:table-cell>
          <table:table-cell table:formula="of:=&quot;  &quot;&amp;TEXT([.B1658];&quot;0.00000000000000000E+00&quot;)&amp;&quot;,&quot;" office:value-type="string" office:string-value="  2.51714851142286000E-02," calcext:value-type="string">
            <text:p><text:s text:c="2"/>2.51714851142286000E-02,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173482280305215" calcext:value-type="float">
            <text:p>1.734822803052150E-02</text:p>
          </table:table-cell>
          <table:table-cell table:formula="of:=&quot;  &quot;&amp;TEXT([.B1659];&quot;0.00000000000000000E+00&quot;)&amp;&quot;,&quot;" office:value-type="string" office:string-value="  1.73482280305215000E-02," calcext:value-type="string">
            <text:p><text:s text:c="2"/>1.73482280305215000E-02,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952137753529237" calcext:value-type="float">
            <text:p>9.521377535292370E-03</text:p>
          </table:table-cell>
          <table:table-cell table:formula="of:=&quot;  &quot;&amp;TEXT([.B1660];&quot;0.00000000000000000E+00&quot;)&amp;&quot;,&quot;" office:value-type="string" office:string-value="  9.52137753529237000E-03," calcext:value-type="string">
            <text:p><text:s text:c="2"/>9.52137753529237000E-03,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172273277393367" calcext:value-type="float">
            <text:p>1.722732773933670E-03</text:p>
          </table:table-cell>
          <table:table-cell table:formula="of:=&quot;  &quot;&amp;TEXT([.B1661];&quot;0.00000000000000000E+00&quot;)&amp;&quot;,&quot;" office:value-type="string" office:string-value="  1.72273277393367000E-03," calcext:value-type="string">
            <text:p><text:s text:c="2"/>1.72273277393367000E-03,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0.00601629248073639" calcext:value-type="float">
            <text:p>-6.016292480736390E-03</text:p>
          </table:table-cell>
          <table:table-cell table:formula="of:=&quot;  &quot;&amp;TEXT([.B1662];&quot;0.00000000000000000E+00&quot;)&amp;&quot;,&quot;" office:value-type="string" office:string-value="  -6.01629248073639000E-03," calcext:value-type="string">
            <text:p><text:s text:c="2"/>-6.01629248073639000E-03,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0.0136648049305228" calcext:value-type="float">
            <text:p>-1.366480493052280E-02</text:p>
          </table:table-cell>
          <table:table-cell table:formula="of:=&quot;  &quot;&amp;TEXT([.B1663];&quot;0.00000000000000000E+00&quot;)&amp;&quot;,&quot;" office:value-type="string" office:string-value="  -1.36648049305228000E-02," calcext:value-type="string">
            <text:p><text:s text:c="2"/>-1.36648049305228000E-02,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0.0211925363918726" calcext:value-type="float">
            <text:p>-2.119253639187260E-02</text:p>
          </table:table-cell>
          <table:table-cell table:formula="of:=&quot;  &quot;&amp;TEXT([.B1664];&quot;0.00000000000000000E+00&quot;)&amp;&quot;,&quot;" office:value-type="string" office:string-value="  -2.11925363918726000E-02," calcext:value-type="string">
            <text:p><text:s text:c="2"/>-2.11925363918726000E-02,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0.0285699900060082" calcext:value-type="float">
            <text:p>-2.856999000600820E-02</text:p>
          </table:table-cell>
          <table:table-cell table:formula="of:=&quot;  &quot;&amp;TEXT([.B1665];&quot;0.00000000000000000E+00&quot;)&amp;&quot;,&quot;" office:value-type="string" office:string-value="  -2.85699900060082000E-02," calcext:value-type="string">
            <text:p><text:s text:c="2"/>-2.85699900060082000E-02,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0.0357685241123073" calcext:value-type="float">
            <text:p>-3.576852411230730E-02</text:p>
          </table:table-cell>
          <table:table-cell table:formula="of:=&quot;  &quot;&amp;TEXT([.B1666];&quot;0.00000000000000000E+00&quot;)&amp;&quot;,&quot;" office:value-type="string" office:string-value="  -3.57685241123073000E-02," calcext:value-type="string">
            <text:p><text:s text:c="2"/>-3.57685241123073000E-02,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0.0427604848857669" calcext:value-type="float">
            <text:p>-4.276048488576690E-02</text:p>
          </table:table-cell>
          <table:table-cell table:formula="of:=&quot;  &quot;&amp;TEXT([.B1667];&quot;0.00000000000000000E+00&quot;)&amp;&quot;,&quot;" office:value-type="string" office:string-value="  -4.27604848857669000E-02," calcext:value-type="string">
            <text:p><text:s text:c="2"/>-4.27604848857669000E-02,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0.0495192868956833" calcext:value-type="float">
            <text:p>-4.951928689568330E-02</text:p>
          </table:table-cell>
          <table:table-cell table:formula="of:=&quot;  &quot;&amp;TEXT([.B1668];&quot;0.00000000000000000E+00&quot;)&amp;&quot;,&quot;" office:value-type="string" office:string-value="  -4.95192868956833000E-02," calcext:value-type="string">
            <text:p><text:s text:c="2"/>-4.95192868956833000E-02,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0.0560195341946046" calcext:value-type="float">
            <text:p>-5.601953419460460E-02</text:p>
          </table:table-cell>
          <table:table-cell table:formula="of:=&quot;  &quot;&amp;TEXT([.B1669];&quot;0.00000000000000000E+00&quot;)&amp;&quot;,&quot;" office:value-type="string" office:string-value="  -5.60195341946046000E-02," calcext:value-type="string">
            <text:p><text:s text:c="2"/>-5.60195341946046000E-02,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0.0622370883210537" calcext:value-type="float">
            <text:p>-6.223708832105370E-02</text:p>
          </table:table-cell>
          <table:table-cell table:formula="of:=&quot;  &quot;&amp;TEXT([.B1670];&quot;0.00000000000000000E+00&quot;)&amp;&quot;,&quot;" office:value-type="string" office:string-value="  -6.22370883210537000E-02," calcext:value-type="string">
            <text:p><text:s text:c="2"/>-6.22370883210537000E-02,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0.0681491781686126" calcext:value-type="float">
            <text:p>-6.814917816861260E-02</text:p>
          </table:table-cell>
          <table:table-cell table:formula="of:=&quot;  &quot;&amp;TEXT([.B1671];&quot;0.00000000000000000E+00&quot;)&amp;&quot;,&quot;" office:value-type="string" office:string-value="  -6.81491781686126000E-02," calcext:value-type="string">
            <text:p><text:s text:c="2"/>-6.81491781686126000E-02,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0.0737344696293224" calcext:value-type="float">
            <text:p>-7.373446962932240E-02</text:p>
          </table:table-cell>
          <table:table-cell table:formula="of:=&quot;  &quot;&amp;TEXT([.B1672];&quot;0.00000000000000000E+00&quot;)&amp;&quot;,&quot;" office:value-type="string" office:string-value="  -7.37344696293224000E-02," calcext:value-type="string">
            <text:p><text:s text:c="2"/>-7.37344696293224000E-02,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0.0789731438335613" calcext:value-type="float">
            <text:p>-7.897314383356130E-02</text:p>
          </table:table-cell>
          <table:table-cell table:formula="of:=&quot;  &quot;&amp;TEXT([.B1673];&quot;0.00000000000000000E+00&quot;)&amp;&quot;,&quot;" office:value-type="string" office:string-value="  -7.89731438335613000E-02," calcext:value-type="string">
            <text:p><text:s text:c="2"/>-7.89731438335613000E-02,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0.0838469561939392" calcext:value-type="float">
            <text:p>-8.384695619393920E-02</text:p>
          </table:table-cell>
          <table:table-cell table:formula="of:=&quot;  &quot;&amp;TEXT([.B1674];&quot;0.00000000000000000E+00&quot;)&amp;&quot;,&quot;" office:value-type="string" office:string-value="  -8.38469561939392000E-02," calcext:value-type="string">
            <text:p><text:s text:c="2"/>-8.38469561939392000E-02,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0.0883393117763632" calcext:value-type="float">
            <text:p>-8.833931177636320E-02</text:p>
          </table:table-cell>
          <table:table-cell table:formula="of:=&quot;  &quot;&amp;TEXT([.B1675];&quot;0.00000000000000000E+00&quot;)&amp;&quot;,&quot;" office:value-type="string" office:string-value="  -8.83393117763632000E-02," calcext:value-type="string">
            <text:p><text:s text:c="2"/>-8.83393117763632000E-02,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0.0924352941581423" calcext:value-type="float">
            <text:p>-9.243529415814230E-02</text:p>
          </table:table-cell>
          <table:table-cell table:formula="of:=&quot;  &quot;&amp;TEXT([.B1676];&quot;0.00000000000000000E+00&quot;)&amp;&quot;,&quot;" office:value-type="string" office:string-value="  -9.24352941581423000E-02," calcext:value-type="string">
            <text:p><text:s text:c="2"/>-9.24352941581423000E-02,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0.0961217351439207" calcext:value-type="float">
            <text:p>-9.612173514392070E-02</text:p>
          </table:table-cell>
          <table:table-cell table:formula="of:=&quot;  &quot;&amp;TEXT([.B1677];&quot;0.00000000000000000E+00&quot;)&amp;&quot;,&quot;" office:value-type="string" office:string-value="  -9.61217351439207000E-02," calcext:value-type="string">
            <text:p><text:s text:c="2"/>-9.61217351439207000E-02,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0.0993872347909302" calcext:value-type="float">
            <text:p>-9.938723479093020E-02</text:p>
          </table:table-cell>
          <table:table-cell table:formula="of:=&quot;  &quot;&amp;TEXT([.B1678];&quot;0.00000000000000000E+00&quot;)&amp;&quot;,&quot;" office:value-type="string" office:string-value="  -9.93872347909302000E-02," calcext:value-type="string">
            <text:p><text:s text:c="2"/>-9.93872347909302000E-02,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0.102222207914276" calcext:value-type="float">
            <text:p>-1.022222079142760E-01</text:p>
          </table:table-cell>
          <table:table-cell table:formula="of:=&quot;  &quot;&amp;TEXT([.B1679];&quot;0.00000000000000000E+00&quot;)&amp;&quot;,&quot;" office:value-type="string" office:string-value="  -1.02222207914276000E-01," calcext:value-type="string">
            <text:p><text:s text:c="2"/>-1.02222207914276000E-01,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0.104618891704566" calcext:value-type="float">
            <text:p>-1.046188917045660E-01</text:p>
          </table:table-cell>
          <table:table-cell table:formula="of:=&quot;  &quot;&amp;TEXT([.B1680];&quot;0.00000000000000000E+00&quot;)&amp;&quot;,&quot;" office:value-type="string" office:string-value="  -1.04618891704566000E-01," calcext:value-type="string">
            <text:p><text:s text:c="2"/>-1.04618891704566000E-01,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106571378985607" calcext:value-type="float">
            <text:p>-1.065713789856070E-01</text:p>
          </table:table-cell>
          <table:table-cell table:formula="of:=&quot;  &quot;&amp;TEXT([.B1681];&quot;0.00000000000000000E+00&quot;)&amp;&quot;,&quot;" office:value-type="string" office:string-value="  -1.06571378985607000E-01," calcext:value-type="string">
            <text:p><text:s text:c="2"/>-1.06571378985607000E-01,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0.108075605328054" calcext:value-type="float">
            <text:p>-1.080756053280540E-01</text:p>
          </table:table-cell>
          <table:table-cell table:formula="of:=&quot;  &quot;&amp;TEXT([.B1682];&quot;0.00000000000000000E+00&quot;)&amp;&quot;,&quot;" office:value-type="string" office:string-value="  -1.08075605328054000E-01," calcext:value-type="string">
            <text:p><text:s text:c="2"/>-1.08075605328054000E-01,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0.10912936437101" calcext:value-type="float">
            <text:p>-1.091293643710100E-01</text:p>
          </table:table-cell>
          <table:table-cell table:formula="of:=&quot;  &quot;&amp;TEXT([.B1683];&quot;0.00000000000000000E+00&quot;)&amp;&quot;,&quot;" office:value-type="string" office:string-value="  -1.09129364371010000E-01," calcext:value-type="string">
            <text:p><text:s text:c="2"/>-1.09129364371010000E-01,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0.10973228898886" calcext:value-type="float">
            <text:p>-1.097322889888600E-01</text:p>
          </table:table-cell>
          <table:table-cell table:formula="of:=&quot;  &quot;&amp;TEXT([.B1684];&quot;0.00000000000000000E+00&quot;)&amp;&quot;,&quot;" office:value-type="string" office:string-value="  -1.09732288988860000E-01," calcext:value-type="string">
            <text:p><text:s text:c="2"/>-1.09732288988860000E-01,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0.109885848265557" calcext:value-type="float">
            <text:p>-1.098858482655570E-01</text:p>
          </table:table-cell>
          <table:table-cell table:formula="of:=&quot;  &quot;&amp;TEXT([.B1685];&quot;0.00000000000000000E+00&quot;)&amp;&quot;,&quot;" office:value-type="string" office:string-value="  -1.09885848265557000E-01," calcext:value-type="string">
            <text:p><text:s text:c="2"/>-1.09885848265557000E-01,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0.109593309204422" calcext:value-type="float">
            <text:p>-1.095933092044220E-01</text:p>
          </table:table-cell>
          <table:table-cell table:formula="of:=&quot;  &quot;&amp;TEXT([.B1686];&quot;0.00000000000000000E+00&quot;)&amp;&quot;,&quot;" office:value-type="string" office:string-value="  -1.09593309204422000E-01," calcext:value-type="string">
            <text:p><text:s text:c="2"/>-1.09593309204422000E-01,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0.108859731997255" calcext:value-type="float">
            <text:p>-1.088597319972550E-01</text:p>
          </table:table-cell>
          <table:table-cell table:formula="of:=&quot;  &quot;&amp;TEXT([.B1687];&quot;0.00000000000000000E+00&quot;)&amp;&quot;,&quot;" office:value-type="string" office:string-value="  -1.08859731997255000E-01," calcext:value-type="string">
            <text:p><text:s text:c="2"/>-1.08859731997255000E-01,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0.107691906961592" calcext:value-type="float">
            <text:p>-1.076919069615920E-01</text:p>
          </table:table-cell>
          <table:table-cell table:formula="of:=&quot;  &quot;&amp;TEXT([.B1688];&quot;0.00000000000000000E+00&quot;)&amp;&quot;,&quot;" office:value-type="string" office:string-value="  -1.07691906961592000E-01," calcext:value-type="string">
            <text:p><text:s text:c="2"/>-1.07691906961592000E-01,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0.106098332589616" calcext:value-type="float">
            <text:p>-1.060983325896160E-01</text:p>
          </table:table-cell>
          <table:table-cell table:formula="of:=&quot;  &quot;&amp;TEXT([.B1689];&quot;0.00000000000000000E+00&quot;)&amp;&quot;,&quot;" office:value-type="string" office:string-value="  -1.06098332589616000E-01," calcext:value-type="string">
            <text:p><text:s text:c="2"/>-1.06098332589616000E-01,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0.104089151637647" calcext:value-type="float">
            <text:p>-1.040891516376470E-01</text:p>
          </table:table-cell>
          <table:table-cell table:formula="of:=&quot;  &quot;&amp;TEXT([.B1690];&quot;0.00000000000000000E+00&quot;)&amp;&quot;,&quot;" office:value-type="string" office:string-value="  -1.04089151637647000E-01," calcext:value-type="string">
            <text:p><text:s text:c="2"/>-1.04089151637647000E-01,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0.101676103140306" calcext:value-type="float">
            <text:p>-1.016761031403060E-01</text:p>
          </table:table-cell>
          <table:table-cell table:formula="of:=&quot;  &quot;&amp;TEXT([.B1691];&quot;0.00000000000000000E+00&quot;)&amp;&quot;,&quot;" office:value-type="string" office:string-value="  -1.01676103140306000E-01," calcext:value-type="string">
            <text:p><text:s text:c="2"/>-1.01676103140306000E-01,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0.098872452264808" calcext:value-type="float">
            <text:p>-9.887245226480800E-02</text:p>
          </table:table-cell>
          <table:table-cell table:formula="of:=&quot;  &quot;&amp;TEXT([.B1692];&quot;0.00000000000000000E+00&quot;)&amp;&quot;,&quot;" office:value-type="string" office:string-value="  -9.88724522648080000E-02," calcext:value-type="string">
            <text:p><text:s text:c="2"/>-9.88724522648080000E-02,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0.0956929381160333" calcext:value-type="float">
            <text:p>-9.569293811603330E-02</text:p>
          </table:table-cell>
          <table:table-cell table:formula="of:=&quot;  &quot;&amp;TEXT([.B1693];&quot;0.00000000000000000E+00&quot;)&amp;&quot;,&quot;" office:value-type="string" office:string-value="  -9.56929381160333000E-02," calcext:value-type="string">
            <text:p><text:s text:c="2"/>-9.56929381160333000E-02,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0.0921536795227915" calcext:value-type="float">
            <text:p>-9.215367952279150E-02</text:p>
          </table:table-cell>
          <table:table-cell table:formula="of:=&quot;  &quot;&amp;TEXT([.B1694];&quot;0.00000000000000000E+00&quot;)&amp;&quot;,&quot;" office:value-type="string" office:string-value="  -9.21536795227915000E-02," calcext:value-type="string">
            <text:p><text:s text:c="2"/>-9.21536795227915000E-02,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0.0882721254385573" calcext:value-type="float">
            <text:p>-8.827212543855730E-02</text:p>
          </table:table-cell>
          <table:table-cell table:formula="of:=&quot;  &quot;&amp;TEXT([.B1695];&quot;0.00000000000000000E+00&quot;)&amp;&quot;,&quot;" office:value-type="string" office:string-value="  -8.82721254385573000E-02," calcext:value-type="string">
            <text:p><text:s text:c="2"/>-8.82721254385573000E-02,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0.0840669434970143" calcext:value-type="float">
            <text:p>-8.406694349701430E-02</text:p>
          </table:table-cell>
          <table:table-cell table:formula="of:=&quot;  &quot;&amp;TEXT([.B1696];&quot;0.00000000000000000E+00&quot;)&amp;&quot;,&quot;" office:value-type="string" office:string-value="  -8.40669434970143000E-02," calcext:value-type="string">
            <text:p><text:s text:c="2"/>-8.40669434970143000E-02,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0.079557956494025" calcext:value-type="float">
            <text:p>-7.955795649402500E-02</text:p>
          </table:table-cell>
          <table:table-cell table:formula="of:=&quot;  &quot;&amp;TEXT([.B1697];&quot;0.00000000000000000E+00&quot;)&amp;&quot;,&quot;" office:value-type="string" office:string-value="  -7.95579564940250000E-02," calcext:value-type="string">
            <text:p><text:s text:c="2"/>-7.95579564940250000E-02,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0.0747660342078751" calcext:value-type="float">
            <text:p>-7.476603420787510E-02</text:p>
          </table:table-cell>
          <table:table-cell table:formula="of:=&quot;  &quot;&amp;TEXT([.B1698];&quot;0.00000000000000000E+00&quot;)&amp;&quot;,&quot;" office:value-type="string" office:string-value="  -7.47660342078751000E-02," calcext:value-type="string">
            <text:p><text:s text:c="2"/>-7.47660342078751000E-02,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0.0697130105287461" calcext:value-type="float">
            <text:p>-6.971301052874610E-02</text:p>
          </table:table-cell>
          <table:table-cell table:formula="of:=&quot;  &quot;&amp;TEXT([.B1699];&quot;0.00000000000000000E+00&quot;)&amp;&quot;,&quot;" office:value-type="string" office:string-value="  -6.97130105287461000E-02," calcext:value-type="string">
            <text:p><text:s text:c="2"/>-6.97130105287461000E-02,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0.0644215814384789" calcext:value-type="float">
            <text:p>-6.442158143847890E-02</text:p>
          </table:table-cell>
          <table:table-cell table:formula="of:=&quot;  &quot;&amp;TEXT([.B1700];&quot;0.00000000000000000E+00&quot;)&amp;&quot;,&quot;" office:value-type="string" office:string-value="  -6.44215814384789000E-02," calcext:value-type="string">
            <text:p><text:s text:c="2"/>-6.44215814384789000E-02,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0.0589152102703981" calcext:value-type="float">
            <text:p>-5.891521027039810E-02</text:p>
          </table:table-cell>
          <table:table-cell table:formula="of:=&quot;  &quot;&amp;TEXT([.B1701];&quot;0.00000000000000000E+00&quot;)&amp;&quot;,&quot;" office:value-type="string" office:string-value="  -5.89152102703981000E-02," calcext:value-type="string">
            <text:p><text:s text:c="2"/>-5.89152102703981000E-02,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0.0532180183823655" calcext:value-type="float">
            <text:p>-5.321801838236550E-02</text:p>
          </table:table-cell>
          <table:table-cell table:formula="of:=&quot;  &quot;&amp;TEXT([.B1702];&quot;0.00000000000000000E+00&quot;)&amp;&quot;,&quot;" office:value-type="string" office:string-value="  -5.32180183823655000E-02," calcext:value-type="string">
            <text:p><text:s text:c="2"/>-5.32180183823655000E-02,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0.0473546988616123" calcext:value-type="float">
            <text:p>-4.735469886161230E-02</text:p>
          </table:table-cell>
          <table:table-cell table:formula="of:=&quot;  &quot;&amp;TEXT([.B1703];&quot;0.00000000000000000E+00&quot;)&amp;&quot;,&quot;" office:value-type="string" office:string-value="  -4.73546988616123000E-02," calcext:value-type="string">
            <text:p><text:s text:c="2"/>-4.73546988616123000E-02,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0.0413503802066601" calcext:value-type="float">
            <text:p>-4.135038020666010E-02</text:p>
          </table:table-cell>
          <table:table-cell table:formula="of:=&quot;  &quot;&amp;TEXT([.B1704];&quot;0.00000000000000000E+00&quot;)&amp;&quot;,&quot;" office:value-type="string" office:string-value="  -4.13503802066601000E-02," calcext:value-type="string">
            <text:p><text:s text:c="2"/>-4.13503802066601000E-02,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0.035230562876842" calcext:value-type="float">
            <text:p>-3.523056287684200E-02</text:p>
          </table:table-cell>
          <table:table-cell table:formula="of:=&quot;  &quot;&amp;TEXT([.B1705];&quot;0.00000000000000000E+00&quot;)&amp;&quot;,&quot;" office:value-type="string" office:string-value="  -3.52305628768420000E-02," calcext:value-type="string">
            <text:p><text:s text:c="2"/>-3.52305628768420000E-02,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0.0290209650229051" calcext:value-type="float">
            <text:p>-2.902096502290510E-02</text:p>
          </table:table-cell>
          <table:table-cell table:formula="of:=&quot;  &quot;&amp;TEXT([.B1706];&quot;0.00000000000000000E+00&quot;)&amp;&quot;,&quot;" office:value-type="string" office:string-value="  -2.90209650229051000E-02," calcext:value-type="string">
            <text:p><text:s text:c="2"/>-2.90209650229051000E-02,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0.0227474626573831" calcext:value-type="float">
            <text:p>-2.274746265738310E-02</text:p>
          </table:table-cell>
          <table:table-cell table:formula="of:=&quot;  &quot;&amp;TEXT([.B1707];&quot;0.00000000000000000E+00&quot;)&amp;&quot;,&quot;" office:value-type="string" office:string-value="  -2.27474626573831000E-02," calcext:value-type="string">
            <text:p><text:s text:c="2"/>-2.27474626573831000E-02,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0.016435941808184" calcext:value-type="float">
            <text:p>-1.643594180818400E-02</text:p>
          </table:table-cell>
          <table:table-cell table:formula="of:=&quot;  &quot;&amp;TEXT([.B1708];&quot;0.00000000000000000E+00&quot;)&amp;&quot;,&quot;" office:value-type="string" office:string-value="  -1.64359418081840000E-02," calcext:value-type="string">
            <text:p><text:s text:c="2"/>-1.64359418081840000E-02,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0.0101122334517487" calcext:value-type="float">
            <text:p>-1.011223345174870E-02</text:p>
          </table:table-cell>
          <table:table-cell table:formula="of:=&quot;  &quot;&amp;TEXT([.B1709];&quot;0.00000000000000000E+00&quot;)&amp;&quot;,&quot;" office:value-type="string" office:string-value="  -1.01122334517487000E-02," calcext:value-type="string">
            <text:p><text:s text:c="2"/>-1.01122334517487000E-02,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0.00380197353092968" calcext:value-type="float">
            <text:p>-3.801973530929680E-03</text:p>
          </table:table-cell>
          <table:table-cell table:formula="of:=&quot;  &quot;&amp;TEXT([.B1710];&quot;0.00000000000000000E+00&quot;)&amp;&quot;,&quot;" office:value-type="string" office:string-value="  -3.80197353092968000E-03," calcext:value-type="string">
            <text:p><text:s text:c="2"/>-3.80197353092968000E-03,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246946519962128" calcext:value-type="float">
            <text:p>2.469465199621280E-03</text:p>
          </table:table-cell>
          <table:table-cell table:formula="of:=&quot;  &quot;&amp;TEXT([.B1711];&quot;0.00000000000000000E+00&quot;)&amp;&quot;,&quot;" office:value-type="string" office:string-value="  2.46946519962128000E-03," calcext:value-type="string">
            <text:p><text:s text:c="2"/>2.46946519962128000E-03,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867710296367902" calcext:value-type="float">
            <text:p>8.677102963679020E-03</text:p>
          </table:table-cell>
          <table:table-cell table:formula="of:=&quot;  &quot;&amp;TEXT([.B1712];&quot;0.00000000000000000E+00&quot;)&amp;&quot;,&quot;" office:value-type="string" office:string-value="  8.67710296367902000E-03," calcext:value-type="string">
            <text:p><text:s text:c="2"/>8.67710296367902000E-03,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147964269397441" calcext:value-type="float">
            <text:p>1.479642693974410E-02</text:p>
          </table:table-cell>
          <table:table-cell table:formula="of:=&quot;  &quot;&amp;TEXT([.B1713];&quot;0.00000000000000000E+00&quot;)&amp;&quot;,&quot;" office:value-type="string" office:string-value="  1.47964269397441000E-02," calcext:value-type="string">
            <text:p><text:s text:c="2"/>1.47964269397441000E-02,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208035080253113" calcext:value-type="float">
            <text:p>2.080350802531130E-02</text:p>
          </table:table-cell>
          <table:table-cell table:formula="of:=&quot;  &quot;&amp;TEXT([.B1714];&quot;0.00000000000000000E+00&quot;)&amp;&quot;,&quot;" office:value-type="string" office:string-value="  2.08035080253113000E-02," calcext:value-type="string">
            <text:p><text:s text:c="2"/>2.08035080253113000E-02,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66750697002572" calcext:value-type="float">
            <text:p>2.667506970025720E-02</text:p>
          </table:table-cell>
          <table:table-cell table:formula="of:=&quot;  &quot;&amp;TEXT([.B1715];&quot;0.00000000000000000E+00&quot;)&amp;&quot;,&quot;" office:value-type="string" office:string-value="  2.66750697002572000E-02," calcext:value-type="string">
            <text:p><text:s text:c="2"/>2.66750697002572000E-02,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323885996474194" calcext:value-type="float">
            <text:p>3.238859964741940E-02</text:p>
          </table:table-cell>
          <table:table-cell table:formula="of:=&quot;  &quot;&amp;TEXT([.B1716];&quot;0.00000000000000000E+00&quot;)&amp;&quot;,&quot;" office:value-type="string" office:string-value="  3.23885996474194000E-02," calcext:value-type="string">
            <text:p><text:s text:c="2"/>3.23885996474194000E-02,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3792240942856" calcext:value-type="float">
            <text:p>3.792240942856000E-02</text:p>
          </table:table-cell>
          <table:table-cell table:formula="of:=&quot;  &quot;&amp;TEXT([.B1717];&quot;0.00000000000000000E+00&quot;)&amp;&quot;,&quot;" office:value-type="string" office:string-value="  3.79224094285600000E-02," calcext:value-type="string">
            <text:p><text:s text:c="2"/>3.79224094285600000E-02,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432557351907118" calcext:value-type="float">
            <text:p>4.325573519071180E-02</text:p>
          </table:table-cell>
          <table:table-cell table:formula="of:=&quot;  &quot;&amp;TEXT([.B1718];&quot;0.00000000000000000E+00&quot;)&amp;&quot;,&quot;" office:value-type="string" office:string-value="  4.32557351907118000E-02," calcext:value-type="string">
            <text:p><text:s text:c="2"/>4.32557351907118000E-02,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483687955800201" calcext:value-type="float">
            <text:p>4.836879558002010E-02</text:p>
          </table:table-cell>
          <table:table-cell table:formula="of:=&quot;  &quot;&amp;TEXT([.B1719];&quot;0.00000000000000000E+00&quot;)&amp;&quot;,&quot;" office:value-type="string" office:string-value="  4.83687955800201000E-02," calcext:value-type="string">
            <text:p><text:s text:c="2"/>4.83687955800201000E-02,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532428809551771" calcext:value-type="float">
            <text:p>5.324288095517710E-02</text:p>
          </table:table-cell>
          <table:table-cell table:formula="of:=&quot;  &quot;&amp;TEXT([.B1720];&quot;0.00000000000000000E+00&quot;)&amp;&quot;,&quot;" office:value-type="string" office:string-value="  5.32428809551771000E-02," calcext:value-type="string">
            <text:p><text:s text:c="2"/>5.32428809551771000E-02,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578603984121535" calcext:value-type="float">
            <text:p>5.786039841215350E-02</text:p>
          </table:table-cell>
          <table:table-cell table:formula="of:=&quot;  &quot;&amp;TEXT([.B1721];&quot;0.00000000000000000E+00&quot;)&amp;&quot;,&quot;" office:value-type="string" office:string-value="  5.78603984121535000E-02," calcext:value-type="string">
            <text:p><text:s text:c="2"/>5.78603984121535000E-02,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622049558955856" calcext:value-type="float">
            <text:p>6.220495589558560E-02</text:p>
          </table:table-cell>
          <table:table-cell table:formula="of:=&quot;  &quot;&amp;TEXT([.B1722];&quot;0.00000000000000000E+00&quot;)&amp;&quot;,&quot;" office:value-type="string" office:string-value="  6.22049558955856000E-02," calcext:value-type="string">
            <text:p><text:s text:c="2"/>6.22049558955856000E-02,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662613962884892" calcext:value-type="float">
            <text:p>6.626139628848920E-02</text:p>
          </table:table-cell>
          <table:table-cell table:formula="of:=&quot;  &quot;&amp;TEXT([.B1723];&quot;0.00000000000000000E+00&quot;)&amp;&quot;,&quot;" office:value-type="string" office:string-value="  6.62613962884892000E-02," calcext:value-type="string">
            <text:p><text:s text:c="2"/>6.62613962884892000E-02,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70015866251153" calcext:value-type="float">
            <text:p>7.001586625115300E-02</text:p>
          </table:table-cell>
          <table:table-cell table:formula="of:=&quot;  &quot;&amp;TEXT([.B1724];&quot;0.00000000000000000E+00&quot;)&amp;&quot;,&quot;" office:value-type="string" office:string-value="  7.00158662511530000E-02," calcext:value-type="string">
            <text:p><text:s text:c="2"/>7.00158662511530000E-02,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34558403104201" calcext:value-type="float">
            <text:p>7.345584031042010E-02</text:p>
          </table:table-cell>
          <table:table-cell table:formula="of:=&quot;  &quot;&amp;TEXT([.B1725];&quot;0.00000000000000000E+00&quot;)&amp;&quot;,&quot;" office:value-type="string" office:string-value="  7.34558403104201000E-02," calcext:value-type="string">
            <text:p><text:s text:c="2"/>7.34558403104201000E-02,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765701818265592" calcext:value-type="float">
            <text:p>7.657018182655920E-02</text:p>
          </table:table-cell>
          <table:table-cell table:formula="of:=&quot;  &quot;&amp;TEXT([.B1726];&quot;0.00000000000000000E+00&quot;)&amp;&quot;,&quot;" office:value-type="string" office:string-value="  7.65701818265592000E-02," calcext:value-type="string">
            <text:p><text:s text:c="2"/>7.65701818265592000E-02,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793491509644502" calcext:value-type="float">
            <text:p>7.934915096445020E-02</text:p>
          </table:table-cell>
          <table:table-cell table:formula="of:=&quot;  &quot;&amp;TEXT([.B1727];&quot;0.00000000000000000E+00&quot;)&amp;&quot;,&quot;" office:value-type="string" office:string-value="  7.93491509644502000E-02," calcext:value-type="string">
            <text:p><text:s text:c="2"/>7.93491509644502000E-02,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817844534089069" calcext:value-type="float">
            <text:p>8.178445340890690E-02</text:p>
          </table:table-cell>
          <table:table-cell table:formula="of:=&quot;  &quot;&amp;TEXT([.B1728];&quot;0.00000000000000000E+00&quot;)&amp;&quot;,&quot;" office:value-type="string" office:string-value="  8.17844534089069000E-02," calcext:value-type="string">
            <text:p><text:s text:c="2"/>8.17844534089069000E-02,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838692426385094" calcext:value-type="float">
            <text:p>8.386924263850940E-02</text:p>
          </table:table-cell>
          <table:table-cell table:formula="of:=&quot;  &quot;&amp;TEXT([.B1729];&quot;0.00000000000000000E+00&quot;)&amp;&quot;,&quot;" office:value-type="string" office:string-value="  8.38692426385094000E-02," calcext:value-type="string">
            <text:p><text:s text:c="2"/>8.38692426385094000E-02,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855981543220742" calcext:value-type="float">
            <text:p>8.559815432207420E-02</text:p>
          </table:table-cell>
          <table:table-cell table:formula="of:=&quot;  &quot;&amp;TEXT([.B1730];&quot;0.00000000000000000E+00&quot;)&amp;&quot;,&quot;" office:value-type="string" office:string-value="  8.55981543220742000E-02," calcext:value-type="string">
            <text:p><text:s text:c="2"/>8.55981543220742000E-02,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869672919028852" calcext:value-type="float">
            <text:p>8.696729190288520E-02</text:p>
          </table:table-cell>
          <table:table-cell table:formula="of:=&quot;  &quot;&amp;TEXT([.B1731];&quot;0.00000000000000000E+00&quot;)&amp;&quot;,&quot;" office:value-type="string" office:string-value="  8.69672919028852000E-02," calcext:value-type="string">
            <text:p><text:s text:c="2"/>8.69672919028852000E-02,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879742531351866" calcext:value-type="float">
            <text:p>8.797425313518660E-02</text:p>
          </table:table-cell>
          <table:table-cell table:formula="of:=&quot;  &quot;&amp;TEXT([.B1732];&quot;0.00000000000000000E+00&quot;)&amp;&quot;,&quot;" office:value-type="string" office:string-value="  8.79742531351866000E-02," calcext:value-type="string">
            <text:p><text:s text:c="2"/>8.79742531351866000E-02,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886181025084207" calcext:value-type="float">
            <text:p>8.861810250842070E-02</text:p>
          </table:table-cell>
          <table:table-cell table:formula="of:=&quot;  &quot;&amp;TEXT([.B1733];&quot;0.00000000000000000E+00&quot;)&amp;&quot;,&quot;" office:value-type="string" office:string-value="  8.86181025084207000E-02," calcext:value-type="string">
            <text:p><text:s text:c="2"/>8.86181025084207000E-02,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888993839013106" calcext:value-type="float">
            <text:p>8.889938390131060E-02</text:p>
          </table:table-cell>
          <table:table-cell table:formula="of:=&quot;  &quot;&amp;TEXT([.B1734];&quot;0.00000000000000000E+00&quot;)&amp;&quot;,&quot;" office:value-type="string" office:string-value="  8.88993839013106000E-02," calcext:value-type="string">
            <text:p><text:s text:c="2"/>8.88993839013106000E-02,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888200817139965" calcext:value-type="float">
            <text:p>8.882008171399650E-02</text:p>
          </table:table-cell>
          <table:table-cell table:formula="of:=&quot;  &quot;&amp;TEXT([.B1735];&quot;0.00000000000000000E+00&quot;)&amp;&quot;,&quot;" office:value-type="string" office:string-value="  8.88200817139965000E-02," calcext:value-type="string">
            <text:p><text:s text:c="2"/>8.88200817139965000E-02,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883836258921917" calcext:value-type="float">
            <text:p>8.838362589219170E-02</text:p>
          </table:table-cell>
          <table:table-cell table:formula="of:=&quot;  &quot;&amp;TEXT([.B1736];&quot;0.00000000000000000E+00&quot;)&amp;&quot;,&quot;" office:value-type="string" office:string-value="  8.83836258921917000E-02," calcext:value-type="string">
            <text:p><text:s text:c="2"/>8.83836258921917000E-02,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875948396115212" calcext:value-type="float">
            <text:p>8.759483961152120E-02</text:p>
          </table:table-cell>
          <table:table-cell table:formula="of:=&quot;  &quot;&amp;TEXT([.B1737];&quot;0.00000000000000000E+00&quot;)&amp;&quot;,&quot;" office:value-type="string" office:string-value="  8.75948396115212000E-02," calcext:value-type="string">
            <text:p><text:s text:c="2"/>8.75948396115212000E-02,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864599307614549" calcext:value-type="float">
            <text:p>8.645993076145490E-02</text:p>
          </table:table-cell>
          <table:table-cell table:formula="of:=&quot;  &quot;&amp;TEXT([.B1738];&quot;0.00000000000000000E+00&quot;)&amp;&quot;,&quot;" office:value-type="string" office:string-value="  8.64599307614549000E-02," calcext:value-type="string">
            <text:p><text:s text:c="2"/>8.64599307614549000E-02,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849864331746832" calcext:value-type="float">
            <text:p>8.498643317468320E-02</text:p>
          </table:table-cell>
          <table:table-cell table:formula="of:=&quot;  &quot;&amp;TEXT([.B1739];&quot;0.00000000000000000E+00&quot;)&amp;&quot;,&quot;" office:value-type="string" office:string-value="  8.49864331746832000E-02," calcext:value-type="string">
            <text:p><text:s text:c="2"/>8.49864331746832000E-02,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8318318778091" calcext:value-type="float">
            <text:p>8.318318778091000E-02</text:p>
          </table:table-cell>
          <table:table-cell table:formula="of:=&quot;  &quot;&amp;TEXT([.B1740];&quot;0.00000000000000000E+00&quot;)&amp;&quot;,&quot;" office:value-type="string" office:string-value="  8.31831877809100000E-02," calcext:value-type="string">
            <text:p><text:s text:c="2"/>8.31831877809100000E-02,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810602702544931" calcext:value-type="float">
            <text:p>8.106027025449310E-02</text:p>
          </table:table-cell>
          <table:table-cell table:formula="of:=&quot;  &quot;&amp;TEXT([.B1741];&quot;0.00000000000000000E+00&quot;)&amp;&quot;,&quot;" office:value-type="string" office:string-value="  8.10602702544931000E-02," calcext:value-type="string">
            <text:p><text:s text:c="2"/>8.10602702544931000E-02,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786289636396415" calcext:value-type="float">
            <text:p>7.862896363964150E-02</text:p>
          </table:table-cell>
          <table:table-cell table:formula="of:=&quot;  &quot;&amp;TEXT([.B1742];&quot;0.00000000000000000E+00&quot;)&amp;&quot;,&quot;" office:value-type="string" office:string-value="  7.86289636396415000E-02," calcext:value-type="string">
            <text:p><text:s text:c="2"/>7.86289636396415000E-02,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759016779174022" calcext:value-type="float">
            <text:p>7.590167791740220E-02</text:p>
          </table:table-cell>
          <table:table-cell table:formula="of:=&quot;  &quot;&amp;TEXT([.B1743];&quot;0.00000000000000000E+00&quot;)&amp;&quot;,&quot;" office:value-type="string" office:string-value="  7.59016779174022000E-02," calcext:value-type="string">
            <text:p><text:s text:c="2"/>7.59016779174022000E-02,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728919150603877" calcext:value-type="float">
            <text:p>7.289191506038770E-02</text:p>
          </table:table-cell>
          <table:table-cell table:formula="of:=&quot;  &quot;&amp;TEXT([.B1744];&quot;0.00000000000000000E+00&quot;)&amp;&quot;,&quot;" office:value-type="string" office:string-value="  7.28919150603877000E-02," calcext:value-type="string">
            <text:p><text:s text:c="2"/>7.28919150603877000E-02,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69614177795775" calcext:value-type="float">
            <text:p>6.961417779577500E-02</text:p>
          </table:table-cell>
          <table:table-cell table:formula="of:=&quot;  &quot;&amp;TEXT([.B1745];&quot;0.00000000000000000E+00&quot;)&amp;&quot;,&quot;" office:value-type="string" office:string-value="  6.96141777957750000E-02," calcext:value-type="string">
            <text:p><text:s text:c="2"/>6.96141777957750000E-02,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660839322898608" calcext:value-type="float">
            <text:p>6.608393228986080E-02</text:p>
          </table:table-cell>
          <table:table-cell table:formula="of:=&quot;  &quot;&amp;TEXT([.B1746];&quot;0.00000000000000000E+00&quot;)&amp;&quot;,&quot;" office:value-type="string" office:string-value="  6.60839322898608000E-02," calcext:value-type="string">
            <text:p><text:s text:c="2"/>6.60839322898608000E-02,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623175096485661" calcext:value-type="float">
            <text:p>6.231750964856610E-02</text:p>
          </table:table-cell>
          <table:table-cell table:formula="of:=&quot;  &quot;&amp;TEXT([.B1747];&quot;0.00000000000000000E+00&quot;)&amp;&quot;,&quot;" office:value-type="string" office:string-value="  6.23175096485661000E-02," calcext:value-type="string">
            <text:p><text:s text:c="2"/>6.23175096485661000E-02,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583320589220772" calcext:value-type="float">
            <text:p>5.833205892207720E-02</text:p>
          </table:table-cell>
          <table:table-cell table:formula="of:=&quot;  &quot;&amp;TEXT([.B1748];&quot;0.00000000000000000E+00&quot;)&amp;&quot;,&quot;" office:value-type="string" office:string-value="  5.83320589220772000E-02," calcext:value-type="string">
            <text:p><text:s text:c="2"/>5.83320589220772000E-02,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541454435440042" calcext:value-type="float">
            <text:p>5.414544354400420E-02</text:p>
          </table:table-cell>
          <table:table-cell table:formula="of:=&quot;  &quot;&amp;TEXT([.B1749];&quot;0.00000000000000000E+00&quot;)&amp;&quot;,&quot;" office:value-type="string" office:string-value="  5.41454435440042000E-02," calcext:value-type="string">
            <text:p><text:s text:c="2"/>5.41454435440042000E-02,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497761936791596" calcext:value-type="float">
            <text:p>4.977619367915960E-02</text:p>
          </table:table-cell>
          <table:table-cell table:formula="of:=&quot;  &quot;&amp;TEXT([.B1750];&quot;0.00000000000000000E+00&quot;)&amp;&quot;,&quot;" office:value-type="string" office:string-value="  4.97761936791596000E-02," calcext:value-type="string">
            <text:p><text:s text:c="2"/>4.97761936791596000E-02,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45243395336218" calcext:value-type="float">
            <text:p>4.524339533621800E-02</text:p>
          </table:table-cell>
          <table:table-cell table:formula="of:=&quot;  &quot;&amp;TEXT([.B1751];&quot;0.00000000000000000E+00&quot;)&amp;&quot;,&quot;" office:value-type="string" office:string-value="  4.52433953362180000E-02," calcext:value-type="string">
            <text:p><text:s text:c="2"/>4.52433953362180000E-02,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40566637262342" calcext:value-type="float">
            <text:p>4.056663726234200E-02</text:p>
          </table:table-cell>
          <table:table-cell table:formula="of:=&quot;  &quot;&amp;TEXT([.B1752];&quot;0.00000000000000000E+00&quot;)&amp;&quot;,&quot;" office:value-type="string" office:string-value="  4.05666372623420000E-02," calcext:value-type="string">
            <text:p><text:s text:c="2"/>4.05666372623420000E-02,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357658993974469" calcext:value-type="float">
            <text:p>3.576589939744690E-02</text:p>
          </table:table-cell>
          <table:table-cell table:formula="of:=&quot;  &quot;&amp;TEXT([.B1753];&quot;0.00000000000000000E+00&quot;)&amp;&quot;,&quot;" office:value-type="string" office:string-value="  3.57658993974469000E-02," calcext:value-type="string">
            <text:p><text:s text:c="2"/>3.57658993974469000E-02,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308615001224049" calcext:value-type="float">
            <text:p>3.086150012240490E-02</text:p>
          </table:table-cell>
          <table:table-cell table:formula="of:=&quot;  &quot;&amp;TEXT([.B1754];&quot;0.00000000000000000E+00&quot;)&amp;&quot;,&quot;" office:value-type="string" office:string-value="  3.08615001224049000E-02," calcext:value-type="string">
            <text:p><text:s text:c="2"/>3.08615001224049000E-02,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258739800829218" calcext:value-type="float">
            <text:p>2.587398008292180E-02</text:p>
          </table:table-cell>
          <table:table-cell table:formula="of:=&quot;  &quot;&amp;TEXT([.B1755];&quot;0.00000000000000000E+00&quot;)&amp;&quot;,&quot;" office:value-type="string" office:string-value="  2.58739800829218000E-02," calcext:value-type="string">
            <text:p><text:s text:c="2"/>2.58739800829218000E-02,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20824050573799" calcext:value-type="float">
            <text:p>2.082405057379900E-02</text:p>
          </table:table-cell>
          <table:table-cell table:formula="of:=&quot;  &quot;&amp;TEXT([.B1756];&quot;0.00000000000000000E+00&quot;)&amp;&quot;,&quot;" office:value-type="string" office:string-value="  2.08240505737990000E-02," calcext:value-type="string">
            <text:p><text:s text:c="2"/>2.08240505737990000E-02,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57324790307747" calcext:value-type="float">
            <text:p>1.573247903077470E-02</text:p>
          </table:table-cell>
          <table:table-cell table:formula="of:=&quot;  &quot;&amp;TEXT([.B1757];&quot;0.00000000000000000E+00&quot;)&amp;&quot;,&quot;" office:value-type="string" office:string-value="  1.57324790307747000E-02," calcext:value-type="string">
            <text:p><text:s text:c="2"/>1.57324790307747000E-02,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106200349569195" calcext:value-type="float">
            <text:p>1.062003495691950E-02</text:p>
          </table:table-cell>
          <table:table-cell table:formula="of:=&quot;  &quot;&amp;TEXT([.B1758];&quot;0.00000000000000000E+00&quot;)&amp;&quot;,&quot;" office:value-type="string" office:string-value="  1.06200349569195000E-02," calcext:value-type="string">
            <text:p><text:s text:c="2"/>1.06200349569195000E-02,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550737587472152" calcext:value-type="float">
            <text:p>5.507375874721520E-03</text:p>
          </table:table-cell>
          <table:table-cell table:formula="of:=&quot;  &quot;&amp;TEXT([.B1759];&quot;0.00000000000000000E+00&quot;)&amp;&quot;,&quot;" office:value-type="string" office:string-value="  5.50737587472152000E-03," calcext:value-type="string">
            <text:p><text:s text:c="2"/>5.50737587472152000E-03,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414997288526821" calcext:value-type="float">
            <text:p>4.149972885268210E-04</text:p>
          </table:table-cell>
          <table:table-cell table:formula="of:=&quot;  &quot;&amp;TEXT([.B1760];&quot;0.00000000000000000E+00&quot;)&amp;&quot;,&quot;" office:value-type="string" office:string-value="  4.14997288526821000E-04," calcext:value-type="string">
            <text:p><text:s text:c="2"/>4.14997288526821000E-04,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0.00463687894439877" calcext:value-type="float">
            <text:p>-4.636878944398770E-03</text:p>
          </table:table-cell>
          <table:table-cell table:formula="of:=&quot;  &quot;&amp;TEXT([.B1761];&quot;0.00000000000000000E+00&quot;)&amp;&quot;,&quot;" office:value-type="string" office:string-value="  -4.63687894439877000E-03," calcext:value-type="string">
            <text:p><text:s text:c="2"/>-4.63687894439877000E-03,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0.0096283516945488" calcext:value-type="float">
            <text:p>-9.628351694548800E-03</text:p>
          </table:table-cell>
          <table:table-cell table:formula="of:=&quot;  &quot;&amp;TEXT([.B1762];&quot;0.00000000000000000E+00&quot;)&amp;&quot;,&quot;" office:value-type="string" office:string-value="  -9.62835169454880000E-03," calcext:value-type="string">
            <text:p><text:s text:c="2"/>-9.62835169454880000E-03,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0.0145399487802705" calcext:value-type="float">
            <text:p>-1.453994878027050E-02</text:p>
          </table:table-cell>
          <table:table-cell table:formula="of:=&quot;  &quot;&amp;TEXT([.B1763];&quot;0.00000000000000000E+00&quot;)&amp;&quot;,&quot;" office:value-type="string" office:string-value="  -1.45399487802705000E-02," calcext:value-type="string">
            <text:p><text:s text:c="2"/>-1.45399487802705000E-02,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0.0193526694364505" calcext:value-type="float">
            <text:p>-1.935266943645050E-02</text:p>
          </table:table-cell>
          <table:table-cell table:formula="of:=&quot;  &quot;&amp;TEXT([.B1764];&quot;0.00000000000000000E+00&quot;)&amp;&quot;,&quot;" office:value-type="string" office:string-value="  -1.93526694364505000E-02," calcext:value-type="string">
            <text:p><text:s text:c="2"/>-1.93526694364505000E-02,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0.0240480860895003" calcext:value-type="float">
            <text:p>-2.404808608950030E-02</text:p>
          </table:table-cell>
          <table:table-cell table:formula="of:=&quot;  &quot;&amp;TEXT([.B1765];&quot;0.00000000000000000E+00&quot;)&amp;&quot;,&quot;" office:value-type="string" office:string-value="  -2.40480860895003000E-02," calcext:value-type="string">
            <text:p><text:s text:c="2"/>-2.40480860895003000E-02,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0.028608380773056" calcext:value-type="float">
            <text:p>-2.860838077305600E-02</text:p>
          </table:table-cell>
          <table:table-cell table:formula="of:=&quot;  &quot;&amp;TEXT([.B1766];&quot;0.00000000000000000E+00&quot;)&amp;&quot;,&quot;" office:value-type="string" office:string-value="  -2.86083807730560000E-02," calcext:value-type="string">
            <text:p><text:s text:c="2"/>-2.86083807730560000E-02,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0.0330164435675162" calcext:value-type="float">
            <text:p>-3.301644356751620E-02</text:p>
          </table:table-cell>
          <table:table-cell table:formula="of:=&quot;  &quot;&amp;TEXT([.B1767];&quot;0.00000000000000000E+00&quot;)&amp;&quot;,&quot;" office:value-type="string" office:string-value="  -3.30164435675162000E-02," calcext:value-type="string">
            <text:p><text:s text:c="2"/>-3.30164435675162000E-02,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0.0372559028368566" calcext:value-type="float">
            <text:p>-3.725590283685660E-02</text:p>
          </table:table-cell>
          <table:table-cell table:formula="of:=&quot;  &quot;&amp;TEXT([.B1768];&quot;0.00000000000000000E+00&quot;)&amp;&quot;,&quot;" office:value-type="string" office:string-value="  -3.72559028368566000E-02," calcext:value-type="string">
            <text:p><text:s text:c="2"/>-3.72559028368566000E-02,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0.0413112147034393" calcext:value-type="float">
            <text:p>-4.131121470343930E-02</text:p>
          </table:table-cell>
          <table:table-cell table:formula="of:=&quot;  &quot;&amp;TEXT([.B1769];&quot;0.00000000000000000E+00&quot;)&amp;&quot;,&quot;" office:value-type="string" office:string-value="  -4.13112147034393000E-02," calcext:value-type="string">
            <text:p><text:s text:c="2"/>-4.13112147034393000E-02,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0.0451676850041467" calcext:value-type="float">
            <text:p>-4.516768500414670E-02</text:p>
          </table:table-cell>
          <table:table-cell table:formula="of:=&quot;  &quot;&amp;TEXT([.B1770];&quot;0.00000000000000000E+00&quot;)&amp;&quot;,&quot;" office:value-type="string" office:string-value="  -4.51676850041467000E-02," calcext:value-type="string">
            <text:p><text:s text:c="2"/>-4.51676850041467000E-02,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0.0488115567264059" calcext:value-type="float">
            <text:p>-4.881155672640590E-02</text:p>
          </table:table-cell>
          <table:table-cell table:formula="of:=&quot;  &quot;&amp;TEXT([.B1771];&quot;0.00000000000000000E+00&quot;)&amp;&quot;,&quot;" office:value-type="string" office:string-value="  -4.88115567264059000E-02," calcext:value-type="string">
            <text:p><text:s text:c="2"/>-4.88115567264059000E-02,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0.0522300169119615" calcext:value-type="float">
            <text:p>-5.223001691196150E-02</text:p>
          </table:table-cell>
          <table:table-cell table:formula="of:=&quot;  &quot;&amp;TEXT([.B1772];&quot;0.00000000000000000E+00&quot;)&amp;&quot;,&quot;" office:value-type="string" office:string-value="  -5.22300169119615000E-02," calcext:value-type="string">
            <text:p><text:s text:c="2"/>-5.22300169119615000E-02,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0.0554112791506878" calcext:value-type="float">
            <text:p>-5.541127915068780E-02</text:p>
          </table:table-cell>
          <table:table-cell table:formula="of:=&quot;  &quot;&amp;TEXT([.B1773];&quot;0.00000000000000000E+00&quot;)&amp;&quot;,&quot;" office:value-type="string" office:string-value="  -5.54112791506878000E-02," calcext:value-type="string">
            <text:p><text:s text:c="2"/>-5.54112791506878000E-02,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0.0583445811575531" calcext:value-type="float">
            <text:p>-5.834458115755310E-02</text:p>
          </table:table-cell>
          <table:table-cell table:formula="of:=&quot;  &quot;&amp;TEXT([.B1774];&quot;0.00000000000000000E+00&quot;)&amp;&quot;,&quot;" office:value-type="string" office:string-value="  -5.83445811575531000E-02," calcext:value-type="string">
            <text:p><text:s text:c="2"/>-5.83445811575531000E-02,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0.0610202595565002" calcext:value-type="float">
            <text:p>-6.102025955650020E-02</text:p>
          </table:table-cell>
          <table:table-cell table:formula="of:=&quot;  &quot;&amp;TEXT([.B1775];&quot;0.00000000000000000E+00&quot;)&amp;&quot;,&quot;" office:value-type="string" office:string-value="  -6.10202595565002000E-02," calcext:value-type="string">
            <text:p><text:s text:c="2"/>-6.10202595565002000E-02,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0.0634297346468595" calcext:value-type="float">
            <text:p>-6.342973464685950E-02</text:p>
          </table:table-cell>
          <table:table-cell table:formula="of:=&quot;  &quot;&amp;TEXT([.B1776];&quot;0.00000000000000000E+00&quot;)&amp;&quot;,&quot;" office:value-type="string" office:string-value="  -6.34297346468595000E-02," calcext:value-type="string">
            <text:p><text:s text:c="2"/>-6.34297346468595000E-02,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0.0655655792306119" calcext:value-type="float">
            <text:p>-6.556557923061190E-02</text:p>
          </table:table-cell>
          <table:table-cell table:formula="of:=&quot;  &quot;&amp;TEXT([.B1777];&quot;0.00000000000000000E+00&quot;)&amp;&quot;,&quot;" office:value-type="string" office:string-value="  -6.55655792306119000E-02," calcext:value-type="string">
            <text:p><text:s text:c="2"/>-6.55655792306119000E-02,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0.0674214952001716" calcext:value-type="float">
            <text:p>-6.742149520017160E-02</text:p>
          </table:table-cell>
          <table:table-cell table:formula="of:=&quot;  &quot;&amp;TEXT([.B1778];&quot;0.00000000000000000E+00&quot;)&amp;&quot;,&quot;" office:value-type="string" office:string-value="  -6.74214952001716000E-02," calcext:value-type="string">
            <text:p><text:s text:c="2"/>-6.74214952001716000E-02,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0.0689923715900202" calcext:value-type="float">
            <text:p>-6.899237159002020E-02</text:p>
          </table:table-cell>
          <table:table-cell table:formula="of:=&quot;  &quot;&amp;TEXT([.B1779];&quot;0.00000000000000000E+00&quot;)&amp;&quot;,&quot;" office:value-type="string" office:string-value="  -6.89923715900202000E-02," calcext:value-type="string">
            <text:p><text:s text:c="2"/>-6.89923715900202000E-02,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0.0702742495805247" calcext:value-type="float">
            <text:p>-7.027424958052470E-02</text:p>
          </table:table-cell>
          <table:table-cell table:formula="of:=&quot;  &quot;&amp;TEXT([.B1780];&quot;0.00000000000000000E+00&quot;)&amp;&quot;,&quot;" office:value-type="string" office:string-value="  -7.02742495805247000E-02," calcext:value-type="string">
            <text:p><text:s text:c="2"/>-7.02742495805247000E-02,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0.0712643746003641" calcext:value-type="float">
            <text:p>-7.126437460036410E-02</text:p>
          </table:table-cell>
          <table:table-cell table:formula="of:=&quot;  &quot;&amp;TEXT([.B1781];&quot;0.00000000000000000E+00&quot;)&amp;&quot;,&quot;" office:value-type="string" office:string-value="  -7.12643746003641000E-02," calcext:value-type="string">
            <text:p><text:s text:c="2"/>-7.12643746003641000E-02,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0.0719611474575825" calcext:value-type="float">
            <text:p>-7.196114745758250E-02</text:p>
          </table:table-cell>
          <table:table-cell table:formula="of:=&quot;  &quot;&amp;TEXT([.B1782];&quot;0.00000000000000000E+00&quot;)&amp;&quot;,&quot;" office:value-type="string" office:string-value="  -7.19611474575825000E-02," calcext:value-type="string">
            <text:p><text:s text:c="2"/>-7.19611474575825000E-02,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0.0723641733879442" calcext:value-type="float">
            <text:p>-7.236417338794420E-02</text:p>
          </table:table-cell>
          <table:table-cell table:formula="of:=&quot;  &quot;&amp;TEXT([.B1783];&quot;0.00000000000000000E+00&quot;)&amp;&quot;,&quot;" office:value-type="string" office:string-value="  -7.23641733879442000E-02," calcext:value-type="string">
            <text:p><text:s text:c="2"/>-7.23641733879442000E-02,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0.0724741968849788" calcext:value-type="float">
            <text:p>-7.247419688497880E-02</text:p>
          </table:table-cell>
          <table:table-cell table:formula="of:=&quot;  &quot;&amp;TEXT([.B1784];&quot;0.00000000000000000E+00&quot;)&amp;&quot;,&quot;" office:value-type="string" office:string-value="  -7.24741968849788000E-02," calcext:value-type="string">
            <text:p><text:s text:c="2"/>-7.24741968849788000E-02,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0.0722931449812471" calcext:value-type="float">
            <text:p>-7.229314498124710E-02</text:p>
          </table:table-cell>
          <table:table-cell table:formula="of:=&quot;  &quot;&amp;TEXT([.B1785];&quot;0.00000000000000000E+00&quot;)&amp;&quot;,&quot;" office:value-type="string" office:string-value="  -7.22931449812471000E-02," calcext:value-type="string">
            <text:p><text:s text:c="2"/>-7.22931449812471000E-02,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0.0718240518513372" calcext:value-type="float">
            <text:p>-7.182405185133720E-02</text:p>
          </table:table-cell>
          <table:table-cell table:formula="of:=&quot;  &quot;&amp;TEXT([.B1786];&quot;0.00000000000000000E+00&quot;)&amp;&quot;,&quot;" office:value-type="string" office:string-value="  -7.18240518513372000E-02," calcext:value-type="string">
            <text:p><text:s text:c="2"/>-7.18240518513372000E-02,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0.0710710979233426" calcext:value-type="float">
            <text:p>-7.107109792334260E-02</text:p>
          </table:table-cell>
          <table:table-cell table:formula="of:=&quot;  &quot;&amp;TEXT([.B1787];&quot;0.00000000000000000E+00&quot;)&amp;&quot;,&quot;" office:value-type="string" office:string-value="  -7.10710979233426000E-02," calcext:value-type="string">
            <text:p><text:s text:c="2"/>-7.10710979233426000E-02,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0.0700395200405803" calcext:value-type="float">
            <text:p>-7.003952004058030E-02</text:p>
          </table:table-cell>
          <table:table-cell table:formula="of:=&quot;  &quot;&amp;TEXT([.B1788];&quot;0.00000000000000000E+00&quot;)&amp;&quot;,&quot;" office:value-type="string" office:string-value="  -7.00395200405803000E-02," calcext:value-type="string">
            <text:p><text:s text:c="2"/>-7.00395200405803000E-02,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0.0687356472929386" calcext:value-type="float">
            <text:p>-6.873564729293860E-02</text:p>
          </table:table-cell>
          <table:table-cell table:formula="of:=&quot;  &quot;&amp;TEXT([.B1789];&quot;0.00000000000000000E+00&quot;)&amp;&quot;,&quot;" office:value-type="string" office:string-value="  -6.87356472929386000E-02," calcext:value-type="string">
            <text:p><text:s text:c="2"/>-6.87356472929386000E-02,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0.0671667976318558" calcext:value-type="float">
            <text:p>-6.716679763185580E-02</text:p>
          </table:table-cell>
          <table:table-cell table:formula="of:=&quot;  &quot;&amp;TEXT([.B1790];&quot;0.00000000000000000E+00&quot;)&amp;&quot;,&quot;" office:value-type="string" office:string-value="  -6.71667976318558000E-02," calcext:value-type="string">
            <text:p><text:s text:c="2"/>-6.71667976318558000E-02,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0.0653413133493457" calcext:value-type="float">
            <text:p>-6.534131334934570E-02</text:p>
          </table:table-cell>
          <table:table-cell table:formula="of:=&quot;  &quot;&amp;TEXT([.B1791];&quot;0.00000000000000000E+00&quot;)&amp;&quot;,&quot;" office:value-type="string" office:string-value="  -6.53413133493457000E-02," calcext:value-type="string">
            <text:p><text:s text:c="2"/>-6.53413133493457000E-02,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0.063268440852629" calcext:value-type="float">
            <text:p>-6.326844085262900E-02</text:p>
          </table:table-cell>
          <table:table-cell table:formula="of:=&quot;  &quot;&amp;TEXT([.B1792];&quot;0.00000000000000000E+00&quot;)&amp;&quot;,&quot;" office:value-type="string" office:string-value="  -6.32684408526290000E-02," calcext:value-type="string">
            <text:p><text:s text:c="2"/>-6.32684408526290000E-02,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0.0609583708662097" calcext:value-type="float">
            <text:p>-6.095837086620970E-02</text:p>
          </table:table-cell>
          <table:table-cell table:formula="of:=&quot;  &quot;&amp;TEXT([.B1793];&quot;0.00000000000000000E+00&quot;)&amp;&quot;,&quot;" office:value-type="string" office:string-value="  -6.09583708662097000E-02," calcext:value-type="string">
            <text:p><text:s text:c="2"/>-6.09583708662097000E-02,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0.0584220988312244" calcext:value-type="float">
            <text:p>-5.842209883122440E-02</text:p>
          </table:table-cell>
          <table:table-cell table:formula="of:=&quot;  &quot;&amp;TEXT([.B1794];&quot;0.00000000000000000E+00&quot;)&amp;&quot;,&quot;" office:value-type="string" office:string-value="  -5.84220988312244000E-02," calcext:value-type="string">
            <text:p><text:s text:c="2"/>-5.84220988312244000E-02,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0.0556714722753196" calcext:value-type="float">
            <text:p>-5.567147227531960E-02</text:p>
          </table:table-cell>
          <table:table-cell table:formula="of:=&quot;  &quot;&amp;TEXT([.B1795];&quot;0.00000000000000000E+00&quot;)&amp;&quot;,&quot;" office:value-type="string" office:string-value="  -5.56714722753196000E-02," calcext:value-type="string">
            <text:p><text:s text:c="2"/>-5.56714722753196000E-02,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0.0527190318742573" calcext:value-type="float">
            <text:p>-5.271903187425730E-02</text:p>
          </table:table-cell>
          <table:table-cell table:formula="of:=&quot;  &quot;&amp;TEXT([.B1796];&quot;0.00000000000000000E+00&quot;)&amp;&quot;,&quot;" office:value-type="string" office:string-value="  -5.27190318742573000E-02," calcext:value-type="string">
            <text:p><text:s text:c="2"/>-5.27190318742573000E-02,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0.049578070090814" calcext:value-type="float">
            <text:p>-4.957807009081400E-02</text:p>
          </table:table-cell>
          <table:table-cell table:formula="of:=&quot;  &quot;&amp;TEXT([.B1797];&quot;0.00000000000000000E+00&quot;)&amp;&quot;,&quot;" office:value-type="string" office:string-value="  -4.95780700908140000E-02," calcext:value-type="string">
            <text:p><text:s text:c="2"/>-4.95780700908140000E-02,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0.0462624478292437" calcext:value-type="float">
            <text:p>-4.626244782924370E-02</text:p>
          </table:table-cell>
          <table:table-cell table:formula="of:=&quot;  &quot;&amp;TEXT([.B1798];&quot;0.00000000000000000E+00&quot;)&amp;&quot;,&quot;" office:value-type="string" office:string-value="  -4.62624478292437000E-02," calcext:value-type="string">
            <text:p><text:s text:c="2"/>-4.62624478292437000E-02,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0.0427866769490123" calcext:value-type="float">
            <text:p>-4.278667694901230E-02</text:p>
          </table:table-cell>
          <table:table-cell table:formula="of:=&quot;  &quot;&amp;TEXT([.B1799];&quot;0.00000000000000000E+00&quot;)&amp;&quot;,&quot;" office:value-type="string" office:string-value="  -4.27866769490123000E-02," calcext:value-type="string">
            <text:p><text:s text:c="2"/>-4.27866769490123000E-02,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0.0391656930374216" calcext:value-type="float">
            <text:p>-3.916569303742160E-02</text:p>
          </table:table-cell>
          <table:table-cell table:formula="of:=&quot;  &quot;&amp;TEXT([.B1800];&quot;0.00000000000000000E+00&quot;)&amp;&quot;,&quot;" office:value-type="string" office:string-value="  -3.91656930374216000E-02," calcext:value-type="string">
            <text:p><text:s text:c="2"/>-3.91656930374216000E-02,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0.0354149844298013" calcext:value-type="float">
            <text:p>-3.541498442980130E-02</text:p>
          </table:table-cell>
          <table:table-cell table:formula="of:=&quot;  &quot;&amp;TEXT([.B1801];&quot;0.00000000000000000E+00&quot;)&amp;&quot;,&quot;" office:value-type="string" office:string-value="  -3.54149844298013000E-02," calcext:value-type="string">
            <text:p><text:s text:c="2"/>-3.54149844298013000E-02,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0.0315503126745695" calcext:value-type="float">
            <text:p>-3.155031267456950E-02</text:p>
          </table:table-cell>
          <table:table-cell table:formula="of:=&quot;  &quot;&amp;TEXT([.B1802];&quot;0.00000000000000000E+00&quot;)&amp;&quot;,&quot;" office:value-type="string" office:string-value="  -3.15503126745695000E-02," calcext:value-type="string">
            <text:p><text:s text:c="2"/>-3.15503126745695000E-02,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0.0275878604471846" calcext:value-type="float">
            <text:p>-2.758786044718460E-02</text:p>
          </table:table-cell>
          <table:table-cell table:formula="of:=&quot;  &quot;&amp;TEXT([.B1803];&quot;0.00000000000000000E+00&quot;)&amp;&quot;,&quot;" office:value-type="string" office:string-value="  -2.75878604471846000E-02," calcext:value-type="string">
            <text:p><text:s text:c="2"/>-2.75878604471846000E-02,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0.0235440310547684" calcext:value-type="float">
            <text:p>-2.354403105476840E-02</text:p>
          </table:table-cell>
          <table:table-cell table:formula="of:=&quot;  &quot;&amp;TEXT([.B1804];&quot;0.00000000000000000E+00&quot;)&amp;&quot;,&quot;" office:value-type="string" office:string-value="  -2.35440310547684000E-02," calcext:value-type="string">
            <text:p><text:s text:c="2"/>-2.35440310547684000E-02,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0.0194352752264916" calcext:value-type="float">
            <text:p>-1.943527522649160E-02</text:p>
          </table:table-cell>
          <table:table-cell table:formula="of:=&quot;  &quot;&amp;TEXT([.B1805];&quot;0.00000000000000000E+00&quot;)&amp;&quot;,&quot;" office:value-type="string" office:string-value="  -1.94352752264916000E-02," calcext:value-type="string">
            <text:p><text:s text:c="2"/>-1.94352752264916000E-02,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0.0152786126682052" calcext:value-type="float">
            <text:p>-1.527861266820520E-02</text:p>
          </table:table-cell>
          <table:table-cell table:formula="of:=&quot;  &quot;&amp;TEXT([.B1806];&quot;0.00000000000000000E+00&quot;)&amp;&quot;,&quot;" office:value-type="string" office:string-value="  -1.52786126682052000E-02," calcext:value-type="string">
            <text:p><text:s text:c="2"/>-1.52786126682052000E-02,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0.0110902960392497" calcext:value-type="float">
            <text:p>-1.109029603924970E-02</text:p>
          </table:table-cell>
          <table:table-cell table:formula="of:=&quot;  &quot;&amp;TEXT([.B1807];&quot;0.00000000000000000E+00&quot;)&amp;&quot;,&quot;" office:value-type="string" office:string-value="  -1.10902960392497000E-02," calcext:value-type="string">
            <text:p><text:s text:c="2"/>-1.10902960392497000E-02,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0.00688764377016265" calcext:value-type="float">
            <text:p>-6.887643770162650E-03</text:p>
          </table:table-cell>
          <table:table-cell table:formula="of:=&quot;  &quot;&amp;TEXT([.B1808];&quot;0.00000000000000000E+00&quot;)&amp;&quot;,&quot;" office:value-type="string" office:string-value="  -6.88764377016265000E-03," calcext:value-type="string">
            <text:p><text:s text:c="2"/>-6.88764377016265000E-03,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0.00268692939167927" calcext:value-type="float">
            <text:p>-2.686929391679270E-03</text:p>
          </table:table-cell>
          <table:table-cell table:formula="of:=&quot;  &quot;&amp;TEXT([.B1809];&quot;0.00000000000000000E+00&quot;)&amp;&quot;,&quot;" office:value-type="string" office:string-value="  -2.68692939167927000E-03," calcext:value-type="string">
            <text:p><text:s text:c="2"/>-2.68692939167927000E-03,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14952492458656" calcext:value-type="float">
            <text:p>1.495249245865600E-03</text:p>
          </table:table-cell>
          <table:table-cell table:formula="of:=&quot;  &quot;&amp;TEXT([.B1810];&quot;0.00000000000000000E+00&quot;)&amp;&quot;,&quot;" office:value-type="string" office:string-value="  1.49524924586560000E-03," calcext:value-type="string">
            <text:p><text:s text:c="2"/>1.49524924586560000E-03,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564237383381462" calcext:value-type="float">
            <text:p>5.642373833814620E-03</text:p>
          </table:table-cell>
          <table:table-cell table:formula="of:=&quot;  &quot;&amp;TEXT([.B1811];&quot;0.00000000000000000E+00&quot;)&amp;&quot;,&quot;" office:value-type="string" office:string-value="  5.64237383381462000E-03," calcext:value-type="string">
            <text:p><text:s text:c="2"/>5.64237383381462000E-03,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973851010858379" calcext:value-type="float">
            <text:p>9.738510108583790E-03</text:p>
          </table:table-cell>
          <table:table-cell table:formula="of:=&quot;  &quot;&amp;TEXT([.B1812];&quot;0.00000000000000000E+00&quot;)&amp;&quot;,&quot;" office:value-type="string" office:string-value="  9.73851010858379000E-03," calcext:value-type="string">
            <text:p><text:s text:c="2"/>9.73851010858379000E-03,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137680195764744" calcext:value-type="float">
            <text:p>1.376801957647440E-02</text:p>
          </table:table-cell>
          <table:table-cell table:formula="of:=&quot;  &quot;&amp;TEXT([.B1813];&quot;0.00000000000000000E+00&quot;)&amp;&quot;,&quot;" office:value-type="string" office:string-value="  1.37680195764744000E-02," calcext:value-type="string">
            <text:p><text:s text:c="2"/>1.37680195764744000E-02,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177153393475583" calcext:value-type="float">
            <text:p>1.771533934755830E-02</text:p>
          </table:table-cell>
          <table:table-cell table:formula="of:=&quot;  &quot;&amp;TEXT([.B1814];&quot;0.00000000000000000E+00&quot;)&amp;&quot;,&quot;" office:value-type="string" office:string-value="  1.77153393475583000E-02," calcext:value-type="string">
            <text:p><text:s text:c="2"/>1.77153393475583000E-02,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215655831134425" calcext:value-type="float">
            <text:p>2.156558311344250E-02</text:p>
          </table:table-cell>
          <table:table-cell table:formula="of:=&quot;  &quot;&amp;TEXT([.B1815];&quot;0.00000000000000000E+00&quot;)&amp;&quot;,&quot;" office:value-type="string" office:string-value="  2.15655831134425000E-02," calcext:value-type="string">
            <text:p><text:s text:c="2"/>2.15655831134425000E-02,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253044286488676" calcext:value-type="float">
            <text:p>2.530442864886760E-02</text:p>
          </table:table-cell>
          <table:table-cell table:formula="of:=&quot;  &quot;&amp;TEXT([.B1816];&quot;0.00000000000000000E+00&quot;)&amp;&quot;,&quot;" office:value-type="string" office:string-value="  2.53044286488676000E-02," calcext:value-type="string">
            <text:p><text:s text:c="2"/>2.53044286488676000E-02,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289179771731511" calcext:value-type="float">
            <text:p>2.891797717315110E-02</text:p>
          </table:table-cell>
          <table:table-cell table:formula="of:=&quot;  &quot;&amp;TEXT([.B1817];&quot;0.00000000000000000E+00&quot;)&amp;&quot;,&quot;" office:value-type="string" office:string-value="  2.89179771731511000E-02," calcext:value-type="string">
            <text:p><text:s text:c="2"/>2.89179771731511000E-02,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323928118883312" calcext:value-type="float">
            <text:p>3.239281188833120E-02</text:p>
          </table:table-cell>
          <table:table-cell table:formula="of:=&quot;  &quot;&amp;TEXT([.B1818];&quot;0.00000000000000000E+00&quot;)&amp;&quot;,&quot;" office:value-type="string" office:string-value="  3.23928118883312000E-02," calcext:value-type="string">
            <text:p><text:s text:c="2"/>3.23928118883312000E-02,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3571632870767" calcext:value-type="float">
            <text:p>3.571632870767000E-02</text:p>
          </table:table-cell>
          <table:table-cell table:formula="of:=&quot;  &quot;&amp;TEXT([.B1819];&quot;0.00000000000000000E+00&quot;)&amp;&quot;,&quot;" office:value-type="string" office:string-value="  3.57163287076700000E-02," calcext:value-type="string">
            <text:p><text:s text:c="2"/>3.57163287076700000E-02,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388766250887026" calcext:value-type="float">
            <text:p>3.887662508870260E-02</text:p>
          </table:table-cell>
          <table:table-cell table:formula="of:=&quot;  &quot;&amp;TEXT([.B1820];&quot;0.00000000000000000E+00&quot;)&amp;&quot;,&quot;" office:value-type="string" office:string-value="  3.88766250887026000E-02," calcext:value-type="string">
            <text:p><text:s text:c="2"/>3.88766250887026000E-02,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418624491132569" calcext:value-type="float">
            <text:p>4.186244911325690E-02</text:p>
          </table:table-cell>
          <table:table-cell table:formula="of:=&quot;  &quot;&amp;TEXT([.B1821];&quot;0.00000000000000000E+00&quot;)&amp;&quot;,&quot;" office:value-type="string" office:string-value="  4.18624491132569000E-02," calcext:value-type="string">
            <text:p><text:s text:c="2"/>4.18624491132569000E-02,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446632240436391" calcext:value-type="float">
            <text:p>4.466322404363910E-02</text:p>
          </table:table-cell>
          <table:table-cell table:formula="of:=&quot;  &quot;&amp;TEXT([.B1822];&quot;0.00000000000000000E+00&quot;)&amp;&quot;,&quot;" office:value-type="string" office:string-value="  4.46632240436391000E-02," calcext:value-type="string">
            <text:p><text:s text:c="2"/>4.46632240436391000E-02,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472692659970668" calcext:value-type="float">
            <text:p>4.726926599706680E-02</text:p>
          </table:table-cell>
          <table:table-cell table:formula="of:=&quot;  &quot;&amp;TEXT([.B1823];&quot;0.00000000000000000E+00&quot;)&amp;&quot;,&quot;" office:value-type="string" office:string-value="  4.72692659970668000E-02," calcext:value-type="string">
            <text:p><text:s text:c="2"/>4.72692659970668000E-02,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496717539548225" calcext:value-type="float">
            <text:p>4.967175395482250E-02</text:p>
          </table:table-cell>
          <table:table-cell table:formula="of:=&quot;  &quot;&amp;TEXT([.B1824];&quot;0.00000000000000000E+00&quot;)&amp;&quot;,&quot;" office:value-type="string" office:string-value="  4.96717539548225000E-02," calcext:value-type="string">
            <text:p><text:s text:c="2"/>4.96717539548225000E-02,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518627039369975" calcext:value-type="float">
            <text:p>5.186270393699750E-02</text:p>
          </table:table-cell>
          <table:table-cell table:formula="of:=&quot;  &quot;&amp;TEXT([.B1825];&quot;0.00000000000000000E+00&quot;)&amp;&quot;,&quot;" office:value-type="string" office:string-value="  5.18627039369975000E-02," calcext:value-type="string">
            <text:p><text:s text:c="2"/>5.18627039369975000E-02,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53834917199526" calcext:value-type="float">
            <text:p>5.383491719952600E-02</text:p>
          </table:table-cell>
          <table:table-cell table:formula="of:=&quot;  &quot;&amp;TEXT([.B1826];&quot;0.00000000000000000E+00&quot;)&amp;&quot;,&quot;" office:value-type="string" office:string-value="  5.38349171995260000E-02," calcext:value-type="string">
            <text:p><text:s text:c="2"/>5.38349171995260000E-02,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555821184150862" calcext:value-type="float">
            <text:p>5.558211841508620E-02</text:p>
          </table:table-cell>
          <table:table-cell table:formula="of:=&quot;  &quot;&amp;TEXT([.B1827];&quot;0.00000000000000000E+00&quot;)&amp;&quot;,&quot;" office:value-type="string" office:string-value="  5.55821184150862000E-02," calcext:value-type="string">
            <text:p><text:s text:c="2"/>5.55821184150862000E-02,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570989816995082" calcext:value-type="float">
            <text:p>5.709898169950820E-02</text:p>
          </table:table-cell>
          <table:table-cell table:formula="of:=&quot;  &quot;&amp;TEXT([.B1828];&quot;0.00000000000000000E+00&quot;)&amp;&quot;,&quot;" office:value-type="string" office:string-value="  5.70989816995082000E-02," calcext:value-type="string">
            <text:p><text:s text:c="2"/>5.70989816995082000E-02,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583811473510326" calcext:value-type="float">
            <text:p>5.838114735103260E-02</text:p>
          </table:table-cell>
          <table:table-cell table:formula="of:=&quot;  &quot;&amp;TEXT([.B1829];&quot;0.00000000000000000E+00&quot;)&amp;&quot;,&quot;" office:value-type="string" office:string-value="  5.83811473510326000E-02," calcext:value-type="string">
            <text:p><text:s text:c="2"/>5.83811473510326000E-02,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594251347689805" calcext:value-type="float">
            <text:p>5.942513476898050E-02</text:p>
          </table:table-cell>
          <table:table-cell table:formula="of:=&quot;  &quot;&amp;TEXT([.B1830];&quot;0.00000000000000000E+00&quot;)&amp;&quot;,&quot;" office:value-type="string" office:string-value="  5.94251347689805000E-02," calcext:value-type="string">
            <text:p><text:s text:c="2"/>5.94251347689805000E-02,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602283781077955" calcext:value-type="float">
            <text:p>6.022837810779550E-02</text:p>
          </table:table-cell>
          <table:table-cell table:formula="of:=&quot;  &quot;&amp;TEXT([.B1831];&quot;0.00000000000000000E+00&quot;)&amp;&quot;,&quot;" office:value-type="string" office:string-value="  6.02283781077955000E-02," calcext:value-type="string">
            <text:p><text:s text:c="2"/>6.02283781077955000E-02,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607892431014218" calcext:value-type="float">
            <text:p>6.078924310142180E-02</text:p>
          </table:table-cell>
          <table:table-cell table:formula="of:=&quot;  &quot;&amp;TEXT([.B1832];&quot;0.00000000000000000E+00&quot;)&amp;&quot;,&quot;" office:value-type="string" office:string-value="  6.07892431014218000E-02," calcext:value-type="string">
            <text:p><text:s text:c="2"/>6.07892431014218000E-02,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61107088632559" calcext:value-type="float">
            <text:p>6.110708863255900E-02</text:p>
          </table:table-cell>
          <table:table-cell table:formula="of:=&quot;  &quot;&amp;TEXT([.B1833];&quot;0.00000000000000000E+00&quot;)&amp;&quot;,&quot;" office:value-type="string" office:string-value="  6.11070886325590000E-02," calcext:value-type="string">
            <text:p><text:s text:c="2"/>6.11070886325590000E-02,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611822128129074" calcext:value-type="float">
            <text:p>6.118221281290740E-02</text:p>
          </table:table-cell>
          <table:table-cell table:formula="of:=&quot;  &quot;&amp;TEXT([.B1834];&quot;0.00000000000000000E+00&quot;)&amp;&quot;,&quot;" office:value-type="string" office:string-value="  6.11822128129074000E-02," calcext:value-type="string">
            <text:p><text:s text:c="2"/>6.11822128129074000E-02,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610158348304948" calcext:value-type="float">
            <text:p>6.101583483049480E-02</text:p>
          </table:table-cell>
          <table:table-cell table:formula="of:=&quot;  &quot;&amp;TEXT([.B1835];&quot;0.00000000000000000E+00&quot;)&amp;&quot;,&quot;" office:value-type="string" office:string-value="  6.10158348304948000E-02," calcext:value-type="string">
            <text:p><text:s text:c="2"/>6.10158348304948000E-02,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606100397071235" calcext:value-type="float">
            <text:p>6.061003970712350E-02</text:p>
          </table:table-cell>
          <table:table-cell table:formula="of:=&quot;  &quot;&amp;TEXT([.B1836];&quot;0.00000000000000000E+00&quot;)&amp;&quot;,&quot;" office:value-type="string" office:string-value="  6.06100397071235000E-02," calcext:value-type="string">
            <text:p><text:s text:c="2"/>6.06100397071235000E-02,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599678165038936" calcext:value-type="float">
            <text:p>5.996781650389360E-02</text:p>
          </table:table-cell>
          <table:table-cell table:formula="of:=&quot;  &quot;&amp;TEXT([.B1837];&quot;0.00000000000000000E+00&quot;)&amp;&quot;,&quot;" office:value-type="string" office:string-value="  5.99678165038936000E-02," calcext:value-type="string">
            <text:p><text:s text:c="2"/>5.99678165038936000E-02,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590930418593975" calcext:value-type="float">
            <text:p>5.909304185939750E-02</text:p>
          </table:table-cell>
          <table:table-cell table:formula="of:=&quot;  &quot;&amp;TEXT([.B1838];&quot;0.00000000000000000E+00&quot;)&amp;&quot;,&quot;" office:value-type="string" office:string-value="  5.90930418593975000E-02," calcext:value-type="string">
            <text:p><text:s text:c="2"/>5.90930418593975000E-02,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579904852895661" calcext:value-type="float">
            <text:p>5.799048528956610E-02</text:p>
          </table:table-cell>
          <table:table-cell table:formula="of:=&quot;  &quot;&amp;TEXT([.B1839];&quot;0.00000000000000000E+00&quot;)&amp;&quot;,&quot;" office:value-type="string" office:string-value="  5.79904852895661000E-02," calcext:value-type="string">
            <text:p><text:s text:c="2"/>5.79904852895661000E-02,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56665738356843" calcext:value-type="float">
            <text:p>5.666573835684300E-02</text:p>
          </table:table-cell>
          <table:table-cell table:formula="of:=&quot;  &quot;&amp;TEXT([.B1840];&quot;0.00000000000000000E+00&quot;)&amp;&quot;,&quot;" office:value-type="string" office:string-value="  5.66657383568430000E-02," calcext:value-type="string">
            <text:p><text:s text:c="2"/>5.66657383568430000E-02,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551251844428444" calcext:value-type="float">
            <text:p>5.512518444284440E-02</text:p>
          </table:table-cell>
          <table:table-cell table:formula="of:=&quot;  &quot;&amp;TEXT([.B1841];&quot;0.00000000000000000E+00&quot;)&amp;&quot;,&quot;" office:value-type="string" office:string-value="  5.51251844428444000E-02," calcext:value-type="string">
            <text:p><text:s text:c="2"/>5.51251844428444000E-02,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533759513483269" calcext:value-type="float">
            <text:p>5.337595134832690E-02</text:p>
          </table:table-cell>
          <table:table-cell table:formula="of:=&quot;  &quot;&amp;TEXT([.B1842];&quot;0.00000000000000000E+00&quot;)&amp;&quot;,&quot;" office:value-type="string" office:string-value="  5.33759513483269000E-02," calcext:value-type="string">
            <text:p><text:s text:c="2"/>5.33759513483269000E-02,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514259192681032" calcext:value-type="float">
            <text:p>5.142591926810320E-02</text:p>
          </table:table-cell>
          <table:table-cell table:formula="of:=&quot;  &quot;&amp;TEXT([.B1843];&quot;0.00000000000000000E+00&quot;)&amp;&quot;,&quot;" office:value-type="string" office:string-value="  5.14259192681032000E-02," calcext:value-type="string">
            <text:p><text:s text:c="2"/>5.14259192681032000E-02,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492836813913873" calcext:value-type="float">
            <text:p>4.928368139138730E-02</text:p>
          </table:table-cell>
          <table:table-cell table:formula="of:=&quot;  &quot;&amp;TEXT([.B1844];&quot;0.00000000000000000E+00&quot;)&amp;&quot;,&quot;" office:value-type="string" office:string-value="  4.92836813913873000E-02," calcext:value-type="string">
            <text:p><text:s text:c="2"/>4.92836813913873000E-02,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469585231776223" calcext:value-type="float">
            <text:p>4.695852317762230E-02</text:p>
          </table:table-cell>
          <table:table-cell table:formula="of:=&quot;  &quot;&amp;TEXT([.B1845];&quot;0.00000000000000000E+00&quot;)&amp;&quot;,&quot;" office:value-type="string" office:string-value="  4.69585231776223000E-02," calcext:value-type="string">
            <text:p><text:s text:c="2"/>4.69585231776223000E-02,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444603451855876" calcext:value-type="float">
            <text:p>4.446034518558760E-02</text:p>
          </table:table-cell>
          <table:table-cell table:formula="of:=&quot;  &quot;&amp;TEXT([.B1846];&quot;0.00000000000000000E+00&quot;)&amp;&quot;,&quot;" office:value-type="string" office:string-value="  4.44603451855876000E-02," calcext:value-type="string">
            <text:p><text:s text:c="2"/>4.44603451855876000E-02,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417996298276956" calcext:value-type="float">
            <text:p>4.179962982769560E-02</text:p>
          </table:table-cell>
          <table:table-cell table:formula="of:=&quot;  &quot;&amp;TEXT([.B1847];&quot;0.00000000000000000E+00&quot;)&amp;&quot;,&quot;" office:value-type="string" office:string-value="  4.17996298276956000E-02," calcext:value-type="string">
            <text:p><text:s text:c="2"/>4.17996298276956000E-02,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389873763314403" calcext:value-type="float">
            <text:p>3.898737633144030E-02</text:p>
          </table:table-cell>
          <table:table-cell table:formula="of:=&quot;  &quot;&amp;TEXT([.B1848];&quot;0.00000000000000000E+00&quot;)&amp;&quot;,&quot;" office:value-type="string" office:string-value="  3.89873763314403000E-02," calcext:value-type="string">
            <text:p><text:s text:c="2"/>3.89873763314403000E-02,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360350899675823" calcext:value-type="float">
            <text:p>3.603508996758230E-02</text:p>
          </table:table-cell>
          <table:table-cell table:formula="of:=&quot;  &quot;&amp;TEXT([.B1849];&quot;0.00000000000000000E+00&quot;)&amp;&quot;,&quot;" office:value-type="string" office:string-value="  3.60350899675823000E-02," calcext:value-type="string">
            <text:p><text:s text:c="2"/>3.60350899675823000E-02,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32954727431805" calcext:value-type="float">
            <text:p>3.295472743180500E-02</text:p>
          </table:table-cell>
          <table:table-cell table:formula="of:=&quot;  &quot;&amp;TEXT([.B1850];&quot;0.00000000000000000E+00&quot;)&amp;&quot;,&quot;" office:value-type="string" office:string-value="  3.29547274318050000E-02," calcext:value-type="string">
            <text:p><text:s text:c="2"/>3.29547274318050000E-02,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297586691743891" calcext:value-type="float">
            <text:p>2.975866917438910E-02</text:p>
          </table:table-cell>
          <table:table-cell table:formula="of:=&quot;  &quot;&amp;TEXT([.B1851];&quot;0.00000000000000000E+00&quot;)&amp;&quot;,&quot;" office:value-type="string" office:string-value="  2.97586691743891000E-02," calcext:value-type="string">
            <text:p><text:s text:c="2"/>2.97586691743891000E-02,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264596437877729" calcext:value-type="float">
            <text:p>2.645964378777290E-02</text:p>
          </table:table-cell>
          <table:table-cell table:formula="of:=&quot;  &quot;&amp;TEXT([.B1852];&quot;0.00000000000000000E+00&quot;)&amp;&quot;,&quot;" office:value-type="string" office:string-value="  2.64596437877729000E-02," calcext:value-type="string">
            <text:p><text:s text:c="2"/>2.64596437877729000E-02,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230706831479521" calcext:value-type="float">
            <text:p>2.307068314795210E-02</text:p>
          </table:table-cell>
          <table:table-cell table:formula="of:=&quot;  &quot;&amp;TEXT([.B1853];&quot;0.00000000000000000E+00&quot;)&amp;&quot;,&quot;" office:value-type="string" office:string-value="  2.30706831479521000E-02," calcext:value-type="string">
            <text:p><text:s text:c="2"/>2.30706831479521000E-02,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196050518972206" calcext:value-type="float">
            <text:p>1.960505189722060E-02</text:p>
          </table:table-cell>
          <table:table-cell table:formula="of:=&quot;  &quot;&amp;TEXT([.B1854];&quot;0.00000000000000000E+00&quot;)&amp;&quot;,&quot;" office:value-type="string" office:string-value="  1.96050518972206000E-02," calcext:value-type="string">
            <text:p><text:s text:c="2"/>1.96050518972206000E-02,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160762198398843" calcext:value-type="float">
            <text:p>1.607621983988430E-02</text:p>
          </table:table-cell>
          <table:table-cell table:formula="of:=&quot;  &quot;&amp;TEXT([.B1855];&quot;0.00000000000000000E+00&quot;)&amp;&quot;,&quot;" office:value-type="string" office:string-value="  1.60762198398843000E-02," calcext:value-type="string">
            <text:p><text:s text:c="2"/>1.60762198398843000E-02,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124978069452624" calcext:value-type="float">
            <text:p>1.249780694526240E-02</text:p>
          </table:table-cell>
          <table:table-cell table:formula="of:=&quot;  &quot;&amp;TEXT([.B1856];&quot;0.00000000000000000E+00&quot;)&amp;&quot;,&quot;" office:value-type="string" office:string-value="  1.24978069452624000E-02," calcext:value-type="string">
            <text:p><text:s text:c="2"/>1.24978069452624000E-02,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888354999641413" calcext:value-type="float">
            <text:p>8.883549996414130E-03</text:p>
          </table:table-cell>
          <table:table-cell table:formula="of:=&quot;  &quot;&amp;TEXT([.B1857];&quot;0.00000000000000000E+00&quot;)&amp;&quot;,&quot;" office:value-type="string" office:string-value="  8.88354999641413000E-03," calcext:value-type="string">
            <text:p><text:s text:c="2"/>8.88354999641413000E-03,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524723755335635" calcext:value-type="float">
            <text:p>5.247237553356350E-03</text:p>
          </table:table-cell>
          <table:table-cell table:formula="of:=&quot;  &quot;&amp;TEXT([.B1858];&quot;0.00000000000000000E+00&quot;)&amp;&quot;,&quot;" office:value-type="string" office:string-value="  5.24723755335635000E-03," calcext:value-type="string">
            <text:p><text:s text:c="2"/>5.24723755335635000E-03,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160266482441872" calcext:value-type="float">
            <text:p>1.602664824418720E-03</text:p>
          </table:table-cell>
          <table:table-cell table:formula="of:=&quot;  &quot;&amp;TEXT([.B1859];&quot;0.00000000000000000E+00&quot;)&amp;&quot;,&quot;" office:value-type="string" office:string-value="  1.60266482441872000E-03," calcext:value-type="string">
            <text:p><text:s text:c="2"/>1.60266482441872000E-03,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0.0020364354148321" calcext:value-type="float">
            <text:p>-2.036435414832100E-03</text:p>
          </table:table-cell>
          <table:table-cell table:formula="of:=&quot;  &quot;&amp;TEXT([.B1860];&quot;0.00000000000000000E+00&quot;)&amp;&quot;,&quot;" office:value-type="string" office:string-value="  -2.03643541483210000E-03," calcext:value-type="string">
            <text:p><text:s text:c="2"/>-2.03643541483210000E-03,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0.00565643430890704" calcext:value-type="float">
            <text:p>-5.656434308907040E-03</text:p>
          </table:table-cell>
          <table:table-cell table:formula="of:=&quot;  &quot;&amp;TEXT([.B1861];&quot;0.00000000000000000E+00&quot;)&amp;&quot;,&quot;" office:value-type="string" office:string-value="  -5.65643430890704000E-03," calcext:value-type="string">
            <text:p><text:s text:c="2"/>-5.65643430890704000E-03,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0.00924385729718829" calcext:value-type="float">
            <text:p>-9.243857297188290E-03</text:p>
          </table:table-cell>
          <table:table-cell table:formula="of:=&quot;  &quot;&amp;TEXT([.B1862];&quot;0.00000000000000000E+00&quot;)&amp;&quot;,&quot;" office:value-type="string" office:string-value="  -9.24385729718829000E-03," calcext:value-type="string">
            <text:p><text:s text:c="2"/>-9.24385729718829000E-03,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0127854145415667" calcext:value-type="float">
            <text:p>-1.278541454156670E-02</text:p>
          </table:table-cell>
          <table:table-cell table:formula="of:=&quot;  &quot;&amp;TEXT([.B1863];&quot;0.00000000000000000E+00&quot;)&amp;&quot;,&quot;" office:value-type="string" office:string-value="  -1.27854145415667000E-02," calcext:value-type="string">
            <text:p><text:s text:c="2"/>-1.27854145415667000E-02,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0.0162680532351488" calcext:value-type="float">
            <text:p>-1.626805323514880E-02</text:p>
          </table:table-cell>
          <table:table-cell table:formula="of:=&quot;  &quot;&amp;TEXT([.B1864];&quot;0.00000000000000000E+00&quot;)&amp;&quot;,&quot;" office:value-type="string" office:string-value="  -1.62680532351488000E-02," calcext:value-type="string">
            <text:p><text:s text:c="2"/>-1.62680532351488000E-02,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0.0196789955554056" calcext:value-type="float">
            <text:p>-1.967899555540560E-02</text:p>
          </table:table-cell>
          <table:table-cell table:formula="of:=&quot;  &quot;&amp;TEXT([.B1865];&quot;0.00000000000000000E+00&quot;)&amp;&quot;,&quot;" office:value-type="string" office:string-value="  -1.96789955554056000E-02," calcext:value-type="string">
            <text:p><text:s text:c="2"/>-1.96789955554056000E-02,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0.0230057948759338" calcext:value-type="float">
            <text:p>-2.300579487593380E-02</text:p>
          </table:table-cell>
          <table:table-cell table:formula="of:=&quot;  &quot;&amp;TEXT([.B1866];&quot;0.00000000000000000E+00&quot;)&amp;&quot;,&quot;" office:value-type="string" office:string-value="  -2.30057948759338000E-02," calcext:value-type="string">
            <text:p><text:s text:c="2"/>-2.30057948759338000E-02,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0.0262363739978202" calcext:value-type="float">
            <text:p>-2.623637399782020E-02</text:p>
          </table:table-cell>
          <table:table-cell table:formula="of:=&quot;  &quot;&amp;TEXT([.B1867];&quot;0.00000000000000000E+00&quot;)&amp;&quot;,&quot;" office:value-type="string" office:string-value="  -2.62363739978202000E-02," calcext:value-type="string">
            <text:p><text:s text:c="2"/>-2.62363739978202000E-02,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0.0293590736258304" calcext:value-type="float">
            <text:p>-2.935907362583040E-02</text:p>
          </table:table-cell>
          <table:table-cell table:formula="of:=&quot;  &quot;&amp;TEXT([.B1868];&quot;0.00000000000000000E+00&quot;)&amp;&quot;,&quot;" office:value-type="string" office:string-value="  -2.93590736258304000E-02," calcext:value-type="string">
            <text:p><text:s text:c="2"/>-2.93590736258304000E-02,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0.0323626810677952" calcext:value-type="float">
            <text:p>-3.236268106779520E-02</text:p>
          </table:table-cell>
          <table:table-cell table:formula="of:=&quot;  &quot;&amp;TEXT([.B1869];&quot;0.00000000000000000E+00&quot;)&amp;&quot;,&quot;" office:value-type="string" office:string-value="  -3.23626810677952000E-02," calcext:value-type="string">
            <text:p><text:s text:c="2"/>-3.23626810677952000E-02,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0.0352364667869335" calcext:value-type="float">
            <text:p>-3.523646678693350E-02</text:p>
          </table:table-cell>
          <table:table-cell table:formula="of:=&quot;  &quot;&amp;TEXT([.B1870];&quot;0.00000000000000000E+00&quot;)&amp;&quot;,&quot;" office:value-type="string" office:string-value="  -3.52364667869335000E-02," calcext:value-type="string">
            <text:p><text:s text:c="2"/>-3.52364667869335000E-02,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0.0379702066009329" calcext:value-type="float">
            <text:p>-3.797020660093290E-02</text:p>
          </table:table-cell>
          <table:table-cell table:formula="of:=&quot;  &quot;&amp;TEXT([.B1871];&quot;0.00000000000000000E+00&quot;)&amp;&quot;,&quot;" office:value-type="string" office:string-value="  -3.79702066009329000E-02," calcext:value-type="string">
            <text:p><text:s text:c="2"/>-3.79702066009329000E-02,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0.0405542203273369" calcext:value-type="float">
            <text:p>-4.055422032733690E-02</text:p>
          </table:table-cell>
          <table:table-cell table:formula="of:=&quot;  &quot;&amp;TEXT([.B1872];&quot;0.00000000000000000E+00&quot;)&amp;&quot;,&quot;" office:value-type="string" office:string-value="  -4.05542203273369000E-02," calcext:value-type="string">
            <text:p><text:s text:c="2"/>-4.05542203273369000E-02,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0.0429793981693695" calcext:value-type="float">
            <text:p>-4.297939816936950E-02</text:p>
          </table:table-cell>
          <table:table-cell table:formula="of:=&quot;  &quot;&amp;TEXT([.B1873];&quot;0.00000000000000000E+00&quot;)&amp;&quot;,&quot;" office:value-type="string" office:string-value="  -4.29793981693695000E-02," calcext:value-type="string">
            <text:p><text:s text:c="2"/>-4.29793981693695000E-02,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0.0452372371788035" calcext:value-type="float">
            <text:p>-4.523723717880350E-02</text:p>
          </table:table-cell>
          <table:table-cell table:formula="of:=&quot;  &quot;&amp;TEXT([.B1874];&quot;0.00000000000000000E+00&quot;)&amp;&quot;,&quot;" office:value-type="string" office:string-value="  -4.52372371788035000E-02," calcext:value-type="string">
            <text:p><text:s text:c="2"/>-4.52372371788035000E-02,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0.0473198593953413" calcext:value-type="float">
            <text:p>-4.731985939534130E-02</text:p>
          </table:table-cell>
          <table:table-cell table:formula="of:=&quot;  &quot;&amp;TEXT([.B1875];&quot;0.00000000000000000E+00&quot;)&amp;&quot;,&quot;" office:value-type="string" office:string-value="  -4.73198593953413000E-02," calcext:value-type="string">
            <text:p><text:s text:c="2"/>-4.73198593953413000E-02,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0.0492200428474014" calcext:value-type="float">
            <text:p>-4.922004284740140E-02</text:p>
          </table:table-cell>
          <table:table-cell table:formula="of:=&quot;  &quot;&amp;TEXT([.B1876];&quot;0.00000000000000000E+00&quot;)&amp;&quot;,&quot;" office:value-type="string" office:string-value="  -4.92200428474014000E-02," calcext:value-type="string">
            <text:p><text:s text:c="2"/>-4.92200428474014000E-02,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0.0509312298178136" calcext:value-type="float">
            <text:p>-5.093122981781360E-02</text:p>
          </table:table-cell>
          <table:table-cell table:formula="of:=&quot;  &quot;&amp;TEXT([.B1877];&quot;0.00000000000000000E+00&quot;)&amp;&quot;,&quot;" office:value-type="string" office:string-value="  -5.09312298178136000E-02," calcext:value-type="string">
            <text:p><text:s text:c="2"/>-5.09312298178136000E-02,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0.0524475438439431" calcext:value-type="float">
            <text:p>-5.244754384394310E-02</text:p>
          </table:table-cell>
          <table:table-cell table:formula="of:=&quot;  &quot;&amp;TEXT([.B1878];&quot;0.00000000000000000E+00&quot;)&amp;&quot;,&quot;" office:value-type="string" office:string-value="  -5.24475438439431000E-02," calcext:value-type="string">
            <text:p><text:s text:c="2"/>-5.24475438439431000E-02,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0.0537637968210374" calcext:value-type="float">
            <text:p>-5.376379682103740E-02</text:p>
          </table:table-cell>
          <table:table-cell table:formula="of:=&quot;  &quot;&amp;TEXT([.B1879];&quot;0.00000000000000000E+00&quot;)&amp;&quot;,&quot;" office:value-type="string" office:string-value="  -5.37637968210374000E-02," calcext:value-type="string">
            <text:p><text:s text:c="2"/>-5.37637968210374000E-02,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0.054875507380602" calcext:value-type="float">
            <text:p>-5.487550738060200E-02</text:p>
          </table:table-cell>
          <table:table-cell table:formula="of:=&quot;  &quot;&amp;TEXT([.B1880];&quot;0.00000000000000000E+00&quot;)&amp;&quot;,&quot;" office:value-type="string" office:string-value="  -5.48755073806020000E-02," calcext:value-type="string">
            <text:p><text:s text:c="2"/>-5.48755073806020000E-02,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0.0557789050355254" calcext:value-type="float">
            <text:p>-5.577890503552540E-02</text:p>
          </table:table-cell>
          <table:table-cell table:formula="of:=&quot;  &quot;&amp;TEXT([.B1881];&quot;0.00000000000000000E+00&quot;)&amp;&quot;,&quot;" office:value-type="string" office:string-value="  -5.57789050355254000E-02," calcext:value-type="string">
            <text:p><text:s text:c="2"/>-5.57789050355254000E-02,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0.0564709421914694" calcext:value-type="float">
            <text:p>-5.647094219146940E-02</text:p>
          </table:table-cell>
          <table:table-cell table:formula="of:=&quot;  &quot;&amp;TEXT([.B1882];&quot;0.00000000000000000E+00&quot;)&amp;&quot;,&quot;" office:value-type="string" office:string-value="  -5.64709421914694000E-02," calcext:value-type="string">
            <text:p><text:s text:c="2"/>-5.64709421914694000E-02,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0.0569492966650506" calcext:value-type="float">
            <text:p>-5.694929666505060E-02</text:p>
          </table:table-cell>
          <table:table-cell table:formula="of:=&quot;  &quot;&amp;TEXT([.B1883];&quot;0.00000000000000000E+00&quot;)&amp;&quot;,&quot;" office:value-type="string" office:string-value="  -5.69492966650506000E-02," calcext:value-type="string">
            <text:p><text:s text:c="2"/>-5.69492966650506000E-02,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0.0572123780689107" calcext:value-type="float">
            <text:p>-5.721237806891070E-02</text:p>
          </table:table-cell>
          <table:table-cell table:formula="of:=&quot;  &quot;&amp;TEXT([.B1884];&quot;0.00000000000000000E+00&quot;)&amp;&quot;,&quot;" office:value-type="string" office:string-value="  -5.72123780689107000E-02," calcext:value-type="string">
            <text:p><text:s text:c="2"/>-5.72123780689107000E-02,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0.0572593153980473" calcext:value-type="float">
            <text:p>-5.725931539804730E-02</text:p>
          </table:table-cell>
          <table:table-cell table:formula="of:=&quot;  &quot;&amp;TEXT([.B1885];&quot;0.00000000000000000E+00&quot;)&amp;&quot;,&quot;" office:value-type="string" office:string-value="  -5.72593153980473000E-02," calcext:value-type="string">
            <text:p><text:s text:c="2"/>-5.72593153980473000E-02,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0.0570899557697268" calcext:value-type="float">
            <text:p>-5.708995576972680E-02</text:p>
          </table:table-cell>
          <table:table-cell table:formula="of:=&quot;  &quot;&amp;TEXT([.B1886];&quot;0.00000000000000000E+00&quot;)&amp;&quot;,&quot;" office:value-type="string" office:string-value="  -5.70899557697268000E-02," calcext:value-type="string">
            <text:p><text:s text:c="2"/>-5.70899557697268000E-02,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0.0567048514246595" calcext:value-type="float">
            <text:p>-5.670485142465950E-02</text:p>
          </table:table-cell>
          <table:table-cell table:formula="of:=&quot;  &quot;&amp;TEXT([.B1887];&quot;0.00000000000000000E+00&quot;)&amp;&quot;,&quot;" office:value-type="string" office:string-value="  -5.67048514246595000E-02," calcext:value-type="string">
            <text:p><text:s text:c="2"/>-5.67048514246595000E-02,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0.0561052549637629" calcext:value-type="float">
            <text:p>-5.610525496376290E-02</text:p>
          </table:table-cell>
          <table:table-cell table:formula="of:=&quot;  &quot;&amp;TEXT([.B1888];&quot;0.00000000000000000E+00&quot;)&amp;&quot;,&quot;" office:value-type="string" office:string-value="  -5.61052549637629000E-02," calcext:value-type="string">
            <text:p><text:s text:c="2"/>-5.61052549637629000E-02,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0.055293102293517" calcext:value-type="float">
            <text:p>-5.529310229351700E-02</text:p>
          </table:table-cell>
          <table:table-cell table:formula="of:=&quot;  &quot;&amp;TEXT([.B1889];&quot;0.00000000000000000E+00&quot;)&amp;&quot;,&quot;" office:value-type="string" office:string-value="  -5.52931022935170000E-02," calcext:value-type="string">
            <text:p><text:s text:c="2"/>-5.52931022935170000E-02,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0.0542710078231764" calcext:value-type="float">
            <text:p>-5.427100782317640E-02</text:p>
          </table:table-cell>
          <table:table-cell table:formula="of:=&quot;  &quot;&amp;TEXT([.B1890];&quot;0.00000000000000000E+00&quot;)&amp;&quot;,&quot;" office:value-type="string" office:string-value="  -5.42710078231764000E-02," calcext:value-type="string">
            <text:p><text:s text:c="2"/>-5.42710078231764000E-02,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0.053042246204561" calcext:value-type="float">
            <text:p>-5.304224620456100E-02</text:p>
          </table:table-cell>
          <table:table-cell table:formula="of:=&quot;  &quot;&amp;TEXT([.B1891];&quot;0.00000000000000000E+00&quot;)&amp;&quot;,&quot;" office:value-type="string" office:string-value="  -5.30422462045610000E-02," calcext:value-type="string">
            <text:p><text:s text:c="2"/>-5.30422462045610000E-02,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0.0516107363555159" calcext:value-type="float">
            <text:p>-5.161073635551590E-02</text:p>
          </table:table-cell>
          <table:table-cell table:formula="of:=&quot;  &quot;&amp;TEXT([.B1892];&quot;0.00000000000000000E+00&quot;)&amp;&quot;,&quot;" office:value-type="string" office:string-value="  -5.16107363555159000E-02," calcext:value-type="string">
            <text:p><text:s text:c="2"/>-5.16107363555159000E-02,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0.0499810146579634" calcext:value-type="float">
            <text:p>-4.998101465796340E-02</text:p>
          </table:table-cell>
          <table:table-cell table:formula="of:=&quot;  &quot;&amp;TEXT([.B1893];&quot;0.00000000000000000E+00&quot;)&amp;&quot;,&quot;" office:value-type="string" office:string-value="  -4.99810146579634000E-02," calcext:value-type="string">
            <text:p><text:s text:c="2"/>-4.99810146579634000E-02,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0.0481582195124571" calcext:value-type="float">
            <text:p>-4.815821951245710E-02</text:p>
          </table:table-cell>
          <table:table-cell table:formula="of:=&quot;  &quot;&amp;TEXT([.B1894];&quot;0.00000000000000000E+00&quot;)&amp;&quot;,&quot;" office:value-type="string" office:string-value="  -4.81582195124571000E-02," calcext:value-type="string">
            <text:p><text:s text:c="2"/>-4.81582195124571000E-02,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0.046148057631423" calcext:value-type="float">
            <text:p>-4.614805763142300E-02</text:p>
          </table:table-cell>
          <table:table-cell table:formula="of:=&quot;  &quot;&amp;TEXT([.B1895];&quot;0.00000000000000000E+00&quot;)&amp;&quot;,&quot;" office:value-type="string" office:string-value="  -4.61480576314230000E-02," calcext:value-type="string">
            <text:p><text:s text:c="2"/>-4.61480576314230000E-02,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0.043956781572122" calcext:value-type="float">
            <text:p>-4.395678157212200E-02</text:p>
          </table:table-cell>
          <table:table-cell table:formula="of:=&quot;  &quot;&amp;TEXT([.B1896];&quot;0.00000000000000000E+00&quot;)&amp;&quot;,&quot;" office:value-type="string" office:string-value="  -4.39567815721220000E-02," calcext:value-type="string">
            <text:p><text:s text:c="2"/>-4.39567815721220000E-02,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0.0415911600753407" calcext:value-type="float">
            <text:p>-4.159116007534070E-02</text:p>
          </table:table-cell>
          <table:table-cell table:formula="of:=&quot;  &quot;&amp;TEXT([.B1897];&quot;0.00000000000000000E+00&quot;)&amp;&quot;,&quot;" office:value-type="string" office:string-value="  -4.15911600753407000E-02," calcext:value-type="string">
            <text:p><text:s text:c="2"/>-4.15911600753407000E-02,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0.0390584569336687" calcext:value-type="float">
            <text:p>-3.905845693366870E-02</text:p>
          </table:table-cell>
          <table:table-cell table:formula="of:=&quot;  &quot;&amp;TEXT([.B1898];&quot;0.00000000000000000E+00&quot;)&amp;&quot;,&quot;" office:value-type="string" office:string-value="  -3.90584569336687000E-02," calcext:value-type="string">
            <text:p><text:s text:c="2"/>-3.90584569336687000E-02,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0.0363663940148403" calcext:value-type="float">
            <text:p>-3.636639401484030E-02</text:p>
          </table:table-cell>
          <table:table-cell table:formula="of:=&quot;  &quot;&amp;TEXT([.B1899];&quot;0.00000000000000000E+00&quot;)&amp;&quot;,&quot;" office:value-type="string" office:string-value="  -3.63663940148403000E-02," calcext:value-type="string">
            <text:p><text:s text:c="2"/>-3.63663940148403000E-02,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0.0335231274174376" calcext:value-type="float">
            <text:p>-3.352312741743760E-02</text:p>
          </table:table-cell>
          <table:table-cell table:formula="of:=&quot;  &quot;&amp;TEXT([.B1900];&quot;0.00000000000000000E+00&quot;)&amp;&quot;,&quot;" office:value-type="string" office:string-value="  -3.35231274174376000E-02," calcext:value-type="string">
            <text:p><text:s text:c="2"/>-3.35231274174376000E-02,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0.0305372135871763" calcext:value-type="float">
            <text:p>-3.053721358717630E-02</text:p>
          </table:table-cell>
          <table:table-cell table:formula="of:=&quot;  &quot;&amp;TEXT([.B1901];&quot;0.00000000000000000E+00&quot;)&amp;&quot;,&quot;" office:value-type="string" office:string-value="  -3.05372135871763000E-02," calcext:value-type="string">
            <text:p><text:s text:c="2"/>-3.05372135871763000E-02,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0.0274175747690574" calcext:value-type="float">
            <text:p>-2.741757476905740E-02</text:p>
          </table:table-cell>
          <table:table-cell table:formula="of:=&quot;  &quot;&amp;TEXT([.B1902];&quot;0.00000000000000000E+00&quot;)&amp;&quot;,&quot;" office:value-type="string" office:string-value="  -2.74175747690574000E-02," calcext:value-type="string">
            <text:p><text:s text:c="2"/>-2.74175747690574000E-02,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0.0241734607703263" calcext:value-type="float">
            <text:p>-2.417346077032630E-02</text:p>
          </table:table-cell>
          <table:table-cell table:formula="of:=&quot;  &quot;&amp;TEXT([.B1903];&quot;0.00000000000000000E+00&quot;)&amp;&quot;,&quot;" office:value-type="string" office:string-value="  -2.41734607703263000E-02," calcext:value-type="string">
            <text:p><text:s text:c="2"/>-2.41734607703263000E-02,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0.0208144181041326" calcext:value-type="float">
            <text:p>-2.081441810413260E-02</text:p>
          </table:table-cell>
          <table:table-cell table:formula="of:=&quot;  &quot;&amp;TEXT([.B1904];&quot;0.00000000000000000E+00&quot;)&amp;&quot;,&quot;" office:value-type="string" office:string-value="  -2.08144181041326000E-02," calcext:value-type="string">
            <text:p><text:s text:c="2"/>-2.08144181041326000E-02,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0.0173502537154664" calcext:value-type="float">
            <text:p>-1.735025371546640E-02</text:p>
          </table:table-cell>
          <table:table-cell table:formula="of:=&quot;  &quot;&amp;TEXT([.B1905];&quot;0.00000000000000000E+00&quot;)&amp;&quot;,&quot;" office:value-type="string" office:string-value="  -1.73502537154664000E-02," calcext:value-type="string">
            <text:p><text:s text:c="2"/>-1.73502537154664000E-02,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0.013790992044572" calcext:value-type="float">
            <text:p>-1.379099204457200E-02</text:p>
          </table:table-cell>
          <table:table-cell table:formula="of:=&quot;  &quot;&amp;TEXT([.B1906];&quot;0.00000000000000000E+00&quot;)&amp;&quot;,&quot;" office:value-type="string" office:string-value="  -1.37909920445720000E-02," calcext:value-type="string">
            <text:p><text:s text:c="2"/>-1.37909920445720000E-02,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0.0101468541442268" calcext:value-type="float">
            <text:p>-1.014685414422680E-02</text:p>
          </table:table-cell>
          <table:table-cell table:formula="of:=&quot;  &quot;&amp;TEXT([.B1907];&quot;0.00000000000000000E+00&quot;)&amp;&quot;,&quot;" office:value-type="string" office:string-value="  -1.01468541442268000E-02," calcext:value-type="string">
            <text:p><text:s text:c="2"/>-1.01468541442268000E-02,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0.00642820986031609" calcext:value-type="float">
            <text:p>-6.428209860316090E-03</text:p>
          </table:table-cell>
          <table:table-cell table:formula="of:=&quot;  &quot;&amp;TEXT([.B1908];&quot;0.00000000000000000E+00&quot;)&amp;&quot;,&quot;" office:value-type="string" office:string-value="  -6.42820986031609000E-03," calcext:value-type="string">
            <text:p><text:s text:c="2"/>-6.42820986031609000E-03,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0.00264555474598486" calcext:value-type="float">
            <text:p>-2.645554745984860E-03</text:p>
          </table:table-cell>
          <table:table-cell table:formula="of:=&quot;  &quot;&amp;TEXT([.B1909];&quot;0.00000000000000000E+00&quot;)&amp;&quot;,&quot;" office:value-type="string" office:string-value="  -2.64555474598486000E-03," calcext:value-type="string">
            <text:p><text:s text:c="2"/>-2.64555474598486000E-03,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119053876560212" calcext:value-type="float">
            <text:p>1.190538765602120E-03</text:p>
          </table:table-cell>
          <table:table-cell table:formula="of:=&quot;  &quot;&amp;TEXT([.B1910];&quot;0.00000000000000000E+00&quot;)&amp;&quot;,&quot;" office:value-type="string" office:string-value="  1.19053876560212000E-03," calcext:value-type="string">
            <text:p><text:s text:c="2"/>1.19053876560212000E-03,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506944241259736" calcext:value-type="float">
            <text:p>5.069442412597360E-03</text:p>
          </table:table-cell>
          <table:table-cell table:formula="of:=&quot;  &quot;&amp;TEXT([.B1911];&quot;0.00000000000000000E+00&quot;)&amp;&quot;,&quot;" office:value-type="string" office:string-value="  5.06944241259736000E-03," calcext:value-type="string">
            <text:p><text:s text:c="2"/>5.06944241259736000E-03,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89805223645298" calcext:value-type="float">
            <text:p>8.980522364529800E-03</text:p>
          </table:table-cell>
          <table:table-cell table:formula="of:=&quot;  &quot;&amp;TEXT([.B1912];&quot;0.00000000000000000E+00&quot;)&amp;&quot;,&quot;" office:value-type="string" office:string-value="  8.98052236452980000E-03," calcext:value-type="string">
            <text:p><text:s text:c="2"/>8.98052236452980000E-03,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129131682198941" calcext:value-type="float">
            <text:p>1.291316821989410E-02</text:p>
          </table:table-cell>
          <table:table-cell table:formula="of:=&quot;  &quot;&amp;TEXT([.B1913];&quot;0.00000000000000000E+00&quot;)&amp;&quot;,&quot;" office:value-type="string" office:string-value="  1.29131682198941000E-02," calcext:value-type="string">
            <text:p><text:s text:c="2"/>1.29131682198941000E-02,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168568236132237" calcext:value-type="float">
            <text:p>1.685682361322370E-02</text:p>
          </table:table-cell>
          <table:table-cell table:formula="of:=&quot;  &quot;&amp;TEXT([.B1914];&quot;0.00000000000000000E+00&quot;)&amp;&quot;,&quot;" office:value-type="string" office:string-value="  1.68568236132237000E-02," calcext:value-type="string">
            <text:p><text:s text:c="2"/>1.68568236132237000E-02,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208010289723439" calcext:value-type="float">
            <text:p>2.080102897234390E-02</text:p>
          </table:table-cell>
          <table:table-cell table:formula="of:=&quot;  &quot;&amp;TEXT([.B1915];&quot;0.00000000000000000E+00&quot;)&amp;&quot;,&quot;" office:value-type="string" office:string-value="  2.08010289723439000E-02," calcext:value-type="string">
            <text:p><text:s text:c="2"/>2.08010289723439000E-02,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247354449925604" calcext:value-type="float">
            <text:p>2.473544499256040E-02</text:p>
          </table:table-cell>
          <table:table-cell table:formula="of:=&quot;  &quot;&amp;TEXT([.B1916];&quot;0.00000000000000000E+00&quot;)&amp;&quot;,&quot;" office:value-type="string" office:string-value="  2.47354449925604000E-02," calcext:value-type="string">
            <text:p><text:s text:c="2"/>2.47354449925604000E-02,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286498844006067" calcext:value-type="float">
            <text:p>2.864988440060670E-02</text:p>
          </table:table-cell>
          <table:table-cell table:formula="of:=&quot;  &quot;&amp;TEXT([.B1917];&quot;0.00000000000000000E+00&quot;)&amp;&quot;,&quot;" office:value-type="string" office:string-value="  2.86498844006067000E-02," calcext:value-type="string">
            <text:p><text:s text:c="2"/>2.86498844006067000E-02,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325343460636718" calcext:value-type="float">
            <text:p>3.253434606367180E-02</text:p>
          </table:table-cell>
          <table:table-cell table:formula="of:=&quot;  &quot;&amp;TEXT([.B1918];&quot;0.00000000000000000E+00&quot;)&amp;&quot;,&quot;" office:value-type="string" office:string-value="  3.25343460636718000E-02," calcext:value-type="string">
            <text:p><text:s text:c="2"/>3.25343460636718000E-02,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363790367291584" calcext:value-type="float">
            <text:p>3.637903672915840E-02</text:p>
          </table:table-cell>
          <table:table-cell table:formula="of:=&quot;  &quot;&amp;TEXT([.B1919];&quot;0.00000000000000000E+00&quot;)&amp;&quot;,&quot;" office:value-type="string" office:string-value="  3.63790367291584000E-02," calcext:value-type="string">
            <text:p><text:s text:c="2"/>3.63790367291584000E-02,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40174404704064" calcext:value-type="float">
            <text:p>4.017440470406400E-02</text:p>
          </table:table-cell>
          <table:table-cell table:formula="of:=&quot;  &quot;&amp;TEXT([.B1920];&quot;0.00000000000000000E+00&quot;)&amp;&quot;,&quot;" office:value-type="string" office:string-value="  4.01744047040640000E-02," calcext:value-type="string">
            <text:p><text:s text:c="2"/>4.01744047040640000E-02,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439111641944936" calcext:value-type="float">
            <text:p>4.391116419449360E-02</text:p>
          </table:table-cell>
          <table:table-cell table:formula="of:=&quot;  &quot;&amp;TEXT([.B1921];&quot;0.00000000000000000E+00&quot;)&amp;&quot;,&quot;" office:value-type="string" office:string-value="  4.39111641944936000E-02," calcext:value-type="string">
            <text:p><text:s text:c="2"/>4.39111641944936000E-02,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475803253355259" calcext:value-type="float">
            <text:p>4.758032533552590E-02</text:p>
          </table:table-cell>
          <table:table-cell table:formula="of:=&quot;  &quot;&amp;TEXT([.B1922];&quot;0.00000000000000000E+00&quot;)&amp;&quot;,&quot;" office:value-type="string" office:string-value="  4.75803253355259000E-02," calcext:value-type="string">
            <text:p><text:s text:c="2"/>4.75803253355259000E-02,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511732145120144" calcext:value-type="float">
            <text:p>5.117321451201440E-02</text:p>
          </table:table-cell>
          <table:table-cell table:formula="of:=&quot;  &quot;&amp;TEXT([.B1923];&quot;0.00000000000000000E+00&quot;)&amp;&quot;,&quot;" office:value-type="string" office:string-value="  5.11732145120144000E-02," calcext:value-type="string">
            <text:p><text:s text:c="2"/>5.11732145120144000E-02,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546814988666184" calcext:value-type="float">
            <text:p>5.468149886661840E-02</text:p>
          </table:table-cell>
          <table:table-cell table:formula="of:=&quot;  &quot;&amp;TEXT([.B1924];&quot;0.00000000000000000E+00&quot;)&amp;&quot;,&quot;" office:value-type="string" office:string-value="  5.46814988666184000E-02," calcext:value-type="string">
            <text:p><text:s text:c="2"/>5.46814988666184000E-02,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580972089697342" calcext:value-type="float">
            <text:p>5.809720896973420E-02</text:p>
          </table:table-cell>
          <table:table-cell table:formula="of:=&quot;  &quot;&amp;TEXT([.B1925];&quot;0.00000000000000000E+00&quot;)&amp;&quot;,&quot;" office:value-type="string" office:string-value="  5.80972089697342000E-02," calcext:value-type="string">
            <text:p><text:s text:c="2"/>5.80972089697342000E-02,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614127531317332" calcext:value-type="float">
            <text:p>6.141275313173320E-02</text:p>
          </table:table-cell>
          <table:table-cell table:formula="of:=&quot;  &quot;&amp;TEXT([.B1926];&quot;0.00000000000000000E+00&quot;)&amp;&quot;,&quot;" office:value-type="string" office:string-value="  6.14127531317332000E-02," calcext:value-type="string">
            <text:p><text:s text:c="2"/>6.14127531317332000E-02,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646209364383214" calcext:value-type="float">
            <text:p>6.462093643832140E-02</text:p>
          </table:table-cell>
          <table:table-cell table:formula="of:=&quot;  &quot;&amp;TEXT([.B1927];&quot;0.00000000000000000E+00&quot;)&amp;&quot;,&quot;" office:value-type="string" office:string-value="  6.46209364383214000E-02," calcext:value-type="string">
            <text:p><text:s text:c="2"/>6.46209364383214000E-02,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677149794828797" calcext:value-type="float">
            <text:p>6.771497948287970E-02</text:p>
          </table:table-cell>
          <table:table-cell table:formula="of:=&quot;  &quot;&amp;TEXT([.B1928];&quot;0.00000000000000000E+00&quot;)&amp;&quot;,&quot;" office:value-type="string" office:string-value="  6.77149794828797000E-02," calcext:value-type="string">
            <text:p><text:s text:c="2"/>6.77149794828797000E-02,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706885236474644" calcext:value-type="float">
            <text:p>7.068852364746440E-02</text:p>
          </table:table-cell>
          <table:table-cell table:formula="of:=&quot;  &quot;&amp;TEXT([.B1929];&quot;0.00000000000000000E+00&quot;)&amp;&quot;,&quot;" office:value-type="string" office:string-value="  7.06885236474644000E-02," calcext:value-type="string">
            <text:p><text:s text:c="2"/>7.06885236474644000E-02,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735356531227888" calcext:value-type="float">
            <text:p>7.353565312278880E-02</text:p>
          </table:table-cell>
          <table:table-cell table:formula="of:=&quot;  &quot;&amp;TEXT([.B1930];&quot;0.00000000000000000E+00&quot;)&amp;&quot;,&quot;" office:value-type="string" office:string-value="  7.35356531227888000E-02," calcext:value-type="string">
            <text:p><text:s text:c="2"/>7.35356531227888000E-02,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762509013961003" calcext:value-type="float">
            <text:p>7.625090139610030E-02</text:p>
          </table:table-cell>
          <table:table-cell table:formula="of:=&quot;  &quot;&amp;TEXT([.B1931];&quot;0.00000000000000000E+00&quot;)&amp;&quot;,&quot;" office:value-type="string" office:string-value="  7.62509013961003000E-02," calcext:value-type="string">
            <text:p><text:s text:c="2"/>7.62509013961003000E-02,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788292606590698" calcext:value-type="float">
            <text:p>7.882926065906980E-02</text:p>
          </table:table-cell>
          <table:table-cell table:formula="of:=&quot;  &quot;&amp;TEXT([.B1932];&quot;0.00000000000000000E+00&quot;)&amp;&quot;,&quot;" office:value-type="string" office:string-value="  7.88292606590698000E-02," calcext:value-type="string">
            <text:p><text:s text:c="2"/>7.88292606590698000E-02,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812661945147854" calcext:value-type="float">
            <text:p>8.126619451478540E-02</text:p>
          </table:table-cell>
          <table:table-cell table:formula="of:=&quot;  &quot;&amp;TEXT([.B1933];&quot;0.00000000000000000E+00&quot;)&amp;&quot;,&quot;" office:value-type="string" office:string-value="  8.12661945147854000E-02," calcext:value-type="string">
            <text:p><text:s text:c="2"/>8.12661945147854000E-02,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835576394294747" calcext:value-type="float">
            <text:p>8.355763942947470E-02</text:p>
          </table:table-cell>
          <table:table-cell table:formula="of:=&quot;  &quot;&amp;TEXT([.B1934];&quot;0.00000000000000000E+00&quot;)&amp;&quot;,&quot;" office:value-type="string" office:string-value="  8.35576394294747000E-02," calcext:value-type="string">
            <text:p><text:s text:c="2"/>8.35576394294747000E-02,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857000084290299" calcext:value-type="float">
            <text:p>8.570000842902990E-02</text:p>
          </table:table-cell>
          <table:table-cell table:formula="of:=&quot;  &quot;&amp;TEXT([.B1935];&quot;0.00000000000000000E+00&quot;)&amp;&quot;,&quot;" office:value-type="string" office:string-value="  8.57000084290299000E-02," calcext:value-type="string">
            <text:p><text:s text:c="2"/>8.57000084290299000E-02,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876901983922014" calcext:value-type="float">
            <text:p>8.769019839220140E-02</text:p>
          </table:table-cell>
          <table:table-cell table:formula="of:=&quot;  &quot;&amp;TEXT([.B1936];&quot;0.00000000000000000E+00&quot;)&amp;&quot;,&quot;" office:value-type="string" office:string-value="  8.76901983922014000E-02," calcext:value-type="string">
            <text:p><text:s text:c="2"/>8.76901983922014000E-02,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895255819041439" calcext:value-type="float">
            <text:p>8.952558190414390E-02</text:p>
          </table:table-cell>
          <table:table-cell table:formula="of:=&quot;  &quot;&amp;TEXT([.B1937];&quot;0.00000000000000000E+00&quot;)&amp;&quot;,&quot;" office:value-type="string" office:string-value="  8.95255819041439000E-02," calcext:value-type="string">
            <text:p><text:s text:c="2"/>8.95255819041439000E-02,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912040144511332" calcext:value-type="float">
            <text:p>9.120401445113320E-02</text:p>
          </table:table-cell>
          <table:table-cell table:formula="of:=&quot;  &quot;&amp;TEXT([.B1938];&quot;0.00000000000000000E+00&quot;)&amp;&quot;,&quot;" office:value-type="string" office:string-value="  9.12040144511332000E-02," calcext:value-type="string">
            <text:p><text:s text:c="2"/>9.12040144511332000E-02,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927238240984129" calcext:value-type="float">
            <text:p>9.272382409841290E-02</text:p>
          </table:table-cell>
          <table:table-cell table:formula="of:=&quot;  &quot;&amp;TEXT([.B1939];&quot;0.00000000000000000E+00&quot;)&amp;&quot;,&quot;" office:value-type="string" office:string-value="  9.27238240984129000E-02," calcext:value-type="string">
            <text:p><text:s text:c="2"/>9.27238240984129000E-02,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940838129899666" calcext:value-type="float">
            <text:p>9.408381298996660E-02</text:p>
          </table:table-cell>
          <table:table-cell table:formula="of:=&quot;  &quot;&amp;TEXT([.B1940];&quot;0.00000000000000000E+00&quot;)&amp;&quot;,&quot;" office:value-type="string" office:string-value="  9.40838129899666000E-02," calcext:value-type="string">
            <text:p><text:s text:c="2"/>9.40838129899666000E-02,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952832497989042" calcext:value-type="float">
            <text:p>9.528324979890420E-02</text:p>
          </table:table-cell>
          <table:table-cell table:formula="of:=&quot;  &quot;&amp;TEXT([.B1941];&quot;0.00000000000000000E+00&quot;)&amp;&quot;,&quot;" office:value-type="string" office:string-value="  9.52832497989042000E-02," calcext:value-type="string">
            <text:p><text:s text:c="2"/>9.52832497989042000E-02,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963218601092267" calcext:value-type="float">
            <text:p>9.632186010922670E-02</text:p>
          </table:table-cell>
          <table:table-cell table:formula="of:=&quot;  &quot;&amp;TEXT([.B1942];&quot;0.00000000000000000E+00&quot;)&amp;&quot;,&quot;" office:value-type="string" office:string-value="  9.63218601092267000E-02," calcext:value-type="string">
            <text:p><text:s text:c="2"/>9.63218601092267000E-02,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971998268106424" calcext:value-type="float">
            <text:p>9.719982681064240E-02</text:p>
          </table:table-cell>
          <table:table-cell table:formula="of:=&quot;  &quot;&amp;TEXT([.B1943];&quot;0.00000000000000000E+00&quot;)&amp;&quot;,&quot;" office:value-type="string" office:string-value="  9.71998268106424000E-02," calcext:value-type="string">
            <text:p><text:s text:c="2"/>9.71998268106424000E-02,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979177722951225" calcext:value-type="float">
            <text:p>9.791777229512250E-02</text:p>
          </table:table-cell>
          <table:table-cell table:formula="of:=&quot;  &quot;&amp;TEXT([.B1944];&quot;0.00000000000000000E+00&quot;)&amp;&quot;,&quot;" office:value-type="string" office:string-value="  9.79177722951225000E-02," calcext:value-type="string">
            <text:p><text:s text:c="2"/>9.79177722951225000E-02,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984767482775631" calcext:value-type="float">
            <text:p>9.847674827756310E-02</text:p>
          </table:table-cell>
          <table:table-cell table:formula="of:=&quot;  &quot;&amp;TEXT([.B1945];&quot;0.00000000000000000E+00&quot;)&amp;&quot;,&quot;" office:value-type="string" office:string-value="  9.84767482775631000E-02," calcext:value-type="string">
            <text:p><text:s text:c="2"/>9.84767482775631000E-02,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988782333981809" calcext:value-type="float">
            <text:p>9.887823339818090E-02</text:p>
          </table:table-cell>
          <table:table-cell table:formula="of:=&quot;  &quot;&amp;TEXT([.B1946];&quot;0.00000000000000000E+00&quot;)&amp;&quot;,&quot;" office:value-type="string" office:string-value="  9.88782333981809000E-02," calcext:value-type="string">
            <text:p><text:s text:c="2"/>9.88782333981809000E-02,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991240995127129" calcext:value-type="float">
            <text:p>9.912409951271290E-02</text:p>
          </table:table-cell>
          <table:table-cell table:formula="of:=&quot;  &quot;&amp;TEXT([.B1947];&quot;0.00000000000000000E+00&quot;)&amp;&quot;,&quot;" office:value-type="string" office:string-value="  9.91240995127129000E-02," calcext:value-type="string">
            <text:p><text:s text:c="2"/>9.91240995127129000E-02,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992166208326646" calcext:value-type="float">
            <text:p>9.921662083266460E-02</text:p>
          </table:table-cell>
          <table:table-cell table:formula="of:=&quot;  &quot;&amp;TEXT([.B1948];&quot;0.00000000000000000E+00&quot;)&amp;&quot;,&quot;" office:value-type="string" office:string-value="  9.92166208326646000E-02," calcext:value-type="string">
            <text:p><text:s text:c="2"/>9.92166208326646000E-02,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991584356407869" calcext:value-type="float">
            <text:p>9.915843564078690E-02</text:p>
          </table:table-cell>
          <table:table-cell table:formula="of:=&quot;  &quot;&amp;TEXT([.B1949];&quot;0.00000000000000000E+00&quot;)&amp;&quot;,&quot;" office:value-type="string" office:string-value="  9.91584356407869000E-02," calcext:value-type="string">
            <text:p><text:s text:c="2"/>9.91584356407869000E-02,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989525496417194" calcext:value-type="float">
            <text:p>9.895254964171940E-02</text:p>
          </table:table-cell>
          <table:table-cell table:formula="of:=&quot;  &quot;&amp;TEXT([.B1950];&quot;0.00000000000000000E+00&quot;)&amp;&quot;,&quot;" office:value-type="string" office:string-value="  9.89525496417194000E-02," calcext:value-type="string">
            <text:p><text:s text:c="2"/>9.89525496417194000E-02,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986023006146889" calcext:value-type="float">
            <text:p>9.860230061468890E-02</text:p>
          </table:table-cell>
          <table:table-cell table:formula="of:=&quot;  &quot;&amp;TEXT([.B1951];&quot;0.00000000000000000E+00&quot;)&amp;&quot;,&quot;" office:value-type="string" office:string-value="  9.86023006146889000E-02," calcext:value-type="string">
            <text:p><text:s text:c="2"/>9.86023006146889000E-02,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981113581445353" calcext:value-type="float">
            <text:p>9.811135814453530E-02</text:p>
          </table:table-cell>
          <table:table-cell table:formula="of:=&quot;  &quot;&amp;TEXT([.B1952];&quot;0.00000000000000000E+00&quot;)&amp;&quot;,&quot;" office:value-type="string" office:string-value="  9.81113581445353000E-02," calcext:value-type="string">
            <text:p><text:s text:c="2"/>9.81113581445353000E-02,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974836913604968" calcext:value-type="float">
            <text:p>9.748369136049680E-02</text:p>
          </table:table-cell>
          <table:table-cell table:formula="of:=&quot;  &quot;&amp;TEXT([.B1953];&quot;0.00000000000000000E+00&quot;)&amp;&quot;,&quot;" office:value-type="string" office:string-value="  9.74836913604968000E-02," calcext:value-type="string">
            <text:p><text:s text:c="2"/>9.74836913604968000E-02,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96723558428328" calcext:value-type="float">
            <text:p>9.672355842832800E-02</text:p>
          </table:table-cell>
          <table:table-cell table:formula="of:=&quot;  &quot;&amp;TEXT([.B1954];&quot;0.00000000000000000E+00&quot;)&amp;&quot;,&quot;" office:value-type="string" office:string-value="  9.67235584283280000E-02," calcext:value-type="string">
            <text:p><text:s text:c="2"/>9.67235584283280000E-02,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958354843416368" calcext:value-type="float">
            <text:p>9.583548434163680E-02</text:p>
          </table:table-cell>
          <table:table-cell table:formula="of:=&quot;  &quot;&amp;TEXT([.B1955];&quot;0.00000000000000000E+00&quot;)&amp;&quot;,&quot;" office:value-type="string" office:string-value="  9.58354843416368000E-02," calcext:value-type="string">
            <text:p><text:s text:c="2"/>9.58354843416368000E-02,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948242410790848" calcext:value-type="float">
            <text:p>9.482424107908480E-02</text:p>
          </table:table-cell>
          <table:table-cell table:formula="of:=&quot;  &quot;&amp;TEXT([.B1956];&quot;0.00000000000000000E+00&quot;)&amp;&quot;,&quot;" office:value-type="string" office:string-value="  9.48242410790848000E-02," calcext:value-type="string">
            <text:p><text:s text:c="2"/>9.48242410790848000E-02,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936948233825987" calcext:value-type="float">
            <text:p>9.369482338259870E-02</text:p>
          </table:table-cell>
          <table:table-cell table:formula="of:=&quot;  &quot;&amp;TEXT([.B1957];&quot;0.00000000000000000E+00&quot;)&amp;&quot;,&quot;" office:value-type="string" office:string-value="  9.36948233825987000E-02," calcext:value-type="string">
            <text:p><text:s text:c="2"/>9.36948233825987000E-02,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924524331239275" calcext:value-type="float">
            <text:p>9.245243312392750E-02</text:p>
          </table:table-cell>
          <table:table-cell table:formula="of:=&quot;  &quot;&amp;TEXT([.B1958];&quot;0.00000000000000000E+00&quot;)&amp;&quot;,&quot;" office:value-type="string" office:string-value="  9.24524331239275000E-02," calcext:value-type="string">
            <text:p><text:s text:c="2"/>9.24524331239275000E-02,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911024551620834" calcext:value-type="float">
            <text:p>9.110245516208340E-02</text:p>
          </table:table-cell>
          <table:table-cell table:formula="of:=&quot;  &quot;&amp;TEXT([.B1959];&quot;0.00000000000000000E+00&quot;)&amp;&quot;,&quot;" office:value-type="string" office:string-value="  9.11024551620834000E-02," calcext:value-type="string">
            <text:p><text:s text:c="2"/>9.11024551620834000E-02,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896504344066243" calcext:value-type="float">
            <text:p>8.965043440662430E-02</text:p>
          </table:table-cell>
          <table:table-cell table:formula="of:=&quot;  &quot;&amp;TEXT([.B1960];&quot;0.00000000000000000E+00&quot;)&amp;&quot;,&quot;" office:value-type="string" office:string-value="  8.96504344066243000E-02," calcext:value-type="string">
            <text:p><text:s text:c="2"/>8.96504344066243000E-02,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881020572068069" calcext:value-type="float">
            <text:p>8.810205720680690E-02</text:p>
          </table:table-cell>
          <table:table-cell table:formula="of:=&quot;  &quot;&amp;TEXT([.B1961];&quot;0.00000000000000000E+00&quot;)&amp;&quot;,&quot;" office:value-type="string" office:string-value="  8.81020572068069000E-02," calcext:value-type="string">
            <text:p><text:s text:c="2"/>8.81020572068069000E-02,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864631304031233" calcext:value-type="float">
            <text:p>8.646313040312330E-02</text:p>
          </table:table-cell>
          <table:table-cell table:formula="of:=&quot;  &quot;&amp;TEXT([.B1962];&quot;0.00000000000000000E+00&quot;)&amp;&quot;,&quot;" office:value-type="string" office:string-value="  8.64631304031233000E-02," calcext:value-type="string">
            <text:p><text:s text:c="2"/>8.64631304031233000E-02,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847395580190223" calcext:value-type="float">
            <text:p>8.473955801902230E-02</text:p>
          </table:table-cell>
          <table:table-cell table:formula="of:=&quot;  &quot;&amp;TEXT([.B1963];&quot;0.00000000000000000E+00&quot;)&amp;&quot;,&quot;" office:value-type="string" office:string-value="  8.47395580190223000E-02," calcext:value-type="string">
            <text:p><text:s text:c="2"/>8.47395580190223000E-02,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829373227733775" calcext:value-type="float">
            <text:p>8.293732277337750E-02</text:p>
          </table:table-cell>
          <table:table-cell table:formula="of:=&quot;  &quot;&amp;TEXT([.B1964];&quot;0.00000000000000000E+00&quot;)&amp;&quot;,&quot;" office:value-type="string" office:string-value="  8.29373227733775000E-02," calcext:value-type="string">
            <text:p><text:s text:c="2"/>8.29373227733775000E-02,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810624674929407" calcext:value-type="float">
            <text:p>8.106246749294070E-02</text:p>
          </table:table-cell>
          <table:table-cell table:formula="of:=&quot;  &quot;&amp;TEXT([.B1965];&quot;0.00000000000000000E+00&quot;)&amp;&quot;,&quot;" office:value-type="string" office:string-value="  8.10624674929407000E-02," calcext:value-type="string">
            <text:p><text:s text:c="2"/>8.10624674929407000E-02,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791210731448499" calcext:value-type="float">
            <text:p>7.912107314484990E-02</text:p>
          </table:table-cell>
          <table:table-cell table:formula="of:=&quot;  &quot;&amp;TEXT([.B1966];&quot;0.00000000000000000E+00&quot;)&amp;&quot;,&quot;" office:value-type="string" office:string-value="  7.91210731448499000E-02," calcext:value-type="string">
            <text:p><text:s text:c="2"/>7.91210731448499000E-02,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771192369789107" calcext:value-type="float">
            <text:p>7.711923697891070E-02</text:p>
          </table:table-cell>
          <table:table-cell table:formula="of:=&quot;  &quot;&amp;TEXT([.B1967];&quot;0.00000000000000000E+00&quot;)&amp;&quot;,&quot;" office:value-type="string" office:string-value="  7.71192369789107000E-02," calcext:value-type="string">
            <text:p><text:s text:c="2"/>7.71192369789107000E-02,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750630573802803" calcext:value-type="float">
            <text:p>7.506305738028030E-02</text:p>
          </table:table-cell>
          <table:table-cell table:formula="of:=&quot;  &quot;&amp;TEXT([.B1968];&quot;0.00000000000000000E+00&quot;)&amp;&quot;,&quot;" office:value-type="string" office:string-value="  7.50630573802803000E-02," calcext:value-type="string">
            <text:p><text:s text:c="2"/>7.50630573802803000E-02,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729586123736627" calcext:value-type="float">
            <text:p>7.295861237366270E-02</text:p>
          </table:table-cell>
          <table:table-cell table:formula="of:=&quot;  &quot;&amp;TEXT([.B1969];&quot;0.00000000000000000E+00&quot;)&amp;&quot;,&quot;" office:value-type="string" office:string-value="  7.29586123736627000E-02," calcext:value-type="string">
            <text:p><text:s text:c="2"/>7.29586123736627000E-02,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708119403979738" calcext:value-type="float">
            <text:p>7.081194039797380E-02</text:p>
          </table:table-cell>
          <table:table-cell table:formula="of:=&quot;  &quot;&amp;TEXT([.B1970];&quot;0.00000000000000000E+00&quot;)&amp;&quot;,&quot;" office:value-type="string" office:string-value="  7.08119403979738000E-02," calcext:value-type="string">
            <text:p><text:s text:c="2"/>7.08119403979738000E-02,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686290232948324" calcext:value-type="float">
            <text:p>6.862902329483240E-02</text:p>
          </table:table-cell>
          <table:table-cell table:formula="of:=&quot;  &quot;&amp;TEXT([.B1971];&quot;0.00000000000000000E+00&quot;)&amp;&quot;,&quot;" office:value-type="string" office:string-value="  6.86290232948324000E-02," calcext:value-type="string">
            <text:p><text:s text:c="2"/>6.86290232948324000E-02,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664157703555274" calcext:value-type="float">
            <text:p>6.641577035552740E-02</text:p>
          </table:table-cell>
          <table:table-cell table:formula="of:=&quot;  &quot;&amp;TEXT([.B1972];&quot;0.00000000000000000E+00&quot;)&amp;&quot;,&quot;" office:value-type="string" office:string-value="  6.64157703555274000E-02," calcext:value-type="string">
            <text:p><text:s text:c="2"/>6.64157703555274000E-02,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641779992701195" calcext:value-type="float">
            <text:p>6.417799927011950E-02</text:p>
          </table:table-cell>
          <table:table-cell table:formula="of:=&quot;  &quot;&amp;TEXT([.B1973];&quot;0.00000000000000000E+00&quot;)&amp;&quot;,&quot;" office:value-type="string" office:string-value="  6.41779992701195000E-02," calcext:value-type="string">
            <text:p><text:s text:c="2"/>6.41779992701195000E-02,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619214227622856" calcext:value-type="float">
            <text:p>6.192142276228560E-02</text:p>
          </table:table-cell>
          <table:table-cell table:formula="of:=&quot;  &quot;&amp;TEXT([.B1974];&quot;0.00000000000000000E+00&quot;)&amp;&quot;,&quot;" office:value-type="string" office:string-value="  6.19214227622856000E-02," calcext:value-type="string">
            <text:p><text:s text:c="2"/>6.19214227622856000E-02,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596516337905312" calcext:value-type="float">
            <text:p>5.965163379053120E-02</text:p>
          </table:table-cell>
          <table:table-cell table:formula="of:=&quot;  &quot;&amp;TEXT([.B1975];&quot;0.00000000000000000E+00&quot;)&amp;&quot;,&quot;" office:value-type="string" office:string-value="  5.96516337905312000E-02," calcext:value-type="string">
            <text:p><text:s text:c="2"/>5.96516337905312000E-02,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573740934315863" calcext:value-type="float">
            <text:p>5.737409343158630E-02</text:p>
          </table:table-cell>
          <table:table-cell table:formula="of:=&quot;  &quot;&amp;TEXT([.B1976];&quot;0.00000000000000000E+00&quot;)&amp;&quot;,&quot;" office:value-type="string" office:string-value="  5.73740934315863000E-02," calcext:value-type="string">
            <text:p><text:s text:c="2"/>5.73740934315863000E-02,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550941132260061" calcext:value-type="float">
            <text:p>5.509411322600610E-02</text:p>
          </table:table-cell>
          <table:table-cell table:formula="of:=&quot;  &quot;&amp;TEXT([.B1977];&quot;0.00000000000000000E+00&quot;)&amp;&quot;,&quot;" office:value-type="string" office:string-value="  5.50941132260061000E-02," calcext:value-type="string">
            <text:p><text:s text:c="2"/>5.50941132260061000E-02,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528168478606439" calcext:value-type="float">
            <text:p>5.281684786064390E-02</text:p>
          </table:table-cell>
          <table:table-cell table:formula="of:=&quot;  &quot;&amp;TEXT([.B1978];&quot;0.00000000000000000E+00&quot;)&amp;&quot;,&quot;" office:value-type="string" office:string-value="  5.28168478606439000E-02," calcext:value-type="string">
            <text:p><text:s text:c="2"/>5.28168478606439000E-02,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505472817610054" calcext:value-type="float">
            <text:p>5.054728176100540E-02</text:p>
          </table:table-cell>
          <table:table-cell table:formula="of:=&quot;  &quot;&amp;TEXT([.B1979];&quot;0.00000000000000000E+00&quot;)&amp;&quot;,&quot;" office:value-type="string" office:string-value="  5.05472817610054000E-02," calcext:value-type="string">
            <text:p><text:s text:c="2"/>5.05472817610054000E-02,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482902190288021" calcext:value-type="float">
            <text:p>4.829021902880210E-02</text:p>
          </table:table-cell>
          <table:table-cell table:formula="of:=&quot;  &quot;&amp;TEXT([.B1980];&quot;0.00000000000000000E+00&quot;)&amp;&quot;,&quot;" office:value-type="string" office:string-value="  4.82902190288021000E-02," calcext:value-type="string">
            <text:p><text:s text:c="2"/>4.82902190288021000E-02,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460502716476231" calcext:value-type="float">
            <text:p>4.605027164762310E-02</text:p>
          </table:table-cell>
          <table:table-cell table:formula="of:=&quot;  &quot;&amp;TEXT([.B1981];&quot;0.00000000000000000E+00&quot;)&amp;&quot;,&quot;" office:value-type="string" office:string-value="  4.60502716476231000E-02," calcext:value-type="string">
            <text:p><text:s text:c="2"/>4.60502716476231000E-02,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4383185379067" calcext:value-type="float">
            <text:p>4.383185379067000E-02</text:p>
          </table:table-cell>
          <table:table-cell table:formula="of:=&quot;  &quot;&amp;TEXT([.B1982];&quot;0.00000000000000000E+00&quot;)&amp;&quot;,&quot;" office:value-type="string" office:string-value="  4.38318537906700000E-02," calcext:value-type="string">
            <text:p><text:s text:c="2"/>4.38318537906700000E-02,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416391723143276" calcext:value-type="float">
            <text:p>4.163917231432760E-02</text:p>
          </table:table-cell>
          <table:table-cell table:formula="of:=&quot;  &quot;&amp;TEXT([.B1983];&quot;0.00000000000000000E+00&quot;)&amp;&quot;,&quot;" office:value-type="string" office:string-value="  4.16391723143276000E-02," calcext:value-type="string">
            <text:p><text:s text:c="2"/>4.16391723143276000E-02,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394762199555996" calcext:value-type="float">
            <text:p>3.947621995559960E-02</text:p>
          </table:table-cell>
          <table:table-cell table:formula="of:=&quot;  &quot;&amp;TEXT([.B1984];&quot;0.00000000000000000E+00&quot;)&amp;&quot;,&quot;" office:value-type="string" office:string-value="  3.94762199555996000E-02," calcext:value-type="string">
            <text:p><text:s text:c="2"/>3.94762199555996000E-02,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373467689845647" calcext:value-type="float">
            <text:p>3.734676898456470E-02</text:p>
          </table:table-cell>
          <table:table-cell table:formula="of:=&quot;  &quot;&amp;TEXT([.B1985];&quot;0.00000000000000000E+00&quot;)&amp;&quot;,&quot;" office:value-type="string" office:string-value="  3.73467689845647000E-02," calcext:value-type="string">
            <text:p><text:s text:c="2"/>3.73467689845647000E-02,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352543705405875" calcext:value-type="float">
            <text:p>3.525437054058750E-02</text:p>
          </table:table-cell>
          <table:table-cell table:formula="of:=&quot;  &quot;&amp;TEXT([.B1986];&quot;0.00000000000000000E+00&quot;)&amp;&quot;,&quot;" office:value-type="string" office:string-value="  3.52543705405875000E-02," calcext:value-type="string">
            <text:p><text:s text:c="2"/>3.52543705405875000E-02,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332023451669874" calcext:value-type="float">
            <text:p>3.320234516698740E-02</text:p>
          </table:table-cell>
          <table:table-cell table:formula="of:=&quot;  &quot;&amp;TEXT([.B1987];&quot;0.00000000000000000E+00&quot;)&amp;&quot;,&quot;" office:value-type="string" office:string-value="  3.32023451669874000E-02," calcext:value-type="string">
            <text:p><text:s text:c="2"/>3.32023451669874000E-02,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311937838267504" calcext:value-type="float">
            <text:p>3.119378382675040E-02</text:p>
          </table:table-cell>
          <table:table-cell table:formula="of:=&quot;  &quot;&amp;TEXT([.B1988];&quot;0.00000000000000000E+00&quot;)&amp;&quot;,&quot;" office:value-type="string" office:string-value="  3.11937838267504000E-02," calcext:value-type="string">
            <text:p><text:s text:c="2"/>3.11937838267504000E-02,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292315438720752" calcext:value-type="float">
            <text:p>2.923154387207520E-02</text:p>
          </table:table-cell>
          <table:table-cell table:formula="of:=&quot;  &quot;&amp;TEXT([.B1989];&quot;0.00000000000000000E+00&quot;)&amp;&quot;,&quot;" office:value-type="string" office:string-value="  2.92315438720752000E-02," calcext:value-type="string">
            <text:p><text:s text:c="2"/>2.92315438720752000E-02,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273182512519292" calcext:value-type="float">
            <text:p>2.731825125192920E-02</text:p>
          </table:table-cell>
          <table:table-cell table:formula="of:=&quot;  &quot;&amp;TEXT([.B1990];&quot;0.00000000000000000E+00&quot;)&amp;&quot;,&quot;" office:value-type="string" office:string-value="  2.73182512519292000E-02," calcext:value-type="string">
            <text:p><text:s text:c="2"/>2.73182512519292000E-02,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254562941706681" calcext:value-type="float">
            <text:p>2.545629417066810E-02</text:p>
          </table:table-cell>
          <table:table-cell table:formula="of:=&quot;  &quot;&amp;TEXT([.B1991];&quot;0.00000000000000000E+00&quot;)&amp;&quot;,&quot;" office:value-type="string" office:string-value="  2.54562941706681000E-02," calcext:value-type="string">
            <text:p><text:s text:c="2"/>2.54562941706681000E-02,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236478281426296" calcext:value-type="float">
            <text:p>2.364782814262960E-02</text:p>
          </table:table-cell>
          <table:table-cell table:formula="of:=&quot;  &quot;&amp;TEXT([.B1992];&quot;0.00000000000000000E+00&quot;)&amp;&quot;,&quot;" office:value-type="string" office:string-value="  2.36478281426296000E-02," calcext:value-type="string">
            <text:p><text:s text:c="2"/>2.36478281426296000E-02,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218947742588161" calcext:value-type="float">
            <text:p>2.189477425881610E-02</text:p>
          </table:table-cell>
          <table:table-cell table:formula="of:=&quot;  &quot;&amp;TEXT([.B1993];&quot;0.00000000000000000E+00&quot;)&amp;&quot;,&quot;" office:value-type="string" office:string-value="  2.18947742588161000E-02," calcext:value-type="string">
            <text:p><text:s text:c="2"/>2.18947742588161000E-02,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201988238083802" calcext:value-type="float">
            <text:p>2.019882380838020E-02</text:p>
          </table:table-cell>
          <table:table-cell table:formula="of:=&quot;  &quot;&amp;TEXT([.B1994];&quot;0.00000000000000000E+00&quot;)&amp;&quot;,&quot;" office:value-type="string" office:string-value="  2.01988238083802000E-02," calcext:value-type="string">
            <text:p><text:s text:c="2"/>2.01988238083802000E-02,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18561436501138" calcext:value-type="float">
            <text:p>1.856143650113800E-02</text:p>
          </table:table-cell>
          <table:table-cell table:formula="of:=&quot;  &quot;&amp;TEXT([.B1995];&quot;0.00000000000000000E+00&quot;)&amp;&quot;,&quot;" office:value-type="string" office:string-value="  1.85614365011380000E-02," calcext:value-type="string">
            <text:p><text:s text:c="2"/>1.85614365011380000E-02,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169838486010152" calcext:value-type="float">
            <text:p>1.698384860101520E-02</text:p>
          </table:table-cell>
          <table:table-cell table:formula="of:=&quot;  &quot;&amp;TEXT([.B1996];&quot;0.00000000000000000E+00&quot;)&amp;&quot;,&quot;" office:value-type="string" office:string-value="  1.69838486010152000E-02," calcext:value-type="string">
            <text:p><text:s text:c="2"/>1.69838486010152000E-02,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154670729453714" calcext:value-type="float">
            <text:p>1.546707294537140E-02</text:p>
          </table:table-cell>
          <table:table-cell table:formula="of:=&quot;  &quot;&amp;TEXT([.B1997];&quot;0.00000000000000000E+00&quot;)&amp;&quot;,&quot;" office:value-type="string" office:string-value="  1.54670729453714000E-02," calcext:value-type="string">
            <text:p><text:s text:c="2"/>1.54670729453714000E-02,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14011908265545" calcext:value-type="float">
            <text:p>1.401190826554500E-02</text:p>
          </table:table-cell>
          <table:table-cell table:formula="of:=&quot;  &quot;&amp;TEXT([.B1998];&quot;0.00000000000000000E+00&quot;)&amp;&quot;,&quot;" office:value-type="string" office:string-value="  1.40119082655450000E-02," calcext:value-type="string">
            <text:p><text:s text:c="2"/>1.40119082655450000E-02,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12618941025712" calcext:value-type="float">
            <text:p>1.261894102571200E-02</text:p>
          </table:table-cell>
          <table:table-cell table:formula="of:=&quot;  &quot;&amp;TEXT([.B1999];&quot;0.00000000000000000E+00&quot;)&amp;&quot;,&quot;" office:value-type="string" office:string-value="  1.26189410257120000E-02," calcext:value-type="string">
            <text:p><text:s text:c="2"/>1.26189410257120000E-02,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112885541972842" calcext:value-type="float">
            <text:p>1.128855419728420E-02</text:p>
          </table:table-cell>
          <table:table-cell table:formula="of:=&quot;  &quot;&amp;TEXT([.B2000];&quot;0.00000000000000000E+00&quot;)&amp;&quot;,&quot;" office:value-type="string" office:string-value="  1.12885541972842000E-02," calcext:value-type="string">
            <text:p><text:s text:c="2"/>1.12885541972842000E-02,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100209320288893" calcext:value-type="float">
            <text:p>1.002093202888930E-02</text:p>
          </table:table-cell>
          <table:table-cell table:formula="of:=&quot;  &quot;&amp;TEXT([.B2001];&quot;0.00000000000000000E+00&quot;)&amp;&quot;,&quot;" office:value-type="string" office:string-value="  1.00209320288893000E-02," calcext:value-type="string">
            <text:p><text:s text:c="2"/>1.00209320288893000E-02,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881606873076136" calcext:value-type="float">
            <text:p>8.816068730761360E-03</text:p>
          </table:table-cell>
          <table:table-cell table:formula="of:=&quot;  &quot;&amp;TEXT([.B2002];&quot;0.00000000000000000E+00&quot;)&amp;&quot;,&quot;" office:value-type="string" office:string-value="  8.81606873076136000E-03," calcext:value-type="string">
            <text:p><text:s text:c="2"/>8.81606873076136000E-03,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767377305278717" calcext:value-type="float">
            <text:p>7.673773052787170E-03</text:p>
          </table:table-cell>
          <table:table-cell table:formula="of:=&quot;  &quot;&amp;TEXT([.B2003];&quot;0.00000000000000000E+00&quot;)&amp;&quot;,&quot;" office:value-type="string" office:string-value="  7.67377305278717000E-03," calcext:value-type="string">
            <text:p><text:s text:c="2"/>7.67377305278717000E-03,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659367831045971" calcext:value-type="float">
            <text:p>6.593678310459710E-03</text:p>
          </table:table-cell>
          <table:table-cell table:formula="of:=&quot;  &quot;&amp;TEXT([.B2004];&quot;0.00000000000000000E+00&quot;)&amp;&quot;,&quot;" office:value-type="string" office:string-value="  6.59367831045971000E-03," calcext:value-type="string">
            <text:p><text:s text:c="2"/>6.59367831045971000E-03,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557525028914679" calcext:value-type="float">
            <text:p>5.575250289146790E-03</text:p>
          </table:table-cell>
          <table:table-cell table:formula="of:=&quot;  &quot;&amp;TEXT([.B2005];&quot;0.00000000000000000E+00&quot;)&amp;&quot;,&quot;" office:value-type="string" office:string-value="  5.57525028914679000E-03," calcext:value-type="string">
            <text:p><text:s text:c="2"/>5.57525028914679000E-03,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461779400745339" calcext:value-type="float">
            <text:p>4.617794007453390E-03</text:p>
          </table:table-cell>
          <table:table-cell table:formula="of:=&quot;  &quot;&amp;TEXT([.B2006];&quot;0.00000000000000000E+00&quot;)&amp;&quot;,&quot;" office:value-type="string" office:string-value="  4.61779400745339000E-03," calcext:value-type="string">
            <text:p><text:s text:c="2"/>4.61779400745339000E-03,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372046145290588" calcext:value-type="float">
            <text:p>3.720461452905880E-03</text:p>
          </table:table-cell>
          <table:table-cell table:formula="of:=&quot;  &quot;&amp;TEXT([.B2007];&quot;0.00000000000000000E+00&quot;)&amp;&quot;,&quot;" office:value-type="string" office:string-value="  3.72046145290588000E-03," calcext:value-type="string">
            <text:p><text:s text:c="2"/>3.72046145290588000E-03,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288226213363674" calcext:value-type="float">
            <text:p>2.882262133636740E-03</text:p>
          </table:table-cell>
          <table:table-cell table:formula="of:=&quot;  &quot;&amp;TEXT([.B2008];&quot;0.00000000000000000E+00&quot;)&amp;&quot;,&quot;" office:value-type="string" office:string-value="  2.88226213363674000E-03," calcext:value-type="string">
            <text:p><text:s text:c="2"/>2.88226213363674000E-03,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21020734608898" calcext:value-type="float">
            <text:p>2.102073460889800E-03</text:p>
          </table:table-cell>
          <table:table-cell table:formula="of:=&quot;  &quot;&amp;TEXT([.B2009];&quot;0.00000000000000000E+00&quot;)&amp;&quot;,&quot;" office:value-type="string" office:string-value="  2.10207346088980000E-03," calcext:value-type="string">
            <text:p><text:s text:c="2"/>2.10207346088980000E-03,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137864667169595" calcext:value-type="float">
            <text:p>1.378646671695950E-03</text:p>
          </table:table-cell>
          <table:table-cell table:formula="of:=&quot;  &quot;&amp;TEXT([.B2010];&quot;0.00000000000000000E+00&quot;)&amp;&quot;,&quot;" office:value-type="string" office:string-value="  1.37864667169595000E-03," calcext:value-type="string">
            <text:p><text:s text:c="2"/>1.37864667169595000E-03,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710618966688056" calcext:value-type="float">
            <text:p>7.106189666880560E-04</text:p>
          </table:table-cell>
          <table:table-cell table:formula="of:=&quot;  &quot;&amp;TEXT([.B2011];&quot;0.00000000000000000E+00&quot;)&amp;&quot;,&quot;" office:value-type="string" office:string-value="  7.10618966688056000E-04," calcext:value-type="string">
            <text:p><text:s text:c="2"/>7.10618966688056000E-04,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965228232237097" calcext:value-type="float">
            <text:p>9.652282322370970E-05</text:p>
          </table:table-cell>
          <table:table-cell table:formula="of:=&quot;  &quot;&amp;TEXT([.B2012];&quot;0.00000000000000000E+00&quot;)&amp;&quot;,&quot;" office:value-type="string" office:string-value="  9.65228232237097000E-05," calcext:value-type="string">
            <text:p><text:s text:c="2"/>9.65228232237097000E-05,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0.000465205007058285" calcext:value-type="float">
            <text:p>-4.652050070582850E-04</text:p>
          </table:table-cell>
          <table:table-cell table:formula="of:=&quot;  &quot;&amp;TEXT([.B2013];&quot;0.00000000000000000E+00&quot;)&amp;&quot;,&quot;" office:value-type="string" office:string-value="  -4.65205007058285000E-04," calcext:value-type="string">
            <text:p><text:s text:c="2"/>-4.65205007058285000E-04,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0.000976212498012963" calcext:value-type="float">
            <text:p>-9.762124980129630E-04</text:p>
          </table:table-cell>
          <table:table-cell table:formula="of:=&quot;  &quot;&amp;TEXT([.B2014];&quot;0.00000000000000000E+00&quot;)&amp;&quot;,&quot;" office:value-type="string" office:string-value="  -9.76212498012963000E-04," calcext:value-type="string">
            <text:p><text:s text:c="2"/>-9.76212498012963000E-04,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0.00143822555033878" calcext:value-type="float">
            <text:p>-1.438225550338780E-03</text:p>
          </table:table-cell>
          <table:table-cell table:formula="of:=&quot;  &quot;&amp;TEXT([.B2015];&quot;0.00000000000000000E+00&quot;)&amp;&quot;,&quot;" office:value-type="string" office:string-value="  -1.43822555033878000E-03," calcext:value-type="string">
            <text:p><text:s text:c="2"/>-1.43822555033878000E-03,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0.00185303507683359" calcext:value-type="float">
            <text:p>-1.853035076833590E-03</text:p>
          </table:table-cell>
          <table:table-cell table:formula="of:=&quot;  &quot;&amp;TEXT([.B2016];&quot;0.00000000000000000E+00&quot;)&amp;&quot;,&quot;" office:value-type="string" office:string-value="  -1.85303507683359000E-03," calcext:value-type="string">
            <text:p><text:s text:c="2"/>-1.85303507683359000E-03,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0.00222249170448974" calcext:value-type="float">
            <text:p>-2.222491704489740E-03</text:p>
          </table:table-cell>
          <table:table-cell table:formula="of:=&quot;  &quot;&amp;TEXT([.B2017];&quot;0.00000000000000000E+00&quot;)&amp;&quot;,&quot;" office:value-type="string" office:string-value="  -2.22249170448974000E-03," calcext:value-type="string">
            <text:p><text:s text:c="2"/>-2.22249170448974000E-03,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0.00254849326655332" calcext:value-type="float">
            <text:p>-2.548493266553320E-03</text:p>
          </table:table-cell>
          <table:table-cell table:formula="of:=&quot;  &quot;&amp;TEXT([.B2018];&quot;0.00000000000000000E+00&quot;)&amp;&quot;,&quot;" office:value-type="string" office:string-value="  -2.54849326655332000E-03," calcext:value-type="string">
            <text:p><text:s text:c="2"/>-2.54849326655332000E-03,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0.00283297996025503" calcext:value-type="float">
            <text:p>-2.832979960255030E-03</text:p>
          </table:table-cell>
          <table:table-cell table:formula="of:=&quot;  &quot;&amp;TEXT([.B2019];&quot;0.00000000000000000E+00&quot;)&amp;&quot;,&quot;" office:value-type="string" office:string-value="  -2.83297996025503000E-03," calcext:value-type="string">
            <text:p><text:s text:c="2"/>-2.83297996025503000E-03,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0.00307792360192307" calcext:value-type="float">
            <text:p>-3.077923601923070E-03</text:p>
          </table:table-cell>
          <table:table-cell table:formula="of:=&quot;  &quot;&amp;TEXT([.B2020];&quot;0.00000000000000000E+00&quot;)&amp;&quot;,&quot;" office:value-type="string" office:string-value="  -3.07792360192307000E-03," calcext:value-type="string">
            <text:p><text:s text:c="2"/>-3.07792360192307000E-03,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0.0032853192374377" calcext:value-type="float">
            <text:p>-3.285319237437700E-03</text:p>
          </table:table-cell>
          <table:table-cell table:formula="of:=&quot;  &quot;&amp;TEXT([.B2021];&quot;0.00000000000000000E+00&quot;)&amp;&quot;,&quot;" office:value-type="string" office:string-value="  -3.28531923743770000E-03," calcext:value-type="string">
            <text:p><text:s text:c="2"/>-3.28531923743770000E-03,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0.00345717785195595" calcext:value-type="float">
            <text:p>-3.457177851955950E-03</text:p>
          </table:table-cell>
          <table:table-cell table:formula="of:=&quot;  &quot;&amp;TEXT([.B2022];&quot;0.00000000000000000E+00&quot;)&amp;&quot;,&quot;" office:value-type="string" office:string-value="  -3.45717785195595000E-03," calcext:value-type="string">
            <text:p><text:s text:c="2"/>-3.45717785195595000E-03,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0.00359551832138273" calcext:value-type="float">
            <text:p>-3.595518321382730E-03</text:p>
          </table:table-cell>
          <table:table-cell table:formula="of:=&quot;  &quot;&amp;TEXT([.B2023];&quot;0.00000000000000000E+00&quot;)&amp;&quot;,&quot;" office:value-type="string" office:string-value="  -3.59551832138273000E-03," calcext:value-type="string">
            <text:p><text:s text:c="2"/>-3.59551832138273000E-03,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0.00370235752588676" calcext:value-type="float">
            <text:p>-3.702357525886760E-03</text:p>
          </table:table-cell>
          <table:table-cell table:formula="of:=&quot;  &quot;&amp;TEXT([.B2024];&quot;0.00000000000000000E+00&quot;)&amp;&quot;,&quot;" office:value-type="string" office:string-value="  -3.70235752588676000E-03," calcext:value-type="string">
            <text:p><text:s text:c="2"/>-3.70235752588676000E-03,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0377970619844474" calcext:value-type="float">
            <text:p>-3.779706198444740E-03</text:p>
          </table:table-cell>
          <table:table-cell table:formula="of:=&quot;  &quot;&amp;TEXT([.B2025];&quot;0.00000000000000000E+00&quot;)&amp;&quot;,&quot;" office:value-type="string" office:string-value="  -3.77970619844474000E-03," calcext:value-type="string">
            <text:p><text:s text:c="2"/>-3.77970619844474000E-03,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0.00382955867660036" calcext:value-type="float">
            <text:p>-3.829558676600360E-03</text:p>
          </table:table-cell>
          <table:table-cell table:formula="of:=&quot;  &quot;&amp;TEXT([.B2026];&quot;0.00000000000000000E+00&quot;)&amp;&quot;,&quot;" office:value-type="string" office:string-value="  -3.82955867660036000E-03," calcext:value-type="string">
            <text:p><text:s text:c="2"/>-3.82955867660036000E-03,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0.00385388907943131" calcext:value-type="float">
            <text:p>-3.853889079431310E-03</text:p>
          </table:table-cell>
          <table:table-cell table:formula="of:=&quot;  &quot;&amp;TEXT([.B2027];&quot;0.00000000000000000E+00&quot;)&amp;&quot;,&quot;" office:value-type="string" office:string-value="  -3.85388907943131000E-03," calcext:value-type="string">
            <text:p><text:s text:c="2"/>-3.85388907943131000E-03,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0.00385464109634741" calcext:value-type="float">
            <text:p>-3.854641096347410E-03</text:p>
          </table:table-cell>
          <table:table-cell table:formula="of:=&quot;  &quot;&amp;TEXT([.B2028];&quot;0.00000000000000000E+00&quot;)&amp;&quot;,&quot;" office:value-type="string" office:string-value="  -3.85464109634741000E-03," calcext:value-type="string">
            <text:p><text:s text:c="2"/>-3.85464109634741000E-03,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0.0038337251574863" calcext:value-type="float">
            <text:p>-3.833725157486300E-03</text:p>
          </table:table-cell>
          <table:table-cell table:formula="of:=&quot;  &quot;&amp;TEXT([.B2029];&quot;0.00000000000000000E+00&quot;)&amp;&quot;,&quot;" office:value-type="string" office:string-value="  -3.83372515748630000E-03," calcext:value-type="string">
            <text:p><text:s text:c="2"/>-3.83372515748630000E-03,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0.00379301165714528" calcext:value-type="float">
            <text:p>-3.793011657145280E-03</text:p>
          </table:table-cell>
          <table:table-cell table:formula="of:=&quot;  &quot;&amp;TEXT([.B2030];&quot;0.00000000000000000E+00&quot;)&amp;&quot;,&quot;" office:value-type="string" office:string-value="  -3.79301165714528000E-03," calcext:value-type="string">
            <text:p><text:s text:c="2"/>-3.79301165714528000E-03,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0.00373432776161719" calcext:value-type="float">
            <text:p>-3.734327761617190E-03</text:p>
          </table:table-cell>
          <table:table-cell table:formula="of:=&quot;  &quot;&amp;TEXT([.B2031];&quot;0.00000000000000000E+00&quot;)&amp;&quot;,&quot;" office:value-type="string" office:string-value="  -3.73432776161719000E-03," calcext:value-type="string">
            <text:p><text:s text:c="2"/>-3.73432776161719000E-03,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0.00365945106600738" calcext:value-type="float">
            <text:p>-3.659451066007380E-03</text:p>
          </table:table-cell>
          <table:table-cell table:formula="of:=&quot;  &quot;&amp;TEXT([.B2032];&quot;0.00000000000000000E+00&quot;)&amp;&quot;,&quot;" office:value-type="string" office:string-value="  -3.65945106600738000E-03," calcext:value-type="string">
            <text:p><text:s text:c="2"/>-3.65945106600738000E-03,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0.00357010651250939" calcext:value-type="float">
            <text:p>-3.570106512509390E-03</text:p>
          </table:table-cell>
          <table:table-cell table:formula="of:=&quot;  &quot;&amp;TEXT([.B2033];&quot;0.00000000000000000E+00&quot;)&amp;&quot;,&quot;" office:value-type="string" office:string-value="  -3.57010651250939000E-03," calcext:value-type="string">
            <text:p><text:s text:c="2"/>-3.57010651250939000E-03,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0.0034679613024959" calcext:value-type="float">
            <text:p>-3.467961302495900E-03</text:p>
          </table:table-cell>
          <table:table-cell table:formula="of:=&quot;  &quot;&amp;TEXT([.B2034];&quot;0.00000000000000000E+00&quot;)&amp;&quot;,&quot;" office:value-type="string" office:string-value="  -3.46796130249590000E-03," calcext:value-type="string">
            <text:p><text:s text:c="2"/>-3.46796130249590000E-03,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0.00335462499147429" calcext:value-type="float">
            <text:p>-3.354624991474290E-03</text:p>
          </table:table-cell>
          <table:table-cell table:formula="of:=&quot;  &quot;&amp;TEXT([.B2035];&quot;0.00000000000000000E+00&quot;)&amp;&quot;,&quot;" office:value-type="string" office:string-value="  -3.35462499147429000E-03," calcext:value-type="string">
            <text:p><text:s text:c="2"/>-3.35462499147429000E-03,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0.00323164136491046" calcext:value-type="float">
            <text:p>-3.231641364910460E-03</text:p>
          </table:table-cell>
          <table:table-cell table:formula="of:=&quot;  &quot;&amp;TEXT([.B2036];&quot;0.00000000000000000E+00&quot;)&amp;&quot;,&quot;" office:value-type="string" office:string-value="  -3.23164136491046000E-03," calcext:value-type="string">
            <text:p><text:s text:c="2"/>-3.23164136491046000E-03,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0.00310048962660469" calcext:value-type="float">
            <text:p>-3.100489626604690E-03</text:p>
          </table:table-cell>
          <table:table-cell table:formula="of:=&quot;  &quot;&amp;TEXT([.B2037];&quot;0.00000000000000000E+00&quot;)&amp;&quot;,&quot;" office:value-type="string" office:string-value="  -3.10048962660469000E-03," calcext:value-type="string">
            <text:p><text:s text:c="2"/>-3.10048962660469000E-03,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0.00296257953326474" calcext:value-type="float">
            <text:p>-2.962579533264740E-03</text:p>
          </table:table-cell>
          <table:table-cell table:formula="of:=&quot;  &quot;&amp;TEXT([.B2038];&quot;0.00000000000000000E+00&quot;)&amp;&quot;,&quot;" office:value-type="string" office:string-value="  -2.96257953326474000E-03," calcext:value-type="string">
            <text:p><text:s text:c="2"/>-2.96257953326474000E-03,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0.00281925094654425" calcext:value-type="float">
            <text:p>-2.819250946544250E-03</text:p>
          </table:table-cell>
          <table:table-cell table:formula="of:=&quot;  &quot;&amp;TEXT([.B2039];&quot;0.00000000000000000E+00&quot;)&amp;&quot;,&quot;" office:value-type="string" office:string-value="  -2.81925094654425000E-03," calcext:value-type="string">
            <text:p><text:s text:c="2"/>-2.81925094654425000E-03,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0.00267177158885546" calcext:value-type="float">
            <text:p>-2.671771588855460E-03</text:p>
          </table:table-cell>
          <table:table-cell table:formula="of:=&quot;  &quot;&amp;TEXT([.B2040];&quot;0.00000000000000000E+00&quot;)&amp;&quot;,&quot;" office:value-type="string" office:string-value="  -2.67177158885546000E-03," calcext:value-type="string">
            <text:p><text:s text:c="2"/>-2.67177158885546000E-03,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0.00252133520587895" calcext:value-type="float">
            <text:p>-2.521335205878950E-03</text:p>
          </table:table-cell>
          <table:table-cell table:formula="of:=&quot;  &quot;&amp;TEXT([.B2041];&quot;0.00000000000000000E+00&quot;)&amp;&quot;,&quot;" office:value-type="string" office:string-value="  -2.52133520587895000E-03," calcext:value-type="string">
            <text:p><text:s text:c="2"/>-2.52133520587895000E-03,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0.00236905883557847" calcext:value-type="float">
            <text:p>-2.369058835578470E-03</text:p>
          </table:table-cell>
          <table:table-cell table:formula="of:=&quot;  &quot;&amp;TEXT([.B2042];&quot;0.00000000000000000E+00&quot;)&amp;&quot;,&quot;" office:value-type="string" office:string-value="  -2.36905883557847000E-03," calcext:value-type="string">
            <text:p><text:s text:c="2"/>-2.36905883557847000E-03,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0.00221598734082554" calcext:value-type="float">
            <text:p>-2.215987340825540E-03</text:p>
          </table:table-cell>
          <table:table-cell table:formula="of:=&quot;  &quot;&amp;TEXT([.B2043];&quot;0.00000000000000000E+00&quot;)&amp;&quot;,&quot;" office:value-type="string" office:string-value="  -2.21598734082554000E-03," calcext:value-type="string">
            <text:p><text:s text:c="2"/>-2.21598734082554000E-03,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0.00206308953966654" calcext:value-type="float">
            <text:p>-2.063089539666540E-03</text:p>
          </table:table-cell>
          <table:table-cell table:formula="of:=&quot;  &quot;&amp;TEXT([.B2044];&quot;0.00000000000000000E+00&quot;)&amp;&quot;,&quot;" office:value-type="string" office:string-value="  -2.06308953966654000E-03," calcext:value-type="string">
            <text:p><text:s text:c="2"/>-2.06308953966654000E-03,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0.00191125984877891" calcext:value-type="float">
            <text:p>-1.911259848778910E-03</text:p>
          </table:table-cell>
          <table:table-cell table:formula="of:=&quot;  &quot;&amp;TEXT([.B2045];&quot;0.00000000000000000E+00&quot;)&amp;&quot;,&quot;" office:value-type="string" office:string-value="  -1.91125984877891000E-03," calcext:value-type="string">
            <text:p><text:s text:c="2"/>-1.91125984877891000E-03,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0.00176131802969222" calcext:value-type="float">
            <text:p>-1.761318029692220E-03</text:p>
          </table:table-cell>
          <table:table-cell table:formula="of:=&quot;  &quot;&amp;TEXT([.B2046];&quot;0.00000000000000000E+00&quot;)&amp;&quot;,&quot;" office:value-type="string" office:string-value="  -1.76131802969222000E-03," calcext:value-type="string">
            <text:p><text:s text:c="2"/>-1.76131802969222000E-03,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0.00161401174126443" calcext:value-type="float">
            <text:p>-1.614011741264430E-03</text:p>
          </table:table-cell>
          <table:table-cell table:formula="of:=&quot;  &quot;&amp;TEXT([.B2047];&quot;0.00000000000000000E+00&quot;)&amp;&quot;,&quot;" office:value-type="string" office:string-value="  -1.61401174126443000E-03," calcext:value-type="string">
            <text:p><text:s text:c="2"/>-1.61401174126443000E-03,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0.00835218614674696" calcext:value-type="float">
            <text:p>-8.352186146746960E-03</text:p>
          </table:table-cell>
          <table:table-cell table:formula="of:=&quot;  &quot;&amp;TEXT([.B2048];&quot;0.00000000000000000E+00&quot;)&amp;&quot;,&quot;" office:value-type="string" office:string-value="  -8.35218614674696000E-03," calcext:value-type="string">
            <text:p><text:s text:c="2"/>-8.35218614674696000E-03,</text:p>
          </table:table-cell>
        </table:table-row>
        <table:table-row table:style-name="ro1" table:number-rows-repeated="1046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35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4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8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2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3">
      <number:scientific-number number:decimal-places="15" number:min-decimal-places="1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1:10:06.403733422</meta:creation-date>
    <dc:date>2023-02-27T21:19:09.644580519</dc:date>
    <meta:editing-duration>PT9M3S</meta:editing-duration>
    <meta:editing-cycles>1</meta:editing-cycles>
    <meta:document-statistic meta:table-count="1" meta:cell-count="614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scientific-number number:decimal-places="15" number:min-decimal-places="15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S1.A1:S1.B2048" chart:data-source-has-labels="row" svg:x="0.32cm" svg:y="0.18cm" svg:width="13.355cm" svg:height="8.64cm">
          <chart:coordinate-region svg:x="0.745cm" svg:y="0.379cm" svg:width="12.55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1.B2:S1.B2048" chart:label-cell-address="S1.B1:S1.B1" chart:class="chart:scatter">
            <chart:domain table:cell-range-address="S1.A2:S1.A2048"/>
            <chart:data-point chart:repeated="20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</text:p>
                <draw:g>
                  <svg:desc>S1.B1:S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23">
                <text:p>-1023</text:p>
                <draw:g>
                  <svg:desc>S1.A2:S1.A2048</svg:desc>
                </draw:g>
              </table:table-cell>
              <table:table-cell office:value-type="float" office:value="-0.00835218614674696">
                <text:p>-0.00835218614674696</text:p>
                <draw:g>
                  <svg:desc>S1.B2:S1.B20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22">
                <text:p>-1022</text:p>
              </table:table-cell>
              <table:table-cell office:value-type="float" office:value="-0.00161401174126443">
                <text:p>-0.00161401174126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21">
                <text:p>-1021</text:p>
              </table:table-cell>
              <table:table-cell office:value-type="float" office:value="-0.00176131802969222">
                <text:p>-0.00176131802969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20">
                <text:p>-1020</text:p>
              </table:table-cell>
              <table:table-cell office:value-type="float" office:value="-0.00191125984877891">
                <text:p>-0.0019112598487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19">
                <text:p>-1019</text:p>
              </table:table-cell>
              <table:table-cell office:value-type="float" office:value="-0.00206308953966654">
                <text:p>-0.0020630895396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18">
                <text:p>-1018</text:p>
              </table:table-cell>
              <table:table-cell office:value-type="float" office:value="-0.00221598734082554">
                <text:p>-0.00221598734082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17">
                <text:p>-1017</text:p>
              </table:table-cell>
              <table:table-cell office:value-type="float" office:value="-0.00236905883557847">
                <text:p>-0.00236905883557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16">
                <text:p>-1016</text:p>
              </table:table-cell>
              <table:table-cell office:value-type="float" office:value="-0.00252133520587895">
                <text:p>-0.00252133520587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15">
                <text:p>-1015</text:p>
              </table:table-cell>
              <table:table-cell office:value-type="float" office:value="-0.00267177158885546">
                <text:p>-0.00267177158885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14">
                <text:p>-1014</text:p>
              </table:table-cell>
              <table:table-cell office:value-type="float" office:value="-0.00281925094654425">
                <text:p>-0.00281925094654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13">
                <text:p>-1013</text:p>
              </table:table-cell>
              <table:table-cell office:value-type="float" office:value="-0.00296257953326474">
                <text:p>-0.00296257953326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2">
                <text:p>-1012</text:p>
              </table:table-cell>
              <table:table-cell office:value-type="float" office:value="-0.00310048962660469">
                <text:p>-0.00310048962660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11">
                <text:p>-1011</text:p>
              </table:table-cell>
              <table:table-cell office:value-type="float" office:value="-0.00323164136491046">
                <text:p>-0.00323164136491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10">
                <text:p>-1010</text:p>
              </table:table-cell>
              <table:table-cell office:value-type="float" office:value="-0.00335462499147429">
                <text:p>-0.00335462499147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09">
                <text:p>-1009</text:p>
              </table:table-cell>
              <table:table-cell office:value-type="float" office:value="-0.0034679613024959">
                <text:p>-0.0034679613024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08">
                <text:p>-1008</text:p>
              </table:table-cell>
              <table:table-cell office:value-type="float" office:value="-0.00357010651250939">
                <text:p>-0.00357010651250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07">
                <text:p>-1007</text:p>
              </table:table-cell>
              <table:table-cell office:value-type="float" office:value="-0.00365945106600738">
                <text:p>-0.00365945106600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06">
                <text:p>-1006</text:p>
              </table:table-cell>
              <table:table-cell office:value-type="float" office:value="-0.00373432776161719">
                <text:p>-0.00373432776161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05">
                <text:p>-1005</text:p>
              </table:table-cell>
              <table:table-cell office:value-type="float" office:value="-0.00379301165714528">
                <text:p>-0.00379301165714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04">
                <text:p>-1004</text:p>
              </table:table-cell>
              <table:table-cell office:value-type="float" office:value="-0.0038337251574863">
                <text:p>-0.0038337251574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3">
                <text:p>-1003</text:p>
              </table:table-cell>
              <table:table-cell office:value-type="float" office:value="-0.00385464109634741">
                <text:p>-0.00385464109634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02">
                <text:p>-1002</text:p>
              </table:table-cell>
              <table:table-cell office:value-type="float" office:value="-0.00385388907943131">
                <text:p>-0.00385388907943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01">
                <text:p>-1001</text:p>
              </table:table-cell>
              <table:table-cell office:value-type="float" office:value="-0.00382955867660036">
                <text:p>-0.00382955867660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00">
                <text:p>-1000</text:p>
              </table:table-cell>
              <table:table-cell office:value-type="float" office:value="-0.00377970619844474">
                <text:p>-0.00377970619844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9">
                <text:p>-999</text:p>
              </table:table-cell>
              <table:table-cell office:value-type="float" office:value="-0.00370235752588676">
                <text:p>-0.00370235752588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98">
                <text:p>-998</text:p>
              </table:table-cell>
              <table:table-cell office:value-type="float" office:value="-0.00359551832138273">
                <text:p>-0.00359551832138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97">
                <text:p>-997</text:p>
              </table:table-cell>
              <table:table-cell office:value-type="float" office:value="-0.00345717785195595">
                <text:p>-0.00345717785195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96">
                <text:p>-996</text:p>
              </table:table-cell>
              <table:table-cell office:value-type="float" office:value="-0.0032853192374377">
                <text:p>-0.0032853192374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95">
                <text:p>-995</text:p>
              </table:table-cell>
              <table:table-cell office:value-type="float" office:value="-0.00307792360192307">
                <text:p>-0.00307792360192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94">
                <text:p>-994</text:p>
              </table:table-cell>
              <table:table-cell office:value-type="float" office:value="-0.00283297996025503">
                <text:p>-0.00283297996025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93">
                <text:p>-993</text:p>
              </table:table-cell>
              <table:table-cell office:value-type="float" office:value="-0.00254849326655332">
                <text:p>-0.00254849326655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92">
                <text:p>-992</text:p>
              </table:table-cell>
              <table:table-cell office:value-type="float" office:value="-0.00222249170448974">
                <text:p>-0.00222249170448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91">
                <text:p>-991</text:p>
              </table:table-cell>
              <table:table-cell office:value-type="float" office:value="-0.00185303507683359">
                <text:p>-0.00185303507683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90">
                <text:p>-990</text:p>
              </table:table-cell>
              <table:table-cell office:value-type="float" office:value="-0.00143822555033878">
                <text:p>-0.0014382255503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89">
                <text:p>-989</text:p>
              </table:table-cell>
              <table:table-cell office:value-type="float" office:value="-0.000976212498012963">
                <text:p>-0.000976212498012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88">
                <text:p>-988</text:p>
              </table:table-cell>
              <table:table-cell office:value-type="float" office:value="-0.000465205007058285">
                <text:p>-0.000465205007058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87">
                <text:p>-987</text:p>
              </table:table-cell>
              <table:table-cell office:value-type="float" office:value="0.0000965228232237097">
                <text:p>0.0000965228232237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86">
                <text:p>-986</text:p>
              </table:table-cell>
              <table:table-cell office:value-type="float" office:value="0.000710618966688056">
                <text:p>0.000710618966688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85">
                <text:p>-985</text:p>
              </table:table-cell>
              <table:table-cell office:value-type="float" office:value="0.00137864667169595">
                <text:p>0.00137864667169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">
                <text:p>-984</text:p>
              </table:table-cell>
              <table:table-cell office:value-type="float" office:value="0.0021020734608898">
                <text:p>0.0021020734608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83">
                <text:p>-983</text:p>
              </table:table-cell>
              <table:table-cell office:value-type="float" office:value="0.00288226213363674">
                <text:p>0.00288226213363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82">
                <text:p>-982</text:p>
              </table:table-cell>
              <table:table-cell office:value-type="float" office:value="0.00372046145290588">
                <text:p>0.00372046145290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81">
                <text:p>-981</text:p>
              </table:table-cell>
              <table:table-cell office:value-type="float" office:value="0.00461779400745339">
                <text:p>0.00461779400745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80">
                <text:p>-980</text:p>
              </table:table-cell>
              <table:table-cell office:value-type="float" office:value="0.00557525028914679">
                <text:p>0.00557525028914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79">
                <text:p>-979</text:p>
              </table:table-cell>
              <table:table-cell office:value-type="float" office:value="0.00659367831045971">
                <text:p>0.00659367831045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78">
                <text:p>-978</text:p>
              </table:table-cell>
              <table:table-cell office:value-type="float" office:value="0.00767377305278717">
                <text:p>0.00767377305278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77">
                <text:p>-977</text:p>
              </table:table-cell>
              <table:table-cell office:value-type="float" office:value="0.00881606873076136">
                <text:p>0.00881606873076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6">
                <text:p>-976</text:p>
              </table:table-cell>
              <table:table-cell office:value-type="float" office:value="0.0100209320288893">
                <text:p>0.0100209320288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75">
                <text:p>-975</text:p>
              </table:table-cell>
              <table:table-cell office:value-type="float" office:value="0.0112885541972842">
                <text:p>0.0112885541972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74">
                <text:p>-974</text:p>
              </table:table-cell>
              <table:table-cell office:value-type="float" office:value="0.012618941025712">
                <text:p>0.012618941025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73">
                <text:p>-973</text:p>
              </table:table-cell>
              <table:table-cell office:value-type="float" office:value="0.014011908265545">
                <text:p>0.014011908265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72">
                <text:p>-972</text:p>
              </table:table-cell>
              <table:table-cell office:value-type="float" office:value="0.0154670729453714">
                <text:p>0.0154670729453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71">
                <text:p>-971</text:p>
              </table:table-cell>
              <table:table-cell office:value-type="float" office:value="0.0169838486010152">
                <text:p>0.0169838486010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70">
                <text:p>-970</text:p>
              </table:table-cell>
              <table:table-cell office:value-type="float" office:value="0.018561436501138">
                <text:p>0.018561436501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69">
                <text:p>-969</text:p>
              </table:table-cell>
              <table:table-cell office:value-type="float" office:value="0.0201988238083802">
                <text:p>0.02019882380838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68">
                <text:p>-968</text:p>
              </table:table-cell>
              <table:table-cell office:value-type="float" office:value="0.0218947742588161">
                <text:p>0.0218947742588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67">
                <text:p>-967</text:p>
              </table:table-cell>
              <table:table-cell office:value-type="float" office:value="0.0236478281426296">
                <text:p>0.02364782814262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66">
                <text:p>-966</text:p>
              </table:table-cell>
              <table:table-cell office:value-type="float" office:value="0.0254562941706681">
                <text:p>0.0254562941706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65">
                <text:p>-965</text:p>
              </table:table-cell>
              <table:table-cell office:value-type="float" office:value="0.0273182512519292">
                <text:p>0.0273182512519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64">
                <text:p>-964</text:p>
              </table:table-cell>
              <table:table-cell office:value-type="float" office:value="0.0292315438720752">
                <text:p>0.0292315438720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63">
                <text:p>-963</text:p>
              </table:table-cell>
              <table:table-cell office:value-type="float" office:value="0.0311937838267504">
                <text:p>0.0311937838267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62">
                <text:p>-962</text:p>
              </table:table-cell>
              <table:table-cell office:value-type="float" office:value="0.0332023451669874">
                <text:p>0.0332023451669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61">
                <text:p>-961</text:p>
              </table:table-cell>
              <table:table-cell office:value-type="float" office:value="0.0352543705405875">
                <text:p>0.0352543705405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60">
                <text:p>-960</text:p>
              </table:table-cell>
              <table:table-cell office:value-type="float" office:value="0.0373467689845647">
                <text:p>0.0373467689845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59">
                <text:p>-959</text:p>
              </table:table-cell>
              <table:table-cell office:value-type="float" office:value="0.0394762199555996">
                <text:p>0.03947621995559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58">
                <text:p>-958</text:p>
              </table:table-cell>
              <table:table-cell office:value-type="float" office:value="0.0416391723143276">
                <text:p>0.0416391723143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57">
                <text:p>-957</text:p>
              </table:table-cell>
              <table:table-cell office:value-type="float" office:value="0.04383185379067">
                <text:p>0.04383185379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56">
                <text:p>-956</text:p>
              </table:table-cell>
              <table:table-cell office:value-type="float" office:value="0.0460502716476231">
                <text:p>0.0460502716476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55">
                <text:p>-955</text:p>
              </table:table-cell>
              <table:table-cell office:value-type="float" office:value="0.0482902190288021">
                <text:p>0.04829021902880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54">
                <text:p>-954</text:p>
              </table:table-cell>
              <table:table-cell office:value-type="float" office:value="0.0505472817610054">
                <text:p>0.05054728176100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53">
                <text:p>-953</text:p>
              </table:table-cell>
              <table:table-cell office:value-type="float" office:value="0.0528168478606439">
                <text:p>0.0528168478606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52">
                <text:p>-952</text:p>
              </table:table-cell>
              <table:table-cell office:value-type="float" office:value="0.0550941132260061">
                <text:p>0.0550941132260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51">
                <text:p>-951</text:p>
              </table:table-cell>
              <table:table-cell office:value-type="float" office:value="0.0573740934315863">
                <text:p>0.0573740934315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50">
                <text:p>-950</text:p>
              </table:table-cell>
              <table:table-cell office:value-type="float" office:value="0.0596516337905312">
                <text:p>0.0596516337905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49">
                <text:p>-949</text:p>
              </table:table-cell>
              <table:table-cell office:value-type="float" office:value="0.0619214227622856">
                <text:p>0.0619214227622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48">
                <text:p>-948</text:p>
              </table:table-cell>
              <table:table-cell office:value-type="float" office:value="0.0641779992701195">
                <text:p>0.06417799927011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47">
                <text:p>-947</text:p>
              </table:table-cell>
              <table:table-cell office:value-type="float" office:value="0.0664157703555274">
                <text:p>0.0664157703555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46">
                <text:p>-946</text:p>
              </table:table-cell>
              <table:table-cell office:value-type="float" office:value="0.0686290232948324">
                <text:p>0.0686290232948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45">
                <text:p>-945</text:p>
              </table:table-cell>
              <table:table-cell office:value-type="float" office:value="0.0708119403979738">
                <text:p>0.0708119403979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44">
                <text:p>-944</text:p>
              </table:table-cell>
              <table:table-cell office:value-type="float" office:value="0.0729586123736627">
                <text:p>0.0729586123736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43">
                <text:p>-943</text:p>
              </table:table-cell>
              <table:table-cell office:value-type="float" office:value="0.0750630573802803">
                <text:p>0.07506305738028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42">
                <text:p>-942</text:p>
              </table:table-cell>
              <table:table-cell office:value-type="float" office:value="0.0771192369789107">
                <text:p>0.0771192369789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41">
                <text:p>-941</text:p>
              </table:table-cell>
              <table:table-cell office:value-type="float" office:value="0.0791210731448499">
                <text:p>0.0791210731448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40">
                <text:p>-940</text:p>
              </table:table-cell>
              <table:table-cell office:value-type="float" office:value="0.0810624674929407">
                <text:p>0.0810624674929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39">
                <text:p>-939</text:p>
              </table:table-cell>
              <table:table-cell office:value-type="float" office:value="0.0829373227733775">
                <text:p>0.0829373227733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38">
                <text:p>-938</text:p>
              </table:table-cell>
              <table:table-cell office:value-type="float" office:value="0.0847395580190223">
                <text:p>0.0847395580190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37">
                <text:p>-937</text:p>
              </table:table-cell>
              <table:table-cell office:value-type="float" office:value="0.0864631304031233">
                <text:p>0.0864631304031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6">
                <text:p>-936</text:p>
              </table:table-cell>
              <table:table-cell office:value-type="float" office:value="0.0881020572068069">
                <text:p>0.0881020572068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35">
                <text:p>-935</text:p>
              </table:table-cell>
              <table:table-cell office:value-type="float" office:value="0.0896504344066243">
                <text:p>0.08965043440662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34">
                <text:p>-934</text:p>
              </table:table-cell>
              <table:table-cell office:value-type="float" office:value="0.0911024551620834">
                <text:p>0.09110245516208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33">
                <text:p>-933</text:p>
              </table:table-cell>
              <table:table-cell office:value-type="float" office:value="0.0924524331239275">
                <text:p>0.09245243312392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32">
                <text:p>-932</text:p>
              </table:table-cell>
              <table:table-cell office:value-type="float" office:value="0.0936948233825987">
                <text:p>0.0936948233825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31">
                <text:p>-931</text:p>
              </table:table-cell>
              <table:table-cell office:value-type="float" office:value="0.0948242410790848">
                <text:p>0.09482424107908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30">
                <text:p>-930</text:p>
              </table:table-cell>
              <table:table-cell office:value-type="float" office:value="0.0958354843416368">
                <text:p>0.09583548434163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29">
                <text:p>-929</text:p>
              </table:table-cell>
              <table:table-cell office:value-type="float" office:value="0.096723558428328">
                <text:p>0.096723558428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28">
                <text:p>-928</text:p>
              </table:table-cell>
              <table:table-cell office:value-type="float" office:value="0.0974836913604968">
                <text:p>0.09748369136049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27">
                <text:p>-927</text:p>
              </table:table-cell>
              <table:table-cell office:value-type="float" office:value="0.0981113581445353">
                <text:p>0.09811135814453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26">
                <text:p>-926</text:p>
              </table:table-cell>
              <table:table-cell office:value-type="float" office:value="0.0986023006146889">
                <text:p>0.09860230061468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25">
                <text:p>-925</text:p>
              </table:table-cell>
              <table:table-cell office:value-type="float" office:value="0.0989525496417194">
                <text:p>0.09895254964171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24">
                <text:p>-924</text:p>
              </table:table-cell>
              <table:table-cell office:value-type="float" office:value="0.0991584356407869">
                <text:p>0.09915843564078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23">
                <text:p>-923</text:p>
              </table:table-cell>
              <table:table-cell office:value-type="float" office:value="0.0992166208326646">
                <text:p>0.09921662083266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22">
                <text:p>-922</text:p>
              </table:table-cell>
              <table:table-cell office:value-type="float" office:value="0.0991240995127129">
                <text:p>0.09912409951271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21">
                <text:p>-921</text:p>
              </table:table-cell>
              <table:table-cell office:value-type="float" office:value="0.0988782333981809">
                <text:p>0.09887823339818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20">
                <text:p>-920</text:p>
              </table:table-cell>
              <table:table-cell office:value-type="float" office:value="0.0984767482775631">
                <text:p>0.0984767482775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19">
                <text:p>-919</text:p>
              </table:table-cell>
              <table:table-cell office:value-type="float" office:value="0.0979177722951225">
                <text:p>0.09791777229512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18">
                <text:p>-918</text:p>
              </table:table-cell>
              <table:table-cell office:value-type="float" office:value="0.0971998268106424">
                <text:p>0.0971998268106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17">
                <text:p>-917</text:p>
              </table:table-cell>
              <table:table-cell office:value-type="float" office:value="0.0963218601092267">
                <text:p>0.09632186010922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16">
                <text:p>-916</text:p>
              </table:table-cell>
              <table:table-cell office:value-type="float" office:value="0.0952832497989042">
                <text:p>0.09528324979890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15">
                <text:p>-915</text:p>
              </table:table-cell>
              <table:table-cell office:value-type="float" office:value="0.0940838129899666">
                <text:p>0.09408381298996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14">
                <text:p>-914</text:p>
              </table:table-cell>
              <table:table-cell office:value-type="float" office:value="0.0927238240984129">
                <text:p>0.0927238240984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13">
                <text:p>-913</text:p>
              </table:table-cell>
              <table:table-cell office:value-type="float" office:value="0.0912040144511332">
                <text:p>0.0912040144511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12">
                <text:p>-912</text:p>
              </table:table-cell>
              <table:table-cell office:value-type="float" office:value="0.0895255819041439">
                <text:p>0.08952558190414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11">
                <text:p>-911</text:p>
              </table:table-cell>
              <table:table-cell office:value-type="float" office:value="0.0876901983922014">
                <text:p>0.08769019839220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10">
                <text:p>-910</text:p>
              </table:table-cell>
              <table:table-cell office:value-type="float" office:value="0.0857000084290299">
                <text:p>0.08570000842902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09">
                <text:p>-909</text:p>
              </table:table-cell>
              <table:table-cell office:value-type="float" office:value="0.0835576394294747">
                <text:p>0.08355763942947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08">
                <text:p>-908</text:p>
              </table:table-cell>
              <table:table-cell office:value-type="float" office:value="0.0812661945147854">
                <text:p>0.08126619451478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07">
                <text:p>-907</text:p>
              </table:table-cell>
              <table:table-cell office:value-type="float" office:value="0.0788292606590698">
                <text:p>0.07882926065906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06">
                <text:p>-906</text:p>
              </table:table-cell>
              <table:table-cell office:value-type="float" office:value="0.0762509013961003">
                <text:p>0.0762509013961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05">
                <text:p>-905</text:p>
              </table:table-cell>
              <table:table-cell office:value-type="float" office:value="0.0735356531227888">
                <text:p>0.0735356531227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04">
                <text:p>-904</text:p>
              </table:table-cell>
              <table:table-cell office:value-type="float" office:value="0.0706885236474644">
                <text:p>0.07068852364746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03">
                <text:p>-903</text:p>
              </table:table-cell>
              <table:table-cell office:value-type="float" office:value="0.0677149794828797">
                <text:p>0.0677149794828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02">
                <text:p>-902</text:p>
              </table:table-cell>
              <table:table-cell office:value-type="float" office:value="0.0646209364383214">
                <text:p>0.06462093643832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01">
                <text:p>-901</text:p>
              </table:table-cell>
              <table:table-cell office:value-type="float" office:value="0.0614127531317332">
                <text:p>0.06141275313173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00">
                <text:p>-900</text:p>
              </table:table-cell>
              <table:table-cell office:value-type="float" office:value="0.0580972089697342">
                <text:p>0.05809720896973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99">
                <text:p>-899</text:p>
              </table:table-cell>
              <table:table-cell office:value-type="float" office:value="0.0546814988666184">
                <text:p>0.05468149886661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98">
                <text:p>-898</text:p>
              </table:table-cell>
              <table:table-cell office:value-type="float" office:value="0.0511732145120144">
                <text:p>0.05117321451201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97">
                <text:p>-897</text:p>
              </table:table-cell>
              <table:table-cell office:value-type="float" office:value="0.0475803253355259">
                <text:p>0.0475803253355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96">
                <text:p>-896</text:p>
              </table:table-cell>
              <table:table-cell office:value-type="float" office:value="0.0439111641944936">
                <text:p>0.04391116419449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95">
                <text:p>-895</text:p>
              </table:table-cell>
              <table:table-cell office:value-type="float" office:value="0.040174404704064">
                <text:p>0.0401744047040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94">
                <text:p>-894</text:p>
              </table:table-cell>
              <table:table-cell office:value-type="float" office:value="0.0363790367291584">
                <text:p>0.03637903672915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93">
                <text:p>-893</text:p>
              </table:table-cell>
              <table:table-cell office:value-type="float" office:value="0.0325343460636718">
                <text:p>0.03253434606367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92">
                <text:p>-892</text:p>
              </table:table-cell>
              <table:table-cell office:value-type="float" office:value="0.0286498844006067">
                <text:p>0.02864988440060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91">
                <text:p>-891</text:p>
              </table:table-cell>
              <table:table-cell office:value-type="float" office:value="0.0247354449925604">
                <text:p>0.0247354449925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90">
                <text:p>-890</text:p>
              </table:table-cell>
              <table:table-cell office:value-type="float" office:value="0.0208010289723439">
                <text:p>0.02080102897234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89">
                <text:p>-889</text:p>
              </table:table-cell>
              <table:table-cell office:value-type="float" office:value="0.0168568236132237">
                <text:p>0.01685682361322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88">
                <text:p>-888</text:p>
              </table:table-cell>
              <table:table-cell office:value-type="float" office:value="0.0129131682198941">
                <text:p>0.0129131682198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87">
                <text:p>-887</text:p>
              </table:table-cell>
              <table:table-cell office:value-type="float" office:value="0.0089805223645298">
                <text:p>0.0089805223645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86">
                <text:p>-886</text:p>
              </table:table-cell>
              <table:table-cell office:value-type="float" office:value="0.00506944241259736">
                <text:p>0.005069442412597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85">
                <text:p>-885</text:p>
              </table:table-cell>
              <table:table-cell office:value-type="float" office:value="0.00119053876560212">
                <text:p>0.001190538765602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84">
                <text:p>-884</text:p>
              </table:table-cell>
              <table:table-cell office:value-type="float" office:value="-0.00264555474598486">
                <text:p>-0.00264555474598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83">
                <text:p>-883</text:p>
              </table:table-cell>
              <table:table-cell office:value-type="float" office:value="-0.00642820986031609">
                <text:p>-0.006428209860316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82">
                <text:p>-882</text:p>
              </table:table-cell>
              <table:table-cell office:value-type="float" office:value="-0.0101468541442268">
                <text:p>-0.01014685414422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81">
                <text:p>-881</text:p>
              </table:table-cell>
              <table:table-cell office:value-type="float" office:value="-0.013790992044572">
                <text:p>-0.013790992044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80">
                <text:p>-880</text:p>
              </table:table-cell>
              <table:table-cell office:value-type="float" office:value="-0.0173502537154664">
                <text:p>-0.01735025371546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79">
                <text:p>-879</text:p>
              </table:table-cell>
              <table:table-cell office:value-type="float" office:value="-0.0208144181041326">
                <text:p>-0.02081441810413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78">
                <text:p>-878</text:p>
              </table:table-cell>
              <table:table-cell office:value-type="float" office:value="-0.0241734607703263">
                <text:p>-0.02417346077032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77">
                <text:p>-877</text:p>
              </table:table-cell>
              <table:table-cell office:value-type="float" office:value="-0.0274175747690574">
                <text:p>-0.02741757476905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76">
                <text:p>-876</text:p>
              </table:table-cell>
              <table:table-cell office:value-type="float" office:value="-0.0305372135871763">
                <text:p>-0.03053721358717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75">
                <text:p>-875</text:p>
              </table:table-cell>
              <table:table-cell office:value-type="float" office:value="-0.0335231274174376">
                <text:p>-0.0335231274174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74">
                <text:p>-874</text:p>
              </table:table-cell>
              <table:table-cell office:value-type="float" office:value="-0.0363663940148403">
                <text:p>-0.03636639401484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73">
                <text:p>-873</text:p>
              </table:table-cell>
              <table:table-cell office:value-type="float" office:value="-0.0390584569336687">
                <text:p>-0.03905845693366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72">
                <text:p>-872</text:p>
              </table:table-cell>
              <table:table-cell office:value-type="float" office:value="-0.0415911600753407">
                <text:p>-0.04159116007534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71">
                <text:p>-871</text:p>
              </table:table-cell>
              <table:table-cell office:value-type="float" office:value="-0.043956781572122">
                <text:p>-0.043956781572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70">
                <text:p>-870</text:p>
              </table:table-cell>
              <table:table-cell office:value-type="float" office:value="-0.046148057631423">
                <text:p>-0.0461480576314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69">
                <text:p>-869</text:p>
              </table:table-cell>
              <table:table-cell office:value-type="float" office:value="-0.0481582195124571">
                <text:p>-0.04815821951245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68">
                <text:p>-868</text:p>
              </table:table-cell>
              <table:table-cell office:value-type="float" office:value="-0.0499810146579634">
                <text:p>-0.04998101465796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67">
                <text:p>-867</text:p>
              </table:table-cell>
              <table:table-cell office:value-type="float" office:value="-0.0516107363555159">
                <text:p>-0.05161073635551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66">
                <text:p>-866</text:p>
              </table:table-cell>
              <table:table-cell office:value-type="float" office:value="-0.053042246204561">
                <text:p>-0.0530422462045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65">
                <text:p>-865</text:p>
              </table:table-cell>
              <table:table-cell office:value-type="float" office:value="-0.0542710078231764">
                <text:p>-0.0542710078231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64">
                <text:p>-864</text:p>
              </table:table-cell>
              <table:table-cell office:value-type="float" office:value="-0.055293102293517">
                <text:p>-0.055293102293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63">
                <text:p>-863</text:p>
              </table:table-cell>
              <table:table-cell office:value-type="float" office:value="-0.0561052549637629">
                <text:p>-0.05610525496376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62">
                <text:p>-862</text:p>
              </table:table-cell>
              <table:table-cell office:value-type="float" office:value="-0.0567048514246595">
                <text:p>-0.05670485142465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61">
                <text:p>-861</text:p>
              </table:table-cell>
              <table:table-cell office:value-type="float" office:value="-0.0570899557697268">
                <text:p>-0.05708995576972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60">
                <text:p>-860</text:p>
              </table:table-cell>
              <table:table-cell office:value-type="float" office:value="-0.0572593153980473">
                <text:p>-0.05725931539804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59">
                <text:p>-859</text:p>
              </table:table-cell>
              <table:table-cell office:value-type="float" office:value="-0.0572123780689107">
                <text:p>-0.0572123780689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58">
                <text:p>-858</text:p>
              </table:table-cell>
              <table:table-cell office:value-type="float" office:value="-0.0569492966650506">
                <text:p>-0.0569492966650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57">
                <text:p>-857</text:p>
              </table:table-cell>
              <table:table-cell office:value-type="float" office:value="-0.0564709421914694">
                <text:p>-0.05647094219146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56">
                <text:p>-856</text:p>
              </table:table-cell>
              <table:table-cell office:value-type="float" office:value="-0.0557789050355254">
                <text:p>-0.0557789050355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55">
                <text:p>-855</text:p>
              </table:table-cell>
              <table:table-cell office:value-type="float" office:value="-0.054875507380602">
                <text:p>-0.0548755073806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54">
                <text:p>-854</text:p>
              </table:table-cell>
              <table:table-cell office:value-type="float" office:value="-0.0537637968210374">
                <text:p>-0.05376379682103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53">
                <text:p>-853</text:p>
              </table:table-cell>
              <table:table-cell office:value-type="float" office:value="-0.0524475438439431">
                <text:p>-0.05244754384394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52">
                <text:p>-852</text:p>
              </table:table-cell>
              <table:table-cell office:value-type="float" office:value="-0.0509312298178136">
                <text:p>-0.0509312298178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51">
                <text:p>-851</text:p>
              </table:table-cell>
              <table:table-cell office:value-type="float" office:value="-0.0492200428474014">
                <text:p>-0.0492200428474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50">
                <text:p>-850</text:p>
              </table:table-cell>
              <table:table-cell office:value-type="float" office:value="-0.0473198593953413">
                <text:p>-0.0473198593953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49">
                <text:p>-849</text:p>
              </table:table-cell>
              <table:table-cell office:value-type="float" office:value="-0.0452372371788035">
                <text:p>-0.04523723717880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48">
                <text:p>-848</text:p>
              </table:table-cell>
              <table:table-cell office:value-type="float" office:value="-0.0429793981693695">
                <text:p>-0.04297939816936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47">
                <text:p>-847</text:p>
              </table:table-cell>
              <table:table-cell office:value-type="float" office:value="-0.0405542203273369">
                <text:p>-0.04055422032733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46">
                <text:p>-846</text:p>
              </table:table-cell>
              <table:table-cell office:value-type="float" office:value="-0.0379702066009329">
                <text:p>-0.0379702066009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45">
                <text:p>-845</text:p>
              </table:table-cell>
              <table:table-cell office:value-type="float" office:value="-0.0352364667869335">
                <text:p>-0.03523646678693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44">
                <text:p>-844</text:p>
              </table:table-cell>
              <table:table-cell office:value-type="float" office:value="-0.0323626810677952">
                <text:p>-0.03236268106779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43">
                <text:p>-843</text:p>
              </table:table-cell>
              <table:table-cell office:value-type="float" office:value="-0.0293590736258304">
                <text:p>-0.0293590736258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42">
                <text:p>-842</text:p>
              </table:table-cell>
              <table:table-cell office:value-type="float" office:value="-0.0262363739978202">
                <text:p>-0.0262363739978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41">
                <text:p>-841</text:p>
              </table:table-cell>
              <table:table-cell office:value-type="float" office:value="-0.0230057948759338">
                <text:p>-0.0230057948759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40">
                <text:p>-840</text:p>
              </table:table-cell>
              <table:table-cell office:value-type="float" office:value="-0.0196789955554056">
                <text:p>-0.0196789955554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39">
                <text:p>-839</text:p>
              </table:table-cell>
              <table:table-cell office:value-type="float" office:value="-0.0162680532351488">
                <text:p>-0.01626805323514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38">
                <text:p>-838</text:p>
              </table:table-cell>
              <table:table-cell office:value-type="float" office:value="-0.0127854145415667">
                <text:p>-0.0127854145415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37">
                <text:p>-837</text:p>
              </table:table-cell>
              <table:table-cell office:value-type="float" office:value="-0.00924385729718829">
                <text:p>-0.009243857297188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36">
                <text:p>-836</text:p>
              </table:table-cell>
              <table:table-cell office:value-type="float" office:value="-0.00565643430890704">
                <text:p>-0.005656434308907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35">
                <text:p>-835</text:p>
              </table:table-cell>
              <table:table-cell office:value-type="float" office:value="-0.0020364354148321">
                <text:p>-0.00203643541483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34">
                <text:p>-834</text:p>
              </table:table-cell>
              <table:table-cell office:value-type="float" office:value="0.00160266482441872">
                <text:p>0.001602664824418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33">
                <text:p>-833</text:p>
              </table:table-cell>
              <table:table-cell office:value-type="float" office:value="0.00524723755335635">
                <text:p>0.005247237553356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32">
                <text:p>-832</text:p>
              </table:table-cell>
              <table:table-cell office:value-type="float" office:value="0.00888354999641413">
                <text:p>0.00888354999641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31">
                <text:p>-831</text:p>
              </table:table-cell>
              <table:table-cell office:value-type="float" office:value="0.0124978069452624">
                <text:p>0.0124978069452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30">
                <text:p>-830</text:p>
              </table:table-cell>
              <table:table-cell office:value-type="float" office:value="0.0160762198398843">
                <text:p>0.01607621983988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29">
                <text:p>-829</text:p>
              </table:table-cell>
              <table:table-cell office:value-type="float" office:value="0.0196050518972206">
                <text:p>0.01960505189722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28">
                <text:p>-828</text:p>
              </table:table-cell>
              <table:table-cell office:value-type="float" office:value="0.0230706831479521">
                <text:p>0.0230706831479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27">
                <text:p>-827</text:p>
              </table:table-cell>
              <table:table-cell office:value-type="float" office:value="0.0264596437877729">
                <text:p>0.02645964378777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26">
                <text:p>-826</text:p>
              </table:table-cell>
              <table:table-cell office:value-type="float" office:value="0.0297586691743891">
                <text:p>0.02975866917438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25">
                <text:p>-825</text:p>
              </table:table-cell>
              <table:table-cell office:value-type="float" office:value="0.032954727431805">
                <text:p>0.032954727431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24">
                <text:p>-824</text:p>
              </table:table-cell>
              <table:table-cell office:value-type="float" office:value="0.0360350899675823">
                <text:p>0.03603508996758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23">
                <text:p>-823</text:p>
              </table:table-cell>
              <table:table-cell office:value-type="float" office:value="0.0389873763314403">
                <text:p>0.03898737633144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22">
                <text:p>-822</text:p>
              </table:table-cell>
              <table:table-cell office:value-type="float" office:value="0.0417996298276956">
                <text:p>0.0417996298276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21">
                <text:p>-821</text:p>
              </table:table-cell>
              <table:table-cell office:value-type="float" office:value="0.0444603451855876">
                <text:p>0.0444603451855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20">
                <text:p>-820</text:p>
              </table:table-cell>
              <table:table-cell office:value-type="float" office:value="0.0469585231776223">
                <text:p>0.04695852317762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19">
                <text:p>-819</text:p>
              </table:table-cell>
              <table:table-cell office:value-type="float" office:value="0.0492836813913873">
                <text:p>0.04928368139138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18">
                <text:p>-818</text:p>
              </table:table-cell>
              <table:table-cell office:value-type="float" office:value="0.0514259192681032">
                <text:p>0.05142591926810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17">
                <text:p>-817</text:p>
              </table:table-cell>
              <table:table-cell office:value-type="float" office:value="0.0533759513483269">
                <text:p>0.05337595134832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16">
                <text:p>-816</text:p>
              </table:table-cell>
              <table:table-cell office:value-type="float" office:value="0.0551251844428444">
                <text:p>0.05512518444284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15">
                <text:p>-815</text:p>
              </table:table-cell>
              <table:table-cell office:value-type="float" office:value="0.056665738356843">
                <text:p>0.0566657383568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14">
                <text:p>-814</text:p>
              </table:table-cell>
              <table:table-cell office:value-type="float" office:value="0.0579904852895661">
                <text:p>0.05799048528956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13">
                <text:p>-813</text:p>
              </table:table-cell>
              <table:table-cell office:value-type="float" office:value="0.0590930418593975">
                <text:p>0.05909304185939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12">
                <text:p>-812</text:p>
              </table:table-cell>
              <table:table-cell office:value-type="float" office:value="0.0599678165038936">
                <text:p>0.0599678165038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811">
                <text:p>-811</text:p>
              </table:table-cell>
              <table:table-cell office:value-type="float" office:value="0.0606100397071235">
                <text:p>0.0606100397071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810">
                <text:p>-810</text:p>
              </table:table-cell>
              <table:table-cell office:value-type="float" office:value="0.0610158348304948">
                <text:p>0.06101583483049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809">
                <text:p>-809</text:p>
              </table:table-cell>
              <table:table-cell office:value-type="float" office:value="0.0611822128129074">
                <text:p>0.06118221281290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808">
                <text:p>-808</text:p>
              </table:table-cell>
              <table:table-cell office:value-type="float" office:value="0.061107088632559">
                <text:p>0.0611070886325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807">
                <text:p>-807</text:p>
              </table:table-cell>
              <table:table-cell office:value-type="float" office:value="0.0607892431014218">
                <text:p>0.06078924310142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806">
                <text:p>-806</text:p>
              </table:table-cell>
              <table:table-cell office:value-type="float" office:value="0.0602283781077955">
                <text:p>0.06022837810779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805">
                <text:p>-805</text:p>
              </table:table-cell>
              <table:table-cell office:value-type="float" office:value="0.0594251347689805">
                <text:p>0.0594251347689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04">
                <text:p>-804</text:p>
              </table:table-cell>
              <table:table-cell office:value-type="float" office:value="0.0583811473510326">
                <text:p>0.05838114735103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03">
                <text:p>-803</text:p>
              </table:table-cell>
              <table:table-cell office:value-type="float" office:value="0.0570989816995082">
                <text:p>0.05709898169950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802">
                <text:p>-802</text:p>
              </table:table-cell>
              <table:table-cell office:value-type="float" office:value="0.0555821184150862">
                <text:p>0.0555821184150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801">
                <text:p>-801</text:p>
              </table:table-cell>
              <table:table-cell office:value-type="float" office:value="0.053834917199526">
                <text:p>0.0538349171995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00">
                <text:p>-800</text:p>
              </table:table-cell>
              <table:table-cell office:value-type="float" office:value="0.0518627039369975">
                <text:p>0.05186270393699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99">
                <text:p>-799</text:p>
              </table:table-cell>
              <table:table-cell office:value-type="float" office:value="0.0496717539548225">
                <text:p>0.04967175395482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98">
                <text:p>-798</text:p>
              </table:table-cell>
              <table:table-cell office:value-type="float" office:value="0.0472692659970668">
                <text:p>0.04726926599706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97">
                <text:p>-797</text:p>
              </table:table-cell>
              <table:table-cell office:value-type="float" office:value="0.0446632240436391">
                <text:p>0.04466322404363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96">
                <text:p>-796</text:p>
              </table:table-cell>
              <table:table-cell office:value-type="float" office:value="0.0418624491132569">
                <text:p>0.04186244911325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95">
                <text:p>-795</text:p>
              </table:table-cell>
              <table:table-cell office:value-type="float" office:value="0.0388766250887026">
                <text:p>0.0388766250887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94">
                <text:p>-794</text:p>
              </table:table-cell>
              <table:table-cell office:value-type="float" office:value="0.03571632870767">
                <text:p>0.035716328707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93">
                <text:p>-793</text:p>
              </table:table-cell>
              <table:table-cell office:value-type="float" office:value="0.0323928118883312">
                <text:p>0.03239281188833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92">
                <text:p>-792</text:p>
              </table:table-cell>
              <table:table-cell office:value-type="float" office:value="0.0289179771731511">
                <text:p>0.02891797717315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91">
                <text:p>-791</text:p>
              </table:table-cell>
              <table:table-cell office:value-type="float" office:value="0.0253044286488676">
                <text:p>0.02530442864886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90">
                <text:p>-790</text:p>
              </table:table-cell>
              <table:table-cell office:value-type="float" office:value="0.0215655831134425">
                <text:p>0.02156558311344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89">
                <text:p>-789</text:p>
              </table:table-cell>
              <table:table-cell office:value-type="float" office:value="0.0177153393475583">
                <text:p>0.01771533934755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88">
                <text:p>-788</text:p>
              </table:table-cell>
              <table:table-cell office:value-type="float" office:value="0.0137680195764744">
                <text:p>0.01376801957647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87">
                <text:p>-787</text:p>
              </table:table-cell>
              <table:table-cell office:value-type="float" office:value="0.00973851010858379">
                <text:p>0.009738510108583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86">
                <text:p>-786</text:p>
              </table:table-cell>
              <table:table-cell office:value-type="float" office:value="0.00564237383381462">
                <text:p>0.005642373833814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85">
                <text:p>-785</text:p>
              </table:table-cell>
              <table:table-cell office:value-type="float" office:value="0.0014952492458656">
                <text:p>0.0014952492458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84">
                <text:p>-784</text:p>
              </table:table-cell>
              <table:table-cell office:value-type="float" office:value="-0.00268692939167927">
                <text:p>-0.002686929391679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83">
                <text:p>-783</text:p>
              </table:table-cell>
              <table:table-cell office:value-type="float" office:value="-0.00688764377016265">
                <text:p>-0.006887643770162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82">
                <text:p>-782</text:p>
              </table:table-cell>
              <table:table-cell office:value-type="float" office:value="-0.0110902960392497">
                <text:p>-0.0110902960392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81">
                <text:p>-781</text:p>
              </table:table-cell>
              <table:table-cell office:value-type="float" office:value="-0.0152786126682052">
                <text:p>-0.01527861266820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80">
                <text:p>-780</text:p>
              </table:table-cell>
              <table:table-cell office:value-type="float" office:value="-0.0194352752264916">
                <text:p>-0.01943527522649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79">
                <text:p>-779</text:p>
              </table:table-cell>
              <table:table-cell office:value-type="float" office:value="-0.0235440310547684">
                <text:p>-0.02354403105476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78">
                <text:p>-778</text:p>
              </table:table-cell>
              <table:table-cell office:value-type="float" office:value="-0.0275878604471846">
                <text:p>-0.02758786044718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77">
                <text:p>-777</text:p>
              </table:table-cell>
              <table:table-cell office:value-type="float" office:value="-0.0315503126745695">
                <text:p>-0.03155031267456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76">
                <text:p>-776</text:p>
              </table:table-cell>
              <table:table-cell office:value-type="float" office:value="-0.0354149844298013">
                <text:p>-0.03541498442980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75">
                <text:p>-775</text:p>
              </table:table-cell>
              <table:table-cell office:value-type="float" office:value="-0.0391656930374216">
                <text:p>-0.03916569303742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74">
                <text:p>-774</text:p>
              </table:table-cell>
              <table:table-cell office:value-type="float" office:value="-0.0427866769490123">
                <text:p>-0.0427866769490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73">
                <text:p>-773</text:p>
              </table:table-cell>
              <table:table-cell office:value-type="float" office:value="-0.0462624478292437">
                <text:p>-0.04626244782924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72">
                <text:p>-772</text:p>
              </table:table-cell>
              <table:table-cell office:value-type="float" office:value="-0.049578070090814">
                <text:p>-0.0495780700908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71">
                <text:p>-771</text:p>
              </table:table-cell>
              <table:table-cell office:value-type="float" office:value="-0.0527190318742573">
                <text:p>-0.05271903187425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70">
                <text:p>-770</text:p>
              </table:table-cell>
              <table:table-cell office:value-type="float" office:value="-0.0556714722753196">
                <text:p>-0.05567147227531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69">
                <text:p>-769</text:p>
              </table:table-cell>
              <table:table-cell office:value-type="float" office:value="-0.0584220988312244">
                <text:p>-0.05842209883122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68">
                <text:p>-768</text:p>
              </table:table-cell>
              <table:table-cell office:value-type="float" office:value="-0.0609583708662097">
                <text:p>-0.06095837086620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67">
                <text:p>-767</text:p>
              </table:table-cell>
              <table:table-cell office:value-type="float" office:value="-0.063268440852629">
                <text:p>-0.0632684408526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66">
                <text:p>-766</text:p>
              </table:table-cell>
              <table:table-cell office:value-type="float" office:value="-0.0653413133493457">
                <text:p>-0.06534131334934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65">
                <text:p>-765</text:p>
              </table:table-cell>
              <table:table-cell office:value-type="float" office:value="-0.0671667976318558">
                <text:p>-0.06716679763185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64">
                <text:p>-764</text:p>
              </table:table-cell>
              <table:table-cell office:value-type="float" office:value="-0.0687356472929386">
                <text:p>-0.06873564729293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63">
                <text:p>-763</text:p>
              </table:table-cell>
              <table:table-cell office:value-type="float" office:value="-0.0700395200405803">
                <text:p>-0.07003952004058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762">
                <text:p>-762</text:p>
              </table:table-cell>
              <table:table-cell office:value-type="float" office:value="-0.0710710979233426">
                <text:p>-0.07107109792334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61">
                <text:p>-761</text:p>
              </table:table-cell>
              <table:table-cell office:value-type="float" office:value="-0.0718240518513372">
                <text:p>-0.0718240518513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60">
                <text:p>-760</text:p>
              </table:table-cell>
              <table:table-cell office:value-type="float" office:value="-0.0722931449812471">
                <text:p>-0.07229314498124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59">
                <text:p>-759</text:p>
              </table:table-cell>
              <table:table-cell office:value-type="float" office:value="-0.0724741968849788">
                <text:p>-0.07247419688497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58">
                <text:p>-758</text:p>
              </table:table-cell>
              <table:table-cell office:value-type="float" office:value="-0.0723641733879442">
                <text:p>-0.07236417338794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57">
                <text:p>-757</text:p>
              </table:table-cell>
              <table:table-cell office:value-type="float" office:value="-0.0719611474575825">
                <text:p>-0.07196114745758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56">
                <text:p>-756</text:p>
              </table:table-cell>
              <table:table-cell office:value-type="float" office:value="-0.0712643746003641">
                <text:p>-0.07126437460036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55">
                <text:p>-755</text:p>
              </table:table-cell>
              <table:table-cell office:value-type="float" office:value="-0.0702742495805247">
                <text:p>-0.07027424958052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54">
                <text:p>-754</text:p>
              </table:table-cell>
              <table:table-cell office:value-type="float" office:value="-0.0689923715900202">
                <text:p>-0.06899237159002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53">
                <text:p>-753</text:p>
              </table:table-cell>
              <table:table-cell office:value-type="float" office:value="-0.0674214952001716">
                <text:p>-0.06742149520017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52">
                <text:p>-752</text:p>
              </table:table-cell>
              <table:table-cell office:value-type="float" office:value="-0.0655655792306119">
                <text:p>-0.06556557923061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51">
                <text:p>-751</text:p>
              </table:table-cell>
              <table:table-cell office:value-type="float" office:value="-0.0634297346468595">
                <text:p>-0.06342973464685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50">
                <text:p>-750</text:p>
              </table:table-cell>
              <table:table-cell office:value-type="float" office:value="-0.0610202595565002">
                <text:p>-0.0610202595565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49">
                <text:p>-749</text:p>
              </table:table-cell>
              <table:table-cell office:value-type="float" office:value="-0.0583445811575531">
                <text:p>-0.05834458115755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48">
                <text:p>-748</text:p>
              </table:table-cell>
              <table:table-cell office:value-type="float" office:value="-0.0554112791506878">
                <text:p>-0.05541127915068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47">
                <text:p>-747</text:p>
              </table:table-cell>
              <table:table-cell office:value-type="float" office:value="-0.0522300169119615">
                <text:p>-0.05223001691196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46">
                <text:p>-746</text:p>
              </table:table-cell>
              <table:table-cell office:value-type="float" office:value="-0.0488115567264059">
                <text:p>-0.04881155672640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45">
                <text:p>-745</text:p>
              </table:table-cell>
              <table:table-cell office:value-type="float" office:value="-0.0451676850041467">
                <text:p>-0.04516768500414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44">
                <text:p>-744</text:p>
              </table:table-cell>
              <table:table-cell office:value-type="float" office:value="-0.0413112147034393">
                <text:p>-0.04131121470343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43">
                <text:p>-743</text:p>
              </table:table-cell>
              <table:table-cell office:value-type="float" office:value="-0.0372559028368566">
                <text:p>-0.03725590283685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42">
                <text:p>-742</text:p>
              </table:table-cell>
              <table:table-cell office:value-type="float" office:value="-0.0330164435675162">
                <text:p>-0.03301644356751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41">
                <text:p>-741</text:p>
              </table:table-cell>
              <table:table-cell office:value-type="float" office:value="-0.028608380773056">
                <text:p>-0.028608380773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40">
                <text:p>-740</text:p>
              </table:table-cell>
              <table:table-cell office:value-type="float" office:value="-0.0240480860895003">
                <text:p>-0.02404808608950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39">
                <text:p>-739</text:p>
              </table:table-cell>
              <table:table-cell office:value-type="float" office:value="-0.0193526694364505">
                <text:p>-0.01935266943645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38">
                <text:p>-738</text:p>
              </table:table-cell>
              <table:table-cell office:value-type="float" office:value="-0.0145399487802705">
                <text:p>-0.01453994878027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37">
                <text:p>-737</text:p>
              </table:table-cell>
              <table:table-cell office:value-type="float" office:value="-0.0096283516945488">
                <text:p>-0.00962835169454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36">
                <text:p>-736</text:p>
              </table:table-cell>
              <table:table-cell office:value-type="float" office:value="-0.00463687894439877">
                <text:p>-0.004636878944398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35">
                <text:p>-735</text:p>
              </table:table-cell>
              <table:table-cell office:value-type="float" office:value="0.000414997288526821">
                <text:p>0.0004149972885268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34">
                <text:p>-734</text:p>
              </table:table-cell>
              <table:table-cell office:value-type="float" office:value="0.00550737587472152">
                <text:p>0.005507375874721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33">
                <text:p>-733</text:p>
              </table:table-cell>
              <table:table-cell office:value-type="float" office:value="0.0106200349569195">
                <text:p>0.01062003495691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32">
                <text:p>-732</text:p>
              </table:table-cell>
              <table:table-cell office:value-type="float" office:value="0.0157324790307747">
                <text:p>0.01573247903077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31">
                <text:p>-731</text:p>
              </table:table-cell>
              <table:table-cell office:value-type="float" office:value="0.020824050573799">
                <text:p>0.0208240505737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30">
                <text:p>-730</text:p>
              </table:table-cell>
              <table:table-cell office:value-type="float" office:value="0.0258739800829218">
                <text:p>0.02587398008292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29">
                <text:p>-729</text:p>
              </table:table-cell>
              <table:table-cell office:value-type="float" office:value="0.0308615001224049">
                <text:p>0.03086150012240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28">
                <text:p>-728</text:p>
              </table:table-cell>
              <table:table-cell office:value-type="float" office:value="0.0357658993974469">
                <text:p>0.03576589939744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27">
                <text:p>-727</text:p>
              </table:table-cell>
              <table:table-cell office:value-type="float" office:value="0.040566637262342">
                <text:p>0.0405666372623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26">
                <text:p>-726</text:p>
              </table:table-cell>
              <table:table-cell office:value-type="float" office:value="0.045243395336218">
                <text:p>0.0452433953362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25">
                <text:p>-725</text:p>
              </table:table-cell>
              <table:table-cell office:value-type="float" office:value="0.0497761936791596">
                <text:p>0.04977619367915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24">
                <text:p>-724</text:p>
              </table:table-cell>
              <table:table-cell office:value-type="float" office:value="0.0541454435440042">
                <text:p>0.05414544354400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23">
                <text:p>-723</text:p>
              </table:table-cell>
              <table:table-cell office:value-type="float" office:value="0.0583320589220772">
                <text:p>0.05833205892207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722">
                <text:p>-722</text:p>
              </table:table-cell>
              <table:table-cell office:value-type="float" office:value="0.0623175096485661">
                <text:p>0.06231750964856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721">
                <text:p>-721</text:p>
              </table:table-cell>
              <table:table-cell office:value-type="float" office:value="0.0660839322898608">
                <text:p>0.06608393228986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20">
                <text:p>-720</text:p>
              </table:table-cell>
              <table:table-cell office:value-type="float" office:value="0.069614177795775">
                <text:p>0.0696141777957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19">
                <text:p>-719</text:p>
              </table:table-cell>
              <table:table-cell office:value-type="float" office:value="0.0728919150603877">
                <text:p>0.07289191506038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18">
                <text:p>-718</text:p>
              </table:table-cell>
              <table:table-cell office:value-type="float" office:value="0.0759016779174022">
                <text:p>0.07590167791740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717">
                <text:p>-717</text:p>
              </table:table-cell>
              <table:table-cell office:value-type="float" office:value="0.0786289636396415">
                <text:p>0.07862896363964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16">
                <text:p>-716</text:p>
              </table:table-cell>
              <table:table-cell office:value-type="float" office:value="0.0810602702544931">
                <text:p>0.08106027025449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715">
                <text:p>-715</text:p>
              </table:table-cell>
              <table:table-cell office:value-type="float" office:value="0.08318318778091">
                <text:p>0.083183187780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714">
                <text:p>-714</text:p>
              </table:table-cell>
              <table:table-cell office:value-type="float" office:value="0.0849864331746832">
                <text:p>0.08498643317468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713">
                <text:p>-713</text:p>
              </table:table-cell>
              <table:table-cell office:value-type="float" office:value="0.0864599307614549">
                <text:p>0.08645993076145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12">
                <text:p>-712</text:p>
              </table:table-cell>
              <table:table-cell office:value-type="float" office:value="0.0875948396115212">
                <text:p>0.08759483961152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11">
                <text:p>-711</text:p>
              </table:table-cell>
              <table:table-cell office:value-type="float" office:value="0.0883836258921917">
                <text:p>0.08838362589219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710">
                <text:p>-710</text:p>
              </table:table-cell>
              <table:table-cell office:value-type="float" office:value="0.0888200817139965">
                <text:p>0.08882008171399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709">
                <text:p>-709</text:p>
              </table:table-cell>
              <table:table-cell office:value-type="float" office:value="0.0888993839013106">
                <text:p>0.08889938390131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708">
                <text:p>-708</text:p>
              </table:table-cell>
              <table:table-cell office:value-type="float" office:value="0.0886181025084207">
                <text:p>0.08861810250842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707">
                <text:p>-707</text:p>
              </table:table-cell>
              <table:table-cell office:value-type="float" office:value="0.0879742531351866">
                <text:p>0.08797425313518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706">
                <text:p>-706</text:p>
              </table:table-cell>
              <table:table-cell office:value-type="float" office:value="0.0869672919028852">
                <text:p>0.08696729190288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705">
                <text:p>-705</text:p>
              </table:table-cell>
              <table:table-cell office:value-type="float" office:value="0.0855981543220742">
                <text:p>0.08559815432207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704">
                <text:p>-704</text:p>
              </table:table-cell>
              <table:table-cell office:value-type="float" office:value="0.0838692426385094">
                <text:p>0.08386924263850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703">
                <text:p>-703</text:p>
              </table:table-cell>
              <table:table-cell office:value-type="float" office:value="0.0817844534089069">
                <text:p>0.08178445340890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702">
                <text:p>-702</text:p>
              </table:table-cell>
              <table:table-cell office:value-type="float" office:value="0.0793491509644502">
                <text:p>0.07934915096445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01">
                <text:p>-701</text:p>
              </table:table-cell>
              <table:table-cell office:value-type="float" office:value="0.0765701818265592">
                <text:p>0.07657018182655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00">
                <text:p>-700</text:p>
              </table:table-cell>
              <table:table-cell office:value-type="float" office:value="0.0734558403104201">
                <text:p>0.07345584031042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99">
                <text:p>-699</text:p>
              </table:table-cell>
              <table:table-cell office:value-type="float" office:value="0.070015866251153">
                <text:p>0.0700158662511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698">
                <text:p>-698</text:p>
              </table:table-cell>
              <table:table-cell office:value-type="float" office:value="0.0662613962884892">
                <text:p>0.0662613962884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697">
                <text:p>-697</text:p>
              </table:table-cell>
              <table:table-cell office:value-type="float" office:value="0.0622049558955856">
                <text:p>0.06220495589558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96">
                <text:p>-696</text:p>
              </table:table-cell>
              <table:table-cell office:value-type="float" office:value="0.0578603984121535">
                <text:p>0.05786039841215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95">
                <text:p>-695</text:p>
              </table:table-cell>
              <table:table-cell office:value-type="float" office:value="0.0532428809551771">
                <text:p>0.05324288095517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94">
                <text:p>-694</text:p>
              </table:table-cell>
              <table:table-cell office:value-type="float" office:value="0.0483687955800201">
                <text:p>0.04836879558002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93">
                <text:p>-693</text:p>
              </table:table-cell>
              <table:table-cell office:value-type="float" office:value="0.0432557351907118">
                <text:p>0.04325573519071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92">
                <text:p>-692</text:p>
              </table:table-cell>
              <table:table-cell office:value-type="float" office:value="0.03792240942856">
                <text:p>0.037922409428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91">
                <text:p>-691</text:p>
              </table:table-cell>
              <table:table-cell office:value-type="float" office:value="0.0323885996474194">
                <text:p>0.03238859964741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90">
                <text:p>-690</text:p>
              </table:table-cell>
              <table:table-cell office:value-type="float" office:value="0.0266750697002572">
                <text:p>0.02667506970025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89">
                <text:p>-689</text:p>
              </table:table-cell>
              <table:table-cell office:value-type="float" office:value="0.0208035080253113">
                <text:p>0.02080350802531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88">
                <text:p>-688</text:p>
              </table:table-cell>
              <table:table-cell office:value-type="float" office:value="0.0147964269397441">
                <text:p>0.01479642693974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87">
                <text:p>-687</text:p>
              </table:table-cell>
              <table:table-cell office:value-type="float" office:value="0.00867710296367902">
                <text:p>0.008677102963679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86">
                <text:p>-686</text:p>
              </table:table-cell>
              <table:table-cell office:value-type="float" office:value="0.00246946519962128">
                <text:p>0.002469465199621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85">
                <text:p>-685</text:p>
              </table:table-cell>
              <table:table-cell office:value-type="float" office:value="-0.00380197353092968">
                <text:p>-0.003801973530929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84">
                <text:p>-684</text:p>
              </table:table-cell>
              <table:table-cell office:value-type="float" office:value="-0.0101122334517487">
                <text:p>-0.01011223345174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83">
                <text:p>-683</text:p>
              </table:table-cell>
              <table:table-cell office:value-type="float" office:value="-0.016435941808184">
                <text:p>-0.0164359418081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82">
                <text:p>-682</text:p>
              </table:table-cell>
              <table:table-cell office:value-type="float" office:value="-0.0227474626573831">
                <text:p>-0.02274746265738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81">
                <text:p>-681</text:p>
              </table:table-cell>
              <table:table-cell office:value-type="float" office:value="-0.0290209650229051">
                <text:p>-0.02902096502290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80">
                <text:p>-680</text:p>
              </table:table-cell>
              <table:table-cell office:value-type="float" office:value="-0.035230562876842">
                <text:p>-0.0352305628768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679">
                <text:p>-679</text:p>
              </table:table-cell>
              <table:table-cell office:value-type="float" office:value="-0.0413503802066601">
                <text:p>-0.04135038020666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78">
                <text:p>-678</text:p>
              </table:table-cell>
              <table:table-cell office:value-type="float" office:value="-0.0473546988616123">
                <text:p>-0.04735469886161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677">
                <text:p>-677</text:p>
              </table:table-cell>
              <table:table-cell office:value-type="float" office:value="-0.0532180183823655">
                <text:p>-0.05321801838236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76">
                <text:p>-676</text:p>
              </table:table-cell>
              <table:table-cell office:value-type="float" office:value="-0.0589152102703981">
                <text:p>-0.05891521027039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75">
                <text:p>-675</text:p>
              </table:table-cell>
              <table:table-cell office:value-type="float" office:value="-0.0644215814384789">
                <text:p>-0.06442158143847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74">
                <text:p>-674</text:p>
              </table:table-cell>
              <table:table-cell office:value-type="float" office:value="-0.0697130105287461">
                <text:p>-0.06971301052874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73">
                <text:p>-673</text:p>
              </table:table-cell>
              <table:table-cell office:value-type="float" office:value="-0.0747660342078751">
                <text:p>-0.07476603420787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72">
                <text:p>-672</text:p>
              </table:table-cell>
              <table:table-cell office:value-type="float" office:value="-0.079557956494025">
                <text:p>-0.0795579564940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71">
                <text:p>-671</text:p>
              </table:table-cell>
              <table:table-cell office:value-type="float" office:value="-0.0840669434970143">
                <text:p>-0.08406694349701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70">
                <text:p>-670</text:p>
              </table:table-cell>
              <table:table-cell office:value-type="float" office:value="-0.0882721254385573">
                <text:p>-0.08827212543855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69">
                <text:p>-669</text:p>
              </table:table-cell>
              <table:table-cell office:value-type="float" office:value="-0.0921536795227915">
                <text:p>-0.09215367952279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68">
                <text:p>-668</text:p>
              </table:table-cell>
              <table:table-cell office:value-type="float" office:value="-0.0956929381160333">
                <text:p>-0.095692938116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67">
                <text:p>-667</text:p>
              </table:table-cell>
              <table:table-cell office:value-type="float" office:value="-0.098872452264808">
                <text:p>-0.0988724522648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66">
                <text:p>-666</text:p>
              </table:table-cell>
              <table:table-cell office:value-type="float" office:value="-0.101676103140306">
                <text:p>-0.1016761031403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65">
                <text:p>-665</text:p>
              </table:table-cell>
              <table:table-cell office:value-type="float" office:value="-0.104089151637647">
                <text:p>-0.1040891516376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64">
                <text:p>-664</text:p>
              </table:table-cell>
              <table:table-cell office:value-type="float" office:value="-0.106098332589616">
                <text:p>-0.1060983325896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63">
                <text:p>-663</text:p>
              </table:table-cell>
              <table:table-cell office:value-type="float" office:value="-0.107691906961592">
                <text:p>-0.1076919069615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62">
                <text:p>-662</text:p>
              </table:table-cell>
              <table:table-cell office:value-type="float" office:value="-0.108859731997255">
                <text:p>-0.1088597319972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61">
                <text:p>-661</text:p>
              </table:table-cell>
              <table:table-cell office:value-type="float" office:value="-0.109593309204422">
                <text:p>-0.1095933092044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60">
                <text:p>-660</text:p>
              </table:table-cell>
              <table:table-cell office:value-type="float" office:value="-0.109885848265557">
                <text:p>-0.1098858482655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59">
                <text:p>-659</text:p>
              </table:table-cell>
              <table:table-cell office:value-type="float" office:value="-0.10973228898886">
                <text:p>-0.109732288988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58">
                <text:p>-658</text:p>
              </table:table-cell>
              <table:table-cell office:value-type="float" office:value="-0.10912936437101">
                <text:p>-0.109129364371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57">
                <text:p>-657</text:p>
              </table:table-cell>
              <table:table-cell office:value-type="float" office:value="-0.108075605328054">
                <text:p>-0.1080756053280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56">
                <text:p>-656</text:p>
              </table:table-cell>
              <table:table-cell office:value-type="float" office:value="-0.106571378985607">
                <text:p>-0.1065713789856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55">
                <text:p>-655</text:p>
              </table:table-cell>
              <table:table-cell office:value-type="float" office:value="-0.104618891704566">
                <text:p>-0.1046188917045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54">
                <text:p>-654</text:p>
              </table:table-cell>
              <table:table-cell office:value-type="float" office:value="-0.102222207914276">
                <text:p>-0.1022222079142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53">
                <text:p>-653</text:p>
              </table:table-cell>
              <table:table-cell office:value-type="float" office:value="-0.0993872347909302">
                <text:p>-0.09938723479093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52">
                <text:p>-652</text:p>
              </table:table-cell>
              <table:table-cell office:value-type="float" office:value="-0.0961217351439207">
                <text:p>-0.09612173514392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51">
                <text:p>-651</text:p>
              </table:table-cell>
              <table:table-cell office:value-type="float" office:value="-0.0924352941581423">
                <text:p>-0.09243529415814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50">
                <text:p>-650</text:p>
              </table:table-cell>
              <table:table-cell office:value-type="float" office:value="-0.0883393117763632">
                <text:p>-0.08833931177636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49">
                <text:p>-649</text:p>
              </table:table-cell>
              <table:table-cell office:value-type="float" office:value="-0.0838469561939392">
                <text:p>-0.08384695619393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48">
                <text:p>-648</text:p>
              </table:table-cell>
              <table:table-cell office:value-type="float" office:value="-0.0789731438335613">
                <text:p>-0.07897314383356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47">
                <text:p>-647</text:p>
              </table:table-cell>
              <table:table-cell office:value-type="float" office:value="-0.0737344696293224">
                <text:p>-0.07373446962932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46">
                <text:p>-646</text:p>
              </table:table-cell>
              <table:table-cell office:value-type="float" office:value="-0.0681491781686126">
                <text:p>-0.06814917816861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45">
                <text:p>-645</text:p>
              </table:table-cell>
              <table:table-cell office:value-type="float" office:value="-0.0622370883210537">
                <text:p>-0.06223708832105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44">
                <text:p>-644</text:p>
              </table:table-cell>
              <table:table-cell office:value-type="float" office:value="-0.0560195341946046">
                <text:p>-0.05601953419460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43">
                <text:p>-643</text:p>
              </table:table-cell>
              <table:table-cell office:value-type="float" office:value="-0.0495192868956833">
                <text:p>-0.04951928689568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42">
                <text:p>-642</text:p>
              </table:table-cell>
              <table:table-cell office:value-type="float" office:value="-0.0427604848857669">
                <text:p>-0.04276048488576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41">
                <text:p>-641</text:p>
              </table:table-cell>
              <table:table-cell office:value-type="float" office:value="-0.0357685241123073">
                <text:p>-0.03576852411230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40">
                <text:p>-640</text:p>
              </table:table-cell>
              <table:table-cell office:value-type="float" office:value="-0.0285699900060082">
                <text:p>-0.02856999000600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39">
                <text:p>-639</text:p>
              </table:table-cell>
              <table:table-cell office:value-type="float" office:value="-0.0211925363918726">
                <text:p>-0.02119253639187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38">
                <text:p>-638</text:p>
              </table:table-cell>
              <table:table-cell office:value-type="float" office:value="-0.0136648049305228">
                <text:p>-0.01366480493052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37">
                <text:p>-637</text:p>
              </table:table-cell>
              <table:table-cell office:value-type="float" office:value="-0.00601629248073639">
                <text:p>-0.006016292480736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36">
                <text:p>-636</text:p>
              </table:table-cell>
              <table:table-cell office:value-type="float" office:value="0.00172273277393367">
                <text:p>0.001722732773933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35">
                <text:p>-635</text:p>
              </table:table-cell>
              <table:table-cell office:value-type="float" office:value="0.00952137753529237">
                <text:p>0.009521377535292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34">
                <text:p>-634</text:p>
              </table:table-cell>
              <table:table-cell office:value-type="float" office:value="0.0173482280305215">
                <text:p>0.01734822803052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33">
                <text:p>-633</text:p>
              </table:table-cell>
              <table:table-cell office:value-type="float" office:value="0.0251714851142286">
                <text:p>0.02517148511422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32">
                <text:p>-632</text:p>
              </table:table-cell>
              <table:table-cell office:value-type="float" office:value="0.0329590792621445">
                <text:p>0.03295907926214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31">
                <text:p>-631</text:p>
              </table:table-cell>
              <table:table-cell office:value-type="float" office:value="0.0406788123115377">
                <text:p>0.04067881231153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30">
                <text:p>-630</text:p>
              </table:table-cell>
              <table:table-cell office:value-type="float" office:value="0.0482984734010577">
                <text:p>0.04829847340105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29">
                <text:p>-629</text:p>
              </table:table-cell>
              <table:table-cell office:value-type="float" office:value="0.0557859809770731">
                <text:p>0.05578598097707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28">
                <text:p>-628</text:p>
              </table:table-cell>
              <table:table-cell office:value-type="float" office:value="0.0631095122146985">
                <text:p>0.06310951221469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27">
                <text:p>-627</text:p>
              </table:table-cell>
              <table:table-cell office:value-type="float" office:value="0.070237645097227">
                <text:p>0.0702376450972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26">
                <text:p>-626</text:p>
              </table:table-cell>
              <table:table-cell office:value-type="float" office:value="0.0771394786116595">
                <text:p>0.07713947861165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25">
                <text:p>-625</text:p>
              </table:table-cell>
              <table:table-cell office:value-type="float" office:value="0.0837847738136892">
                <text:p>0.0837847738136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24">
                <text:p>-624</text:p>
              </table:table-cell>
              <table:table-cell office:value-type="float" office:value="0.090144074898438">
                <text:p>0.0901440748984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23">
                <text:p>-623</text:p>
              </table:table-cell>
              <table:table-cell office:value-type="float" office:value="0.0961888419867301">
                <text:p>0.0961888419867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622">
                <text:p>-622</text:p>
              </table:table-cell>
              <table:table-cell office:value-type="float" office:value="0.101891569191751">
                <text:p>0.1018915691917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21">
                <text:p>-621</text:p>
              </table:table-cell>
              <table:table-cell office:value-type="float" office:value="0.107225921855395">
                <text:p>0.1072259218553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20">
                <text:p>-620</text:p>
              </table:table-cell>
              <table:table-cell office:value-type="float" office:value="0.112166844841445">
                <text:p>0.1121668448414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19">
                <text:p>-619</text:p>
              </table:table-cell>
              <table:table-cell office:value-type="float" office:value="0.116690682656785">
                <text:p>0.1166906826567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618">
                <text:p>-618</text:p>
              </table:table-cell>
              <table:table-cell office:value-type="float" office:value="0.120775277414617">
                <text:p>0.1207752774146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617">
                <text:p>-617</text:p>
              </table:table-cell>
              <table:table-cell office:value-type="float" office:value="0.124400084600255">
                <text:p>0.1244000846002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16">
                <text:p>-616</text:p>
              </table:table-cell>
              <table:table-cell office:value-type="float" office:value="0.127546260936335">
                <text:p>0.1275462609363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615">
                <text:p>-615</text:p>
              </table:table-cell>
              <table:table-cell office:value-type="float" office:value="0.130196767983486">
                <text:p>0.1301967679834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614">
                <text:p>-614</text:p>
              </table:table-cell>
              <table:table-cell office:value-type="float" office:value="0.132336452585666">
                <text:p>0.1323364525856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613">
                <text:p>-613</text:p>
              </table:table-cell>
              <table:table-cell office:value-type="float" office:value="0.133952134552147">
                <text:p>0.1339521345521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612">
                <text:p>-612</text:p>
              </table:table-cell>
              <table:table-cell office:value-type="float" office:value="0.135032661667332">
                <text:p>0.1350326616673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611">
                <text:p>-611</text:p>
              </table:table-cell>
              <table:table-cell office:value-type="float" office:value="0.13556898305723">
                <text:p>0.135568983057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610">
                <text:p>-610</text:p>
              </table:table-cell>
              <table:table-cell office:value-type="float" office:value="0.1355541979268">
                <text:p>0.13555419792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609">
                <text:p>-609</text:p>
              </table:table-cell>
              <table:table-cell office:value-type="float" office:value="0.134983616494837">
                <text:p>0.1349836164948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608">
                <text:p>-608</text:p>
              </table:table-cell>
              <table:table-cell office:value-type="float" office:value="0.133854787333872">
                <text:p>0.1338547873338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607">
                <text:p>-607</text:p>
              </table:table-cell>
              <table:table-cell office:value-type="float" office:value="0.132167538018883">
                <text:p>0.1321675380188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606">
                <text:p>-606</text:p>
              </table:table-cell>
              <table:table-cell office:value-type="float" office:value="0.129923983228337">
                <text:p>0.1299239832283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605">
                <text:p>-605</text:p>
              </table:table-cell>
              <table:table-cell office:value-type="float" office:value="0.127128541538402">
                <text:p>0.1271285415384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604">
                <text:p>-604</text:p>
              </table:table-cell>
              <table:table-cell office:value-type="float" office:value="0.123787929623992">
                <text:p>0.1237879296239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603">
                <text:p>-603</text:p>
              </table:table-cell>
              <table:table-cell office:value-type="float" office:value="0.119911168896887">
                <text:p>0.1199111688968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602">
                <text:p>-602</text:p>
              </table:table-cell>
              <table:table-cell office:value-type="float" office:value="0.115509562545038">
                <text:p>0.1155095625450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601">
                <text:p>-601</text:p>
              </table:table-cell>
              <table:table-cell office:value-type="float" office:value="0.110596675585575">
                <text:p>0.1105966755855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600">
                <text:p>-600</text:p>
              </table:table-cell>
              <table:table-cell office:value-type="float" office:value="0.105188282897208">
                <text:p>0.1051882828972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99">
                <text:p>-599</text:p>
              </table:table-cell>
              <table:table-cell office:value-type="float" office:value="0.0993023329559481">
                <text:p>0.09930233295594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98">
                <text:p>-598</text:p>
              </table:table-cell>
              <table:table-cell office:value-type="float" office:value="0.0929588874158474">
                <text:p>0.09295888741584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97">
                <text:p>-597</text:p>
              </table:table-cell>
              <table:table-cell office:value-type="float" office:value="0.0861800716737255">
                <text:p>0.08618007167372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96">
                <text:p>-596</text:p>
              </table:table-cell>
              <table:table-cell office:value-type="float" office:value="0.0789899909376777">
                <text:p>0.07898999093767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95">
                <text:p>-595</text:p>
              </table:table-cell>
              <table:table-cell office:value-type="float" office:value="0.0714146545011794">
                <text:p>0.07141465450117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94">
                <text:p>-594</text:p>
              </table:table-cell>
              <table:table-cell office:value-type="float" office:value="0.0634818722476652">
                <text:p>0.06348187224766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93">
                <text:p>-593</text:p>
              </table:table-cell>
              <table:table-cell office:value-type="float" office:value="0.0552211632127354">
                <text:p>0.05522116321273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92">
                <text:p>-592</text:p>
              </table:table-cell>
              <table:table-cell office:value-type="float" office:value="0.0466636463126906">
                <text:p>0.04666364631269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91">
                <text:p>-591</text:p>
              </table:table-cell>
              <table:table-cell office:value-type="float" office:value="0.0378419416663311">
                <text:p>0.03784194166633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90">
                <text:p>-590</text:p>
              </table:table-cell>
              <table:table-cell office:value-type="float" office:value="0.0287900374450789">
                <text:p>0.02879003744507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89">
                <text:p>-589</text:p>
              </table:table-cell>
              <table:table-cell office:value-type="float" office:value="0.0195431610411084">
                <text:p>0.01954316104110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88">
                <text:p>-588</text:p>
              </table:table-cell>
              <table:table-cell office:value-type="float" office:value="0.0101376351257766">
                <text:p>0.01013763512577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87">
                <text:p>-587</text:p>
              </table:table-cell>
              <table:table-cell office:value-type="float" office:value="0.000610751525877384">
                <text:p>0.0006107515258773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86">
                <text:p>-586</text:p>
              </table:table-cell>
              <table:table-cell office:value-type="float" office:value="-0.00899937310202922">
                <text:p>-0.008999373102029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85">
                <text:p>-585</text:p>
              </table:table-cell>
              <table:table-cell office:value-type="float" office:value="-0.0186539434123678">
                <text:p>-0.01865394341236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84">
                <text:p>-584</text:p>
              </table:table-cell>
              <table:table-cell office:value-type="float" office:value="-0.0283136530151925">
                <text:p>-0.02831365301519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583">
                <text:p>-583</text:p>
              </table:table-cell>
              <table:table-cell office:value-type="float" office:value="-0.0379388425877084">
                <text:p>-0.03793884258770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82">
                <text:p>-582</text:p>
              </table:table-cell>
              <table:table-cell office:value-type="float" office:value="-0.0474896559426322">
                <text:p>-0.04748965594263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81">
                <text:p>-581</text:p>
              </table:table-cell>
              <table:table-cell office:value-type="float" office:value="-0.0569261907340341">
                <text:p>-0.05692619073403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80">
                <text:p>-580</text:p>
              </table:table-cell>
              <table:table-cell office:value-type="float" office:value="-0.0662086669141225">
                <text:p>-0.06620866691412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79">
                <text:p>-579</text:p>
              </table:table-cell>
              <table:table-cell office:value-type="float" office:value="-0.075297599786536">
                <text:p>-0.0752975997865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78">
                <text:p>-578</text:p>
              </table:table-cell>
              <table:table-cell office:value-type="float" office:value="-0.0841539704149016">
                <text:p>-0.08415397041490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77">
                <text:p>-577</text:p>
              </table:table-cell>
              <table:table-cell office:value-type="float" office:value="-0.0927393836161748">
                <text:p>-0.09273938361617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76">
                <text:p>-576</text:p>
              </table:table-cell>
              <table:table-cell office:value-type="float" office:value="-0.10101622065573">
                <text:p>-0.101016220655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75">
                <text:p>-575</text:p>
              </table:table-cell>
              <table:table-cell office:value-type="float" office:value="-0.10894780357201">
                <text:p>-0.108947803572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74">
                <text:p>-574</text:p>
              </table:table-cell>
              <table:table-cell office:value-type="float" office:value="-0.11649856868238">
                <text:p>-0.116498568682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73">
                <text:p>-573</text:p>
              </table:table-cell>
              <table:table-cell office:value-type="float" office:value="-0.123634224738309">
                <text:p>-0.1236342247383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72">
                <text:p>-572</text:p>
              </table:table-cell>
              <table:table-cell office:value-type="float" office:value="-0.130321894815511">
                <text:p>-0.1303218948155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71">
                <text:p>-571</text:p>
              </table:table-cell>
              <table:table-cell office:value-type="float" office:value="-0.136530248985302">
                <text:p>-0.1365302489853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70">
                <text:p>-570</text:p>
              </table:table-cell>
              <table:table-cell office:value-type="float" office:value="-0.142229663043205">
                <text:p>-0.142229663043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69">
                <text:p>-569</text:p>
              </table:table-cell>
              <table:table-cell office:value-type="float" office:value="-0.147392365907995">
                <text:p>-0.1473923659079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68">
                <text:p>-568</text:p>
              </table:table-cell>
              <table:table-cell office:value-type="float" office:value="-0.151992568967872">
                <text:p>-0.1519925689678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67">
                <text:p>-567</text:p>
              </table:table-cell>
              <table:table-cell office:value-type="float" office:value="-0.156006566896993">
                <text:p>-0.1560065668969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66">
                <text:p>-566</text:p>
              </table:table-cell>
              <table:table-cell office:value-type="float" office:value="-0.159412853108421">
                <text:p>-0.1594128531084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65">
                <text:p>-565</text:p>
              </table:table-cell>
              <table:table-cell office:value-type="float" office:value="-0.162192252438446">
                <text:p>-0.1621922524384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564">
                <text:p>-564</text:p>
              </table:table-cell>
              <table:table-cell office:value-type="float" office:value="-0.164328023243078">
                <text:p>-0.1643280232430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63">
                <text:p>-563</text:p>
              </table:table-cell>
              <table:table-cell office:value-type="float" office:value="-0.165805924577407">
                <text:p>-0.1658059245774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62">
                <text:p>-562</text:p>
              </table:table-cell>
              <table:table-cell office:value-type="float" office:value="-0.166614284034094">
                <text:p>-0.1666142840340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61">
                <text:p>-561</text:p>
              </table:table-cell>
              <table:table-cell office:value-type="float" office:value="-0.166744096065994">
                <text:p>-0.1667440960659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60">
                <text:p>-560</text:p>
              </table:table-cell>
              <table:table-cell office:value-type="float" office:value="-0.16618909627689">
                <text:p>-0.166189096276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559">
                <text:p>-559</text:p>
              </table:table-cell>
              <table:table-cell office:value-type="float" office:value="-0.164945781821069">
                <text:p>-0.1649457818210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58">
                <text:p>-558</text:p>
              </table:table-cell>
              <table:table-cell office:value-type="float" office:value="-0.163013429737716">
                <text:p>-0.1630134297377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557">
                <text:p>-557</text:p>
              </table:table-cell>
              <table:table-cell office:value-type="float" office:value="-0.160394162969549">
                <text:p>-0.1603941629695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56">
                <text:p>-556</text:p>
              </table:table-cell>
              <table:table-cell office:value-type="float" office:value="-0.157092978214061">
                <text:p>-0.1570929782140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55">
                <text:p>-555</text:p>
              </table:table-cell>
              <table:table-cell office:value-type="float" office:value="-0.153117714462378">
                <text:p>-0.1531177144623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54">
                <text:p>-554</text:p>
              </table:table-cell>
              <table:table-cell office:value-type="float" office:value="-0.148479021003856">
                <text:p>-0.1484790210038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53">
                <text:p>-553</text:p>
              </table:table-cell>
              <table:table-cell office:value-type="float" office:value="-0.143190401976364">
                <text:p>-0.1431904019763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52">
                <text:p>-552</text:p>
              </table:table-cell>
              <table:table-cell office:value-type="float" office:value="-0.13726817796584">
                <text:p>-0.137268177965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51">
                <text:p>-551</text:p>
              </table:table-cell>
              <table:table-cell office:value-type="float" office:value="-0.13073138712372">
                <text:p>-0.130731387123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50">
                <text:p>-550</text:p>
              </table:table-cell>
              <table:table-cell office:value-type="float" office:value="-0.123601741325719">
                <text:p>-0.1236017413257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49">
                <text:p>-549</text:p>
              </table:table-cell>
              <table:table-cell office:value-type="float" office:value="-0.115903641339398">
                <text:p>-0.1159036413393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48">
                <text:p>-548</text:p>
              </table:table-cell>
              <table:table-cell office:value-type="float" office:value="-0.1076640209469">
                <text:p>-0.10766402094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47">
                <text:p>-547</text:p>
              </table:table-cell>
              <table:table-cell office:value-type="float" office:value="-0.0989122312275532">
                <text:p>-0.09891223122755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46">
                <text:p>-546</text:p>
              </table:table-cell>
              <table:table-cell office:value-type="float" office:value="-0.0896800178688686">
                <text:p>-0.08968001786886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45">
                <text:p>-545</text:p>
              </table:table-cell>
              <table:table-cell office:value-type="float" office:value="-0.0800014213914397">
                <text:p>-0.08000142139143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44">
                <text:p>-544</text:p>
              </table:table-cell>
              <table:table-cell office:value-type="float" office:value="-0.0699125171228259">
                <text:p>-0.06991251712282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43">
                <text:p>-543</text:p>
              </table:table-cell>
              <table:table-cell office:value-type="float" office:value="-0.0594514330354741">
                <text:p>-0.05945143303547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42">
                <text:p>-542</text:p>
              </table:table-cell>
              <table:table-cell office:value-type="float" office:value="-0.0486581914495181">
                <text:p>-0.0486581914495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41">
                <text:p>-541</text:p>
              </table:table-cell>
              <table:table-cell office:value-type="float" office:value="-0.0375744414034282">
                <text:p>-0.03757444140342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40">
                <text:p>-540</text:p>
              </table:table-cell>
              <table:table-cell office:value-type="float" office:value="-0.0262434160536365">
                <text:p>-0.02624341605363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39">
                <text:p>-539</text:p>
              </table:table-cell>
              <table:table-cell office:value-type="float" office:value="-0.0147098189036404">
                <text:p>-0.01470981890364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38">
                <text:p>-538</text:p>
              </table:table-cell>
              <table:table-cell office:value-type="float" office:value="-0.00301937509117368">
                <text:p>-0.003019375091173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37">
                <text:p>-537</text:p>
              </table:table-cell>
              <table:table-cell office:value-type="float" office:value="0.00878092278885335">
                <text:p>0.008780922788853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36">
                <text:p>-536</text:p>
              </table:table-cell>
              <table:table-cell office:value-type="float" office:value="0.0206434341720537">
                <text:p>0.02064343417205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35">
                <text:p>-535</text:p>
              </table:table-cell>
              <table:table-cell office:value-type="float" office:value="0.0325197303563567">
                <text:p>0.03251973035635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534">
                <text:p>-534</text:p>
              </table:table-cell>
              <table:table-cell office:value-type="float" office:value="0.0443609648444535">
                <text:p>0.04436096484445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533">
                <text:p>-533</text:p>
              </table:table-cell>
              <table:table-cell office:value-type="float" office:value="0.0561180355261574">
                <text:p>0.05611803552615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532">
                <text:p>-532</text:p>
              </table:table-cell>
              <table:table-cell office:value-type="float" office:value="0.0677417249059656">
                <text:p>0.06774172490596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31">
                <text:p>-531</text:p>
              </table:table-cell>
              <table:table-cell office:value-type="float" office:value="0.0791830124982217">
                <text:p>0.07918301249822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30">
                <text:p>-530</text:p>
              </table:table-cell>
              <table:table-cell office:value-type="float" office:value="0.0903931530743418">
                <text:p>0.09039315307434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529">
                <text:p>-529</text:p>
              </table:table-cell>
              <table:table-cell office:value-type="float" office:value="0.101324001553897">
                <text:p>0.1013240015538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28">
                <text:p>-528</text:p>
              </table:table-cell>
              <table:table-cell office:value-type="float" office:value="0.111928110120541">
                <text:p>0.1119281101205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527">
                <text:p>-527</text:p>
              </table:table-cell>
              <table:table-cell office:value-type="float" office:value="0.122159023082525">
                <text:p>0.1221590230825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26">
                <text:p>-526</text:p>
              </table:table-cell>
              <table:table-cell office:value-type="float" office:value="0.131971395004653">
                <text:p>0.1319713950046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25">
                <text:p>-525</text:p>
              </table:table-cell>
              <table:table-cell office:value-type="float" office:value="0.141321260090437">
                <text:p>0.1413212600904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524">
                <text:p>-524</text:p>
              </table:table-cell>
              <table:table-cell office:value-type="float" office:value="0.15016615857435">
                <text:p>0.150166158574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523">
                <text:p>-523</text:p>
              </table:table-cell>
              <table:table-cell office:value-type="float" office:value="0.158465388983751">
                <text:p>0.1584653889837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522">
                <text:p>-522</text:p>
              </table:table-cell>
              <table:table-cell office:value-type="float" office:value="0.166180130958117">
                <text:p>0.1661801309581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521">
                <text:p>-521</text:p>
              </table:table-cell>
              <table:table-cell office:value-type="float" office:value="0.173273676540581">
                <text:p>0.1732736765405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520">
                <text:p>-520</text:p>
              </table:table-cell>
              <table:table-cell office:value-type="float" office:value="0.179711549133429">
                <text:p>0.1797115491334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519">
                <text:p>-519</text:p>
              </table:table-cell>
              <table:table-cell office:value-type="float" office:value="0.185461713514696">
                <text:p>0.1854617135146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18">
                <text:p>-518</text:p>
              </table:table-cell>
              <table:table-cell office:value-type="float" office:value="0.19049468229076">
                <text:p>0.190494682290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517">
                <text:p>-517</text:p>
              </table:table-cell>
              <table:table-cell office:value-type="float" office:value="0.194783702833927">
                <text:p>0.1947837028339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16">
                <text:p>-516</text:p>
              </table:table-cell>
              <table:table-cell office:value-type="float" office:value="0.198304848725808">
                <text:p>0.1983048487258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515">
                <text:p>-515</text:p>
              </table:table-cell>
              <table:table-cell office:value-type="float" office:value="0.201037183264469">
                <text:p>0.2010371832644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514">
                <text:p>-514</text:p>
              </table:table-cell>
              <table:table-cell office:value-type="float" office:value="0.202962832147483">
                <text:p>0.2029628321474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513">
                <text:p>-513</text:p>
              </table:table-cell>
              <table:table-cell office:value-type="float" office:value="0.204067122518781">
                <text:p>0.2040671225187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12">
                <text:p>-512</text:p>
              </table:table-cell>
              <table:table-cell office:value-type="float" office:value="0.204338631677637">
                <text:p>0.2043386316776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511">
                <text:p>-511</text:p>
              </table:table-cell>
              <table:table-cell office:value-type="float" office:value="0.203769299517026">
                <text:p>0.2037692995170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510">
                <text:p>-510</text:p>
              </table:table-cell>
              <table:table-cell office:value-type="float" office:value="0.202354453803385">
                <text:p>0.2023544538033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09">
                <text:p>-509</text:p>
              </table:table-cell>
              <table:table-cell office:value-type="float" office:value="0.200092891242748">
                <text:p>0.2000928912427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08">
                <text:p>-508</text:p>
              </table:table-cell>
              <table:table-cell office:value-type="float" office:value="0.196986881358401">
                <text:p>0.1969868813584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507">
                <text:p>-507</text:p>
              </table:table-cell>
              <table:table-cell office:value-type="float" office:value="0.193042217165588">
                <text:p>0.1930422171655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506">
                <text:p>-506</text:p>
              </table:table-cell>
              <table:table-cell office:value-type="float" office:value="0.188268187888757">
                <text:p>0.1882681878887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505">
                <text:p>-505</text:p>
              </table:table-cell>
              <table:table-cell office:value-type="float" office:value="0.182677602991975">
                <text:p>0.1826776029919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504">
                <text:p>-504</text:p>
              </table:table-cell>
              <table:table-cell office:value-type="float" office:value="0.176286738540172">
                <text:p>0.1762867385401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503">
                <text:p>-503</text:p>
              </table:table-cell>
              <table:table-cell office:value-type="float" office:value="0.169115329532612">
                <text:p>0.1691153295326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502">
                <text:p>-502</text:p>
              </table:table-cell>
              <table:table-cell office:value-type="float" office:value="0.161186485069509">
                <text:p>0.1611864850695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501">
                <text:p>-501</text:p>
              </table:table-cell>
              <table:table-cell office:value-type="float" office:value="0.152526652954304">
                <text:p>0.1525266529543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500">
                <text:p>-500</text:p>
              </table:table-cell>
              <table:table-cell office:value-type="float" office:value="0.143165508115546">
                <text:p>0.1431655081155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499">
                <text:p>-499</text:p>
              </table:table-cell>
              <table:table-cell office:value-type="float" office:value="0.133135885276496">
                <text:p>0.1331358852764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98">
                <text:p>-498</text:p>
              </table:table-cell>
              <table:table-cell office:value-type="float" office:value="0.122473644416614">
                <text:p>0.1224736444166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97">
                <text:p>-497</text:p>
              </table:table-cell>
              <table:table-cell office:value-type="float" office:value="0.111217572916847">
                <text:p>0.1112175729168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96">
                <text:p>-496</text:p>
              </table:table-cell>
              <table:table-cell office:value-type="float" office:value="0.0994092244055799">
                <text:p>0.09940922440557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95">
                <text:p>-495</text:p>
              </table:table-cell>
              <table:table-cell office:value-type="float" office:value="0.0870927953403842">
                <text:p>0.08709279534038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94">
                <text:p>-494</text:p>
              </table:table-cell>
              <table:table-cell office:value-type="float" office:value="0.0743149387608554">
                <text:p>0.07431493876085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93">
                <text:p>-493</text:p>
              </table:table-cell>
              <table:table-cell office:value-type="float" office:value="0.0611246178249243">
                <text:p>0.06112461782492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92">
                <text:p>-492</text:p>
              </table:table-cell>
              <table:table-cell office:value-type="float" office:value="0.0475728973993019">
                <text:p>0.04757289739930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91">
                <text:p>-491</text:p>
              </table:table-cell>
              <table:table-cell office:value-type="float" office:value="0.0337127759000165">
                <text:p>0.03371277590001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90">
                <text:p>-490</text:p>
              </table:table-cell>
              <table:table-cell office:value-type="float" office:value="0.0195989553059416">
                <text:p>0.01959895530594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89">
                <text:p>-489</text:p>
              </table:table-cell>
              <table:table-cell office:value-type="float" office:value="0.0052876578370795">
                <text:p>0.00528765783707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8">
                <text:p>-488</text:p>
              </table:table-cell>
              <table:table-cell office:value-type="float" office:value="-0.00916362015915723">
                <text:p>-0.009163620159157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87">
                <text:p>-487</text:p>
              </table:table-cell>
              <table:table-cell office:value-type="float" office:value="-0.0236963108142092">
                <text:p>-0.02369631081420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86">
                <text:p>-486</text:p>
              </table:table-cell>
              <table:table-cell office:value-type="float" office:value="-0.0382510342369438">
                <text:p>-0.03825103423694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85">
                <text:p>-485</text:p>
              </table:table-cell>
              <table:table-cell office:value-type="float" office:value="-0.0527678094529716">
                <text:p>-0.05276780945297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84">
                <text:p>-484</text:p>
              </table:table-cell>
              <table:table-cell office:value-type="float" office:value="-0.0671863263448488">
                <text:p>-0.06718632634484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83">
                <text:p>-483</text:p>
              </table:table-cell>
              <table:table-cell office:value-type="float" office:value="-0.0814461644647955">
                <text:p>-0.08144616446479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82">
                <text:p>-482</text:p>
              </table:table-cell>
              <table:table-cell office:value-type="float" office:value="-0.0954870673765917">
                <text:p>-0.09548706737659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81">
                <text:p>-481</text:p>
              </table:table-cell>
              <table:table-cell office:value-type="float" office:value="-0.109249166930745">
                <text:p>-0.1092491669307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80">
                <text:p>-480</text:p>
              </table:table-cell>
              <table:table-cell office:value-type="float" office:value="-0.122673262542291">
                <text:p>-0.1226732625422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79">
                <text:p>-479</text:p>
              </table:table-cell>
              <table:table-cell office:value-type="float" office:value="-0.135701044219972">
                <text:p>-0.1357010442199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78">
                <text:p>-478</text:p>
              </table:table-cell>
              <table:table-cell office:value-type="float" office:value="-0.148275366612108">
                <text:p>-0.1482753666121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77">
                <text:p>-477</text:p>
              </table:table-cell>
              <table:table-cell office:value-type="float" office:value="-0.160340470888157">
                <text:p>-0.1603404708881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76">
                <text:p>-476</text:p>
              </table:table-cell>
              <table:table-cell office:value-type="float" office:value="-0.171842252582988">
                <text:p>-0.1718422525829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75">
                <text:p>-475</text:p>
              </table:table-cell>
              <table:table-cell office:value-type="float" office:value="-0.182728472241117">
                <text:p>-0.1827284722411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74">
                <text:p>-474</text:p>
              </table:table-cell>
              <table:table-cell office:value-type="float" office:value="-0.192949013076898">
                <text:p>-0.1929490130768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73">
                <text:p>-473</text:p>
              </table:table-cell>
              <table:table-cell office:value-type="float" office:value="-0.202456082038651">
                <text:p>-0.2024560820386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72">
                <text:p>-472</text:p>
              </table:table-cell>
              <table:table-cell office:value-type="float" office:value="-0.211204450216463">
                <text:p>-0.2112044502164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71">
                <text:p>-471</text:p>
              </table:table-cell>
              <table:table-cell office:value-type="float" office:value="-0.219151637558936">
                <text:p>-0.2191516375589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70">
                <text:p>-470</text:p>
              </table:table-cell>
              <table:table-cell office:value-type="float" office:value="-0.226258135908755">
                <text:p>-0.2262581359087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69">
                <text:p>-469</text:p>
              </table:table-cell>
              <table:table-cell office:value-type="float" office:value="-0.232487575692744">
                <text:p>-0.2324875756927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68">
                <text:p>-468</text:p>
              </table:table-cell>
              <table:table-cell office:value-type="float" office:value="-0.237806922211839">
                <text:p>-0.2378069222118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67">
                <text:p>-467</text:p>
              </table:table-cell>
              <table:table-cell office:value-type="float" office:value="-0.242186618668323">
                <text:p>-0.2421866186683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66">
                <text:p>-466</text:p>
              </table:table-cell>
              <table:table-cell office:value-type="float" office:value="-0.245600761126628">
                <text:p>-0.2456007611266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65">
                <text:p>-465</text:p>
              </table:table-cell>
              <table:table-cell office:value-type="float" office:value="-0.248027212144034">
                <text:p>-0.2480272121440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64">
                <text:p>-464</text:p>
              </table:table-cell>
              <table:table-cell office:value-type="float" office:value="-0.249447747233282">
                <text:p>-0.2494477472332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63">
                <text:p>-463</text:p>
              </table:table-cell>
              <table:table-cell office:value-type="float" office:value="-0.249848141591103">
                <text:p>-0.2498481415911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62">
                <text:p>-462</text:p>
              </table:table-cell>
              <table:table-cell office:value-type="float" office:value="-0.249218285520534">
                <text:p>-0.2492182855205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61">
                <text:p>-461</text:p>
              </table:table-cell>
              <table:table-cell office:value-type="float" office:value="-0.247552234743747">
                <text:p>-0.2475522347437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60">
                <text:p>-460</text:p>
              </table:table-cell>
              <table:table-cell office:value-type="float" office:value="-0.244848293337842">
                <text:p>-0.2448482933378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59">
                <text:p>-459</text:p>
              </table:table-cell>
              <table:table-cell office:value-type="float" office:value="-0.241109036031979">
                <text:p>-0.2411090360319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58">
                <text:p>-458</text:p>
              </table:table-cell>
              <table:table-cell office:value-type="float" office:value="-0.236341352439128">
                <text:p>-0.2363413524391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57">
                <text:p>-457</text:p>
              </table:table-cell>
              <table:table-cell office:value-type="float" office:value="-0.23055643421357">
                <text:p>-0.230556434213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56">
                <text:p>-456</text:p>
              </table:table-cell>
              <table:table-cell office:value-type="float" office:value="-0.223769788226751">
                <text:p>-0.2237697882267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55">
                <text:p>-455</text:p>
              </table:table-cell>
              <table:table-cell office:value-type="float" office:value="-0.216001184852153">
                <text:p>-0.2160011848521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54">
                <text:p>-454</text:p>
              </table:table-cell>
              <table:table-cell office:value-type="float" office:value="-0.207274633007629">
                <text:p>-0.2072746330076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53">
                <text:p>-453</text:p>
              </table:table-cell>
              <table:table-cell office:value-type="float" office:value="-0.197618295595367">
                <text:p>-0.1976182955953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52">
                <text:p>-452</text:p>
              </table:table-cell>
              <table:table-cell office:value-type="float" office:value="-0.187064429564592">
                <text:p>-0.1870644295645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51">
                <text:p>-451</text:p>
              </table:table-cell>
              <table:table-cell office:value-type="float" office:value="-0.175649262400594">
                <text:p>-0.1756492624005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50">
                <text:p>-450</text:p>
              </table:table-cell>
              <table:table-cell office:value-type="float" office:value="-0.163412899244759">
                <text:p>-0.1634128992447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49">
                <text:p>-449</text:p>
              </table:table-cell>
              <table:table-cell office:value-type="float" office:value="-0.150399168419496">
                <text:p>-0.1503991684194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48">
                <text:p>-448</text:p>
              </table:table-cell>
              <table:table-cell office:value-type="float" office:value="-0.136655491268455">
                <text:p>-0.1366554912684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47">
                <text:p>-447</text:p>
              </table:table-cell>
              <table:table-cell office:value-type="float" office:value="-0.122232694866235">
                <text:p>-0.1222326948662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46">
                <text:p>-446</text:p>
              </table:table-cell>
              <table:table-cell office:value-type="float" office:value="-0.107184853276251">
                <text:p>-0.1071848532762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45">
                <text:p>-445</text:p>
              </table:table-cell>
              <table:table-cell office:value-type="float" office:value="-0.0915690644730722">
                <text:p>-0.09156906447307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44">
                <text:p>-444</text:p>
              </table:table-cell>
              <table:table-cell office:value-type="float" office:value="-0.0754452655818722">
                <text:p>-0.07544526558187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43">
                <text:p>-443</text:p>
              </table:table-cell>
              <table:table-cell office:value-type="float" office:value="-0.0588759838274327">
                <text:p>-0.05887598382743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42">
                <text:p>-442</text:p>
              </table:table-cell>
              <table:table-cell office:value-type="float" office:value="-0.0419261253736103">
                <text:p>-0.04192612537361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41">
                <text:p>-441</text:p>
              </table:table-cell>
              <table:table-cell office:value-type="float" office:value="-0.0246626981141031">
                <text:p>-0.02466269811410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40">
                <text:p>-440</text:p>
              </table:table-cell>
              <table:table-cell office:value-type="float" office:value="-0.00715458439292196">
                <text:p>-0.007154584392921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39">
                <text:p>-439</text:p>
              </table:table-cell>
              <table:table-cell office:value-type="float" office:value="0.010527766222148">
                <text:p>0.0105277662221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38">
                <text:p>-438</text:p>
              </table:table-cell>
              <table:table-cell office:value-type="float" office:value="0.0283125754481971">
                <text:p>0.02831257544819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37">
                <text:p>-437</text:p>
              </table:table-cell>
              <table:table-cell office:value-type="float" office:value="0.0461270652875698">
                <text:p>0.04612706528756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36">
                <text:p>-436</text:p>
              </table:table-cell>
              <table:table-cell office:value-type="float" office:value="0.0638977015178376">
                <text:p>0.06389770151783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35">
                <text:p>-435</text:p>
              </table:table-cell>
              <table:table-cell office:value-type="float" office:value="0.0815505458506868">
                <text:p>0.08155054585068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34">
                <text:p>-434</text:p>
              </table:table-cell>
              <table:table-cell office:value-type="float" office:value="0.099011502698394">
                <text:p>0.0990115026983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33">
                <text:p>-433</text:p>
              </table:table-cell>
              <table:table-cell office:value-type="float" office:value="0.116206675370337">
                <text:p>0.1162066753703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32">
                <text:p>-432</text:p>
              </table:table-cell>
              <table:table-cell office:value-type="float" office:value="0.133062637346561">
                <text:p>0.1330626373465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31">
                <text:p>-431</text:p>
              </table:table-cell>
              <table:table-cell office:value-type="float" office:value="0.149506761343175">
                <text:p>0.1495067613431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30">
                <text:p>-430</text:p>
              </table:table-cell>
              <table:table-cell office:value-type="float" office:value="0.165467518762506">
                <text:p>0.1654675187625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29">
                <text:p>-429</text:p>
              </table:table-cell>
              <table:table-cell office:value-type="float" office:value="0.180874781018554">
                <text:p>0.1808747810185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28">
                <text:p>-428</text:p>
              </table:table-cell>
              <table:table-cell office:value-type="float" office:value="0.195660127688895">
                <text:p>0.1956601276888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27">
                <text:p>-427</text:p>
              </table:table-cell>
              <table:table-cell office:value-type="float" office:value="0.20975714318242">
                <text:p>0.209757143182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26">
                <text:p>-426</text:p>
              </table:table-cell>
              <table:table-cell office:value-type="float" office:value="0.223101700491945">
                <text:p>0.2231017004919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25">
                <text:p>-425</text:p>
              </table:table-cell>
              <table:table-cell office:value-type="float" office:value="0.235632267778657">
                <text:p>0.2356322677786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24">
                <text:p>-424</text:p>
              </table:table-cell>
              <table:table-cell office:value-type="float" office:value="0.247290153085748">
                <text:p>0.2472901530857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23">
                <text:p>-423</text:p>
              </table:table-cell>
              <table:table-cell office:value-type="float" office:value="0.258019802636991">
                <text:p>0.2580198026369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22">
                <text:p>-422</text:p>
              </table:table-cell>
              <table:table-cell office:value-type="float" office:value="0.267769030794904">
                <text:p>0.2677690307949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21">
                <text:p>-421</text:p>
              </table:table-cell>
              <table:table-cell office:value-type="float" office:value="0.276489278825682">
                <text:p>0.2764892788256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20">
                <text:p>-420</text:p>
              </table:table-cell>
              <table:table-cell office:value-type="float" office:value="0.284135843596679">
                <text:p>0.2841358435966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19">
                <text:p>-419</text:p>
              </table:table-cell>
              <table:table-cell office:value-type="float" office:value="0.290668097961546">
                <text:p>0.2906680979615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418">
                <text:p>-418</text:p>
              </table:table-cell>
              <table:table-cell office:value-type="float" office:value="0.296049680851435">
                <text:p>0.2960496808514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17">
                <text:p>-417</text:p>
              </table:table-cell>
              <table:table-cell office:value-type="float" office:value="0.300248706448552">
                <text:p>0.3002487064485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16">
                <text:p>-416</text:p>
              </table:table-cell>
              <table:table-cell office:value-type="float" office:value="0.303237904007401">
                <text:p>0.3032379040074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15">
                <text:p>-415</text:p>
              </table:table-cell>
              <table:table-cell office:value-type="float" office:value="0.304994793940612">
                <text:p>0.3049947939406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414">
                <text:p>-414</text:p>
              </table:table-cell>
              <table:table-cell office:value-type="float" office:value="0.305501807460183">
                <text:p>0.3055018074601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13">
                <text:p>-413</text:p>
              </table:table-cell>
              <table:table-cell office:value-type="float" office:value="0.304746409977694">
                <text:p>0.3047464099776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412">
                <text:p>-412</text:p>
              </table:table-cell>
              <table:table-cell office:value-type="float" office:value="0.302721183708817">
                <text:p>0.3027211837088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411">
                <text:p>-411</text:p>
              </table:table-cell>
              <table:table-cell office:value-type="float" office:value="0.299423919168194">
                <text:p>0.2994239191681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410">
                <text:p>-410</text:p>
              </table:table-cell>
              <table:table-cell office:value-type="float" office:value="0.294857644034116">
                <text:p>0.2948576440341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409">
                <text:p>-409</text:p>
              </table:table-cell>
              <table:table-cell office:value-type="float" office:value="0.289030673718504">
                <text:p>0.2890306737185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08">
                <text:p>-408</text:p>
              </table:table-cell>
              <table:table-cell office:value-type="float" office:value="0.281956610468457">
                <text:p>0.2819566104684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07">
                <text:p>-407</text:p>
              </table:table-cell>
              <table:table-cell office:value-type="float" office:value="0.273654343409563">
                <text:p>0.2736543434095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06">
                <text:p>-406</text:p>
              </table:table-cell>
              <table:table-cell office:value-type="float" office:value="0.264147996098417">
                <text:p>0.2641479960984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05">
                <text:p>-405</text:p>
              </table:table-cell>
              <table:table-cell office:value-type="float" office:value="0.253466897496674">
                <text:p>0.2534668974966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404">
                <text:p>-404</text:p>
              </table:table-cell>
              <table:table-cell office:value-type="float" office:value="0.24164547584666">
                <text:p>0.241645475846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403">
                <text:p>-403</text:p>
              </table:table-cell>
              <table:table-cell office:value-type="float" office:value="0.228723174763959">
                <text:p>0.2287231747639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402">
                <text:p>-402</text:p>
              </table:table-cell>
              <table:table-cell office:value-type="float" office:value="0.214744327715294">
                <text:p>0.2147443277152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401">
                <text:p>-401</text:p>
              </table:table-cell>
              <table:table-cell office:value-type="float" office:value="0.199758023853158">
                <text:p>0.1997580238531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400">
                <text:p>-400</text:p>
              </table:table-cell>
              <table:table-cell office:value-type="float" office:value="0.18381792822575">
                <text:p>0.183817928225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99">
                <text:p>-399</text:p>
              </table:table-cell>
              <table:table-cell office:value-type="float" office:value="0.166982119901163">
                <text:p>0.1669821199011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98">
                <text:p>-398</text:p>
              </table:table-cell>
              <table:table-cell office:value-type="float" office:value="0.149312866953554">
                <text:p>0.1493128669535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97">
                <text:p>-397</text:p>
              </table:table-cell>
              <table:table-cell office:value-type="float" office:value="0.130876420676974">
                <text:p>0.1308764206769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96">
                <text:p>-396</text:p>
              </table:table-cell>
              <table:table-cell office:value-type="float" office:value="0.111742756494948">
                <text:p>0.1117427564949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95">
                <text:p>-395</text:p>
              </table:table-cell>
              <table:table-cell office:value-type="float" office:value="0.091985345246751">
                <text:p>0.0919853452467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94">
                <text:p>-394</text:p>
              </table:table-cell>
              <table:table-cell office:value-type="float" office:value="0.0716808470670383">
                <text:p>0.07168084706703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93">
                <text:p>-393</text:p>
              </table:table-cell>
              <table:table-cell office:value-type="float" office:value="0.0509088432275309">
                <text:p>0.05090884322753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92">
                <text:p>-392</text:p>
              </table:table-cell>
              <table:table-cell office:value-type="float" office:value="0.0297515162564241">
                <text:p>0.02975151625642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91">
                <text:p>-391</text:p>
              </table:table-cell>
              <table:table-cell office:value-type="float" office:value="0.00829334402687315">
                <text:p>0.008293344026873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90">
                <text:p>-390</text:p>
              </table:table-cell>
              <table:table-cell office:value-type="float" office:value="-0.0133792452451451">
                <text:p>-0.01337924524514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89">
                <text:p>-389</text:p>
              </table:table-cell>
              <table:table-cell office:value-type="float" office:value="-0.0351781957391977">
                <text:p>-0.03517819573919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88">
                <text:p>-388</text:p>
              </table:table-cell>
              <table:table-cell office:value-type="float" office:value="-0.0570141856489606">
                <text:p>-0.05701418564896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87">
                <text:p>-387</text:p>
              </table:table-cell>
              <table:table-cell office:value-type="float" office:value="-0.0787969825825715">
                <text:p>-0.07879698258257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86">
                <text:p>-386</text:p>
              </table:table-cell>
              <table:table-cell office:value-type="float" office:value="-0.100435819524043">
                <text:p>-0.1004358195240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85">
                <text:p>-385</text:p>
              </table:table-cell>
              <table:table-cell office:value-type="float" office:value="-0.121839750717263">
                <text:p>-0.1218397507172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84">
                <text:p>-384</text:p>
              </table:table-cell>
              <table:table-cell office:value-type="float" office:value="-0.142918037654832">
                <text:p>-0.1429180376548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83">
                <text:p>-383</text:p>
              </table:table-cell>
              <table:table-cell office:value-type="float" office:value="-0.163580517731043">
                <text:p>-0.1635805177310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82">
                <text:p>-382</text:p>
              </table:table-cell>
              <table:table-cell office:value-type="float" office:value="-0.183737990279829">
                <text:p>-0.1837379902798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81">
                <text:p>-381</text:p>
              </table:table-cell>
              <table:table-cell office:value-type="float" office:value="-0.203302583918475">
                <text:p>-0.2033025839184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80">
                <text:p>-380</text:p>
              </table:table-cell>
              <table:table-cell office:value-type="float" office:value="-0.222188146611373">
                <text:p>-0.2221881466113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79">
                <text:p>-379</text:p>
              </table:table-cell>
              <table:table-cell office:value-type="float" office:value="-0.240310604173182">
                <text:p>-0.2403106041731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78">
                <text:p>-378</text:p>
              </table:table-cell>
              <table:table-cell office:value-type="float" office:value="-0.257588331705963">
                <text:p>-0.257588331705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77">
                <text:p>-377</text:p>
              </table:table-cell>
              <table:table-cell office:value-type="float" office:value="-0.273942500150736">
                <text:p>-0.2739425001507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76">
                <text:p>-376</text:p>
              </table:table-cell>
              <table:table-cell office:value-type="float" office:value="-0.289297445630069">
                <text:p>-0.2892974456300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75">
                <text:p>-375</text:p>
              </table:table-cell>
              <table:table-cell office:value-type="float" office:value="-0.303580996787772">
                <text:p>-0.3035809967877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74">
                <text:p>-374</text:p>
              </table:table-cell>
              <table:table-cell office:value-type="float" office:value="-0.316724811389406">
                <text:p>-0.3167248113894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73">
                <text:p>-373</text:p>
              </table:table-cell>
              <table:table-cell office:value-type="float" office:value="-0.328664678259682">
                <text:p>-0.3286646782596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72">
                <text:p>-372</text:p>
              </table:table-cell>
              <table:table-cell office:value-type="float" office:value="-0.339340832242104">
                <text:p>-0.3393408322421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71">
                <text:p>-371</text:p>
              </table:table-cell>
              <table:table-cell office:value-type="float" office:value="-0.348698226596976">
                <text:p>-0.3486982265969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70">
                <text:p>-370</text:p>
              </table:table-cell>
              <table:table-cell office:value-type="float" office:value="-0.356686814987847">
                <text:p>-0.3566868149878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69">
                <text:p>-369</text:p>
              </table:table-cell>
              <table:table-cell office:value-type="float" office:value="-0.363261789141517">
                <text:p>-0.3632617891415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68">
                <text:p>-368</text:p>
              </table:table-cell>
              <table:table-cell office:value-type="float" office:value="-0.368383821231083">
                <text:p>-0.3683838212310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67">
                <text:p>-367</text:p>
              </table:table-cell>
              <table:table-cell office:value-type="float" office:value="-0.37201925589498">
                <text:p>-0.372019255894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66">
                <text:p>-366</text:p>
              </table:table-cell>
              <table:table-cell office:value-type="float" office:value="-0.374140313410688">
                <text:p>-0.3741403134106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65">
                <text:p>-365</text:p>
              </table:table-cell>
              <table:table-cell office:value-type="float" office:value="-0.374725244790127">
                <text:p>-0.3747252447901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64">
                <text:p>-364</text:p>
              </table:table-cell>
              <table:table-cell office:value-type="float" office:value="-0.373758488028737">
                <text:p>-0.3737584880287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63">
                <text:p>-363</text:p>
              </table:table-cell>
              <table:table-cell office:value-type="float" office:value="-0.371230768068211">
                <text:p>-0.3712307680682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62">
                <text:p>-362</text:p>
              </table:table-cell>
              <table:table-cell office:value-type="float" office:value="-0.367139197543234">
                <text:p>-0.3671391975432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61">
                <text:p>-361</text:p>
              </table:table-cell>
              <table:table-cell office:value-type="float" office:value="-0.361487335483703">
                <text:p>-0.3614873354837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60">
                <text:p>-360</text:p>
              </table:table-cell>
              <table:table-cell office:value-type="float" office:value="-0.354285245709852">
                <text:p>-0.3542852457098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59">
                <text:p>-359</text:p>
              </table:table-cell>
              <table:table-cell office:value-type="float" office:value="-0.34554949564817">
                <text:p>-0.345549495648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58">
                <text:p>-358</text:p>
              </table:table-cell>
              <table:table-cell office:value-type="float" office:value="-0.335303151552928">
                <text:p>-0.3353031515529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57">
                <text:p>-357</text:p>
              </table:table-cell>
              <table:table-cell office:value-type="float" office:value="-0.323575725454084">
                <text:p>-0.3235757254540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56">
                <text:p>-356</text:p>
              </table:table-cell>
              <table:table-cell office:value-type="float" office:value="-0.310403126468077">
                <text:p>-0.3104031264680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55">
                <text:p>-355</text:p>
              </table:table-cell>
              <table:table-cell office:value-type="float" office:value="-0.295827554918038">
                <text:p>-0.2958275549180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54">
                <text:p>-354</text:p>
              </table:table-cell>
              <table:table-cell office:value-type="float" office:value="-0.279897394788091">
                <text:p>-0.2798973947880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53">
                <text:p>-353</text:p>
              </table:table-cell>
              <table:table-cell office:value-type="float" office:value="-0.262667050497771">
                <text:p>-0.2626670504977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52">
                <text:p>-352</text:p>
              </table:table-cell>
              <table:table-cell office:value-type="float" office:value="-0.24419678512242">
                <text:p>-0.244196785122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51">
                <text:p>-351</text:p>
              </table:table-cell>
              <table:table-cell office:value-type="float" office:value="-0.224552512832791">
                <text:p>-0.2245525128327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50">
                <text:p>-350</text:p>
              </table:table-cell>
              <table:table-cell office:value-type="float" office:value="-0.203805590663674">
                <text:p>-0.2038055906636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49">
                <text:p>-349</text:p>
              </table:table-cell>
              <table:table-cell office:value-type="float" office:value="-0.182032555660801">
                <text:p>-0.1820325556608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48">
                <text:p>-348</text:p>
              </table:table-cell>
              <table:table-cell office:value-type="float" office:value="-0.159314861704615">
                <text:p>-0.1593148617046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47">
                <text:p>-347</text:p>
              </table:table-cell>
              <table:table-cell office:value-type="float" office:value="-0.13573857329666">
                <text:p>-0.135738573296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46">
                <text:p>-346</text:p>
              </table:table-cell>
              <table:table-cell office:value-type="float" office:value="-0.111394065400172">
                <text:p>-0.1113940654001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45">
                <text:p>-345</text:p>
              </table:table-cell>
              <table:table-cell office:value-type="float" office:value="-0.0863756783930879">
                <text:p>-0.08637567839308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44">
                <text:p>-344</text:p>
              </table:table-cell>
              <table:table-cell office:value-type="float" office:value="-0.060781369925658">
                <text:p>-0.0607813699256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43">
                <text:p>-343</text:p>
              </table:table-cell>
              <table:table-cell office:value-type="float" office:value="-0.0347123265994975">
                <text:p>-0.03471232659949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42">
                <text:p>-342</text:p>
              </table:table-cell>
              <table:table-cell office:value-type="float" office:value="-0.00827258528070248">
                <text:p>-0.008272585280702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41">
                <text:p>-341</text:p>
              </table:table-cell>
              <table:table-cell office:value-type="float" office:value="0.0184313737548067">
                <text:p>0.01843137375480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40">
                <text:p>-340</text:p>
              </table:table-cell>
              <table:table-cell office:value-type="float" office:value="0.0452910393253638">
                <text:p>0.04529103932536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39">
                <text:p>-339</text:p>
              </table:table-cell>
              <table:table-cell office:value-type="float" office:value="0.0721963156250026">
                <text:p>0.07219631562500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38">
                <text:p>-338</text:p>
              </table:table-cell>
              <table:table-cell office:value-type="float" office:value="0.0990359558746848">
                <text:p>0.09903595587468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37">
                <text:p>-337</text:p>
              </table:table-cell>
              <table:table-cell office:value-type="float" office:value="0.125698010926736">
                <text:p>0.1256980109267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36">
                <text:p>-336</text:p>
              </table:table-cell>
              <table:table-cell office:value-type="float" office:value="0.152070277842632">
                <text:p>0.1520702778426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35">
                <text:p>-335</text:p>
              </table:table-cell>
              <table:table-cell office:value-type="float" office:value="0.178040774408721">
                <text:p>0.1780407744087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34">
                <text:p>-334</text:p>
              </table:table-cell>
              <table:table-cell office:value-type="float" office:value="0.203498202159119">
                <text:p>0.2034982021591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33">
                <text:p>-333</text:p>
              </table:table-cell>
              <table:table-cell office:value-type="float" office:value="0.228332410177657">
                <text:p>0.2283324101776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32">
                <text:p>-332</text:p>
              </table:table-cell>
              <table:table-cell office:value-type="float" office:value="0.25243484867545">
                <text:p>0.252434848675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31">
                <text:p>-331</text:p>
              </table:table-cell>
              <table:table-cell office:value-type="float" office:value="0.275699047938128">
                <text:p>0.2756990479381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30">
                <text:p>-330</text:p>
              </table:table-cell>
              <table:table-cell office:value-type="float" office:value="0.298021072875105">
                <text:p>0.2980210728751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29">
                <text:p>-329</text:p>
              </table:table-cell>
              <table:table-cell office:value-type="float" office:value="0.319299977283344">
                <text:p>0.3192999772833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28">
                <text:p>-328</text:p>
              </table:table-cell>
              <table:table-cell office:value-type="float" office:value="0.339438226649546">
                <text:p>0.3394382266495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27">
                <text:p>-327</text:p>
              </table:table-cell>
              <table:table-cell office:value-type="float" office:value="0.35834215527098">
                <text:p>0.358342155270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26">
                <text:p>-326</text:p>
              </table:table-cell>
              <table:table-cell office:value-type="float" office:value="0.375922381167831">
                <text:p>0.3759223811678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25">
                <text:p>-325</text:p>
              </table:table-cell>
              <table:table-cell office:value-type="float" office:value="0.392094212766509">
                <text:p>0.3920942127665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24">
                <text:p>-324</text:p>
              </table:table-cell>
              <table:table-cell office:value-type="float" office:value="0.406778024300998">
                <text:p>0.4067780243009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23">
                <text:p>-323</text:p>
              </table:table-cell>
              <table:table-cell office:value-type="float" office:value="0.41989965074724">
                <text:p>0.419899650747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22">
                <text:p>-322</text:p>
              </table:table-cell>
              <table:table-cell office:value-type="float" office:value="0.431390742653581">
                <text:p>0.43139074265358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21">
                <text:p>-321</text:p>
              </table:table-cell>
              <table:table-cell office:value-type="float" office:value="0.441189088156127">
                <text:p>0.4411890881561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20">
                <text:p>-320</text:p>
              </table:table-cell>
              <table:table-cell office:value-type="float" office:value="0.449238913662214">
                <text:p>0.4492389136622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19">
                <text:p>-319</text:p>
              </table:table-cell>
              <table:table-cell office:value-type="float" office:value="0.455491200302111">
                <text:p>0.4554912003021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18">
                <text:p>-318</text:p>
              </table:table-cell>
              <table:table-cell office:value-type="float" office:value="0.459903936868573">
                <text:p>0.45990393686857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17">
                <text:p>-317</text:p>
              </table:table-cell>
              <table:table-cell office:value-type="float" office:value="0.462442341657831">
                <text:p>0.4624423416578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16">
                <text:p>-316</text:p>
              </table:table-cell>
              <table:table-cell office:value-type="float" office:value="0.463079069160193">
                <text:p>0.4630790691601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15">
                <text:p>-315</text:p>
              </table:table-cell>
              <table:table-cell office:value-type="float" office:value="0.461794420851296">
                <text:p>0.4617944208512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14">
                <text:p>-314</text:p>
              </table:table-cell>
              <table:table-cell office:value-type="float" office:value="0.458576470710465">
                <text:p>0.4585764707104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313">
                <text:p>-313</text:p>
              </table:table-cell>
              <table:table-cell office:value-type="float" office:value="0.453421170052917">
                <text:p>0.4534211700529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12">
                <text:p>-312</text:p>
              </table:table-cell>
              <table:table-cell office:value-type="float" office:value="0.446332460730808">
                <text:p>0.4463324607308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11">
                <text:p>-311</text:p>
              </table:table-cell>
              <table:table-cell office:value-type="float" office:value="0.437322336985577">
                <text:p>0.43732233698557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10">
                <text:p>-310</text:p>
              </table:table-cell>
              <table:table-cell office:value-type="float" office:value="0.42641083032321">
                <text:p>0.426410830323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309">
                <text:p>-309</text:p>
              </table:table-cell>
              <table:table-cell office:value-type="float" office:value="0.41362602235857">
                <text:p>0.413626022358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308">
                <text:p>-308</text:p>
              </table:table-cell>
              <table:table-cell office:value-type="float" office:value="0.399004022539329">
                <text:p>0.3990040225393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307">
                <text:p>-307</text:p>
              </table:table-cell>
              <table:table-cell office:value-type="float" office:value="0.382588854682801">
                <text:p>0.3825888546828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306">
                <text:p>-306</text:p>
              </table:table-cell>
              <table:table-cell office:value-type="float" office:value="0.364432347121732">
                <text:p>0.3644323471217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305">
                <text:p>-305</text:p>
              </table:table-cell>
              <table:table-cell office:value-type="float" office:value="0.344594032194593">
                <text:p>0.3445940321945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304">
                <text:p>-304</text:p>
              </table:table-cell>
              <table:table-cell office:value-type="float" office:value="0.323140933595339">
                <text:p>0.3231409335953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303">
                <text:p>-303</text:p>
              </table:table-cell>
              <table:table-cell office:value-type="float" office:value="0.300147341142632">
                <text:p>0.3001473411426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302">
                <text:p>-302</text:p>
              </table:table-cell>
              <table:table-cell office:value-type="float" office:value="0.275694632925065">
                <text:p>0.2756946329250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301">
                <text:p>-301</text:p>
              </table:table-cell>
              <table:table-cell office:value-type="float" office:value="0.249870949288867">
                <text:p>0.2498709492888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300">
                <text:p>-300</text:p>
              </table:table-cell>
              <table:table-cell office:value-type="float" office:value="0.222770889066256">
                <text:p>0.2227708890662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299">
                <text:p>-299</text:p>
              </table:table-cell>
              <table:table-cell office:value-type="float" office:value="0.194495237247107">
                <text:p>0.1944952372471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98">
                <text:p>-298</text:p>
              </table:table-cell>
              <table:table-cell office:value-type="float" office:value="0.165150540622129">
                <text:p>0.1651505406221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97">
                <text:p>-297</text:p>
              </table:table-cell>
              <table:table-cell office:value-type="float" office:value="0.134848729083391">
                <text:p>0.1348487290833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96">
                <text:p>-296</text:p>
              </table:table-cell>
              <table:table-cell office:value-type="float" office:value="0.103706780089154">
                <text:p>0.1037067800891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95">
                <text:p>-295</text:p>
              </table:table-cell>
              <table:table-cell office:value-type="float" office:value="0.0718461403740807">
                <text:p>0.07184614037408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94">
                <text:p>-294</text:p>
              </table:table-cell>
              <table:table-cell office:value-type="float" office:value="0.0393924301312072">
                <text:p>0.03939243013120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93">
                <text:p>-293</text:p>
              </table:table-cell>
              <table:table-cell office:value-type="float" office:value="0.0064748263688449">
                <text:p>0.00647482636884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92">
                <text:p>-292</text:p>
              </table:table-cell>
              <table:table-cell office:value-type="float" office:value="-0.0267743582843848">
                <text:p>-0.02677435828438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91">
                <text:p>-291</text:p>
              </table:table-cell>
              <table:table-cell office:value-type="float" office:value="-0.0602202051019111">
                <text:p>-0.06022020510191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90">
                <text:p>-290</text:p>
              </table:table-cell>
              <table:table-cell office:value-type="float" office:value="-0.0937257610611427">
                <text:p>-0.09372576106114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89">
                <text:p>-289</text:p>
              </table:table-cell>
              <table:table-cell office:value-type="float" office:value="-0.127152509695454">
                <text:p>-0.1271525096954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88">
                <text:p>-288</text:p>
              </table:table-cell>
              <table:table-cell office:value-type="float" office:value="-0.160361018572425">
                <text:p>-0.1603610185724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87">
                <text:p>-287</text:p>
              </table:table-cell>
              <table:table-cell office:value-type="float" office:value="-0.193211412611749">
                <text:p>-0.1932114126117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86">
                <text:p>-286</text:p>
              </table:table-cell>
              <table:table-cell office:value-type="float" office:value="-0.225564030884439">
                <text:p>-0.2255640308844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85">
                <text:p>-285</text:p>
              </table:table-cell>
              <table:table-cell office:value-type="float" office:value="-0.257279928870793">
                <text:p>-0.2572799288707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84">
                <text:p>-284</text:p>
              </table:table-cell>
              <table:table-cell office:value-type="float" office:value="-0.288221521613994">
                <text:p>-0.2882215216139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83">
                <text:p>-283</text:p>
              </table:table-cell>
              <table:table-cell office:value-type="float" office:value="-0.318253106012662">
                <text:p>-0.3182531060126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82">
                <text:p>-282</text:p>
              </table:table-cell>
              <table:table-cell office:value-type="float" office:value="-0.347241491174412">
                <text:p>-0.3472414911744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81">
                <text:p>-281</text:p>
              </table:table-cell>
              <table:table-cell office:value-type="float" office:value="-0.375056519954573">
                <text:p>-0.37505651995457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80">
                <text:p>-280</text:p>
              </table:table-cell>
              <table:table-cell office:value-type="float" office:value="-0.401571678545382">
                <text:p>-0.4015716785453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79">
                <text:p>-279</text:p>
              </table:table-cell>
              <table:table-cell office:value-type="float" office:value="-0.426664608061347">
                <text:p>-0.4266646080613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78">
                <text:p>-278</text:p>
              </table:table-cell>
              <table:table-cell office:value-type="float" office:value="-0.450217688003578">
                <text:p>-0.4502176880035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77">
                <text:p>-277</text:p>
              </table:table-cell>
              <table:table-cell office:value-type="float" office:value="-0.472118527333338">
                <text:p>-0.4721185273333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76">
                <text:p>-276</text:p>
              </table:table-cell>
              <table:table-cell office:value-type="float" office:value="-0.492260512245102">
                <text:p>-0.4922605122451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75">
                <text:p>-275</text:p>
              </table:table-cell>
              <table:table-cell office:value-type="float" office:value="-0.510543263527539">
                <text:p>-0.5105432635275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74">
                <text:p>-274</text:p>
              </table:table-cell>
              <table:table-cell office:value-type="float" office:value="-0.526873142270606">
                <text:p>-0.5268731422706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73">
                <text:p>-273</text:p>
              </table:table-cell>
              <table:table-cell office:value-type="float" office:value="-0.541163667628332">
                <text:p>-0.5411636676283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72">
                <text:p>-272</text:p>
              </table:table-cell>
              <table:table-cell office:value-type="float" office:value="-0.553335970891203">
                <text:p>-0.5533359708912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71">
                <text:p>-271</text:p>
              </table:table-cell>
              <table:table-cell office:value-type="float" office:value="-0.563319160574245">
                <text:p>-0.5633191605742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70">
                <text:p>-270</text:p>
              </table:table-cell>
              <table:table-cell office:value-type="float" office:value="-0.571050722430479">
                <text:p>-0.5710507224304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69">
                <text:p>-269</text:p>
              </table:table-cell>
              <table:table-cell office:value-type="float" office:value="-0.576476824002549">
                <text:p>-0.5764768240025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68">
                <text:p>-268</text:p>
              </table:table-cell>
              <table:table-cell office:value-type="float" office:value="-0.579552648160833">
                <text:p>-0.5795526481608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67">
                <text:p>-267</text:p>
              </table:table-cell>
              <table:table-cell office:value-type="float" office:value="-0.580242637695497">
                <text:p>-0.5802426376954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66">
                <text:p>-266</text:p>
              </table:table-cell>
              <table:table-cell office:value-type="float" office:value="-0.578520756462279">
                <text:p>-0.5785207564622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65">
                <text:p>-265</text:p>
              </table:table-cell>
              <table:table-cell office:value-type="float" office:value="-0.574370660077005">
                <text:p>-0.5743706600770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64">
                <text:p>-264</text:p>
              </table:table-cell>
              <table:table-cell office:value-type="float" office:value="-0.567785883020843">
                <text:p>-0.5677858830208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63">
                <text:p>-263</text:p>
              </table:table-cell>
              <table:table-cell office:value-type="float" office:value="-0.558769934496528">
                <text:p>-0.5587699344965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62">
                <text:p>-262</text:p>
              </table:table-cell>
              <table:table-cell office:value-type="float" office:value="-0.547336406789549">
                <text:p>-0.5473364067895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61">
                <text:p>-261</text:p>
              </table:table-cell>
              <table:table-cell office:value-type="float" office:value="-0.533508990664652">
                <text:p>-0.5335089906646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60">
                <text:p>-260</text:p>
              </table:table-cell>
              <table:table-cell office:value-type="float" office:value="-0.517321503281564">
                <text:p>-0.5173215032815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59">
                <text:p>-259</text:p>
              </table:table-cell>
              <table:table-cell office:value-type="float" office:value="-0.498817819393293">
                <text:p>-0.4988178193932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58">
                <text:p>-258</text:p>
              </table:table-cell>
              <table:table-cell office:value-type="float" office:value="-0.478051815964944">
                <text:p>-0.4780518159649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57">
                <text:p>-257</text:p>
              </table:table-cell>
              <table:table-cell office:value-type="float" office:value="-0.455087223659523">
                <text:p>-0.4550872236595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56">
                <text:p>-256</text:p>
              </table:table-cell>
              <table:table-cell office:value-type="float" office:value="-0.429997484635343">
                <text:p>-0.4299974846353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55">
                <text:p>-255</text:p>
              </table:table-cell>
              <table:table-cell office:value-type="float" office:value="-0.402865524744767">
                <text:p>-0.4028655247447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54">
                <text:p>-254</text:p>
              </table:table-cell>
              <table:table-cell office:value-type="float" office:value="-0.373783528994974">
                <text:p>-0.3737835289949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53">
                <text:p>-253</text:p>
              </table:table-cell>
              <table:table-cell office:value-type="float" office:value="-0.342852630313074">
                <text:p>-0.3428526303130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52">
                <text:p>-252</text:p>
              </table:table-cell>
              <table:table-cell office:value-type="float" office:value="-0.310182605842923">
                <text:p>-0.3101826058429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51">
                <text:p>-251</text:p>
              </table:table-cell>
              <table:table-cell office:value-type="float" office:value="-0.275891490330033">
                <text:p>-0.2758914903300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50">
                <text:p>-250</text:p>
              </table:table-cell>
              <table:table-cell office:value-type="float" office:value="-0.240105196389931">
                <text:p>-0.2401051963899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49">
                <text:p>-249</text:p>
              </table:table-cell>
              <table:table-cell office:value-type="float" office:value="-0.202957051275637">
                <text:p>-0.20295705127563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48">
                <text:p>-248</text:p>
              </table:table-cell>
              <table:table-cell office:value-type="float" office:value="-0.16458735046319">
                <text:p>-0.164587350463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47">
                <text:p>-247</text:p>
              </table:table-cell>
              <table:table-cell office:value-type="float" office:value="-0.12514282687447">
                <text:p>-0.1251428268744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46">
                <text:p>-246</text:p>
              </table:table-cell>
              <table:table-cell office:value-type="float" office:value="-0.0847761372089656">
                <text:p>-0.08477613720896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45">
                <text:p>-245</text:p>
              </table:table-cell>
              <table:table-cell office:value-type="float" office:value="-0.0436452723556777">
                <text:p>-0.04364527235567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44">
                <text:p>-244</text:p>
              </table:table-cell>
              <table:table-cell office:value-type="float" office:value="-0.00191298934774338">
                <text:p>-0.001912989347743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43">
                <text:p>-243</text:p>
              </table:table-cell>
              <table:table-cell office:value-type="float" office:value="0.0402538348288873">
                <text:p>0.04025383482888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42">
                <text:p>-242</text:p>
              </table:table-cell>
              <table:table-cell office:value-type="float" office:value="0.0826848195199417">
                <text:p>0.08268481951994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41">
                <text:p>-241</text:p>
              </table:table-cell>
              <table:table-cell office:value-type="float" office:value="0.125206766891975">
                <text:p>0.1252067668919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40">
                <text:p>-240</text:p>
              </table:table-cell>
              <table:table-cell office:value-type="float" office:value="0.167644316545096">
                <text:p>0.1676443165450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39">
                <text:p>-239</text:p>
              </table:table-cell>
              <table:table-cell office:value-type="float" office:value="0.209820668202418">
                <text:p>0.20982066820241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38">
                <text:p>-238</text:p>
              </table:table-cell>
              <table:table-cell office:value-type="float" office:value="0.251558264111127">
                <text:p>0.2515582641111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37">
                <text:p>-237</text:p>
              </table:table-cell>
              <table:table-cell office:value-type="float" office:value="0.292679533127005">
                <text:p>0.2926795331270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36">
                <text:p>-236</text:p>
              </table:table-cell>
              <table:table-cell office:value-type="float" office:value="0.333007593488598">
                <text:p>0.3330075934885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35">
                <text:p>-235</text:p>
              </table:table-cell>
              <table:table-cell office:value-type="float" office:value="0.37236700735206">
                <text:p>0.37236700735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34">
                <text:p>-234</text:p>
              </table:table-cell>
              <table:table-cell office:value-type="float" office:value="0.410584486361965">
                <text:p>0.4105844863619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33">
                <text:p>-233</text:p>
              </table:table-cell>
              <table:table-cell office:value-type="float" office:value="0.447489647129033">
                <text:p>0.44748964712903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32">
                <text:p>-232</text:p>
              </table:table-cell>
              <table:table-cell office:value-type="float" office:value="0.482915714958064">
                <text:p>0.4829157149580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31">
                <text:p>-231</text:p>
              </table:table-cell>
              <table:table-cell office:value-type="float" office:value="0.516700266319558">
                <text:p>0.5167002663195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30">
                <text:p>-230</text:p>
              </table:table-cell>
              <table:table-cell office:value-type="float" office:value="0.548685913221112">
                <text:p>0.5486859132211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29">
                <text:p>-229</text:p>
              </table:table-cell>
              <table:table-cell office:value-type="float" office:value="0.57872102229107">
                <text:p>0.578721022291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28">
                <text:p>-228</text:p>
              </table:table-cell>
              <table:table-cell office:value-type="float" office:value="0.606660371319091">
                <text:p>0.6066603713190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27">
                <text:p>-227</text:p>
              </table:table-cell>
              <table:table-cell office:value-type="float" office:value="0.632365828236738">
                <text:p>0.6323658282367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26">
                <text:p>-226</text:p>
              </table:table-cell>
              <table:table-cell office:value-type="float" office:value="0.655706969449709">
                <text:p>0.6557069694497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25">
                <text:p>-225</text:p>
              </table:table-cell>
              <table:table-cell office:value-type="float" office:value="0.676561716013543">
                <text:p>0.6765617160135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24">
                <text:p>-224</text:p>
              </table:table-cell>
              <table:table-cell office:value-type="float" office:value="0.694816896480424">
                <text:p>0.6948168964804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23">
                <text:p>-223</text:p>
              </table:table-cell>
              <table:table-cell office:value-type="float" office:value="0.710368824264452">
                <text:p>0.7103688242644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22">
                <text:p>-222</text:p>
              </table:table-cell>
              <table:table-cell office:value-type="float" office:value="0.72312379898803">
                <text:p>0.723123798988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21">
                <text:p>-221</text:p>
              </table:table-cell>
              <table:table-cell office:value-type="float" office:value="0.73299861683391">
                <text:p>0.732998616833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20">
                <text:p>-220</text:p>
              </table:table-cell>
              <table:table-cell office:value-type="float" office:value="0.739920995568121">
                <text:p>0.7399209955681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19">
                <text:p>-219</text:p>
              </table:table-cell>
              <table:table-cell office:value-type="float" office:value="0.743830011578879">
                <text:p>0.7438300115788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18">
                <text:p>-218</text:p>
              </table:table-cell>
              <table:table-cell office:value-type="float" office:value="0.744676447355101">
                <text:p>0.7446764473551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17">
                <text:p>-217</text:p>
              </table:table-cell>
              <table:table-cell office:value-type="float" office:value="0.742423137700993">
                <text:p>0.7424231377009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16">
                <text:p>-216</text:p>
              </table:table-cell>
              <table:table-cell office:value-type="float" office:value="0.737045229122152">
                <text:p>0.7370452291221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15">
                <text:p>-215</text:p>
              </table:table-cell>
              <table:table-cell office:value-type="float" office:value="0.728530435750715">
                <text:p>0.7285304357507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14">
                <text:p>-214</text:p>
              </table:table-cell>
              <table:table-cell office:value-type="float" office:value="0.716879201416366">
                <text:p>0.7168792014163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13">
                <text:p>-213</text:p>
              </table:table-cell>
              <table:table-cell office:value-type="float" office:value="0.7021048590075">
                <text:p>0.70210485900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12">
                <text:p>-212</text:p>
              </table:table-cell>
              <table:table-cell office:value-type="float" office:value="0.684233694959239">
                <text:p>0.68423369495923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11">
                <text:p>-211</text:p>
              </table:table-cell>
              <table:table-cell office:value-type="float" office:value="0.663305006257185">
                <text:p>0.6633050062571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10">
                <text:p>-210</text:p>
              </table:table-cell>
              <table:table-cell office:value-type="float" office:value="0.639371057397255">
                <text:p>0.6393710573972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09">
                <text:p>-209</text:p>
              </table:table-cell>
              <table:table-cell office:value-type="float" office:value="0.612497035239036">
                <text:p>0.6124970352390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08">
                <text:p>-208</text:p>
              </table:table-cell>
              <table:table-cell office:value-type="float" office:value="0.582760901147872">
                <text:p>0.5827609011478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07">
                <text:p>-207</text:p>
              </table:table-cell>
              <table:table-cell office:value-type="float" office:value="0.550253238975738">
                <text:p>0.55025323897573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06">
                <text:p>-206</text:p>
              </table:table-cell>
              <table:table-cell office:value-type="float" office:value="0.51507700485827">
                <text:p>0.515077004858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05">
                <text:p>-205</text:p>
              </table:table-cell>
              <table:table-cell office:value-type="float" office:value="0.477347270035761">
                <text:p>0.4773472700357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04">
                <text:p>-204</text:p>
              </table:table-cell>
              <table:table-cell office:value-type="float" office:value="0.437190861624435">
                <text:p>0.4371908616244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203">
                <text:p>-203</text:p>
              </table:table-cell>
              <table:table-cell office:value-type="float" office:value="0.394746007375693">
                <text:p>0.3947460073756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202">
                <text:p>-202</text:p>
              </table:table-cell>
              <table:table-cell office:value-type="float" office:value="0.350161873585073">
                <text:p>0.3501618735850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201">
                <text:p>-201</text:p>
              </table:table-cell>
              <table:table-cell office:value-type="float" office:value="0.303598111826226">
                <text:p>0.3035981118262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200">
                <text:p>-200</text:p>
              </table:table-cell>
              <table:table-cell office:value-type="float" office:value="0.25522430107481">
                <text:p>0.255224301074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99">
                <text:p>-199</text:p>
              </table:table-cell>
              <table:table-cell office:value-type="float" office:value="0.205219406276966">
                <text:p>0.2052194062769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98">
                <text:p>-198</text:p>
              </table:table-cell>
              <table:table-cell office:value-type="float" office:value="0.153771121913468">
                <text:p>0.1537711219134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97">
                <text:p>-197</text:p>
              </table:table-cell>
              <table:table-cell office:value-type="float" office:value="0.101075251145174">
                <text:p>0.1010752511451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96">
                <text:p>-196</text:p>
              </table:table-cell>
              <table:table-cell office:value-type="float" office:value="0.0473349620713892">
                <text:p>0.04733496207138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95">
                <text:p>-195</text:p>
              </table:table-cell>
              <table:table-cell office:value-type="float" office:value="-0.0072399012635185">
                <text:p>-0.00723990126351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94">
                <text:p>-194</text:p>
              </table:table-cell>
              <table:table-cell office:value-type="float" office:value="-0.0624336462123636">
                <text:p>-0.062433646212363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93">
                <text:p>-193</text:p>
              </table:table-cell>
              <table:table-cell office:value-type="float" office:value="-0.118025472938876">
                <text:p>-0.1180254729388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92">
                <text:p>-192</text:p>
              </table:table-cell>
              <table:table-cell office:value-type="float" office:value="-0.173790372473716">
                <text:p>-0.1737903724737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91">
                <text:p>-191</text:p>
              </table:table-cell>
              <table:table-cell office:value-type="float" office:value="-0.229499928872253">
                <text:p>-0.2294999288722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90">
                <text:p>-190</text:p>
              </table:table-cell>
              <table:table-cell office:value-type="float" office:value="-0.284923248030385">
                <text:p>-0.2849232480303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89">
                <text:p>-189</text:p>
              </table:table-cell>
              <table:table-cell office:value-type="float" office:value="-0.339827834592972">
                <text:p>-0.3398278345929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88">
                <text:p>-188</text:p>
              </table:table-cell>
              <table:table-cell office:value-type="float" office:value="-0.39398051342962">
                <text:p>-0.393980513429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87">
                <text:p>-187</text:p>
              </table:table-cell>
              <table:table-cell office:value-type="float" office:value="-0.447148377966773">
                <text:p>-0.44714837796677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86">
                <text:p>-186</text:p>
              </table:table-cell>
              <table:table-cell office:value-type="float" office:value="-0.499099706628236">
                <text:p>-0.4990997066282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85">
                <text:p>-185</text:p>
              </table:table-cell>
              <table:table-cell office:value-type="float" office:value="-0.549604935696315">
                <text:p>-0.5496049356963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84">
                <text:p>-184</text:p>
              </table:table-cell>
              <table:table-cell office:value-type="float" office:value="-0.598437599588762">
                <text:p>-0.5984375995887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83">
                <text:p>-183</text:p>
              </table:table-cell>
              <table:table-cell office:value-type="float" office:value="-0.645375267806263">
                <text:p>-0.6453752678062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82">
                <text:p>-182</text:p>
              </table:table-cell>
              <table:table-cell office:value-type="float" office:value="-0.690200518221733">
                <text:p>-0.6902005182217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81">
                <text:p>-181</text:p>
              </table:table-cell>
              <table:table-cell office:value-type="float" office:value="-0.732701832531514">
                <text:p>-0.7327018325315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80">
                <text:p>-180</text:p>
              </table:table-cell>
              <table:table-cell office:value-type="float" office:value="-0.77267454897789">
                <text:p>-0.7726745489778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79">
                <text:p>-179</text:p>
              </table:table-cell>
              <table:table-cell office:value-type="float" office:value="-0.809921757800296">
                <text:p>-0.80992175780029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78">
                <text:p>-178</text:p>
              </table:table-cell>
              <table:table-cell office:value-type="float" office:value="-0.844255180882468">
                <text:p>-0.8442551808824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77">
                <text:p>-177</text:p>
              </table:table-cell>
              <table:table-cell office:value-type="float" office:value="-0.875496039168196">
                <text:p>-0.875496039168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76">
                <text:p>-176</text:p>
              </table:table-cell>
              <table:table-cell office:value-type="float" office:value="-0.903475891319634">
                <text:p>-0.9034758913196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75">
                <text:p>-175</text:p>
              </table:table-cell>
              <table:table-cell office:value-type="float" office:value="-0.928037412145943">
                <text:p>-0.9280374121459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74">
                <text:p>-174</text:p>
              </table:table-cell>
              <table:table-cell office:value-type="float" office:value="-0.949035192435928">
                <text:p>-0.9490351924359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73">
                <text:p>-173</text:p>
              </table:table-cell>
              <table:table-cell office:value-type="float" office:value="-0.966336446257101">
                <text:p>-0.9663364462571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72">
                <text:p>-172</text:p>
              </table:table-cell>
              <table:table-cell office:value-type="float" office:value="-0.979821707518204">
                <text:p>-0.9798217075182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71">
                <text:p>-171</text:p>
              </table:table-cell>
              <table:table-cell office:value-type="float" office:value="-0.989385472040727">
                <text:p>-0.9893854720407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70">
                <text:p>-170</text:p>
              </table:table-cell>
              <table:table-cell office:value-type="float" office:value="-0.994936802489569">
                <text:p>-0.99493680248956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69">
                <text:p>-169</text:p>
              </table:table-cell>
              <table:table-cell office:value-type="float" office:value="-0.99639985208796">
                <text:p>-0.996399852087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68">
                <text:p>-168</text:p>
              </table:table-cell>
              <table:table-cell office:value-type="float" office:value="-0.993714384967679">
                <text:p>-0.9937143849676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67">
                <text:p>-167</text:p>
              </table:table-cell>
              <table:table-cell office:value-type="float" office:value="-0.986836199988399">
                <text:p>-0.9868361999883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66">
                <text:p>-166</text:p>
              </table:table-cell>
              <table:table-cell office:value-type="float" office:value="-0.97573751354086">
                <text:p>-0.975737513540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65">
                <text:p>-165</text:p>
              </table:table-cell>
              <table:table-cell office:value-type="float" office:value="-0.960407272671411">
                <text:p>-0.9604072726714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64">
                <text:p>-164</text:p>
              </table:table-cell>
              <table:table-cell office:value-type="float" office:value="-0.940851434000294">
                <text:p>-0.9408514340002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63">
                <text:p>-163</text:p>
              </table:table-cell>
              <table:table-cell office:value-type="float" office:value="-0.917093128622638">
                <text:p>-0.9170931286226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62">
                <text:p>-162</text:p>
              </table:table-cell>
              <table:table-cell office:value-type="float" office:value="-0.889172817363285">
                <text:p>-0.8891728173632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61">
                <text:p>-161</text:p>
              </table:table-cell>
              <table:table-cell office:value-type="float" office:value="-0.857148345456868">
                <text:p>-0.8571483454568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60">
                <text:p>-160</text:p>
              </table:table-cell>
              <table:table-cell office:value-type="float" office:value="-0.821094941237349">
                <text:p>-0.8210949412373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59">
                <text:p>-159</text:p>
              </table:table-cell>
              <table:table-cell office:value-type="float" office:value="-0.781105131904639">
                <text:p>-0.7811051319046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58">
                <text:p>-158</text:p>
              </table:table-cell>
              <table:table-cell office:value-type="float" office:value="-0.737288625605866">
                <text:p>-0.7372886256058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57">
                <text:p>-157</text:p>
              </table:table-cell>
              <table:table-cell office:value-type="float" office:value="-0.689772085274801">
                <text:p>-0.6897720852748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56">
                <text:p>-156</text:p>
              </table:table-cell>
              <table:table-cell office:value-type="float" office:value="-0.6386988614999">
                <text:p>-0.63869886149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55">
                <text:p>-155</text:p>
              </table:table-cell>
              <table:table-cell office:value-type="float" office:value="-0.584228635277099">
                <text:p>-0.5842286352770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54">
                <text:p>-154</text:p>
              </table:table-cell>
              <table:table-cell office:value-type="float" office:value="-0.526537026245297">
                <text:p>-0.52653702624529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53">
                <text:p>-153</text:p>
              </table:table-cell>
              <table:table-cell office:value-type="float" office:value="-0.465815081526315">
                <text:p>-0.4658150815263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52">
                <text:p>-152</text:p>
              </table:table-cell>
              <table:table-cell office:value-type="float" office:value="-0.402268755242031">
                <text:p>-0.4022687552420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51">
                <text:p>-151</text:p>
              </table:table-cell>
              <table:table-cell office:value-type="float" office:value="-0.336118284253207">
                <text:p>-0.3361182842532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50">
                <text:p>-150</text:p>
              </table:table-cell>
              <table:table-cell office:value-type="float" office:value="-0.267597525749754">
                <text:p>-0.26759752574975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49">
                <text:p>-149</text:p>
              </table:table-cell>
              <table:table-cell office:value-type="float" office:value="-0.19695320089842">
                <text:p>-0.196953200898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48">
                <text:p>-148</text:p>
              </table:table-cell>
              <table:table-cell office:value-type="float" office:value="-0.124444119007474">
                <text:p>-0.1244441190074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47">
                <text:p>-147</text:p>
              </table:table-cell>
              <table:table-cell office:value-type="float" office:value="-0.0503403193392299">
                <text:p>-0.050340319339229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46">
                <text:p>-146</text:p>
              </table:table-cell>
              <table:table-cell office:value-type="float" office:value="0.0250778294836615">
                <text:p>0.02507782948366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45">
                <text:p>-145</text:p>
              </table:table-cell>
              <table:table-cell office:value-type="float" office:value="0.101520597847627">
                <text:p>0.10152059784762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44">
                <text:p>-144</text:p>
              </table:table-cell>
              <table:table-cell office:value-type="float" office:value="0.178689886730694">
                <text:p>0.17868988673069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43">
                <text:p>-143</text:p>
              </table:table-cell>
              <table:table-cell office:value-type="float" office:value="0.256280288844384">
                <text:p>0.2562802888443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42">
                <text:p>-142</text:p>
              </table:table-cell>
              <table:table-cell office:value-type="float" office:value="0.333980174203814">
                <text:p>0.3339801742038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41">
                <text:p>-141</text:p>
              </table:table-cell>
              <table:table-cell office:value-type="float" office:value="0.411472827620572">
                <text:p>0.4114728276205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40">
                <text:p>-140</text:p>
              </table:table-cell>
              <table:table-cell office:value-type="float" office:value="0.488437598871434">
                <text:p>0.4884375988714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39">
                <text:p>-139</text:p>
              </table:table-cell>
              <table:table-cell office:value-type="float" office:value="0.564551112381662">
                <text:p>0.5645511123816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38">
                <text:p>-138</text:p>
              </table:table-cell>
              <table:table-cell office:value-type="float" office:value="0.639488481313012">
                <text:p>0.6394884813130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37">
                <text:p>-137</text:p>
              </table:table-cell>
              <table:table-cell office:value-type="float" office:value="0.712924556794764">
                <text:p>0.7129245567947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36">
                <text:p>-136</text:p>
              </table:table-cell>
              <table:table-cell office:value-type="float" office:value="0.784535171790805">
                <text:p>0.7845351717908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35">
                <text:p>-135</text:p>
              </table:table-cell>
              <table:table-cell office:value-type="float" office:value="0.853998431758794">
                <text:p>0.8539984317587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34">
                <text:p>-134</text:p>
              </table:table-cell>
              <table:table-cell office:value-type="float" office:value="0.920995986773724">
                <text:p>0.9209959867737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33">
                <text:p>-133</text:p>
              </table:table-cell>
              <table:table-cell office:value-type="float" office:value="0.985214327267555">
                <text:p>0.9852143272675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32">
                <text:p>-132</text:p>
              </table:table-cell>
              <table:table-cell office:value-type="float" office:value="1.04634605058124">
                <text:p>1.046346050581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31">
                <text:p>-131</text:p>
              </table:table-cell>
              <table:table-cell office:value-type="float" office:value="1.10409115434119">
                <text:p>1.104091154341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30">
                <text:p>-130</text:p>
              </table:table-cell>
              <table:table-cell office:value-type="float" office:value="1.15815829467558">
                <text:p>1.158158294675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29">
                <text:p>-129</text:p>
              </table:table-cell>
              <table:table-cell office:value-type="float" office:value="1.2082660523179">
                <text:p>1.20826605231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28">
                <text:p>-128</text:p>
              </table:table-cell>
              <table:table-cell office:value-type="float" office:value="1.25414414787461">
                <text:p>1.254144147874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27">
                <text:p>-127</text:p>
              </table:table-cell>
              <table:table-cell office:value-type="float" office:value="1.29553466289061">
                <text:p>1.2955346628906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26">
                <text:p>-126</text:p>
              </table:table-cell>
              <table:table-cell office:value-type="float" office:value="1.33219320502691">
                <text:p>1.332193205026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25">
                <text:p>-125</text:p>
              </table:table-cell>
              <table:table-cell office:value-type="float" office:value="1.36389006655377">
                <text:p>1.3638900665537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24">
                <text:p>-124</text:p>
              </table:table-cell>
              <table:table-cell office:value-type="float" office:value="1.39041131176815">
                <text:p>1.390411311768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23">
                <text:p>-123</text:p>
              </table:table-cell>
              <table:table-cell office:value-type="float" office:value="1.41155985396173">
                <text:p>1.4115598539617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22">
                <text:p>-122</text:p>
              </table:table-cell>
              <table:table-cell office:value-type="float" office:value="1.42715645402708">
                <text:p>1.427156454027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21">
                <text:p>-121</text:p>
              </table:table-cell>
              <table:table-cell office:value-type="float" office:value="1.43704069409621">
                <text:p>1.437040694096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20">
                <text:p>-120</text:p>
              </table:table-cell>
              <table:table-cell office:value-type="float" office:value="1.44107187013243">
                <text:p>1.441071870132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19">
                <text:p>-119</text:p>
              </table:table-cell>
              <table:table-cell office:value-type="float" office:value="1.43912985196869">
                <text:p>1.439129851968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18">
                <text:p>-118</text:p>
              </table:table-cell>
              <table:table-cell office:value-type="float" office:value="1.4311158495848">
                <text:p>1.431115849584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17">
                <text:p>-117</text:p>
              </table:table-cell>
              <table:table-cell office:value-type="float" office:value="1.41695313867276">
                <text:p>1.416953138672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16">
                <text:p>-116</text:p>
              </table:table-cell>
              <table:table-cell office:value-type="float" office:value="1.39658769089947">
                <text:p>1.396587690899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15">
                <text:p>-115</text:p>
              </table:table-cell>
              <table:table-cell office:value-type="float" office:value="1.36998876008548">
                <text:p>1.369988760085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14">
                <text:p>-114</text:p>
              </table:table-cell>
              <table:table-cell office:value-type="float" office:value="1.3371493596443">
                <text:p>1.33714935964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13">
                <text:p>-113</text:p>
              </table:table-cell>
              <table:table-cell office:value-type="float" office:value="1.29808668973955">
                <text:p>1.298086689739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12">
                <text:p>-112</text:p>
              </table:table-cell>
              <table:table-cell office:value-type="float" office:value="1.25284245321337">
                <text:p>1.2528424532133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11">
                <text:p>-111</text:p>
              </table:table-cell>
              <table:table-cell office:value-type="float" office:value="1.20148312097734">
                <text:p>1.201483120977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10">
                <text:p>-110</text:p>
              </table:table-cell>
              <table:table-cell office:value-type="float" office:value="1.14410008315422">
                <text:p>1.144100083154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9">
                <text:p>-109</text:p>
              </table:table-cell>
              <table:table-cell office:value-type="float" office:value="1.08080973571897">
                <text:p>1.080809735718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8">
                <text:p>-108</text:p>
              </table:table-cell>
              <table:table-cell office:value-type="float" office:value="1.01175345212139">
                <text:p>1.011753452121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7">
                <text:p>-107</text:p>
              </table:table-cell>
              <table:table-cell office:value-type="float" office:value="0.937097498704177">
                <text:p>0.9370974987041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6">
                <text:p>-106</text:p>
              </table:table-cell>
              <table:table-cell office:value-type="float" office:value="0.857032832730146">
                <text:p>0.8570328327301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05">
                <text:p>-105</text:p>
              </table:table-cell>
              <table:table-cell office:value-type="float" office:value="0.771774831756236">
                <text:p>0.7717748317562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04">
                <text:p>-104</text:p>
              </table:table-cell>
              <table:table-cell office:value-type="float" office:value="0.681562907378995">
                <text:p>0.6815629073789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03">
                <text:p>-103</text:p>
              </table:table-cell>
              <table:table-cell office:value-type="float" office:value="0.586660060725597">
                <text:p>0.5866600607255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02">
                <text:p>-102</text:p>
              </table:table-cell>
              <table:table-cell office:value-type="float" office:value="0.487352322580055">
                <text:p>0.4873523225800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01">
                <text:p>-101</text:p>
              </table:table-cell>
              <table:table-cell office:value-type="float" office:value="0.383948125116236">
                <text:p>0.3839481251162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00">
                <text:p>-100</text:p>
              </table:table-cell>
              <table:table-cell office:value-type="float" office:value="0.276777565425407">
                <text:p>0.2767775654254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9">
                <text:p>-99</text:p>
              </table:table-cell>
              <table:table-cell office:value-type="float" office:value="0.166191609801312">
                <text:p>0.1661916098013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8">
                <text:p>-98</text:p>
              </table:table-cell>
              <table:table-cell office:value-type="float" office:value="0.0525611949120068">
                <text:p>0.05256119491200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7">
                <text:p>-97</text:p>
              </table:table-cell>
              <table:table-cell office:value-type="float" office:value="-0.0637237382676707">
                <text:p>-0.06372373826767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6">
                <text:p>-96</text:p>
              </table:table-cell>
              <table:table-cell office:value-type="float" office:value="-0.182255307323479">
                <text:p>-0.18225530732347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5">
                <text:p>-95</text:p>
              </table:table-cell>
              <table:table-cell office:value-type="float" office:value="-0.302608799979727">
                <text:p>-0.3026087999797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94">
                <text:p>-94</text:p>
              </table:table-cell>
              <table:table-cell office:value-type="float" office:value="-0.424343876642216">
                <text:p>-0.4243438766422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3">
                <text:p>-93</text:p>
              </table:table-cell>
              <table:table-cell office:value-type="float" office:value="-0.547005834663902">
                <text:p>-0.5470058346639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2">
                <text:p>-92</text:p>
              </table:table-cell>
              <table:table-cell office:value-type="float" office:value="-0.67012695117609">
                <text:p>-0.6701269511760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1">
                <text:p>-91</text:p>
              </table:table-cell>
              <table:table-cell office:value-type="float" office:value="-0.793227858902981">
                <text:p>-0.7932278589029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0">
                <text:p>-90</text:p>
              </table:table-cell>
              <table:table-cell office:value-type="float" office:value="-0.91581900022767">
                <text:p>-0.915819000227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89">
                <text:p>-89</text:p>
              </table:table-cell>
              <table:table-cell office:value-type="float" office:value="-1.03740212590188">
                <text:p>-1.0374021259018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88">
                <text:p>-88</text:p>
              </table:table-cell>
              <table:table-cell office:value-type="float" office:value="-1.15747186007365">
                <text:p>-1.157471860073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87">
                <text:p>-87</text:p>
              </table:table-cell>
              <table:table-cell office:value-type="float" office:value="-1.27551726612865">
                <text:p>-1.275517266128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86">
                <text:p>-86</text:p>
              </table:table-cell>
              <table:table-cell office:value-type="float" office:value="-1.39102349032574">
                <text:p>-1.3910234903257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85">
                <text:p>-85</text:p>
              </table:table-cell>
              <table:table-cell office:value-type="float" office:value="-1.50347341451984">
                <text:p>-1.503473414519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84">
                <text:p>-84</text:p>
              </table:table-cell>
              <table:table-cell office:value-type="float" office:value="-1.61234936337486">
                <text:p>-1.612349363374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83">
                <text:p>-83</text:p>
              </table:table-cell>
              <table:table-cell office:value-type="float" office:value="-1.71713478598995">
                <text:p>-1.717134785989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82">
                <text:p>-82</text:p>
              </table:table-cell>
              <table:table-cell office:value-type="float" office:value="-1.81731599852827">
                <text:p>-1.817315998528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81">
                <text:p>-81</text:p>
              </table:table-cell>
              <table:table-cell office:value-type="float" office:value="-1.9123839177383">
                <text:p>-1.91238391773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80">
                <text:p>-80</text:p>
              </table:table-cell>
              <table:table-cell office:value-type="float" office:value="-2.00183580335917">
                <text:p>-2.001835803359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79">
                <text:p>-79</text:p>
              </table:table-cell>
              <table:table-cell office:value-type="float" office:value="-2.08517697913257">
                <text:p>-2.0851769791325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78">
                <text:p>-78</text:p>
              </table:table-cell>
              <table:table-cell office:value-type="float" office:value="-2.16192258635832">
                <text:p>-2.161922586358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7">
                <text:p>-77</text:p>
              </table:table-cell>
              <table:table-cell office:value-type="float" office:value="-2.23159929119403">
                <text:p>-2.231599291194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76">
                <text:p>-76</text:p>
              </table:table-cell>
              <table:table-cell office:value-type="float" office:value="-2.29374697982398">
                <text:p>-2.2937469798239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5">
                <text:p>-75</text:p>
              </table:table-cell>
              <table:table-cell office:value-type="float" office:value="-2.34792042128152">
                <text:p>-2.3479204212815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74">
                <text:p>-74</text:p>
              </table:table-cell>
              <table:table-cell office:value-type="float" office:value="-2.39369093940137">
                <text:p>-2.393690939401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73">
                <text:p>-73</text:p>
              </table:table-cell>
              <table:table-cell office:value-type="float" office:value="-2.43064798904025">
                <text:p>-2.430647989040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2">
                <text:p>-72</text:p>
              </table:table-cell>
              <table:table-cell office:value-type="float" office:value="-2.45840072234482">
                <text:p>-2.458400722344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1">
                <text:p>-71</text:p>
              </table:table-cell>
              <table:table-cell office:value-type="float" office:value="-2.47657951064885">
                <text:p>-2.476579510648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70">
                <text:p>-70</text:p>
              </table:table-cell>
              <table:table-cell office:value-type="float" office:value="-2.48483740740927">
                <text:p>-2.4848374074092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69">
                <text:p>-69</text:p>
              </table:table-cell>
              <table:table-cell office:value-type="float" office:value="-2.48285152477012">
                <text:p>-2.4828515247701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8">
                <text:p>-68</text:p>
              </table:table-cell>
              <table:table-cell office:value-type="float" office:value="-2.47032439946319">
                <text:p>-2.470324399463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7">
                <text:p>-67</text:p>
              </table:table-cell>
              <table:table-cell office:value-type="float" office:value="-2.44698524926577">
                <text:p>-2.4469852492657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6">
                <text:p>-66</text:p>
              </table:table-cell>
              <table:table-cell office:value-type="float" office:value="-2.41259115570192">
                <text:p>-2.412591155701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65">
                <text:p>-65</text:p>
              </table:table-cell>
              <table:table-cell office:value-type="float" office:value="-2.36692818577133">
                <text:p>-2.366928185771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64">
                <text:p>-64</text:p>
              </table:table-cell>
              <table:table-cell office:value-type="float" office:value="-2.30981244302163">
                <text:p>-2.309812443021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63">
                <text:p>-63</text:p>
              </table:table-cell>
              <table:table-cell office:value-type="float" office:value="-2.24109097665185">
                <text:p>-2.241090976651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62">
                <text:p>-62</text:p>
              </table:table-cell>
              <table:table-cell office:value-type="float" office:value="-2.16064266148896">
                <text:p>-2.1606426614889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61">
                <text:p>-61</text:p>
              </table:table-cell>
              <table:table-cell office:value-type="float" office:value="-2.06837896166006">
                <text:p>-2.068378961660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60">
                <text:p>-60</text:p>
              </table:table-cell>
              <table:table-cell office:value-type="float" office:value="-1.96424456750041">
                <text:p>-1.964244567500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59">
                <text:p>-59</text:p>
              </table:table-cell>
              <table:table-cell office:value-type="float" office:value="-1.84821798052449">
                <text:p>-1.848217980524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58">
                <text:p>-58</text:p>
              </table:table-cell>
              <table:table-cell office:value-type="float" office:value="-1.72031198184336">
                <text:p>-1.720311981843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7">
                <text:p>-57</text:p>
              </table:table-cell>
              <table:table-cell office:value-type="float" office:value="-1.5805739479812">
                <text:p>-1.58057394798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6">
                <text:p>-56</text:p>
              </table:table-cell>
              <table:table-cell office:value-type="float" office:value="-1.42908614486501">
                <text:p>-1.4290861448650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55">
                <text:p>-55</text:p>
              </table:table-cell>
              <table:table-cell office:value-type="float" office:value="-1.26596584143835">
                <text:p>-1.265965841438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4">
                <text:p>-54</text:p>
              </table:table-cell>
              <table:table-cell office:value-type="float" office:value="-1.0913653275709">
                <text:p>-1.09136532757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53">
                <text:p>-53</text:p>
              </table:table-cell>
              <table:table-cell office:value-type="float" office:value="-0.905471884074881">
                <text:p>-0.90547188407488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52">
                <text:p>-52</text:p>
              </table:table-cell>
              <table:table-cell office:value-type="float" office:value="-0.708507522303574">
                <text:p>-0.70850752230357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51">
                <text:p>-51</text:p>
              </table:table-cell>
              <table:table-cell office:value-type="float" office:value="-0.500728742941211">
                <text:p>-0.5007287429412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50">
                <text:p>-50</text:p>
              </table:table-cell>
              <table:table-cell office:value-type="float" office:value="-0.28242608561763">
                <text:p>-0.282426085617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49">
                <text:p>-49</text:p>
              </table:table-cell>
              <table:table-cell office:value-type="float" office:value="-0.053923609152941">
                <text:p>-0.0539236091529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48">
                <text:p>-48</text:p>
              </table:table-cell>
              <table:table-cell office:value-type="float" office:value="0.184421710085757">
                <text:p>0.1844217100857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47">
                <text:p>-47</text:p>
              </table:table-cell>
              <table:table-cell office:value-type="float" office:value="0.432220774992102">
                <text:p>0.4322207749921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46">
                <text:p>-46</text:p>
              </table:table-cell>
              <table:table-cell office:value-type="float" office:value="0.689053142090107">
                <text:p>0.68905314209010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45">
                <text:p>-45</text:p>
              </table:table-cell>
              <table:table-cell office:value-type="float" office:value="0.954468047112112">
                <text:p>0.9544680471121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44">
                <text:p>-44</text:p>
              </table:table-cell>
              <table:table-cell office:value-type="float" office:value="1.22798538456696">
                <text:p>1.227985384566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3">
                <text:p>-43</text:p>
              </table:table-cell>
              <table:table-cell office:value-type="float" office:value="1.50909692008621">
                <text:p>1.509096920086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42">
                <text:p>-42</text:p>
              </table:table-cell>
              <table:table-cell office:value-type="float" office:value="1.79726747954407">
                <text:p>1.797267479544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41">
                <text:p>-41</text:p>
              </table:table-cell>
              <table:table-cell office:value-type="float" office:value="2.09193633467299">
                <text:p>2.091936334672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40">
                <text:p>-40</text:p>
              </table:table-cell>
              <table:table-cell office:value-type="float" office:value="2.39251858279841">
                <text:p>2.392518582798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9">
                <text:p>-39</text:p>
              </table:table-cell>
              <table:table-cell office:value-type="float" office:value="2.69840669638494">
                <text:p>2.698406696384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8">
                <text:p>-38</text:p>
              </table:table-cell>
              <table:table-cell office:value-type="float" office:value="3.00897207043848">
                <text:p>3.008972070438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7">
                <text:p>-37</text:p>
              </table:table-cell>
              <table:table-cell office:value-type="float" office:value="3.32356671960173">
                <text:p>3.3235667196017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6">
                <text:p>-36</text:p>
              </table:table-cell>
              <table:table-cell office:value-type="float" office:value="3.64152497733801">
                <text:p>3.6415249773380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5">
                <text:p>-35</text:p>
              </table:table-cell>
              <table:table-cell office:value-type="float" office:value="3.96216532392844">
                <text:p>3.962165323928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4">
                <text:p>-34</text:p>
              </table:table-cell>
              <table:table-cell office:value-type="float" office:value="4.2847922093308">
                <text:p>4.28479220933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3">
                <text:p>-33</text:p>
              </table:table-cell>
              <table:table-cell office:value-type="float" office:value="4.60869799117102">
                <text:p>4.608697991171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2">
                <text:p>-32</text:p>
              </table:table-cell>
              <table:table-cell office:value-type="float" office:value="4.9331648615386">
                <text:p>4.93316486153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1">
                <text:p>-31</text:p>
              </table:table-cell>
              <table:table-cell office:value-type="float" office:value="5.25746686825502">
                <text:p>5.257466868255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0">
                <text:p>-30</text:p>
              </table:table-cell>
              <table:table-cell office:value-type="float" office:value="5.58087192071447">
                <text:p>5.5808719207144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29">
                <text:p>-29</text:p>
              </table:table-cell>
              <table:table-cell office:value-type="float" office:value="5.90264387863681">
                <text:p>5.902643878636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28">
                <text:p>-28</text:p>
              </table:table-cell>
              <table:table-cell office:value-type="float" office:value="6.22204460597697">
                <text:p>6.222044605976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27">
                <text:p>-27</text:p>
              </table:table-cell>
              <table:table-cell office:value-type="float" office:value="6.5383360954908">
                <text:p>6.53833609549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26">
                <text:p>-26</text:p>
              </table:table-cell>
              <table:table-cell office:value-type="float" office:value="6.85078254977486">
                <text:p>6.850782549774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5">
                <text:p>-25</text:p>
              </table:table-cell>
              <table:table-cell office:value-type="float" office:value="7.15865251431319">
                <text:p>7.158652514313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24">
                <text:p>-24</text:p>
              </table:table-cell>
              <table:table-cell office:value-type="float" office:value="7.46122095919927">
                <text:p>7.4612209591992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23">
                <text:p>-23</text:p>
              </table:table-cell>
              <table:table-cell office:value-type="float" office:value="7.75777139779046">
                <text:p>7.7577713977904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2">
                <text:p>-22</text:p>
              </table:table-cell>
              <table:table-cell office:value-type="float" office:value="8.04759793874462">
                <text:p>8.047597938744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1">
                <text:p>-21</text:p>
              </table:table-cell>
              <table:table-cell office:value-type="float" office:value="8.33000736041989">
                <text:p>8.3300073604198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0">
                <text:p>-20</text:p>
              </table:table-cell>
              <table:table-cell office:value-type="float" office:value="8.60432110818658">
                <text:p>8.6043211081865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9">
                <text:p>-19</text:p>
              </table:table-cell>
              <table:table-cell office:value-type="float" office:value="8.86987730097506">
                <text:p>8.8698773009750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8">
                <text:p>-18</text:p>
              </table:table-cell>
              <table:table-cell office:value-type="float" office:value="9.12603264589412">
                <text:p>9.1260326458941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7">
                <text:p>-17</text:p>
              </table:table-cell>
              <table:table-cell office:value-type="float" office:value="9.37216435467342">
                <text:p>9.3721643546734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6">
                <text:p>-16</text:p>
              </table:table-cell>
              <table:table-cell office:value-type="float" office:value="9.60767195122544">
                <text:p>9.607671951225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5">
                <text:p>-15</text:p>
              </table:table-cell>
              <table:table-cell office:value-type="float" office:value="9.83197906418807">
                <text:p>9.8319790641880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4">
                <text:p>-14</text:p>
              </table:table-cell>
              <table:table-cell office:value-type="float" office:value="10.0445351084083">
                <text:p>10.044535108408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3">
                <text:p>-13</text:p>
              </table:table-cell>
              <table:table-cell office:value-type="float" office:value="10.2448169360672">
                <text:p>10.24481693606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2">
                <text:p>-12</text:p>
              </table:table-cell>
              <table:table-cell office:value-type="float" office:value="10.432330364807">
                <text:p>10.4323303648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1">
                <text:p>-11</text:p>
              </table:table-cell>
              <table:table-cell office:value-type="float" office:value="10.6066116671304">
                <text:p>10.60661166713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0">
                <text:p>-10</text:p>
              </table:table-cell>
              <table:table-cell office:value-type="float" office:value="10.7672289287342">
                <text:p>10.767228928734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9">
                <text:p>-9</text:p>
              </table:table-cell>
              <table:table-cell office:value-type="float" office:value="10.9137833538794">
                <text:p>10.913783353879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">
                <text:p>-8</text:p>
              </table:table-cell>
              <table:table-cell office:value-type="float" office:value="11.0459104298623">
                <text:p>11.04591042986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">
                <text:p>-7</text:p>
              </table:table-cell>
              <table:table-cell office:value-type="float" office:value="11.1632810390695">
                <text:p>11.16328103906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6">
                <text:p>-6</text:p>
              </table:table-cell>
              <table:table-cell office:value-type="float" office:value="11.2656024168353">
                <text:p>11.265602416835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5">
                <text:p>-5</text:p>
              </table:table-cell>
              <table:table-cell office:value-type="float" office:value="11.3526190492071">
                <text:p>11.35261904920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4">
                <text:p>-4</text:p>
              </table:table-cell>
              <table:table-cell office:value-type="float" office:value="11.4241134141914">
                <text:p>11.42411341419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3">
                <text:p>-3</text:p>
              </table:table-cell>
              <table:table-cell office:value-type="float" office:value="11.4799066567743">
                <text:p>11.479906656774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2">
                <text:p>-2</text:p>
              </table:table-cell>
              <table:table-cell office:value-type="float" office:value="11.5198590976205">
                <text:p>11.519859097620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">
                <text:p>-1</text:p>
              </table:table-cell>
              <table:table-cell office:value-type="float" office:value="11.5438706755693">
                <text:p>11.543870675569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11.5518812238365">
                <text:p>11.551881223836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">
                <text:p>1</text:p>
              </table:table-cell>
              <table:table-cell office:value-type="float" office:value="11.5438706755693">
                <text:p>11.543870675569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">
                <text:p>2</text:p>
              </table:table-cell>
              <table:table-cell office:value-type="float" office:value="11.5198590976205">
                <text:p>11.51985909762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11.4799066567743">
                <text:p>11.47990665677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">
                <text:p>4</text:p>
              </table:table-cell>
              <table:table-cell office:value-type="float" office:value="11.4241134141914">
                <text:p>11.424113414191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11.3526190492071">
                <text:p>11.352619049207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">
                <text:p>6</text:p>
              </table:table-cell>
              <table:table-cell office:value-type="float" office:value="11.2656024168353">
                <text:p>11.26560241683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">
                <text:p>7</text:p>
              </table:table-cell>
              <table:table-cell office:value-type="float" office:value="11.1632810390695">
                <text:p>11.16328103906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  <table:table-cell office:value-type="float" office:value="11.0459104298623">
                <text:p>11.04591042986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">
                <text:p>9</text:p>
              </table:table-cell>
              <table:table-cell office:value-type="float" office:value="10.9137833538794">
                <text:p>10.913783353879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">
                <text:p>10</text:p>
              </table:table-cell>
              <table:table-cell office:value-type="float" office:value="10.7672289287342">
                <text:p>10.767228928734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">
                <text:p>11</text:p>
              </table:table-cell>
              <table:table-cell office:value-type="float" office:value="10.6066116671304">
                <text:p>10.606611667130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2">
                <text:p>12</text:p>
              </table:table-cell>
              <table:table-cell office:value-type="float" office:value="10.432330364807">
                <text:p>10.43233036480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3">
                <text:p>13</text:p>
              </table:table-cell>
              <table:table-cell office:value-type="float" office:value="10.2448169360672">
                <text:p>10.244816936067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">
                <text:p>14</text:p>
              </table:table-cell>
              <table:table-cell office:value-type="float" office:value="10.0445351084083">
                <text:p>10.044535108408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">
                <text:p>15</text:p>
              </table:table-cell>
              <table:table-cell office:value-type="float" office:value="9.83197906418807">
                <text:p>9.831979064188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">
                <text:p>16</text:p>
              </table:table-cell>
              <table:table-cell office:value-type="float" office:value="9.60767195122544">
                <text:p>9.6076719512254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">
                <text:p>17</text:p>
              </table:table-cell>
              <table:table-cell office:value-type="float" office:value="9.37216435467342">
                <text:p>9.3721643546734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8">
                <text:p>18</text:p>
              </table:table-cell>
              <table:table-cell office:value-type="float" office:value="9.12603264589412">
                <text:p>9.1260326458941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9">
                <text:p>19</text:p>
              </table:table-cell>
              <table:table-cell office:value-type="float" office:value="8.86987730097506">
                <text:p>8.8698773009750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">
                <text:p>20</text:p>
              </table:table-cell>
              <table:table-cell office:value-type="float" office:value="8.60432110818658">
                <text:p>8.604321108186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">
                <text:p>21</text:p>
              </table:table-cell>
              <table:table-cell office:value-type="float" office:value="8.33000736041989">
                <text:p>8.3300073604198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2">
                <text:p>22</text:p>
              </table:table-cell>
              <table:table-cell office:value-type="float" office:value="8.04759793874462">
                <text:p>8.0475979387446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">
                <text:p>23</text:p>
              </table:table-cell>
              <table:table-cell office:value-type="float" office:value="7.75777139779046">
                <text:p>7.757771397790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4">
                <text:p>24</text:p>
              </table:table-cell>
              <table:table-cell office:value-type="float" office:value="7.46122095919927">
                <text:p>7.461220959199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">
                <text:p>25</text:p>
              </table:table-cell>
              <table:table-cell office:value-type="float" office:value="7.15865251431319">
                <text:p>7.1586525143131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6">
                <text:p>26</text:p>
              </table:table-cell>
              <table:table-cell office:value-type="float" office:value="6.85078254977486">
                <text:p>6.8507825497748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7">
                <text:p>27</text:p>
              </table:table-cell>
              <table:table-cell office:value-type="float" office:value="6.5383360954908">
                <text:p>6.538336095490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8">
                <text:p>28</text:p>
              </table:table-cell>
              <table:table-cell office:value-type="float" office:value="6.22204460597697">
                <text:p>6.222044605976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9">
                <text:p>29</text:p>
              </table:table-cell>
              <table:table-cell office:value-type="float" office:value="5.90264387863681">
                <text:p>5.9026438786368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0">
                <text:p>30</text:p>
              </table:table-cell>
              <table:table-cell office:value-type="float" office:value="5.58087192071447">
                <text:p>5.5808719207144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  <table:table-cell office:value-type="float" office:value="5.25746686825502">
                <text:p>5.2574668682550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2">
                <text:p>32</text:p>
              </table:table-cell>
              <table:table-cell office:value-type="float" office:value="4.9331648615386">
                <text:p>4.933164861538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3">
                <text:p>33</text:p>
              </table:table-cell>
              <table:table-cell office:value-type="float" office:value="4.60869799117102">
                <text:p>4.6086979911710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4">
                <text:p>34</text:p>
              </table:table-cell>
              <table:table-cell office:value-type="float" office:value="4.2847922093308">
                <text:p>4.284792209330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">
                <text:p>35</text:p>
              </table:table-cell>
              <table:table-cell office:value-type="float" office:value="3.96216532392844">
                <text:p>3.962165323928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6">
                <text:p>36</text:p>
              </table:table-cell>
              <table:table-cell office:value-type="float" office:value="3.64152497733801">
                <text:p>3.641524977338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7">
                <text:p>37</text:p>
              </table:table-cell>
              <table:table-cell office:value-type="float" office:value="3.32356671960173">
                <text:p>3.3235667196017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8">
                <text:p>38</text:p>
              </table:table-cell>
              <table:table-cell office:value-type="float" office:value="3.00897207043848">
                <text:p>3.0089720704384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9">
                <text:p>39</text:p>
              </table:table-cell>
              <table:table-cell office:value-type="float" office:value="2.69840669638494">
                <text:p>2.6984066963849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0">
                <text:p>40</text:p>
              </table:table-cell>
              <table:table-cell office:value-type="float" office:value="2.39251858279841">
                <text:p>2.3925185827984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1">
                <text:p>41</text:p>
              </table:table-cell>
              <table:table-cell office:value-type="float" office:value="2.09193633467299">
                <text:p>2.0919363346729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2">
                <text:p>42</text:p>
              </table:table-cell>
              <table:table-cell office:value-type="float" office:value="1.79726747954407">
                <text:p>1.7972674795440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3">
                <text:p>43</text:p>
              </table:table-cell>
              <table:table-cell office:value-type="float" office:value="1.50909692008621">
                <text:p>1.5090969200862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4">
                <text:p>44</text:p>
              </table:table-cell>
              <table:table-cell office:value-type="float" office:value="1.22798538456696">
                <text:p>1.2279853845669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5">
                <text:p>45</text:p>
              </table:table-cell>
              <table:table-cell office:value-type="float" office:value="0.954468047112112">
                <text:p>0.9544680471121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6">
                <text:p>46</text:p>
              </table:table-cell>
              <table:table-cell office:value-type="float" office:value="0.689053142090107">
                <text:p>0.6890531420901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7">
                <text:p>47</text:p>
              </table:table-cell>
              <table:table-cell office:value-type="float" office:value="0.432220774992102">
                <text:p>0.43222077499210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8">
                <text:p>48</text:p>
              </table:table-cell>
              <table:table-cell office:value-type="float" office:value="0.184421710085757">
                <text:p>0.18442171008575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9">
                <text:p>49</text:p>
              </table:table-cell>
              <table:table-cell office:value-type="float" office:value="-0.053923609152941">
                <text:p>-0.05392360915294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0">
                <text:p>50</text:p>
              </table:table-cell>
              <table:table-cell office:value-type="float" office:value="-0.28242608561763">
                <text:p>-0.2824260856176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1">
                <text:p>51</text:p>
              </table:table-cell>
              <table:table-cell office:value-type="float" office:value="-0.500728742941211">
                <text:p>-0.5007287429412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2">
                <text:p>52</text:p>
              </table:table-cell>
              <table:table-cell office:value-type="float" office:value="-0.708507522303574">
                <text:p>-0.70850752230357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">
                <text:p>53</text:p>
              </table:table-cell>
              <table:table-cell office:value-type="float" office:value="-0.905471884074881">
                <text:p>-0.90547188407488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4">
                <text:p>54</text:p>
              </table:table-cell>
              <table:table-cell office:value-type="float" office:value="-1.0913653275709">
                <text:p>-1.09136532757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5">
                <text:p>55</text:p>
              </table:table-cell>
              <table:table-cell office:value-type="float" office:value="-1.26596584143835">
                <text:p>-1.2659658414383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6">
                <text:p>56</text:p>
              </table:table-cell>
              <table:table-cell office:value-type="float" office:value="-1.42908614486501">
                <text:p>-1.4290861448650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7">
                <text:p>57</text:p>
              </table:table-cell>
              <table:table-cell office:value-type="float" office:value="-1.5805739479812">
                <text:p>-1.58057394798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8">
                <text:p>58</text:p>
              </table:table-cell>
              <table:table-cell office:value-type="float" office:value="-1.72031198184336">
                <text:p>-1.7203119818433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9">
                <text:p>59</text:p>
              </table:table-cell>
              <table:table-cell office:value-type="float" office:value="-1.84821798052449">
                <text:p>-1.8482179805244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0">
                <text:p>60</text:p>
              </table:table-cell>
              <table:table-cell office:value-type="float" office:value="-1.96424456750041">
                <text:p>-1.9642445675004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1">
                <text:p>61</text:p>
              </table:table-cell>
              <table:table-cell office:value-type="float" office:value="-2.06837896166006">
                <text:p>-2.0683789616600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2">
                <text:p>62</text:p>
              </table:table-cell>
              <table:table-cell office:value-type="float" office:value="-2.16064266148896">
                <text:p>-2.1606426614889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3">
                <text:p>63</text:p>
              </table:table-cell>
              <table:table-cell office:value-type="float" office:value="-2.24109097665185">
                <text:p>-2.2410909766518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4">
                <text:p>64</text:p>
              </table:table-cell>
              <table:table-cell office:value-type="float" office:value="-2.30981244302163">
                <text:p>-2.3098124430216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5">
                <text:p>65</text:p>
              </table:table-cell>
              <table:table-cell office:value-type="float" office:value="-2.36692818577133">
                <text:p>-2.366928185771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6">
                <text:p>66</text:p>
              </table:table-cell>
              <table:table-cell office:value-type="float" office:value="-2.41259115570192">
                <text:p>-2.4125911557019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7">
                <text:p>67</text:p>
              </table:table-cell>
              <table:table-cell office:value-type="float" office:value="-2.44698524926577">
                <text:p>-2.4469852492657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8">
                <text:p>68</text:p>
              </table:table-cell>
              <table:table-cell office:value-type="float" office:value="-2.47032439946319">
                <text:p>-2.4703243994631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9">
                <text:p>69</text:p>
              </table:table-cell>
              <table:table-cell office:value-type="float" office:value="-2.48285152477012">
                <text:p>-2.4828515247701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0">
                <text:p>70</text:p>
              </table:table-cell>
              <table:table-cell office:value-type="float" office:value="-2.48483740740927">
                <text:p>-2.4848374074092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1">
                <text:p>71</text:p>
              </table:table-cell>
              <table:table-cell office:value-type="float" office:value="-2.47657951064885">
                <text:p>-2.4765795106488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2">
                <text:p>72</text:p>
              </table:table-cell>
              <table:table-cell office:value-type="float" office:value="-2.45840072234482">
                <text:p>-2.4584007223448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3">
                <text:p>73</text:p>
              </table:table-cell>
              <table:table-cell office:value-type="float" office:value="-2.43064798904025">
                <text:p>-2.430647989040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4">
                <text:p>74</text:p>
              </table:table-cell>
              <table:table-cell office:value-type="float" office:value="-2.39369093940137">
                <text:p>-2.3936909394013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5">
                <text:p>75</text:p>
              </table:table-cell>
              <table:table-cell office:value-type="float" office:value="-2.34792042128152">
                <text:p>-2.3479204212815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6">
                <text:p>76</text:p>
              </table:table-cell>
              <table:table-cell office:value-type="float" office:value="-2.29374697982398">
                <text:p>-2.2937469798239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7">
                <text:p>77</text:p>
              </table:table-cell>
              <table:table-cell office:value-type="float" office:value="-2.23159929119403">
                <text:p>-2.2315992911940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8">
                <text:p>78</text:p>
              </table:table-cell>
              <table:table-cell office:value-type="float" office:value="-2.16192258635832">
                <text:p>-2.1619225863583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9">
                <text:p>79</text:p>
              </table:table-cell>
              <table:table-cell office:value-type="float" office:value="-2.08517697913257">
                <text:p>-2.0851769791325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0">
                <text:p>80</text:p>
              </table:table-cell>
              <table:table-cell office:value-type="float" office:value="-2.00183580335917">
                <text:p>-2.0018358033591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1">
                <text:p>81</text:p>
              </table:table-cell>
              <table:table-cell office:value-type="float" office:value="-1.9123839177383">
                <text:p>-1.912383917738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2">
                <text:p>82</text:p>
              </table:table-cell>
              <table:table-cell office:value-type="float" office:value="-1.81731599852827">
                <text:p>-1.817315998528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3">
                <text:p>83</text:p>
              </table:table-cell>
              <table:table-cell office:value-type="float" office:value="-1.71713478598995">
                <text:p>-1.7171347859899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4">
                <text:p>84</text:p>
              </table:table-cell>
              <table:table-cell office:value-type="float" office:value="-1.61234936337486">
                <text:p>-1.6123493633748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5">
                <text:p>85</text:p>
              </table:table-cell>
              <table:table-cell office:value-type="float" office:value="-1.50347341451984">
                <text:p>-1.503473414519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6">
                <text:p>86</text:p>
              </table:table-cell>
              <table:table-cell office:value-type="float" office:value="-1.39102349032574">
                <text:p>-1.3910234903257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7">
                <text:p>87</text:p>
              </table:table-cell>
              <table:table-cell office:value-type="float" office:value="-1.27551726612865">
                <text:p>-1.2755172661286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8">
                <text:p>88</text:p>
              </table:table-cell>
              <table:table-cell office:value-type="float" office:value="-1.15747186007365">
                <text:p>-1.1574718600736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9">
                <text:p>89</text:p>
              </table:table-cell>
              <table:table-cell office:value-type="float" office:value="-1.03740212590188">
                <text:p>-1.037402125901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0">
                <text:p>90</text:p>
              </table:table-cell>
              <table:table-cell office:value-type="float" office:value="-0.91581900022767">
                <text:p>-0.9158190002276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1">
                <text:p>91</text:p>
              </table:table-cell>
              <table:table-cell office:value-type="float" office:value="-0.793227858902981">
                <text:p>-0.79322785890298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2">
                <text:p>92</text:p>
              </table:table-cell>
              <table:table-cell office:value-type="float" office:value="-0.67012695117609">
                <text:p>-0.6701269511760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3">
                <text:p>93</text:p>
              </table:table-cell>
              <table:table-cell office:value-type="float" office:value="-0.547005834663902">
                <text:p>-0.54700583466390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4">
                <text:p>94</text:p>
              </table:table-cell>
              <table:table-cell office:value-type="float" office:value="-0.424343876642216">
                <text:p>-0.4243438766422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5">
                <text:p>95</text:p>
              </table:table-cell>
              <table:table-cell office:value-type="float" office:value="-0.302608799979727">
                <text:p>-0.30260879997972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6">
                <text:p>96</text:p>
              </table:table-cell>
              <table:table-cell office:value-type="float" office:value="-0.182255307323479">
                <text:p>-0.18225530732347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7">
                <text:p>97</text:p>
              </table:table-cell>
              <table:table-cell office:value-type="float" office:value="-0.0637237382676707">
                <text:p>-0.063723738267670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8">
                <text:p>98</text:p>
              </table:table-cell>
              <table:table-cell office:value-type="float" office:value="0.0525611949120068">
                <text:p>0.052561194912006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9">
                <text:p>99</text:p>
              </table:table-cell>
              <table:table-cell office:value-type="float" office:value="0.166191609801312">
                <text:p>0.16619160980131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0">
                <text:p>100</text:p>
              </table:table-cell>
              <table:table-cell office:value-type="float" office:value="0.276777565425407">
                <text:p>0.2767775654254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1">
                <text:p>101</text:p>
              </table:table-cell>
              <table:table-cell office:value-type="float" office:value="0.383948125116236">
                <text:p>0.38394812511623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2">
                <text:p>102</text:p>
              </table:table-cell>
              <table:table-cell office:value-type="float" office:value="0.487352322580055">
                <text:p>0.4873523225800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3">
                <text:p>103</text:p>
              </table:table-cell>
              <table:table-cell office:value-type="float" office:value="0.586660060725597">
                <text:p>0.58666006072559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4">
                <text:p>104</text:p>
              </table:table-cell>
              <table:table-cell office:value-type="float" office:value="0.681562907378995">
                <text:p>0.68156290737899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5">
                <text:p>105</text:p>
              </table:table-cell>
              <table:table-cell office:value-type="float" office:value="0.771774831756236">
                <text:p>0.77177483175623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6">
                <text:p>106</text:p>
              </table:table-cell>
              <table:table-cell office:value-type="float" office:value="0.857032832730146">
                <text:p>0.85703283273014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7">
                <text:p>107</text:p>
              </table:table-cell>
              <table:table-cell office:value-type="float" office:value="0.937097498704177">
                <text:p>0.93709749870417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8">
                <text:p>108</text:p>
              </table:table-cell>
              <table:table-cell office:value-type="float" office:value="1.01175345212139">
                <text:p>1.0117534521213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9">
                <text:p>109</text:p>
              </table:table-cell>
              <table:table-cell office:value-type="float" office:value="1.08080973571897">
                <text:p>1.0808097357189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0">
                <text:p>110</text:p>
              </table:table-cell>
              <table:table-cell office:value-type="float" office:value="1.14410008315422">
                <text:p>1.1441000831542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1">
                <text:p>111</text:p>
              </table:table-cell>
              <table:table-cell office:value-type="float" office:value="1.20148312097734">
                <text:p>1.2014831209773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2">
                <text:p>112</text:p>
              </table:table-cell>
              <table:table-cell office:value-type="float" office:value="1.25284245321337">
                <text:p>1.2528424532133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">
                <text:p>113</text:p>
              </table:table-cell>
              <table:table-cell office:value-type="float" office:value="1.29808668973955">
                <text:p>1.2980866897395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4">
                <text:p>114</text:p>
              </table:table-cell>
              <table:table-cell office:value-type="float" office:value="1.3371493596443">
                <text:p>1.337149359644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5">
                <text:p>115</text:p>
              </table:table-cell>
              <table:table-cell office:value-type="float" office:value="1.36998876008548">
                <text:p>1.3699887600854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6">
                <text:p>116</text:p>
              </table:table-cell>
              <table:table-cell office:value-type="float" office:value="1.39658769089947">
                <text:p>1.3965876908994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7">
                <text:p>117</text:p>
              </table:table-cell>
              <table:table-cell office:value-type="float" office:value="1.41695313867276">
                <text:p>1.4169531386727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8">
                <text:p>118</text:p>
              </table:table-cell>
              <table:table-cell office:value-type="float" office:value="1.4311158495848">
                <text:p>1.431115849584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9">
                <text:p>119</text:p>
              </table:table-cell>
              <table:table-cell office:value-type="float" office:value="1.43912985196869">
                <text:p>1.4391298519686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0">
                <text:p>120</text:p>
              </table:table-cell>
              <table:table-cell office:value-type="float" office:value="1.44107187013243">
                <text:p>1.4410718701324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1">
                <text:p>121</text:p>
              </table:table-cell>
              <table:table-cell office:value-type="float" office:value="1.43704069409621">
                <text:p>1.4370406940962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2">
                <text:p>122</text:p>
              </table:table-cell>
              <table:table-cell office:value-type="float" office:value="1.42715645402708">
                <text:p>1.4271564540270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3">
                <text:p>123</text:p>
              </table:table-cell>
              <table:table-cell office:value-type="float" office:value="1.41155985396173">
                <text:p>1.4115598539617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4">
                <text:p>124</text:p>
              </table:table-cell>
              <table:table-cell office:value-type="float" office:value="1.39041131176815">
                <text:p>1.3904113117681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5">
                <text:p>125</text:p>
              </table:table-cell>
              <table:table-cell office:value-type="float" office:value="1.36389006655377">
                <text:p>1.3638900665537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6">
                <text:p>126</text:p>
              </table:table-cell>
              <table:table-cell office:value-type="float" office:value="1.33219320502691">
                <text:p>1.332193205026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7">
                <text:p>127</text:p>
              </table:table-cell>
              <table:table-cell office:value-type="float" office:value="1.29553466289061">
                <text:p>1.2955346628906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8">
                <text:p>128</text:p>
              </table:table-cell>
              <table:table-cell office:value-type="float" office:value="1.25414414787461">
                <text:p>1.2541441478746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9">
                <text:p>129</text:p>
              </table:table-cell>
              <table:table-cell office:value-type="float" office:value="1.2082660523179">
                <text:p>1.20826605231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30">
                <text:p>130</text:p>
              </table:table-cell>
              <table:table-cell office:value-type="float" office:value="1.15815829467558">
                <text:p>1.1581582946755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1">
                <text:p>131</text:p>
              </table:table-cell>
              <table:table-cell office:value-type="float" office:value="1.10409115434119">
                <text:p>1.1040911543411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32">
                <text:p>132</text:p>
              </table:table-cell>
              <table:table-cell office:value-type="float" office:value="1.04634605058124">
                <text:p>1.0463460505812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3">
                <text:p>133</text:p>
              </table:table-cell>
              <table:table-cell office:value-type="float" office:value="0.985214327267555">
                <text:p>0.98521432726755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4">
                <text:p>134</text:p>
              </table:table-cell>
              <table:table-cell office:value-type="float" office:value="0.920995986773724">
                <text:p>0.9209959867737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5">
                <text:p>135</text:p>
              </table:table-cell>
              <table:table-cell office:value-type="float" office:value="0.853998431758794">
                <text:p>0.85399843175879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36">
                <text:p>136</text:p>
              </table:table-cell>
              <table:table-cell office:value-type="float" office:value="0.784535171790805">
                <text:p>0.7845351717908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7">
                <text:p>137</text:p>
              </table:table-cell>
              <table:table-cell office:value-type="float" office:value="0.712924556794764">
                <text:p>0.7129245567947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8">
                <text:p>138</text:p>
              </table:table-cell>
              <table:table-cell office:value-type="float" office:value="0.639488481313012">
                <text:p>0.63948848131301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9">
                <text:p>139</text:p>
              </table:table-cell>
              <table:table-cell office:value-type="float" office:value="0.564551112381662">
                <text:p>0.56455111238166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0">
                <text:p>140</text:p>
              </table:table-cell>
              <table:table-cell office:value-type="float" office:value="0.488437598871434">
                <text:p>0.4884375988714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1">
                <text:p>141</text:p>
              </table:table-cell>
              <table:table-cell office:value-type="float" office:value="0.411472827620572">
                <text:p>0.41147282762057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2">
                <text:p>142</text:p>
              </table:table-cell>
              <table:table-cell office:value-type="float" office:value="0.333980174203814">
                <text:p>0.3339801742038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3">
                <text:p>143</text:p>
              </table:table-cell>
              <table:table-cell office:value-type="float" office:value="0.256280288844384">
                <text:p>0.25628028884438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4">
                <text:p>144</text:p>
              </table:table-cell>
              <table:table-cell office:value-type="float" office:value="0.178689886730694">
                <text:p>0.17868988673069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5">
                <text:p>145</text:p>
              </table:table-cell>
              <table:table-cell office:value-type="float" office:value="0.101520597847627">
                <text:p>0.10152059784762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6">
                <text:p>146</text:p>
              </table:table-cell>
              <table:table-cell office:value-type="float" office:value="0.0250778294836615">
                <text:p>0.02507782948366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7">
                <text:p>147</text:p>
              </table:table-cell>
              <table:table-cell office:value-type="float" office:value="-0.0503403193392299">
                <text:p>-0.050340319339229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8">
                <text:p>148</text:p>
              </table:table-cell>
              <table:table-cell office:value-type="float" office:value="-0.124444119007474">
                <text:p>-0.12444411900747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9">
                <text:p>149</text:p>
              </table:table-cell>
              <table:table-cell office:value-type="float" office:value="-0.19695320089842">
                <text:p>-0.1969532008984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0">
                <text:p>150</text:p>
              </table:table-cell>
              <table:table-cell office:value-type="float" office:value="-0.267597525749754">
                <text:p>-0.26759752574975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1">
                <text:p>151</text:p>
              </table:table-cell>
              <table:table-cell office:value-type="float" office:value="-0.336118284253207">
                <text:p>-0.33611828425320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2">
                <text:p>152</text:p>
              </table:table-cell>
              <table:table-cell office:value-type="float" office:value="-0.402268755242031">
                <text:p>-0.4022687552420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3">
                <text:p>153</text:p>
              </table:table-cell>
              <table:table-cell office:value-type="float" office:value="-0.465815081526315">
                <text:p>-0.46581508152631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4">
                <text:p>154</text:p>
              </table:table-cell>
              <table:table-cell office:value-type="float" office:value="-0.526537026245297">
                <text:p>-0.52653702624529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5">
                <text:p>155</text:p>
              </table:table-cell>
              <table:table-cell office:value-type="float" office:value="-0.584228635277099">
                <text:p>-0.58422863527709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6">
                <text:p>156</text:p>
              </table:table-cell>
              <table:table-cell office:value-type="float" office:value="-0.6386988614999">
                <text:p>-0.638698861499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7">
                <text:p>157</text:p>
              </table:table-cell>
              <table:table-cell office:value-type="float" office:value="-0.689772085274801">
                <text:p>-0.68977208527480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8">
                <text:p>158</text:p>
              </table:table-cell>
              <table:table-cell office:value-type="float" office:value="-0.737288625605866">
                <text:p>-0.73728862560586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9">
                <text:p>159</text:p>
              </table:table-cell>
              <table:table-cell office:value-type="float" office:value="-0.781105131904639">
                <text:p>-0.78110513190463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0">
                <text:p>160</text:p>
              </table:table-cell>
              <table:table-cell office:value-type="float" office:value="-0.821094941237349">
                <text:p>-0.82109494123734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1">
                <text:p>161</text:p>
              </table:table-cell>
              <table:table-cell office:value-type="float" office:value="-0.857148345456868">
                <text:p>-0.85714834545686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2">
                <text:p>162</text:p>
              </table:table-cell>
              <table:table-cell office:value-type="float" office:value="-0.889172817363285">
                <text:p>-0.88917281736328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3">
                <text:p>163</text:p>
              </table:table-cell>
              <table:table-cell office:value-type="float" office:value="-0.917093128622638">
                <text:p>-0.91709312862263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4">
                <text:p>164</text:p>
              </table:table-cell>
              <table:table-cell office:value-type="float" office:value="-0.940851434000294">
                <text:p>-0.94085143400029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5">
                <text:p>165</text:p>
              </table:table-cell>
              <table:table-cell office:value-type="float" office:value="-0.960407272671411">
                <text:p>-0.9604072726714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6">
                <text:p>166</text:p>
              </table:table-cell>
              <table:table-cell office:value-type="float" office:value="-0.97573751354086">
                <text:p>-0.9757375135408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7">
                <text:p>167</text:p>
              </table:table-cell>
              <table:table-cell office:value-type="float" office:value="-0.986836199988399">
                <text:p>-0.98683619998839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8">
                <text:p>168</text:p>
              </table:table-cell>
              <table:table-cell office:value-type="float" office:value="-0.993714384967679">
                <text:p>-0.99371438496767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9">
                <text:p>169</text:p>
              </table:table-cell>
              <table:table-cell office:value-type="float" office:value="-0.99639985208796">
                <text:p>-0.9963998520879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70">
                <text:p>170</text:p>
              </table:table-cell>
              <table:table-cell office:value-type="float" office:value="-0.994936802489569">
                <text:p>-0.99493680248956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71">
                <text:p>171</text:p>
              </table:table-cell>
              <table:table-cell office:value-type="float" office:value="-0.989385472040727">
                <text:p>-0.98938547204072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72">
                <text:p>172</text:p>
              </table:table-cell>
              <table:table-cell office:value-type="float" office:value="-0.979821707518204">
                <text:p>-0.97982170751820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3">
                <text:p>173</text:p>
              </table:table-cell>
              <table:table-cell office:value-type="float" office:value="-0.966336446257101">
                <text:p>-0.96633644625710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4">
                <text:p>174</text:p>
              </table:table-cell>
              <table:table-cell office:value-type="float" office:value="-0.949035192435928">
                <text:p>-0.9490351924359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5">
                <text:p>175</text:p>
              </table:table-cell>
              <table:table-cell office:value-type="float" office:value="-0.928037412145943">
                <text:p>-0.9280374121459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6">
                <text:p>176</text:p>
              </table:table-cell>
              <table:table-cell office:value-type="float" office:value="-0.903475891319634">
                <text:p>-0.90347589131963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7">
                <text:p>177</text:p>
              </table:table-cell>
              <table:table-cell office:value-type="float" office:value="-0.875496039168196">
                <text:p>-0.8754960391681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8">
                <text:p>178</text:p>
              </table:table-cell>
              <table:table-cell office:value-type="float" office:value="-0.844255180882468">
                <text:p>-0.84425518088246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9">
                <text:p>179</text:p>
              </table:table-cell>
              <table:table-cell office:value-type="float" office:value="-0.809921757800296">
                <text:p>-0.8099217578002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0">
                <text:p>180</text:p>
              </table:table-cell>
              <table:table-cell office:value-type="float" office:value="-0.77267454897789">
                <text:p>-0.7726745489778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1">
                <text:p>181</text:p>
              </table:table-cell>
              <table:table-cell office:value-type="float" office:value="-0.732701832531514">
                <text:p>-0.73270183253151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2">
                <text:p>182</text:p>
              </table:table-cell>
              <table:table-cell office:value-type="float" office:value="-0.690200518221733">
                <text:p>-0.69020051822173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3">
                <text:p>183</text:p>
              </table:table-cell>
              <table:table-cell office:value-type="float" office:value="-0.645375267806263">
                <text:p>-0.64537526780626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4">
                <text:p>184</text:p>
              </table:table-cell>
              <table:table-cell office:value-type="float" office:value="-0.598437599588762">
                <text:p>-0.59843759958876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5">
                <text:p>185</text:p>
              </table:table-cell>
              <table:table-cell office:value-type="float" office:value="-0.549604935696315">
                <text:p>-0.54960493569631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6">
                <text:p>186</text:p>
              </table:table-cell>
              <table:table-cell office:value-type="float" office:value="-0.499099706628236">
                <text:p>-0.49909970662823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7">
                <text:p>187</text:p>
              </table:table-cell>
              <table:table-cell office:value-type="float" office:value="-0.447148377966773">
                <text:p>-0.44714837796677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8">
                <text:p>188</text:p>
              </table:table-cell>
              <table:table-cell office:value-type="float" office:value="-0.39398051342962">
                <text:p>-0.3939805134296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9">
                <text:p>189</text:p>
              </table:table-cell>
              <table:table-cell office:value-type="float" office:value="-0.339827834592972">
                <text:p>-0.33982783459297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90">
                <text:p>190</text:p>
              </table:table-cell>
              <table:table-cell office:value-type="float" office:value="-0.284923248030385">
                <text:p>-0.28492324803038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91">
                <text:p>191</text:p>
              </table:table-cell>
              <table:table-cell office:value-type="float" office:value="-0.229499928872253">
                <text:p>-0.22949992887225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92">
                <text:p>192</text:p>
              </table:table-cell>
              <table:table-cell office:value-type="float" office:value="-0.173790372473716">
                <text:p>-0.17379037247371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93">
                <text:p>193</text:p>
              </table:table-cell>
              <table:table-cell office:value-type="float" office:value="-0.118025472938876">
                <text:p>-0.11802547293887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4">
                <text:p>194</text:p>
              </table:table-cell>
              <table:table-cell office:value-type="float" office:value="-0.0624336462123636">
                <text:p>-0.062433646212363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95">
                <text:p>195</text:p>
              </table:table-cell>
              <table:table-cell office:value-type="float" office:value="-0.0072399012635185">
                <text:p>-0.007239901263518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96">
                <text:p>196</text:p>
              </table:table-cell>
              <table:table-cell office:value-type="float" office:value="0.0473349620713892">
                <text:p>0.047334962071389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97">
                <text:p>197</text:p>
              </table:table-cell>
              <table:table-cell office:value-type="float" office:value="0.101075251145174">
                <text:p>0.10107525114517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8">
                <text:p>198</text:p>
              </table:table-cell>
              <table:table-cell office:value-type="float" office:value="0.153771121913468">
                <text:p>0.15377112191346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99">
                <text:p>199</text:p>
              </table:table-cell>
              <table:table-cell office:value-type="float" office:value="0.205219406276966">
                <text:p>0.20521940627696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00">
                <text:p>200</text:p>
              </table:table-cell>
              <table:table-cell office:value-type="float" office:value="0.25522430107481">
                <text:p>0.2552243010748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01">
                <text:p>201</text:p>
              </table:table-cell>
              <table:table-cell office:value-type="float" office:value="0.303598111826226">
                <text:p>0.30359811182622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02">
                <text:p>202</text:p>
              </table:table-cell>
              <table:table-cell office:value-type="float" office:value="0.350161873585073">
                <text:p>0.35016187358507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03">
                <text:p>203</text:p>
              </table:table-cell>
              <table:table-cell office:value-type="float" office:value="0.394746007375693">
                <text:p>0.39474600737569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4">
                <text:p>204</text:p>
              </table:table-cell>
              <table:table-cell office:value-type="float" office:value="0.437190861624435">
                <text:p>0.43719086162443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5">
                <text:p>205</text:p>
              </table:table-cell>
              <table:table-cell office:value-type="float" office:value="0.477347270035761">
                <text:p>0.47734727003576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06">
                <text:p>206</text:p>
              </table:table-cell>
              <table:table-cell office:value-type="float" office:value="0.51507700485827">
                <text:p>0.5150770048582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7">
                <text:p>207</text:p>
              </table:table-cell>
              <table:table-cell office:value-type="float" office:value="0.550253238975738">
                <text:p>0.55025323897573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08">
                <text:p>208</text:p>
              </table:table-cell>
              <table:table-cell office:value-type="float" office:value="0.582760901147872">
                <text:p>0.58276090114787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09">
                <text:p>209</text:p>
              </table:table-cell>
              <table:table-cell office:value-type="float" office:value="0.612497035239036">
                <text:p>0.61249703523903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10">
                <text:p>210</text:p>
              </table:table-cell>
              <table:table-cell office:value-type="float" office:value="0.639371057397255">
                <text:p>0.6393710573972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11">
                <text:p>211</text:p>
              </table:table-cell>
              <table:table-cell office:value-type="float" office:value="0.663305006257185">
                <text:p>0.66330500625718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12">
                <text:p>212</text:p>
              </table:table-cell>
              <table:table-cell office:value-type="float" office:value="0.684233694959239">
                <text:p>0.68423369495923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13">
                <text:p>213</text:p>
              </table:table-cell>
              <table:table-cell office:value-type="float" office:value="0.7021048590075">
                <text:p>0.702104859007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4">
                <text:p>214</text:p>
              </table:table-cell>
              <table:table-cell office:value-type="float" office:value="0.716879201416366">
                <text:p>0.7168792014163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15">
                <text:p>215</text:p>
              </table:table-cell>
              <table:table-cell office:value-type="float" office:value="0.728530435750715">
                <text:p>0.72853043575071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16">
                <text:p>216</text:p>
              </table:table-cell>
              <table:table-cell office:value-type="float" office:value="0.737045229122152">
                <text:p>0.73704522912215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17">
                <text:p>217</text:p>
              </table:table-cell>
              <table:table-cell office:value-type="float" office:value="0.742423137700993">
                <text:p>0.74242313770099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18">
                <text:p>218</text:p>
              </table:table-cell>
              <table:table-cell office:value-type="float" office:value="0.744676447355101">
                <text:p>0.74467644735510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19">
                <text:p>219</text:p>
              </table:table-cell>
              <table:table-cell office:value-type="float" office:value="0.743830011578879">
                <text:p>0.74383001157887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0">
                <text:p>220</text:p>
              </table:table-cell>
              <table:table-cell office:value-type="float" office:value="0.739920995568121">
                <text:p>0.7399209955681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1">
                <text:p>221</text:p>
              </table:table-cell>
              <table:table-cell office:value-type="float" office:value="0.73299861683391">
                <text:p>0.7329986168339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2">
                <text:p>222</text:p>
              </table:table-cell>
              <table:table-cell office:value-type="float" office:value="0.72312379898803">
                <text:p>0.7231237989880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23">
                <text:p>223</text:p>
              </table:table-cell>
              <table:table-cell office:value-type="float" office:value="0.710368824264452">
                <text:p>0.71036882426445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4">
                <text:p>224</text:p>
              </table:table-cell>
              <table:table-cell office:value-type="float" office:value="0.694816896480424">
                <text:p>0.69481689648042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5">
                <text:p>225</text:p>
              </table:table-cell>
              <table:table-cell office:value-type="float" office:value="0.676561716013543">
                <text:p>0.6765617160135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6">
                <text:p>226</text:p>
              </table:table-cell>
              <table:table-cell office:value-type="float" office:value="0.655706969449709">
                <text:p>0.65570696944970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7">
                <text:p>227</text:p>
              </table:table-cell>
              <table:table-cell office:value-type="float" office:value="0.632365828236738">
                <text:p>0.63236582823673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8">
                <text:p>228</text:p>
              </table:table-cell>
              <table:table-cell office:value-type="float" office:value="0.606660371319091">
                <text:p>0.60666037131909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9">
                <text:p>229</text:p>
              </table:table-cell>
              <table:table-cell office:value-type="float" office:value="0.57872102229107">
                <text:p>0.5787210222910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30">
                <text:p>230</text:p>
              </table:table-cell>
              <table:table-cell office:value-type="float" office:value="0.548685913221112">
                <text:p>0.54868591322111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31">
                <text:p>231</text:p>
              </table:table-cell>
              <table:table-cell office:value-type="float" office:value="0.516700266319558">
                <text:p>0.51670026631955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32">
                <text:p>232</text:p>
              </table:table-cell>
              <table:table-cell office:value-type="float" office:value="0.482915714958064">
                <text:p>0.48291571495806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33">
                <text:p>233</text:p>
              </table:table-cell>
              <table:table-cell office:value-type="float" office:value="0.447489647129033">
                <text:p>0.44748964712903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34">
                <text:p>234</text:p>
              </table:table-cell>
              <table:table-cell office:value-type="float" office:value="0.410584486361965">
                <text:p>0.41058448636196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35">
                <text:p>235</text:p>
              </table:table-cell>
              <table:table-cell office:value-type="float" office:value="0.37236700735206">
                <text:p>0.3723670073520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36">
                <text:p>236</text:p>
              </table:table-cell>
              <table:table-cell office:value-type="float" office:value="0.333007593488598">
                <text:p>0.33300759348859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37">
                <text:p>237</text:p>
              </table:table-cell>
              <table:table-cell office:value-type="float" office:value="0.292679533127005">
                <text:p>0.29267953312700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38">
                <text:p>238</text:p>
              </table:table-cell>
              <table:table-cell office:value-type="float" office:value="0.251558264111127">
                <text:p>0.25155826411112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39">
                <text:p>239</text:p>
              </table:table-cell>
              <table:table-cell office:value-type="float" office:value="0.209820668202418">
                <text:p>0.20982066820241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40">
                <text:p>240</text:p>
              </table:table-cell>
              <table:table-cell office:value-type="float" office:value="0.167644316545096">
                <text:p>0.16764431654509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41">
                <text:p>241</text:p>
              </table:table-cell>
              <table:table-cell office:value-type="float" office:value="0.125206766891975">
                <text:p>0.12520676689197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42">
                <text:p>242</text:p>
              </table:table-cell>
              <table:table-cell office:value-type="float" office:value="0.0826848195199417">
                <text:p>0.08268481951994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3">
                <text:p>243</text:p>
              </table:table-cell>
              <table:table-cell office:value-type="float" office:value="0.0402538348288873">
                <text:p>0.040253834828887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44">
                <text:p>244</text:p>
              </table:table-cell>
              <table:table-cell office:value-type="float" office:value="-0.00191298934774338">
                <text:p>-0.0019129893477433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45">
                <text:p>245</text:p>
              </table:table-cell>
              <table:table-cell office:value-type="float" office:value="-0.0436452723556777">
                <text:p>-0.043645272355677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46">
                <text:p>246</text:p>
              </table:table-cell>
              <table:table-cell office:value-type="float" office:value="-0.0847761372089656">
                <text:p>-0.084776137208965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47">
                <text:p>247</text:p>
              </table:table-cell>
              <table:table-cell office:value-type="float" office:value="-0.12514282687447">
                <text:p>-0.1251428268744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8">
                <text:p>248</text:p>
              </table:table-cell>
              <table:table-cell office:value-type="float" office:value="-0.16458735046319">
                <text:p>-0.1645873504631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49">
                <text:p>249</text:p>
              </table:table-cell>
              <table:table-cell office:value-type="float" office:value="-0.202957051275637">
                <text:p>-0.20295705127563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0">
                <text:p>250</text:p>
              </table:table-cell>
              <table:table-cell office:value-type="float" office:value="-0.240105196389931">
                <text:p>-0.2401051963899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1">
                <text:p>251</text:p>
              </table:table-cell>
              <table:table-cell office:value-type="float" office:value="-0.275891490330033">
                <text:p>-0.2758914903300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2">
                <text:p>252</text:p>
              </table:table-cell>
              <table:table-cell office:value-type="float" office:value="-0.310182605842923">
                <text:p>-0.31018260584292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3">
                <text:p>253</text:p>
              </table:table-cell>
              <table:table-cell office:value-type="float" office:value="-0.342852630313074">
                <text:p>-0.34285263031307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4">
                <text:p>254</text:p>
              </table:table-cell>
              <table:table-cell office:value-type="float" office:value="-0.373783528994974">
                <text:p>-0.37378352899497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5">
                <text:p>255</text:p>
              </table:table-cell>
              <table:table-cell office:value-type="float" office:value="-0.402865524744767">
                <text:p>-0.40286552474476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6">
                <text:p>256</text:p>
              </table:table-cell>
              <table:table-cell office:value-type="float" office:value="-0.429997484635343">
                <text:p>-0.42999748463534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7">
                <text:p>257</text:p>
              </table:table-cell>
              <table:table-cell office:value-type="float" office:value="-0.455087223659523">
                <text:p>-0.45508722365952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8">
                <text:p>258</text:p>
              </table:table-cell>
              <table:table-cell office:value-type="float" office:value="-0.478051815964944">
                <text:p>-0.47805181596494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9">
                <text:p>259</text:p>
              </table:table-cell>
              <table:table-cell office:value-type="float" office:value="-0.498817819393293">
                <text:p>-0.49881781939329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0">
                <text:p>260</text:p>
              </table:table-cell>
              <table:table-cell office:value-type="float" office:value="-0.517321503281564">
                <text:p>-0.51732150328156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61">
                <text:p>261</text:p>
              </table:table-cell>
              <table:table-cell office:value-type="float" office:value="-0.533508990664652">
                <text:p>-0.53350899066465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62">
                <text:p>262</text:p>
              </table:table-cell>
              <table:table-cell office:value-type="float" office:value="-0.547336406789549">
                <text:p>-0.54733640678954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63">
                <text:p>263</text:p>
              </table:table-cell>
              <table:table-cell office:value-type="float" office:value="-0.558769934496528">
                <text:p>-0.55876993449652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64">
                <text:p>264</text:p>
              </table:table-cell>
              <table:table-cell office:value-type="float" office:value="-0.567785883020843">
                <text:p>-0.5677858830208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5">
                <text:p>265</text:p>
              </table:table-cell>
              <table:table-cell office:value-type="float" office:value="-0.574370660077005">
                <text:p>-0.57437066007700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6">
                <text:p>266</text:p>
              </table:table-cell>
              <table:table-cell office:value-type="float" office:value="-0.578520756462279">
                <text:p>-0.5785207564622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7">
                <text:p>267</text:p>
              </table:table-cell>
              <table:table-cell office:value-type="float" office:value="-0.580242637695497">
                <text:p>-0.58024263769549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8">
                <text:p>268</text:p>
              </table:table-cell>
              <table:table-cell office:value-type="float" office:value="-0.579552648160833">
                <text:p>-0.57955264816083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9">
                <text:p>269</text:p>
              </table:table-cell>
              <table:table-cell office:value-type="float" office:value="-0.576476824002549">
                <text:p>-0.57647682400254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70">
                <text:p>270</text:p>
              </table:table-cell>
              <table:table-cell office:value-type="float" office:value="-0.571050722430479">
                <text:p>-0.57105072243047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71">
                <text:p>271</text:p>
              </table:table-cell>
              <table:table-cell office:value-type="float" office:value="-0.563319160574245">
                <text:p>-0.56331916057424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72">
                <text:p>272</text:p>
              </table:table-cell>
              <table:table-cell office:value-type="float" office:value="-0.553335970891203">
                <text:p>-0.55333597089120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73">
                <text:p>273</text:p>
              </table:table-cell>
              <table:table-cell office:value-type="float" office:value="-0.541163667628332">
                <text:p>-0.54116366762833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74">
                <text:p>274</text:p>
              </table:table-cell>
              <table:table-cell office:value-type="float" office:value="-0.526873142270606">
                <text:p>-0.52687314227060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75">
                <text:p>275</text:p>
              </table:table-cell>
              <table:table-cell office:value-type="float" office:value="-0.510543263527539">
                <text:p>-0.51054326352753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6">
                <text:p>276</text:p>
              </table:table-cell>
              <table:table-cell office:value-type="float" office:value="-0.492260512245102">
                <text:p>-0.49226051224510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77">
                <text:p>277</text:p>
              </table:table-cell>
              <table:table-cell office:value-type="float" office:value="-0.472118527333338">
                <text:p>-0.47211852733333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78">
                <text:p>278</text:p>
              </table:table-cell>
              <table:table-cell office:value-type="float" office:value="-0.450217688003578">
                <text:p>-0.45021768800357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79">
                <text:p>279</text:p>
              </table:table-cell>
              <table:table-cell office:value-type="float" office:value="-0.426664608061347">
                <text:p>-0.42666460806134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80">
                <text:p>280</text:p>
              </table:table-cell>
              <table:table-cell office:value-type="float" office:value="-0.401571678545382">
                <text:p>-0.40157167854538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81">
                <text:p>281</text:p>
              </table:table-cell>
              <table:table-cell office:value-type="float" office:value="-0.375056519954573">
                <text:p>-0.37505651995457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82">
                <text:p>282</text:p>
              </table:table-cell>
              <table:table-cell office:value-type="float" office:value="-0.347241491174412">
                <text:p>-0.34724149117441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83">
                <text:p>283</text:p>
              </table:table-cell>
              <table:table-cell office:value-type="float" office:value="-0.318253106012662">
                <text:p>-0.31825310601266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84">
                <text:p>284</text:p>
              </table:table-cell>
              <table:table-cell office:value-type="float" office:value="-0.288221521613994">
                <text:p>-0.28822152161399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5">
                <text:p>285</text:p>
              </table:table-cell>
              <table:table-cell office:value-type="float" office:value="-0.257279928870793">
                <text:p>-0.25727992887079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6">
                <text:p>286</text:p>
              </table:table-cell>
              <table:table-cell office:value-type="float" office:value="-0.225564030884439">
                <text:p>-0.22556403088443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7">
                <text:p>287</text:p>
              </table:table-cell>
              <table:table-cell office:value-type="float" office:value="-0.193211412611749">
                <text:p>-0.19321141261174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8">
                <text:p>288</text:p>
              </table:table-cell>
              <table:table-cell office:value-type="float" office:value="-0.160361018572425">
                <text:p>-0.16036101857242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89">
                <text:p>289</text:p>
              </table:table-cell>
              <table:table-cell office:value-type="float" office:value="-0.127152509695454">
                <text:p>-0.12715250969545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90">
                <text:p>290</text:p>
              </table:table-cell>
              <table:table-cell office:value-type="float" office:value="-0.0937257610611427">
                <text:p>-0.093725761061142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91">
                <text:p>291</text:p>
              </table:table-cell>
              <table:table-cell office:value-type="float" office:value="-0.0602202051019111">
                <text:p>-0.060220205101911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92">
                <text:p>292</text:p>
              </table:table-cell>
              <table:table-cell office:value-type="float" office:value="-0.0267743582843848">
                <text:p>-0.026774358284384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93">
                <text:p>293</text:p>
              </table:table-cell>
              <table:table-cell office:value-type="float" office:value="0.0064748263688449">
                <text:p>0.006474826368844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94">
                <text:p>294</text:p>
              </table:table-cell>
              <table:table-cell office:value-type="float" office:value="0.0393924301312072">
                <text:p>0.039392430131207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95">
                <text:p>295</text:p>
              </table:table-cell>
              <table:table-cell office:value-type="float" office:value="0.0718461403740807">
                <text:p>0.071846140374080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96">
                <text:p>296</text:p>
              </table:table-cell>
              <table:table-cell office:value-type="float" office:value="0.103706780089154">
                <text:p>0.10370678008915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97">
                <text:p>297</text:p>
              </table:table-cell>
              <table:table-cell office:value-type="float" office:value="0.134848729083391">
                <text:p>0.13484872908339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98">
                <text:p>298</text:p>
              </table:table-cell>
              <table:table-cell office:value-type="float" office:value="0.165150540622129">
                <text:p>0.16515054062212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99">
                <text:p>299</text:p>
              </table:table-cell>
              <table:table-cell office:value-type="float" office:value="0.194495237247107">
                <text:p>0.19449523724710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00">
                <text:p>300</text:p>
              </table:table-cell>
              <table:table-cell office:value-type="float" office:value="0.222770889066256">
                <text:p>0.22277088906625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01">
                <text:p>301</text:p>
              </table:table-cell>
              <table:table-cell office:value-type="float" office:value="0.249870949288867">
                <text:p>0.24987094928886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02">
                <text:p>302</text:p>
              </table:table-cell>
              <table:table-cell office:value-type="float" office:value="0.275694632925065">
                <text:p>0.27569463292506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03">
                <text:p>303</text:p>
              </table:table-cell>
              <table:table-cell office:value-type="float" office:value="0.300147341142632">
                <text:p>0.30014734114263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04">
                <text:p>304</text:p>
              </table:table-cell>
              <table:table-cell office:value-type="float" office:value="0.323140933595339">
                <text:p>0.32314093359533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05">
                <text:p>305</text:p>
              </table:table-cell>
              <table:table-cell office:value-type="float" office:value="0.344594032194593">
                <text:p>0.34459403219459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06">
                <text:p>306</text:p>
              </table:table-cell>
              <table:table-cell office:value-type="float" office:value="0.364432347121732">
                <text:p>0.36443234712173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07">
                <text:p>307</text:p>
              </table:table-cell>
              <table:table-cell office:value-type="float" office:value="0.382588854682801">
                <text:p>0.38258885468280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08">
                <text:p>308</text:p>
              </table:table-cell>
              <table:table-cell office:value-type="float" office:value="0.399004022539329">
                <text:p>0.39900402253932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09">
                <text:p>309</text:p>
              </table:table-cell>
              <table:table-cell office:value-type="float" office:value="0.41362602235857">
                <text:p>0.4136260223585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10">
                <text:p>310</text:p>
              </table:table-cell>
              <table:table-cell office:value-type="float" office:value="0.42641083032321">
                <text:p>0.4264108303232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11">
                <text:p>311</text:p>
              </table:table-cell>
              <table:table-cell office:value-type="float" office:value="0.437322336985577">
                <text:p>0.43732233698557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2">
                <text:p>312</text:p>
              </table:table-cell>
              <table:table-cell office:value-type="float" office:value="0.446332460730808">
                <text:p>0.44633246073080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13">
                <text:p>313</text:p>
              </table:table-cell>
              <table:table-cell office:value-type="float" office:value="0.453421170052917">
                <text:p>0.45342117005291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14">
                <text:p>314</text:p>
              </table:table-cell>
              <table:table-cell office:value-type="float" office:value="0.458576470710465">
                <text:p>0.4585764707104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15">
                <text:p>315</text:p>
              </table:table-cell>
              <table:table-cell office:value-type="float" office:value="0.461794420851296">
                <text:p>0.46179442085129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6">
                <text:p>316</text:p>
              </table:table-cell>
              <table:table-cell office:value-type="float" office:value="0.463079069160193">
                <text:p>0.46307906916019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17">
                <text:p>317</text:p>
              </table:table-cell>
              <table:table-cell office:value-type="float" office:value="0.462442341657831">
                <text:p>0.46244234165783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18">
                <text:p>318</text:p>
              </table:table-cell>
              <table:table-cell office:value-type="float" office:value="0.459903936868573">
                <text:p>0.45990393686857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19">
                <text:p>319</text:p>
              </table:table-cell>
              <table:table-cell office:value-type="float" office:value="0.455491200302111">
                <text:p>0.45549120030211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20">
                <text:p>320</text:p>
              </table:table-cell>
              <table:table-cell office:value-type="float" office:value="0.449238913662214">
                <text:p>0.44923891366221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21">
                <text:p>321</text:p>
              </table:table-cell>
              <table:table-cell office:value-type="float" office:value="0.441189088156127">
                <text:p>0.44118908815612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22">
                <text:p>322</text:p>
              </table:table-cell>
              <table:table-cell office:value-type="float" office:value="0.431390742653581">
                <text:p>0.43139074265358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23">
                <text:p>323</text:p>
              </table:table-cell>
              <table:table-cell office:value-type="float" office:value="0.41989965074724">
                <text:p>0.4198996507472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24">
                <text:p>324</text:p>
              </table:table-cell>
              <table:table-cell office:value-type="float" office:value="0.406778024300998">
                <text:p>0.40677802430099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25">
                <text:p>325</text:p>
              </table:table-cell>
              <table:table-cell office:value-type="float" office:value="0.392094212766509">
                <text:p>0.39209421276650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26">
                <text:p>326</text:p>
              </table:table-cell>
              <table:table-cell office:value-type="float" office:value="0.375922381167831">
                <text:p>0.37592238116783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27">
                <text:p>327</text:p>
              </table:table-cell>
              <table:table-cell office:value-type="float" office:value="0.35834215527098">
                <text:p>0.3583421552709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28">
                <text:p>328</text:p>
              </table:table-cell>
              <table:table-cell office:value-type="float" office:value="0.339438226649546">
                <text:p>0.33943822664954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29">
                <text:p>329</text:p>
              </table:table-cell>
              <table:table-cell office:value-type="float" office:value="0.319299977283344">
                <text:p>0.31929997728334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30">
                <text:p>330</text:p>
              </table:table-cell>
              <table:table-cell office:value-type="float" office:value="0.298021072875105">
                <text:p>0.29802107287510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31">
                <text:p>331</text:p>
              </table:table-cell>
              <table:table-cell office:value-type="float" office:value="0.275699047938128">
                <text:p>0.27569904793812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32">
                <text:p>332</text:p>
              </table:table-cell>
              <table:table-cell office:value-type="float" office:value="0.25243484867545">
                <text:p>0.2524348486754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33">
                <text:p>333</text:p>
              </table:table-cell>
              <table:table-cell office:value-type="float" office:value="0.228332410177657">
                <text:p>0.22833241017765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34">
                <text:p>334</text:p>
              </table:table-cell>
              <table:table-cell office:value-type="float" office:value="0.203498202159119">
                <text:p>0.20349820215911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35">
                <text:p>335</text:p>
              </table:table-cell>
              <table:table-cell office:value-type="float" office:value="0.178040774408721">
                <text:p>0.17804077440872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36">
                <text:p>336</text:p>
              </table:table-cell>
              <table:table-cell office:value-type="float" office:value="0.152070277842632">
                <text:p>0.15207027784263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37">
                <text:p>337</text:p>
              </table:table-cell>
              <table:table-cell office:value-type="float" office:value="0.125698010926736">
                <text:p>0.12569801092673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38">
                <text:p>338</text:p>
              </table:table-cell>
              <table:table-cell office:value-type="float" office:value="0.0990359558746848">
                <text:p>0.099035955874684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39">
                <text:p>339</text:p>
              </table:table-cell>
              <table:table-cell office:value-type="float" office:value="0.0721963156250026">
                <text:p>0.072196315625002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40">
                <text:p>340</text:p>
              </table:table-cell>
              <table:table-cell office:value-type="float" office:value="0.0452910393253638">
                <text:p>0.045291039325363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1">
                <text:p>341</text:p>
              </table:table-cell>
              <table:table-cell office:value-type="float" office:value="0.0184313737548067">
                <text:p>0.018431373754806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42">
                <text:p>342</text:p>
              </table:table-cell>
              <table:table-cell office:value-type="float" office:value="-0.00827258528070248">
                <text:p>-0.0082725852807024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43">
                <text:p>343</text:p>
              </table:table-cell>
              <table:table-cell office:value-type="float" office:value="-0.0347123265994975">
                <text:p>-0.034712326599497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44">
                <text:p>344</text:p>
              </table:table-cell>
              <table:table-cell office:value-type="float" office:value="-0.060781369925658">
                <text:p>-0.06078136992565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45">
                <text:p>345</text:p>
              </table:table-cell>
              <table:table-cell office:value-type="float" office:value="-0.0863756783930879">
                <text:p>-0.086375678393087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6">
                <text:p>346</text:p>
              </table:table-cell>
              <table:table-cell office:value-type="float" office:value="-0.111394065400172">
                <text:p>-0.11139406540017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47">
                <text:p>347</text:p>
              </table:table-cell>
              <table:table-cell office:value-type="float" office:value="-0.13573857329666">
                <text:p>-0.1357385732966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48">
                <text:p>348</text:p>
              </table:table-cell>
              <table:table-cell office:value-type="float" office:value="-0.159314861704615">
                <text:p>-0.15931486170461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49">
                <text:p>349</text:p>
              </table:table-cell>
              <table:table-cell office:value-type="float" office:value="-0.182032555660801">
                <text:p>-0.18203255566080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50">
                <text:p>350</text:p>
              </table:table-cell>
              <table:table-cell office:value-type="float" office:value="-0.203805590663674">
                <text:p>-0.20380559066367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51">
                <text:p>351</text:p>
              </table:table-cell>
              <table:table-cell office:value-type="float" office:value="-0.224552512832791">
                <text:p>-0.22455251283279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52">
                <text:p>352</text:p>
              </table:table-cell>
              <table:table-cell office:value-type="float" office:value="-0.24419678512242">
                <text:p>-0.2441967851224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53">
                <text:p>353</text:p>
              </table:table-cell>
              <table:table-cell office:value-type="float" office:value="-0.262667050497771">
                <text:p>-0.26266705049777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54">
                <text:p>354</text:p>
              </table:table-cell>
              <table:table-cell office:value-type="float" office:value="-0.279897394788091">
                <text:p>-0.27989739478809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55">
                <text:p>355</text:p>
              </table:table-cell>
              <table:table-cell office:value-type="float" office:value="-0.295827554918038">
                <text:p>-0.29582755491803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56">
                <text:p>356</text:p>
              </table:table-cell>
              <table:table-cell office:value-type="float" office:value="-0.310403126468077">
                <text:p>-0.31040312646807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57">
                <text:p>357</text:p>
              </table:table-cell>
              <table:table-cell office:value-type="float" office:value="-0.323575725454084">
                <text:p>-0.32357572545408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58">
                <text:p>358</text:p>
              </table:table-cell>
              <table:table-cell office:value-type="float" office:value="-0.335303151552928">
                <text:p>-0.33530315155292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59">
                <text:p>359</text:p>
              </table:table-cell>
              <table:table-cell office:value-type="float" office:value="-0.34554949564817">
                <text:p>-0.3455494956481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60">
                <text:p>360</text:p>
              </table:table-cell>
              <table:table-cell office:value-type="float" office:value="-0.354285245709852">
                <text:p>-0.35428524570985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61">
                <text:p>361</text:p>
              </table:table-cell>
              <table:table-cell office:value-type="float" office:value="-0.361487335483703">
                <text:p>-0.36148733548370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62">
                <text:p>362</text:p>
              </table:table-cell>
              <table:table-cell office:value-type="float" office:value="-0.367139197543234">
                <text:p>-0.36713919754323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63">
                <text:p>363</text:p>
              </table:table-cell>
              <table:table-cell office:value-type="float" office:value="-0.371230768068211">
                <text:p>-0.37123076806821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64">
                <text:p>364</text:p>
              </table:table-cell>
              <table:table-cell office:value-type="float" office:value="-0.373758488028737">
                <text:p>-0.37375848802873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65">
                <text:p>365</text:p>
              </table:table-cell>
              <table:table-cell office:value-type="float" office:value="-0.374725244790127">
                <text:p>-0.37472524479012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66">
                <text:p>366</text:p>
              </table:table-cell>
              <table:table-cell office:value-type="float" office:value="-0.374140313410688">
                <text:p>-0.37414031341068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7">
                <text:p>367</text:p>
              </table:table-cell>
              <table:table-cell office:value-type="float" office:value="-0.37201925589498">
                <text:p>-0.3720192558949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8">
                <text:p>368</text:p>
              </table:table-cell>
              <table:table-cell office:value-type="float" office:value="-0.368383821231083">
                <text:p>-0.36838382123108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9">
                <text:p>369</text:p>
              </table:table-cell>
              <table:table-cell office:value-type="float" office:value="-0.363261789141517">
                <text:p>-0.36326178914151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70">
                <text:p>370</text:p>
              </table:table-cell>
              <table:table-cell office:value-type="float" office:value="-0.356686814987847">
                <text:p>-0.35668681498784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71">
                <text:p>371</text:p>
              </table:table-cell>
              <table:table-cell office:value-type="float" office:value="-0.348698226596976">
                <text:p>-0.34869822659697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72">
                <text:p>372</text:p>
              </table:table-cell>
              <table:table-cell office:value-type="float" office:value="-0.339340832242104">
                <text:p>-0.33934083224210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73">
                <text:p>373</text:p>
              </table:table-cell>
              <table:table-cell office:value-type="float" office:value="-0.328664678259682">
                <text:p>-0.32866467825968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74">
                <text:p>374</text:p>
              </table:table-cell>
              <table:table-cell office:value-type="float" office:value="-0.316724811389406">
                <text:p>-0.31672481138940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75">
                <text:p>375</text:p>
              </table:table-cell>
              <table:table-cell office:value-type="float" office:value="-0.303580996787772">
                <text:p>-0.30358099678777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76">
                <text:p>376</text:p>
              </table:table-cell>
              <table:table-cell office:value-type="float" office:value="-0.289297445630069">
                <text:p>-0.28929744563006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77">
                <text:p>377</text:p>
              </table:table-cell>
              <table:table-cell office:value-type="float" office:value="-0.273942500150736">
                <text:p>-0.27394250015073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78">
                <text:p>378</text:p>
              </table:table-cell>
              <table:table-cell office:value-type="float" office:value="-0.257588331705963">
                <text:p>-0.2575883317059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79">
                <text:p>379</text:p>
              </table:table-cell>
              <table:table-cell office:value-type="float" office:value="-0.240310604173182">
                <text:p>-0.24031060417318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0">
                <text:p>380</text:p>
              </table:table-cell>
              <table:table-cell office:value-type="float" office:value="-0.222188146611373">
                <text:p>-0.22218814661137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1">
                <text:p>381</text:p>
              </table:table-cell>
              <table:table-cell office:value-type="float" office:value="-0.203302583918475">
                <text:p>-0.20330258391847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2">
                <text:p>382</text:p>
              </table:table-cell>
              <table:table-cell office:value-type="float" office:value="-0.183737990279829">
                <text:p>-0.18373799027982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3">
                <text:p>383</text:p>
              </table:table-cell>
              <table:table-cell office:value-type="float" office:value="-0.163580517731043">
                <text:p>-0.1635805177310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4">
                <text:p>384</text:p>
              </table:table-cell>
              <table:table-cell office:value-type="float" office:value="-0.142918037654832">
                <text:p>-0.1429180376548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85">
                <text:p>385</text:p>
              </table:table-cell>
              <table:table-cell office:value-type="float" office:value="-0.121839750717263">
                <text:p>-0.12183975071726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86">
                <text:p>386</text:p>
              </table:table-cell>
              <table:table-cell office:value-type="float" office:value="-0.100435819524043">
                <text:p>-0.10043581952404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7">
                <text:p>387</text:p>
              </table:table-cell>
              <table:table-cell office:value-type="float" office:value="-0.0787969825825715">
                <text:p>-0.078796982582571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8">
                <text:p>388</text:p>
              </table:table-cell>
              <table:table-cell office:value-type="float" office:value="-0.0570141856489606">
                <text:p>-0.057014185648960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9">
                <text:p>389</text:p>
              </table:table-cell>
              <table:table-cell office:value-type="float" office:value="-0.0351781957391977">
                <text:p>-0.035178195739197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90">
                <text:p>390</text:p>
              </table:table-cell>
              <table:table-cell office:value-type="float" office:value="-0.0133792452451451">
                <text:p>-0.013379245245145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91">
                <text:p>391</text:p>
              </table:table-cell>
              <table:table-cell office:value-type="float" office:value="0.00829334402687315">
                <text:p>0.0082933440268731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92">
                <text:p>392</text:p>
              </table:table-cell>
              <table:table-cell office:value-type="float" office:value="0.0297515162564241">
                <text:p>0.029751516256424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93">
                <text:p>393</text:p>
              </table:table-cell>
              <table:table-cell office:value-type="float" office:value="0.0509088432275309">
                <text:p>0.050908843227530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94">
                <text:p>394</text:p>
              </table:table-cell>
              <table:table-cell office:value-type="float" office:value="0.0716808470670383">
                <text:p>0.071680847067038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95">
                <text:p>395</text:p>
              </table:table-cell>
              <table:table-cell office:value-type="float" office:value="0.091985345246751">
                <text:p>0.09198534524675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96">
                <text:p>396</text:p>
              </table:table-cell>
              <table:table-cell office:value-type="float" office:value="0.111742756494948">
                <text:p>0.11174275649494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97">
                <text:p>397</text:p>
              </table:table-cell>
              <table:table-cell office:value-type="float" office:value="0.130876420676974">
                <text:p>0.13087642067697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8">
                <text:p>398</text:p>
              </table:table-cell>
              <table:table-cell office:value-type="float" office:value="0.149312866953554">
                <text:p>0.14931286695355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99">
                <text:p>399</text:p>
              </table:table-cell>
              <table:table-cell office:value-type="float" office:value="0.166982119901163">
                <text:p>0.16698211990116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00">
                <text:p>400</text:p>
              </table:table-cell>
              <table:table-cell office:value-type="float" office:value="0.18381792822575">
                <text:p>0.1838179282257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01">
                <text:p>401</text:p>
              </table:table-cell>
              <table:table-cell office:value-type="float" office:value="0.199758023853158">
                <text:p>0.19975802385315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02">
                <text:p>402</text:p>
              </table:table-cell>
              <table:table-cell office:value-type="float" office:value="0.214744327715294">
                <text:p>0.21474432771529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03">
                <text:p>403</text:p>
              </table:table-cell>
              <table:table-cell office:value-type="float" office:value="0.228723174763959">
                <text:p>0.22872317476395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04">
                <text:p>404</text:p>
              </table:table-cell>
              <table:table-cell office:value-type="float" office:value="0.24164547584666">
                <text:p>0.2416454758466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05">
                <text:p>405</text:p>
              </table:table-cell>
              <table:table-cell office:value-type="float" office:value="0.253466897496674">
                <text:p>0.25346689749667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06">
                <text:p>406</text:p>
              </table:table-cell>
              <table:table-cell office:value-type="float" office:value="0.264147996098417">
                <text:p>0.2641479960984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07">
                <text:p>407</text:p>
              </table:table-cell>
              <table:table-cell office:value-type="float" office:value="0.273654343409563">
                <text:p>0.27365434340956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08">
                <text:p>408</text:p>
              </table:table-cell>
              <table:table-cell office:value-type="float" office:value="0.281956610468457">
                <text:p>0.28195661046845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09">
                <text:p>409</text:p>
              </table:table-cell>
              <table:table-cell office:value-type="float" office:value="0.289030673718504">
                <text:p>0.28903067371850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10">
                <text:p>410</text:p>
              </table:table-cell>
              <table:table-cell office:value-type="float" office:value="0.294857644034116">
                <text:p>0.29485764403411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11">
                <text:p>411</text:p>
              </table:table-cell>
              <table:table-cell office:value-type="float" office:value="0.299423919168194">
                <text:p>0.29942391916819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12">
                <text:p>412</text:p>
              </table:table-cell>
              <table:table-cell office:value-type="float" office:value="0.302721183708817">
                <text:p>0.30272118370881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13">
                <text:p>413</text:p>
              </table:table-cell>
              <table:table-cell office:value-type="float" office:value="0.304746409977694">
                <text:p>0.30474640997769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14">
                <text:p>414</text:p>
              </table:table-cell>
              <table:table-cell office:value-type="float" office:value="0.305501807460183">
                <text:p>0.30550180746018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5">
                <text:p>415</text:p>
              </table:table-cell>
              <table:table-cell office:value-type="float" office:value="0.304994793940612">
                <text:p>0.30499479394061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16">
                <text:p>416</text:p>
              </table:table-cell>
              <table:table-cell office:value-type="float" office:value="0.303237904007401">
                <text:p>0.30323790400740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7">
                <text:p>417</text:p>
              </table:table-cell>
              <table:table-cell office:value-type="float" office:value="0.300248706448552">
                <text:p>0.30024870644855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18">
                <text:p>418</text:p>
              </table:table-cell>
              <table:table-cell office:value-type="float" office:value="0.296049680851435">
                <text:p>0.29604968085143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19">
                <text:p>419</text:p>
              </table:table-cell>
              <table:table-cell office:value-type="float" office:value="0.290668097961546">
                <text:p>0.29066809796154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20">
                <text:p>420</text:p>
              </table:table-cell>
              <table:table-cell office:value-type="float" office:value="0.284135843596679">
                <text:p>0.28413584359667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21">
                <text:p>421</text:p>
              </table:table-cell>
              <table:table-cell office:value-type="float" office:value="0.276489278825682">
                <text:p>0.27648927882568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2">
                <text:p>422</text:p>
              </table:table-cell>
              <table:table-cell office:value-type="float" office:value="0.267769030794904">
                <text:p>0.26776903079490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23">
                <text:p>423</text:p>
              </table:table-cell>
              <table:table-cell office:value-type="float" office:value="0.258019802636991">
                <text:p>0.25801980263699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24">
                <text:p>424</text:p>
              </table:table-cell>
              <table:table-cell office:value-type="float" office:value="0.247290153085748">
                <text:p>0.24729015308574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25">
                <text:p>425</text:p>
              </table:table-cell>
              <table:table-cell office:value-type="float" office:value="0.235632267778657">
                <text:p>0.23563226777865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26">
                <text:p>426</text:p>
              </table:table-cell>
              <table:table-cell office:value-type="float" office:value="0.223101700491945">
                <text:p>0.22310170049194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27">
                <text:p>427</text:p>
              </table:table-cell>
              <table:table-cell office:value-type="float" office:value="0.20975714318242">
                <text:p>0.2097571431824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8">
                <text:p>428</text:p>
              </table:table-cell>
              <table:table-cell office:value-type="float" office:value="0.195660127688895">
                <text:p>0.19566012768889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29">
                <text:p>429</text:p>
              </table:table-cell>
              <table:table-cell office:value-type="float" office:value="0.180874781018554">
                <text:p>0.18087478101855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30">
                <text:p>430</text:p>
              </table:table-cell>
              <table:table-cell office:value-type="float" office:value="0.165467518762506">
                <text:p>0.16546751876250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31">
                <text:p>431</text:p>
              </table:table-cell>
              <table:table-cell office:value-type="float" office:value="0.149506761343175">
                <text:p>0.14950676134317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32">
                <text:p>432</text:p>
              </table:table-cell>
              <table:table-cell office:value-type="float" office:value="0.133062637346561">
                <text:p>0.13306263734656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33">
                <text:p>433</text:p>
              </table:table-cell>
              <table:table-cell office:value-type="float" office:value="0.116206675370337">
                <text:p>0.11620667537033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34">
                <text:p>434</text:p>
              </table:table-cell>
              <table:table-cell office:value-type="float" office:value="0.099011502698394">
                <text:p>0.09901150269839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35">
                <text:p>435</text:p>
              </table:table-cell>
              <table:table-cell office:value-type="float" office:value="0.0815505458506868">
                <text:p>0.081550545850686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36">
                <text:p>436</text:p>
              </table:table-cell>
              <table:table-cell office:value-type="float" office:value="0.0638977015178376">
                <text:p>0.063897701517837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37">
                <text:p>437</text:p>
              </table:table-cell>
              <table:table-cell office:value-type="float" office:value="0.0461270652875698">
                <text:p>0.046127065287569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8">
                <text:p>438</text:p>
              </table:table-cell>
              <table:table-cell office:value-type="float" office:value="0.0283125754481971">
                <text:p>0.028312575448197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39">
                <text:p>439</text:p>
              </table:table-cell>
              <table:table-cell office:value-type="float" office:value="0.010527766222148">
                <text:p>0.01052776622214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40">
                <text:p>440</text:p>
              </table:table-cell>
              <table:table-cell office:value-type="float" office:value="-0.00715458439292196">
                <text:p>-0.0071545843929219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41">
                <text:p>441</text:p>
              </table:table-cell>
              <table:table-cell office:value-type="float" office:value="-0.0246626981141031">
                <text:p>-0.024662698114103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42">
                <text:p>442</text:p>
              </table:table-cell>
              <table:table-cell office:value-type="float" office:value="-0.0419261253736103">
                <text:p>-0.041926125373610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43">
                <text:p>443</text:p>
              </table:table-cell>
              <table:table-cell office:value-type="float" office:value="-0.0588759838274327">
                <text:p>-0.058875983827432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44">
                <text:p>444</text:p>
              </table:table-cell>
              <table:table-cell office:value-type="float" office:value="-0.0754452655818722">
                <text:p>-0.075445265581872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45">
                <text:p>445</text:p>
              </table:table-cell>
              <table:table-cell office:value-type="float" office:value="-0.0915690644730722">
                <text:p>-0.09156906447307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46">
                <text:p>446</text:p>
              </table:table-cell>
              <table:table-cell office:value-type="float" office:value="-0.107184853276251">
                <text:p>-0.10718485327625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47">
                <text:p>447</text:p>
              </table:table-cell>
              <table:table-cell office:value-type="float" office:value="-0.122232694866235">
                <text:p>-0.1222326948662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48">
                <text:p>448</text:p>
              </table:table-cell>
              <table:table-cell office:value-type="float" office:value="-0.136655491268455">
                <text:p>-0.13665549126845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49">
                <text:p>449</text:p>
              </table:table-cell>
              <table:table-cell office:value-type="float" office:value="-0.150399168419496">
                <text:p>-0.15039916841949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50">
                <text:p>450</text:p>
              </table:table-cell>
              <table:table-cell office:value-type="float" office:value="-0.163412899244759">
                <text:p>-0.16341289924475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51">
                <text:p>451</text:p>
              </table:table-cell>
              <table:table-cell office:value-type="float" office:value="-0.175649262400594">
                <text:p>-0.17564926240059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52">
                <text:p>452</text:p>
              </table:table-cell>
              <table:table-cell office:value-type="float" office:value="-0.187064429564592">
                <text:p>-0.18706442956459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53">
                <text:p>453</text:p>
              </table:table-cell>
              <table:table-cell office:value-type="float" office:value="-0.197618295595367">
                <text:p>-0.19761829559536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54">
                <text:p>454</text:p>
              </table:table-cell>
              <table:table-cell office:value-type="float" office:value="-0.207274633007629">
                <text:p>-0.20727463300762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55">
                <text:p>455</text:p>
              </table:table-cell>
              <table:table-cell office:value-type="float" office:value="-0.216001184852153">
                <text:p>-0.21600118485215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56">
                <text:p>456</text:p>
              </table:table-cell>
              <table:table-cell office:value-type="float" office:value="-0.223769788226751">
                <text:p>-0.22376978822675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57">
                <text:p>457</text:p>
              </table:table-cell>
              <table:table-cell office:value-type="float" office:value="-0.23055643421357">
                <text:p>-0.2305564342135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58">
                <text:p>458</text:p>
              </table:table-cell>
              <table:table-cell office:value-type="float" office:value="-0.236341352439128">
                <text:p>-0.23634135243912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59">
                <text:p>459</text:p>
              </table:table-cell>
              <table:table-cell office:value-type="float" office:value="-0.241109036031979">
                <text:p>-0.24110903603197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60">
                <text:p>460</text:p>
              </table:table-cell>
              <table:table-cell office:value-type="float" office:value="-0.244848293337842">
                <text:p>-0.24484829333784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61">
                <text:p>461</text:p>
              </table:table-cell>
              <table:table-cell office:value-type="float" office:value="-0.247552234743747">
                <text:p>-0.24755223474374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62">
                <text:p>462</text:p>
              </table:table-cell>
              <table:table-cell office:value-type="float" office:value="-0.249218285520534">
                <text:p>-0.24921828552053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63">
                <text:p>463</text:p>
              </table:table-cell>
              <table:table-cell office:value-type="float" office:value="-0.249848141591103">
                <text:p>-0.24984814159110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64">
                <text:p>464</text:p>
              </table:table-cell>
              <table:table-cell office:value-type="float" office:value="-0.249447747233282">
                <text:p>-0.24944774723328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65">
                <text:p>465</text:p>
              </table:table-cell>
              <table:table-cell office:value-type="float" office:value="-0.248027212144034">
                <text:p>-0.24802721214403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66">
                <text:p>466</text:p>
              </table:table-cell>
              <table:table-cell office:value-type="float" office:value="-0.245600761126628">
                <text:p>-0.24560076112662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67">
                <text:p>467</text:p>
              </table:table-cell>
              <table:table-cell office:value-type="float" office:value="-0.242186618668323">
                <text:p>-0.24218661866832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68">
                <text:p>468</text:p>
              </table:table-cell>
              <table:table-cell office:value-type="float" office:value="-0.237806922211839">
                <text:p>-0.23780692221183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69">
                <text:p>469</text:p>
              </table:table-cell>
              <table:table-cell office:value-type="float" office:value="-0.232487575692744">
                <text:p>-0.23248757569274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70">
                <text:p>470</text:p>
              </table:table-cell>
              <table:table-cell office:value-type="float" office:value="-0.226258135908755">
                <text:p>-0.22625813590875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71">
                <text:p>471</text:p>
              </table:table-cell>
              <table:table-cell office:value-type="float" office:value="-0.219151637558936">
                <text:p>-0.21915163755893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72">
                <text:p>472</text:p>
              </table:table-cell>
              <table:table-cell office:value-type="float" office:value="-0.211204450216463">
                <text:p>-0.21120445021646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73">
                <text:p>473</text:p>
              </table:table-cell>
              <table:table-cell office:value-type="float" office:value="-0.202456082038651">
                <text:p>-0.20245608203865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74">
                <text:p>474</text:p>
              </table:table-cell>
              <table:table-cell office:value-type="float" office:value="-0.192949013076898">
                <text:p>-0.19294901307689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75">
                <text:p>475</text:p>
              </table:table-cell>
              <table:table-cell office:value-type="float" office:value="-0.182728472241117">
                <text:p>-0.18272847224111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76">
                <text:p>476</text:p>
              </table:table-cell>
              <table:table-cell office:value-type="float" office:value="-0.171842252582988">
                <text:p>-0.17184225258298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77">
                <text:p>477</text:p>
              </table:table-cell>
              <table:table-cell office:value-type="float" office:value="-0.160340470888157">
                <text:p>-0.16034047088815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78">
                <text:p>478</text:p>
              </table:table-cell>
              <table:table-cell office:value-type="float" office:value="-0.148275366612108">
                <text:p>-0.14827536661210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9">
                <text:p>479</text:p>
              </table:table-cell>
              <table:table-cell office:value-type="float" office:value="-0.135701044219972">
                <text:p>-0.13570104421997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80">
                <text:p>480</text:p>
              </table:table-cell>
              <table:table-cell office:value-type="float" office:value="-0.122673262542291">
                <text:p>-0.12267326254229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81">
                <text:p>481</text:p>
              </table:table-cell>
              <table:table-cell office:value-type="float" office:value="-0.109249166930745">
                <text:p>-0.1092491669307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82">
                <text:p>482</text:p>
              </table:table-cell>
              <table:table-cell office:value-type="float" office:value="-0.0954870673765917">
                <text:p>-0.095487067376591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83">
                <text:p>483</text:p>
              </table:table-cell>
              <table:table-cell office:value-type="float" office:value="-0.0814461644647955">
                <text:p>-0.081446164464795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84">
                <text:p>484</text:p>
              </table:table-cell>
              <table:table-cell office:value-type="float" office:value="-0.0671863263448488">
                <text:p>-0.067186326344848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85">
                <text:p>485</text:p>
              </table:table-cell>
              <table:table-cell office:value-type="float" office:value="-0.0527678094529716">
                <text:p>-0.052767809452971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86">
                <text:p>486</text:p>
              </table:table-cell>
              <table:table-cell office:value-type="float" office:value="-0.0382510342369438">
                <text:p>-0.038251034236943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87">
                <text:p>487</text:p>
              </table:table-cell>
              <table:table-cell office:value-type="float" office:value="-0.0236963108142092">
                <text:p>-0.023696310814209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88">
                <text:p>488</text:p>
              </table:table-cell>
              <table:table-cell office:value-type="float" office:value="-0.00916362015915723">
                <text:p>-0.0091636201591572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89">
                <text:p>489</text:p>
              </table:table-cell>
              <table:table-cell office:value-type="float" office:value="0.0052876578370795">
                <text:p>0.005287657837079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90">
                <text:p>490</text:p>
              </table:table-cell>
              <table:table-cell office:value-type="float" office:value="0.0195989553059416">
                <text:p>0.019598955305941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91">
                <text:p>491</text:p>
              </table:table-cell>
              <table:table-cell office:value-type="float" office:value="0.0337127759000165">
                <text:p>0.033712775900016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92">
                <text:p>492</text:p>
              </table:table-cell>
              <table:table-cell office:value-type="float" office:value="0.0475728973993019">
                <text:p>0.047572897399301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93">
                <text:p>493</text:p>
              </table:table-cell>
              <table:table-cell office:value-type="float" office:value="0.0611246178249243">
                <text:p>0.061124617824924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94">
                <text:p>494</text:p>
              </table:table-cell>
              <table:table-cell office:value-type="float" office:value="0.0743149387608554">
                <text:p>0.074314938760855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95">
                <text:p>495</text:p>
              </table:table-cell>
              <table:table-cell office:value-type="float" office:value="0.0870927953403842">
                <text:p>0.087092795340384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96">
                <text:p>496</text:p>
              </table:table-cell>
              <table:table-cell office:value-type="float" office:value="0.0994092244055799">
                <text:p>0.099409224405579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97">
                <text:p>497</text:p>
              </table:table-cell>
              <table:table-cell office:value-type="float" office:value="0.111217572916847">
                <text:p>0.11121757291684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98">
                <text:p>498</text:p>
              </table:table-cell>
              <table:table-cell office:value-type="float" office:value="0.122473644416614">
                <text:p>0.12247364441661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99">
                <text:p>499</text:p>
              </table:table-cell>
              <table:table-cell office:value-type="float" office:value="0.133135885276496">
                <text:p>0.13313588527649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0">
                <text:p>500</text:p>
              </table:table-cell>
              <table:table-cell office:value-type="float" office:value="0.143165508115546">
                <text:p>0.14316550811554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1">
                <text:p>501</text:p>
              </table:table-cell>
              <table:table-cell office:value-type="float" office:value="0.152526652954304">
                <text:p>0.15252665295430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2">
                <text:p>502</text:p>
              </table:table-cell>
              <table:table-cell office:value-type="float" office:value="0.161186485069509">
                <text:p>0.16118648506950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3">
                <text:p>503</text:p>
              </table:table-cell>
              <table:table-cell office:value-type="float" office:value="0.169115329532612">
                <text:p>0.16911532953261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4">
                <text:p>504</text:p>
              </table:table-cell>
              <table:table-cell office:value-type="float" office:value="0.176286738540172">
                <text:p>0.17628673854017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5">
                <text:p>505</text:p>
              </table:table-cell>
              <table:table-cell office:value-type="float" office:value="0.182677602991975">
                <text:p>0.18267760299197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06">
                <text:p>506</text:p>
              </table:table-cell>
              <table:table-cell office:value-type="float" office:value="0.188268187888757">
                <text:p>0.18826818788875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07">
                <text:p>507</text:p>
              </table:table-cell>
              <table:table-cell office:value-type="float" office:value="0.193042217165588">
                <text:p>0.19304221716558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08">
                <text:p>508</text:p>
              </table:table-cell>
              <table:table-cell office:value-type="float" office:value="0.196986881358401">
                <text:p>0.19698688135840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09">
                <text:p>509</text:p>
              </table:table-cell>
              <table:table-cell office:value-type="float" office:value="0.200092891242748">
                <text:p>0.20009289124274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0">
                <text:p>510</text:p>
              </table:table-cell>
              <table:table-cell office:value-type="float" office:value="0.202354453803385">
                <text:p>0.2023544538033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1">
                <text:p>511</text:p>
              </table:table-cell>
              <table:table-cell office:value-type="float" office:value="0.203769299517026">
                <text:p>0.20376929951702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2">
                <text:p>512</text:p>
              </table:table-cell>
              <table:table-cell office:value-type="float" office:value="0.204338631677637">
                <text:p>0.20433863167763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3">
                <text:p>513</text:p>
              </table:table-cell>
              <table:table-cell office:value-type="float" office:value="0.204067122518781">
                <text:p>0.20406712251878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4">
                <text:p>514</text:p>
              </table:table-cell>
              <table:table-cell office:value-type="float" office:value="0.202962832147483">
                <text:p>0.20296283214748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5">
                <text:p>515</text:p>
              </table:table-cell>
              <table:table-cell office:value-type="float" office:value="0.201037183264469">
                <text:p>0.20103718326446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6">
                <text:p>516</text:p>
              </table:table-cell>
              <table:table-cell office:value-type="float" office:value="0.198304848725808">
                <text:p>0.19830484872580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7">
                <text:p>517</text:p>
              </table:table-cell>
              <table:table-cell office:value-type="float" office:value="0.194783702833927">
                <text:p>0.19478370283392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8">
                <text:p>518</text:p>
              </table:table-cell>
              <table:table-cell office:value-type="float" office:value="0.19049468229076">
                <text:p>0.1904946822907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9">
                <text:p>519</text:p>
              </table:table-cell>
              <table:table-cell office:value-type="float" office:value="0.185461713514696">
                <text:p>0.18546171351469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20">
                <text:p>520</text:p>
              </table:table-cell>
              <table:table-cell office:value-type="float" office:value="0.179711549133429">
                <text:p>0.17971154913342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21">
                <text:p>521</text:p>
              </table:table-cell>
              <table:table-cell office:value-type="float" office:value="0.173273676540581">
                <text:p>0.17327367654058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22">
                <text:p>522</text:p>
              </table:table-cell>
              <table:table-cell office:value-type="float" office:value="0.166180130958117">
                <text:p>0.16618013095811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23">
                <text:p>523</text:p>
              </table:table-cell>
              <table:table-cell office:value-type="float" office:value="0.158465388983751">
                <text:p>0.15846538898375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24">
                <text:p>524</text:p>
              </table:table-cell>
              <table:table-cell office:value-type="float" office:value="0.15016615857435">
                <text:p>0.1501661585743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25">
                <text:p>525</text:p>
              </table:table-cell>
              <table:table-cell office:value-type="float" office:value="0.141321260090437">
                <text:p>0.14132126009043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26">
                <text:p>526</text:p>
              </table:table-cell>
              <table:table-cell office:value-type="float" office:value="0.131971395004653">
                <text:p>0.13197139500465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27">
                <text:p>527</text:p>
              </table:table-cell>
              <table:table-cell office:value-type="float" office:value="0.122159023082525">
                <text:p>0.12215902308252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28">
                <text:p>528</text:p>
              </table:table-cell>
              <table:table-cell office:value-type="float" office:value="0.111928110120541">
                <text:p>0.11192811012054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29">
                <text:p>529</text:p>
              </table:table-cell>
              <table:table-cell office:value-type="float" office:value="0.101324001553897">
                <text:p>0.10132400155389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30">
                <text:p>530</text:p>
              </table:table-cell>
              <table:table-cell office:value-type="float" office:value="0.0903931530743418">
                <text:p>0.090393153074341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31">
                <text:p>531</text:p>
              </table:table-cell>
              <table:table-cell office:value-type="float" office:value="0.0791830124982217">
                <text:p>0.079183012498221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2">
                <text:p>532</text:p>
              </table:table-cell>
              <table:table-cell office:value-type="float" office:value="0.0677417249059656">
                <text:p>0.067741724905965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33">
                <text:p>533</text:p>
              </table:table-cell>
              <table:table-cell office:value-type="float" office:value="0.0561180355261574">
                <text:p>0.056118035526157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34">
                <text:p>534</text:p>
              </table:table-cell>
              <table:table-cell office:value-type="float" office:value="0.0443609648444535">
                <text:p>0.044360964844453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35">
                <text:p>535</text:p>
              </table:table-cell>
              <table:table-cell office:value-type="float" office:value="0.0325197303563567">
                <text:p>0.032519730356356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36">
                <text:p>536</text:p>
              </table:table-cell>
              <table:table-cell office:value-type="float" office:value="0.0206434341720537">
                <text:p>0.02064343417205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37">
                <text:p>537</text:p>
              </table:table-cell>
              <table:table-cell office:value-type="float" office:value="0.00878092278885335">
                <text:p>0.0087809227888533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38">
                <text:p>538</text:p>
              </table:table-cell>
              <table:table-cell office:value-type="float" office:value="-0.00301937509117368">
                <text:p>-0.0030193750911736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39">
                <text:p>539</text:p>
              </table:table-cell>
              <table:table-cell office:value-type="float" office:value="-0.0147098189036404">
                <text:p>-0.014709818903640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40">
                <text:p>540</text:p>
              </table:table-cell>
              <table:table-cell office:value-type="float" office:value="-0.0262434160536365">
                <text:p>-0.026243416053636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41">
                <text:p>541</text:p>
              </table:table-cell>
              <table:table-cell office:value-type="float" office:value="-0.0375744414034282">
                <text:p>-0.037574441403428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42">
                <text:p>542</text:p>
              </table:table-cell>
              <table:table-cell office:value-type="float" office:value="-0.0486581914495181">
                <text:p>-0.048658191449518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43">
                <text:p>543</text:p>
              </table:table-cell>
              <table:table-cell office:value-type="float" office:value="-0.0594514330354741">
                <text:p>-0.059451433035474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44">
                <text:p>544</text:p>
              </table:table-cell>
              <table:table-cell office:value-type="float" office:value="-0.0699125171228259">
                <text:p>-0.069912517122825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45">
                <text:p>545</text:p>
              </table:table-cell>
              <table:table-cell office:value-type="float" office:value="-0.0800014213914397">
                <text:p>-0.080001421391439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46">
                <text:p>546</text:p>
              </table:table-cell>
              <table:table-cell office:value-type="float" office:value="-0.0896800178688686">
                <text:p>-0.089680017868868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47">
                <text:p>547</text:p>
              </table:table-cell>
              <table:table-cell office:value-type="float" office:value="-0.0989122312275532">
                <text:p>-0.098912231227553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48">
                <text:p>548</text:p>
              </table:table-cell>
              <table:table-cell office:value-type="float" office:value="-0.1076640209469">
                <text:p>-0.107664020946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49">
                <text:p>549</text:p>
              </table:table-cell>
              <table:table-cell office:value-type="float" office:value="-0.115903641339398">
                <text:p>-0.11590364133939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50">
                <text:p>550</text:p>
              </table:table-cell>
              <table:table-cell office:value-type="float" office:value="-0.123601741325719">
                <text:p>-0.12360174132571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51">
                <text:p>551</text:p>
              </table:table-cell>
              <table:table-cell office:value-type="float" office:value="-0.13073138712372">
                <text:p>-0.1307313871237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52">
                <text:p>552</text:p>
              </table:table-cell>
              <table:table-cell office:value-type="float" office:value="-0.13726817796584">
                <text:p>-0.1372681779658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53">
                <text:p>553</text:p>
              </table:table-cell>
              <table:table-cell office:value-type="float" office:value="-0.143190401976364">
                <text:p>-0.14319040197636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54">
                <text:p>554</text:p>
              </table:table-cell>
              <table:table-cell office:value-type="float" office:value="-0.148479021003856">
                <text:p>-0.14847902100385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55">
                <text:p>555</text:p>
              </table:table-cell>
              <table:table-cell office:value-type="float" office:value="-0.153117714462378">
                <text:p>-0.15311771446237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56">
                <text:p>556</text:p>
              </table:table-cell>
              <table:table-cell office:value-type="float" office:value="-0.157092978214061">
                <text:p>-0.15709297821406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57">
                <text:p>557</text:p>
              </table:table-cell>
              <table:table-cell office:value-type="float" office:value="-0.160394162969549">
                <text:p>-0.16039416296954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58">
                <text:p>558</text:p>
              </table:table-cell>
              <table:table-cell office:value-type="float" office:value="-0.163013429737716">
                <text:p>-0.16301342973771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59">
                <text:p>559</text:p>
              </table:table-cell>
              <table:table-cell office:value-type="float" office:value="-0.164945781821069">
                <text:p>-0.16494578182106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60">
                <text:p>560</text:p>
              </table:table-cell>
              <table:table-cell office:value-type="float" office:value="-0.16618909627689">
                <text:p>-0.1661890962768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61">
                <text:p>561</text:p>
              </table:table-cell>
              <table:table-cell office:value-type="float" office:value="-0.166744096065994">
                <text:p>-0.16674409606599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62">
                <text:p>562</text:p>
              </table:table-cell>
              <table:table-cell office:value-type="float" office:value="-0.166614284034094">
                <text:p>-0.16661428403409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63">
                <text:p>563</text:p>
              </table:table-cell>
              <table:table-cell office:value-type="float" office:value="-0.165805924577407">
                <text:p>-0.16580592457740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64">
                <text:p>564</text:p>
              </table:table-cell>
              <table:table-cell office:value-type="float" office:value="-0.164328023243078">
                <text:p>-0.16432802324307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65">
                <text:p>565</text:p>
              </table:table-cell>
              <table:table-cell office:value-type="float" office:value="-0.162192252438446">
                <text:p>-0.16219225243844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66">
                <text:p>566</text:p>
              </table:table-cell>
              <table:table-cell office:value-type="float" office:value="-0.159412853108421">
                <text:p>-0.15941285310842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67">
                <text:p>567</text:p>
              </table:table-cell>
              <table:table-cell office:value-type="float" office:value="-0.156006566896993">
                <text:p>-0.15600656689699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68">
                <text:p>568</text:p>
              </table:table-cell>
              <table:table-cell office:value-type="float" office:value="-0.151992568967872">
                <text:p>-0.15199256896787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69">
                <text:p>569</text:p>
              </table:table-cell>
              <table:table-cell office:value-type="float" office:value="-0.147392365907995">
                <text:p>-0.14739236590799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70">
                <text:p>570</text:p>
              </table:table-cell>
              <table:table-cell office:value-type="float" office:value="-0.142229663043205">
                <text:p>-0.14222966304320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71">
                <text:p>571</text:p>
              </table:table-cell>
              <table:table-cell office:value-type="float" office:value="-0.136530248985302">
                <text:p>-0.13653024898530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72">
                <text:p>572</text:p>
              </table:table-cell>
              <table:table-cell office:value-type="float" office:value="-0.130321894815511">
                <text:p>-0.13032189481551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73">
                <text:p>573</text:p>
              </table:table-cell>
              <table:table-cell office:value-type="float" office:value="-0.123634224738309">
                <text:p>-0.12363422473830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74">
                <text:p>574</text:p>
              </table:table-cell>
              <table:table-cell office:value-type="float" office:value="-0.11649856868238">
                <text:p>-0.1164985686823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75">
                <text:p>575</text:p>
              </table:table-cell>
              <table:table-cell office:value-type="float" office:value="-0.10894780357201">
                <text:p>-0.1089478035720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76">
                <text:p>576</text:p>
              </table:table-cell>
              <table:table-cell office:value-type="float" office:value="-0.10101622065573">
                <text:p>-0.1010162206557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77">
                <text:p>577</text:p>
              </table:table-cell>
              <table:table-cell office:value-type="float" office:value="-0.0927393836161748">
                <text:p>-0.092739383616174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78">
                <text:p>578</text:p>
              </table:table-cell>
              <table:table-cell office:value-type="float" office:value="-0.0841539704149016">
                <text:p>-0.084153970414901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79">
                <text:p>579</text:p>
              </table:table-cell>
              <table:table-cell office:value-type="float" office:value="-0.075297599786536">
                <text:p>-0.07529759978653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80">
                <text:p>580</text:p>
              </table:table-cell>
              <table:table-cell office:value-type="float" office:value="-0.0662086669141225">
                <text:p>-0.066208666914122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81">
                <text:p>581</text:p>
              </table:table-cell>
              <table:table-cell office:value-type="float" office:value="-0.0569261907340341">
                <text:p>-0.056926190734034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82">
                <text:p>582</text:p>
              </table:table-cell>
              <table:table-cell office:value-type="float" office:value="-0.0474896559426322">
                <text:p>-0.047489655942632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83">
                <text:p>583</text:p>
              </table:table-cell>
              <table:table-cell office:value-type="float" office:value="-0.0379388425877084">
                <text:p>-0.037938842587708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84">
                <text:p>584</text:p>
              </table:table-cell>
              <table:table-cell office:value-type="float" office:value="-0.0283136530151925">
                <text:p>-0.028313653015192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85">
                <text:p>585</text:p>
              </table:table-cell>
              <table:table-cell office:value-type="float" office:value="-0.0186539434123678">
                <text:p>-0.018653943412367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86">
                <text:p>586</text:p>
              </table:table-cell>
              <table:table-cell office:value-type="float" office:value="-0.00899937310202922">
                <text:p>-0.0089993731020292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87">
                <text:p>587</text:p>
              </table:table-cell>
              <table:table-cell office:value-type="float" office:value="0.000610751525877384">
                <text:p>0.00061075152587738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88">
                <text:p>588</text:p>
              </table:table-cell>
              <table:table-cell office:value-type="float" office:value="0.0101376351257766">
                <text:p>0.010137635125776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89">
                <text:p>589</text:p>
              </table:table-cell>
              <table:table-cell office:value-type="float" office:value="0.0195431610411084">
                <text:p>0.019543161041108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90">
                <text:p>590</text:p>
              </table:table-cell>
              <table:table-cell office:value-type="float" office:value="0.0287900374450789">
                <text:p>0.028790037445078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91">
                <text:p>591</text:p>
              </table:table-cell>
              <table:table-cell office:value-type="float" office:value="0.0378419416663311">
                <text:p>0.037841941666331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92">
                <text:p>592</text:p>
              </table:table-cell>
              <table:table-cell office:value-type="float" office:value="0.0466636463126906">
                <text:p>0.046663646312690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93">
                <text:p>593</text:p>
              </table:table-cell>
              <table:table-cell office:value-type="float" office:value="0.0552211632127354">
                <text:p>0.055221163212735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94">
                <text:p>594</text:p>
              </table:table-cell>
              <table:table-cell office:value-type="float" office:value="0.0634818722476652">
                <text:p>0.063481872247665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95">
                <text:p>595</text:p>
              </table:table-cell>
              <table:table-cell office:value-type="float" office:value="0.0714146545011794">
                <text:p>0.071414654501179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96">
                <text:p>596</text:p>
              </table:table-cell>
              <table:table-cell office:value-type="float" office:value="0.0789899909376777">
                <text:p>0.078989990937677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97">
                <text:p>597</text:p>
              </table:table-cell>
              <table:table-cell office:value-type="float" office:value="0.0861800716737255">
                <text:p>0.08618007167372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98">
                <text:p>598</text:p>
              </table:table-cell>
              <table:table-cell office:value-type="float" office:value="0.0929588874158474">
                <text:p>0.092958887415847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99">
                <text:p>599</text:p>
              </table:table-cell>
              <table:table-cell office:value-type="float" office:value="0.0993023329559481">
                <text:p>0.099302332955948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00">
                <text:p>600</text:p>
              </table:table-cell>
              <table:table-cell office:value-type="float" office:value="0.105188282897208">
                <text:p>0.10518828289720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01">
                <text:p>601</text:p>
              </table:table-cell>
              <table:table-cell office:value-type="float" office:value="0.110596675585575">
                <text:p>0.11059667558557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02">
                <text:p>602</text:p>
              </table:table-cell>
              <table:table-cell office:value-type="float" office:value="0.115509562545038">
                <text:p>0.11550956254503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03">
                <text:p>603</text:p>
              </table:table-cell>
              <table:table-cell office:value-type="float" office:value="0.119911168896887">
                <text:p>0.11991116889688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04">
                <text:p>604</text:p>
              </table:table-cell>
              <table:table-cell office:value-type="float" office:value="0.123787929623992">
                <text:p>0.12378792962399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05">
                <text:p>605</text:p>
              </table:table-cell>
              <table:table-cell office:value-type="float" office:value="0.127128541538402">
                <text:p>0.12712854153840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06">
                <text:p>606</text:p>
              </table:table-cell>
              <table:table-cell office:value-type="float" office:value="0.129923983228337">
                <text:p>0.12992398322833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07">
                <text:p>607</text:p>
              </table:table-cell>
              <table:table-cell office:value-type="float" office:value="0.132167538018883">
                <text:p>0.13216753801888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08">
                <text:p>608</text:p>
              </table:table-cell>
              <table:table-cell office:value-type="float" office:value="0.133854787333872">
                <text:p>0.13385478733387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09">
                <text:p>609</text:p>
              </table:table-cell>
              <table:table-cell office:value-type="float" office:value="0.134983616494837">
                <text:p>0.13498361649483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10">
                <text:p>610</text:p>
              </table:table-cell>
              <table:table-cell office:value-type="float" office:value="0.1355541979268">
                <text:p>0.135554197926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11">
                <text:p>611</text:p>
              </table:table-cell>
              <table:table-cell office:value-type="float" office:value="0.13556898305723">
                <text:p>0.1355689830572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12">
                <text:p>612</text:p>
              </table:table-cell>
              <table:table-cell office:value-type="float" office:value="0.135032661667332">
                <text:p>0.13503266166733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3">
                <text:p>613</text:p>
              </table:table-cell>
              <table:table-cell office:value-type="float" office:value="0.133952134552147">
                <text:p>0.13395213455214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14">
                <text:p>614</text:p>
              </table:table-cell>
              <table:table-cell office:value-type="float" office:value="0.132336452585666">
                <text:p>0.13233645258566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15">
                <text:p>615</text:p>
              </table:table-cell>
              <table:table-cell office:value-type="float" office:value="0.130196767983486">
                <text:p>0.13019676798348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16">
                <text:p>616</text:p>
              </table:table-cell>
              <table:table-cell office:value-type="float" office:value="0.127546260936335">
                <text:p>0.12754626093633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17">
                <text:p>617</text:p>
              </table:table-cell>
              <table:table-cell office:value-type="float" office:value="0.124400084600255">
                <text:p>0.12440008460025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18">
                <text:p>618</text:p>
              </table:table-cell>
              <table:table-cell office:value-type="float" office:value="0.120775277414617">
                <text:p>0.12077527741461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19">
                <text:p>619</text:p>
              </table:table-cell>
              <table:table-cell office:value-type="float" office:value="0.116690682656785">
                <text:p>0.11669068265678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20">
                <text:p>620</text:p>
              </table:table-cell>
              <table:table-cell office:value-type="float" office:value="0.112166844841445">
                <text:p>0.11216684484144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21">
                <text:p>621</text:p>
              </table:table-cell>
              <table:table-cell office:value-type="float" office:value="0.107225921855395">
                <text:p>0.10722592185539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22">
                <text:p>622</text:p>
              </table:table-cell>
              <table:table-cell office:value-type="float" office:value="0.101891569191751">
                <text:p>0.10189156919175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23">
                <text:p>623</text:p>
              </table:table-cell>
              <table:table-cell office:value-type="float" office:value="0.0961888419867301">
                <text:p>0.096188841986730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24">
                <text:p>624</text:p>
              </table:table-cell>
              <table:table-cell office:value-type="float" office:value="0.090144074898438">
                <text:p>0.09014407489843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25">
                <text:p>625</text:p>
              </table:table-cell>
              <table:table-cell office:value-type="float" office:value="0.0837847738136892">
                <text:p>0.083784773813689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26">
                <text:p>626</text:p>
              </table:table-cell>
              <table:table-cell office:value-type="float" office:value="0.0771394786116595">
                <text:p>0.077139478611659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27">
                <text:p>627</text:p>
              </table:table-cell>
              <table:table-cell office:value-type="float" office:value="0.070237645097227">
                <text:p>0.07023764509722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28">
                <text:p>628</text:p>
              </table:table-cell>
              <table:table-cell office:value-type="float" office:value="0.0631095122146985">
                <text:p>0.063109512214698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29">
                <text:p>629</text:p>
              </table:table-cell>
              <table:table-cell office:value-type="float" office:value="0.0557859809770731">
                <text:p>0.055785980977073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30">
                <text:p>630</text:p>
              </table:table-cell>
              <table:table-cell office:value-type="float" office:value="0.0482984734010577">
                <text:p>0.048298473401057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31">
                <text:p>631</text:p>
              </table:table-cell>
              <table:table-cell office:value-type="float" office:value="0.0406788123115377">
                <text:p>0.040678812311537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32">
                <text:p>632</text:p>
              </table:table-cell>
              <table:table-cell office:value-type="float" office:value="0.0329590792621445">
                <text:p>0.032959079262144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33">
                <text:p>633</text:p>
              </table:table-cell>
              <table:table-cell office:value-type="float" office:value="0.0251714851142286">
                <text:p>0.025171485114228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34">
                <text:p>634</text:p>
              </table:table-cell>
              <table:table-cell office:value-type="float" office:value="0.0173482280305215">
                <text:p>0.017348228030521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35">
                <text:p>635</text:p>
              </table:table-cell>
              <table:table-cell office:value-type="float" office:value="0.00952137753529237">
                <text:p>0.009521377535292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36">
                <text:p>636</text:p>
              </table:table-cell>
              <table:table-cell office:value-type="float" office:value="0.00172273277393367">
                <text:p>0.0017227327739336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37">
                <text:p>637</text:p>
              </table:table-cell>
              <table:table-cell office:value-type="float" office:value="-0.00601629248073639">
                <text:p>-0.0060162924807363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38">
                <text:p>638</text:p>
              </table:table-cell>
              <table:table-cell office:value-type="float" office:value="-0.0136648049305228">
                <text:p>-0.013664804930522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39">
                <text:p>639</text:p>
              </table:table-cell>
              <table:table-cell office:value-type="float" office:value="-0.0211925363918726">
                <text:p>-0.021192536391872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40">
                <text:p>640</text:p>
              </table:table-cell>
              <table:table-cell office:value-type="float" office:value="-0.0285699900060082">
                <text:p>-0.028569990006008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41">
                <text:p>641</text:p>
              </table:table-cell>
              <table:table-cell office:value-type="float" office:value="-0.0357685241123073">
                <text:p>-0.035768524112307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42">
                <text:p>642</text:p>
              </table:table-cell>
              <table:table-cell office:value-type="float" office:value="-0.0427604848857669">
                <text:p>-0.042760484885766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43">
                <text:p>643</text:p>
              </table:table-cell>
              <table:table-cell office:value-type="float" office:value="-0.0495192868956833">
                <text:p>-0.04951928689568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44">
                <text:p>644</text:p>
              </table:table-cell>
              <table:table-cell office:value-type="float" office:value="-0.0560195341946046">
                <text:p>-0.056019534194604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45">
                <text:p>645</text:p>
              </table:table-cell>
              <table:table-cell office:value-type="float" office:value="-0.0622370883210537">
                <text:p>-0.062237088321053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46">
                <text:p>646</text:p>
              </table:table-cell>
              <table:table-cell office:value-type="float" office:value="-0.0681491781686126">
                <text:p>-0.068149178168612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47">
                <text:p>647</text:p>
              </table:table-cell>
              <table:table-cell office:value-type="float" office:value="-0.0737344696293224">
                <text:p>-0.073734469629322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48">
                <text:p>648</text:p>
              </table:table-cell>
              <table:table-cell office:value-type="float" office:value="-0.0789731438335613">
                <text:p>-0.078973143833561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49">
                <text:p>649</text:p>
              </table:table-cell>
              <table:table-cell office:value-type="float" office:value="-0.0838469561939392">
                <text:p>-0.083846956193939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50">
                <text:p>650</text:p>
              </table:table-cell>
              <table:table-cell office:value-type="float" office:value="-0.0883393117763632">
                <text:p>-0.08833931177636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51">
                <text:p>651</text:p>
              </table:table-cell>
              <table:table-cell office:value-type="float" office:value="-0.0924352941581423">
                <text:p>-0.092435294158142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52">
                <text:p>652</text:p>
              </table:table-cell>
              <table:table-cell office:value-type="float" office:value="-0.0961217351439207">
                <text:p>-0.096121735143920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53">
                <text:p>653</text:p>
              </table:table-cell>
              <table:table-cell office:value-type="float" office:value="-0.0993872347909302">
                <text:p>-0.099387234790930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54">
                <text:p>654</text:p>
              </table:table-cell>
              <table:table-cell office:value-type="float" office:value="-0.102222207914276">
                <text:p>-0.10222220791427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55">
                <text:p>655</text:p>
              </table:table-cell>
              <table:table-cell office:value-type="float" office:value="-0.104618891704566">
                <text:p>-0.10461889170456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56">
                <text:p>656</text:p>
              </table:table-cell>
              <table:table-cell office:value-type="float" office:value="-0.106571378985607">
                <text:p>-0.10657137898560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57">
                <text:p>657</text:p>
              </table:table-cell>
              <table:table-cell office:value-type="float" office:value="-0.108075605328054">
                <text:p>-0.10807560532805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58">
                <text:p>658</text:p>
              </table:table-cell>
              <table:table-cell office:value-type="float" office:value="-0.10912936437101">
                <text:p>-0.1091293643710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59">
                <text:p>659</text:p>
              </table:table-cell>
              <table:table-cell office:value-type="float" office:value="-0.10973228898886">
                <text:p>-0.1097322889888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60">
                <text:p>660</text:p>
              </table:table-cell>
              <table:table-cell office:value-type="float" office:value="-0.109885848265557">
                <text:p>-0.10988584826555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61">
                <text:p>661</text:p>
              </table:table-cell>
              <table:table-cell office:value-type="float" office:value="-0.109593309204422">
                <text:p>-0.10959330920442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62">
                <text:p>662</text:p>
              </table:table-cell>
              <table:table-cell office:value-type="float" office:value="-0.108859731997255">
                <text:p>-0.10885973199725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63">
                <text:p>663</text:p>
              </table:table-cell>
              <table:table-cell office:value-type="float" office:value="-0.107691906961592">
                <text:p>-0.10769190696159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64">
                <text:p>664</text:p>
              </table:table-cell>
              <table:table-cell office:value-type="float" office:value="-0.106098332589616">
                <text:p>-0.10609833258961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65">
                <text:p>665</text:p>
              </table:table-cell>
              <table:table-cell office:value-type="float" office:value="-0.104089151637647">
                <text:p>-0.10408915163764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66">
                <text:p>666</text:p>
              </table:table-cell>
              <table:table-cell office:value-type="float" office:value="-0.101676103140306">
                <text:p>-0.10167610314030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67">
                <text:p>667</text:p>
              </table:table-cell>
              <table:table-cell office:value-type="float" office:value="-0.098872452264808">
                <text:p>-0.09887245226480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68">
                <text:p>668</text:p>
              </table:table-cell>
              <table:table-cell office:value-type="float" office:value="-0.0956929381160333">
                <text:p>-0.095692938116033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69">
                <text:p>669</text:p>
              </table:table-cell>
              <table:table-cell office:value-type="float" office:value="-0.0921536795227915">
                <text:p>-0.092153679522791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70">
                <text:p>670</text:p>
              </table:table-cell>
              <table:table-cell office:value-type="float" office:value="-0.0882721254385573">
                <text:p>-0.088272125438557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71">
                <text:p>671</text:p>
              </table:table-cell>
              <table:table-cell office:value-type="float" office:value="-0.0840669434970143">
                <text:p>-0.084066943497014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72">
                <text:p>672</text:p>
              </table:table-cell>
              <table:table-cell office:value-type="float" office:value="-0.079557956494025">
                <text:p>-0.07955795649402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73">
                <text:p>673</text:p>
              </table:table-cell>
              <table:table-cell office:value-type="float" office:value="-0.0747660342078751">
                <text:p>-0.074766034207875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74">
                <text:p>674</text:p>
              </table:table-cell>
              <table:table-cell office:value-type="float" office:value="-0.0697130105287461">
                <text:p>-0.069713010528746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75">
                <text:p>675</text:p>
              </table:table-cell>
              <table:table-cell office:value-type="float" office:value="-0.0644215814384789">
                <text:p>-0.064421581438478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76">
                <text:p>676</text:p>
              </table:table-cell>
              <table:table-cell office:value-type="float" office:value="-0.0589152102703981">
                <text:p>-0.058915210270398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77">
                <text:p>677</text:p>
              </table:table-cell>
              <table:table-cell office:value-type="float" office:value="-0.0532180183823655">
                <text:p>-0.053218018382365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78">
                <text:p>678</text:p>
              </table:table-cell>
              <table:table-cell office:value-type="float" office:value="-0.0473546988616123">
                <text:p>-0.047354698861612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79">
                <text:p>679</text:p>
              </table:table-cell>
              <table:table-cell office:value-type="float" office:value="-0.0413503802066601">
                <text:p>-0.041350380206660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80">
                <text:p>680</text:p>
              </table:table-cell>
              <table:table-cell office:value-type="float" office:value="-0.035230562876842">
                <text:p>-0.03523056287684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81">
                <text:p>681</text:p>
              </table:table-cell>
              <table:table-cell office:value-type="float" office:value="-0.0290209650229051">
                <text:p>-0.029020965022905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82">
                <text:p>682</text:p>
              </table:table-cell>
              <table:table-cell office:value-type="float" office:value="-0.0227474626573831">
                <text:p>-0.022747462657383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83">
                <text:p>683</text:p>
              </table:table-cell>
              <table:table-cell office:value-type="float" office:value="-0.016435941808184">
                <text:p>-0.01643594180818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84">
                <text:p>684</text:p>
              </table:table-cell>
              <table:table-cell office:value-type="float" office:value="-0.0101122334517487">
                <text:p>-0.010112233451748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85">
                <text:p>685</text:p>
              </table:table-cell>
              <table:table-cell office:value-type="float" office:value="-0.00380197353092968">
                <text:p>-0.0038019735309296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86">
                <text:p>686</text:p>
              </table:table-cell>
              <table:table-cell office:value-type="float" office:value="0.00246946519962128">
                <text:p>0.002469465199621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87">
                <text:p>687</text:p>
              </table:table-cell>
              <table:table-cell office:value-type="float" office:value="0.00867710296367902">
                <text:p>0.0086771029636790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88">
                <text:p>688</text:p>
              </table:table-cell>
              <table:table-cell office:value-type="float" office:value="0.0147964269397441">
                <text:p>0.014796426939744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89">
                <text:p>689</text:p>
              </table:table-cell>
              <table:table-cell office:value-type="float" office:value="0.0208035080253113">
                <text:p>0.020803508025311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90">
                <text:p>690</text:p>
              </table:table-cell>
              <table:table-cell office:value-type="float" office:value="0.0266750697002572">
                <text:p>0.026675069700257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91">
                <text:p>691</text:p>
              </table:table-cell>
              <table:table-cell office:value-type="float" office:value="0.0323885996474194">
                <text:p>0.032388599647419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92">
                <text:p>692</text:p>
              </table:table-cell>
              <table:table-cell office:value-type="float" office:value="0.03792240942856">
                <text:p>0.0379224094285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93">
                <text:p>693</text:p>
              </table:table-cell>
              <table:table-cell office:value-type="float" office:value="0.0432557351907118">
                <text:p>0.043255735190711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94">
                <text:p>694</text:p>
              </table:table-cell>
              <table:table-cell office:value-type="float" office:value="0.0483687955800201">
                <text:p>0.048368795580020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95">
                <text:p>695</text:p>
              </table:table-cell>
              <table:table-cell office:value-type="float" office:value="0.0532428809551771">
                <text:p>0.053242880955177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96">
                <text:p>696</text:p>
              </table:table-cell>
              <table:table-cell office:value-type="float" office:value="0.0578603984121535">
                <text:p>0.057860398412153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97">
                <text:p>697</text:p>
              </table:table-cell>
              <table:table-cell office:value-type="float" office:value="0.0622049558955856">
                <text:p>0.062204955895585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98">
                <text:p>698</text:p>
              </table:table-cell>
              <table:table-cell office:value-type="float" office:value="0.0662613962884892">
                <text:p>0.066261396288489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99">
                <text:p>699</text:p>
              </table:table-cell>
              <table:table-cell office:value-type="float" office:value="0.070015866251153">
                <text:p>0.07001586625115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00">
                <text:p>700</text:p>
              </table:table-cell>
              <table:table-cell office:value-type="float" office:value="0.0734558403104201">
                <text:p>0.073455840310420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01">
                <text:p>701</text:p>
              </table:table-cell>
              <table:table-cell office:value-type="float" office:value="0.0765701818265592">
                <text:p>0.076570181826559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02">
                <text:p>702</text:p>
              </table:table-cell>
              <table:table-cell office:value-type="float" office:value="0.0793491509644502">
                <text:p>0.079349150964450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03">
                <text:p>703</text:p>
              </table:table-cell>
              <table:table-cell office:value-type="float" office:value="0.0817844534089069">
                <text:p>0.081784453408906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04">
                <text:p>704</text:p>
              </table:table-cell>
              <table:table-cell office:value-type="float" office:value="0.0838692426385094">
                <text:p>0.083869242638509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05">
                <text:p>705</text:p>
              </table:table-cell>
              <table:table-cell office:value-type="float" office:value="0.0855981543220742">
                <text:p>0.085598154322074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06">
                <text:p>706</text:p>
              </table:table-cell>
              <table:table-cell office:value-type="float" office:value="0.0869672919028852">
                <text:p>0.086967291902885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07">
                <text:p>707</text:p>
              </table:table-cell>
              <table:table-cell office:value-type="float" office:value="0.0879742531351866">
                <text:p>0.087974253135186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08">
                <text:p>708</text:p>
              </table:table-cell>
              <table:table-cell office:value-type="float" office:value="0.0886181025084207">
                <text:p>0.088618102508420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09">
                <text:p>709</text:p>
              </table:table-cell>
              <table:table-cell office:value-type="float" office:value="0.0888993839013106">
                <text:p>0.088899383901310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10">
                <text:p>710</text:p>
              </table:table-cell>
              <table:table-cell office:value-type="float" office:value="0.0888200817139965">
                <text:p>0.088820081713996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11">
                <text:p>711</text:p>
              </table:table-cell>
              <table:table-cell office:value-type="float" office:value="0.0883836258921917">
                <text:p>0.088383625892191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12">
                <text:p>712</text:p>
              </table:table-cell>
              <table:table-cell office:value-type="float" office:value="0.0875948396115212">
                <text:p>0.087594839611521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13">
                <text:p>713</text:p>
              </table:table-cell>
              <table:table-cell office:value-type="float" office:value="0.0864599307614549">
                <text:p>0.086459930761454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14">
                <text:p>714</text:p>
              </table:table-cell>
              <table:table-cell office:value-type="float" office:value="0.0849864331746832">
                <text:p>0.084986433174683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15">
                <text:p>715</text:p>
              </table:table-cell>
              <table:table-cell office:value-type="float" office:value="0.08318318778091">
                <text:p>0.0831831877809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16">
                <text:p>716</text:p>
              </table:table-cell>
              <table:table-cell office:value-type="float" office:value="0.0810602702544931">
                <text:p>0.081060270254493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17">
                <text:p>717</text:p>
              </table:table-cell>
              <table:table-cell office:value-type="float" office:value="0.0786289636396415">
                <text:p>0.078628963639641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18">
                <text:p>718</text:p>
              </table:table-cell>
              <table:table-cell office:value-type="float" office:value="0.0759016779174022">
                <text:p>0.075901677917402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19">
                <text:p>719</text:p>
              </table:table-cell>
              <table:table-cell office:value-type="float" office:value="0.0728919150603877">
                <text:p>0.072891915060387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20">
                <text:p>720</text:p>
              </table:table-cell>
              <table:table-cell office:value-type="float" office:value="0.069614177795775">
                <text:p>0.06961417779577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21">
                <text:p>721</text:p>
              </table:table-cell>
              <table:table-cell office:value-type="float" office:value="0.0660839322898608">
                <text:p>0.066083932289860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22">
                <text:p>722</text:p>
              </table:table-cell>
              <table:table-cell office:value-type="float" office:value="0.0623175096485661">
                <text:p>0.062317509648566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23">
                <text:p>723</text:p>
              </table:table-cell>
              <table:table-cell office:value-type="float" office:value="0.0583320589220772">
                <text:p>0.058332058922077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24">
                <text:p>724</text:p>
              </table:table-cell>
              <table:table-cell office:value-type="float" office:value="0.0541454435440042">
                <text:p>0.05414544354400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25">
                <text:p>725</text:p>
              </table:table-cell>
              <table:table-cell office:value-type="float" office:value="0.0497761936791596">
                <text:p>0.049776193679159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26">
                <text:p>726</text:p>
              </table:table-cell>
              <table:table-cell office:value-type="float" office:value="0.045243395336218">
                <text:p>0.04524339533621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27">
                <text:p>727</text:p>
              </table:table-cell>
              <table:table-cell office:value-type="float" office:value="0.040566637262342">
                <text:p>0.04056663726234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28">
                <text:p>728</text:p>
              </table:table-cell>
              <table:table-cell office:value-type="float" office:value="0.0357658993974469">
                <text:p>0.035765899397446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29">
                <text:p>729</text:p>
              </table:table-cell>
              <table:table-cell office:value-type="float" office:value="0.0308615001224049">
                <text:p>0.030861500122404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30">
                <text:p>730</text:p>
              </table:table-cell>
              <table:table-cell office:value-type="float" office:value="0.0258739800829218">
                <text:p>0.02587398008292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31">
                <text:p>731</text:p>
              </table:table-cell>
              <table:table-cell office:value-type="float" office:value="0.020824050573799">
                <text:p>0.02082405057379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2">
                <text:p>732</text:p>
              </table:table-cell>
              <table:table-cell office:value-type="float" office:value="0.0157324790307747">
                <text:p>0.015732479030774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33">
                <text:p>733</text:p>
              </table:table-cell>
              <table:table-cell office:value-type="float" office:value="0.0106200349569195">
                <text:p>0.010620034956919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34">
                <text:p>734</text:p>
              </table:table-cell>
              <table:table-cell office:value-type="float" office:value="0.00550737587472152">
                <text:p>0.0055073758747215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35">
                <text:p>735</text:p>
              </table:table-cell>
              <table:table-cell office:value-type="float" office:value="0.000414997288526821">
                <text:p>0.00041499728852682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36">
                <text:p>736</text:p>
              </table:table-cell>
              <table:table-cell office:value-type="float" office:value="-0.00463687894439877">
                <text:p>-0.0046368789443987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37">
                <text:p>737</text:p>
              </table:table-cell>
              <table:table-cell office:value-type="float" office:value="-0.0096283516945488">
                <text:p>-0.009628351694548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38">
                <text:p>738</text:p>
              </table:table-cell>
              <table:table-cell office:value-type="float" office:value="-0.0145399487802705">
                <text:p>-0.014539948780270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39">
                <text:p>739</text:p>
              </table:table-cell>
              <table:table-cell office:value-type="float" office:value="-0.0193526694364505">
                <text:p>-0.019352669436450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40">
                <text:p>740</text:p>
              </table:table-cell>
              <table:table-cell office:value-type="float" office:value="-0.0240480860895003">
                <text:p>-0.024048086089500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41">
                <text:p>741</text:p>
              </table:table-cell>
              <table:table-cell office:value-type="float" office:value="-0.028608380773056">
                <text:p>-0.02860838077305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42">
                <text:p>742</text:p>
              </table:table-cell>
              <table:table-cell office:value-type="float" office:value="-0.0330164435675162">
                <text:p>-0.033016443567516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43">
                <text:p>743</text:p>
              </table:table-cell>
              <table:table-cell office:value-type="float" office:value="-0.0372559028368566">
                <text:p>-0.037255902836856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44">
                <text:p>744</text:p>
              </table:table-cell>
              <table:table-cell office:value-type="float" office:value="-0.0413112147034393">
                <text:p>-0.041311214703439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45">
                <text:p>745</text:p>
              </table:table-cell>
              <table:table-cell office:value-type="float" office:value="-0.0451676850041467">
                <text:p>-0.045167685004146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46">
                <text:p>746</text:p>
              </table:table-cell>
              <table:table-cell office:value-type="float" office:value="-0.0488115567264059">
                <text:p>-0.048811556726405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47">
                <text:p>747</text:p>
              </table:table-cell>
              <table:table-cell office:value-type="float" office:value="-0.0522300169119615">
                <text:p>-0.052230016911961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48">
                <text:p>748</text:p>
              </table:table-cell>
              <table:table-cell office:value-type="float" office:value="-0.0554112791506878">
                <text:p>-0.055411279150687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49">
                <text:p>749</text:p>
              </table:table-cell>
              <table:table-cell office:value-type="float" office:value="-0.0583445811575531">
                <text:p>-0.058344581157553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50">
                <text:p>750</text:p>
              </table:table-cell>
              <table:table-cell office:value-type="float" office:value="-0.0610202595565002">
                <text:p>-0.061020259556500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51">
                <text:p>751</text:p>
              </table:table-cell>
              <table:table-cell office:value-type="float" office:value="-0.0634297346468595">
                <text:p>-0.063429734646859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52">
                <text:p>752</text:p>
              </table:table-cell>
              <table:table-cell office:value-type="float" office:value="-0.0655655792306119">
                <text:p>-0.065565579230611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53">
                <text:p>753</text:p>
              </table:table-cell>
              <table:table-cell office:value-type="float" office:value="-0.0674214952001716">
                <text:p>-0.067421495200171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54">
                <text:p>754</text:p>
              </table:table-cell>
              <table:table-cell office:value-type="float" office:value="-0.0689923715900202">
                <text:p>-0.068992371590020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55">
                <text:p>755</text:p>
              </table:table-cell>
              <table:table-cell office:value-type="float" office:value="-0.0702742495805247">
                <text:p>-0.070274249580524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56">
                <text:p>756</text:p>
              </table:table-cell>
              <table:table-cell office:value-type="float" office:value="-0.0712643746003641">
                <text:p>-0.071264374600364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57">
                <text:p>757</text:p>
              </table:table-cell>
              <table:table-cell office:value-type="float" office:value="-0.0719611474575825">
                <text:p>-0.071961147457582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58">
                <text:p>758</text:p>
              </table:table-cell>
              <table:table-cell office:value-type="float" office:value="-0.0723641733879442">
                <text:p>-0.072364173387944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59">
                <text:p>759</text:p>
              </table:table-cell>
              <table:table-cell office:value-type="float" office:value="-0.0724741968849788">
                <text:p>-0.072474196884978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60">
                <text:p>760</text:p>
              </table:table-cell>
              <table:table-cell office:value-type="float" office:value="-0.0722931449812471">
                <text:p>-0.072293144981247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61">
                <text:p>761</text:p>
              </table:table-cell>
              <table:table-cell office:value-type="float" office:value="-0.0718240518513372">
                <text:p>-0.071824051851337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62">
                <text:p>762</text:p>
              </table:table-cell>
              <table:table-cell office:value-type="float" office:value="-0.0710710979233426">
                <text:p>-0.071071097923342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63">
                <text:p>763</text:p>
              </table:table-cell>
              <table:table-cell office:value-type="float" office:value="-0.0700395200405803">
                <text:p>-0.070039520040580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64">
                <text:p>764</text:p>
              </table:table-cell>
              <table:table-cell office:value-type="float" office:value="-0.0687356472929386">
                <text:p>-0.068735647292938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65">
                <text:p>765</text:p>
              </table:table-cell>
              <table:table-cell office:value-type="float" office:value="-0.0671667976318558">
                <text:p>-0.067166797631855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66">
                <text:p>766</text:p>
              </table:table-cell>
              <table:table-cell office:value-type="float" office:value="-0.0653413133493457">
                <text:p>-0.065341313349345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67">
                <text:p>767</text:p>
              </table:table-cell>
              <table:table-cell office:value-type="float" office:value="-0.063268440852629">
                <text:p>-0.06326844085262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68">
                <text:p>768</text:p>
              </table:table-cell>
              <table:table-cell office:value-type="float" office:value="-0.0609583708662097">
                <text:p>-0.060958370866209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69">
                <text:p>769</text:p>
              </table:table-cell>
              <table:table-cell office:value-type="float" office:value="-0.0584220988312244">
                <text:p>-0.058422098831224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70">
                <text:p>770</text:p>
              </table:table-cell>
              <table:table-cell office:value-type="float" office:value="-0.0556714722753196">
                <text:p>-0.055671472275319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71">
                <text:p>771</text:p>
              </table:table-cell>
              <table:table-cell office:value-type="float" office:value="-0.0527190318742573">
                <text:p>-0.052719031874257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72">
                <text:p>772</text:p>
              </table:table-cell>
              <table:table-cell office:value-type="float" office:value="-0.049578070090814">
                <text:p>-0.04957807009081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73">
                <text:p>773</text:p>
              </table:table-cell>
              <table:table-cell office:value-type="float" office:value="-0.0462624478292437">
                <text:p>-0.046262447829243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74">
                <text:p>774</text:p>
              </table:table-cell>
              <table:table-cell office:value-type="float" office:value="-0.0427866769490123">
                <text:p>-0.042786676949012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75">
                <text:p>775</text:p>
              </table:table-cell>
              <table:table-cell office:value-type="float" office:value="-0.0391656930374216">
                <text:p>-0.039165693037421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76">
                <text:p>776</text:p>
              </table:table-cell>
              <table:table-cell office:value-type="float" office:value="-0.0354149844298013">
                <text:p>-0.035414984429801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77">
                <text:p>777</text:p>
              </table:table-cell>
              <table:table-cell office:value-type="float" office:value="-0.0315503126745695">
                <text:p>-0.031550312674569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78">
                <text:p>778</text:p>
              </table:table-cell>
              <table:table-cell office:value-type="float" office:value="-0.0275878604471846">
                <text:p>-0.027587860447184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79">
                <text:p>779</text:p>
              </table:table-cell>
              <table:table-cell office:value-type="float" office:value="-0.0235440310547684">
                <text:p>-0.023544031054768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80">
                <text:p>780</text:p>
              </table:table-cell>
              <table:table-cell office:value-type="float" office:value="-0.0194352752264916">
                <text:p>-0.019435275226491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81">
                <text:p>781</text:p>
              </table:table-cell>
              <table:table-cell office:value-type="float" office:value="-0.0152786126682052">
                <text:p>-0.015278612668205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82">
                <text:p>782</text:p>
              </table:table-cell>
              <table:table-cell office:value-type="float" office:value="-0.0110902960392497">
                <text:p>-0.011090296039249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83">
                <text:p>783</text:p>
              </table:table-cell>
              <table:table-cell office:value-type="float" office:value="-0.00688764377016265">
                <text:p>-0.0068876437701626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84">
                <text:p>784</text:p>
              </table:table-cell>
              <table:table-cell office:value-type="float" office:value="-0.00268692939167927">
                <text:p>-0.0026869293916792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85">
                <text:p>785</text:p>
              </table:table-cell>
              <table:table-cell office:value-type="float" office:value="0.0014952492458656">
                <text:p>0.001495249245865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86">
                <text:p>786</text:p>
              </table:table-cell>
              <table:table-cell office:value-type="float" office:value="0.00564237383381462">
                <text:p>0.0056423738338146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87">
                <text:p>787</text:p>
              </table:table-cell>
              <table:table-cell office:value-type="float" office:value="0.00973851010858379">
                <text:p>0.0097385101085837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88">
                <text:p>788</text:p>
              </table:table-cell>
              <table:table-cell office:value-type="float" office:value="0.0137680195764744">
                <text:p>0.013768019576474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89">
                <text:p>789</text:p>
              </table:table-cell>
              <table:table-cell office:value-type="float" office:value="0.0177153393475583">
                <text:p>0.017715339347558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90">
                <text:p>790</text:p>
              </table:table-cell>
              <table:table-cell office:value-type="float" office:value="0.0215655831134425">
                <text:p>0.021565583113442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91">
                <text:p>791</text:p>
              </table:table-cell>
              <table:table-cell office:value-type="float" office:value="0.0253044286488676">
                <text:p>0.025304428648867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92">
                <text:p>792</text:p>
              </table:table-cell>
              <table:table-cell office:value-type="float" office:value="0.0289179771731511">
                <text:p>0.028917977173151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93">
                <text:p>793</text:p>
              </table:table-cell>
              <table:table-cell office:value-type="float" office:value="0.0323928118883312">
                <text:p>0.032392811888331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94">
                <text:p>794</text:p>
              </table:table-cell>
              <table:table-cell office:value-type="float" office:value="0.03571632870767">
                <text:p>0.0357163287076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95">
                <text:p>795</text:p>
              </table:table-cell>
              <table:table-cell office:value-type="float" office:value="0.0388766250887026">
                <text:p>0.038876625088702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96">
                <text:p>796</text:p>
              </table:table-cell>
              <table:table-cell office:value-type="float" office:value="0.0418624491132569">
                <text:p>0.041862449113256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97">
                <text:p>797</text:p>
              </table:table-cell>
              <table:table-cell office:value-type="float" office:value="0.0446632240436391">
                <text:p>0.044663224043639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98">
                <text:p>798</text:p>
              </table:table-cell>
              <table:table-cell office:value-type="float" office:value="0.0472692659970668">
                <text:p>0.047269265997066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99">
                <text:p>799</text:p>
              </table:table-cell>
              <table:table-cell office:value-type="float" office:value="0.0496717539548225">
                <text:p>0.049671753954822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00">
                <text:p>800</text:p>
              </table:table-cell>
              <table:table-cell office:value-type="float" office:value="0.0518627039369975">
                <text:p>0.051862703936997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01">
                <text:p>801</text:p>
              </table:table-cell>
              <table:table-cell office:value-type="float" office:value="0.053834917199526">
                <text:p>0.05383491719952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02">
                <text:p>802</text:p>
              </table:table-cell>
              <table:table-cell office:value-type="float" office:value="0.0555821184150862">
                <text:p>0.055582118415086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03">
                <text:p>803</text:p>
              </table:table-cell>
              <table:table-cell office:value-type="float" office:value="0.0570989816995082">
                <text:p>0.057098981699508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04">
                <text:p>804</text:p>
              </table:table-cell>
              <table:table-cell office:value-type="float" office:value="0.0583811473510326">
                <text:p>0.058381147351032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05">
                <text:p>805</text:p>
              </table:table-cell>
              <table:table-cell office:value-type="float" office:value="0.0594251347689805">
                <text:p>0.059425134768980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06">
                <text:p>806</text:p>
              </table:table-cell>
              <table:table-cell office:value-type="float" office:value="0.0602283781077955">
                <text:p>0.060228378107795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07">
                <text:p>807</text:p>
              </table:table-cell>
              <table:table-cell office:value-type="float" office:value="0.0607892431014218">
                <text:p>0.060789243101421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08">
                <text:p>808</text:p>
              </table:table-cell>
              <table:table-cell office:value-type="float" office:value="0.061107088632559">
                <text:p>0.06110708863255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09">
                <text:p>809</text:p>
              </table:table-cell>
              <table:table-cell office:value-type="float" office:value="0.0611822128129074">
                <text:p>0.061182212812907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10">
                <text:p>810</text:p>
              </table:table-cell>
              <table:table-cell office:value-type="float" office:value="0.0610158348304948">
                <text:p>0.061015834830494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11">
                <text:p>811</text:p>
              </table:table-cell>
              <table:table-cell office:value-type="float" office:value="0.0606100397071235">
                <text:p>0.060610039707123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12">
                <text:p>812</text:p>
              </table:table-cell>
              <table:table-cell office:value-type="float" office:value="0.0599678165038936">
                <text:p>0.059967816503893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13">
                <text:p>813</text:p>
              </table:table-cell>
              <table:table-cell office:value-type="float" office:value="0.0590930418593975">
                <text:p>0.059093041859397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14">
                <text:p>814</text:p>
              </table:table-cell>
              <table:table-cell office:value-type="float" office:value="0.0579904852895661">
                <text:p>0.057990485289566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15">
                <text:p>815</text:p>
              </table:table-cell>
              <table:table-cell office:value-type="float" office:value="0.056665738356843">
                <text:p>0.05666573835684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16">
                <text:p>816</text:p>
              </table:table-cell>
              <table:table-cell office:value-type="float" office:value="0.0551251844428444">
                <text:p>0.055125184442844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17">
                <text:p>817</text:p>
              </table:table-cell>
              <table:table-cell office:value-type="float" office:value="0.0533759513483269">
                <text:p>0.053375951348326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18">
                <text:p>818</text:p>
              </table:table-cell>
              <table:table-cell office:value-type="float" office:value="0.0514259192681032">
                <text:p>0.051425919268103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19">
                <text:p>819</text:p>
              </table:table-cell>
              <table:table-cell office:value-type="float" office:value="0.0492836813913873">
                <text:p>0.049283681391387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20">
                <text:p>820</text:p>
              </table:table-cell>
              <table:table-cell office:value-type="float" office:value="0.0469585231776223">
                <text:p>0.046958523177622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21">
                <text:p>821</text:p>
              </table:table-cell>
              <table:table-cell office:value-type="float" office:value="0.0444603451855876">
                <text:p>0.044460345185587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22">
                <text:p>822</text:p>
              </table:table-cell>
              <table:table-cell office:value-type="float" office:value="0.0417996298276956">
                <text:p>0.041799629827695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23">
                <text:p>823</text:p>
              </table:table-cell>
              <table:table-cell office:value-type="float" office:value="0.0389873763314403">
                <text:p>0.03898737633144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24">
                <text:p>824</text:p>
              </table:table-cell>
              <table:table-cell office:value-type="float" office:value="0.0360350899675823">
                <text:p>0.036035089967582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25">
                <text:p>825</text:p>
              </table:table-cell>
              <table:table-cell office:value-type="float" office:value="0.032954727431805">
                <text:p>0.03295472743180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26">
                <text:p>826</text:p>
              </table:table-cell>
              <table:table-cell office:value-type="float" office:value="0.0297586691743891">
                <text:p>0.029758669174389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27">
                <text:p>827</text:p>
              </table:table-cell>
              <table:table-cell office:value-type="float" office:value="0.0264596437877729">
                <text:p>0.026459643787772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28">
                <text:p>828</text:p>
              </table:table-cell>
              <table:table-cell office:value-type="float" office:value="0.0230706831479521">
                <text:p>0.023070683147952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29">
                <text:p>829</text:p>
              </table:table-cell>
              <table:table-cell office:value-type="float" office:value="0.0196050518972206">
                <text:p>0.019605051897220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30">
                <text:p>830</text:p>
              </table:table-cell>
              <table:table-cell office:value-type="float" office:value="0.0160762198398843">
                <text:p>0.016076219839884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31">
                <text:p>831</text:p>
              </table:table-cell>
              <table:table-cell office:value-type="float" office:value="0.0124978069452624">
                <text:p>0.012497806945262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32">
                <text:p>832</text:p>
              </table:table-cell>
              <table:table-cell office:value-type="float" office:value="0.00888354999641413">
                <text:p>0.0088835499964141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33">
                <text:p>833</text:p>
              </table:table-cell>
              <table:table-cell office:value-type="float" office:value="0.00524723755335635">
                <text:p>0.0052472375533563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34">
                <text:p>834</text:p>
              </table:table-cell>
              <table:table-cell office:value-type="float" office:value="0.00160266482441872">
                <text:p>0.001602664824418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35">
                <text:p>835</text:p>
              </table:table-cell>
              <table:table-cell office:value-type="float" office:value="-0.0020364354148321">
                <text:p>-0.002036435414832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36">
                <text:p>836</text:p>
              </table:table-cell>
              <table:table-cell office:value-type="float" office:value="-0.00565643430890704">
                <text:p>-0.0056564343089070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37">
                <text:p>837</text:p>
              </table:table-cell>
              <table:table-cell office:value-type="float" office:value="-0.00924385729718829">
                <text:p>-0.009243857297188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38">
                <text:p>838</text:p>
              </table:table-cell>
              <table:table-cell office:value-type="float" office:value="-0.0127854145415667">
                <text:p>-0.012785414541566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39">
                <text:p>839</text:p>
              </table:table-cell>
              <table:table-cell office:value-type="float" office:value="-0.0162680532351488">
                <text:p>-0.016268053235148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40">
                <text:p>840</text:p>
              </table:table-cell>
              <table:table-cell office:value-type="float" office:value="-0.0196789955554056">
                <text:p>-0.019678995555405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41">
                <text:p>841</text:p>
              </table:table-cell>
              <table:table-cell office:value-type="float" office:value="-0.0230057948759338">
                <text:p>-0.023005794875933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42">
                <text:p>842</text:p>
              </table:table-cell>
              <table:table-cell office:value-type="float" office:value="-0.0262363739978202">
                <text:p>-0.026236373997820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43">
                <text:p>843</text:p>
              </table:table-cell>
              <table:table-cell office:value-type="float" office:value="-0.0293590736258304">
                <text:p>-0.029359073625830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44">
                <text:p>844</text:p>
              </table:table-cell>
              <table:table-cell office:value-type="float" office:value="-0.0323626810677952">
                <text:p>-0.032362681067795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45">
                <text:p>845</text:p>
              </table:table-cell>
              <table:table-cell office:value-type="float" office:value="-0.0352364667869335">
                <text:p>-0.035236466786933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46">
                <text:p>846</text:p>
              </table:table-cell>
              <table:table-cell office:value-type="float" office:value="-0.0379702066009329">
                <text:p>-0.037970206600932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47">
                <text:p>847</text:p>
              </table:table-cell>
              <table:table-cell office:value-type="float" office:value="-0.0405542203273369">
                <text:p>-0.040554220327336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48">
                <text:p>848</text:p>
              </table:table-cell>
              <table:table-cell office:value-type="float" office:value="-0.0429793981693695">
                <text:p>-0.042979398169369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49">
                <text:p>849</text:p>
              </table:table-cell>
              <table:table-cell office:value-type="float" office:value="-0.0452372371788035">
                <text:p>-0.045237237178803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50">
                <text:p>850</text:p>
              </table:table-cell>
              <table:table-cell office:value-type="float" office:value="-0.0473198593953413">
                <text:p>-0.047319859395341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51">
                <text:p>851</text:p>
              </table:table-cell>
              <table:table-cell office:value-type="float" office:value="-0.0492200428474014">
                <text:p>-0.049220042847401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52">
                <text:p>852</text:p>
              </table:table-cell>
              <table:table-cell office:value-type="float" office:value="-0.0509312298178136">
                <text:p>-0.050931229817813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53">
                <text:p>853</text:p>
              </table:table-cell>
              <table:table-cell office:value-type="float" office:value="-0.0524475438439431">
                <text:p>-0.052447543843943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54">
                <text:p>854</text:p>
              </table:table-cell>
              <table:table-cell office:value-type="float" office:value="-0.0537637968210374">
                <text:p>-0.053763796821037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55">
                <text:p>855</text:p>
              </table:table-cell>
              <table:table-cell office:value-type="float" office:value="-0.054875507380602">
                <text:p>-0.05487550738060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56">
                <text:p>856</text:p>
              </table:table-cell>
              <table:table-cell office:value-type="float" office:value="-0.0557789050355254">
                <text:p>-0.055778905035525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57">
                <text:p>857</text:p>
              </table:table-cell>
              <table:table-cell office:value-type="float" office:value="-0.0564709421914694">
                <text:p>-0.056470942191469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58">
                <text:p>858</text:p>
              </table:table-cell>
              <table:table-cell office:value-type="float" office:value="-0.0569492966650506">
                <text:p>-0.056949296665050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59">
                <text:p>859</text:p>
              </table:table-cell>
              <table:table-cell office:value-type="float" office:value="-0.0572123780689107">
                <text:p>-0.057212378068910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60">
                <text:p>860</text:p>
              </table:table-cell>
              <table:table-cell office:value-type="float" office:value="-0.0572593153980473">
                <text:p>-0.057259315398047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61">
                <text:p>861</text:p>
              </table:table-cell>
              <table:table-cell office:value-type="float" office:value="-0.0570899557697268">
                <text:p>-0.057089955769726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62">
                <text:p>862</text:p>
              </table:table-cell>
              <table:table-cell office:value-type="float" office:value="-0.0567048514246595">
                <text:p>-0.056704851424659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63">
                <text:p>863</text:p>
              </table:table-cell>
              <table:table-cell office:value-type="float" office:value="-0.0561052549637629">
                <text:p>-0.056105254963762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64">
                <text:p>864</text:p>
              </table:table-cell>
              <table:table-cell office:value-type="float" office:value="-0.055293102293517">
                <text:p>-0.05529310229351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65">
                <text:p>865</text:p>
              </table:table-cell>
              <table:table-cell office:value-type="float" office:value="-0.0542710078231764">
                <text:p>-0.054271007823176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66">
                <text:p>866</text:p>
              </table:table-cell>
              <table:table-cell office:value-type="float" office:value="-0.053042246204561">
                <text:p>-0.05304224620456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67">
                <text:p>867</text:p>
              </table:table-cell>
              <table:table-cell office:value-type="float" office:value="-0.0516107363555159">
                <text:p>-0.051610736355515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68">
                <text:p>868</text:p>
              </table:table-cell>
              <table:table-cell office:value-type="float" office:value="-0.0499810146579634">
                <text:p>-0.049981014657963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69">
                <text:p>869</text:p>
              </table:table-cell>
              <table:table-cell office:value-type="float" office:value="-0.0481582195124571">
                <text:p>-0.048158219512457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70">
                <text:p>870</text:p>
              </table:table-cell>
              <table:table-cell office:value-type="float" office:value="-0.046148057631423">
                <text:p>-0.04614805763142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71">
                <text:p>871</text:p>
              </table:table-cell>
              <table:table-cell office:value-type="float" office:value="-0.043956781572122">
                <text:p>-0.04395678157212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72">
                <text:p>872</text:p>
              </table:table-cell>
              <table:table-cell office:value-type="float" office:value="-0.0415911600753407">
                <text:p>-0.041591160075340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73">
                <text:p>873</text:p>
              </table:table-cell>
              <table:table-cell office:value-type="float" office:value="-0.0390584569336687">
                <text:p>-0.039058456933668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74">
                <text:p>874</text:p>
              </table:table-cell>
              <table:table-cell office:value-type="float" office:value="-0.0363663940148403">
                <text:p>-0.036366394014840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75">
                <text:p>875</text:p>
              </table:table-cell>
              <table:table-cell office:value-type="float" office:value="-0.0335231274174376">
                <text:p>-0.033523127417437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76">
                <text:p>876</text:p>
              </table:table-cell>
              <table:table-cell office:value-type="float" office:value="-0.0305372135871763">
                <text:p>-0.030537213587176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77">
                <text:p>877</text:p>
              </table:table-cell>
              <table:table-cell office:value-type="float" office:value="-0.0274175747690574">
                <text:p>-0.027417574769057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78">
                <text:p>878</text:p>
              </table:table-cell>
              <table:table-cell office:value-type="float" office:value="-0.0241734607703263">
                <text:p>-0.024173460770326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79">
                <text:p>879</text:p>
              </table:table-cell>
              <table:table-cell office:value-type="float" office:value="-0.0208144181041326">
                <text:p>-0.020814418104132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80">
                <text:p>880</text:p>
              </table:table-cell>
              <table:table-cell office:value-type="float" office:value="-0.0173502537154664">
                <text:p>-0.017350253715466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81">
                <text:p>881</text:p>
              </table:table-cell>
              <table:table-cell office:value-type="float" office:value="-0.013790992044572">
                <text:p>-0.01379099204457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82">
                <text:p>882</text:p>
              </table:table-cell>
              <table:table-cell office:value-type="float" office:value="-0.0101468541442268">
                <text:p>-0.010146854144226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83">
                <text:p>883</text:p>
              </table:table-cell>
              <table:table-cell office:value-type="float" office:value="-0.00642820986031609">
                <text:p>-0.0064282098603160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84">
                <text:p>884</text:p>
              </table:table-cell>
              <table:table-cell office:value-type="float" office:value="-0.00264555474598486">
                <text:p>-0.0026455547459848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85">
                <text:p>885</text:p>
              </table:table-cell>
              <table:table-cell office:value-type="float" office:value="0.00119053876560212">
                <text:p>0.0011905387656021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86">
                <text:p>886</text:p>
              </table:table-cell>
              <table:table-cell office:value-type="float" office:value="0.00506944241259736">
                <text:p>0.0050694424125973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87">
                <text:p>887</text:p>
              </table:table-cell>
              <table:table-cell office:value-type="float" office:value="0.0089805223645298">
                <text:p>0.008980522364529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88">
                <text:p>888</text:p>
              </table:table-cell>
              <table:table-cell office:value-type="float" office:value="0.0129131682198941">
                <text:p>0.01291316821989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89">
                <text:p>889</text:p>
              </table:table-cell>
              <table:table-cell office:value-type="float" office:value="0.0168568236132237">
                <text:p>0.016856823613223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90">
                <text:p>890</text:p>
              </table:table-cell>
              <table:table-cell office:value-type="float" office:value="0.0208010289723439">
                <text:p>0.02080102897234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91">
                <text:p>891</text:p>
              </table:table-cell>
              <table:table-cell office:value-type="float" office:value="0.0247354449925604">
                <text:p>0.024735444992560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92">
                <text:p>892</text:p>
              </table:table-cell>
              <table:table-cell office:value-type="float" office:value="0.0286498844006067">
                <text:p>0.028649884400606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93">
                <text:p>893</text:p>
              </table:table-cell>
              <table:table-cell office:value-type="float" office:value="0.0325343460636718">
                <text:p>0.032534346063671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94">
                <text:p>894</text:p>
              </table:table-cell>
              <table:table-cell office:value-type="float" office:value="0.0363790367291584">
                <text:p>0.036379036729158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95">
                <text:p>895</text:p>
              </table:table-cell>
              <table:table-cell office:value-type="float" office:value="0.040174404704064">
                <text:p>0.04017440470406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96">
                <text:p>896</text:p>
              </table:table-cell>
              <table:table-cell office:value-type="float" office:value="0.0439111641944936">
                <text:p>0.043911164194493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97">
                <text:p>897</text:p>
              </table:table-cell>
              <table:table-cell office:value-type="float" office:value="0.0475803253355259">
                <text:p>0.047580325335525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98">
                <text:p>898</text:p>
              </table:table-cell>
              <table:table-cell office:value-type="float" office:value="0.0511732145120144">
                <text:p>0.051173214512014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99">
                <text:p>899</text:p>
              </table:table-cell>
              <table:table-cell office:value-type="float" office:value="0.0546814988666184">
                <text:p>0.054681498866618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00">
                <text:p>900</text:p>
              </table:table-cell>
              <table:table-cell office:value-type="float" office:value="0.0580972089697342">
                <text:p>0.058097208969734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01">
                <text:p>901</text:p>
              </table:table-cell>
              <table:table-cell office:value-type="float" office:value="0.0614127531317332">
                <text:p>0.061412753131733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02">
                <text:p>902</text:p>
              </table:table-cell>
              <table:table-cell office:value-type="float" office:value="0.0646209364383214">
                <text:p>0.064620936438321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03">
                <text:p>903</text:p>
              </table:table-cell>
              <table:table-cell office:value-type="float" office:value="0.0677149794828797">
                <text:p>0.067714979482879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04">
                <text:p>904</text:p>
              </table:table-cell>
              <table:table-cell office:value-type="float" office:value="0.0706885236474644">
                <text:p>0.070688523647464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05">
                <text:p>905</text:p>
              </table:table-cell>
              <table:table-cell office:value-type="float" office:value="0.0735356531227888">
                <text:p>0.073535653122788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06">
                <text:p>906</text:p>
              </table:table-cell>
              <table:table-cell office:value-type="float" office:value="0.0762509013961003">
                <text:p>0.076250901396100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07">
                <text:p>907</text:p>
              </table:table-cell>
              <table:table-cell office:value-type="float" office:value="0.0788292606590698">
                <text:p>0.078829260659069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08">
                <text:p>908</text:p>
              </table:table-cell>
              <table:table-cell office:value-type="float" office:value="0.0812661945147854">
                <text:p>0.081266194514785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09">
                <text:p>909</text:p>
              </table:table-cell>
              <table:table-cell office:value-type="float" office:value="0.0835576394294747">
                <text:p>0.083557639429474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10">
                <text:p>910</text:p>
              </table:table-cell>
              <table:table-cell office:value-type="float" office:value="0.0857000084290299">
                <text:p>0.085700008429029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11">
                <text:p>911</text:p>
              </table:table-cell>
              <table:table-cell office:value-type="float" office:value="0.0876901983922014">
                <text:p>0.087690198392201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12">
                <text:p>912</text:p>
              </table:table-cell>
              <table:table-cell office:value-type="float" office:value="0.0895255819041439">
                <text:p>0.089525581904143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13">
                <text:p>913</text:p>
              </table:table-cell>
              <table:table-cell office:value-type="float" office:value="0.0912040144511332">
                <text:p>0.091204014451133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14">
                <text:p>914</text:p>
              </table:table-cell>
              <table:table-cell office:value-type="float" office:value="0.0927238240984129">
                <text:p>0.092723824098412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15">
                <text:p>915</text:p>
              </table:table-cell>
              <table:table-cell office:value-type="float" office:value="0.0940838129899666">
                <text:p>0.094083812989966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6">
                <text:p>916</text:p>
              </table:table-cell>
              <table:table-cell office:value-type="float" office:value="0.0952832497989042">
                <text:p>0.095283249798904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17">
                <text:p>917</text:p>
              </table:table-cell>
              <table:table-cell office:value-type="float" office:value="0.0963218601092267">
                <text:p>0.096321860109226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18">
                <text:p>918</text:p>
              </table:table-cell>
              <table:table-cell office:value-type="float" office:value="0.0971998268106424">
                <text:p>0.097199826810642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19">
                <text:p>919</text:p>
              </table:table-cell>
              <table:table-cell office:value-type="float" office:value="0.0979177722951225">
                <text:p>0.097917772295122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20">
                <text:p>920</text:p>
              </table:table-cell>
              <table:table-cell office:value-type="float" office:value="0.0984767482775631">
                <text:p>0.098476748277563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21">
                <text:p>921</text:p>
              </table:table-cell>
              <table:table-cell office:value-type="float" office:value="0.0988782333981809">
                <text:p>0.098878233398180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22">
                <text:p>922</text:p>
              </table:table-cell>
              <table:table-cell office:value-type="float" office:value="0.0991240995127129">
                <text:p>0.099124099512712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23">
                <text:p>923</text:p>
              </table:table-cell>
              <table:table-cell office:value-type="float" office:value="0.0992166208326646">
                <text:p>0.099216620832664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24">
                <text:p>924</text:p>
              </table:table-cell>
              <table:table-cell office:value-type="float" office:value="0.0991584356407869">
                <text:p>0.099158435640786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25">
                <text:p>925</text:p>
              </table:table-cell>
              <table:table-cell office:value-type="float" office:value="0.0989525496417194">
                <text:p>0.098952549641719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26">
                <text:p>926</text:p>
              </table:table-cell>
              <table:table-cell office:value-type="float" office:value="0.0986023006146889">
                <text:p>0.098602300614688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27">
                <text:p>927</text:p>
              </table:table-cell>
              <table:table-cell office:value-type="float" office:value="0.0981113581445353">
                <text:p>0.098111358144535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28">
                <text:p>928</text:p>
              </table:table-cell>
              <table:table-cell office:value-type="float" office:value="0.0974836913604968">
                <text:p>0.097483691360496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29">
                <text:p>929</text:p>
              </table:table-cell>
              <table:table-cell office:value-type="float" office:value="0.096723558428328">
                <text:p>0.09672355842832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30">
                <text:p>930</text:p>
              </table:table-cell>
              <table:table-cell office:value-type="float" office:value="0.0958354843416368">
                <text:p>0.095835484341636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31">
                <text:p>931</text:p>
              </table:table-cell>
              <table:table-cell office:value-type="float" office:value="0.0948242410790848">
                <text:p>0.094824241079084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32">
                <text:p>932</text:p>
              </table:table-cell>
              <table:table-cell office:value-type="float" office:value="0.0936948233825987">
                <text:p>0.093694823382598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33">
                <text:p>933</text:p>
              </table:table-cell>
              <table:table-cell office:value-type="float" office:value="0.0924524331239275">
                <text:p>0.092452433123927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34">
                <text:p>934</text:p>
              </table:table-cell>
              <table:table-cell office:value-type="float" office:value="0.0911024551620834">
                <text:p>0.091102455162083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35">
                <text:p>935</text:p>
              </table:table-cell>
              <table:table-cell office:value-type="float" office:value="0.0896504344066243">
                <text:p>0.089650434406624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36">
                <text:p>936</text:p>
              </table:table-cell>
              <table:table-cell office:value-type="float" office:value="0.0881020572068069">
                <text:p>0.088102057206806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37">
                <text:p>937</text:p>
              </table:table-cell>
              <table:table-cell office:value-type="float" office:value="0.0864631304031233">
                <text:p>0.086463130403123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38">
                <text:p>938</text:p>
              </table:table-cell>
              <table:table-cell office:value-type="float" office:value="0.0847395580190223">
                <text:p>0.084739558019022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39">
                <text:p>939</text:p>
              </table:table-cell>
              <table:table-cell office:value-type="float" office:value="0.0829373227733775">
                <text:p>0.082937322773377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40">
                <text:p>940</text:p>
              </table:table-cell>
              <table:table-cell office:value-type="float" office:value="0.0810624674929407">
                <text:p>0.081062467492940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41">
                <text:p>941</text:p>
              </table:table-cell>
              <table:table-cell office:value-type="float" office:value="0.0791210731448499">
                <text:p>0.079121073144849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42">
                <text:p>942</text:p>
              </table:table-cell>
              <table:table-cell office:value-type="float" office:value="0.0771192369789107">
                <text:p>0.077119236978910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43">
                <text:p>943</text:p>
              </table:table-cell>
              <table:table-cell office:value-type="float" office:value="0.0750630573802803">
                <text:p>0.075063057380280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44">
                <text:p>944</text:p>
              </table:table-cell>
              <table:table-cell office:value-type="float" office:value="0.0729586123736627">
                <text:p>0.072958612373662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45">
                <text:p>945</text:p>
              </table:table-cell>
              <table:table-cell office:value-type="float" office:value="0.0708119403979738">
                <text:p>0.070811940397973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46">
                <text:p>946</text:p>
              </table:table-cell>
              <table:table-cell office:value-type="float" office:value="0.0686290232948324">
                <text:p>0.068629023294832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47">
                <text:p>947</text:p>
              </table:table-cell>
              <table:table-cell office:value-type="float" office:value="0.0664157703555274">
                <text:p>0.066415770355527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48">
                <text:p>948</text:p>
              </table:table-cell>
              <table:table-cell office:value-type="float" office:value="0.0641779992701195">
                <text:p>0.064177999270119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49">
                <text:p>949</text:p>
              </table:table-cell>
              <table:table-cell office:value-type="float" office:value="0.0619214227622856">
                <text:p>0.061921422762285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50">
                <text:p>950</text:p>
              </table:table-cell>
              <table:table-cell office:value-type="float" office:value="0.0596516337905312">
                <text:p>0.059651633790531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51">
                <text:p>951</text:p>
              </table:table-cell>
              <table:table-cell office:value-type="float" office:value="0.0573740934315863">
                <text:p>0.057374093431586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52">
                <text:p>952</text:p>
              </table:table-cell>
              <table:table-cell office:value-type="float" office:value="0.0550941132260061">
                <text:p>0.055094113226006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53">
                <text:p>953</text:p>
              </table:table-cell>
              <table:table-cell office:value-type="float" office:value="0.0528168478606439">
                <text:p>0.052816847860643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54">
                <text:p>954</text:p>
              </table:table-cell>
              <table:table-cell office:value-type="float" office:value="0.0505472817610054">
                <text:p>0.050547281761005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55">
                <text:p>955</text:p>
              </table:table-cell>
              <table:table-cell office:value-type="float" office:value="0.0482902190288021">
                <text:p>0.048290219028802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56">
                <text:p>956</text:p>
              </table:table-cell>
              <table:table-cell office:value-type="float" office:value="0.0460502716476231">
                <text:p>0.046050271647623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57">
                <text:p>957</text:p>
              </table:table-cell>
              <table:table-cell office:value-type="float" office:value="0.04383185379067">
                <text:p>0.0438318537906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58">
                <text:p>958</text:p>
              </table:table-cell>
              <table:table-cell office:value-type="float" office:value="0.0416391723143276">
                <text:p>0.041639172314327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59">
                <text:p>959</text:p>
              </table:table-cell>
              <table:table-cell office:value-type="float" office:value="0.0394762199555996">
                <text:p>0.039476219955599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60">
                <text:p>960</text:p>
              </table:table-cell>
              <table:table-cell office:value-type="float" office:value="0.0373467689845647">
                <text:p>0.037346768984564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61">
                <text:p>961</text:p>
              </table:table-cell>
              <table:table-cell office:value-type="float" office:value="0.0352543705405875">
                <text:p>0.035254370540587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62">
                <text:p>962</text:p>
              </table:table-cell>
              <table:table-cell office:value-type="float" office:value="0.0332023451669874">
                <text:p>0.033202345166987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63">
                <text:p>963</text:p>
              </table:table-cell>
              <table:table-cell office:value-type="float" office:value="0.0311937838267504">
                <text:p>0.031193783826750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64">
                <text:p>964</text:p>
              </table:table-cell>
              <table:table-cell office:value-type="float" office:value="0.0292315438720752">
                <text:p>0.029231543872075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65">
                <text:p>965</text:p>
              </table:table-cell>
              <table:table-cell office:value-type="float" office:value="0.0273182512519292">
                <text:p>0.027318251251929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66">
                <text:p>966</text:p>
              </table:table-cell>
              <table:table-cell office:value-type="float" office:value="0.0254562941706681">
                <text:p>0.025456294170668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67">
                <text:p>967</text:p>
              </table:table-cell>
              <table:table-cell office:value-type="float" office:value="0.0236478281426296">
                <text:p>0.023647828142629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68">
                <text:p>968</text:p>
              </table:table-cell>
              <table:table-cell office:value-type="float" office:value="0.0218947742588161">
                <text:p>0.021894774258816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69">
                <text:p>969</text:p>
              </table:table-cell>
              <table:table-cell office:value-type="float" office:value="0.0201988238083802">
                <text:p>0.020198823808380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70">
                <text:p>970</text:p>
              </table:table-cell>
              <table:table-cell office:value-type="float" office:value="0.018561436501138">
                <text:p>0.01856143650113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71">
                <text:p>971</text:p>
              </table:table-cell>
              <table:table-cell office:value-type="float" office:value="0.0169838486010152">
                <text:p>0.016983848601015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72">
                <text:p>972</text:p>
              </table:table-cell>
              <table:table-cell office:value-type="float" office:value="0.0154670729453714">
                <text:p>0.015467072945371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73">
                <text:p>973</text:p>
              </table:table-cell>
              <table:table-cell office:value-type="float" office:value="0.014011908265545">
                <text:p>0.01401190826554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74">
                <text:p>974</text:p>
              </table:table-cell>
              <table:table-cell office:value-type="float" office:value="0.012618941025712">
                <text:p>0.01261894102571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75">
                <text:p>975</text:p>
              </table:table-cell>
              <table:table-cell office:value-type="float" office:value="0.0112885541972842">
                <text:p>0.011288554197284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76">
                <text:p>976</text:p>
              </table:table-cell>
              <table:table-cell office:value-type="float" office:value="0.0100209320288893">
                <text:p>0.010020932028889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77">
                <text:p>977</text:p>
              </table:table-cell>
              <table:table-cell office:value-type="float" office:value="0.00881606873076136">
                <text:p>0.0088160687307613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78">
                <text:p>978</text:p>
              </table:table-cell>
              <table:table-cell office:value-type="float" office:value="0.00767377305278717">
                <text:p>0.0076737730527871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79">
                <text:p>979</text:p>
              </table:table-cell>
              <table:table-cell office:value-type="float" office:value="0.00659367831045971">
                <text:p>0.0065936783104597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80">
                <text:p>980</text:p>
              </table:table-cell>
              <table:table-cell office:value-type="float" office:value="0.00557525028914679">
                <text:p>0.0055752502891467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81">
                <text:p>981</text:p>
              </table:table-cell>
              <table:table-cell office:value-type="float" office:value="0.00461779400745339">
                <text:p>0.004617794007453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82">
                <text:p>982</text:p>
              </table:table-cell>
              <table:table-cell office:value-type="float" office:value="0.00372046145290588">
                <text:p>0.0037204614529058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83">
                <text:p>983</text:p>
              </table:table-cell>
              <table:table-cell office:value-type="float" office:value="0.00288226213363674">
                <text:p>0.0028822621336367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84">
                <text:p>984</text:p>
              </table:table-cell>
              <table:table-cell office:value-type="float" office:value="0.0021020734608898">
                <text:p>0.002102073460889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85">
                <text:p>985</text:p>
              </table:table-cell>
              <table:table-cell office:value-type="float" office:value="0.00137864667169595">
                <text:p>0.0013786466716959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86">
                <text:p>986</text:p>
              </table:table-cell>
              <table:table-cell office:value-type="float" office:value="0.000710618966688056">
                <text:p>0.00071061896668805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87">
                <text:p>987</text:p>
              </table:table-cell>
              <table:table-cell office:value-type="float" office:value="0.0000965228232237097">
                <text:p>0.000096522823223709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88">
                <text:p>988</text:p>
              </table:table-cell>
              <table:table-cell office:value-type="float" office:value="-0.000465205007058285">
                <text:p>-0.00046520500705828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89">
                <text:p>989</text:p>
              </table:table-cell>
              <table:table-cell office:value-type="float" office:value="-0.000976212498012963">
                <text:p>-0.00097621249801296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90">
                <text:p>990</text:p>
              </table:table-cell>
              <table:table-cell office:value-type="float" office:value="-0.00143822555033878">
                <text:p>-0.0014382255503387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91">
                <text:p>991</text:p>
              </table:table-cell>
              <table:table-cell office:value-type="float" office:value="-0.00185303507683359">
                <text:p>-0.0018530350768335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92">
                <text:p>992</text:p>
              </table:table-cell>
              <table:table-cell office:value-type="float" office:value="-0.00222249170448974">
                <text:p>-0.0022224917044897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93">
                <text:p>993</text:p>
              </table:table-cell>
              <table:table-cell office:value-type="float" office:value="-0.00254849326655332">
                <text:p>-0.0025484932665533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94">
                <text:p>994</text:p>
              </table:table-cell>
              <table:table-cell office:value-type="float" office:value="-0.00283297996025503">
                <text:p>-0.0028329799602550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95">
                <text:p>995</text:p>
              </table:table-cell>
              <table:table-cell office:value-type="float" office:value="-0.00307792360192307">
                <text:p>-0.0030779236019230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96">
                <text:p>996</text:p>
              </table:table-cell>
              <table:table-cell office:value-type="float" office:value="-0.0032853192374377">
                <text:p>-0.003285319237437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97">
                <text:p>997</text:p>
              </table:table-cell>
              <table:table-cell office:value-type="float" office:value="-0.00345717785195595">
                <text:p>-0.0034571778519559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98">
                <text:p>998</text:p>
              </table:table-cell>
              <table:table-cell office:value-type="float" office:value="-0.00359551832138273">
                <text:p>-0.0035955183213827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99">
                <text:p>999</text:p>
              </table:table-cell>
              <table:table-cell office:value-type="float" office:value="-0.00370235752588676">
                <text:p>-0.0037023575258867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00">
                <text:p>1000</text:p>
              </table:table-cell>
              <table:table-cell office:value-type="float" office:value="-0.00377970619844474">
                <text:p>-0.0037797061984447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01">
                <text:p>1001</text:p>
              </table:table-cell>
              <table:table-cell office:value-type="float" office:value="-0.00382955867660036">
                <text:p>-0.0038295586766003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002">
                <text:p>1002</text:p>
              </table:table-cell>
              <table:table-cell office:value-type="float" office:value="-0.00385388907943131">
                <text:p>-0.0038538890794313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03">
                <text:p>1003</text:p>
              </table:table-cell>
              <table:table-cell office:value-type="float" office:value="-0.00385464109634741">
                <text:p>-0.0038546410963474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04">
                <text:p>1004</text:p>
              </table:table-cell>
              <table:table-cell office:value-type="float" office:value="-0.0038337251574863">
                <text:p>-0.003833725157486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005">
                <text:p>1005</text:p>
              </table:table-cell>
              <table:table-cell office:value-type="float" office:value="-0.00379301165714528">
                <text:p>-0.0037930116571452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006">
                <text:p>1006</text:p>
              </table:table-cell>
              <table:table-cell office:value-type="float" office:value="-0.00373432776161719">
                <text:p>-0.0037343277616171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07">
                <text:p>1007</text:p>
              </table:table-cell>
              <table:table-cell office:value-type="float" office:value="-0.00365945106600738">
                <text:p>-0.0036594510660073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008">
                <text:p>1008</text:p>
              </table:table-cell>
              <table:table-cell office:value-type="float" office:value="-0.00357010651250939">
                <text:p>-0.0035701065125093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009">
                <text:p>1009</text:p>
              </table:table-cell>
              <table:table-cell office:value-type="float" office:value="-0.0034679613024959">
                <text:p>-0.003467961302495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010">
                <text:p>1010</text:p>
              </table:table-cell>
              <table:table-cell office:value-type="float" office:value="-0.00335462499147429">
                <text:p>-0.0033546249914742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011">
                <text:p>1011</text:p>
              </table:table-cell>
              <table:table-cell office:value-type="float" office:value="-0.00323164136491046">
                <text:p>-0.0032316413649104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12">
                <text:p>1012</text:p>
              </table:table-cell>
              <table:table-cell office:value-type="float" office:value="-0.00310048962660469">
                <text:p>-0.0031004896266046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013">
                <text:p>1013</text:p>
              </table:table-cell>
              <table:table-cell office:value-type="float" office:value="-0.00296257953326474">
                <text:p>-0.0029625795332647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14">
                <text:p>1014</text:p>
              </table:table-cell>
              <table:table-cell office:value-type="float" office:value="-0.00281925094654425">
                <text:p>-0.002819250946544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15">
                <text:p>1015</text:p>
              </table:table-cell>
              <table:table-cell office:value-type="float" office:value="-0.00267177158885546">
                <text:p>-0.0026717715888554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6">
                <text:p>1016</text:p>
              </table:table-cell>
              <table:table-cell office:value-type="float" office:value="-0.00252133520587895">
                <text:p>-0.0025213352058789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17">
                <text:p>1017</text:p>
              </table:table-cell>
              <table:table-cell office:value-type="float" office:value="-0.00236905883557847">
                <text:p>-0.0023690588355784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18">
                <text:p>1018</text:p>
              </table:table-cell>
              <table:table-cell office:value-type="float" office:value="-0.00221598734082554">
                <text:p>-0.0022159873408255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19">
                <text:p>1019</text:p>
              </table:table-cell>
              <table:table-cell office:value-type="float" office:value="-0.00206308953966654">
                <text:p>-0.0020630895396665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20">
                <text:p>1020</text:p>
              </table:table-cell>
              <table:table-cell office:value-type="float" office:value="-0.00191125984877891">
                <text:p>-0.0019112598487789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21">
                <text:p>1021</text:p>
              </table:table-cell>
              <table:table-cell office:value-type="float" office:value="-0.00176131802969222">
                <text:p>-0.0017613180296922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22">
                <text:p>1022</text:p>
              </table:table-cell>
              <table:table-cell office:value-type="float" office:value="-0.00161401174126443">
                <text:p>-0.0016140117412644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23">
                <text:p>1023</text:p>
              </table:table-cell>
              <table:table-cell office:value-type="float" office:value="-0.00835218614674696">
                <text:p>-0.00835218614674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